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data_20_member">
      <style:graphic-properties draw:textarea-horizontal-align="center" draw:textarea-vertical-align="middle"/>
    </style:style>
    <style:style style:name="gr15" style:family="graphic" style:parent-style-name="struct">
      <style:graphic-properties fo:min-height="0.907cm" fo:min-width="5.277cm"/>
    </style:style>
    <style:style style:name="gr16" style:family="graphic" style:parent-style-name="class">
      <style:graphic-properties draw:auto-grow-height="false" fo:min-height="0cm" fo:min-width="0cm"/>
    </style:style>
    <style:style style:name="gr17" style:family="graphic" style:parent-style-name="annotation">
      <style:graphic-properties fo:min-height="3.452cm"/>
    </style:style>
    <style:style style:name="gr18" style:family="graphic" style:parent-style-name="struct">
      <style:graphic-properties draw:textarea-horizontal-align="justify" draw:textarea-vertical-align="middle" draw:auto-grow-height="false"/>
    </style:style>
    <style:style style:name="gr19" style:family="graphic" style:parent-style-name="class">
      <style:graphic-properties draw:textarea-horizontal-align="justify" draw:textarea-vertical-align="middle" draw:auto-grow-height="false" fo:min-height="0cm" fo:min-width="0cm"/>
    </style:style>
    <style:style style:name="gr20" style:family="graphic" style:parent-style-name="data_20_member_20__28_pointer_29_">
      <style:graphic-properties draw:textarea-horizontal-align="center" draw:textarea-vertical-align="bottom"/>
    </style:style>
    <style:style style:name="gr21" style:family="graphic" style:parent-style-name="struct">
      <style:graphic-properties draw:auto-grow-height="false" fo:min-height="0cm" fo:min-width="0cm"/>
    </style:style>
    <style:style style:name="gr22" style:family="graphic" style:parent-style-name="data_20_member_20__28_pointer_29_">
      <style:graphic-properties draw:textarea-horizontal-align="center" draw:textarea-vertical-align="middle"/>
    </style:style>
    <style:style style:name="gr23" style:family="graphic" style:parent-style-name="local_20_usage_20__2f__20_return_20_type">
      <style:graphic-properties draw:textarea-horizontal-align="center" draw:textarea-vertical-align="middle"/>
    </style:style>
    <style:style style:name="gr24" style:family="graphic" style:parent-style-name="data_20_member_20__28_pointer_29_">
      <style:graphic-properties draw:textarea-horizontal-align="center"/>
    </style:style>
    <style:style style:name="gr25" style:family="graphic" style:parent-style-name="data_20_member">
      <style:graphic-properties draw:textarea-horizontal-align="left" draw:textarea-vertical-align="middle"/>
    </style:style>
    <style:style style:name="gr26" style:family="graphic" style:parent-style-name="data_20_member_20__28_pointer_29_">
      <style:graphic-properties draw:textarea-horizontal-align="right"/>
    </style:style>
    <style:style style:name="gr27" style:family="graphic" style:parent-style-name="data_20_member_20__28_pointer_29_">
      <style:graphic-properties draw:textarea-horizontal-align="left"/>
    </style:style>
    <style:style style:name="gr28" style:family="graphic" style:parent-style-name="standard">
      <style:graphic-properties draw:stroke="none" svg:stroke-color="#000000" draw:fill="none" draw:fill-color="#ffffff" fo:min-height="1.305cm"/>
    </style:style>
    <style:style style:name="gr29" style:family="graphic" style:parent-style-name="class">
      <style:graphic-properties fo:min-height="0.357cm" fo:min-width="2.457cm"/>
    </style:style>
    <style:style style:name="gr30" style:family="graphic" style:parent-style-name="standard">
      <style:graphic-properties draw:stroke="none" svg:stroke-color="#000000" draw:fill="none" draw:fill-color="#ffffff" fo:min-height="2.318cm"/>
    </style:style>
    <style:style style:name="gr31" style:family="graphic" style:parent-style-name="data_20_member_20__28_reference_29_">
      <style:graphic-properties draw:textarea-horizontal-align="center" draw:textarea-vertical-align="middle"/>
    </style:style>
    <style:style style:name="gr32" style:family="graphic" style:parent-style-name="data_20_member_20__28_reference_29_">
      <style:graphic-properties draw:textarea-horizontal-align="center"/>
    </style:style>
    <style:style style:name="gr33" style:family="graphic" style:parent-style-name="data_20_member_20__28_multiple_29_">
      <style:graphic-properties draw:textarea-horizontal-align="center"/>
    </style:style>
    <style:style style:name="gr34" style:family="graphic" style:parent-style-name="uno_20_interface">
      <style:graphic-properties fo:min-height="1.782cm"/>
    </style:style>
    <style:style style:name="gr35" style:family="graphic" style:parent-style-name="uno_20_interface">
      <style:graphic-properties fo:min-height="0.714cm"/>
    </style:style>
    <style:style style:name="gr36" style:family="graphic" style:parent-style-name="uno_20_interface">
      <style:graphic-properties fo:min-height="1.07cm"/>
    </style:style>
    <style:style style:name="gr37" style:family="graphic" style:parent-style-name="standard">
      <style:graphic-properties draw:stroke="none" svg:stroke-color="#000000" draw:fill="none" draw:fill-color="#ffffff" fo:min-height="1.322cm"/>
    </style:style>
    <style:style style:name="gr38" style:family="graphic" style:parent-style-name="data_20_member_20__28_multiple_29_">
      <style:graphic-properties draw:textarea-horizontal-align="center" draw:textarea-vertical-align="middle"/>
    </style:style>
    <style:style style:name="gr39" style:family="graphic" style:parent-style-name="standard">
      <style:graphic-properties draw:stroke="none" svg:stroke-color="#000000" draw:fill="none" draw:fill-color="#ffffff" fo:min-height="1.099cm"/>
    </style:style>
    <style:style style:name="gr40" style:family="graphic" style:parent-style-name="standard">
      <style:graphic-properties draw:stroke="none" svg:stroke-color="#000000" draw:fill="none" draw:fill-color="#ffffff" fo:min-height="0.808cm"/>
    </style:style>
    <style:style style:name="gr41" style:family="graphic" style:parent-style-name="class_20__28_other_20_page_29_">
      <style:graphic-properties draw:auto-grow-height="false"/>
    </style:style>
    <style:style style:name="gr42" style:family="graphic" style:parent-style-name="standard">
      <style:graphic-properties draw:stroke="none" svg:stroke-color="#000000" draw:fill="none" draw:fill-color="#ffffff" fo:min-height="0.782cm"/>
    </style:style>
    <style:style style:name="gr43" style:family="graphic" style:parent-style-name="standard">
      <style:graphic-properties draw:stroke="none" svg:stroke-color="#000000" draw:fill="none" draw:fill-color="#ffffff" fo:min-height="0.464cm"/>
    </style:style>
    <style:style style:name="gr44" style:family="graphic" style:parent-style-name="class">
      <style:graphic-properties fo:min-height="8.535cm" fo:min-width="2.889cm"/>
    </style:style>
    <style:style style:name="gr45" style:family="graphic" style:parent-style-name="data_20_member">
      <style:graphic-properties draw:textarea-horizontal-align="center" draw:textarea-vertical-align="middle"/>
    </style:style>
    <style:style style:name="gr46" style:family="graphic" style:parent-style-name="annotation">
      <style:graphic-properties fo:wrap-option="wrap"/>
    </style:style>
    <style:style style:name="gr47" style:family="graphic" style:parent-style-name="class">
      <style:graphic-properties fo:min-height="0.357cm" fo:min-width="3.257cm"/>
    </style:style>
    <style:style style:name="gr48" style:family="graphic" style:parent-style-name="class">
      <style:graphic-properties fo:min-height="0.357cm" fo:min-width="2.064cm"/>
    </style:style>
    <style:style style:name="gr49" style:family="graphic" style:parent-style-name="class_20__28_external_20_module_29_">
      <style:graphic-properties fo:min-height="0.357cm" fo:min-width="1.326cm"/>
    </style:style>
    <style:style style:name="gr50" style:family="graphic" style:parent-style-name="class">
      <style:graphic-properties fo:min-height="0.357cm" fo:min-width="1.722cm"/>
    </style:style>
    <style:style style:name="gr51" style:family="graphic" style:parent-style-name="class">
      <style:graphic-properties fo:min-height="0.357cm" fo:min-width="2.55cm"/>
    </style:style>
    <style:style style:name="gr52" style:family="graphic" style:parent-style-name="annotation">
      <style:graphic-properties draw:textarea-horizontal-align="left" draw:textarea-vertical-align="top" draw:auto-grow-height="false" draw:auto-grow-width="false"/>
    </style:style>
    <style:style style:name="gr53" style:family="graphic" style:parent-style-name="data_20_member_20__28_multiple_20_pointers_29_">
      <style:graphic-properties draw:textarea-vertical-align="bottom"/>
    </style:style>
    <style:style style:name="gr54" style:family="graphic" style:parent-style-name="annotation" style:list-style-name="L3"/>
    <style:style style:name="gr55" style:family="graphic" style:parent-style-name="class">
      <style:graphic-properties draw:stroke="none" svg:stroke-color="#000000" draw:fill="none" draw:fill-color="#ffffff" fo:min-height="0cm"/>
    </style:style>
    <style:style style:name="gr56" style:family="graphic" style:parent-style-name="standard">
      <style:graphic-properties draw:stroke="none" svg:stroke-color="#000000" draw:fill="none" draw:fill-color="#ffffff" fo:min-height="4.822cm"/>
    </style:style>
    <style:style style:name="gr57" style:family="graphic" style:parent-style-name="class">
      <style:graphic-properties fo:min-height="0.558cm" fo:min-width="14.792cm"/>
    </style:style>
    <style:style style:name="gr58" style:family="graphic" style:parent-style-name="standard">
      <style:graphic-properties draw:stroke="none" svg:stroke-color="#000000" draw:fill="none" draw:fill-color="#ffffff" fo:min-height="4.23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paragraph-properties fo:text-align="start"/>
    </style:style>
    <style:style style:name="P12"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xml:id="id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xml:id="id2"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xml:id="id3"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xml:id="id4"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xml:id="id5"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xml:id="id6"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xml:id="id7"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xml:id="id8"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xml:id="id9"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xml:id="id10"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xml:id="id1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xml:id="id12"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xml:id="id13"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xml:id="id14"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xml:id="id15"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xml:id="id16"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xml:id="id17"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xml:id="id18"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xml:id="id19"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xml:id="id20"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xml:id="id21"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xml:id="id22"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xml:id="id23"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xml:id="id24"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xml:id="id26"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xml:id="id25"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xml:id="id27"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xml:id="id28"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xml:id="id29"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xml:id="id30"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xml:id="id3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xml:id="id32"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xml:id="id33"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xml:id="id34"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xml:id="id35"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xml:id="id36"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xml:id="id38"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xml:id="id37"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6.044cm" svg:x="2.319cm" svg:y="3.612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xml:id="id45"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xml:id="id46"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xml:id="id47"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xml:id="id42"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xml:id="id44"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xml:id="id48"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xml:id="id49"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xml:id="id50"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xml:id="id55"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xml:id="id43"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xml:id="id5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xml:id="id52"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xml:id="id53"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xml:id="id54"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xml:id="id56"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xml:id="id57"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xml:id="id58"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xml:id="id59"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xml:id="id60"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xml:id="id6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xml:id="id71"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xml:id="id68"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xml:id="id6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xml:id="id62"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xml:id="id64"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xml:id="id66"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xml:id="id67"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xml:id="id69"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xml:id="id70"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xml:id="id73"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xml:id="id72"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xml:id="id75"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xml:id="id74"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xml:id="id76"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xml:id="id77"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xml:id="id78"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xml:id="id79"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xml:id="id80"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xml:id="id81"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xml:id="id82"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xml:id="id83"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xml:id="id84"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xml:id="id85"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xml:id="id86"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xml:id="id87"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xml:id="id88"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xml:id="id89"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xml:id="id90"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xml:id="id91"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xml:id="id92"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xml:id="id93"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xml:id="id94"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xml:id="id95"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xml:id="id96"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xml:id="id97"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xml:id="id98"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xml:id="id99"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xml:id="id100"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xml:id="id101"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xml:id="id102"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xml:id="id103"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xml:id="id104"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xml:id="id105"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xml:id="id106"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xml:id="id107"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xml:id="id108"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xml:id="id109"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xml:id="id110"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xml:id="id111" draw:id="id111" draw:layer="layout" svg:width="5.142cm" svg:height="0.545cm" svg:x="144.574cm" svg:y="26.245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4.574cm" svg:y2="26.517cm" draw:start-shape="id109" draw:start-glue-point="1" draw:end-shape="id111" draw:end-glue-point="3" svg:d="m140620 26701h1977v-184h1977">
          <text:p text:style-name="P2">getDataSeries()</text:p>
          <text:p text:style-name="P2">setDataSeries()</text:p>
        </draw:connector>
        <draw:custom-shape draw:style-name="gr1" draw:text-style-name="P1" xml:id="id112"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xml:id="id113"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xml:id="id114"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xml:id="id115"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xml:id="id116"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xml:id="id117"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xml:id="id118"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xml:id="id119"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xml:id="id120"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xml:id="id12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xml:id="id122"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xml:id="id123"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xml:id="id124"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xml:id="id125"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xml:id="id126"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xml:id="id127"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xml:id="id128"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xml:id="id129"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xml:id="id130"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xml:id="id13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xml:id="id132"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xml:id="id133"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xml:id="id134"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xml:id="id135"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xml:id="id136"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xml:id="id137"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xml:id="id138"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xml:id="id139"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xml:id="id140"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xml:id="id141"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xml:id="id142"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xml:id="id143"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xml:id="id145"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xml:id="id144"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xml:id="id146"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xml:id="id147"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xml:id="id148"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xml:id="id149"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xml:id="id150"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xml:id="id4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xml:id="id15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xml:id="id152"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xml:id="id153"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xml:id="id154"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xml:id="id155"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xml:id="id156"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xml:id="id157"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xml:id="id158"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xml:id="id159"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xml:id="id160"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xml:id="id161"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xml:id="id65"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xml:id="id162"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xml:id="id166"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xml:id="id163"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xml:id="id164"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xml:id="id165"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xml:id="id167"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xml:id="id168"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xml:id="id169"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xml:id="id170"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xml:id="id17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xml:id="id172"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xml:id="id173"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xml:id="id174" draw:id="id174" draw:layer="layout" svg:width="2.669cm" svg:height="4.095cm" svg:x="76.785cm" svg:y="82.771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xml:id="id175" draw:id="id175" draw:layer="layout" svg:width="6.79cm" svg:height="4.717cm" svg:x="80.076cm" svg:y="75.566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78.753cm" svg:y1="82.771cm" svg:x2="83.471cm" svg:y2="80.283cm" draw:start-shape="id174" draw:start-glue-point="4" draw:end-shape="id175" draw:end-glue-point="2" svg:d="m78753 82771v-1245h4718v-1243">
          <text:p/>
        </draw:connector>
        <draw:custom-shape draw:style-name="gr1" draw:text-style-name="P1" xml:id="id176" draw:id="id176" draw:layer="layout" svg:width="3.188cm" svg:height="0.752cm" svg:x="76.37cm" svg:y="78.003cm">
          <text:p text:style-name="P1">WindowController</text:p>
          <draw:enhanced-geometry svg:viewBox="0 0 21600 21600" draw:type="rectangle" draw:enhanced-path="M 0 0 L 21600 0 21600 21600 0 21600 0 0 Z N"/>
        </draw:custom-shape>
        <draw:connector draw:style-name="inheritance_20__28_public_29_" draw:layer="layout" svg:x1="78.119cm" svg:y1="82.771cm" svg:x2="77.964cm" svg:y2="78.755cm" draw:start-shape="id174" draw:start-glue-point="0" draw:end-shape="id176" draw:end-glue-point="2" svg:d="m78119 82771v-2008h-155v-2008">
          <text:p/>
        </draw:connector>
        <draw:custom-shape draw:style-name="uno_20_service" xml:id="id177" draw:id="id177" draw:layer="layout" svg:width="5.572cm" svg:height="1.037cm" svg:x="70.902cm" svg:y="79.272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77.434cm" svg:y1="82.771cm" svg:x2="73.688cm" svg:y2="80.309cm" draw:start-shape="id174" draw:start-glue-point="5" draw:end-shape="id177" draw:end-glue-point="2" svg:d="m77434 82771v-1232h-3746v-1230">
          <text:p/>
        </draw:connector>
        <draw:custom-shape draw:style-name="gr1" draw:text-style-name="P1" draw:layer="layout" svg:width="3.292cm" svg:height="0.674cm" svg:x="69.268cm" svg:y="89.122cm">
          <text:p text:style-name="P1">ObjectNameProvider</text:p>
          <draw:enhanced-geometry svg:viewBox="0 0 21600 21600" draw:type="rectangle" draw:enhanced-path="M 0 0 L 21600 0 21600 21600 0 21600 0 0 Z N"/>
        </draw:custom-shape>
        <draw:frame draw:style-name="annotation" draw:layer="layout" svg:width="11.066cm" svg:height="3cm" svg:x="69.477cm" svg:y="90.397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74.608cm" svg:y="89.121cm">
          <text:p text:style-name="P1">ObjectIdentifier</text:p>
          <draw:enhanced-geometry svg:viewBox="0 0 21600 21600" draw:type="rectangle" draw:enhanced-path="M 0 0 L 21600 0 21600 21600 0 21600 0 0 Z N"/>
        </draw:custom-shape>
        <draw:frame draw:style-name="annotation" draw:layer="layout" svg:width="7.18cm" svg:height="1.524cm" svg:x="80.983cm" svg:y="82.491cm">
          <draw:text-box>
            <text:p><text:span text:style-name="T1">ChartController</text:span>'s <text:span text:style-name="T1">requestQuickHelp()</text:span> method returns tool tip texts to be displayed.</text:p>
          </draw:text-box>
        </draw:frame>
        <draw:custom-shape draw:style-name="gr1" draw:text-style-name="P1" xml:id="id178"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xml:id="id179"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xml:id="id180"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xml:id="id181"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xml:id="id182"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xml:id="id40"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xml:id="id183"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xml:id="id184"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xml:id="id185"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xml:id="id186"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xml:id="id187"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xml:id="id188"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xml:id="id189"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xml:id="id190"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xml:id="id39"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custom-shape draw:style-name="gr2" xml:id="id192" draw:id="id192" draw:layer="layout" svg:width="7.705cm" svg:height="3.358cm" svg:x="147.517cm" svg:y="19.503cm">
          <text:p>com.sun.star.chart2.XDataSeries</text:p>
          <text:p>com.sun.star.chart2.XRegressionCurveContainer</text:p>
          <text:p>com.sun.star.chart2.data.XDataSink</text:p>
          <text:p>com.sun.star.chart2.data.XDataSource</text:p>
          <text:p>com.sun.star.lang.XServiceInfo</text:p>
          <text:p>com.sun.star.util.XCloneable</text:p>
          <text:p>com.sun.star.util.XModifyBroadcaster</text:p>
          <text:p>com.sun.star.util.XModifyListener</text:p>
          <draw:enhanced-geometry svg:viewBox="0 0 21600 21600" draw:type="rectangle" draw:enhanced-path="M 0 0 L 21600 0 21600 21600 0 21600 0 0 Z N"/>
        </draw:custom-shape>
        <draw:custom-shape draw:style-name="gr3" xml:id="id191" draw:id="id191" draw:layer="layout" svg:width="2.906cm" svg:height="1.665cm" svg:x="151.921cm" svg:y="25.712cm">
          <draw:glue-point draw:id="4" svg:x="-2.573cm" svg:y="-5.009cm"/>
          <draw:glue-point draw:id="5" svg:x="2.377cm" svg:y="-5.009cm"/>
          <text:p>DataSeries</text:p>
          <draw:enhanced-geometry svg:viewBox="0 0 21600 21600" draw:type="rectangle" draw:enhanced-path="M 0 0 L 21600 0 21600 21600 0 21600 0 0 Z N"/>
        </draw:custom-shape>
        <draw:connector draw:style-name="inheritance_20__28_public_29_" draw:layer="layout" svg:x1="152.627cm" svg:y1="25.712cm" svg:x2="151.369cm" svg:y2="22.861cm" draw:start-shape="id191" draw:start-glue-point="4" draw:end-shape="id192" draw:end-glue-point="2" svg:d="m152627 25712v-1426h-1258v-1425">
          <text:p/>
        </draw:connector>
        <draw:connector draw:style-name="gr8" draw:text-style-name="P1" draw:layer="layout" svg:x1="149.716cm" svg:y1="26.517cm" svg:x2="151.921cm" svg:y2="26.544cm" draw:start-shape="id111" draw:start-glue-point="1" draw:end-shape="id191" draw:end-glue-point="3" svg:d="m149716 26517h1103v27h1102">
          <text:p/>
        </draw:connector>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xml:id="id193" draw:id="id193"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xml:id="id194" draw:id="id194"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xml:id="id195" draw:id="id195"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3" draw:start-glue-point="0" draw:end-shape="id194" draw:end-glue-point="2" svg:d="m5312 8708v-959h1958v-958">
          <text:p/>
        </draw:connector>
        <draw:connector draw:style-name="inheritance_20__28_public_29_" draw:layer="layout" svg:x1="7.27cm" svg:y1="6.013cm" svg:x2="9.201cm" svg:y2="3.94cm" draw:start-shape="id194" draw:start-glue-point="0" draw:end-shape="id195"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xml:id="id196" draw:id="id196"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xml:id="id197" draw:id="id197"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6" draw:start-glue-point="0" draw:end-shape="id197" draw:end-glue-point="4" svg:d="m15148 11793v-882h-762v-881">
          <text:p/>
        </draw:connector>
        <draw:custom-shape draw:style-name="gr1" draw:text-style-name="P1" xml:id="id198" draw:id="id198"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8" draw:start-glue-point="0" draw:end-shape="id197" draw:end-glue-point="5" svg:d="m18973 13244v-1607h-572v-1607">
          <text:p/>
        </draw:connector>
        <draw:custom-shape draw:style-name="gr1" draw:text-style-name="P1" xml:id="id199" draw:id="id199"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9" draw:start-glue-point="0" draw:end-shape="id198" draw:end-glue-point="2" svg:d="m18427 16795v-1401h546v-1399">
          <text:p/>
        </draw:connector>
        <draw:custom-shape draw:style-name="gr1" draw:text-style-name="P1" xml:id="id200" draw:id="id200"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xml:id="id201" draw:id="id201"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200" draw:start-glue-point="5" draw:end-shape="id199" draw:end-glue-point="4" svg:d="m16120 19827v-1102h1039v-1102">
          <text:p/>
        </draw:connector>
        <draw:connector draw:style-name="inheritance_20__28_public_29_" draw:layer="layout" svg:x1="20.502cm" svg:y1="19.826cm" svg:x2="19.645cm" svg:y2="17.623cm" draw:start-shape="id201" draw:start-glue-point="4" draw:end-shape="id199" draw:end-glue-point="5" svg:d="m20502 19826v-1101h-857v-1102">
          <text:p/>
        </draw:connector>
        <draw:custom-shape draw:style-name="gr2" xml:id="id202" draw:id="id202"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201" draw:start-glue-point="5" draw:end-shape="id202" svg:d="m23455 19826v-724h2632v-725">
          <text:p/>
        </draw:connector>
        <draw:custom-shape draw:style-name="gr2" xml:id="id203" draw:id="id203"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200" draw:start-glue-point="4" draw:end-shape="id203" draw:end-glue-point="2" svg:d="m13815 19827v-634h-2580v-634">
          <text:p/>
        </draw:connector>
        <draw:custom-shape draw:style-name="gr1" draw:text-style-name="P1" xml:id="id204" draw:id="id204"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4" draw:start-glue-point="5" draw:end-shape="id200" draw:end-glue-point="2" svg:d="m15861 23379v-1400h-919v-1400">
          <text:p/>
        </draw:connector>
        <draw:custom-shape draw:style-name="gr2" xml:id="id205" draw:id="id205"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4" draw:start-glue-point="4" draw:end-shape="id205" draw:end-glue-point="2" svg:d="m13401 23379v-712h-3384v-712">
          <text:p/>
        </draw:connector>
        <draw:custom-shape draw:style-name="gr1" draw:text-style-name="P1" xml:id="id206" draw:id="id206"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8" draw:start-glue-point="1" draw:end-shape="id206"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xml:id="id240" draw:id="id240"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xml:id="id247" draw:id="id247"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xml:id="id243" draw:id="id243"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xml:id="id207" draw:id="id207"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xml:id="id208" draw:id="id208"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7" draw:start-glue-point="4" draw:end-shape="id208" svg:d="m13279 72294v-764h5586v-764">
          <text:p/>
        </draw:connector>
        <draw:custom-shape draw:style-name="uno_20_service" xml:id="id209" draw:id="id209"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7" draw:start-glue-point="5" draw:end-shape="id209" svg:d="m11751 72294v-2112h-804v-2113">
          <text:p/>
        </draw:connector>
        <draw:custom-shape draw:style-name="gr1" draw:text-style-name="P1" xml:id="id212" draw:id="id212"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xml:id="id210" draw:id="id210"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xml:id="id211" draw:id="id211"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10" draw:start-glue-point="4" draw:end-shape="id211" svg:d="m18165 77971v-1205h1646v-1205">
          <text:p/>
        </draw:connector>
        <draw:custom-shape draw:style-name="gr1" draw:text-style-name="P1" xml:id="id213" draw:id="id213"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2" draw:start-glue-point="4" draw:end-shape="id210" draw:end-glue-point="6" svg:d="m21367 82145v-1725h-3139v-1726">
          <text:p/>
        </draw:connector>
        <draw:connector draw:style-name="inheritance_20__28_public_29_" draw:layer="layout" svg:x1="15.343cm" svg:y1="81.627cm" svg:x2="16.623cm" svg:y2="78.694cm" draw:start-shape="id213" draw:start-glue-point="4" draw:end-shape="id210" draw:end-glue-point="7" svg:d="m15343 81627v-1466h1280v-1467">
          <text:p/>
        </draw:connector>
        <draw:custom-shape draw:style-name="gr2" xml:id="id214" draw:id="id214"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2" draw:start-glue-point="5" draw:end-shape="id214" draw:end-glue-point="2" svg:d="m22998 82145v-1270h6350v-1270">
          <text:p/>
        </draw:connector>
        <draw:custom-shape draw:style-name="gr1" draw:text-style-name="P1" xml:id="id215" draw:id="id215"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xml:id="id216" draw:id="id216"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xml:id="id217" draw:id="id217"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xml:id="id218" draw:id="id218"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5" draw:start-glue-point="0" draw:end-shape="id212" draw:end-glue-point="6" svg:d="m16687 86940v-2087h4032v-2086">
          <text:p/>
        </draw:connector>
        <draw:connector draw:style-name="inheritance_20__28_public_29_" draw:layer="layout" svg:x1="20.653cm" svg:y1="87.927cm" svg:x2="21.548cm" svg:y2="82.767cm" draw:start-shape="id216" draw:start-glue-point="0" draw:end-shape="id212" draw:end-glue-point="7" svg:d="m20653 87927v-2580h895v-2580">
          <text:p/>
        </draw:connector>
        <draw:connector draw:style-name="inheritance_20__28_public_29_" draw:layer="layout" svg:x1="23.09cm" svg:y1="86.707cm" svg:x2="22.661cm" svg:y2="82.767cm" draw:start-shape="id217" draw:start-glue-point="0" draw:end-shape="id212" draw:end-glue-point="8" svg:d="m23090 86707v-1970h-429v-1970">
          <text:p/>
        </draw:connector>
        <draw:connector draw:style-name="inheritance_20__28_public_29_" draw:layer="layout" svg:x1="27.468cm" svg:y1="87.277cm" svg:x2="23.464cm" svg:y2="82.767cm" draw:start-shape="id218" draw:start-glue-point="0" draw:end-shape="id212"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xml:id="id219" draw:id="id219"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2" draw:start-glue-point="0" draw:end-shape="id219" draw:end-glue-point="2" svg:d="m22117 82145v-2099h2371v-2099">
          <text:p/>
        </draw:connector>
        <draw:custom-shape draw:style-name="uno_20_service" xml:id="id220" draw:id="id220"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3" draw:start-glue-point="5" draw:end-shape="id220" draw:end-glue-point="2" svg:d="m13949 81627v-882h-3764v-880">
          <text:p/>
        </draw:connector>
        <draw:custom-shape draw:style-name="gr3" xml:id="id222" draw:id="id222"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xml:id="id221" draw:id="id221"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xml:id="id223" draw:id="id223"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21" draw:start-glue-point="0" draw:end-shape="id222" draw:end-glue-point="4" svg:d="m68917 68361v-860h822v-861">
          <text:p/>
        </draw:connector>
        <draw:connector draw:style-name="inheritance_20__28_public_29_" draw:layer="layout" svg:x1="76.31cm" svg:y1="71.497cm" svg:x2="70.918cm" svg:y2="66.64cm" draw:start-shape="id223" draw:start-glue-point="0" draw:end-shape="id222"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xml:id="id225" draw:id="id225"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xml:id="id224" draw:id="id224"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4" draw:start-glue-point="4" draw:end-shape="id225" draw:end-glue-point="3" svg:d="m65374 80067h500v-1480h-3254v-1452h501">
          <text:p/>
        </draw:connector>
        <draw:custom-shape draw:style-name="gr1" draw:text-style-name="P1" xml:id="id226" draw:id="id226"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6" draw:start-glue-point="4" draw:end-shape="id224" draw:end-glue-point="3" svg:d="m58513 69324h1811v11526h1810">
          <text:p>getCacheLoader()</text:p>
        </draw:connector>
        <draw:custom-shape draw:style-name="gr1" draw:text-style-name="P1" xml:id="id227" draw:id="id227"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7" draw:start-glue-point="1" draw:end-shape="id226" draw:end-glue-point="6" svg:d="m57797 81214h499v-5973h-3049v-6067h500">
          <text:p/>
        </draw:connector>
        <draw:custom-shape draw:style-name="gr1" draw:text-style-name="P1" xml:id="id228" draw:id="id228"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8" draw:start-glue-point="4" draw:end-shape="id226" draw:end-glue-point="5" svg:d="m44732 46142h5508v21911h5507">
          <text:p/>
        </draw:connector>
        <draw:custom-shape draw:style-name="gr1" draw:text-style-name="P1" xml:id="id229" draw:id="id229"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9" draw:start-glue-point="4" draw:end-shape="id228" draw:end-glue-point="3" svg:d="m39893 43372h1124v1189h1123">
          <text:p/>
        </draw:connector>
        <draw:custom-shape draw:style-name="gr2" xml:id="id230" draw:id="id230"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9" draw:start-glue-point="5" draw:end-shape="id230" draw:end-glue-point="2" svg:d="m38300 42525v-1008h-4396v-1007">
          <text:p/>
        </draw:connector>
        <draw:custom-shape draw:style-name="gr1" draw:text-style-name="P1" xml:id="id231" draw:id="id231"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9" draw:start-glue-point="6" draw:end-shape="id231" draw:end-glue-point="2" svg:d="m39308 42525v-2121h-452v-2122">
          <text:p/>
        </draw:connector>
        <draw:custom-shape draw:style-name="gr2" xml:id="id232" draw:id="id232"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31" draw:start-glue-point="0" draw:end-shape="id232" draw:end-glue-point="2" svg:d="m38856 37660v-803h1400v-804">
          <text:p/>
        </draw:connector>
        <draw:custom-shape draw:style-name="function" xml:id="id233" draw:id="id233"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3" draw:start-glue-point="1" draw:end-shape="id229" draw:end-glue-point="3" svg:d="m35863 44229h956v-1143h956">
          <text:p/>
        </draw:connector>
        <draw:custom-shape draw:style-name="function" xml:id="id234" draw:id="id234"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4" draw:start-glue-point="1" draw:end-shape="id233" draw:end-glue-point="3" svg:d="m30393 43257h713v972h714">
          <text:p/>
        </draw:connector>
        <draw:custom-shape draw:style-name="gr1" draw:text-style-name="P1" xml:id="id235" draw:id="id235"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5" draw:start-glue-point="4" draw:end-shape="id234" draw:end-glue-point="3" svg:d="m24382 41157h501v1038h-383v1062h502">
          <text:p>getProviderAlways()</text:p>
        </draw:connector>
        <draw:custom-shape draw:style-name="gr2" xml:id="id236" draw:id="id236"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5" draw:start-glue-point="0" draw:end-shape="id236" draw:end-glue-point="2" svg:d="m23099 40303v-583h1930v-583">
          <text:p/>
        </draw:connector>
        <draw:custom-shape draw:style-name="function" xml:id="id237" draw:id="id237"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7" draw:start-glue-point="1" draw:end-shape="id235" draw:end-glue-point="3" svg:d="m26557 35832h501v2384h-5743v2644h501">
          <text:p/>
        </draw:connector>
        <draw:custom-shape draw:style-name="gr5" xml:id="id238" draw:id="id238"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8" draw:start-glue-point="4" draw:end-shape="id237"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xml:id="id239" draw:id="id239"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xml:id="id241" draw:id="id241"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9" draw:start-glue-point="0" draw:end-shape="id240" draw:end-glue-point="4" svg:d="m77999 11117v-1154h3487v-1154">
          <text:p/>
        </draw:connector>
        <draw:connector draw:style-name="inheritance_20__28_public_29_" draw:layer="layout" svg:x1="83.844cm" svg:y1="10.702cm" svg:x2="82.702cm" svg:y2="8.809cm" draw:start-shape="id241" draw:start-glue-point="0" draw:end-shape="id240" draw:end-glue-point="5" svg:d="m83844 10702v-946h-1142v-947">
          <text:p/>
        </draw:connector>
        <draw:custom-shape draw:style-name="gr1" draw:text-style-name="P1" xml:id="id242" draw:id="id242"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2" draw:start-glue-point="6" draw:end-shape="id243" draw:end-glue-point="5" svg:d="m56032 31522h2813v-19900h2813">
          <text:p>m_aObjectRegistry</text:p>
        </draw:connector>
        <draw:custom-shape draw:style-name="gr1" draw:text-style-name="P1" xml:id="id244" draw:id="id244"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2" draw:start-glue-point="4" draw:end-shape="id244" draw:end-glue-point="3" svg:d="m56032 30322h502v-2010h-4915v-1930h501">
          <text:p>getReaderFactory()</text:p>
        </draw:connector>
        <draw:custom-shape draw:style-name="gr1" draw:text-style-name="P1" xml:id="id245" draw:id="id245"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2" draw:start-glue-point="5" draw:end-shape="id245" draw:end-glue-point="3" svg:d="m56032 30802h1790v-3722h1788">
          <text:p>getWriterFactory()</text:p>
        </draw:connector>
        <draw:custom-shape draw:style-name="gr1" draw:text-style-name="P1" xml:id="id246" draw:id="id246"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2" draw:start-glue-point="7" draw:end-shape="id246" draw:end-glue-point="3" svg:d="m56032 31968h2399v845h2398">
          <text:p>m_aReaderProvider</text:p>
          <text:p>m_aWriterProvider</text:p>
        </draw:connector>
        <draw:connector draw:style-name="inheritance_20__28_public_29_" draw:layer="layout" svg:x1="53.973cm" svg:y1="26.084cm" svg:x2="51.267cm" svg:y2="19.904cm" draw:start-shape="id244" draw:start-glue-point="0" draw:end-shape="id247" draw:end-glue-point="4" svg:d="m53973 26084v-3090h-2706v-3090">
          <text:p/>
        </draw:connector>
        <draw:connector draw:style-name="inheritance_20__28_public_29_" draw:layer="layout" draw:line-skew="-1.028cm" svg:x1="61.463cm" svg:y1="26.782cm" svg:x2="52.146cm" svg:y2="19.904cm" draw:start-shape="id245" draw:start-glue-point="0" draw:end-shape="id247" draw:end-glue-point="5" svg:d="m61463 26782v-4467h-9317v-2411">
          <text:p/>
        </draw:connector>
        <draw:connector draw:style-name="gr9" draw:layer="layout" svg:x1="52.588cm" svg:y1="16.381cm" svg:x2="61.658cm" svg:y2="10.872cm" draw:start-shape="id247" draw:start-glue-point="11" draw:end-shape="id243" draw:end-glue-point="4" svg:d="m52588 16381h4535v-5509h4535">
          <text:p>m_pRegistry</text:p>
        </draw:connector>
        <draw:custom-shape draw:style-name="gr1" draw:text-style-name="P1" xml:id="id248" draw:id="id248"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8" draw:start-glue-point="0" draw:end-shape="id248" draw:end-glue-point="2" svg:d="m43436 42521v-741h500v-741">
          <text:p/>
        </draw:connector>
        <draw:connector draw:style-name="data_20_member_20__28_pointer_29_" draw:layer="layout" svg:x1="44.732cm" svg:y1="42.934cm" svg:x2="52.561cm" svg:y2="31.162cm" draw:start-shape="id228" draw:start-glue-point="5" draw:end-shape="id242" draw:end-glue-point="3" svg:d="m44732 42934h3914v-11772h3915">
          <text:p>m_pNewProviders</text:p>
        </draw:connector>
        <draw:custom-shape draw:style-name="gr1" draw:text-style-name="P1" xml:id="id249" draw:id="id249"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8" draw:start-glue-point="6" draw:end-shape="id249" draw:end-glue-point="5" svg:d="m44732 43533h44790v-6347h13483">
          <text:p/>
        </draw:connector>
        <draw:custom-shape draw:style-name="gr1" draw:text-style-name="P1" xml:id="id250" draw:id="id250"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xml:id="id251" draw:id="id251"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50" draw:start-glue-point="1" draw:end-shape="id251" draw:end-glue-point="3" svg:d="m74292 46920h1101v-155h1101">
          <text:p/>
        </draw:connector>
        <draw:custom-shape draw:style-name="gr1" draw:text-style-name="P1" xml:id="id252" draw:id="id252"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51" draw:start-glue-point="1" draw:end-shape="id252" draw:end-glue-point="3" svg:d="m77816 46765h674v-13h674">
          <text:p/>
        </draw:connector>
        <draw:custom-shape draw:style-name="gr5" xml:id="id253" draw:id="id253" draw:layer="layout" svg:width="3.083cm" svg:height="0.699cm" svg:x="35.11cm" svg:y="47.485cm">
          <text:p>ServiceCreationInfo</text:p>
          <draw:enhanced-geometry svg:viewBox="0 0 21600 21600" draw:type="rectangle" draw:enhanced-path="M 0 0 L 21600 0 21600 21600 0 21600 0 0 Z N"/>
        </draw:custom-shape>
        <draw:custom-shape draw:style-name="gr5" xml:id="id254" draw:id="id254"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3" draw:start-glue-point="1" draw:end-shape="id254"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xml:id="id255" draw:id="id255"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xml:id="id256" draw:id="id256"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5" draw:end-shape="id256" draw:end-glue-point="2" svg:d="m113243 10705v-1218h1685v-1217">
          <text:p/>
        </draw:connector>
        <draw:custom-shape draw:style-name="gr1" draw:text-style-name="P1" xml:id="id257" draw:id="id257"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xml:id="id258" draw:id="id258"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7" draw:start-glue-point="0" draw:end-shape="id258" svg:d="m121268 11120v-1490h2565v-1490">
          <text:p/>
        </draw:connector>
        <draw:custom-shape draw:style-name="gr1" draw:text-style-name="P1" xml:id="id259" draw:id="id259"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xml:id="id260" draw:id="id260"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xml:id="id261" draw:id="id261"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xml:id="id263" draw:id="id263"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xml:id="id262" draw:id="id262"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9" draw:start-glue-point="0" draw:end-shape="id257" draw:end-glue-point="6" svg:d="m120461 17753v-2707h-693v-2708">
          <text:p/>
        </draw:connector>
        <draw:connector draw:style-name="inheritance_20__28_public_29_" draw:layer="layout" svg:x1="124.363cm" svg:y1="18.558cm" svg:x2="120.63cm" svg:y2="12.338cm" draw:start-shape="id260" draw:start-glue-point="0" draw:end-shape="id257" draw:end-glue-point="7" svg:d="m124363 18558v-3110h-3733v-3110">
          <text:p/>
        </draw:connector>
        <draw:connector draw:style-name="inheritance_20__28_public_29_" draw:layer="layout" svg:x1="127.589cm" svg:y1="19.827cm" svg:x2="121.268cm" svg:y2="12.338cm" draw:start-shape="id261" draw:start-glue-point="0" draw:end-shape="id257" draw:end-glue-point="2" svg:d="m127589 19827v-3745h-6321v-3744">
          <text:p/>
        </draw:connector>
        <draw:connector draw:style-name="inheritance_20__28_public_29_" draw:layer="layout" svg:x1="129.546cm" svg:y1="18.897cm" svg:x2="121.937cm" svg:y2="12.338cm" draw:start-shape="id262" draw:start-glue-point="0" draw:end-shape="id257" draw:end-glue-point="8" svg:d="m129546 18897v-3280h-7609v-3279">
          <text:p/>
        </draw:connector>
        <draw:connector draw:style-name="inheritance_20__28_public_29_" draw:layer="layout" svg:x1="131.698cm" svg:y1="17.703cm" svg:x2="122.734cm" svg:y2="12.338cm" draw:start-shape="id263" draw:start-glue-point="0" draw:end-shape="id257" draw:end-glue-point="9" svg:d="m131698 17703v-2683h-8964v-2682">
          <text:p/>
        </draw:connector>
        <draw:custom-shape draw:style-name="gr1" draw:text-style-name="P1" xml:id="id264" draw:id="id264"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xml:id="id265" draw:id="id265"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xml:id="id266" draw:id="id266"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xml:id="id267" draw:id="id267"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4" draw:start-glue-point="4" draw:end-shape="id255" draw:end-glue-point="8" svg:d="m108908 13868v-1037h3061v-1038">
          <text:p/>
        </draw:connector>
        <draw:connector draw:style-name="inheritance_20__28_public_29_" draw:layer="layout" svg:x1="111.611cm" svg:y1="15.528cm" svg:x2="112.803cm" svg:y2="11.793cm" draw:start-shape="id265" draw:start-glue-point="0" draw:end-shape="id255" draw:end-glue-point="6" svg:d="m111611 15528v-1868h1192v-1867">
          <text:p/>
        </draw:connector>
        <draw:connector draw:style-name="inheritance_20__28_public_29_" draw:layer="layout" svg:x1="115.888cm" svg:y1="15.45cm" svg:x2="114.576cm" svg:y2="11.793cm" draw:start-shape="id266" draw:start-glue-point="0" draw:end-shape="id255" draw:end-glue-point="10" svg:d="m115888 15450v-1829h-1312v-1828">
          <text:p/>
        </draw:connector>
        <draw:connector draw:style-name="inheritance_20__28_public_29_" draw:layer="layout" svg:x1="113.737cm" svg:y1="14.441cm" svg:x2="113.673cm" svg:y2="11.793cm" draw:start-shape="id267" draw:start-glue-point="0" draw:end-shape="id255" draw:end-glue-point="9" svg:d="m113737 14441v-1324h-64v-1324">
          <text:p/>
        </draw:connector>
        <draw:custom-shape draw:style-name="gr3" xml:id="id268" draw:id="id268" draw:layer="layout" svg:width="3.499cm" svg:height="0.752cm" svg:x="114.32cm" svg:y="21.408cm">
          <text:p>OInnerTreeSetUpdate</text:p>
          <draw:enhanced-geometry svg:viewBox="0 0 21600 21600" draw:type="rectangle" draw:enhanced-path="M 0 0 L 21600 0 21600 21600 0 21600 0 0 Z N"/>
        </draw:custom-shape>
        <draw:custom-shape draw:style-name="gr3" xml:id="id269" draw:id="id269"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xml:id="id270" draw:id="id270"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8" draw:start-glue-point="0" draw:end-shape="id259" draw:end-glue-point="4" svg:d="m116069 21408v-1477h3747v-1478">
          <text:p/>
        </draw:connector>
        <draw:connector draw:style-name="inheritance_20__28_public_29_" draw:layer="layout" svg:x1="118.131cm" svg:y1="22.601cm" svg:x2="120.461cm" svg:y2="18.453cm" draw:start-shape="id269" draw:start-glue-point="0" draw:end-shape="id259" draw:end-glue-point="2" svg:d="m118131 22601v-2074h2330v-2074">
          <text:p/>
        </draw:connector>
        <draw:connector draw:style-name="inheritance_20__28_public_29_" draw:layer="layout" svg:x1="120.929cm" svg:y1="21.434cm" svg:x2="121.058cm" svg:y2="18.453cm" draw:start-shape="id270" draw:start-glue-point="0" draw:end-shape="id259" draw:end-glue-point="5" svg:d="m120929 21434v-1490h129v-1491">
          <text:p/>
        </draw:connector>
        <draw:custom-shape draw:style-name="gr3" xml:id="id271" draw:id="id271" draw:layer="layout" svg:width="3.783cm" svg:height="0.752cm" svg:x="123.34cm" svg:y="24.391cm">
          <text:p>OInnerTreeValueUpdate</text:p>
          <draw:enhanced-geometry svg:viewBox="0 0 21600 21600" draw:type="rectangle" draw:enhanced-path="M 0 0 L 21600 0 21600 21600 0 21600 0 0 Z N"/>
        </draw:custom-shape>
        <draw:custom-shape draw:style-name="gr3" xml:id="id272" draw:id="id272"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xml:id="id273" draw:id="id273"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71" draw:start-glue-point="0" draw:end-shape="id260" draw:end-glue-point="4" svg:d="m125231 24391v-934h-1502v-4199">
          <text:p/>
        </draw:connector>
        <draw:connector draw:style-name="inheritance_20__28_public_29_" draw:layer="layout" draw:line-skew="0.518cm" svg:x1="127.436cm" svg:y1="25.428cm" svg:x2="124.363cm" svg:y2="19.258cm" draw:start-shape="id272" draw:start-glue-point="0" draw:end-shape="id260" draw:end-glue-point="2" svg:d="m127436 25428v-2567h-3073v-3603">
          <text:p/>
        </draw:connector>
        <draw:connector draw:style-name="inheritance_20__28_public_29_" draw:layer="layout" svg:x1="130.234cm" svg:y1="24.261cm" svg:x2="125.049cm" svg:y2="19.258cm" draw:start-shape="id273" draw:end-shape="id260" draw:end-glue-point="5" svg:d="m130234 24261v-2501h-5185v-2502">
          <text:p/>
        </draw:connector>
        <draw:custom-shape draw:style-name="gr1" draw:text-style-name="P1" xml:id="id280" draw:id="id280"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xml:id="id274" draw:id="id274"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xml:id="id276" draw:id="id276"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xml:id="id275" draw:id="id275"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4" draw:start-glue-point="4" draw:end-shape="id275" draw:end-glue-point="5" svg:d="m77240 27937v-1296h-1401v-1296">
          <text:p/>
        </draw:connector>
        <draw:connector draw:style-name="inheritance_20__28_public_29_" draw:layer="layout" draw:line-skew="0.808cm" svg:x1="78.793cm" svg:y1="27.937cm" svg:x2="84.209cm" svg:y2="21.475cm" draw:start-shape="id274" draw:start-glue-point="5" draw:end-shape="id276" draw:end-glue-point="4" svg:d="m78793 27937v-2423h5416v-4039">
          <text:p/>
        </draw:connector>
        <draw:custom-shape draw:style-name="gr1" draw:text-style-name="P1" xml:id="id277" draw:id="id277"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5" draw:start-glue-point="0" draw:end-shape="id277" draw:end-glue-point="4" svg:d="m75217 24697v-1023h131v-1024">
          <text:p/>
        </draw:connector>
        <draw:custom-shape draw:style-name="gr1" draw:text-style-name="P1" xml:id="id278" draw:id="id278"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8" draw:start-glue-point="0" draw:end-shape="id275" draw:end-glue-point="4" svg:d="m70047 27315v-985h4653v-985">
          <text:p/>
        </draw:connector>
        <draw:custom-shape draw:style-name="gr1" draw:text-style-name="P1" xml:id="id279" draw:id="id279"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9" draw:start-glue-point="0" draw:end-shape="id277" draw:end-glue-point="7" svg:d="m77887 23815v-583h-753v-582">
          <text:p/>
        </draw:connector>
        <draw:connector draw:style-name="inheritance_20__28_public_29_" draw:layer="layout" svg:x1="76.228cm" svg:y1="21.976cm" svg:x2="75.581cm" svg:y2="19.278cm" draw:start-shape="id277" draw:start-glue-point="0" draw:end-shape="id280" draw:end-glue-point="4" svg:d="m76228 21976v-1348h-647v-1350">
          <text:p/>
        </draw:connector>
        <draw:custom-shape draw:style-name="gr1" draw:text-style-name="P1" xml:id="id281" draw:id="id281"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81" draw:start-glue-point="0" draw:end-shape="id280" draw:end-glue-point="7" svg:d="m79662 21146v-933h-2165v-935">
          <text:p/>
        </draw:connector>
        <draw:custom-shape draw:style-name="gr1" draw:text-style-name="P1" xml:id="id282" draw:id="id282"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2" draw:start-glue-point="4" draw:end-shape="id278" draw:end-glue-point="2" svg:d="m77292 31410v-1515h-7245v-1515">
          <text:p/>
        </draw:connector>
        <draw:connector draw:style-name="inheritance_20__28_public_29_" draw:layer="layout" draw:line-skew="2.948cm" svg:x1="78.922cm" svg:y1="31.41cm" svg:x2="85.893cm" svg:y2="21.475cm" draw:start-shape="id282" draw:start-glue-point="5" draw:end-shape="id276" draw:end-glue-point="7" svg:d="m78922 31410v-2019h6971v-7916">
          <text:p/>
        </draw:connector>
        <draw:custom-shape draw:style-name="gr1" draw:text-style-name="P1" xml:id="id283" draw:id="id283"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3" draw:start-glue-point="4" draw:end-shape="id279" draw:end-glue-point="2" svg:d="m81465 27185v-1374h-3578v-1373">
          <text:p/>
        </draw:connector>
        <draw:connector draw:style-name="inheritance_20__28_public_29_" draw:layer="layout" draw:line-skew="1.845cm" svg:x1="82.629cm" svg:y1="27.185cm" svg:x2="85.176cm" svg:y2="21.475cm" draw:start-shape="id283" draw:start-glue-point="5" draw:end-shape="id276" draw:end-glue-point="5" svg:d="m82629 27185v-1010h2547v-4700">
          <text:p/>
        </draw:connector>
        <draw:custom-shape draw:style-name="gr1" draw:text-style-name="P1" xml:id="id284" draw:id="id284"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4" draw:start-glue-point="4" draw:end-shape="id281" draw:end-glue-point="2" svg:d="m81336 24308v-1257h-1674v-1257">
          <text:p/>
        </draw:connector>
        <draw:connector draw:style-name="inheritance_20__28_public_29_" draw:layer="layout" svg:x1="82.5cm" svg:y1="24.308cm" svg:x2="83.413cm" svg:y2="21.475cm" draw:start-shape="id284" draw:start-glue-point="5" draw:end-shape="id276" draw:end-glue-point="6" svg:d="m82500 24308v-1416h913v-1417">
          <text:p/>
        </draw:connector>
        <draw:custom-shape draw:style-name="function" xml:id="id287" draw:id="id287"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xml:id="id288" draw:id="id288"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xml:id="id285" draw:id="id285"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xml:id="id286" draw:id="id286"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5" draw:start-glue-point="0" draw:end-shape="id286" draw:end-glue-point="11" svg:d="m67346 55813v-2053h3438v-2052">
          <text:p/>
        </draw:connector>
        <draw:custom-shape draw:style-name="gr1" draw:text-style-name="P1" xml:id="id306" draw:id="id306"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7" draw:start-glue-point="4" draw:end-shape="id285" draw:end-glue-point="4" svg:d="m62808 54206h1004v1893h2653">
          <text:p/>
        </draw:connector>
        <draw:connector draw:style-name="local_20_usage_20__2f__20_return_20_type" draw:layer="layout" draw:line-skew="0.82cm" svg:x1="62.938cm" svg:y1="56.771cm" svg:x2="66.465cm" svg:y2="56.641cm" draw:start-shape="id288" draw:start-glue-point="4" draw:end-shape="id285"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xml:id="id290" draw:id="id290"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xml:id="id289" draw:id="id289"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7" draw:start-glue-point="5" draw:end-shape="id289" draw:end-glue-point="3" svg:d="m62808 54981h12259v-3330h19741">
          <text:p/>
        </draw:connector>
        <draw:connector draw:style-name="local_20_usage_20__2f__20_return_20_type" draw:layer="layout" svg:x1="62.938cm" svg:y1="57.52cm" svg:x2="95.013cm" svg:y2="55.773cm" draw:start-shape="id288" draw:start-glue-point="5" draw:end-shape="id290" svg:d="m62938 57520h16038v-1747h16037">
          <text:p/>
        </draw:connector>
        <draw:custom-shape draw:style-name="gr1" draw:text-style-name="P1" xml:id="id294" draw:id="id294"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xml:id="id292" draw:id="id292"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xml:id="id293" draw:id="id293"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xml:id="id291" draw:id="id291"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91" draw:start-glue-point="0" draw:end-shape="id292" draw:end-glue-point="4" svg:d="m102077 49436v-1205h1803v-1206">
          <text:p/>
        </draw:connector>
        <draw:connector draw:style-name="inheritance_20__28_public_29_" draw:layer="layout" svg:x1="108.376cm" svg:y1="50.524cm" svg:x2="105.562cm" svg:y2="47.025cm" draw:start-shape="id293" draw:start-glue-point="0" draw:end-shape="id292" draw:end-glue-point="5" svg:d="m108376 50524v-1749h-2814v-1750">
          <text:p/>
        </draw:connector>
        <draw:connector draw:style-name="inheritance_20__28_public_29_" draw:layer="layout" svg:x1="104.253cm" svg:y1="53.841cm" svg:x2="104.746cm" svg:y2="47.025cm" draw:start-shape="id294" draw:start-glue-point="0" draw:end-shape="id292" draw:end-glue-point="2" svg:d="m104253 53841v-3408h493v-3408">
          <text:p/>
        </draw:connector>
        <draw:connector draw:style-name="local_20_usage_20__2f__20_return_20_type" draw:layer="layout" svg:x1="99.912cm" svg:y1="55.773cm" svg:x2="102.452cm" svg:y2="54.191cm" draw:start-shape="id290" draw:start-glue-point="1" draw:end-shape="id294" draw:end-glue-point="3" svg:d="m99912 55773h1269v-1582h1271">
          <text:p/>
        </draw:connector>
        <draw:connector draw:style-name="local_20_usage_20__2f__20_return_20_type" draw:layer="layout" svg:x1="98.747cm" svg:y1="51.651cm" svg:x2="106.575cm" svg:y2="50.874cm" draw:start-shape="id289" draw:start-glue-point="1" draw:end-shape="id293" draw:end-glue-point="3" svg:d="m98747 51651h3913v-777h3915">
          <text:p/>
        </draw:connector>
        <draw:custom-shape draw:style-name="function" xml:id="id295" draw:id="id295"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5" draw:start-glue-point="1" draw:end-shape="id291" draw:end-glue-point="3" svg:d="m98747 49823h829v-37h830">
          <text:p/>
        </draw:connector>
        <draw:custom-shape draw:style-name="gr1" draw:text-style-name="P1" xml:id="id296" draw:id="id296"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2" draw:start-glue-point="1" draw:end-shape="id296" draw:end-glue-point="5" svg:d="m79805 31708h2035v-117h2034">
          <text:p/>
        </draw:connector>
        <draw:connector draw:style-name="data_20_member" draw:layer="layout" svg:x1="79.597cm" svg:y1="28.261cm" svg:x2="83.874cm" svg:y2="30.971cm" draw:start-shape="id274" draw:start-glue-point="1" draw:end-shape="id296" draw:end-glue-point="4" svg:d="m79597 28261h2139v2710h2138">
          <text:p/>
        </draw:connector>
        <draw:custom-shape draw:style-name="gr1" draw:text-style-name="P1" xml:id="id297" draw:id="id297"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3" draw:start-glue-point="1" draw:end-shape="id297" draw:end-glue-point="3" svg:d="m83278 27470h3381v-361h3383">
          <text:p/>
        </draw:connector>
        <draw:connector draw:style-name="data_20_member" draw:layer="layout" svg:x1="86.802cm" svg:y1="30.971cm" svg:x2="90.042cm" svg:y2="27.586cm" draw:start-shape="id296" draw:start-glue-point="6" draw:end-shape="id297" draw:end-glue-point="5" svg:d="m86802 30971h1620v-3385h1620">
          <text:p>getApiTree()</text:p>
        </draw:connector>
        <draw:connector draw:style-name="data_20_member_20__28_pointer_29_" draw:layer="layout" svg:x1="86.802cm" svg:y1="31.293cm" svg:x2="89.396cm" svg:y2="30.152cm" draw:start-shape="id296" draw:start-glue-point="1" draw:end-shape="id298" draw:end-glue-point="3" svg:d="m86802 31293h1297v-1141h1297">
          <text:p/>
        </draw:connector>
        <draw:custom-shape draw:style-name="gr1" draw:text-style-name="P1" xml:id="id299" draw:id="id299"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6" draw:start-glue-point="7" draw:end-shape="id299" draw:end-glue-point="3" svg:d="m86802 31642h6764v4653h5265">
          <text:p/>
        </draw:connector>
        <draw:connector draw:style-name="data_20_member" draw:layer="layout" svg:x1="101.086cm" svg:y1="36.295cm" svg:x2="103.005cm" svg:y2="36.644cm" draw:start-shape="id299" draw:start-glue-point="1" draw:end-shape="id249" draw:end-glue-point="4" svg:d="m101086 36295h959v349h960">
          <text:p/>
        </draw:connector>
        <draw:connector draw:style-name="gr10" draw:layer="layout" draw:line-skew="-1.688cm" svg:x1="44.732cm" svg:y1="45.541cm" svg:x2="59.493cm" svg:y2="57.119cm" draw:start-shape="id228" draw:start-glue-point="8" draw:end-shape="id288" draw:end-glue-point="3" svg:d="m44732 45541h5692v11578h9069">
          <text:p>buildUpdateAccess()</text:p>
        </draw:connector>
        <draw:connector draw:style-name="gr11" draw:layer="layout" draw:line-skew="2.265cm" svg:x1="44.732cm" svg:y1="45.016cm" svg:x2="59.363cm" svg:y2="54.606cm" draw:start-shape="id228" draw:start-glue-point="9" draw:end-shape="id287"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6" draw:start-glue-point="9" draw:end-shape="id300" draw:end-glue-point="3" svg:d="m58513 67895h1820v-1052h1819">
          <text:p>m_aCacheList</text:p>
        </draw:connector>
        <draw:custom-shape draw:style-name="gr1" draw:text-style-name="P1" xml:id="id300" draw:id="id300"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xml:id="id301" draw:id="id301"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300" draw:start-glue-point="4" draw:end-shape="id222" draw:end-glue-point="3" svg:d="m65366 66559h1826v-204h1827">
          <text:p/>
        </draw:connector>
        <draw:connector draw:style-name="data_20_member_20__28_pointer_29_" draw:layer="layout" svg:x1="65.366cm" svg:y1="67.127cm" svg:x2="66.998cm" svg:y2="71.12cm" draw:start-shape="id300" draw:start-glue-point="5" draw:end-shape="id301" draw:end-glue-point="3" svg:d="m65366 67127h816v3993h816">
          <text:p/>
        </draw:connector>
        <draw:custom-shape draw:style-name="gr1" draw:text-style-name="P1" xml:id="id302" draw:id="id302"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2" draw:start-glue-point="1" draw:end-shape="id302"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xml:id="id303" draw:id="id303"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2" draw:start-glue-point="1" draw:end-shape="id303" draw:end-glue-point="7" svg:d="m76666 65716h4095v4887h4095">
          <text:p/>
        </draw:connector>
        <draw:custom-shape draw:style-name="gr5" xml:id="id304" draw:id="id304" draw:layer="layout" svg:width="3.37cm" svg:height="0.699cm" svg:x="89.469cm" svg:y="77.573cm">
          <text:p>TreeFragmentHeader</text:p>
          <draw:enhanced-geometry svg:viewBox="0 0 21600 21600" draw:type="rectangle" draw:enhanced-path="M 0 0 L 21600 0 21600 21600 0 21600 0 0 Z N"/>
        </draw:custom-shape>
        <draw:custom-shape draw:style-name="gr5" xml:id="id305" draw:id="id305"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3" draw:start-glue-point="5" draw:end-shape="id304" draw:end-glue-point="3" svg:d="m87500 71171h985v6751h984">
          <text:p text:style-name="P1">header</text:p>
        </draw:connector>
        <draw:connector draw:style-name="data_20_member_20__28_multiple_29_" draw:text-style-name="P1" draw:layer="layout" svg:x1="87.5cm" svg:y1="70.603cm" svg:x2="89.497cm" svg:y2="69.266cm" draw:start-shape="id303" draw:start-glue-point="4" draw:end-shape="id305"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6" draw:start-glue-point="4" draw:end-shape="id292" draw:end-glue-point="6" svg:d="m71827 49420h15611v-2637h15611">
          <text:p/>
        </draw:connector>
        <draw:connector draw:style-name="data_20_member_20__28_multiple_29_" draw:text-style-name="P1" draw:layer="layout" svg:x1="71.827cm" svg:y1="49.975cm" svg:x2="74.214cm" svg:y2="50.851cm" draw:start-shape="id286" draw:start-glue-point="7" draw:end-shape="id306" draw:end-glue-point="4" svg:d="m71827 49975h1194v876h1193">
          <text:p/>
        </draw:connector>
        <draw:connector draw:style-name="gr7" draw:layer="layout" draw:line-skew="0cm 4.517cm" svg:x1="71.819cm" svg:y1="51.396cm" svg:x2="70.404cm" svg:y2="51.361cm" draw:start-shape="id286" draw:start-glue-point="5" draw:end-shape="id286" draw:end-glue-point="8" svg:d="m71819 51396h509v1659h-2425v-1694h501">
          <text:p>m_pParentTree</text:p>
        </draw:connector>
        <draw:custom-shape draw:style-name="gr3" xml:id="id307" draw:id="id307"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7" draw:start-glue-point="1" draw:end-shape="id305" draw:end-glue-point="5" svg:d="m81771 50814h3863v17553h3863">
          <text:p>GetOriginalNodeAccess()</text:p>
          <text:p>m_pNodeRef</text:p>
        </draw:connector>
        <draw:connector draw:style-name="data_20_member_20__28_pointer_29_" draw:layer="layout" svg:x1="75.977cm" svg:y1="50.572cm" svg:x2="79.957cm" svg:y2="50.814cm" draw:start-shape="id306" draw:start-glue-point="1" draw:end-shape="id307" draw:end-glue-point="3" svg:d="m75977 50572h1990v242h1990">
          <text:p>NodeImpl()</text:p>
          <text:p>m_pSpecificNode</text:p>
        </draw:connector>
        <draw:custom-shape draw:style-name="gr1" draw:text-style-name="P1" xml:id="id308" draw:id="id308"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xml:id="id310" draw:id="id310"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xml:id="id309" draw:id="id309"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8" draw:start-glue-point="0" draw:end-shape="id307" draw:end-glue-point="4" svg:d="m78131 53885v-1373h2243v-1374">
          <text:p/>
        </draw:connector>
        <draw:connector draw:style-name="inheritance_20__28_public_29_" draw:layer="layout" svg:x1="80.022cm" svg:y1="55.05cm" svg:x2="80.864cm" svg:y2="51.138cm" draw:start-shape="id309" draw:start-glue-point="0" draw:end-shape="id307" draw:end-glue-point="2" svg:d="m80022 55050v-1956h842v-1956">
          <text:p/>
        </draw:connector>
        <draw:connector draw:style-name="inheritance_20__28_public_29_" draw:layer="layout" svg:x1="81.927cm" svg:y1="53.936cm" svg:x2="81.331cm" svg:y2="51.138cm" draw:start-shape="id310" draw:start-glue-point="0" draw:end-shape="id307" draw:end-glue-point="5" svg:d="m81927 53936v-1399h-596v-1399">
          <text:p/>
        </draw:connector>
        <draw:custom-shape draw:style-name="gr5" xml:id="id312" draw:id="id312"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xml:id="id316" draw:id="id316"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xml:id="id311" draw:id="id311" draw:layer="layout" svg:width="3.447cm" svg:height="0.57cm" svg:x="115.558cm" svg:y="49.426cm">
          <text:p>DeferredNodeFactory</text:p>
          <draw:enhanced-geometry svg:viewBox="0 0 21600 21600" draw:type="rectangle" draw:enhanced-path="M 0 0 L 21600 0 21600 21600 0 21600 0 0 Z N"/>
        </draw:custom-shape>
        <draw:custom-shape draw:style-name="gr5" xml:id="id313" draw:id="id313"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11" draw:start-glue-point="0" draw:end-shape="id312" draw:end-glue-point="4" svg:d="m117281 49426v-842h2139v-843">
          <text:p/>
        </draw:connector>
        <draw:connector draw:style-name="inheritance_20__28_public_29_" draw:layer="layout" svg:x1="122.594cm" svg:y1="50.539cm" svg:x2="120.533cm" svg:y2="47.741cm" draw:start-shape="id313" draw:start-glue-point="0" draw:end-shape="id312" draw:end-glue-point="5" svg:d="m122594 50539v-1399h-2061v-1399">
          <text:p/>
        </draw:connector>
        <draw:custom-shape draw:style-name="function" xml:id="id314" draw:id="id314"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xml:id="id315" draw:id="id315"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4" draw:start-glue-point="1" draw:end-shape="id313" draw:end-glue-point="5" svg:d="m116127 55853h2475v-4459h2477">
          <text:p/>
        </draw:connector>
        <draw:connector draw:style-name="local_20_usage_20__2f__20_return_20_type" draw:layer="layout" draw:line-skew="-1.011cm" svg:x1="116.154cm" svg:y1="54.454cm" svg:x2="121.079cm" svg:y2="50.8cm" draw:start-shape="id315" draw:start-glue-point="1" draw:end-shape="id313" draw:end-glue-point="4" svg:d="m116154 54454h1451v-3654h3474">
          <text:p/>
        </draw:connector>
        <draw:connector draw:style-name="local_20_usage_20__2f__20_return_20_type" draw:layer="layout" svg:x1="116.517cm" svg:y1="57.149cm" svg:x2="115.558cm" svg:y2="49.711cm" draw:start-shape="id316" draw:start-glue-point="1" draw:end-shape="id311"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4" draw:start-glue-point="1" draw:end-shape="id316" draw:end-glue-point="3" svg:d="m106055 54191h3054v2958h3054">
          <text:p/>
        </draw:connector>
        <draw:connector draw:style-name="local_20_usage_20__2f__20_return_20_type" draw:layer="layout" svg:x1="110.178cm" svg:y1="50.874cm" svg:x2="112.188cm" svg:y2="55.853cm" draw:start-shape="id293" draw:start-glue-point="1" draw:end-shape="id314" draw:end-glue-point="3" svg:d="m110178 50874h1004v4979h1006">
          <text:p/>
        </draw:connector>
        <draw:connector draw:style-name="local_20_usage_20__2f__20_return_20_type" draw:layer="layout" draw:line-skew="3.78cm" svg:x1="103.749cm" svg:y1="49.786cm" svg:x2="112.292cm" svg:y2="54.454cm" draw:start-shape="id291" draw:start-glue-point="1" draw:end-shape="id315" draw:end-glue-point="3" svg:d="m103749 49786h8051v4668h492">
          <text:p/>
        </draw:connector>
        <draw:connector draw:style-name="local_20_usage_20__2f__20_return_20_type" draw:layer="layout" svg:x1="52.588cm" svg:y1="19.515cm" svg:x2="74.88cm" svg:y2="22.313cm" draw:start-shape="id247" draw:start-glue-point="6" draw:end-shape="id277" draw:end-glue-point="3" svg:d="m52588 19515h11146v2798h11146">
          <text:p>makeAccessRoot()</text:p>
        </draw:connector>
        <draw:connector draw:style-name="data_20_member_20__28_multiple_20_pointers_29_" draw:layer="layout" svg:x1="64.509cm" svg:y1="11.246cm" svg:x2="75.192cm" svg:y2="18.904cm" draw:start-shape="id243" draw:start-glue-point="1" draw:end-shape="id280"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7" draw:start-glue-point="7" draw:end-shape="id286"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6" draw:start-glue-point="4" draw:end-shape="id247" draw:end-glue-point="3" svg:d="m63421 32399h501v-5580h-13675v-8858h501">
          <text:p/>
        </draw:connector>
        <draw:connector draw:style-name="data_20_member_20__28_reference_29_" draw:text-style-name="P1" draw:layer="layout" svg:x1="63.421cm" svg:y1="33.253cm" svg:x2="42.14cm" svg:y2="43.103cm" draw:start-shape="id246" draw:start-glue-point="5" draw:end-shape="id228" draw:end-glue-point="10" svg:d="m63421 33253h501v4777h-22283v5073h501">
          <text:p/>
        </draw:connector>
        <draw:connector draw:style-name="gr9" draw:layer="layout" draw:line-skew="0cm -0.484cm" svg:x1="92.267cm" svg:y1="26.723cm" svg:x2="90.042cm" svg:y2="26.785cm" draw:start-shape="id297" draw:start-glue-point="6" draw:end-shape="id297" draw:end-glue-point="4" svg:d="m92267 26723h501v-1374h-3227v1436h501">
          <text:p>m_pParentTree</text:p>
        </draw:connector>
        <draw:custom-shape draw:style-name="gr1" draw:text-style-name="P1" xml:id="id317" draw:id="id317"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xml:id="id318" draw:id="id318"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xml:id="id319" draw:id="id319"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7" draw:start-glue-point="4" draw:end-shape="id318" draw:end-glue-point="2" svg:d="m103745 30979v-3036h-1470v-3036">
          <text:p/>
        </draw:connector>
        <draw:connector draw:style-name="inheritance_20__28_public_29_" draw:layer="layout" svg:x1="104.755cm" svg:y1="30.979cm" svg:x2="108.41cm" svg:y2="14.568cm" draw:start-shape="id317" draw:start-glue-point="0" draw:end-shape="id264" draw:end-glue-point="2" svg:d="m104755 30979v-8205h3655v-8206">
          <text:p/>
        </draw:connector>
        <draw:connector draw:style-name="inheritance_20__28_public_29_" draw:layer="layout" svg:x1="105.741cm" svg:y1="30.979cm" svg:x2="108.02cm" svg:y2="28.471cm" draw:start-shape="id317" draw:start-glue-point="5" draw:end-shape="id319" draw:end-glue-point="2" svg:d="m105741 30979v-1254h2279v-1254">
          <text:p/>
        </draw:connector>
        <draw:custom-shape draw:style-name="gr2" xml:id="id320" draw:id="id320"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9" draw:start-glue-point="0" draw:end-shape="id320" draw:end-glue-point="2" svg:d="m108020 27200v-1574h1459v-1574">
          <text:p/>
        </draw:connector>
        <draw:custom-shape draw:style-name="gr2" xml:id="id321" draw:id="id321"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8" draw:start-glue-point="0" draw:end-shape="id321" draw:end-glue-point="2" svg:d="m102275 23663v-1943h828v-1944">
          <text:p/>
        </draw:connector>
        <draw:custom-shape draw:style-name="gr2" xml:id="id322" draw:id="id322"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4" draw:start-glue-point="5" draw:end-shape="id322" draw:end-glue-point="2" svg:d="m107769 13868v-1024h-2139v-1024">
          <text:p/>
        </draw:connector>
        <draw:custom-shape draw:style-name="gr1" draw:text-style-name="P1" xml:id="id323" draw:id="id323"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3" draw:start-glue-point="0" draw:end-shape="id264" draw:end-glue-point="6" svg:d="m106265 16121v-776h1583v-777">
          <text:p/>
        </draw:connector>
        <draw:custom-shape draw:style-name="gr1" draw:text-style-name="P1" xml:id="id324" draw:id="id324"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4" draw:start-glue-point="0" draw:end-shape="id264" draw:end-glue-point="7" svg:d="m111126 17884v-855h-2166v-2461">
          <text:p/>
        </draw:connector>
        <draw:connector draw:style-name="gr12" draw:layer="layout" svg:x1="107.01cm" svg:y1="31.316cm" svg:x2="76.383cm" svg:y2="31.708cm" draw:start-shape="id317" draw:start-glue-point="1" draw:end-shape="id282"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xml:id="id325" draw:id="id325"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5" draw:start-glue-point="12" draw:end-shape="id325" draw:end-glue-point="4" svg:d="m114939 10965h502v-762h-25566v1954h501">
          <text:p>getByHierarchicalName()</text:p>
        </draw:connector>
        <draw:connector draw:style-name="gr11" draw:layer="layout" svg:x1="123.341cm" svg:y1="11.405cm" svg:x2="90.376cm" svg:y2="12.751cm" draw:start-shape="id257" draw:start-glue-point="10" draw:end-shape="id325" draw:end-glue-point="5" svg:d="m123341 11405h501v2133h-33967v-787h501">
          <text:p>getByHierarchicalName()</text:p>
        </draw:connector>
        <draw:custom-shape draw:style-name="gr1" draw:text-style-name="P1" xml:id="id326" draw:id="id326"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xml:id="id327" draw:id="id327"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6" draw:start-glue-point="0" draw:end-shape="id327" draw:end-glue-point="2" svg:d="m84415 14668v-660h-336v-659">
          <text:p/>
        </draw:connector>
        <draw:connector draw:style-name="inheritance_20__28_public_29_" draw:layer="layout" svg:x1="84.079cm" svg:y1="12.7cm" svg:x2="83.844cm" svg:y2="11.3cm" draw:start-shape="id327" draw:start-glue-point="0" draw:end-shape="id241" draw:end-glue-point="2" svg:d="m84079 12700v-700h-235v-700">
          <text:p/>
        </draw:connector>
        <draw:custom-shape draw:style-name="gr1" draw:text-style-name="P1" xml:id="id328" draw:id="id328"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8" draw:start-glue-point="0" draw:end-shape="id239"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9" draw:start-glue-point="5" draw:end-shape="id292" draw:end-glue-point="7" svg:d="m97702 44891h2673v1374h2674">
          <text:p/>
        </draw:connector>
        <draw:connector draw:style-name="data_20_member_20__28_pointer_29_" draw:layer="layout" draw:line-skew="0cm 0.452cm" svg:x1="97.702cm" svg:y1="44.348cm" svg:x2="70.404cm" svg:y2="50.373cm" draw:start-shape="id329" draw:start-glue-point="4" draw:end-shape="id286" draw:end-glue-point="3" svg:d="m97702 44348h500v3186h-28299v2839h501">
          <text:p/>
        </draw:connector>
        <draw:custom-shape draw:style-name="gr5" xml:id="id331" draw:id="id331"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xml:id="id330" draw:id="id330" draw:layer="layout" svg:width="2.047cm" svg:height="0.725cm" svg:x="94.642cm" svg:y="40.045cm">
          <text:p>ValueNode</text:p>
          <draw:enhanced-geometry svg:viewBox="0 0 21600 21600" draw:type="rectangle" draw:enhanced-path="M 0 0 L 21600 0 21600 21600 0 21600 0 0 Z N"/>
        </draw:custom-shape>
        <draw:custom-shape draw:style-name="gr5" xml:id="id332" draw:id="id332" draw:layer="layout" svg:width="1.944cm" svg:height="0.673cm" svg:x="95.134cm" svg:y="41.419cm">
          <text:p>GroupNode</text:p>
          <draw:enhanced-geometry svg:viewBox="0 0 21600 21600" draw:type="rectangle" draw:enhanced-path="M 0 0 L 21600 0 21600 21600 0 21600 0 0 Z N"/>
        </draw:custom-shape>
        <draw:custom-shape draw:style-name="gr5" xml:id="id333" draw:id="id333"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30" draw:start-glue-point="1" draw:end-shape="id331" draw:end-glue-point="4" svg:d="m96689 40407h1114v623h1115">
          <text:p/>
        </draw:connector>
        <draw:connector draw:style-name="data_20_member" draw:layer="layout" svg:x1="97.078cm" svg:y1="41.755cm" svg:x2="98.918cm" svg:y2="41.301cm" draw:start-shape="id332" draw:start-glue-point="1" draw:end-shape="id331" draw:end-glue-point="3" svg:d="m97078 41755h920v-454h920">
          <text:p/>
        </draw:connector>
        <draw:connector draw:style-name="data_20_member" draw:layer="layout" draw:line-skew="0.363cm" svg:x1="97.052cm" svg:y1="43.245cm" svg:x2="98.918cm" svg:y2="41.572cm" draw:start-shape="id333" draw:start-glue-point="1" draw:end-shape="id331" draw:end-glue-point="5" svg:d="m97052 43245h1296v-1673h570">
          <text:p/>
        </draw:connector>
        <draw:connector draw:style-name="data_20_member_20__28_pointer_29_" draw:layer="layout" draw:line-skew="0cm 0cm -0.364cm" svg:x1="100.084cm" svg:y1="41.546cm" svg:x2="70.404cm" svg:y2="49.454cm" draw:start-shape="id331" draw:start-glue-point="6" draw:end-shape="id286" draw:end-glue-point="9" svg:d="m100084 41546h500v3850h-31045v4058h865">
          <text:p/>
        </draw:connector>
        <draw:connector draw:style-name="data_20_member_20__28_pointer_29_" draw:layer="layout" draw:line-skew="1.016cm" svg:x1="100.084cm" svg:y1="41.055cm" svg:x2="74.214cm" svg:y2="50.283cm" draw:start-shape="id331" draw:start-glue-point="7" draw:end-shape="id306"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xml:id="id334" draw:id="id334"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4" draw:start-glue-point="0" draw:end-shape="id286" draw:end-glue-point="12" svg:d="m73335 55596v-1944h-1854v-1944">
          <text:p/>
        </draw:connector>
        <draw:custom-shape draw:style-name="gr5" xml:id="id335" draw:id="id335"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5" draw:start-glue-point="1" draw:end-shape="id334" draw:end-glue-point="3" svg:d="m70446 55776h893v157h895">
          <text:p/>
        </draw:connector>
        <draw:custom-shape draw:style-name="gr5" xml:id="id336" draw:id="id336"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xml:id="id337" draw:id="id337" draw:layer="layout" svg:width="2.021cm" svg:height="0.596cm" svg:x="93.36cm" svg:y="68.718cm">
          <text:p>GroupNode</text:p>
          <draw:enhanced-geometry svg:viewBox="0 0 21600 21600" draw:type="rectangle" draw:enhanced-path="M 0 0 L 21600 0 21600 21600 0 21600 0 0 Z N"/>
        </draw:custom-shape>
        <draw:custom-shape draw:style-name="gr5" xml:id="id338" draw:id="id338"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xml:id="id339" draw:id="id339"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5" draw:start-glue-point="6" draw:end-shape="id336" draw:end-glue-point="4" svg:d="m90920 68140h4447v-466h4446">
          <text:p>info</text:p>
        </draw:connector>
        <draw:connector draw:style-name="data_20_member" draw:layer="layout" svg:x1="90.92cm" svg:y1="68.529cm" svg:x2="93.36cm" svg:y2="69.016cm" draw:start-shape="id305" draw:start-glue-point="7" draw:end-shape="id337" draw:end-glue-point="3" svg:d="m90920 68529h1220v487h1220">
          <text:p>group</text:p>
        </draw:connector>
        <draw:connector draw:style-name="data_20_member" draw:layer="layout" svg:x1="90.92cm" svg:y1="69.071cm" svg:x2="92.945cm" svg:y2="71.284cm" draw:start-shape="id305" draw:start-glue-point="8" draw:end-shape="id338" draw:end-glue-point="3" svg:d="m90920 69071h1013v2213h1012">
          <text:p>set</text:p>
        </draw:connector>
        <draw:connector draw:style-name="data_20_member" draw:layer="layout" svg:x1="90.92cm" svg:y1="69.487cm" svg:x2="92.815cm" svg:y2="75.629cm" draw:start-shape="id305" draw:start-glue-point="9" draw:end-shape="id339" draw:end-glue-point="3" svg:d="m90920 69487h948v6142h947">
          <text:p>value</text:p>
        </draw:connector>
        <draw:custom-shape draw:style-name="gr5" xml:id="id340" draw:id="id340"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9" draw:start-glue-point="5" draw:end-shape="id340" draw:end-glue-point="3" svg:d="m94655 75914h1011v687h1011">
          <text:p/>
        </draw:connector>
        <draw:connector draw:style-name="data_20_member" draw:layer="layout" svg:x1="94.655cm" svg:y1="75.371cm" svg:x2="99.813cm" svg:y2="68.838cm" draw:start-shape="id339" draw:start-glue-point="4" draw:end-shape="id336" draw:end-glue-point="7" svg:d="m94655 75371h2579v-6533h2579">
          <text:p/>
        </draw:connector>
        <draw:connector draw:style-name="data_20_member" draw:text-style-name="P1" draw:layer="layout" draw:line-skew="-0.532cm" svg:x1="94.603cm" svg:y1="70.914cm" svg:x2="99.813cm" svg:y2="68.501cm" draw:start-shape="id338" draw:start-glue-point="5" draw:end-shape="id336" draw:end-glue-point="6" svg:d="m94603 70914h2073v-2413h3137">
          <text:p/>
        </draw:connector>
        <draw:connector draw:style-name="data_20_member_20__28_pointer_29_" draw:layer="layout" draw:line-skew="0cm 3.04cm" svg:x1="94.603cm" svg:y1="71.664cm" svg:x2="84.856cm" svg:y2="71.171cm" draw:start-shape="id338" draw:start-glue-point="4" draw:end-shape="id303" draw:end-glue-point="6" svg:d="m94603 71664h500v1243h-10747v-1736h500">
          <text:p/>
        </draw:connector>
        <draw:connector draw:style-name="data_20_member" draw:text-style-name="P1" draw:layer="layout" draw:line-skew="-1.439cm" svg:x1="95.381cm" svg:y1="69.016cm" svg:x2="99.813cm" svg:y2="68.01cm" draw:start-shape="id337" draw:start-glue-point="1" draw:end-shape="id336"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xml:id="id341" draw:id="id341"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9" draw:start-glue-point="4" draw:end-shape="id341" draw:end-glue-point="3" svg:d="m109431 27513h502v-1172h-15079v-1144h502">
          <text:p>setPropertyValue()</text:p>
        </draw:connector>
        <draw:custom-shape draw:style-name="function" xml:id="id342" draw:id="id342"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8" draw:start-glue-point="4" draw:end-shape="id342" draw:end-glue-point="3" svg:d="m103986 23949h501v-843h-9998v-829h502">
          <text:p>commitChanges()</text:p>
        </draw:connector>
        <draw:custom-shape draw:style-name="gr1" draw:text-style-name="P1" xml:id="id343" draw:id="id343"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8" draw:start-glue-point="4" draw:end-shape="id343" draw:end-glue-point="3" svg:d="m71667 27604h666v5494h665">
          <text:p>getCommitter()</text:p>
        </draw:connector>
        <draw:custom-shape draw:style-name="gr5" xml:id="id344" draw:id="id344"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3" draw:start-glue-point="1" draw:end-shape="id344" draw:end-glue-point="4" svg:d="m74786 33098h7083v28578h7083">
          <text:p>commit()</text:p>
        </draw:connector>
        <draw:custom-shape draw:style-name="gr1" draw:text-style-name="P1" xml:id="id348" draw:id="id348"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xml:id="id298" draw:id="id298"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xml:id="id329" draw:id="id329"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xml:id="id346" draw:id="id346"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xml:id="id345" draw:id="id345"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xml:id="id347" draw:id="id347"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xml:id="id349" draw:id="id349"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5" draw:start-glue-point="0" draw:end-shape="id346" draw:end-glue-point="4" svg:d="m95872 61349v-505h986v-506">
          <text:p/>
        </draw:connector>
        <draw:connector draw:style-name="inheritance_20__28_public_29_" draw:layer="layout" svg:x1="97.103cm" svg:y1="62.333cm" svg:x2="97.428cm" svg:y2="60.338cm" draw:start-shape="id347" draw:start-glue-point="0" draw:end-shape="id346" draw:end-glue-point="5" svg:d="m97103 62333v-997h325v-998">
          <text:p/>
        </draw:connector>
        <draw:connector draw:style-name="inheritance_20__28_public_29_" draw:layer="layout" svg:x1="98.566cm" svg:y1="63.268cm" svg:x2="98.204cm" svg:y2="60.338cm" draw:start-shape="id348" draw:start-glue-point="0" draw:end-shape="id346" draw:end-glue-point="6" svg:d="m98566 63268v-1465h-362v-1465">
          <text:p/>
        </draw:connector>
        <draw:connector draw:style-name="inheritance_20__28_public_29_" draw:layer="layout" svg:x1="100.11cm" svg:y1="62.334cm" svg:x2="98.748cm" svg:y2="60.338cm" draw:start-shape="id349" draw:start-glue-point="0" draw:end-shape="id346" draw:end-glue-point="7" svg:d="m100110 62334v-998h-1362v-998">
          <text:p/>
        </draw:connector>
        <draw:custom-shape draw:style-name="gr1" draw:text-style-name="P1" xml:id="id350" draw:id="id350"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50" draw:start-glue-point="0" draw:end-shape="id348" draw:end-glue-point="2" svg:d="m98490 65132v-647h76v-647">
          <text:p/>
        </draw:connector>
        <draw:connector draw:style-name="data_20_member" draw:layer="layout" svg:x1="91.567cm" svg:y1="62.307cm" svg:x2="97.244cm" svg:y2="63.553cm" draw:start-shape="id344" draw:start-glue-point="7" draw:end-shape="id348" draw:end-glue-point="3" svg:d="m91567 62307h2839v1246h2838">
          <text:p>root</text:p>
        </draw:connector>
        <draw:custom-shape draw:style-name="gr5" xml:id="id352" draw:id="id352"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xml:id="id351" draw:id="id351"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xml:id="id353" draw:id="id353"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xml:id="id354" draw:id="id354"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xml:id="id355" draw:id="id355"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xml:id="id356" draw:id="id356"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xml:id="id357" draw:id="id357"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51" draw:start-glue-point="0" draw:end-shape="id352" draw:end-glue-point="4" svg:d="m108351 66559v-2954h1565v-2954">
          <text:p/>
        </draw:connector>
        <draw:connector draw:style-name="inheritance_20__28_public_29_" draw:layer="layout" svg:x1="113.872cm" svg:y1="67.673cm" svg:x2="110.4cm" svg:y2="60.651cm" draw:start-shape="id353" draw:start-glue-point="0" draw:end-shape="id352" draw:end-glue-point="13" svg:d="m113872 67673v-3511h-3472v-3511">
          <text:p/>
        </draw:connector>
        <draw:connector draw:style-name="inheritance_20__28_public_29_" draw:layer="layout" draw:line-skew="0.374cm" svg:x1="109.932cm" svg:y1="67.673cm" svg:x2="110.97cm" svg:y2="60.651cm" draw:start-shape="id354" draw:start-glue-point="0" draw:end-shape="id352" draw:end-glue-point="5" svg:d="m109932 67673v-3137h1038v-3885">
          <text:p/>
        </draw:connector>
        <draw:connector draw:style-name="inheritance_20__28_public_29_" draw:layer="layout" draw:line-skew="1.358cm" svg:x1="112.316cm" svg:y1="68.814cm" svg:x2="111.449cm" svg:y2="60.651cm" draw:start-shape="id355" draw:start-glue-point="0" draw:end-shape="id352" draw:end-glue-point="6" svg:d="m112316 68814v-2723h-867v-5440">
          <text:p/>
        </draw:connector>
        <draw:connector draw:style-name="inheritance_20__28_public_29_" draw:layer="layout" svg:x1="116.101cm" svg:y1="68.658cm" svg:x2="112.032cm" svg:y2="60.651cm" draw:start-shape="id356" draw:start-glue-point="0" draw:end-shape="id352" draw:end-glue-point="7" svg:d="m116101 68658v-4003h-4069v-4004">
          <text:p/>
        </draw:connector>
        <draw:connector draw:style-name="inheritance_20__28_public_29_" draw:layer="layout" draw:line-skew="-0.416cm" svg:x1="118.33cm" svg:y1="67.647cm" svg:x2="113.033cm" svg:y2="60.651cm" draw:start-shape="id357" draw:start-glue-point="0" draw:end-shape="id352" draw:end-glue-point="8" svg:d="m118330 67647v-3914h-5297v-3082">
          <text:p/>
        </draw:connector>
        <draw:connector draw:style-name="inheritance_20__28_public_29_" draw:layer="layout" draw:line-skew="-1.428cm" svg:x1="120.402cm" svg:y1="68.685cm" svg:x2="113.495cm" svg:y2="60.651cm" draw:start-shape="id358" draw:start-glue-point="0" draw:end-shape="id352" draw:end-glue-point="9" svg:d="m120402 68685v-5445h-6907v-2589">
          <text:p/>
        </draw:connector>
        <draw:connector draw:style-name="inheritance_20__28_public_29_" draw:layer="layout" draw:line-skew="-1.375cm" svg:x1="122.529cm" svg:y1="67.698cm" svg:x2="114.195cm" svg:y2="60.651cm" draw:start-shape="id359" draw:start-glue-point="0" draw:end-shape="id352" draw:end-glue-point="12" svg:d="m122529 67698v-4898h-8334v-2149">
          <text:p/>
        </draw:connector>
        <draw:connector draw:style-name="inheritance_20__28_public_29_" draw:layer="layout" draw:line-skew="-1.297cm" svg:x1="124.432cm" svg:y1="66.791cm" svg:x2="114.7cm" svg:y2="60.651cm" draw:start-shape="id360" draw:start-glue-point="0" draw:end-shape="id352" draw:end-glue-point="10" svg:d="m124432 66791v-4367h-9732v-1773">
          <text:p/>
        </draw:connector>
        <draw:connector draw:style-name="inheritance_20__28_public_29_" draw:layer="layout" draw:line-skew="-2.425cm" svg:x1="126.301cm" svg:y1="67.725cm" svg:x2="115.192cm" svg:y2="60.651cm" draw:start-shape="id361" draw:start-glue-point="0" draw:end-shape="id352" draw:end-glue-point="11" svg:d="m126301 67725v-5962h-11109v-1112">
          <text:p/>
        </draw:connector>
        <draw:custom-shape draw:style-name="gr1" draw:text-style-name="P1" xml:id="id358" draw:id="id358"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xml:id="id359" draw:id="id359"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xml:id="id360" draw:id="id360"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xml:id="id361" draw:id="id361"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xml:id="id365" draw:id="id365"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xml:id="id366" draw:id="id366"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xml:id="id363" draw:id="id363"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xml:id="id362" draw:id="id362"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xml:id="id364" draw:id="id364"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2" draw:start-glue-point="0" draw:end-shape="id363" draw:end-glue-point="4" svg:d="m117838 78559v-532h610v-532">
          <text:p/>
        </draw:connector>
        <draw:connector draw:style-name="inheritance_20__28_public_29_" draw:layer="layout" svg:x1="120.144cm" svg:y1="78.584cm" svg:x2="119.224cm" svg:y2="77.495cm" draw:start-shape="id364" draw:start-glue-point="0" draw:end-shape="id363" draw:end-glue-point="5" svg:d="m120144 78584v-544h-920v-545">
          <text:p/>
        </draw:connector>
        <draw:connector draw:style-name="inheritance_20__28_public_29_" draw:layer="layout" svg:x1="107.497cm" svg:y1="75.37cm" svg:x2="107.744cm" svg:y2="72.753cm" draw:start-shape="id365" draw:start-glue-point="0" draw:end-shape="id366" draw:end-glue-point="4" svg:d="m107497 75370v-1309h247v-1308">
          <text:p/>
        </draw:connector>
        <draw:custom-shape draw:style-name="gr1" draw:text-style-name="P1" xml:id="id367" draw:id="id367"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4" draw:start-glue-point="5" draw:end-shape="id367" draw:end-glue-point="3" svg:d="m65374 80515h1330v2h1331">
          <text:p>m_aCacheMap</text:p>
        </draw:connector>
        <draw:connector draw:style-name="data_20_member" draw:layer="layout" svg:x1="71.586cm" svg:y1="80.517cm" svg:x2="74.591cm" svg:y2="71.796cm" draw:start-shape="id367" draw:start-glue-point="1" draw:end-shape="id223"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xml:id="id368" draw:id="id368"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xml:id="id369" draw:id="id369"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8" draw:start-glue-point="1" draw:end-shape="id369" draw:end-glue-point="3" svg:d="m126871 78441h790v27h790">
          <text:p/>
        </draw:connector>
        <draw:connector draw:style-name="data_20_member" draw:layer="layout" svg:x1="119.691cm" svg:y1="77.184cm" svg:x2="124.875cm" svg:y2="78.441cm" draw:start-shape="id363" draw:start-glue-point="1" draw:end-shape="id368"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xml:id="id370" draw:id="id370"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xml:id="id371" draw:id="id371"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70" draw:start-glue-point="4" draw:end-shape="id371"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xml:id="id372" draw:id="id372"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71" draw:start-glue-point="0" draw:end-shape="id372" draw:end-glue-point="4" svg:d="m19582 21928v-4702h-2460v-2480">
          <text:p/>
        </draw:connector>
        <draw:custom-shape draw:style-name="gr1" draw:text-style-name="P1" xml:id="id373" draw:id="id373"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xml:id="id374" draw:id="id374"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xml:id="id375" draw:id="id375"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3" draw:start-glue-point="0" draw:end-shape="id371" draw:end-glue-point="4" svg:d="m15812 26638v-1998h3031v-1998">
          <text:p/>
        </draw:connector>
        <draw:connector draw:style-name="inheritance_20__28_public_29_" draw:layer="layout" draw:line-skew="0.41cm" svg:x1="21.791cm" svg:y1="26.48cm" svg:x2="19.582cm" svg:y2="22.642cm" draw:start-shape="id374" draw:start-glue-point="0" draw:end-shape="id371" draw:end-glue-point="2" svg:d="m21791 26480v-1509h-2209v-2329">
          <text:p/>
        </draw:connector>
        <draw:connector draw:style-name="inheritance_20__28_public_29_" draw:layer="layout" svg:x1="26.792cm" svg:y1="26.691cm" svg:x2="20.216cm" svg:y2="22.642cm" draw:start-shape="id375" draw:start-glue-point="0" draw:end-shape="id371" draw:end-glue-point="5" svg:d="m26792 26691v-2025h-6576v-2024">
          <text:p/>
        </draw:connector>
        <draw:custom-shape draw:style-name="gr2" xml:id="id376" draw:id="id376"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2" draw:start-glue-point="5" draw:end-shape="id376"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xml:id="id377" draw:id="id377"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70" draw:start-glue-point="5" draw:end-shape="id377" draw:end-glue-point="3" svg:d="m13523 22018h501v-1059h-1133v-1217h501">
          <text:p/>
        </draw:connector>
        <draw:custom-shape draw:style-name="gr1" draw:text-style-name="P1" xml:id="id378" draw:id="id378"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70" draw:start-glue-point="6" draw:end-shape="id378" draw:end-glue-point="5" svg:d="m11911 21772v-1140h-1593v-1139">
          <text:p/>
        </draw:connector>
        <draw:custom-shape draw:style-name="gr1" draw:text-style-name="P1" xml:id="id379" draw:id="id379"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9" draw:start-glue-point="7" draw:end-shape="id378"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7" draw:start-glue-point="1" draw:end-shape="id378"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xml:id="id380" draw:id="id380"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xml:id="id381" draw:id="id381"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80" draw:start-glue-point="0" draw:end-shape="id381"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cui" draw:style-name="dp1" draw:master-page-name="Default">
        <office:forms form:automatic-focus="false" form:apply-design-mode="false"/>
        <draw:custom-shape draw:style-name="gr1" draw:text-style-name="P1" xml:id="id384" draw:id="id384" draw:layer="layout" svg:width="4.51cm" svg:height="2.695cm" svg:x="1.996cm" svg:y="51.449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xml:id="id382" draw:id="id382" draw:layer="layout" svg:width="4.018cm" svg:height="0.7cm" svg:x="14.851cm" svg:y="51.061cm">
          <text:p text:style-name="P3">SvxNumberPreviewImpl</text:p>
          <draw:enhanced-geometry svg:viewBox="0 0 21600 21600" draw:type="rectangle" draw:enhanced-path="M 0 0 L 21600 0 21600 21600 0 21600 0 0 Z N"/>
        </draw:custom-shape>
        <draw:custom-shape draw:style-name="class_20__28_external_20_module_29_" xml:id="id383" draw:id="id383" draw:layer="layout" svg:width="1.917cm" svg:height="0.57cm" svg:x="15.085cm" svg:y="49.298cm">
          <text:p text:style-name="P2">Window</text:p>
          <draw:enhanced-geometry svg:viewBox="0 0 21600 21600" draw:type="rectangle" draw:enhanced-path="M 0 0 L 21600 0 21600 21600 0 21600 0 0 Z N"/>
        </draw:custom-shape>
        <draw:connector draw:style-name="inheritance_20__28_public_29_" draw:layer="layout" svg:x1="16.86cm" svg:y1="51.061cm" svg:x2="16.043cm" svg:y2="49.868cm" draw:start-shape="id382" draw:start-glue-point="0" draw:end-shape="id383" draw:end-glue-point="2" svg:d="m16860 51061v-596h-817v-597">
          <text:p/>
        </draw:connector>
        <draw:connector draw:style-name="data_20_member" draw:layer="layout" svg:x1="6.506cm" svg:y1="51.839cm" svg:x2="14.851cm" svg:y2="51.411cm" draw:start-shape="id384" draw:start-glue-point="4" draw:end-shape="id382" draw:end-glue-point="3" svg:d="m6506 51839h4173v-428h4172">
          <text:p/>
        </draw:connector>
        <draw:custom-shape draw:style-name="class_20__28_external_20_module_29_" xml:id="id385" draw:id="id385" draw:layer="layout" svg:width="3.214cm" svg:height="0.596cm" svg:x="16.303cm" svg:y="53.99cm">
          <text:p>SvxNumberInfoItem</text:p>
          <draw:enhanced-geometry svg:viewBox="0 0 21600 21600" draw:type="rectangle" draw:enhanced-path="M 0 0 L 21600 0 21600 21600 0 21600 0 0 Z N"/>
        </draw:custom-shape>
        <draw:custom-shape draw:style-name="class_20__28_external_20_module_29_" xml:id="id386" draw:id="id386" draw:layer="layout" svg:width="3.809cm" svg:height="1.271cm" svg:x="14.283cm" svg:y="56.01cm">
          <draw:glue-point draw:id="4" svg:x="4.998cm" svg:y="-2.541cm"/>
          <draw:glue-point draw:id="5" svg:x="4.998cm" svg:y="2.958cm"/>
          <text:p>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9cm" svg:x2="16.303cm" svg:y2="54.288cm" draw:start-shape="id384" draw:start-glue-point="5" draw:end-shape="id385" draw:end-glue-point="3" svg:d="m6506 52279h7853v2009h1944">
          <text:p/>
        </draw:connector>
        <draw:connector draw:style-name="data_20_member_20__28_pointer_29_" draw:layer="layout" draw:line-skew="2.824cm" svg:x1="6.506cm" svg:y1="52.796cm" svg:x2="14.283cm" svg:y2="56.645cm" draw:start-shape="id384" draw:start-glue-point="1" draw:end-shape="id386" draw:end-glue-point="3" svg:d="m6506 52796h6712v3849h1065">
          <text:p/>
        </draw:connector>
        <draw:custom-shape draw:style-name="class_20__28_external_20_module_29_" xml:id="id387" draw:id="id387" draw:layer="layout" svg:width="3.396cm" svg:height="1.478cm" svg:x="21.823cm" svg:y="53.574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8cm" svg:x2="21.823cm" svg:y2="53.913cm" draw:start-shape="id385" draw:start-glue-point="1" draw:end-shape="id387" draw:end-glue-point="4" svg:d="m19517 54288h1153v-375h1153">
          <text:p/>
        </draw:connector>
        <draw:custom-shape draw:style-name="class_20__28_external_20_module_29_" xml:id="id388" draw:id="id388" draw:layer="layout" svg:width="2.281cm" svg:height="0.622cm" svg:x="16.691cm" svg:y="52.097cm">
          <text:p text:style-name="P2">SfxPoolItem</text:p>
          <draw:enhanced-geometry svg:viewBox="0 0 21600 21600" draw:type="rectangle" draw:enhanced-path="M 0 0 L 21600 0 21600 21600 0 21600 0 0 Z N"/>
        </draw:custom-shape>
        <draw:connector draw:style-name="inheritance_20__28_public_29_" draw:layer="layout" svg:x1="17.91cm" svg:y1="53.99cm" svg:x2="17.831cm" svg:y2="52.719cm" draw:start-shape="id385" draw:start-glue-point="0" draw:end-shape="id388" draw:end-glue-point="2" svg:d="m17910 53990v-635h-79v-636">
          <text:p/>
        </draw:connector>
        <draw:connector draw:style-name="data_20_member_20__28_pointer_29_" draw:layer="layout" svg:x1="18.09cm" svg:y1="56.323cm" svg:x2="21.823cm" svg:y2="54.636cm" draw:start-shape="id386" draw:start-glue-point="4" draw:end-shape="id387" draw:end-glue-point="5" svg:d="m18090 56323h1867v-1687h1866">
          <text:p/>
        </draw:connector>
        <draw:custom-shape draw:style-name="class_20__28_external_20_module_29_" xml:id="id389" draw:id="id389" draw:layer="layout" svg:width="3.758cm" svg:height="1.31cm" svg:x="28.038cm" svg:y="54.942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6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2cm" svg:x2="28.038cm" svg:y2="55.96cm" draw:start-shape="id386" draw:start-glue-point="5" draw:end-shape="id389" draw:end-glue-point="4" svg:d="m18090 57020h4975v-1060h4973">
          <text:p/>
        </draw:connector>
        <draw:custom-shape draw:style-name="class_20__28_external_20_module_29_" xml:id="id390" draw:id="id390" draw:layer="layout" svg:width="2.1cm" svg:height="0.7cm" svg:x="5.028cm" svg:y="49.22cm">
          <text:p text:style-name="P2">SfxTabPage</text:p>
          <draw:enhanced-geometry svg:viewBox="0 0 21600 21600" draw:type="rectangle" draw:enhanced-path="M 0 0 L 21600 0 21600 21600 0 21600 0 0 Z N"/>
        </draw:custom-shape>
        <draw:connector draw:style-name="inheritance_20__28_public_29_" draw:layer="layout" svg:x1="4.251cm" svg:y1="51.449cm" svg:x2="6.078cm" svg:y2="49.92cm" draw:start-shape="id384" draw:start-glue-point="0" draw:end-shape="id390" draw:end-glue-point="2" svg:d="m4251 51449v-765h1827v-764">
          <text:p/>
        </draw:connector>
        <draw:custom-shape draw:style-name="class_20__28_external_20_module_29_" xml:id="id391" draw:id="id391" draw:layer="layout" svg:width="2.359cm" svg:height="0.648cm" svg:x="10.134cm" svg:y="54.352cm">
          <text:p>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4cm" svg:x2="10.134cm" svg:y2="54.676cm" draw:start-shape="id384" draw:start-glue-point="6" draw:end-shape="id391" draw:end-glue-point="3" svg:d="m6506 53314h1814v1362h1814">
          <text:p text:style-name="P2">aEntryList</text:p>
        </draw:connector>
        <draw:connector draw:style-name="gr14" draw:text-style-name="P1" draw:layer="layout" svg:x1="25.219cm" svg:y1="54.313cm" svg:x2="28.038cm" svg:y2="55.221cm" draw:start-shape="id387" draw:start-glue-point="1" draw:end-shape="id389" draw:end-glue-point="5" svg:d="m25219 54313h1410v908h1409">
          <text:p/>
        </draw:connector>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xml:id="id393" draw:id="id393"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xml:id="id392" draw:id="id392"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92" draw:start-glue-point="0" draw:end-shape="id393" draw:end-glue-point="4" svg:d="m13915 18088v-3896h4848v-3895">
          <text:p/>
        </draw:connector>
        <draw:custom-shape draw:style-name="gr2" xml:id="id394" draw:id="id394"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93" draw:start-glue-point="5" draw:end-shape="id394" draw:end-glue-point="2" svg:d="m20276 9235v-1021h3555v-1021">
          <text:p/>
        </draw:connector>
        <draw:custom-shape draw:style-name="gr2" xml:id="id395" draw:id="id395"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92" draw:start-glue-point="5" draw:end-shape="id395" draw:end-glue-point="2" svg:d="m13229 18088v-1179h-3580v-1177">
          <text:p/>
        </draw:connector>
        <draw:custom-shape draw:style-name="gr1" draw:text-style-name="P1" xml:id="id396" draw:id="id396"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xml:id="id397" draw:id="id397"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93" draw:start-glue-point="6" draw:end-shape="id396"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xml:id="id398" draw:id="id398"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97" draw:start-glue-point="0" draw:end-shape="id398" draw:end-glue-point="2" svg:d="m33677 9176v-508h851v-509">
          <text:p/>
        </draw:connector>
        <draw:connector draw:style-name="data_20_member_20__28_pointer_29_" draw:layer="layout" svg:x1="28.704cm" svg:y1="9.611cm" svg:x2="32.316cm" svg:y2="9.545cm" draw:start-shape="id396" draw:start-glue-point="4" draw:end-shape="id397" draw:end-glue-point="3" svg:d="m28704 9611h1806v-66h1806">
          <text:p/>
        </draw:connector>
        <draw:custom-shape draw:style-name="gr1" draw:text-style-name="P1" xml:id="id399" draw:id="id399"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xml:id="id400" draw:id="id400"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xml:id="id401" draw:id="id401"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99" draw:start-glue-point="0" draw:end-shape="id397" draw:end-glue-point="4" svg:d="m30802 12104v-1095h2202v-1095">
          <text:p/>
        </draw:connector>
        <draw:connector draw:style-name="inheritance_20__28_public_29_" draw:layer="layout" svg:x1="33.842cm" svg:y1="12.104cm" svg:x2="33.677cm" svg:y2="9.914cm" draw:start-shape="id400" draw:start-glue-point="0" draw:end-shape="id397" draw:end-glue-point="2" svg:d="m33842 12104v-1095h-165v-1095">
          <text:p/>
        </draw:connector>
        <draw:connector draw:style-name="inheritance_20__28_public_29_" draw:layer="layout" svg:x1="36.895cm" svg:y1="12.104cm" svg:x2="34.325cm" svg:y2="9.914cm" draw:start-shape="id401" draw:start-glue-point="0" draw:end-shape="id397" draw:end-glue-point="5" svg:d="m36895 12104v-1095h-2570v-1095">
          <text:p/>
        </draw:connector>
        <draw:custom-shape draw:style-name="uno_20_service" xml:id="id402" draw:id="id402"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92" draw:start-glue-point="4" draw:end-shape="id402" draw:end-glue-point="2" svg:d="m14600 18088v-631h2704v-630">
          <text:p/>
        </draw:connector>
        <draw:custom-shape draw:style-name="gr1" draw:text-style-name="P1" xml:id="id403" draw:id="id403"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403" draw:start-glue-point="4" draw:end-shape="id393"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xml:id="id411" draw:id="id411"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xml:id="id404" draw:id="id404"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xml:id="id405" draw:id="id405"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404" draw:start-glue-point="0" draw:end-shape="id405" draw:end-glue-point="2" svg:d="m63642 32708v-868h155v-867">
          <text:p/>
        </draw:connector>
        <draw:custom-shape draw:style-name="gr1" draw:text-style-name="P1" xml:id="id406" draw:id="id406"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xml:id="id407" draw:id="id407"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406" draw:start-glue-point="0" draw:end-shape="id407" draw:end-glue-point="2" svg:d="m58718 32658v-817h376v-817">
          <text:p/>
        </draw:connector>
        <draw:connector draw:style-name="local_20_usage_20__2f__20_return_20_type" draw:layer="layout" svg:x1="60.129cm" svg:y1="33.047cm" svg:x2="62.334cm" svg:y2="33.096cm" draw:start-shape="id406" draw:start-glue-point="4" draw:end-shape="id404" draw:end-glue-point="3" svg:d="m60129 33047h1103v49h1102">
          <text:p/>
        </draw:connector>
        <draw:custom-shape draw:style-name="gr1" draw:text-style-name="P1" xml:id="id408" draw:id="id408"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408" draw:start-glue-point="1" draw:end-shape="id406" draw:end-glue-point="3" svg:d="m55568 33344h868v830h870">
          <text:p/>
        </draw:connector>
        <draw:custom-shape draw:style-name="gr2" xml:id="id409" draw:id="id409"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408" draw:start-glue-point="4" draw:end-shape="id409" draw:end-glue-point="2" svg:d="m54144 33020v-1451h-2050v-1452">
          <text:p/>
        </draw:connector>
        <draw:custom-shape draw:style-name="uno_20_service" xml:id="id410" draw:id="id410"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408" draw:start-glue-point="5" draw:end-shape="id410" draw:end-glue-point="2" svg:d="m55075 33020v-1645h1932v-1646">
          <text:p/>
        </draw:connector>
        <draw:custom-shape draw:style-name="gr3" xml:id="id412" draw:id="id412"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411" draw:start-glue-point="1" draw:end-shape="id412" draw:end-glue-point="3" svg:d="m57178 38031h806v-38h806">
          <text:p/>
        </draw:connector>
        <draw:custom-shape draw:style-name="gr1" draw:text-style-name="P1" xml:id="id413" draw:id="id413"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xml:id="id414" draw:id="id414"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13" draw:start-glue-point="0" draw:end-shape="id414" draw:end-glue-point="2" svg:d="m50849 60373v-752h-103v-752">
          <text:p/>
        </draw:connector>
        <draw:custom-shape draw:style-name="gr1" draw:text-style-name="P3" xml:id="id415" draw:id="id415"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15" draw:start-glue-point="1" draw:end-shape="id413" draw:end-glue-point="3" svg:d="m39638 57730h4575v2915h4576">
          <text:p text:style-name="P2">getPackageManager()</text:p>
        </draw:connector>
        <draw:custom-shape draw:style-name="gr2" xml:id="id416" draw:id="id416"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15" draw:start-glue-point="0" draw:end-shape="id416"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xml:id="id417" draw:id="id417"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xml:id="id418" draw:id="id418"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17" draw:start-glue-point="5" draw:end-shape="id418" draw:end-glue-point="2" svg:d="m27810 71636v-1503h2501v-1503">
          <text:p/>
        </draw:connector>
        <draw:custom-shape draw:style-name="gr2" xml:id="id419" draw:id="id419"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17" draw:start-glue-point="4" draw:end-shape="id419" svg:d="m26542 71636v-1412h-1634v-1412">
          <text:p/>
        </draw:connector>
        <draw:connector draw:style-name="data_20_member_20__28_multiple_20_pointers_29_" draw:layer="layout" svg:x1="28.51cm" svg:y1="71.973cm" svg:x2="47.26cm" svg:y2="58.584cm" draw:start-shape="id417" draw:start-glue-point="1" draw:end-shape="id414" draw:end-glue-point="3" svg:d="m28510 71973h9375v-13389h9375">
          <text:p/>
        </draw:connector>
        <draw:custom-shape draw:style-name="gr3" xml:id="id420" draw:id="id420" draw:layer="layout" svg:width="2.047cm" svg:height="1.39cm" svg:x="37.896cm" svg:y="33.155cm">
          <draw:glue-point draw:id="4" svg:x="5.002cm" svg:y="-2.719cm"/>
          <text:p>Desktop</text:p>
          <draw:enhanced-geometry svg:viewBox="0 0 21600 21600" draw:type="rectangle" draw:enhanced-path="M 0 0 L 21600 0 21600 21600 0 21600 0 0 Z N"/>
        </draw:custom-shape>
        <draw:custom-shape draw:style-name="class_20__28_external_20_module_29_" xml:id="id421" draw:id="id421" draw:layer="layout" svg:width="2.203cm" svg:height="0.648cm" svg:x="37.767cm" svg:y="30.615cm">
          <text:p>Application</text:p>
          <draw:enhanced-geometry svg:viewBox="0 0 21600 21600" draw:type="rectangle" draw:enhanced-path="M 0 0 L 21600 0 21600 21600 0 21600 0 0 Z N"/>
        </draw:custom-shape>
        <draw:connector draw:style-name="inheritance_20__28_public_29_" draw:layer="layout" svg:x1="38.919cm" svg:y1="33.155cm" svg:x2="38.868cm" svg:y2="31.263cm" draw:start-shape="id420" draw:start-glue-point="0" draw:end-shape="id421" draw:end-glue-point="2" svg:d="m38919 33155v-946h-51v-946">
          <text:p/>
        </draw:connector>
        <draw:frame draw:style-name="annotation" draw:layer="layout" svg:width="10.338cm" svg:height="4.438cm" svg:x="37.96cm" svg:y="35.648cm">
          <draw:text-box>
            <text:p>The <text:span text:style-name="T1">Desktop</text:span> class has method called <text:span text:style-name="T1">Main()</text:span> that functions as the effective main loop of the entire OOo application.</text:p>
            <text:p/>
            <text:p>There is only one global instance of <text:span text:style-name="T1">CommandLineArgs</text:span>, which is instantiated in the first call to <text:span text:style-name="T1">Desktop::GetCommandLineArgs()</text:span>.</text:p>
          </draw:text-box>
        </draw:frame>
        <draw:custom-shape draw:style-name="gr1" draw:text-style-name="P1" xml:id="id422" draw:id="id422" draw:layer="layout" svg:width="3.419cm" svg:height="0.674cm" svg:x="44.531cm" svg:y="32.823cm">
          <text:p text:style-name="P1">CommandLineArgs</text:p>
          <draw:enhanced-geometry svg:viewBox="0 0 21600 21600" draw:type="rectangle" draw:enhanced-path="M 0 0 L 21600 0 21600 21600 0 21600 0 0 Z N"/>
        </draw:custom-shape>
        <draw:connector draw:style-name="local_20_usage_20__2f__20_return_20_type" draw:layer="layout" svg:x1="39.942cm" svg:y1="33.473cm" svg:x2="44.531cm" svg:y2="33.16cm" draw:start-shape="id420" draw:start-glue-point="4" draw:end-shape="id422" draw:end-glue-point="3" svg:d="m39942 33473h2294v-313h2295">
          <text:p>GetCommandLineArgs()</text:p>
        </draw:connector>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xml:id="id424" draw:id="id424"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xml:id="id423" draw:id="id423"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xml:id="id425" draw:id="id425"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xml:id="id426" draw:id="id426"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xml:id="id427" draw:id="id427"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23" draw:start-glue-point="0" draw:end-shape="id424" draw:end-glue-point="4" svg:d="m41054 12761v-907h700v-907">
          <text:p/>
        </draw:connector>
        <draw:connector draw:style-name="inheritance_20__28_public_29_" draw:layer="layout" svg:x1="43.18cm" svg:y1="13.851cm" svg:x2="43.206cm" svg:y2="10.947cm" draw:start-shape="id425" draw:start-glue-point="0" draw:end-shape="id424" draw:end-glue-point="7" svg:d="m43180 13851v-1452h26v-1452">
          <text:p/>
        </draw:connector>
        <draw:connector draw:style-name="inheritance_20__28_public_29_" draw:layer="layout" svg:x1="46.264cm" svg:y1="12.762cm" svg:x2="45.355cm" svg:y2="10.947cm" draw:start-shape="id426" draw:start-glue-point="0" draw:end-shape="id424" draw:end-glue-point="11" svg:d="m46264 12762v-907h-909v-908">
          <text:p/>
        </draw:connector>
        <draw:connector draw:style-name="inheritance_20__28_public_29_" draw:layer="layout" svg:x1="46.654cm" svg:y1="15.095cm" svg:x2="46.264cm" svg:y2="13.462cm" draw:start-shape="id427" draw:start-glue-point="0" draw:end-shape="id426"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xml:id="id429" draw:id="id429"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xml:id="id428" draw:id="id428"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28" draw:start-glue-point="0" draw:end-shape="id429" draw:end-glue-point="4" svg:d="m24195 13917v-959h-1075v-959">
          <text:p/>
        </draw:connector>
        <draw:custom-shape draw:style-name="gr1" draw:text-style-name="P1" xml:id="id430" draw:id="id430"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30" draw:start-glue-point="0" draw:end-shape="id428" draw:end-glue-point="4" svg:d="m21810 15576v-545h14v-544">
          <text:p/>
        </draw:connector>
        <draw:custom-shape draw:style-name="gr1" draw:text-style-name="P1" xml:id="id431" draw:id="id431"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xml:id="id432" draw:id="id432"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31" draw:start-glue-point="0" draw:end-shape="id430" draw:end-glue-point="4" svg:d="m20931 18974v-1427h-195v-1427">
          <text:p/>
        </draw:connector>
        <draw:connector draw:style-name="inheritance_20__28_public_29_" draw:layer="layout" svg:x1="24.494cm" svg:y1="17.703cm" svg:x2="22.704cm" svg:y2="16.12cm" draw:start-shape="id432" draw:start-glue-point="0" draw:end-shape="id430" draw:end-glue-point="5" svg:d="m24494 17703v-792h-1790v-791">
          <text:p/>
        </draw:connector>
        <draw:connector draw:style-name="data_20_member_20__28_pointer_29_" draw:layer="layout" svg:x1="24cm" svg:y1="15.848cm" svg:x2="41.338cm" svg:y2="10.636cm" draw:start-shape="id430" draw:start-glue-point="1" draw:end-shape="id424"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xml:id="id433" draw:id="id433"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xml:id="id434" draw:id="id434"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33" draw:start-glue-point="4" draw:end-shape="id434" draw:end-glue-point="2" svg:d="m52927 45091v-1124h-1v-1124">
          <text:p/>
        </draw:connector>
        <draw:custom-shape draw:style-name="uno_20_service" xml:id="id435" draw:id="id435"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33" draw:start-glue-point="5" draw:end-shape="id435" draw:end-glue-point="2" svg:d="m54817 45091v-489h2489v-489">
          <text:p/>
        </draw:connector>
        <draw:custom-shape draw:style-name="gr5" xml:id="id436" draw:id="id436" draw:layer="layout" svg:width="2.721cm" svg:height="0.7cm" svg:x="58.472cm" svg:y="46.368cm">
          <text:p>FormatEntry</text:p>
          <draw:enhanced-geometry svg:viewBox="0 0 21600 21600" draw:type="rectangle" draw:enhanced-path="M 0 0 L 21600 0 21600 21600 0 21600 0 0 Z N"/>
        </draw:custom-shape>
        <draw:custom-shape draw:style-name="gr15" xml:id="id437" draw:id="id437"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33" draw:start-glue-point="6" draw:end-shape="id436" draw:end-glue-point="3" svg:d="m55777 46315h1347v403h1348">
          <text:p/>
        </draw:connector>
        <draw:connector draw:style-name="data_20_member" draw:layer="layout" svg:x1="61.193cm" svg:y1="46.718cm" svg:x2="63.812cm" svg:y2="46.764cm" draw:start-shape="id436" draw:start-glue-point="1" draw:end-shape="id437"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xml:id="id438" draw:id="id438"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xml:id="id439" draw:id="id439"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38" draw:start-glue-point="4" draw:end-shape="id439" draw:end-glue-point="2" svg:d="m42948 46731v-1516h-2216v-1517">
          <text:p/>
        </draw:connector>
        <draw:connector draw:style-name="data_20_member_20__28_multiple_29_" draw:layer="layout" svg:x1="45.307cm" svg:y1="47.047cm" svg:x2="63.812cm" svg:y2="47.458cm" draw:start-shape="id438" draw:start-glue-point="7" draw:end-shape="id437" draw:end-glue-point="5" svg:d="m45307 47047h9252v411h9253">
          <text:p/>
        </draw:connector>
        <draw:custom-shape draw:style-name="gr2" xml:id="id440" draw:id="id440"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38" draw:start-glue-point="6" draw:end-shape="id440" draw:end-glue-point="3" svg:d="m45307 47747h1347v1537h1347">
          <text:p/>
        </draw:connector>
        <draw:custom-shape draw:style-name="gr1" draw:text-style-name="P1" xml:id="id441" draw:id="id441"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41" draw:start-glue-point="4" draw:end-shape="id440" draw:end-glue-point="2" svg:d="m55285 51733v-1063h-3215v-1062">
          <text:p/>
        </draw:connector>
        <draw:custom-shape draw:style-name="uno_20_service" xml:id="id442" draw:id="id442"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41" draw:start-glue-point="5" draw:end-shape="id442" draw:end-glue-point="2" svg:d="m57512 51733v-842h4264v-842">
          <text:p/>
        </draw:connector>
        <draw:custom-shape draw:style-name="gr1" draw:text-style-name="P1" xml:id="id443" draw:id="id443"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43" draw:start-glue-point="5" draw:end-shape="id438" draw:end-glue-point="3" svg:d="m34807 46704h3604v675h3604">
          <text:p/>
        </draw:connector>
        <draw:custom-shape draw:style-name="gr1" draw:text-style-name="P1" xml:id="id445" draw:id="id445"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xml:id="id444" draw:id="id444"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44" draw:start-glue-point="1" draw:end-shape="id443" draw:end-glue-point="7" svg:d="m21280 49130h5053v-2348h5054">
          <text:p/>
        </draw:connector>
        <draw:connector draw:style-name="data_20_member" draw:layer="layout" svg:x1="23.818cm" svg:y1="43.063cm" svg:x2="31.387cm" svg:y2="45.773cm" draw:start-shape="id445" draw:start-glue-point="1" draw:end-shape="id443" draw:end-glue-point="6" svg:d="m23818 43063h3784v2710h3785">
          <text:p/>
        </draw:connector>
        <draw:custom-shape draw:style-name="gr2" xml:id="id446" draw:id="id446"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45" draw:start-glue-point="4" draw:end-shape="id446" draw:end-glue-point="2" svg:d="m22135 42636v-998h-3254v-998">
          <text:p/>
        </draw:connector>
        <draw:custom-shape draw:style-name="uno_20_service" xml:id="id447" draw:id="id447"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45" draw:start-glue-point="5" draw:end-shape="id447" draw:end-glue-point="2" svg:d="m23195 42636v-1880h1220v-1878">
          <text:p/>
        </draw:connector>
        <draw:custom-shape draw:style-name="gr2" xml:id="id448" draw:id="id448"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xml:id="id449" draw:id="id449"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44" draw:start-glue-point="4" draw:end-shape="id448" svg:d="m19595 48703v-868h-3201v-868">
          <text:p/>
        </draw:connector>
        <draw:connector draw:style-name="inheritance_20__28_public_29_" draw:layer="layout" svg:x1="20.681cm" svg:y1="48.703cm" svg:x2="22.678cm" svg:y2="45.046cm" draw:start-shape="id444" draw:start-glue-point="5" draw:end-shape="id449" draw:end-glue-point="2" svg:d="m20681 48703v-1829h1997v-1828">
          <text:p/>
        </draw:connector>
        <draw:custom-shape draw:style-name="gr1" draw:text-style-name="P1" xml:id="id451" draw:id="id451"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xml:id="id450" draw:id="id450"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xml:id="id452" draw:id="id452"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50" draw:start-glue-point="4" draw:end-shape="id451" draw:end-glue-point="2" svg:d="m44303 61323v-1075h-2627v-1076">
          <text:p/>
        </draw:connector>
        <draw:connector draw:style-name="inheritance_20__28_public_29_" draw:layer="layout" svg:x1="46.228cm" svg:y1="61.323cm" svg:x2="50.307cm" svg:y2="58.084cm" draw:start-shape="id450" draw:start-glue-point="5" draw:end-shape="id452" draw:end-glue-point="2" svg:d="m46228 61323v-1619h4079v-1620">
          <text:p/>
        </draw:connector>
        <draw:custom-shape draw:style-name="uno_20_service" xml:id="id453" draw:id="id453"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50" draw:start-glue-point="0" draw:end-shape="id453" svg:d="m45201 61323v-4095h-5961v-4095">
          <text:p/>
        </draw:connector>
        <draw:custom-shape draw:style-name="gr1" draw:text-style-name="P1" xml:id="id454" draw:id="id454"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50" draw:start-glue-point="1" draw:end-shape="id454" draw:end-glue-point="3" svg:d="m47223 61660h1465v791h1465">
          <text:p>m_pImpl</text:p>
        </draw:connector>
        <draw:custom-shape draw:style-name="gr1" draw:text-style-name="P1" xml:id="id455" draw:id="id455"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54" draw:start-glue-point="4" draw:end-shape="id455" draw:end-glue-point="3" svg:d="m53185 61402h1115v-427h1115">
          <text:p/>
        </draw:connector>
        <draw:connector draw:style-name="data_20_member_20__28_pointer_29_" draw:layer="layout" draw:line-skew="0cm 4.596cm" svg:x1="53.185cm" svg:y1="63.474cm" svg:x2="43.179cm" svg:y2="61.66cm" draw:start-shape="id454" draw:start-glue-point="7" draw:end-shape="id450" draw:end-glue-point="3" svg:d="m53185 63474h501v1711h-11008v-3525h501">
          <text:p/>
        </draw:connector>
        <draw:custom-shape draw:style-name="gr1" draw:text-style-name="P1" xml:id="id456" draw:id="id456"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54" draw:start-glue-point="1" draw:end-shape="id456"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xml:id="id457" draw:id="id457"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56" draw:start-glue-point="4" draw:end-shape="id457" draw:end-glue-point="3" svg:d="m59145 63449h2010v-869h2010">
          <text:p/>
        </draw:connector>
        <draw:custom-shape draw:style-name="gr2" xml:id="id458" draw:id="id458"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56" draw:start-glue-point="1" draw:end-shape="id458" draw:end-glue-point="3" svg:d="m59145 63772h2049v13h2048">
          <text:p/>
        </draw:connector>
        <draw:custom-shape draw:style-name="gr1" draw:text-style-name="P1" xml:id="id459" draw:id="id459"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xml:id="id460" draw:id="id460"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59" draw:start-glue-point="5" draw:end-shape="id460" draw:end-glue-point="2" svg:d="m31517 60805v-1594h-2305v-1594">
          <text:p/>
        </draw:connector>
        <draw:connector draw:style-name="inheritance_20__28_public_29_" draw:layer="layout" draw:line-skew="2.151cm" svg:x1="32.863cm" svg:y1="60.805cm" svg:x2="36.442cm" svg:y2="53.132cm" draw:start-shape="id459" draw:start-glue-point="4" draw:end-shape="id453"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xml:id="id463" draw:id="id463"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xml:id="id461" draw:id="id461"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xml:id="id462" draw:id="id462"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61" draw:start-glue-point="0" draw:end-shape="id462" draw:end-glue-point="2" svg:d="m24323 8266v-2929h-1064v-2929">
          <text:p/>
        </draw:connector>
        <draw:connector draw:style-name="data_20_member_20__28_pointer_29_" draw:layer="layout" svg:x1="26.435cm" svg:y1="8.603cm" svg:x2="30.193cm" svg:y2="8.252cm" draw:start-shape="id461" draw:start-glue-point="1" draw:end-shape="id463" draw:end-glue-point="3" svg:d="m26435 8603h1879v-351h1879">
          <text:p>getPropertyBox()</text:p>
        </draw:connector>
        <draw:custom-shape draw:style-name="gr1" draw:text-style-name="P1" xml:id="id464" draw:id="id464"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xml:id="id465" draw:id="id465"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64" draw:start-glue-point="5" draw:end-shape="id465" draw:end-glue-point="2" svg:d="m14205 11299v-920h-2204v-919">
          <text:p/>
        </draw:connector>
        <draw:connector draw:style-name="data_20_member_20__28_pointer_29_" draw:layer="layout" svg:x1="17.675cm" svg:y1="11.637cm" svg:x2="22.211cm" svg:y2="8.603cm" draw:start-shape="id464" draw:start-glue-point="1" draw:end-shape="id461"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xml:id="id466" draw:id="id466"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xml:id="id467" draw:id="id467"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66" draw:start-glue-point="0" draw:end-shape="id467" svg:d="m9971 24403v-1296h1166v-1295">
          <text:p/>
        </draw:connector>
        <draw:custom-shape draw:style-name="gr1" draw:text-style-name="P1" xml:id="id468" draw:id="id468"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xml:id="id469" draw:id="id469"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68" draw:start-glue-point="5" draw:end-shape="id469" draw:end-glue-point="2" svg:d="m18544 7994v-710h7543v-709">
          <text:p/>
        </draw:connector>
        <draw:custom-shape draw:style-name="gr1" draw:text-style-name="P1" xml:id="id470" draw:id="id470"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xml:id="id471" draw:id="id471"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69" draw:start-glue-point="0" draw:end-shape="id470" draw:end-glue-point="4" svg:d="m26087 5512v-637h467v-637">
          <text:p/>
        </draw:connector>
        <draw:connector draw:style-name="inheritance_20__28_public_29_" draw:layer="layout" svg:x1="30.532cm" svg:y1="5.925cm" svg:x2="28.211cm" svg:y2="4.238cm" draw:start-shape="id471" draw:start-glue-point="0" draw:end-shape="id470"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xml:id="id472" draw:id="id472"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xml:id="id473" draw:id="id473"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72" draw:start-glue-point="0" draw:end-shape="id473" draw:end-glue-point="2" svg:d="m22374 28330v-726h376v-726">
          <text:p/>
        </draw:connector>
        <draw:custom-shape draw:style-name="uno_20_service" xml:id="id474" draw:id="id474"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68" draw:start-glue-point="4" draw:end-shape="id474"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158.618cm" svg:height="67.562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xml:id="id475" draw:id="id475"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xml:id="id476" draw:id="id476"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75" draw:start-glue-point="0" draw:end-shape="id476" draw:end-glue-point="2" svg:d="m60336 38986v-644h-24v-643">
          <text:p/>
        </draw:connector>
        <draw:custom-shape draw:style-name="gr1" draw:text-style-name="P1" xml:id="id483" draw:id="id483"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xml:id="id477" draw:id="id477"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xml:id="id478" draw:id="id478"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xml:id="id479" draw:id="id479"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77" draw:start-glue-point="0" draw:end-shape="id478" draw:end-glue-point="4" svg:d="m44821 38997v-1856h1556v-1856">
          <text:p/>
        </draw:connector>
        <draw:connector draw:style-name="inheritance_20__28_public_29_" draw:layer="layout" svg:x1="50.096cm" svg:y1="37.851cm" svg:x2="48.837cm" svg:y2="35.285cm" draw:start-shape="id479" draw:start-glue-point="0" draw:end-shape="id478" draw:end-glue-point="5" svg:d="m50096 37851v-1283h-1259v-1283">
          <text:p/>
        </draw:connector>
        <draw:custom-shape draw:style-name="gr1" draw:text-style-name="P1" xml:id="id480" draw:id="id480"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80" draw:start-glue-point="4" draw:end-shape="id477" draw:end-glue-point="3" svg:d="m37227 38705h2981v600h2981">
          <text:p>createUIElement()</text:p>
        </draw:connector>
        <draw:custom-shape draw:style-name="gr2" xml:id="id481" draw:id="id481"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78" draw:start-glue-point="0" draw:end-shape="id481" draw:end-glue-point="2" svg:d="m47594 34585v-1374h-1596v-1374">
          <text:p/>
        </draw:connector>
        <draw:custom-shape draw:style-name="uno_20_service" xml:id="id482" draw:id="id482"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80" draw:start-glue-point="0" draw:end-shape="id482" svg:d="m35646 37929v-1141h-262v-1141">
          <text:p/>
        </draw:connector>
        <draw:connector draw:style-name="data_20_member_20__28_pointer_29_" draw:layer="layout" svg:x1="46.453cm" svg:y1="39.305cm" svg:x2="52.168cm" svg:y2="41.282cm" draw:start-shape="id477" draw:start-glue-point="1" draw:end-shape="id483" draw:end-glue-point="3" svg:d="m46453 39305h2857v1977h2858">
          <text:p>m_xStatusBarManager</text:p>
        </draw:connector>
        <draw:connector draw:style-name="data_20_member_20__28_pointer_29_" draw:layer="layout" svg:x1="55.147cm" svg:y1="41.282cm" svg:x2="58.668cm" svg:y2="39.307cm" draw:start-shape="id483" draw:start-glue-point="1" draw:end-shape="id475"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xml:id="id484" draw:id="id484"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xml:id="id485" draw:id="id485"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84" draw:start-glue-point="0" draw:end-shape="id485" draw:end-glue-point="4" svg:d="m15032 30843v-4783h1556v-4782">
          <text:p/>
        </draw:connector>
        <draw:custom-shape draw:style-name="gr1" draw:text-style-name="P1" xml:id="id486" draw:id="id486" draw:layer="layout" svg:width="4.472cm" svg:height="0.662cm" svg:x="25.239cm" svg:y="32.808cm">
          <text:p text:style-name="P1">RecentFilesMenuController</text:p>
          <draw:enhanced-geometry svg:viewBox="0 0 21600 21600" draw:type="rectangle" draw:enhanced-path="M 0 0 L 21600 0 21600 21600 0 21600 0 0 Z N"/>
        </draw:custom-shape>
        <draw:custom-shape draw:style-name="gr1" draw:text-style-name="P1" xml:id="id487" draw:id="id487" draw:layer="layout" svg:width="5.08cm" svg:height="0.741cm" svg:x="27.568cm" svg:y="30.373cm">
          <draw:glue-point draw:id="4" svg:x="-3.854cm" svg:y="5.006cm"/>
          <draw:glue-point draw:id="5" svg:x="-2.5cm" svg:y="5.006cm"/>
          <draw:glue-point draw:id="6" svg:x="-1.041cm" svg:y="5.006cm"/>
          <draw:glue-point draw:id="7" svg:x="1.145cm" svg:y="5.006cm"/>
          <draw:glue-point draw:id="8" svg:x="2.604cm" svg:y="5.006cm"/>
          <draw:glue-point draw:id="9" svg:x="4.011cm" svg:y="5.006cm"/>
          <text:p text:style-name="P1">PopupMenuControllerBase</text:p>
          <draw:enhanced-geometry svg:viewBox="0 0 21600 21600" draw:type="rectangle" draw:enhanced-path="M 0 0 L 21600 0 21600 21600 0 21600 0 0 Z N"/>
        </draw:custom-shape>
        <draw:connector draw:style-name="inheritance_20__28_public_29_" draw:layer="layout" svg:x1="27.475cm" svg:y1="32.808cm" svg:x2="28.151cm" svg:y2="31.113cm" draw:start-shape="id486" draw:start-glue-point="0" draw:end-shape="id487" draw:end-glue-point="4" svg:d="m27475 32808v-847h676v-848">
          <text:p/>
        </draw:connector>
        <draw:custom-shape draw:style-name="gr2" xml:id="id488" draw:id="id488" draw:layer="layout" svg:width="6.879cm" svg:height="3.518cm" svg:x="26.537cm" svg:y="24.423cm">
          <text:p>com.sun.star.awt.XMenuListener <text:s text:c="10"/></text:p>
          <text:p>com.sun.star.frame.XDispatch <text:s text:c="12"/></text:p>
          <text:p>com.sun.star.frame.XDispatchProvider <text:s text:c="4"/></text:p>
          <text:p>com.sun.star.frame.XPopupMenuController</text:p>
          <text:p>com.sun.star.frame.XStatusListener <text:s text:c="6"/></text:p>
          <text:p>com.sun.star.lang.XComponent <text:s text:c="12"/></text:p>
          <text:p>com.sun.star.lang.XInitialization <text:s text:c="7"/></text:p>
          <text:p>com.sun.star.lang.XServiceInfo <text:s text:c="10"/></text:p>
          <text:p>com.sun.star.lang.XTypeProvider <text:s text:c="9"/></text:p>
          <draw:enhanced-geometry svg:viewBox="0 0 21600 21600" draw:type="rectangle" draw:enhanced-path="M 0 0 L 21600 0 21600 21600 0 21600 0 0 Z N"/>
        </draw:custom-shape>
        <draw:connector draw:style-name="inheritance_20__28_public_29_" draw:layer="layout" svg:x1="30.108cm" svg:y1="30.373cm" svg:x2="29.976cm" svg:y2="27.941cm" draw:start-shape="id487" draw:start-glue-point="0" draw:end-shape="id488" draw:end-glue-point="2" svg:d="m30108 30373v-1216h-132v-1216">
          <text:p/>
        </draw:connector>
        <draw:custom-shape draw:style-name="gr1" draw:text-style-name="P1" xml:id="id490" draw:id="id490" draw:layer="layout" svg:width="2.091cm" svg:height="0.714cm" svg:x="82.879cm" svg:y="32.632cm">
          <text:p text:style-name="P1">LoadEnv</text:p>
          <draw:enhanced-geometry svg:viewBox="0 0 21600 21600" draw:type="rectangle" draw:enhanced-path="M 0 0 L 21600 0 21600 21600 0 21600 0 0 Z N"/>
        </draw:custom-shape>
        <draw:custom-shape draw:style-name="gr1" draw:text-style-name="P1" xml:id="id489" draw:id="id489" draw:layer="layout" svg:width="2.804cm" svg:height="2.513cm" svg:x="76.781cm" svg:y="31.441cm">
          <draw:glue-point draw:id="4" svg:x="5.003cm" svg:y="3.426cm"/>
          <draw:glue-point draw:id="5" svg:x="5.003cm" svg:y="1.424cm"/>
          <draw:glue-point draw:id="6" svg:x="5.003cm" svg:y="-1.627cm"/>
          <draw:glue-point draw:id="7" svg:x="5.003cm" svg:y="-3.736cm"/>
          <text:p text:style-name="P1">LoadDispatcher</text:p>
          <draw:enhanced-geometry svg:viewBox="0 0 21600 21600" draw:type="rectangle" draw:enhanced-path="M 0 0 L 21600 0 21600 21600 0 21600 0 0 Z N"/>
        </draw:custom-shape>
        <draw:connector draw:style-name="data_20_member" draw:layer="layout" svg:x1="79.585cm" svg:y1="33.557cm" svg:x2="82.879cm" svg:y2="32.989cm" draw:start-shape="id489" draw:start-glue-point="4" draw:end-shape="id490" draw:end-glue-point="3" svg:d="m79585 33557h1647v-568h1647">
          <text:p/>
        </draw:connector>
        <draw:custom-shape draw:style-name="gr2" xml:id="id491" draw:id="id491" draw:layer="layout" svg:width="7.144cm" svg:height="1.005cm" svg:x="74.387cm" svg:y="28.134cm">
          <text:p>com.sun.star.frame.XNotifyingDispatch</text:p>
          <text:p>com.sun.star.frame.XSynchronousDispatch</text:p>
          <draw:enhanced-geometry svg:viewBox="0 0 21600 21600" draw:type="rectangle" draw:enhanced-path="M 0 0 L 21600 0 21600 21600 0 21600 0 0 Z N"/>
        </draw:custom-shape>
        <draw:connector draw:style-name="inheritance_20__28_public_29_" draw:layer="layout" svg:x1="78.183cm" svg:y1="31.441cm" svg:x2="77.959cm" svg:y2="29.139cm" draw:start-shape="id489" draw:start-glue-point="0" draw:end-shape="id491" draw:end-glue-point="2" svg:d="m78183 31441v-1152h-224v-1150">
          <text:p/>
        </draw:connector>
        <draw:custom-shape draw:style-name="gr1" draw:text-style-name="P1" xml:id="id492" draw:id="id492" draw:layer="layout" svg:width="2.136cm" svg:height="0.966cm" svg:x="74.739cm" svg:y="46.093cm">
          <draw:glue-point draw:id="4" svg:x="2.382cm" svg:y="-5.01cm"/>
          <draw:glue-point draw:id="5" svg:x="-2.86cm" svg:y="-5.01cm"/>
          <text:p text:style-name="P1">Desktop</text:p>
          <draw:enhanced-geometry svg:viewBox="0 0 21600 21600" draw:type="rectangle" draw:enhanced-path="M 0 0 L 21600 0 21600 21600 0 21600 0 0 Z N"/>
        </draw:custom-shape>
        <draw:custom-shape draw:style-name="uno_20_service" xml:id="id493" draw:id="id493" draw:layer="layout" svg:width="6.233cm" svg:height="1.119cm" svg:x="76.316cm" svg:y="43.448cm">
          <text:p>com.sun.star.frame.Desktop</text:p>
          <text:p>com.sun.star.comp.framework.Desktop</text:p>
          <draw:enhanced-geometry svg:viewBox="0 0 21600 21600" draw:type="rectangle" draw:enhanced-path="M 0 0 L 21600 0 21600 21600 0 21600 0 0 Z N"/>
        </draw:custom-shape>
        <draw:connector draw:style-name="inheritance_20__28_public_29_" draw:layer="layout" svg:x1="76.315cm" svg:y1="46.093cm" svg:x2="79.432cm" svg:y2="44.567cm" draw:start-shape="id492" draw:start-glue-point="4" draw:end-shape="id493" draw:end-glue-point="2" svg:d="m76315 46093v-763h3117v-763">
          <text:p/>
        </draw:connector>
        <draw:custom-shape draw:style-name="gr1" draw:text-style-name="P1" xml:id="id494" draw:id="id494" draw:layer="layout" svg:width="2.875cm" svg:height="2.775cm" svg:x="69.205cm" svg:y="31.33cm">
          <draw:glue-point draw:id="4" svg:x="5.001cm" svg:y="-3.772cm"/>
          <draw:glue-point draw:id="5" svg:x="-2.48cm" svg:y="-5.005cm"/>
          <draw:glue-point draw:id="6" svg:x="5.001cm" svg:y="-1.578cm"/>
          <draw:glue-point draw:id="7" svg:x="5.001cm" svg:y="1.664cm"/>
          <draw:glue-point draw:id="8" svg:x="5.001cm" svg:y="3.571cm"/>
          <text:p text:style-name="P1">DispatchProvider</text:p>
          <draw:enhanced-geometry svg:viewBox="0 0 21600 21600" draw:type="rectangle" draw:enhanced-path="M 0 0 L 21600 0 21600 21600 0 21600 0 0 Z N"/>
        </draw:custom-shape>
        <draw:connector draw:style-name="local_20_usage_20__2f__20_return_20_type" draw:layer="layout" draw:line-skew="1.247cm" svg:x1="72.079cm" svg:y1="31.671cm" svg:x2="76.781cm" svg:y2="32.697cm" draw:start-shape="id494" draw:start-glue-point="4" draw:end-shape="id489" draw:end-glue-point="3" svg:d="m72079 31671h3598v1026h1104">
          <text:p/>
        </draw:connector>
        <draw:custom-shape draw:style-name="gr2" xml:id="id495" draw:id="id495" draw:layer="layout" svg:width="5.953cm" svg:height="0.767cm" svg:x="64.267cm" svg:y="28.601cm">
          <text:p>com.sun.star.frame.XDispatchProvider</text:p>
          <draw:enhanced-geometry svg:viewBox="0 0 21600 21600" draw:type="rectangle" draw:enhanced-path="M 0 0 L 21600 0 21600 21600 0 21600 0 0 Z N"/>
        </draw:custom-shape>
        <draw:connector draw:style-name="inheritance_20__28_public_29_" draw:layer="layout" svg:x1="69.929cm" svg:y1="31.33cm" svg:x2="67.243cm" svg:y2="29.368cm" draw:start-shape="id494" draw:start-glue-point="5" draw:end-shape="id495" draw:end-glue-point="2" svg:d="m69929 31330v-982h-2686v-980">
          <text:p/>
        </draw:connector>
        <draw:custom-shape draw:style-name="gr1" draw:text-style-name="P1" xml:id="id496" draw:id="id496" draw:layer="layout" svg:width="2.884cm" svg:height="0.661cm" svg:x="76.781cm" svg:y="34.501cm">
          <text:p text:style-name="P1">MenuDispatcher</text:p>
          <draw:enhanced-geometry svg:viewBox="0 0 21600 21600" draw:type="rectangle" draw:enhanced-path="M 0 0 L 21600 0 21600 21600 0 21600 0 0 Z N"/>
        </draw:custom-shape>
        <draw:custom-shape draw:style-name="gr1" draw:text-style-name="P1" xml:id="id497" draw:id="id497" draw:layer="layout" svg:width="3.598cm" svg:height="0.768cm" svg:x="76.781cm" svg:y="35.533cm">
          <text:p text:style-name="P1">HelpAgentDispatcher</text:p>
          <draw:enhanced-geometry svg:viewBox="0 0 21600 21600" draw:type="rectangle" draw:enhanced-path="M 0 0 L 21600 0 21600 21600 0 21600 0 0 Z N"/>
        </draw:custom-shape>
        <draw:custom-shape draw:style-name="gr1" draw:text-style-name="P1" xml:id="id498" draw:id="id498" draw:layer="layout" svg:width="3.175cm" svg:height="0.741cm" svg:x="76.781cm" svg:y="36.645cm">
          <text:p text:style-name="P1">CloseDispatcher</text:p>
          <draw:enhanced-geometry svg:viewBox="0 0 21600 21600" draw:type="rectangle" draw:enhanced-path="M 0 0 L 21600 0 21600 21600 0 21600 0 0 Z N"/>
        </draw:custom-shape>
        <draw:custom-shape draw:style-name="gr1" draw:text-style-name="P1" xml:id="id499" draw:id="id499" draw:layer="layout" svg:width="4.366cm" svg:height="0.767cm" svg:x="76.781cm" svg:y="37.624cm">
          <text:p text:style-name="P1">StartModuleDispatcher</text:p>
          <draw:enhanced-geometry svg:viewBox="0 0 21600 21600" draw:type="rectangle" draw:enhanced-path="M 0 0 L 21600 0 21600 21600 0 21600 0 0 Z N"/>
        </draw:custom-shape>
        <draw:connector draw:style-name="local_20_usage_20__2f__20_return_20_type" draw:layer="layout" draw:line-skew="0.566cm" svg:x1="72.079cm" svg:y1="32.28cm" svg:x2="76.781cm" svg:y2="34.831cm" draw:start-shape="id494" draw:start-glue-point="6" draw:end-shape="id496" svg:d="m72079 32280h2917v2551h1785">
          <text:p/>
        </draw:connector>
        <draw:connector draw:style-name="local_20_usage_20__2f__20_return_20_type" draw:layer="layout" draw:line-skew="-0.242cm" svg:x1="72.08cm" svg:y1="32.717cm" svg:x2="76.781cm" svg:y2="35.917cm" draw:start-shape="id494" draw:start-glue-point="1" draw:end-shape="id497" svg:d="m72080 32717h2108v3200h2593">
          <text:p/>
        </draw:connector>
        <draw:connector draw:style-name="local_20_usage_20__2f__20_return_20_type" draw:layer="layout" draw:line-skew="-0.876cm" svg:x1="72.079cm" svg:y1="33.178cm" svg:x2="76.781cm" svg:y2="37.015cm" draw:start-shape="id494" draw:start-glue-point="7" draw:end-shape="id498" draw:end-glue-point="3" svg:d="m72079 33178h1475v3837h3227">
          <text:p/>
        </draw:connector>
        <draw:connector draw:style-name="local_20_usage_20__2f__20_return_20_type" draw:layer="layout" draw:line-skew="-1.696cm" svg:x1="72.079cm" svg:y1="33.707cm" svg:x2="76.781cm" svg:y2="38.007cm" draw:start-shape="id494" draw:start-glue-point="8" draw:end-shape="id499" draw:end-glue-point="3" svg:d="m72079 33707h655v4300h4047">
          <text:p/>
        </draw:connector>
        <draw:frame draw:style-name="annotation" draw:layer="layout" svg:width="5.371cm" svg:height="3.689cm" svg:x="83.344cm" svg:y="33.715cm">
          <draw:text-box>
            <text:p><text:span text:style-name="T1">LoadEnv</text:span> does the actual loading of documents.</text:p>
          </draw:text-box>
        </draw:frame>
        <draw:custom-shape draw:style-name="gr1" draw:text-style-name="P1" xml:id="id500" draw:id="id500" draw:layer="layout" svg:width="5.597cm" svg:height="1.247cm" svg:x="66.045cm" svg:y="51.796cm">
          <draw:glue-point draw:id="4" svg:x="2.045cm" svg:y="-5.019cm"/>
          <draw:glue-point draw:id="5" svg:x="5cm" svg:y="-2.951cm"/>
          <text:p text:style-name="P1">XCUBasedAcceleratorConfiguration</text:p>
          <draw:enhanced-geometry svg:viewBox="0 0 21600 21600" draw:type="rectangle" draw:enhanced-path="M 0 0 L 21600 0 21600 21600 0 21600 0 0 Z N"/>
        </draw:custom-shape>
        <draw:custom-shape draw:style-name="gr2" xml:id="id501" draw:id="id501" draw:layer="layout" svg:width="6.92cm" svg:height="1.527cm" svg:x="68.36cm" svg:y="48.947cm">
          <text:p>com.sun.star.util.XChangesListener</text:p>
          <text:p>com.sun.star.form.XReset</text:p>
          <text:p>com.sun.star.ui.XAcceleratorConfigurationn</text:p>
          <draw:enhanced-geometry svg:viewBox="0 0 21600 21600" draw:type="rectangle" draw:enhanced-path="M 0 0 L 21600 0 21600 21600 0 21600 0 0 Z N"/>
        </draw:custom-shape>
        <draw:connector draw:style-name="inheritance_20__28_public_29_" draw:layer="layout" svg:x1="69.987cm" svg:y1="51.796cm" svg:x2="71.82cm" svg:y2="50.474cm" draw:start-shape="id500" draw:start-glue-point="4" draw:end-shape="id501" draw:end-glue-point="2" svg:d="m69987 51796v-662h1833v-660">
          <text:p/>
        </draw:connector>
        <draw:frame draw:style-name="annotation" draw:layer="layout" svg:width="8.955cm" svg:height="1.194cm" svg:x="65.916cm" svg:y="55.055cm">
          <draw:text-box>
            <text:p><text:span text:style-name="T1">XCUBasedAcceleratorConfiguration</text:span> implements UNO service for reading and writing keyboard shortcut settings.</text:p>
          </draw:text-box>
        </draw:frame>
        <draw:custom-shape draw:style-name="gr1" draw:text-style-name="P1" xml:id="id502" draw:id="id502" draw:layer="layout" svg:width="3.435cm" svg:height="0.89cm" svg:x="75.609cm" svg:y="51.314cm">
          <text:p text:style-name="P1">AcceleratorCache</text:p>
          <draw:enhanced-geometry svg:viewBox="0 0 21600 21600" draw:type="rectangle" draw:enhanced-path="M 0 0 L 21600 0 21600 21600 0 21600 0 0 Z N"/>
        </draw:custom-shape>
        <draw:connector draw:style-name="data_20_member_20__28_multiple_29_" draw:layer="layout" svg:x1="71.641cm" svg:y1="52.052cm" svg:x2="75.609cm" svg:y2="51.759cm" draw:start-shape="id500" draw:start-glue-point="5" draw:end-shape="id502" draw:end-glue-point="3" svg:d="m71641 52052h1984v-293h1984">
          <text:p/>
        </draw:connector>
      </draw:page>
      <draw:page draw:name="i18npool" draw:style-name="dp1" draw:master-page-name="Default">
        <office:forms form:automatic-focus="false" form:apply-design-mode="false"/>
        <draw:custom-shape draw:style-name="namespace" draw:layer="layout" svg:width="18.348cm" svg:height="11.919cm" svg:x="30.23cm" svg:y="16.259cm">
          <text:p text:style-name="P2">i18n</text:p>
          <draw:enhanced-geometry svg:viewBox="0 0 21600 21600" draw:type="rectangle" draw:enhanced-path="M 0 0 L 21600 0 21600 21600 0 21600 0 0 Z N"/>
        </draw:custom-shape>
        <draw:custom-shape draw:style-name="namespace" draw:layer="layout" svg:width="20.041cm" svg:height="13.851cm" svg:x="29.331cm" svg:y="15.12cm">
          <text:p text:style-name="P2">com::sun::star</text:p>
          <draw:enhanced-geometry svg:viewBox="0 0 21600 21600" draw:type="rectangle" draw:enhanced-path="M 0 0 L 21600 0 21600 21600 0 21600 0 0 Z N"/>
        </draw:custom-shape>
        <draw:custom-shape draw:style-name="gr1" draw:text-style-name="P1" xml:id="id503" draw:id="id503" draw:layer="layout" svg:width="2.722cm" svg:height="1.018cm" svg:x="34.302cm" svg:y="21.842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xml:id="id504" draw:id="id504" draw:layer="layout" svg:width="5.106cm" svg:height="0.856cm" svg:x="31.398cm" svg:y="18.705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054cm" svg:y1="21.842cm" svg:x2="33.951cm" svg:y2="19.561cm" draw:start-shape="id503" draw:start-glue-point="4" draw:end-shape="id504" svg:d="m35054 21842v-1140h-1103v-1141">
          <text:p/>
        </draw:connector>
        <draw:custom-shape draw:style-name="uno_20_service" xml:id="id505" draw:id="id505" draw:layer="layout" svg:width="4.665cm" svg:height="0.674cm" svg:x="37.67cm" svg:y="18.836cm">
          <text:p text:style-name="P2">com.sun.star.i18n.LocaleData</text:p>
          <draw:enhanced-geometry svg:viewBox="0 0 21600 21600" draw:type="rectangle" draw:enhanced-path="M 0 0 L 21600 0 21600 21600 0 21600 0 0 Z N"/>
        </draw:custom-shape>
        <draw:connector draw:style-name="inheritance_20__28_public_29_" draw:layer="layout" svg:x1="36.374cm" svg:y1="21.842cm" svg:x2="40.002cm" svg:y2="19.51cm" draw:start-shape="id503" draw:start-glue-point="5" draw:end-shape="id505" svg:d="m36374 21842v-1166h3628v-1166">
          <text:p/>
        </draw:connector>
        <draw:custom-shape draw:style-name="gr1" draw:text-style-name="P1" xml:id="id506" draw:id="id506" draw:layer="layout" svg:width="4.577cm" svg:height="2.09cm" svg:x="12.938cm" svg:y="21.326cm">
          <draw:glue-point draw:id="4" svg:x="-2.455cm" svg:y="-5.012cm"/>
          <draw:glue-point draw:id="5" svg:x="2.342cm" svg:y="-5.012cm"/>
          <draw:glue-point draw:id="6" svg:x="5.001cm" svg:y="2.846cm"/>
          <draw:glue-point draw:id="7" svg:x="5.001cm" svg:y="-2.468cm"/>
          <text:p text:style-name="P1">NumberFormatCodeMapper</text:p>
          <draw:enhanced-geometry svg:viewBox="0 0 21600 21600" draw:type="rectangle" draw:enhanced-path="M 0 0 L 21600 0 21600 21600 0 21600 0 0 Z N"/>
        </draw:custom-shape>
        <draw:custom-shape draw:style-name="gr2" xml:id="id507" draw:id="id507" draw:layer="layout" svg:width="6.218cm" svg:height="1.164cm" svg:x="8.387cm" svg:y="18.257cm">
          <text:p>com.sun.star.i18n.XNumberFormatCode</text:p>
          <text:p>com.sun.star.lang.XServiceInfo</text:p>
          <draw:enhanced-geometry svg:viewBox="0 0 21600 21600" draw:type="rectangle" draw:enhanced-path="M 0 0 L 21600 0 21600 21600 0 21600 0 0 Z N"/>
        </draw:custom-shape>
        <draw:connector draw:style-name="inheritance_20__28_public_29_" draw:layer="layout" svg:x1="14.103cm" svg:y1="21.326cm" svg:x2="11.496cm" svg:y2="19.421cm" draw:start-shape="id506" draw:start-glue-point="4" draw:end-shape="id507" draw:end-glue-point="2" svg:d="m14103 21326v-952h-2607v-953">
          <text:p/>
        </draw:connector>
        <draw:custom-shape draw:style-name="uno_20_service" xml:id="id508" draw:id="id508" draw:layer="layout" svg:width="7.144cm" svg:height="1.217cm" svg:x="15.822cm" svg:y="18.733cm">
          <text:p>com.sun.star.i18n.NumberFormatMapper</text:p>
          <text:p>com.sun.star.i18n.NumberFormatCodeMapper</text:p>
          <draw:enhanced-geometry svg:viewBox="0 0 21600 21600" draw:type="rectangle" draw:enhanced-path="M 0 0 L 21600 0 21600 21600 0 21600 0 0 Z N"/>
        </draw:custom-shape>
        <draw:connector draw:style-name="inheritance_20__28_public_29_" draw:layer="layout" svg:x1="16.297cm" svg:y1="21.326cm" svg:x2="19.394cm" svg:y2="19.95cm" draw:start-shape="id506" draw:start-glue-point="5" draw:end-shape="id508" draw:end-glue-point="2" svg:d="m16297 21326v-688h3097v-688">
          <text:p/>
        </draw:connector>
        <draw:custom-shape draw:style-name="gr5" xml:id="id509" draw:id="id509" draw:layer="layout" svg:width="5.636cm" svg:height="0.715cm" svg:x="19.657cm" svg:y="22.992cm">
          <text:p>com.sun.star.i18n.FormatElement</text:p>
          <draw:enhanced-geometry svg:viewBox="0 0 21600 21600" draw:type="rectangle" draw:enhanced-path="M 0 0 L 21600 0 21600 21600 0 21600 0 0 Z N"/>
        </draw:custom-shape>
        <draw:connector draw:style-name="data_20_member_20__28_multiple_29_" draw:layer="layout" svg:x1="17.514cm" svg:y1="22.965cm" svg:x2="19.657cm" svg:y2="23.349cm" draw:start-shape="id506" draw:start-glue-point="6" draw:end-shape="id509" draw:end-glue-point="3" svg:d="m17514 22965h1072v384h1071">
          <text:p/>
        </draw:connector>
        <draw:custom-shape draw:style-name="gr2" xml:id="id510" draw:id="id510" draw:layer="layout" svg:width="5.398cm" svg:height="0.662cm" svg:x="20.082cm" svg:y="21.934cm">
          <text:p>com.sun.star.i18n.XLocaleData</text:p>
          <draw:enhanced-geometry svg:viewBox="0 0 21600 21600" draw:type="rectangle" draw:enhanced-path="M 0 0 L 21600 0 21600 21600 0 21600 0 0 Z N"/>
        </draw:custom-shape>
        <draw:connector draw:style-name="data_20_member_20__28_pointer_29_" draw:layer="layout" svg:x1="17.515cm" svg:y1="22.371cm" svg:x2="20.082cm" svg:y2="22.265cm" draw:start-shape="id506" draw:start-glue-point="1" draw:end-shape="id510" draw:end-glue-point="3" svg:d="m17515 22371h1283v-106h1284">
          <text:p/>
        </draw:connector>
        <draw:connector draw:style-name="uno_20_implementation" draw:layer="layout" svg:x1="25.48cm" svg:y1="22.265cm" svg:x2="34.302cm" svg:y2="22.351cm" draw:start-shape="id510" draw:start-glue-point="1" draw:end-shape="id503" draw:end-glue-point="3" svg:d="m25480 22265h4411v86h4411">
          <text:p/>
        </draw:connector>
        <draw:frame draw:style-name="annotation" draw:layer="layout" svg:width="9.5cm" svg:height="3.584cm" svg:x="38.444cm" svg:y="21.888cm">
          <draw:text-box>
            <text:p><text:span text:style-name="T1">LocaleData</text:span>'s <text:span text:style-name="T1">getAllFormats()</text:span> method retreives all number format information from the appropriate shared library for specified locale.</text:p>
            <text:p/>
            <text:p><text:span text:style-name="T1">lcl_LookupTableHelper</text:span> is used as a static singleton object to manage locale data retrieval from the shared library. <text:s/>It is used in <text:span text:style-name="T1">LocaleData::getFunctionSymbol()</text:span>.</text:p>
          </draw:text-box>
        </draw:frame>
        <draw:custom-shape draw:style-name="gr1" draw:text-style-name="P1" draw:layer="layout" svg:width="3.968cm" svg:height="0.741cm" svg:x="49.874cm" svg:y="17.489cm">
          <text:p text:style-name="P1">lcl_LookupTableHelper</text:p>
          <draw:enhanced-geometry svg:viewBox="0 0 21600 21600" draw:type="rectangle" draw:enhanced-path="M 0 0 L 21600 0 21600 21600 0 21600 0 0 Z N"/>
        </draw:custom-shape>
      </draw:page>
      <draw:page draw:name="oox" draw:style-name="dp1" draw:master-page-name="Default">
        <office:forms form:automatic-focus="false" form:apply-design-mode="false"/>
        <draw:rect draw:style-name="class" draw:text-style-name="P2" xml:id="id511" draw:id="id511" draw:layer="layout" svg:width="3.511cm" svg:height="0.508cm" svg:x="4.333cm" svg:y="45.575cm">
          <text:p text:style-name="P2">OoxWorkbookFragment</text:p>
        </draw:rect>
        <draw:rect draw:style-name="class" draw:text-style-name="P2" xml:id="id512" draw:id="id512" draw:layer="layout" svg:width="4.369cm" svg:height="1.016cm" svg:x="6.612cm" svg:y="41.866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088cm" svg:y1="45.575cm" svg:x2="7.03cm" svg:y2="42.882cm" draw:start-shape="id511" draw:start-glue-point="0" draw:end-shape="id512" draw:end-glue-point="6" svg:d="m6088 45575v-1346h942v-1347">
          <text:p/>
        </draw:connector>
        <draw:rect draw:style-name="class" xml:id="id514" draw:id="id514" draw:layer="layout" svg:width="3.27cm" svg:height="0.688cm" svg:x="13.807cm" svg:y="12.436cm">
          <draw:glue-point draw:id="4" svg:x="2.523cm" svg:y="5.003cm"/>
          <text:p text:style-name="P2">FragmentHandler</text:p>
        </draw:rect>
        <draw:rect draw:style-name="class" xml:id="id513" draw:id="id513" draw:layer="layout" svg:width="2.857cm" svg:height="0.98cm" svg:x="8.597cm" svg:y="29.674cm">
          <draw:glue-point draw:id="4" svg:x="3.801cm" svg:y="5cm" draw:escape-direction="up"/>
          <text:p text:style-name="P2">ContextHelper</text:p>
        </draw:rect>
        <draw:rect draw:style-name="class" xml:id="id515" draw:id="id515"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97.104cm" svg:x="1.791cm" svg:y="1.984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8.796cm" svg:y1="41.866cm" svg:x2="10.025cm" svg:y2="30.654cm" draw:start-shape="id512" draw:start-glue-point="0" draw:end-shape="id513" draw:end-glue-point="2" svg:d="m8796 41866v-8815h1229v-2397">
          <text:p/>
        </draw:connector>
        <draw:connector draw:style-name="inheritance_20__28_public_29_" draw:layer="layout" draw:line-skew="-7.213cm" svg:x1="7.723cm" svg:y1="41.866cm" svg:x2="15.442cm" svg:y2="13.124cm" draw:start-shape="id512" draw:start-glue-point="4" draw:end-shape="id514" svg:d="m7723 41866v-21584h7719v-7158">
          <text:p/>
        </draw:connector>
        <draw:connector draw:style-name="inheritance_20__28_public_29_" draw:layer="layout" draw:line-skew="-1.686cm" svg:x1="9.867cm" svg:y1="41.866cm" svg:x2="12.912cm" svg:y2="31.642cm" draw:start-shape="id512" draw:start-glue-point="5" draw:end-shape="id515" draw:end-glue-point="8" svg:d="m9867 41866v-6797h3045v-3427">
          <text:p/>
        </draw:connector>
        <draw:rect draw:style-name="namespace" draw:layer="layout" svg:width="11.388cm" svg:height="9.617cm" svg:x="116.674cm" svg:y="32.76cm">
          <text:p text:style-name="P2">ppt</text:p>
        </draw:rect>
        <draw:rect draw:style-name="class" xml:id="id516" draw:id="id516" draw:layer="layout" svg:width="3.519cm" svg:height="1.138cm" svg:x="105.51cm" svg:y="32.977cm">
          <text:p text:style-name="P2">Transform2DContext</text:p>
        </draw:rect>
        <draw:rect draw:style-name="class" draw:text-style-name="P2" xml:id="id517" draw:id="id517" draw:layer="layout" svg:width="5.089cm" svg:height="1.321cm" svg:x="25.496cm" svg:y="11.96cm">
          <draw:glue-point draw:id="4" svg:x="-4.301cm" svg:y="5cm"/>
          <draw:glue-point draw:id="5" svg:x="-1.978cm" svg:y="5.003cm"/>
          <text:p text:style-name="P2">Context</text:p>
        </draw:rect>
        <draw:connector draw:style-name="inheritance_20__28_public_29_" draw:layer="layout" svg:x1="107.269cm" svg:y1="32.977cm" svg:x2="28.04cm" svg:y2="13.281cm" draw:start-shape="id516" draw:start-glue-point="0" draw:end-shape="id517" draw:end-glue-point="2" svg:d="m107269 32977v-9848h-79229v-9848">
          <text:p/>
        </draw:connector>
        <draw:rect draw:style-name="class" draw:text-style-name="P2" xml:id="id518" draw:id="id518"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034cm" svg:y2="13.28cm" draw:start-shape="id518" draw:start-glue-point="4" draw:end-shape="id517" draw:end-glue-point="5" svg:d="m28740 35238v-10978h-1706v-10980">
          <text:p/>
        </draw:connector>
        <draw:connector draw:style-name="inheritance_20__28_public_29_" draw:layer="layout" draw:line-skew="3.343cm" svg:x1="27.403cm" svg:y1="35.238cm" svg:x2="11.11cm" svg:y2="30.654cm" draw:start-shape="id518" draw:start-glue-point="5" draw:end-shape="id513" draw:end-glue-point="4" svg:d="m27403 35238v-2722h-16293v-1862">
          <text:p/>
        </draw:connector>
        <draw:connector draw:style-name="inheritance_20__28_public_29_" draw:layer="layout" svg:x1="28.071cm" svg:y1="35.238cm" svg:x2="21.199cm" svg:y2="31.642cm" draw:start-shape="id518" draw:start-glue-point="0" draw:end-shape="id515" draw:end-glue-point="7" svg:d="m28071 35238v-1797h-6872v-1799">
          <text:p/>
        </draw:connector>
        <draw:rect draw:style-name="class" xml:id="id519" draw:id="id519"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519" draw:start-glue-point="0" draw:end-shape="id518" draw:end-glue-point="2" svg:d="m27128 38419v-1602h943v-816">
          <text:p/>
        </draw:connector>
        <draw:rect draw:style-name="uno_20_interface" xml:id="id520" draw:id="id520"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514" draw:start-glue-point="0" draw:end-shape="id520" draw:end-glue-point="2" svg:d="m15442 12436v-1794h-5070v-1795">
          <text:p/>
        </draw:connector>
        <draw:rect draw:style-name="uno_20_interface" xml:id="id521" draw:id="id521"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04cm" svg:y1="11.96cm" svg:x2="14.878cm" svg:y2="5.39cm" draw:start-shape="id517" draw:start-glue-point="0" draw:end-shape="id521" draw:end-glue-point="4" svg:d="m28040 11960v-3285h-13162v-3285">
          <text:p/>
        </draw:connector>
        <draw:rect draw:style-name="class" draw:text-style-name="P2" xml:id="id523" draw:id="id523" draw:layer="layout" svg:width="4.063cm" svg:height="0.508cm" svg:x="11.948cm" svg:y="45.575cm">
          <text:p text:style-name="P2">OoxSharedStringsFragment</text:p>
        </draw:rect>
        <draw:rect draw:style-name="class" draw:text-style-name="P2" xml:id="id524" draw:id="id524" draw:layer="layout" svg:width="3.079cm" svg:height="0.508cm" svg:x="16.203cm" svg:y="45.575cm">
          <text:p text:style-name="P2">OoxStylesFragment</text:p>
        </draw:rect>
        <draw:rect draw:style-name="class" draw:text-style-name="P2" xml:id="id522" draw:id="id522" draw:layer="layout" svg:width="3.688cm" svg:height="0.508cm" svg:x="8.044cm" svg:y="45.575cm">
          <text:p text:style-name="P2">OoxWorksheetFragment</text:p>
        </draw:rect>
        <draw:connector draw:style-name="inheritance_20__28_public_29_" draw:layer="layout" draw:line-skew="0.882cm" svg:x1="9.888cm" svg:y1="45.575cm" svg:x2="7.64cm" svg:y2="42.882cm" draw:start-shape="id522" draw:start-glue-point="0" draw:end-shape="id512" draw:end-glue-point="7" svg:d="m9888 45575v-464h-2248v-2229">
          <text:p/>
        </draw:connector>
        <draw:connector draw:style-name="inheritance_20__28_public_29_" draw:layer="layout" draw:line-skew="0.512cm" svg:x1="13.979cm" svg:y1="45.575cm" svg:x2="9.443cm" svg:y2="42.882cm" draw:start-shape="id523" draw:end-shape="id512" draw:end-glue-point="8" svg:d="m13979 45575v-834h-4536v-1859">
          <text:p/>
        </draw:connector>
        <draw:connector draw:style-name="inheritance_20__28_public_29_" draw:layer="layout" svg:x1="17.742cm" svg:y1="45.575cm" svg:x2="10.175cm" svg:y2="42.882cm" draw:start-shape="id524" draw:start-glue-point="0" draw:end-shape="id512" draw:end-glue-point="9" svg:d="m17742 45575v-1346h-7567v-1347">
          <text:p/>
        </draw:connector>
        <draw:connector draw:style-name="inheritance_20__28_public_29_" draw:layer="layout" svg:x1="10.372cm" svg:y1="7.815cm" svg:x2="11.218cm" svg:y2="5.39cm" draw:start-shape="id520" draw:start-glue-point="0" draw:end-shape="id521" draw:end-glue-point="5" svg:d="m10372 7815v-1212h846v-1213">
          <text:p/>
        </draw:connector>
        <draw:rect draw:style-name="class" xml:id="id525" draw:id="id525"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525" draw:start-glue-point="0" draw:end-shape="id520" draw:end-glue-point="5" svg:d="m8496 12721v-1500h-557v-2374">
          <text:p/>
        </draw:connector>
        <draw:rect draw:style-name="class" xml:id="id527" draw:id="id527"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xml:id="id526" draw:id="id526"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xml:id="id528" draw:id="id528"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526" draw:start-glue-point="0" draw:end-shape="id527" draw:end-glue-point="4" svg:d="m20044 29353v-4346h-1712v-3579">
          <text:p/>
        </draw:connector>
        <draw:connector draw:style-name="inheritance_20__28_public_29_" draw:layer="layout" svg:x1="119.41cm" svg:y1="33.513cm" svg:x2="19.8cm" svg:y2="21.428cm" draw:start-shape="id528" draw:start-glue-point="0" draw:end-shape="id527" draw:end-glue-point="5" svg:d="m119410 33513v-6042h-99610v-6043">
          <text:p/>
        </draw:connector>
        <draw:rect draw:style-name="uno_20_interface" xml:id="id530" draw:id="id530" draw:layer="layout" svg:width="5.397cm" svg:height="2.222cm" svg:x="16.933cm" svg:y="13.521cm">
          <draw:glue-point draw:id="4" svg:x="2.473cm" svg:y="5cm"/>
          <draw:glue-point draw:id="5" svg:x="-2.931cm" svg:y="5cm"/>
          <text:p text:style-name="P2">com.sun.star.document.XExporter</text:p>
          <text:p text:style-name="P2">com.sun.star.document.XFilter</text:p>
          <text:p text:style-name="P2">com.sun.star.document.XImporter</text:p>
          <text:p text:style-name="P2">com.sun.star.lang.XInitialization</text:p>
          <text:p text:style-name="P2">com.sun.star.lang.XServiceInfo</text:p>
        </draw:rect>
        <draw:connector draw:style-name="inheritance_20__28_public_29_" draw:layer="layout" svg:x1="20.296cm" svg:y1="19.037cm" svg:x2="19.631cm" svg:y2="15.743cm" draw:start-shape="id529" draw:start-glue-point="6" draw:end-shape="id530" draw:end-glue-point="2" svg:d="m20296 19037v-1647h-665v-1647">
          <text:p/>
        </draw:connector>
        <draw:rect draw:style-name="class" draw:text-style-name="P2" xml:id="id531" draw:id="id531" draw:layer="layout" svg:width="4.343cm" svg:height="1.143cm" svg:x="100.558cm" svg:y="32.977cm">
          <text:p text:style-name="P2">ThemeFragmentHandler</text:p>
        </draw:rect>
        <draw:connector draw:style-name="inheritance_20__28_public_29_" draw:layer="layout" svg:x1="102.729cm" svg:y1="32.977cm" svg:x2="16.267cm" svg:y2="13.124cm" draw:start-shape="id531" draw:start-glue-point="0" draw:end-shape="id514"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7.47cm" svg:y="15.112cm">
          <text:p text:style-name="P2">AttributeList</text:p>
        </draw:rect>
        <draw:custom-shape draw:style-name="gr16" xml:id="id532" draw:id="id532" draw:layer="layout" svg:width="2.288cm" svg:height="1.578cm" svg:x="10.341cm" svg:y="37.422cm">
          <draw:glue-point draw:id="4" svg:x="5.004cm" svg:y="-2.883cm"/>
          <text:p text:style-name="P2">RichString</text:p>
          <draw:enhanced-geometry svg:viewBox="0 0 21600 21600" draw:type="rectangle" draw:enhanced-path="M 0 0 L 21600 0 21600 21600 0 21600 0 0 Z N"/>
        </draw:custom-shape>
        <draw:custom-shape draw:style-name="gr16" xml:id="id533" draw:id="id533" draw:layer="layout" svg:width="2.897cm" svg:height="0.689cm" svg:x="14.038cm" svg:y="37.792cm">
          <text:p text:style-name="P2">RichStringPortion</text:p>
          <draw:enhanced-geometry svg:viewBox="0 0 21600 21600" draw:type="rectangle" draw:enhanced-path="M 0 0 L 21600 0 21600 21600 0 21600 0 0 Z N"/>
        </draw:custom-shape>
        <draw:custom-shape draw:style-name="gr16" xml:id="id534" draw:id="id534" draw:layer="layout" svg:width="3.142cm" svg:height="0.689cm" svg:x="16.663cm" svg:y="34.723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485cm" svg:y1="37.422cm" svg:x2="13.866cm" svg:y2="31.642cm" draw:start-shape="id532" draw:start-glue-point="0" draw:end-shape="id515" draw:end-glue-point="5" svg:d="m11485 37422v-2542h2381v-3238">
          <text:p/>
        </draw:connector>
        <draw:connector draw:style-name="inheritance_20__28_public_29_" draw:layer="layout" svg:x1="15.486cm" svg:y1="37.792cm" svg:x2="14.87cm" svg:y2="31.642cm" draw:start-shape="id533" draw:start-glue-point="0" draw:end-shape="id515" draw:end-glue-point="9" svg:d="m15486 37792v-3075h-616v-3075">
          <text:p/>
        </draw:connector>
        <draw:connector draw:style-name="inheritance_20__28_public_29_" draw:layer="layout" draw:line-skew="1.106cm" svg:x1="18.234cm" svg:y1="34.723cm" svg:x2="15.952cm" svg:y2="31.642cm" draw:start-shape="id534" draw:start-glue-point="0" draw:end-shape="id515" draw:end-glue-point="6" svg:d="m18234 34723v-434h-2282v-2647">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xml:id="id529" draw:id="id529"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527" draw:start-glue-point="0" draw:end-shape="id529" draw:end-glue-point="4" svg:d="m19029 20830v-579h1302v-580">
          <text:p/>
        </draw:connector>
        <draw:rect draw:style-name="class" xml:id="id535" draw:id="id535"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35" draw:start-glue-point="0" draw:end-shape="id529" draw:end-glue-point="5" svg:d="m23185 20798v-563h-1329v-564">
          <text:p/>
        </draw:connector>
        <draw:rect draw:style-name="class" draw:text-style-name="P2" xml:id="id536" draw:id="id536" draw:layer="layout" svg:width="2.692cm" svg:height="0.711cm" svg:x="22.216cm" svg:y="29.353cm">
          <text:p text:style-name="P2">ExcelBiffFilter</text:p>
        </draw:rect>
        <draw:connector draw:style-name="inheritance_20__28_public_29_" draw:layer="layout" svg:x1="23.562cm" svg:y1="29.353cm" svg:x2="23.185cm" svg:y2="21.46cm" draw:start-shape="id536" draw:start-glue-point="0" draw:end-shape="id535" draw:end-glue-point="2" svg:d="m23562 29353v-3946h-377v-3947">
          <text:p/>
        </draw:connector>
        <draw:rect draw:style-name="class" xml:id="id539" draw:id="id539" draw:layer="layout" svg:width="2.169cm" svg:height="0.733cm" svg:x="34.876cm" svg:y="9.609cm">
          <draw:glue-point draw:id="4" svg:x="-2.332cm" svg:y="5.02cm"/>
          <draw:glue-point draw:id="5" svg:x="2.549cm" svg:y="5.02cm"/>
          <text:p text:style-name="P2">StorageBase</text:p>
        </draw:rect>
        <draw:rect draw:style-name="class" draw:text-style-name="P2" xml:id="id537" draw:id="id537" draw:layer="layout" svg:width="2.642cm" svg:height="0.686cm" svg:x="20.081cm" svg:y="35.49cm">
          <text:p text:style-name="P2">SheetInfoBuffer</text:p>
        </draw:rect>
        <draw:connector draw:style-name="inheritance_20__28_public_29_" draw:layer="layout" svg:x1="21.402cm" svg:y1="35.49cm" svg:x2="16.688cm" svg:y2="31.642cm" draw:start-shape="id537" draw:end-shape="id515" draw:end-glue-point="10" svg:d="m21402 35490v-1923h-4714v-1925">
          <text:p/>
        </draw:connector>
        <draw:custom-shape draw:style-name="gr1" draw:text-style-name="P1" xml:id="id538" draw:id="id538" draw:layer="layout" svg:width="2.088cm" svg:height="0.744cm" svg:x="36.249cm" svg:y="14.309cm">
          <text:p text:style-name="P3">OleStorage</text:p>
          <draw:enhanced-geometry svg:viewBox="0 0 21600 21600" draw:type="rectangle" draw:enhanced-path="M 0 0 L 21600 0 21600 21600 0 21600 0 0 Z N"/>
        </draw:custom-shape>
        <draw:connector draw:style-name="inheritance_20__28_public_29_" draw:layer="layout" svg:x1="37.293cm" svg:y1="14.309cm" svg:x2="36.512cm" svg:y2="10.342cm" draw:start-shape="id538" draw:start-glue-point="0" draw:end-shape="id539" draw:end-glue-point="5" svg:d="m37293 14309v-1983h-781v-1984">
          <text:p/>
        </draw:connector>
        <draw:custom-shape draw:style-name="gr5" xml:id="id540" draw:id="id540" draw:layer="layout" svg:width="2.587cm" svg:height="2.418cm" svg:x="24.003cm" svg:y="15.822cm">
          <draw:glue-point draw:id="4" svg:x="5.001cm" svg:y="-3.465cm"/>
          <text:p>FilterBaseImpl</text:p>
          <draw:enhanced-geometry svg:viewBox="0 0 21600 21600" draw:type="rectangle" draw:enhanced-path="M 0 0 L 21600 0 21600 21600 0 21600 0 0 Z N"/>
        </draw:custom-shape>
        <draw:connector draw:style-name="data_20_member_20__28_pointer_29_" draw:layer="layout" svg:x1="22.624cm" svg:y1="19.354cm" svg:x2="24.003cm" svg:y2="17.031cm" draw:start-shape="id529" draw:start-glue-point="1" draw:end-shape="id540" draw:end-glue-point="3" svg:d="m22624 19354h689v-2323h690">
          <text:p>mxImpl</text:p>
        </draw:connector>
        <draw:rect draw:style-name="class" draw:text-style-name="P2" xml:id="id541" draw:id="id541" draw:layer="layout" svg:width="2.302cm" svg:height="0.686cm" svg:x="23.103cm" svg:y="35.46cm">
          <text:p text:style-name="P2">ExtRefBuffer</text:p>
        </draw:rect>
        <draw:connector draw:style-name="inheritance_20__28_public_29_" draw:layer="layout" svg:x1="24.254cm" svg:y1="35.46cm" svg:x2="17.622cm" svg:y2="31.642cm" draw:start-shape="id541" draw:end-shape="id515" draw:end-glue-point="11" svg:d="m24254 35460v-1908h-6632v-1910">
          <text:p/>
        </draw:connector>
        <draw:custom-shape draw:style-name="gr3" xml:id="id542" draw:id="id542" draw:layer="layout" svg:width="2.358cm" svg:height="0.855cm" svg:x="42.604cm" svg:y="15.965cm">
          <text:p text:style-name="P2">FilterDetect</text:p>
          <draw:enhanced-geometry svg:viewBox="0 0 21600 21600" draw:type="rectangle" draw:enhanced-path="M 0 0 L 21600 0 21600 21600 0 21600 0 0 Z N"/>
        </draw:custom-shape>
        <draw:custom-shape draw:style-name="gr2" xml:id="id543" draw:id="id543" draw:layer="layout" svg:width="7.698cm" svg:height="0.933cm" svg:x="39.78cm" svg:y="13.682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43.783cm" svg:y1="15.965cm" svg:x2="43.629cm" svg:y2="14.615cm" draw:start-shape="id542" draw:start-glue-point="0" draw:end-shape="id543" draw:end-glue-point="2" svg:d="m43783 15965v-676h-154v-674">
          <text:p/>
        </draw:connector>
        <draw:rect draw:style-name="class" xml:id="id544" draw:id="id544"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527" draw:start-glue-point="3" draw:end-shape="id544" draw:end-glue-point="1" svg:d="m17519 21129h-993v22h-994">
          <text:p/>
        </draw:connector>
        <draw:custom-shape draw:style-name="gr1" draw:text-style-name="P1" xml:id="id545" draw:id="id545"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xml:id="id546" draw:id="id546"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45" draw:start-glue-point="0" draw:end-shape="id546" svg:d="m3828 20217v-5079h437v-5078">
          <text:p/>
        </draw:connector>
        <draw:connector draw:style-name="data_20_member_20__28_pointer_29_" draw:layer="layout" svg:x1="12.512cm" svg:y1="21.151cm" svg:x2="5.466cm" svg:y2="20.629cm" draw:start-shape="id544" draw:start-glue-point="3" draw:end-shape="id545" svg:d="m12512 21151h-3523v-522h-3523">
          <text:p/>
        </draw:connector>
        <draw:custom-shape draw:style-name="gr1" draw:text-style-name="P1" xml:id="id550" draw:id="id550"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xml:id="id547" draw:id="id547"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47" draw:start-glue-point="0" draw:end-shape="id548" draw:end-glue-point="2" svg:d="m42123 32964v-548h-9v-549">
          <text:p/>
        </draw:connector>
        <draw:custom-shape draw:style-name="gr1" draw:text-style-name="P1" xml:id="id549" draw:id="id549"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49" draw:start-glue-point="0" draw:end-shape="id550" draw:end-glue-point="2" svg:d="m38286 31139v-604h893v-604">
          <text:p/>
        </draw:connector>
        <draw:custom-shape draw:style-name="gr1" draw:text-style-name="P1" xml:id="id551" draw:id="id551"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51" draw:start-glue-point="0" draw:end-shape="id515" draw:end-glue-point="4" svg:d="m32036 37193v-2775h-8561v-2776">
          <text:p/>
        </draw:connector>
        <draw:custom-shape draw:style-name="gr1" draw:text-style-name="P1" xml:id="id555" draw:id="id555"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xml:id="id552" draw:id="id552"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xml:id="id553" draw:id="id553"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52" draw:start-glue-point="1" draw:end-shape="id553" draw:end-glue-point="3" svg:d="m43721 39984h1787">
          <text:p/>
        </draw:connector>
        <draw:custom-shape draw:style-name="gr5" draw:layer="layout" svg:width="2.514cm" svg:height="0.778cm" svg:x="54.041cm" svg:y="39.055cm">
          <text:p text:style-name="P2">FunctionInfo</text:p>
          <draw:enhanced-geometry svg:viewBox="0 0 21600 21600" draw:type="rectangle" draw:enhanced-path="M 0 0 L 21600 0 21600 21600 0 21600 0 0 Z N"/>
        </draw:custom-shape>
        <draw:custom-shape draw:style-name="gr5" draw:layer="layout" svg:width="2.254cm" svg:height="0.726cm" svg:x="56.945cm" svg:y="40.17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51.786cm" svg:y="40.74cm">
          <text:p text:style-name="P3">FuncInfoParamClassIterator</text:p>
          <draw:enhanced-geometry svg:viewBox="0 0 21600 21600" draw:type="rectangle" draw:enhanced-path="M 0 0 L 21600 0 21600 21600 0 21600 0 0 Z N"/>
        </draw:custom-shape>
        <draw:custom-shape draw:style-name="gr1" draw:text-style-name="P1" xml:id="id554" draw:id="id554"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51" draw:start-glue-point="1" draw:end-shape="id554" svg:d="m33254 37517h1100v934h1099">
          <text:p/>
        </draw:connector>
        <draw:connector draw:style-name="data_20_member" draw:layer="layout" svg:x1="38.459cm" svg:y1="39.487cm" svg:x2="40.74cm" svg:y2="39.984cm" draw:start-shape="id554" draw:start-glue-point="7" draw:end-shape="id552" svg:d="m38459 39487h1140v497h1141">
          <text:p/>
        </draw:connector>
        <draw:connector draw:style-name="local_20_usage_20__2f__20_return_20_type" draw:layer="layout" svg:x1="38.459cm" svg:y1="37.468cm" svg:x2="41.022cm" svg:y2="38.545cm" draw:start-shape="id554" draw:start-glue-point="4" draw:end-shape="id555"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xml:id="id556" draw:id="id556"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56" draw:start-glue-point="0" draw:end-shape="id554" draw:end-glue-point="2" svg:d="m36904 42313v-1192h52v-1192">
          <text:p/>
        </draw:connector>
        <draw:custom-shape draw:style-name="gr1" draw:text-style-name="P1" xml:id="id548" draw:id="id548"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48" draw:start-glue-point="0" draw:end-shape="id550" draw:end-glue-point="5" svg:d="m42114 31237v-653h-2150v-653">
          <text:p/>
        </draw:connector>
        <draw:custom-shape draw:style-name="gr1" draw:text-style-name="P1" xml:id="id557" draw:id="id557"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57" draw:start-glue-point="0" draw:end-shape="id547"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xml:id="id559" draw:id="id559"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xml:id="id558" draw:id="id558"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58" draw:start-glue-point="4" draw:end-shape="id559" draw:end-glue-point="3" svg:d="m31646 51239h2086v675h2087">
          <text:p/>
        </draw:connector>
        <draw:custom-shape draw:style-name="gr1" draw:text-style-name="P1" xml:id="id560" draw:id="id560"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xml:id="id561" draw:id="id561"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60" draw:start-glue-point="4" draw:end-shape="id561" draw:end-glue-point="3" svg:d="m29599 48336h1386v118h1387">
          <text:p/>
        </draw:connector>
        <draw:custom-shape draw:style-name="gr1" draw:text-style-name="P1" xml:id="id562" draw:id="id562" draw:layer="layout" svg:width="2.088cm" svg:height="0.744cm" svg:x="32.308cm" svg:y="16.326cm">
          <text:p text:style-name="P3">ZipStorage</text:p>
          <draw:enhanced-geometry svg:viewBox="0 0 21600 21600" draw:type="rectangle" draw:enhanced-path="M 0 0 L 21600 0 21600 21600 0 21600 0 0 Z N"/>
        </draw:custom-shape>
        <draw:connector draw:style-name="inheritance_20__28_public_29_" draw:layer="layout" svg:x1="33.352cm" svg:y1="16.326cm" svg:x2="35.455cm" svg:y2="10.342cm" draw:start-shape="id562" draw:start-glue-point="0" draw:end-shape="id539" draw:end-glue-point="4" svg:d="m33352 16326v-2992h2103v-2992">
          <text:p/>
        </draw:connector>
        <draw:connector draw:style-name="data_20_member_20__28_pointer_29_" draw:layer="layout" svg:x1="26.589cm" svg:y1="16.194cm" svg:x2="34.876cm" svg:y2="9.975cm" draw:start-shape="id540" draw:start-glue-point="4" draw:end-shape="id539" svg:d="m26589 16194h4144v-6219h4143">
          <text:p>mxStorage</text:p>
        </draw:connector>
        <draw:custom-shape draw:style-name="gr1" draw:text-style-name="P1" xml:id="id567" draw:id="id567" draw:layer="layout" svg:width="2.566cm" svg:height="2.355cm" svg:x="17.385cm" svg:y="50.059cm">
          <draw:glue-point draw:id="4" svg:x="5.003cm" svg:y="3.43cm"/>
          <text:p text:style-name="P1">WorkbookData</text:p>
          <draw:enhanced-geometry svg:viewBox="0 0 21600 21600" draw:type="rectangle" draw:enhanced-path="M 0 0 L 21600 0 21600 21600 0 21600 0 0 Z N"/>
        </draw:custom-shape>
        <draw:custom-shape draw:style-name="gr1" draw:text-style-name="P1" xml:id="id563" draw:id="id563" draw:layer="layout" svg:width="2.442cm" svg:height="0.661cm" svg:x="34.137cm" svg:y="56.508cm">
          <text:p text:style-name="P1">CellStyle</text:p>
          <draw:enhanced-geometry svg:viewBox="0 0 21600 21600" draw:type="rectangle" draw:enhanced-path="M 0 0 L 21600 0 21600 21600 0 21600 0 0 Z N"/>
        </draw:custom-shape>
        <draw:custom-shape draw:style-name="gr5" xml:id="id564" draw:id="id564" draw:layer="layout" svg:width="2.441cm" svg:height="0.687cm" svg:x="37.835cm" svg:y="56.571cm">
          <text:p>CellStyleModel</text:p>
          <draw:enhanced-geometry svg:viewBox="0 0 21600 21600" draw:type="rectangle" draw:enhanced-path="M 0 0 L 21600 0 21600 21600 0 21600 0 0 Z N"/>
        </draw:custom-shape>
        <draw:connector draw:style-name="data_20_member" draw:layer="layout" svg:x1="36.579cm" svg:y1="56.838cm" svg:x2="37.835cm" svg:y2="56.914cm" draw:start-shape="id563" draw:start-glue-point="1" draw:end-shape="id564" draw:end-glue-point="3" svg:d="m36579 56838h628v76h628">
          <text:p/>
        </draw:connector>
        <draw:custom-shape draw:style-name="gr1" draw:text-style-name="P1" xml:id="id565" draw:id="id565" draw:layer="layout" svg:width="2.858cm" svg:height="0.688cm" svg:x="28.919cm" svg:y="55.8cm">
          <text:p text:style-name="P1">CellStyleBuffer</text:p>
          <draw:enhanced-geometry svg:viewBox="0 0 21600 21600" draw:type="rectangle" draw:enhanced-path="M 0 0 L 21600 0 21600 21600 0 21600 0 0 Z N"/>
        </draw:custom-shape>
        <draw:connector draw:style-name="data_20_member_20__28_multiple_29_" draw:layer="layout" svg:x1="31.777cm" svg:y1="56.144cm" svg:x2="34.137cm" svg:y2="56.838cm" draw:start-shape="id565" draw:start-glue-point="1" draw:end-shape="id563" draw:end-glue-point="3" svg:d="m31777 56144h1180v694h1180">
          <text:p/>
        </draw:connector>
        <draw:custom-shape draw:style-name="gr1" draw:text-style-name="P1" xml:id="id566" draw:id="id566" draw:layer="layout" svg:width="2.698cm" svg:height="1.402cm" svg:x="23.363cm" svg:y="53.843cm">
          <draw:glue-point draw:id="4" svg:x="5.003cm" svg:y="3.116cm"/>
          <draw:glue-point draw:id="5" svg:x="5.003cm" svg:y="-2.546cm"/>
          <text:p text:style-name="P1">StylesBuffer</text:p>
          <draw:enhanced-geometry svg:viewBox="0 0 21600 21600" draw:type="rectangle" draw:enhanced-path="M 0 0 L 21600 0 21600 21600 0 21600 0 0 Z N"/>
        </draw:custom-shape>
        <draw:connector draw:style-name="data_20_member" draw:layer="layout" svg:x1="26.061cm" svg:y1="54.98cm" svg:x2="28.919cm" svg:y2="56.144cm" draw:start-shape="id566" draw:start-glue-point="4" draw:end-shape="id565" draw:end-glue-point="3" svg:d="m26061 54980h1429v1164h1429">
          <text:p/>
        </draw:connector>
        <draw:connector draw:style-name="data_20_member_20__28_pointer_29_" draw:layer="layout" svg:x1="19.951cm" svg:y1="52.043cm" svg:x2="23.363cm" svg:y2="54.544cm" draw:start-shape="id567" draw:start-glue-point="4" draw:end-shape="id566" draw:end-glue-point="3" svg:d="m19951 52043h1706v2501h1706">
          <text:p/>
        </draw:connector>
        <draw:custom-shape draw:style-name="gr1" draw:text-style-name="P1" xml:id="id568" draw:id="id568" draw:layer="layout" svg:width="2.566cm" svg:height="2.355cm" svg:x="21.115cm" svg:y="45.192cm">
          <draw:glue-point draw:id="4" svg:x="5.003cm" svg:y="3.43cm"/>
          <text:p text:style-name="P1">WorkbookData</text:p>
          <draw:enhanced-geometry svg:viewBox="0 0 21600 21600" draw:type="rectangle" draw:enhanced-path="M 0 0 L 21600 0 21600 21600 0 21600 0 0 Z N"/>
        </draw:custom-shape>
        <draw:connector draw:style-name="data_20_member_20__28_pointer_29_" draw:layer="layout" svg:x1="23.681cm" svg:y1="47.176cm" svg:x2="25.815cm" svg:y2="47.935cm" draw:start-shape="id568" draw:start-glue-point="4" draw:end-shape="id560" draw:end-glue-point="3" svg:d="m23681 47176h1067v759h1067">
          <text:p/>
        </draw:connector>
        <draw:custom-shape draw:style-name="gr3" xml:id="id569" draw:id="id569" draw:layer="layout" svg:width="1.138cm" svg:height="0.794cm" svg:x="29.659cm" svg:y="53.103cm">
          <text:p>Xf</text:p>
          <draw:enhanced-geometry svg:viewBox="0 0 21600 21600" draw:type="rectangle" draw:enhanced-path="M 0 0 L 21600 0 21600 21600 0 21600 0 0 Z N"/>
        </draw:custom-shape>
        <draw:connector draw:style-name="data_20_member_20__28_multiple_29_" draw:layer="layout" svg:x1="26.061cm" svg:y1="54.188cm" svg:x2="29.659cm" svg:y2="53.5cm" draw:start-shape="id566" draw:start-glue-point="5" draw:end-shape="id569" draw:end-glue-point="3" svg:d="m26061 54188h1799v-688h1799">
          <text:p>maCellXfs</text:p>
          <text:p>maStyleXfs</text:p>
        </draw:connector>
        <draw:custom-shape draw:style-name="gr5" xml:id="id570" draw:id="id570" draw:layer="layout" svg:width="1.799cm" svg:height="0.74cm" svg:x="32.649cm" svg:y="53.288cm">
          <text:p>XfModel</text:p>
          <draw:enhanced-geometry svg:viewBox="0 0 21600 21600" draw:type="rectangle" draw:enhanced-path="M 0 0 L 21600 0 21600 21600 0 21600 0 0 Z N"/>
        </draw:custom-shape>
        <draw:connector draw:style-name="data_20_member" draw:layer="layout" svg:x1="30.797cm" svg:y1="53.5cm" svg:x2="32.649cm" svg:y2="53.658cm" draw:start-shape="id569" draw:start-glue-point="1" draw:end-shape="id570" draw:end-glue-point="3" svg:d="m30797 53500h926v158h926">
          <text:p/>
        </draw:connector>
        <draw:custom-shape draw:style-name="gr1" draw:text-style-name="P1" xml:id="id571" draw:id="id571" draw:layer="layout" svg:width="3.253cm" svg:height="0.728cm" svg:x="41.15cm" svg:y="44.362cm">
          <text:p text:style-name="P1">ApiParserWrapper</text:p>
          <draw:enhanced-geometry svg:viewBox="0 0 21600 21600" draw:type="rectangle" draw:enhanced-path="M 0 0 L 21600 0 21600 21600 0 21600 0 0 Z N"/>
        </draw:custom-shape>
        <draw:connector draw:style-name="data_20_member" draw:layer="layout" svg:x1="38.77cm" svg:y1="42.715cm" svg:x2="41.15cm" svg:y2="44.726cm" draw:start-shape="id556" draw:start-glue-point="1" draw:end-shape="id571" draw:end-glue-point="3" svg:d="m38770 42715h1190v2011h1190">
          <text:p/>
        </draw:connector>
        <draw:custom-shape draw:style-name="gr1" draw:text-style-name="P1" xml:id="id572" draw:id="id572" draw:layer="layout" svg:width="2.937cm" svg:height="0.794cm" svg:x="42.519cm" svg:y="42.413cm">
          <text:p text:style-name="P1">OpCodeProvider</text:p>
          <draw:enhanced-geometry svg:viewBox="0 0 21600 21600" draw:type="rectangle" draw:enhanced-path="M 0 0 L 21600 0 21600 21600 0 21600 0 0 Z N"/>
        </draw:custom-shape>
        <draw:connector draw:style-name="inheritance_20__28_public_29_" draw:layer="layout" svg:x1="42.776cm" svg:y1="44.362cm" svg:x2="43.987cm" svg:y2="43.207cm" draw:start-shape="id571" draw:start-glue-point="0" draw:end-shape="id572" draw:end-glue-point="2" svg:d="m42776 44362v-577h1211v-578">
          <text:p/>
        </draw:connector>
        <draw:custom-shape draw:style-name="gr2" xml:id="id573" draw:id="id573" draw:layer="layout" svg:width="5.689cm" svg:height="0.767cm" svg:x="46.964cm" svg:y="44.582cm">
          <text:p>com.sun.star.sheet.XFormulaParser</text:p>
          <draw:enhanced-geometry svg:viewBox="0 0 21600 21600" draw:type="rectangle" draw:enhanced-path="M 0 0 L 21600 0 21600 21600 0 21600 0 0 Z N"/>
        </draw:custom-shape>
        <draw:connector draw:style-name="data_20_member_20__28_pointer_29_" draw:layer="layout" svg:x1="44.403cm" svg:y1="44.726cm" svg:x2="46.964cm" svg:y2="44.965cm" draw:start-shape="id571" draw:start-glue-point="1" draw:end-shape="id573" draw:end-glue-point="3" svg:d="m44403 44726h1280v239h1281">
          <text:p>mxParser</text:p>
        </draw:connector>
        <draw:custom-shape draw:style-name="gr3" xml:id="id574" draw:id="id574" draw:layer="layout" svg:width="1.296cm" svg:height="1.35cm" svg:x="18.363cm" svg:y="38.204cm">
          <draw:glue-point draw:id="4" svg:x="5.007cm" svg:y="-2.837cm"/>
          <draw:glue-point draw:id="5" svg:x="5.007cm" svg:y="2.651cm"/>
          <text:p>Font</text:p>
          <draw:enhanced-geometry svg:viewBox="0 0 21600 21600" draw:type="rectangle" draw:enhanced-path="M 0 0 L 21600 0 21600 21600 0 21600 0 0 Z N"/>
        </draw:custom-shape>
        <draw:connector draw:style-name="data_20_member_20__28_pointer_29_" draw:layer="layout" svg:x1="16.935cm" svg:y1="38.136cm" svg:x2="18.363cm" svg:y2="38.879cm" draw:start-shape="id533" draw:start-glue-point="1" draw:end-shape="id574" draw:end-glue-point="3" svg:d="m16935 38136h714v743h714">
          <text:p/>
        </draw:connector>
        <draw:custom-shape draw:style-name="gr5" xml:id="id575" draw:id="id575" draw:layer="layout" svg:width="1.826cm" svg:height="0.688cm" svg:x="21.06cm" svg:y="38.02cm">
          <text:p>FontModel</text:p>
          <draw:enhanced-geometry svg:viewBox="0 0 21600 21600" draw:type="rectangle" draw:enhanced-path="M 0 0 L 21600 0 21600 21600 0 21600 0 0 Z N"/>
        </draw:custom-shape>
        <draw:connector draw:style-name="data_20_member" draw:layer="layout" svg:x1="19.659cm" svg:y1="38.497cm" svg:x2="21.06cm" svg:y2="38.364cm" draw:start-shape="id574" draw:start-glue-point="4" draw:end-shape="id575" draw:end-glue-point="3" svg:d="m19659 38497h701v-133h700">
          <text:p/>
        </draw:connector>
        <draw:custom-shape draw:style-name="gr5" xml:id="id576" draw:id="id576" draw:layer="layout" svg:width="2.115cm" svg:height="0.688cm" svg:x="21.06cm" svg:y="39.026cm">
          <text:p>ApiFontData</text:p>
          <draw:enhanced-geometry svg:viewBox="0 0 21600 21600" draw:type="rectangle" draw:enhanced-path="M 0 0 L 21600 0 21600 21600 0 21600 0 0 Z N"/>
        </draw:custom-shape>
        <draw:connector draw:style-name="data_20_member" draw:layer="layout" svg:x1="19.659cm" svg:y1="38.879cm" svg:x2="21.06cm" svg:y2="39.37cm" draw:start-shape="id574" draw:start-glue-point="1" draw:end-shape="id576" draw:end-glue-point="3" svg:d="m19659 38879h700v491h701">
          <text:p/>
        </draw:connector>
        <draw:custom-shape draw:style-name="gr5" xml:id="id577" draw:id="id577" draw:layer="layout" svg:width="3.014cm" svg:height="0.688cm" svg:x="21.06cm" svg:y="40.085cm">
          <text:p>ApiFontUsedFlags</text:p>
          <draw:enhanced-geometry svg:viewBox="0 0 21600 21600" draw:type="rectangle" draw:enhanced-path="M 0 0 L 21600 0 21600 21600 0 21600 0 0 Z N"/>
        </draw:custom-shape>
        <draw:connector draw:style-name="data_20_member" draw:layer="layout" draw:line-skew="-0.398cm" svg:x1="19.659cm" svg:y1="39.236cm" svg:x2="21.06cm" svg:y2="40.429cm" draw:start-shape="id574" draw:start-glue-point="5" draw:end-shape="id577" draw:end-glue-point="3" svg:d="m19659 39236h303v1193h1098">
          <text:p/>
        </draw:connector>
        <draw:connector draw:style-name="data_20_member_20__28_multiple_20_pointers_29_" draw:layer="layout" svg:x1="12.629cm" svg:y1="37.757cm" svg:x2="14.038cm" svg:y2="38.136cm" draw:start-shape="id532" draw:start-glue-point="4" draw:end-shape="id533" draw:end-glue-point="3" svg:d="m12629 37757h704v379h705">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78" draw:start-glue-point="5" draw:end-shape="id579" draw:end-glue-point="3" svg:d="m20368 44472h2697v9135h2697">
          <text:p/>
        </draw:connector>
        <draw:connector draw:style-name="inheritance_20__28_public_29_" draw:layer="layout" svg:x1="29.991cm" svg:y1="52.285cm" svg:x2="39.427cm" svg:y2="50.574cm" draw:start-shape="id579" draw:start-glue-point="11" draw:end-shape="id580" draw:end-glue-point="2" svg:d="m29991 52285v-857h9436v-854">
          <text:p/>
        </draw:connector>
        <draw:custom-shape draw:style-name="gr1" draw:text-style-name="P1" xml:id="id581" draw:id="id581" draw:layer="layout" svg:width="2.197cm" svg:height="0.929cm" svg:x="0.631cm" svg:y="14.837cm">
          <text:p text:style-name="P3">UCBStorage</text:p>
          <draw:enhanced-geometry svg:viewBox="0 0 21600 21600" draw:type="rectangle" draw:enhanced-path="M 0 0 L 21600 0 21600 21600 0 21600 0 0 Z N"/>
        </draw:custom-shape>
        <draw:custom-shape draw:style-name="gr1" draw:text-style-name="P1" xml:id="id582" draw:id="id582" draw:layer="layout" svg:width="2.564cm" svg:height="1.211cm" svg:x="0.997cm" svg:y="11.907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xml:id="id583" draw:id="id583" draw:layer="layout" svg:width="2.564cm" svg:height="1.211cm" svg:x="1.87cm" svg:y="9.288cm">
          <text:p text:style-name="P3">StorageBase</text:p>
          <draw:enhanced-geometry svg:viewBox="0 0 21600 21600" draw:type="rectangle" draw:enhanced-path="M 0 0 L 21600 0 21600 21600 0 21600 0 0 Z N"/>
        </draw:custom-shape>
        <draw:custom-shape draw:style-name="class_20__28_external_20_module_29_" xml:id="id584" draw:id="id584" draw:layer="layout" svg:width="2.967cm" svg:height="0.65cm" svg:x="3.391cm" svg:y="5.146cm">
          <text:p text:style-name="P2">SvRefBase</text:p>
          <draw:enhanced-geometry svg:viewBox="0 0 21600 21600" draw:type="rectangle" draw:enhanced-path="M 0 0 L 21600 0 21600 21600 0 21600 0 0 Z N"/>
        </draw:custom-shape>
        <draw:connector draw:style-name="inheritance_20__28_public_29_" draw:layer="layout" svg:x1="1.729cm" svg:y1="14.837cm" svg:x2="1.674cm" svg:y2="13.116cm" draw:start-shape="id581" draw:start-glue-point="0" draw:end-shape="id582" draw:end-glue-point="4" svg:d="m1729 14837v-860h-55v-861">
          <text:p/>
        </draw:connector>
        <draw:connector draw:style-name="inheritance_20__28_public_29_" draw:layer="layout" svg:x1="2.279cm" svg:y1="11.907cm" svg:x2="3.152cm" svg:y2="10.499cm" draw:start-shape="id582" draw:start-glue-point="0" draw:end-shape="id583" svg:d="m2279 11907v-705h873v-703">
          <text:p/>
        </draw:connector>
        <draw:connector draw:style-name="inheritance_20__28_public_29_" draw:layer="layout" svg:x1="3.152cm" svg:y1="9.288cm" svg:x2="4.874cm" svg:y2="5.796cm" draw:start-shape="id583" draw:start-glue-point="0" draw:end-shape="id584" draw:end-glue-point="2" svg:d="m3152 9288v-1746h1722v-1746">
          <text:p/>
        </draw:connector>
        <draw:custom-shape draw:style-name="gr1" draw:text-style-name="P1" xml:id="id585" draw:id="id585" draw:layer="layout" svg:width="2.056cm" svg:height="0.958cm" svg:x="3.391cm" svg:y="14.866cm">
          <text:p text:style-name="P3">Storage</text:p>
          <draw:enhanced-geometry svg:viewBox="0 0 21600 21600" draw:type="rectangle" draw:enhanced-path="M 0 0 L 21600 0 21600 21600 0 21600 0 0 Z N"/>
        </draw:custom-shape>
        <draw:connector draw:style-name="inheritance_20__28_public_29_" draw:layer="layout" svg:x1="4.419cm" svg:y1="14.866cm" svg:x2="2.883cm" svg:y2="13.116cm" draw:start-shape="id585" draw:start-glue-point="0" draw:end-shape="id582" draw:end-glue-point="5" svg:d="m4419 14866v-874h-1536v-876">
          <text:p/>
        </draw:connector>
        <draw:custom-shape draw:style-name="gr3" xml:id="id586" draw:id="id586" draw:layer="layout" svg:width="2.254cm" svg:height="1.014cm" svg:x="3.296cm" svg:y="22.117cm">
          <text:p text:style-name="P2">SotStorage</text:p>
          <draw:enhanced-geometry svg:viewBox="0 0 21600 21600" draw:type="rectangle" draw:enhanced-path="M 0 0 L 21600 0 21600 21600 0 21600 0 0 Z N"/>
        </draw:custom-shape>
        <draw:custom-shape draw:style-name="gr3" xml:id="id587" draw:id="id587" draw:layer="layout" svg:width="2.64cm" svg:height="1.014cm" svg:x="3.325cm" svg:y="18.878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4.423cm" svg:y1="22.117cm" svg:x2="4.049cm" svg:y2="19.892cm" draw:start-shape="id586" draw:start-glue-point="0" draw:end-shape="id587" draw:end-glue-point="4" svg:d="m4423 22117v-1112h-374v-1113">
          <text:p/>
        </draw:connector>
        <draw:custom-shape draw:style-name="gr3" xml:id="id588" draw:id="id588" draw:layer="layout" svg:width="2.986cm" svg:height="1.014cm" svg:x="6.086cm" svg:y="22.145cm">
          <text:p text:style-name="P2">SotStorageStream</text:p>
          <draw:enhanced-geometry svg:viewBox="0 0 21600 21600" draw:type="rectangle" draw:enhanced-path="M 0 0 L 21600 0 21600 21600 0 21600 0 0 Z N"/>
        </draw:custom-shape>
        <draw:connector draw:style-name="inheritance_20__28_public_29_" draw:layer="layout" svg:x1="7.579cm" svg:y1="22.145cm" svg:x2="5.232cm" svg:y2="19.892cm" draw:start-shape="id588" draw:start-glue-point="0" draw:end-shape="id587" draw:end-glue-point="5" svg:d="m7579 22145v-1126h-2347v-1127">
          <text:p/>
        </draw:connector>
        <draw:custom-shape draw:style-name="gr1" draw:text-style-name="P1" xml:id="id589" draw:id="id589" draw:layer="layout" svg:width="1.977cm" svg:height="2.928cm" svg:x="19.871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xml:id="id590" draw:id="id590"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7cm" svg:y1="6.61cm" svg:x2="24.208cm" svg:y2="6.621cm" draw:start-shape="id589" draw:start-glue-point="4" draw:end-shape="id590" svg:d="m21847 6610h1181v11h1180">
          <text:p/>
        </draw:connector>
        <draw:custom-shape draw:style-name="gr1" draw:text-style-name="P1" xml:id="id591" draw:id="id591"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xml:id="id592" draw:id="id592"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91" draw:start-glue-point="0" draw:end-shape="id592" draw:end-glue-point="2" svg:d="m27084 20448v-881h752v-881">
          <text:p/>
        </draw:connector>
        <draw:custom-shape draw:style-name="gr1" draw:text-style-name="P1" xml:id="id595" draw:id="id595"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xml:id="id596" draw:id="id596"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xml:id="id593" draw:id="id593"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xml:id="id594" draw:id="id594"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93" draw:start-glue-point="5" draw:end-shape="id591" draw:end-glue-point="3" svg:d="m23323 13166h948v8578h947">
          <text:p/>
        </draw:connector>
        <draw:connector draw:style-name="data_20_member_20__28_pointer_29_" draw:layer="layout" svg:x1="23.323cm" svg:y1="11.872cm" svg:x2="27.63cm" svg:y2="10.092cm" draw:start-shape="id593" draw:start-glue-point="4" draw:end-shape="id594" draw:end-glue-point="5" svg:d="m23323 11872h2154v-1780h2153">
          <text:p/>
        </draw:connector>
        <draw:connector draw:style-name="data_20_member_20__28_pointer_29_" draw:layer="layout" svg:x1="21.847cm" svg:y1="8.164cm" svg:x2="27.63cm" svg:y2="8.994cm" draw:start-shape="id589" draw:start-glue-point="5" draw:end-shape="id594" draw:end-glue-point="4" svg:d="m21847 8164h2892v830h2891">
          <text:p/>
        </draw:connector>
        <draw:connector draw:style-name="data_20_member_20__28_pointer_29_" draw:layer="layout" svg:x1="30.506cm" svg:y1="9.511cm" svg:x2="23.325cm" svg:y2="12.57cm" draw:start-shape="id594" draw:start-glue-point="1" draw:end-shape="id593" draw:end-glue-point="1" svg:d="m30506 9511h501v3059h-7682">
          <text:p/>
        </draw:connector>
        <draw:connector draw:style-name="data_20_member_20__28_multiple_20_pointers_29_" draw:layer="layout" svg:x1="28.95cm" svg:y1="21.744cm" svg:x2="32.293cm" svg:y2="22.056cm" draw:start-shape="id591" draw:start-glue-point="1" draw:end-shape="id595" draw:end-glue-point="3" svg:d="m28950 21744h1671v312h1672">
          <text:p/>
        </draw:connector>
        <draw:frame draw:style-name="gr17"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96" draw:start-glue-point="0" draw:end-shape="id595" svg:d="m32967 25192v-1361h907v-1361">
          <text:p/>
        </draw:connector>
        <draw:connector draw:style-name="local_20_usage_20__2f__20_return_20_type" draw:layer="layout" svg:x1="28.95cm" svg:y1="22.392cm" svg:x2="31.101cm" svg:y2="25.749cm" draw:start-shape="id591" draw:start-glue-point="4" draw:end-shape="id596" draw:end-glue-point="3" svg:d="m28950 22392h1076v3357h1075">
          <text:p/>
        </draw:connector>
        <draw:custom-shape draw:style-name="gr1" draw:text-style-name="P1" xml:id="id597" draw:id="id597"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xml:id="id579" draw:id="id579"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xml:id="id578" draw:id="id578"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xml:id="id604" draw:id="id604"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78" draw:start-glue-point="4" draw:end-shape="id597" draw:end-glue-point="3" svg:d="m20368 43016h894v-2158h894">
          <text:p/>
        </draw:connector>
        <draw:custom-shape draw:style-name="gr1" draw:text-style-name="P1" xml:id="id599" draw:id="id599"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xml:id="id598" draw:id="id598"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78" draw:start-glue-point="1" draw:end-shape="id598" draw:end-glue-point="6" svg:d="m20368 43684h4161v2175h4160">
          <text:p/>
        </draw:connector>
        <draw:connector draw:style-name="local_20_usage_20__2f__20_return_20_type" draw:layer="layout" svg:x1="27.521cm" svg:y1="47.274cm" svg:x2="28.689cm" svg:y2="46.119cm" draw:start-shape="id599" draw:start-glue-point="5" draw:end-shape="id598" svg:d="m27521 47274h584v-1155h584">
          <text:p/>
        </draw:connector>
        <draw:connector draw:style-name="data_20_member_20__28_pointer_29_" draw:layer="layout" svg:x1="20.368cm" svg:y1="44.093cm" svg:x2="25.085cm" svg:y2="47.313cm" draw:start-shape="id578" draw:start-glue-point="6" draw:end-shape="id599" draw:end-glue-point="6" svg:d="m20368 44093h2358v3220h2359">
          <text:p/>
        </draw:connector>
        <draw:custom-shape draw:style-name="gr1" draw:text-style-name="P1" xml:id="id600" draw:id="id600"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600" draw:start-glue-point="1" draw:end-shape="id599" draw:end-glue-point="3" svg:d="m19565 48323h2759v-532h2761">
          <text:p/>
        </draw:connector>
        <draw:custom-shape draw:style-name="gr1" draw:text-style-name="P1" xml:id="id601" draw:id="id601"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97" draw:start-glue-point="8" draw:end-shape="id601" draw:end-glue-point="3" svg:d="m25318 39144h387v-1165h1655">
          <text:p/>
        </draw:connector>
        <draw:custom-shape draw:style-name="gr1" draw:text-style-name="P1" xml:id="id602" draw:id="id602"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97" draw:start-glue-point="5" draw:end-shape="id602" draw:end-glue-point="3" svg:d="m25318 39612h723v-676h1319">
          <text:p/>
        </draw:connector>
        <draw:custom-shape draw:style-name="gr1" draw:text-style-name="P1" xml:id="id603" draw:id="id603"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97" draw:start-glue-point="6" draw:end-shape="id603" draw:end-glue-point="3" svg:d="m25318 40285h1021v-405h1021">
          <text:p/>
        </draw:connector>
        <draw:connector draw:style-name="data_20_member_20__28_pointer_29_" draw:layer="layout" svg:x1="25.318cm" svg:y1="40.858cm" svg:x2="27.36cm" svg:y2="40.863cm" draw:start-shape="id597" draw:start-glue-point="1" draw:end-shape="id604" draw:end-glue-point="3" svg:d="m25318 40858h1021v5h1021">
          <text:p/>
        </draw:connector>
        <draw:custom-shape draw:style-name="gr1" draw:text-style-name="P1" xml:id="id605" draw:id="id605"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97" draw:start-glue-point="9" draw:end-shape="id605" draw:end-glue-point="3" svg:d="m25318 41423h1021v423h1021">
          <text:p/>
        </draw:connector>
        <draw:custom-shape draw:style-name="gr1" draw:text-style-name="P1" xml:id="id606" draw:id="id606"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79" draw:start-glue-point="8" draw:end-shape="id606" draw:end-glue-point="2" svg:d="m26701 52283v-1069h2407v-1069">
          <text:p/>
        </draw:connector>
        <draw:custom-shape draw:style-name="gr1" draw:text-style-name="P1" xml:id="id607" draw:id="id607"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xml:id="id608" draw:id="id608"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607" draw:start-glue-point="4" draw:end-shape="id579" draw:end-glue-point="7" svg:d="m23304 58064h1231v-3786h1227">
          <text:p/>
        </draw:connector>
        <draw:connector draw:style-name="data_20_member_20__28_pointer_29_" draw:layer="layout" draw:line-skew="1.499cm" svg:x1="23.308cm" svg:y1="59.177cm" svg:x2="27.382cm" svg:y2="60.908cm" draw:start-shape="id607" draw:start-glue-point="5" draw:end-shape="id608"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606" draw:start-glue-point="3" draw:end-shape="id579" draw:end-glue-point="6" svg:d="m27527 49691h-2266v3267h501">
          <text:p/>
        </draw:connector>
        <draw:custom-shape draw:style-name="gr2" xml:id="id580" draw:id="id580"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xml:id="id609" draw:id="id609"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xml:id="id610" draw:id="id610"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609" draw:start-glue-point="0" draw:end-shape="id610" svg:d="m35902 54978v-596h974v-595">
          <text:p/>
        </draw:connector>
        <draw:connector draw:style-name="local_20_usage_20__2f__20_return_20_type" draw:layer="layout" svg:x1="30.847cm" svg:y1="53.607cm" svg:x2="33.362cm" svg:y2="55.38cm" draw:start-shape="id579" draw:start-glue-point="1" draw:end-shape="id609" draw:end-glue-point="3" svg:d="m30847 53607h1257v1773h1258">
          <text:p/>
        </draw:connector>
        <draw:custom-shape draw:style-name="gr1" draw:text-style-name="P1" xml:id="id611" draw:id="id611"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xml:id="id613" draw:id="id613"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606" draw:start-glue-point="1" draw:end-shape="id604" draw:end-glue-point="1" svg:d="m30689 49691h501v-8828h-1872">
          <text:p/>
        </draw:connector>
        <draw:connector draw:style-name="local_20_usage_20__2f__20_return_20_type" draw:layer="layout" svg:x1="17.854cm" svg:y1="43.684cm" svg:x2="15.426cm" svg:y2="42.551cm" draw:start-shape="id578" draw:start-glue-point="3" draw:end-shape="id611" svg:d="m17854 43684h-1214v-1133h-1214">
          <text:p/>
        </draw:connector>
        <draw:custom-shape draw:style-name="gr1" draw:text-style-name="P1" xml:id="id612" draw:id="id612"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612" draw:end-shape="id613" draw:end-glue-point="2" svg:d="m8455 47438v-895h65v-893">
          <text:p/>
        </draw:connector>
        <draw:connector draw:style-name="local_20_usage_20__2f__20_return_20_type" draw:layer="layout" svg:x1="17.854cm" svg:y1="44.403cm" svg:x2="10.088cm" svg:y2="45.222cm" draw:start-shape="id578" draw:start-glue-point="9" draw:end-shape="id613" draw:end-glue-point="1" svg:d="m17854 44403h-3883v819h-3883">
          <text:p/>
        </draw:connector>
        <draw:custom-shape draw:style-name="gr2" xml:id="id614" draw:id="id614"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613" draw:start-glue-point="0" draw:end-shape="id614" svg:d="m8520 44795v-899h-589v-898">
          <text:p/>
        </draw:connector>
        <draw:custom-shape draw:style-name="gr3" xml:id="id617" draw:id="id617" draw:layer="layout" svg:width="2.919cm" svg:height="1.744cm" svg:x="12.004cm" svg:y="5.955cm">
          <draw:glue-point draw:id="4" svg:x="2.01cm" svg:y="-5.01cm"/>
          <draw:glue-point draw:id="5" svg:x="-2.428cm" svg:y="-5.01cm"/>
          <draw:glue-point draw:id="6" svg:x="5.001cm" svg:y="2.729cm"/>
          <text:p text:style-name="P2">OStorageFactory</text:p>
          <draw:enhanced-geometry svg:viewBox="0 0 21600 21600" draw:type="rectangle" draw:enhanced-path="M 0 0 L 21600 0 21600 21600 0 21600 0 0 Z N"/>
        </draw:custom-shape>
        <draw:custom-shape draw:style-name="gr1" draw:text-style-name="P1" xml:id="id615" draw:id="id615"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xml:id="id616" draw:id="id616"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615" draw:start-glue-point="0" draw:end-shape="id616" draw:end-glue-point="2" svg:d="m35650 44391v-1014h3357v-1013">
          <text:p/>
        </draw:connector>
        <draw:custom-shape draw:style-name="uno_20_service" xml:id="id618" draw:id="id618" draw:layer="layout" svg:width="6.561cm" svg:height="1.032cm" svg:x="14.314cm" svg:y="2.064cm">
          <text:p>com.sun.star.embed.StorageFactory</text:p>
          <text:p>com.sun.star.comp.embed.StorageFactory</text:p>
          <draw:enhanced-geometry svg:viewBox="0 0 21600 21600" draw:type="rectangle" draw:enhanced-path="M 0 0 L 21600 0 21600 21600 0 21600 0 0 Z N"/>
        </draw:custom-shape>
        <draw:connector draw:style-name="inheritance_20__28_public_29_" draw:layer="layout" svg:x1="14.049cm" svg:y1="5.955cm" svg:x2="17.594cm" svg:y2="3.096cm" draw:start-shape="id617" draw:start-glue-point="4" draw:end-shape="id618" draw:end-glue-point="2" svg:d="m14049 5955v-1429h3545v-1430">
          <text:p/>
        </draw:connector>
        <draw:connector draw:style-name="local_20_usage_20__2f__20_return_20_type" draw:layer="layout" svg:x1="14.922cm" svg:y1="7.302cm" svg:x2="19.871cm" svg:y2="7.426cm" draw:start-shape="id617" draw:start-glue-point="6" draw:end-shape="id589" draw:end-glue-point="3" svg:d="m14922 7302h2474v124h2475">
          <text:p/>
        </draw:connector>
      </draw:page>
      <draw:page draw:name="sal" draw:style-name="dp1" draw:master-page-name="Default">
        <office:forms form:automatic-focus="false" form:apply-design-mode="false"/>
        <draw:custom-shape draw:style-name="gr18" draw:text-style-name="P1" xml:id="id619" draw:id="id619"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8" draw:text-style-name="P1" xml:id="id620" draw:id="id620"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8" draw:text-style-name="P1" xml:id="id621" draw:id="id621"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619" draw:start-glue-point="4" draw:end-shape="id620" draw:end-glue-point="3" svg:d="m8677 2340h1245v-423h1243">
          <text:p/>
        </draw:connector>
        <draw:connector draw:style-name="data_20_member" draw:layer="layout" svg:x1="8.677cm" svg:y1="2.79cm" svg:x2="11.087cm" svg:y2="3.321cm" draw:start-shape="id619" draw:start-glue-point="5" draw:end-shape="id621" draw:end-glue-point="3" svg:d="m8677 2790h1205v531h1205">
          <text:p/>
        </draw:connector>
        <draw:custom-shape draw:style-name="gr18" draw:text-style-name="P1" xml:id="id622" draw:id="id622"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8" draw:text-style-name="P1" xml:id="id623" draw:id="id623"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8" draw:text-style-name="P1" xml:id="id624" draw:id="id624"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622" draw:start-glue-point="4" draw:end-shape="id623" draw:end-glue-point="3" svg:d="m9287 8759h767v109h767">
          <text:p/>
        </draw:connector>
        <draw:connector draw:style-name="data_20_member" draw:layer="layout" svg:x1="9.287cm" svg:y1="9.127cm" svg:x2="10.741cm" svg:y2="12.007cm" draw:start-shape="id622" draw:start-glue-point="5" draw:end-shape="id624" draw:end-glue-point="3" svg:d="m9287 9127h727v2880h727">
          <text:p/>
        </draw:connector>
        <draw:custom-shape draw:style-name="function" xml:id="id625" draw:id="id625"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xml:id="id626" draw:id="id626"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xml:id="id627" draw:id="id627"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xml:id="id628" draw:id="id628"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623" draw:start-glue-point="4" draw:end-shape="id625" draw:end-glue-point="3" svg:d="m12991 8309h1064v-876h1560">
          <text:p/>
        </draw:connector>
        <draw:connector draw:style-name="data_20_member_20__28_pointer_29_" draw:layer="layout" svg:x1="12.991cm" svg:y1="8.679cm" svg:x2="15.615cm" svg:y2="8.421cm" draw:start-shape="id623" draw:start-glue-point="5" draw:end-shape="id626" draw:end-glue-point="3" svg:d="m12991 8679h1312v-258h1312">
          <text:p/>
        </draw:connector>
        <draw:connector draw:style-name="data_20_member_20__28_pointer_29_" draw:layer="layout" svg:x1="12.991cm" svg:y1="9.118cm" svg:x2="15.615cm" svg:y2="9.41cm" draw:start-shape="id623" draw:start-glue-point="6" draw:end-shape="id627" draw:end-glue-point="3" svg:d="m12991 9118h1312v292h1312">
          <text:p/>
        </draw:connector>
        <draw:connector draw:style-name="data_20_member_20__28_pointer_29_" draw:layer="layout" draw:line-skew="-0.301cm" svg:x1="12.991cm" svg:y1="9.453cm" svg:x2="15.615cm" svg:y2="10.398cm" draw:start-shape="id623" draw:start-glue-point="7" draw:end-shape="id628"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8" draw:text-style-name="P1" xml:id="id629" draw:id="id629"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8" draw:text-style-name="P1" xml:id="id630" draw:id="id630"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8" draw:text-style-name="P1" xml:id="id631" draw:id="id631"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629" draw:start-glue-point="4" draw:end-shape="id630" draw:end-glue-point="3" svg:d="m9393 16935h767v109h767">
          <text:p/>
        </draw:connector>
        <draw:connector draw:style-name="data_20_member" draw:layer="layout" svg:x1="9.393cm" svg:y1="17.303cm" svg:x2="10.847cm" svg:y2="20.183cm" draw:start-shape="id629" draw:start-glue-point="5" draw:end-shape="id631" draw:end-glue-point="3" svg:d="m9393 17303h727v2880h727">
          <text:p/>
        </draw:connector>
        <draw:custom-shape draw:style-name="function" xml:id="id632" draw:id="id632"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xml:id="id633" draw:id="id633"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xml:id="id634" draw:id="id634"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xml:id="id635" draw:id="id635"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630" draw:start-glue-point="4" draw:end-shape="id632" draw:end-glue-point="3" svg:d="m13097 16485h1064v-876h1560">
          <text:p/>
        </draw:connector>
        <draw:connector draw:style-name="data_20_member_20__28_pointer_29_" draw:layer="layout" svg:x1="13.097cm" svg:y1="16.855cm" svg:x2="15.721cm" svg:y2="16.597cm" draw:start-shape="id630" draw:start-glue-point="5" draw:end-shape="id633" draw:end-glue-point="3" svg:d="m13097 16855h1312v-258h1312">
          <text:p/>
        </draw:connector>
        <draw:connector draw:style-name="data_20_member_20__28_pointer_29_" draw:layer="layout" svg:x1="13.097cm" svg:y1="17.294cm" svg:x2="15.721cm" svg:y2="17.586cm" draw:start-shape="id630" draw:start-glue-point="6" draw:end-shape="id634" draw:end-glue-point="3" svg:d="m13097 17294h1312v292h1312">
          <text:p/>
        </draw:connector>
        <draw:connector draw:style-name="data_20_member_20__28_pointer_29_" draw:layer="layout" draw:line-skew="-0.301cm" svg:x1="13.097cm" svg:y1="17.629cm" svg:x2="15.721cm" svg:y2="18.574cm" draw:start-shape="id630" draw:start-glue-point="7" draw:end-shape="id635"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xml:id="id636" draw:id="id636"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xml:id="id637" draw:id="id637"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636" draw:start-glue-point="1" draw:end-shape="id637"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xml:id="id638" draw:id="id638"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637" draw:start-glue-point="4" draw:end-shape="id638" draw:end-glue-point="3" svg:d="m22540 30131h2475v323h2476">
          <text:p>maConverter</text:p>
        </draw:connector>
        <draw:custom-shape draw:style-name="typedef" xml:id="id639" draw:id="id639"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638" draw:start-glue-point="4" draw:end-shape="id639" draw:end-glue-point="3" svg:d="m30645 27569h920v-3481h3505">
          <text:p/>
        </draw:connector>
        <draw:custom-shape draw:style-name="function_20_pointer" xml:id="id640" draw:id="id640"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xml:id="id641" draw:id="id641"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xml:id="id642" draw:id="id642"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xml:id="id643" draw:id="id643"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xml:id="id644" draw:id="id644"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xml:id="id645" draw:id="id645"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xml:id="id646" draw:id="id646"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xml:id="id647" draw:id="id647"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638" draw:start-glue-point="5" draw:end-shape="id640" draw:end-glue-point="3" svg:d="m30645 28369h3169v-1290h2752">
          <text:p>mpConvertTextToUnicodeProc</text:p>
        </draw:connector>
        <draw:connector draw:style-name="data_20_member_20__28_pointer_29_" draw:layer="layout" draw:line-skew="2.033cm" svg:x1="30.645cm" svg:y1="29.127cm" svg:x2="36.566cm" svg:y2="28.451cm" draw:start-shape="id638" draw:start-glue-point="6" draw:end-shape="id641" draw:end-glue-point="3" svg:d="m30645 29127h4994v-676h927">
          <text:p/>
        </draw:connector>
        <draw:connector draw:style-name="data_20_member_20__28_pointer_29_" draw:layer="layout" svg:x1="30.645cm" svg:y1="29.823cm" svg:x2="36.566cm" svg:y2="29.822cm" draw:start-shape="id638" draw:start-glue-point="7" draw:end-shape="id642" draw:end-glue-point="3" svg:d="m30645 29823h2961v-1h2960">
          <text:p/>
        </draw:connector>
        <draw:connector draw:style-name="data_20_member_20__28_pointer_29_" draw:layer="layout" draw:line-skew="0.075cm" svg:x1="30.646cm" svg:y1="30.454cm" svg:x2="36.566cm" svg:y2="31.194cm" draw:start-shape="id638" draw:start-glue-point="1" draw:end-shape="id643" draw:end-glue-point="3" svg:d="m30646 30454h3035v740h2885">
          <text:p/>
        </draw:connector>
        <draw:connector draw:style-name="data_20_member_20__28_pointer_29_" draw:layer="layout" draw:line-skew="-0.454cm" svg:x1="30.645cm" svg:y1="31.197cm" svg:x2="36.566cm" svg:y2="32.565cm" draw:start-shape="id638" draw:start-glue-point="8" draw:end-shape="id644" draw:end-glue-point="3" svg:d="m30645 31197h2507v1368h3414">
          <text:p/>
        </draw:connector>
        <draw:connector draw:style-name="data_20_member_20__28_pointer_29_" draw:layer="layout" draw:line-skew="-1.115cm" svg:x1="30.645cm" svg:y1="31.937cm" svg:x2="36.566cm" svg:y2="33.937cm" draw:start-shape="id638" draw:start-glue-point="9" draw:end-shape="id645" draw:end-glue-point="3" svg:d="m30645 31937h1846v2000h4075">
          <text:p/>
        </draw:connector>
        <draw:connector draw:style-name="data_20_member_20__28_pointer_29_" draw:layer="layout" draw:line-skew="-1.724cm" svg:x1="30.645cm" svg:y1="32.735cm" svg:x2="36.566cm" svg:y2="35.308cm" draw:start-shape="id638" draw:start-glue-point="11" draw:end-shape="id646" draw:end-glue-point="3" svg:d="m30645 32735h1237v2573h4684">
          <text:p/>
        </draw:connector>
        <draw:connector draw:style-name="data_20_member_20__28_pointer_29_" draw:layer="layout" draw:line-skew="-2.306cm" svg:x1="30.645cm" svg:y1="33.411cm" svg:x2="36.566cm" svg:y2="36.68cm" draw:start-shape="id638" draw:start-glue-point="10" draw:end-shape="id647" draw:end-glue-point="3" svg:d="m30645 33411h655v3269h5266">
          <text:p/>
        </draw:connector>
        <draw:custom-shape draw:style-name="gr5" xml:id="id648" draw:id="id648"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639" draw:start-glue-point="1" draw:end-shape="id648" draw:end-glue-point="4" svg:d="m38810 24088h4116v-487h4117">
          <text:p/>
        </draw:connector>
        <draw:custom-shape draw:style-name="function" xml:id="id649" draw:id="id649"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640" draw:start-glue-point="1" draw:end-shape="id649" draw:end-glue-point="3" svg:d="m40958 27079h727v-40h728">
          <text:p/>
        </draw:connector>
        <draw:connector draw:style-name="local_20_usage_20__2f__20_return_20_type" draw:layer="layout" svg:x1="45.72cm" svg:y1="27.039cm" svg:x2="47.043cm" svg:y2="24.896cm" draw:start-shape="id649" draw:start-glue-point="1" draw:end-shape="id648"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xml:id="id650" draw:id="id650" draw:layer="layout" svg:width="4.868cm" svg:height="1.482cm" svg:x="4.63cm" svg:y="5.662cm">
          <text:p text:style-name="P2">FastAttributeList</text:p>
        </draw:rect>
        <draw:rect draw:style-name="uno_20_interface" xml:id="id651" draw:id="id651" draw:layer="layout" svg:width="6.297cm" svg:height="1.006cm" svg:x="3.254cm" svg:y="2.328cm">
          <text:p text:style-name="P2">com.sun.star.xml.sax.XFastAttributeList</text:p>
        </draw:rect>
        <draw:connector draw:style-name="inheritance_20__28_public_29_" draw:layer="layout" svg:x1="7.064cm" svg:y1="5.662cm" svg:x2="6.402cm" svg:y2="3.334cm" draw:start-shape="id650" draw:start-glue-point="0" draw:end-shape="id651" draw:end-glue-point="2" svg:d="m7064 5662v-1164h-662v-1164">
          <text:p/>
        </draw:connector>
        <draw:rect draw:style-name="class" xml:id="id652" draw:id="id652" draw:layer="layout" svg:width="4.868cm" svg:height="1.482cm" svg:x="13.098cm" svg:y="5.45cm">
          <text:p text:style-name="P2">FastSaxParser</text:p>
        </draw:rect>
        <draw:rect draw:style-name="uno_20_interface" xml:id="id653" draw:id="id653" draw:layer="layout" svg:width="6.297cm" svg:height="1.006cm" svg:x="11.589cm" svg:y="2.435cm">
          <text:p text:style-name="P2">com.sun.star.xml.sax.XFastParser</text:p>
        </draw:rect>
        <draw:connector draw:style-name="inheritance_20__28_public_29_" draw:layer="layout" svg:x1="15.532cm" svg:y1="5.45cm" svg:x2="14.737cm" svg:y2="3.441cm" draw:start-shape="id652" draw:start-glue-point="0" draw:end-shape="id653" draw:end-glue-point="2" svg:d="m15532 5450v-1004h-795v-1005">
          <text:p/>
        </draw:connector>
        <draw:custom-shape draw:style-name="gr1" draw:text-style-name="P1" xml:id="id654" draw:id="id654"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xml:id="id655" draw:id="id655"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54" draw:start-glue-point="1" draw:end-shape="id655" draw:end-glue-point="3" svg:d="m8648 23152h1284v1968h1283">
          <text:p text:style-name="P2">m_pImpl</text:p>
        </draw:connector>
        <draw:custom-shape draw:style-name="gr2" xml:id="id656" draw:id="id656"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54" draw:start-glue-point="4" draw:end-shape="id656" draw:end-glue-point="2" svg:d="m7825 22803v-1134h3327v-1133">
          <text:p/>
        </draw:connector>
        <draw:custom-shape draw:style-name="gr2" xml:id="id657" draw:id="id657"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55" draw:start-glue-point="4" draw:end-shape="id657" draw:end-glue-point="3" svg:d="m14629 23552h2791v-388h2791">
          <text:p text:style-name="P2">rDocumentHandler</text:p>
        </draw:connector>
        <draw:custom-shape draw:style-name="gr2" xml:id="id658" draw:id="id658"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55" draw:start-glue-point="5" draw:end-shape="id658" svg:d="m14629 24125h2816v62h2817">
          <text:p text:style-name="P2">rExtendedDocumentHandler</text:p>
        </draw:connector>
        <draw:custom-shape draw:style-name="gr2" xml:id="id659" draw:id="id659"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55" draw:start-glue-point="6" draw:end-shape="id659" svg:d="m14629 24624h2829v485h2829">
          <text:p text:style-name="P2">rAttrList</text:p>
        </draw:connector>
        <draw:custom-shape draw:style-name="gr2" xml:id="id660" draw:id="id660"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55" draw:start-glue-point="1" draw:end-shape="id660" draw:end-glue-point="3" svg:d="m14629 25120h2542v986h3215">
          <text:p text:style-name="P2">rDocumentLocator</text:p>
        </draw:connector>
        <draw:custom-shape draw:style-name="uno_20_service" xml:id="id661" draw:id="id661"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54" draw:start-glue-point="5" draw:end-shape="id661"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ustom-shape draw:style-name="namespace" draw:layer="layout" svg:width="8.649cm" svg:height="1.602cm" svg:x="118.06cm" svg:y="51.865cm">
          <text:p>sfx2</text:p>
          <draw:enhanced-geometry svg:viewBox="0 0 21600 21600" draw:type="rectangle" draw:enhanced-path="M 0 0 L 21600 0 21600 21600 0 21600 0 0 Z N"/>
        </draw:custom-shape>
        <draw:connector draw:style-name="inheritance_20__28_public_29_" draw:layer="layout" draw:line-skew="1.379cm" svg:x1="97.765cm" svg:y1="75.849cm" svg:x2="96.896cm" svg:y2="72.096cm" draw:start-shape="id662" draw:start-glue-point="0" draw:end-shape="id663" draw:end-glue-point="4" svg:d="m97765 75849v-497h-869v-3256">
          <text:p/>
        </draw:connector>
        <draw:connector draw:style-name="inheritance_20__28_public_29__20_2" draw:layer="layout" svg:x1="38.407cm" svg:y1="36.669cm" svg:x2="15.002cm" svg:y2="13.716cm" draw:start-shape="id664" draw:start-glue-point="0" draw:end-shape="id665" draw:end-glue-point="6" svg:d="m38407 36669v-11476h-23405v-11477">
          <text:p/>
        </draw:connector>
        <draw:rect draw:style-name="class" draw:text-style-name="P5" xml:id="id673" draw:id="id673" draw:layer="layout" svg:width="2.341cm" svg:height="7.903cm" svg:x="19.497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xml:id="id669" draw:id="id669"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xml:id="id674" draw:id="id674"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xml:id="id687" draw:id="id687"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xml:id="id670" draw:id="id670" draw:layer="layout" svg:width="2.557cm" svg:height="0.733cm" svg:x="26.034cm" svg:y="32.224cm">
          <text:p text:style-name="P2"><text:span text:style-name="T3">ScDBFunc</text:span></text:p>
        </draw:rect>
        <draw:rect draw:style-name="class" draw:text-style-name="P6" xml:id="id675" draw:id="id675" draw:layer="layout" svg:width="2.436cm" svg:height="0.633cm" svg:x="19.589cm" svg:y="38.111cm">
          <text:p text:style-name="P2"><text:span text:style-name="T3">ScFormatShell</text:span></text:p>
        </draw:rect>
        <draw:rect draw:style-name="class" xml:id="id681" draw:id="id681"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draw:glue-point draw:id="30" svg:x="-5.001cm" svg:y="-4.531cm"/>
          <text:p text:style-name="P2"><text:span text:style-name="T3">ScDocument</text:span></text:p>
        </draw:rect>
        <draw:rect draw:style-name="class" draw:text-style-name="P6" xml:id="id682" draw:id="id682" draw:layer="layout" svg:width="3.12cm" svg:height="2.454cm" svg:x="87.733cm" svg:y="61.166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xml:id="id691" draw:id="id691"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xml:id="id683" draw:id="id683" draw:layer="layout" svg:width="2.099cm" svg:height="2.436cm" svg:x="101.286cm" svg:y="68.058cm">
          <draw:glue-point draw:id="4" svg:x="5cm" svg:y="-2.873cm"/>
          <text:p text:style-name="P2"><text:span text:style-name="T3">ScColumn</text:span></text:p>
        </draw:rect>
        <draw:rect draw:style-name="struct" draw:text-style-name="P6" xml:id="id684" draw:id="id684" draw:layer="layout" svg:width="2.49cm" svg:height="0.673cm" svg:x="104.793cm" svg:y="70.697cm">
          <text:p text:style-name="P2"><text:span text:style-name="T3">ColEntry</text:span></text:p>
        </draw:rect>
        <draw:rect draw:style-name="class" draw:text-style-name="P6" xml:id="id677" draw:id="id677" draw:layer="layout" svg:width="3.12cm" svg:height="0.698cm" svg:x="105.685cm" svg:y="80.124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xml:id="id666" draw:id="id666" draw:layer="layout" svg:width="2.487cm" svg:height="3.485cm" svg:x="107.698cm" svg:y="85.252cm">
          <draw:glue-point draw:id="4" svg:x="-5cm" svg:y="-2.388cm"/>
          <draw:glue-point draw:id="5" svg:x="-5cm" svg:y="2.174cm"/>
          <draw:glue-point draw:id="6" svg:x="-2.029cm" svg:y="-5cm"/>
          <draw:glue-point draw:id="7" svg:x="2.123cm" svg:y="-5cm"/>
          <draw:glue-point draw:id="8" svg:x="5.006cm" svg:y="3.46cm"/>
          <draw:glue-point draw:id="9" svg:x="5.006cm" svg:y="1.498cm"/>
          <draw:glue-point draw:id="10" svg:x="5.006cm" svg:y="-1.305cm"/>
          <draw:glue-point draw:id="11" svg:x="5.006cm" svg:y="-3.548cm"/>
          <text:p text:style-name="P2"><text:span text:style-name="T3">ScFormulaCell</text:span></text:p>
        </draw:rect>
        <draw:rect draw:style-name="class" draw:text-style-name="P6" xml:id="id685" draw:id="id685" draw:layer="layout" svg:width="1.769cm" svg:height="0.674cm" svg:x="111.392cm" svg:y="80.381cm">
          <text:p text:style-name="P2"><text:span text:style-name="T3">ScPostIt</text:span></text:p>
        </draw:rect>
        <draw:rect draw:style-name="class" draw:text-style-name="P6" xml:id="id832" draw:id="id832"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xml:id="id833" draw:id="id833" draw:layer="layout" svg:width="2.764cm" svg:height="0.523cm" svg:x="133.843cm" svg:y="85.21cm">
          <text:p text:style-name="P2"><text:span text:style-name="T3">ScDoubleToken</text:span></text:p>
        </draw:rect>
        <draw:rect draw:style-name="class" draw:text-style-name="P6" xml:id="id842" draw:id="id842" draw:layer="layout" svg:width="2.902cm" svg:height="0.62cm" svg:x="152.608cm" svg:y="84.684cm">
          <text:p text:style-name="P2"><text:span text:style-name="T3">ScSingleRefToken</text:span></text:p>
        </draw:rect>
        <draw:rect draw:style-name="class" draw:text-style-name="P6" xml:id="id831" draw:id="id831" draw:layer="layout" svg:width="3.273cm" svg:height="0.544cm" svg:x="131.717cm" svg:y="84.237cm">
          <text:p text:style-name="P2"><text:span text:style-name="T3">ScDoubleRefToken</text:span></text:p>
        </draw:rect>
        <draw:rect draw:style-name="class" draw:text-style-name="P6" xml:id="id839" draw:id="id839" draw:layer="layout" svg:width="2.65cm" svg:height="0.622cm" svg:x="144.658cm" svg:y="84.589cm">
          <text:p text:style-name="P2"><text:span text:style-name="T3">ScMatrixToken</text:span></text:p>
        </draw:rect>
        <draw:rect draw:style-name="class" draw:text-style-name="P6" xml:id="id840" draw:id="id840"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xml:id="id837" draw:id="id837" draw:layer="layout" svg:width="3.337cm" svg:height="0.58cm" svg:x="140.665cm" svg:y="84.939cm">
          <text:p text:style-name="P2"><text:span text:style-name="T3">ScJumpMatrixToken</text:span></text:p>
        </draw:rect>
        <draw:rect draw:style-name="class" draw:text-style-name="P6" xml:id="id835" draw:id="id835" draw:layer="layout" svg:width="2.251cm" svg:height="0.564cm" svg:x="137.471cm" svg:y="85.168cm">
          <text:p text:style-name="P2"><text:span text:style-name="T3">ScErrorToken</text:span></text:p>
        </draw:rect>
        <draw:rect draw:style-name="class_20__28_external_20_module_29_" xml:id="id671" draw:id="id671" draw:layer="layout" svg:width="2.528cm" svg:height="0.791cm" svg:x="33.397cm" svg:y="35.087cm">
          <text:p text:style-name="P2"><text:span text:style-name="T3">SfxViewShell</text:span></text:p>
        </draw:rect>
        <draw:rect draw:style-name="class" draw:text-style-name="P6" xml:id="id667" draw:id="id667" draw:layer="layout" svg:width="2.452cm" svg:height="0.594cm" svg:x="114.707cm" svg:y="88.253cm">
          <text:p text:style-name="P2"><text:span text:style-name="T3">ScInterpreter</text:span></text:p>
        </draw:rect>
        <draw:rect draw:style-name="class" draw:text-style-name="P6" xml:id="id668" draw:id="id668" draw:layer="layout" svg:width="2.053cm" svg:height="2.637cm" svg:x="113.456cm" svg:y="89.385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10.185cm" svg:y1="87.516cm" svg:x2="114.707cm" svg:y2="88.55cm" draw:start-shape="id666" draw:start-glue-point="9" draw:end-shape="id667" draw:end-glue-point="3" svg:d="m110185 87516h2261v1034h2261">
          <text:p/>
        </draw:connector>
        <draw:connector draw:style-name="local_20_usage_20__2f__20_return_20_type" draw:layer="layout" svg:x1="110.185cm" svg:y1="88.199cm" svg:x2="113.456cm" svg:y2="90.703cm" draw:start-shape="id666" draw:start-glue-point="8" draw:end-shape="id668" draw:end-glue-point="3" svg:d="m110185 88199h1636v2504h1635">
          <text:p/>
        </draw:connector>
        <draw:rect draw:style-name="class" draw:text-style-name="P6" xml:id="id676" draw:id="id676"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xml:id="id678" draw:id="id678" draw:layer="layout" svg:width="1.965cm" svg:height="0.613cm" svg:x="100.712cm" svg:y="83.537cm">
          <text:p text:style-name="P2"><text:span text:style-name="T3">ScNoteCell</text:span></text:p>
        </draw:rect>
        <draw:rect draw:style-name="class" draw:text-style-name="P6" xml:id="id679" draw:id="id679" draw:layer="layout" svg:width="2.256cm" svg:height="0.593cm" svg:x="113.524cm" svg:y="83.107cm">
          <text:p text:style-name="P2"><text:span text:style-name="T3">ScStringCell</text:span></text:p>
        </draw:rect>
        <draw:rect draw:style-name="class" draw:text-style-name="P6" xml:id="id680" draw:id="id680" draw:layer="layout" svg:width="2.132cm" svg:height="0.617cm" svg:x="116.304cm" svg:y="83.11cm">
          <text:p text:style-name="P2"><text:span text:style-name="T3">ScValueCell</text:span></text:p>
        </draw:rect>
        <draw:rect draw:style-name="class_20__28_external_20_module_29_" xml:id="id719" draw:id="id719"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69" draw:start-glue-point="4" draw:end-shape="id670" draw:end-glue-point="2" svg:d="m32958 36530v-1787h-5646v-1786">
          <text:p/>
        </draw:connector>
        <draw:connector draw:style-name="inheritance_20__28_public_29_" draw:layer="layout" svg:x1="34.332cm" svg:y1="36.529cm" svg:x2="34.661cm" svg:y2="35.878cm" draw:start-shape="id669" draw:start-glue-point="13" draw:end-shape="id671" draw:end-glue-point="2" svg:d="m34332 36529v-325h329v-326">
          <text:p/>
        </draw:connector>
        <draw:connector draw:style-name="inheritance_20__28_public_29_" draw:layer="layout" svg:x1="27.312cm" svg:y1="32.224cm" svg:x2="23.454cm" svg:y2="30.009cm" draw:start-shape="id670" draw:start-glue-point="0" draw:end-shape="id672" draw:end-glue-point="2" svg:d="m27312 32224v-1107h-3858v-1108">
          <text:p/>
        </draw:connector>
        <draw:connector draw:style-name="inheritance_20__28_public_29_" draw:layer="layout" svg:x1="23.454cm" svg:y1="29.371cm" svg:x2="20.667cm" svg:y2="26.153cm" draw:start-shape="id672" draw:start-glue-point="0" draw:end-shape="id673" draw:end-glue-point="2" svg:d="m23454 29371v-1609h-2787v-1609">
          <text:p/>
        </draw:connector>
        <draw:connector draw:style-name="inheritance_20__28_public_29_" draw:layer="layout" svg:x1="20.527cm" svg:y1="42.595cm" svg:x2="20.807cm" svg:y2="38.744cm" draw:start-shape="id674" draw:start-glue-point="0" draw:end-shape="id675" draw:end-glue-point="2" svg:d="m20527 42595v-1925h280v-1926">
          <text:p/>
        </draw:connector>
        <draw:connector draw:style-name="inheritance_20__28_public_29_" draw:layer="layout" svg:x1="92.714cm" svg:y1="85.523cm" svg:x2="106.153cm" svg:y2="80.822cm" draw:start-shape="id676" draw:start-glue-point="0" draw:end-shape="id677" draw:end-glue-point="4" svg:d="m92714 85523v-2350h13439v-2351">
          <text:p/>
        </draw:connector>
        <draw:connector draw:style-name="inheritance_20__28_public_29_" draw:layer="layout" svg:x1="101.694cm" svg:y1="83.537cm" svg:x2="106.722cm" svg:y2="80.822cm" draw:start-shape="id678" draw:start-glue-point="0" draw:end-shape="id677" draw:end-glue-point="5" svg:d="m101694 83537v-1357h5028v-1358">
          <text:p/>
        </draw:connector>
        <draw:connector draw:style-name="inheritance_20__28_public_29_" draw:layer="layout" svg:x1="108.437cm" svg:y1="85.252cm" svg:x2="107.245cm" svg:y2="80.822cm" draw:start-shape="id666" draw:start-glue-point="6" draw:end-shape="id677" draw:end-glue-point="2" svg:d="m108437 85252v-2215h-1192v-2215">
          <text:p/>
        </draw:connector>
        <draw:connector draw:style-name="inheritance_20__28_public_29_" draw:layer="layout" svg:x1="114.652cm" svg:y1="83.107cm" svg:x2="107.81cm" svg:y2="80.822cm" draw:start-shape="id679" draw:start-glue-point="0" draw:end-shape="id677" draw:end-glue-point="6" svg:d="m114652 83107v-1142h-6842v-1143">
          <text:p/>
        </draw:connector>
        <draw:connector draw:style-name="inheritance_20__28_public_29_" draw:layer="layout" svg:x1="117.37cm" svg:y1="83.11cm" svg:x2="108.332cm" svg:y2="80.822cm" draw:start-shape="id680" draw:start-glue-point="0" draw:end-shape="id677" draw:end-glue-point="7" svg:d="m117370 83110v-1144h-9038v-1144">
          <text:p/>
        </draw:connector>
        <draw:custom-shape draw:style-name="class_20__28_pimpl_29_" draw:text-style-name="P6" xml:id="id686" draw:id="id686"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87.733cm" svg:y2="61.753cm" draw:start-shape="id681" draw:start-glue-point="22" draw:end-shape="id682" draw:end-glue-point="4" svg:d="m81729 57406h3002v4347h3002">
          <text:p text:style-name="P2">pTab</text:p>
        </draw:connector>
        <draw:connector draw:style-name="data_20_member_20__28_pointer_29_" draw:layer="layout" svg:x1="90.853cm" svg:y1="61.702cm" svg:x2="101.286cm" svg:y2="69.276cm" draw:start-shape="id682" draw:start-glue-point="7" draw:end-shape="id683" draw:end-glue-point="3" svg:d="m90853 61702h5217v7574h5216">
          <text:p/>
        </draw:connector>
        <draw:connector draw:style-name="data_20_member_20__28_pointer_29_" draw:layer="layout" svg:x1="103.385cm" svg:y1="69.276cm" svg:x2="104.793cm" svg:y2="71.033cm" draw:start-shape="id683" draw:start-glue-point="1" draw:end-shape="id684" svg:d="m103385 69276h704v1757h704">
          <text:p/>
        </draw:connector>
        <draw:connector draw:style-name="data_20_member_20__28_pointer_29_" draw:layer="layout" svg:x1="107.283cm" svg:y1="71.033cm" svg:x2="105.685cm" svg:y2="80.473cm" draw:start-shape="id684" draw:start-glue-point="1" draw:end-shape="id677" draw:end-glue-point="3" svg:d="m107283 71033h501v4714h-2600v4726h501">
          <text:p/>
        </draw:connector>
        <draw:connector draw:style-name="data_20_member_20__28_pointer_29_" draw:text-style-name="P2" draw:layer="layout" svg:x1="108.805cm" svg:y1="80.473cm" svg:x2="111.392cm" svg:y2="80.718cm" draw:start-shape="id677" draw:start-glue-point="1" draw:end-shape="id685" draw:end-glue-point="3" svg:d="m108805 80473h1294v245h1293">
          <text:p text:style-name="P2">GetNotePtr()</text:p>
        </draw:connector>
        <draw:connector draw:style-name="data_20_member_20__28_pointer_29_" draw:layer="layout" svg:x1="81.729cm" svg:y1="58.226cm" svg:x2="83.614cm" svg:y2="73.078cm" draw:start-shape="id681" draw:start-glue-point="15" draw:end-shape="id686" draw:end-glue-point="3" svg:d="m81729 58226h942v14852h943">
          <text:p/>
        </draw:connector>
        <draw:custom-shape draw:style-name="gr19" draw:text-style-name="P7" xml:id="id689" draw:id="id689"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20" draw:text-style-name="P2" draw:layer="layout" svg:x1="22.025cm" svg:y1="38.427cm" svg:x2="27.033cm" svg:y2="42.24cm" draw:start-shape="id675" draw:start-glue-point="1" draw:end-shape="id687" draw:end-glue-point="11" svg:d="m22025 38427h2504v3813h2504">
          <text:p text:style-name="P2">GetViewData()</text:p>
        </draw:connector>
        <draw:connector draw:style-name="data_20_member_20__28_pointer_29_" draw:text-style-name="P2" draw:layer="layout" svg:x1="29.873cm" svg:y1="48.329cm" svg:x2="76.183cm" svg:y2="35.848cm" draw:start-shape="id687" draw:start-glue-point="1" draw:end-shape="id681" draw:end-glue-point="30" svg:d="m29873 48329h23155v-12481h23155">
          <text:p text:style-name="P2">GetDocument()</text:p>
        </draw:connector>
        <draw:connector draw:style-name="data_20_member_20__28_pointer_29_" draw:layer="layout" svg:x1="43.125cm" svg:y1="31.248cm" svg:x2="27.033cm" svg:y2="43.924cm" draw:start-shape="id688" draw:start-glue-point="10" draw:end-shape="id687" draw:end-glue-point="19" svg:d="m43125 31248h501v5367h-17095v7309h502">
          <text:p/>
        </draw:connector>
        <draw:custom-shape draw:style-name="gr21" draw:text-style-name="P6" xml:id="id694" draw:id="id694"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86" draw:start-glue-point="6" draw:end-shape="id689" draw:end-glue-point="3" svg:d="m86595 72504h634v-146h633">
          <text:p/>
        </draw:connector>
        <draw:connector draw:style-name="data_20_member_20__28_pointer_29_" draw:layer="layout" svg:x1="86.595cm" svg:y1="73.59cm" svg:x2="84.554cm" svg:y2="77.708cm" draw:start-shape="id686" draw:start-glue-point="7" draw:end-shape="id690" draw:end-glue-point="3" svg:d="m86595 73590h502v2168h-3044v1950h501">
          <text:p/>
        </draw:connector>
        <draw:custom-shape draw:style-name="gr19"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2" draw:text-style-name="P2" draw:layer="layout" svg:x1="29.872cm" svg:y1="45.891cm" svg:x2="32.311cm" svg:y2="36.896cm" draw:start-shape="id687" draw:start-glue-point="6" draw:end-shape="id669" draw:end-glue-point="9" svg:d="m29872 45891h1220v-8995h1219">
          <text:p text:style-name="P2">GetViewShell()</text:p>
        </draw:connector>
        <draw:connector draw:style-name="data_20_member_20__28_pointer_29_" draw:layer="layout" svg:x1="35.07cm" svg:y1="38.856cm" svg:x2="19.2cm" svg:y2="42.752cm" draw:start-shape="id669" draw:start-glue-point="7" draw:end-shape="id674" draw:end-glue-point="4" svg:d="m35070 38856h502v2058h-16874v1838h502">
          <text:p/>
        </draw:connector>
        <draw:rect draw:style-name="class_20__28_external_20_module_29_" xml:id="id692" draw:id="id692" draw:layer="layout" svg:width="2.886cm" svg:height="0.724cm" svg:x="40.771cm" svg:y="49.394cm">
          <text:p text:style-name="P2"><text:span text:style-name="T3">SfxObjectShell</text:span></text:p>
        </draw:rect>
        <draw:rect draw:style-name="class_20__28_external_20_module_29_" xml:id="id693" draw:id="id693"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91" draw:start-glue-point="5" draw:end-shape="id692" draw:end-glue-point="2" svg:d="m40807 51522v-702h1407v-702">
          <text:p/>
        </draw:connector>
        <draw:connector draw:style-name="inheritance_20__28_public_29_" draw:layer="layout" svg:x1="39.61cm" svg:y1="51.522cm" svg:x2="38.871cm" svg:y2="49.857cm" draw:start-shape="id691" draw:start-glue-point="4" draw:end-shape="id693" draw:end-glue-point="2" svg:d="m39610 51522v-832h-739v-833">
          <text:p/>
        </draw:connector>
        <draw:custom-shape draw:style-name="gr19" draw:text-style-name="P7" xml:id="id690" draw:id="id690"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90" draw:start-glue-point="1" draw:end-shape="id694" draw:end-glue-point="3" svg:d="m88420 77708h1103v938h1102">
          <text:p/>
        </draw:connector>
        <draw:rect draw:style-name="class" draw:text-style-name="P6" xml:id="id697" draw:id="id697" draw:layer="layout" svg:width="2.444cm" svg:height="0.594cm" svg:x="115.008cm" svg:y="47.916cm">
          <text:p text:style-name="P2"><text:span text:style-name="T3">ScOutlineArray</text:span></text:p>
        </draw:rect>
        <draw:rect draw:style-name="class" draw:text-style-name="P6" xml:id="id695" draw:id="id695"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95" draw:start-glue-point="0" draw:end-shape="id696" draw:end-glue-point="4" svg:d="m120701 47875v-3026h-10210v-3027">
          <text:p/>
        </draw:connector>
        <draw:connector draw:style-name="data_20_member_20__28_multiple_20_pointers_29_" draw:layer="layout" svg:x1="117.452cm" svg:y1="48.213cm" svg:x2="119.19cm" svg:y2="48.218cm" draw:start-shape="id697" draw:start-glue-point="1" draw:end-shape="id695"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xml:id="id699" draw:id="id699"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xml:id="id698" draw:id="id698"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xml:id="id700" draw:id="id700"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98" draw:start-glue-point="0" draw:end-shape="id699" draw:end-glue-point="4" svg:d="m19843 76053v-617h1479v-617">
          <text:p/>
        </draw:connector>
        <draw:connector draw:style-name="inheritance_20__28_public_29_" draw:layer="layout" svg:x1="23.757cm" svg:y1="76.053cm" svg:x2="22.408cm" svg:y2="74.819cm" draw:start-shape="id700" draw:start-glue-point="0" draw:end-shape="id699" draw:end-glue-point="5" svg:d="m23757 76053v-617h-1349v-617">
          <text:p/>
        </draw:connector>
        <draw:custom-shape draw:style-name="gr1" draw:text-style-name="P1" xml:id="id701" draw:id="id701"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3" draw:text-style-name="P2" draw:layer="layout" svg:x1="41.544cm" svg:y1="54.867cm" svg:x2="44.607cm" svg:y2="63.48cm" draw:start-shape="id691" draw:start-glue-point="8" draw:end-shape="id701" draw:end-glue-point="3" svg:d="m41544 54867h1532v8613h1531">
          <text:p text:style-name="P2">ConvertTo()</text:p>
        </draw:connector>
        <draw:custom-shape draw:style-name="gr1" draw:text-style-name="P1" xml:id="id664" draw:id="id664"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xml:id="id665" draw:id="id665"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xml:id="id702" draw:id="id702"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xml:id="id703" draw:id="id703"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702" draw:start-glue-point="5" draw:end-shape="id703" draw:end-glue-point="2" svg:d="m147296 24256v-1828h2101v-1828">
          <text:p/>
        </draw:connector>
        <draw:custom-shape draw:style-name="class_20__28_external_20_module_29_" xml:id="id704" draw:id="id704"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702" draw:start-glue-point="4" draw:end-shape="id704" draw:end-glue-point="2" svg:d="m145717 24256v-1452h-299v-1451">
          <text:p/>
        </draw:connector>
        <draw:custom-shape draw:style-name="gr1" draw:text-style-name="P1" xml:id="id705" draw:id="id705" draw:layer="layout" svg:width="3.012cm" svg:height="1.238cm" svg:x="95.84cm" svg:y="33.842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gr24" draw:layer="layout" svg:x1="81.729cm" svg:y1="36.502cm" svg:x2="95.84cm" svg:y2="34.814cm" draw:start-shape="id681" draw:start-glue-point="8" draw:end-shape="id705" draw:end-glue-point="5" svg:d="m81729 36502h7056v-1688h7055">
          <text:p>GetEditEngine</text:p>
        </draw:connector>
        <draw:connector draw:style-name="data_20_member_20__28_pointer_29_" draw:layer="layout" svg:x1="81.729cm" svg:y1="37.557cm" svg:x2="98.191cm" svg:y2="36.785cm" draw:start-shape="id681" draw:start-glue-point="19" draw:end-shape="id706" draw:end-glue-point="3" svg:d="m81729 37557h8231v-772h8231">
          <text:p/>
        </draw:connector>
        <draw:custom-shape draw:style-name="class_20__28_external_20_module_29_" xml:id="id707" draw:id="id707" draw:layer="layout" svg:width="2.203cm" svg:height="0.648cm" svg:x="88.163cm" svg:y="38.9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8.163cm" svg:y2="39.264cm" draw:start-shape="id681" draw:start-glue-point="18" draw:end-shape="id707" draw:end-glue-point="3" svg:d="m81729 39851h3217v-587h3217">
          <text:p text:style-name="P2">pNoteItemPool</text:p>
        </draw:connector>
        <draw:connector draw:style-name="data_20_member" draw:layer="layout" svg:x1="21.837cm" svg:y1="24.436cm" svg:x2="28.829cm" svg:y2="26.375cm" draw:start-shape="id673" draw:start-glue-point="6" draw:end-shape="id708" draw:end-glue-point="3" svg:d="m21837 24436h3497v1939h3495">
          <text:p/>
        </draw:connector>
        <draw:connector draw:style-name="data_20_member_20__28_pointer_29_" draw:layer="layout" draw:line-skew="1.229cm" svg:x1="21.837cm" svg:y1="20.05cm" svg:x2="28.813cm" svg:y2="19.695cm" draw:start-shape="id673" draw:start-glue-point="4" draw:end-shape="id709" draw:end-glue-point="3" svg:d="m21837 20050h4718v-355h2258">
          <text:p/>
        </draw:connector>
        <draw:connector draw:style-name="data_20_member_20__28_multiple_20_pointers_29_" draw:layer="layout" draw:line-skew="-4.127cm" svg:x1="21.837cm" svg:y1="25.063cm" svg:x2="39.523cm" svg:y2="28.35cm" draw:start-shape="id673" draw:start-glue-point="7" draw:end-shape="id688" svg:d="m21837 25063h4717v3287h12969">
          <text:p/>
        </draw:connector>
        <draw:connector draw:style-name="gr25" draw:text-style-name="P2" draw:layer="layout" svg:x1="21.837cm" svg:y1="25.674cm" svg:x2="27.033cm" svg:y2="43.172cm" draw:start-shape="id673" draw:start-glue-point="11" draw:end-shape="id687" draw:end-glue-point="10" svg:d="m21837 25674h2598v17498h2598">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xml:id="id710" draw:id="id710" draw:layer="layout" svg:width="2.774cm" svg:height="0.88cm" svg:x="119.622cm" svg:y="52.175cm">
          <text:p text:style-name="P2">LinkManager</text:p>
          <draw:enhanced-geometry svg:viewBox="0 0 21600 21600" draw:type="rectangle" draw:enhanced-path="M 0 0 L 21600 0 21600 21600 0 21600 0 0 Z N"/>
        </draw:custom-shape>
        <draw:connector draw:style-name="data_20_member_20__28_pointer_29_" draw:layer="layout" svg:x1="81.729cm" svg:y1="53.652cm" svg:x2="119.622cm" svg:y2="52.615cm" draw:start-shape="id681" draw:start-glue-point="29" draw:end-shape="id710" draw:end-glue-point="3" svg:d="m81729 53652h18947v-1037h18946">
          <text:p>GetLinkManager()</text:p>
        </draw:connector>
        <draw:custom-shape draw:style-name="gr1" draw:text-style-name="P1" xml:id="id711" draw:id="id711"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6" draw:text-style-name="P2" draw:layer="layout" svg:x1="81.729cm" svg:y1="35.554cm" svg:x2="86.125cm" svg:y2="20.501cm" draw:start-shape="id681" draw:start-glue-point="20" draw:end-shape="id711" draw:end-glue-point="3" svg:d="m81729 35554h2198v-15053h2198">
          <text:p text:style-name="P2">xPoolHelper</text:p>
        </draw:connector>
        <draw:custom-shape draw:style-name="gr1" draw:text-style-name="P1" xml:id="id712" draw:id="id712"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81" draw:start-glue-point="16" draw:end-shape="id712" draw:end-glue-point="3" svg:d="m81729 42030h2693v451h2693">
          <text:p/>
        </draw:connector>
        <draw:custom-shape draw:style-name="gr1" draw:text-style-name="P1" xml:id="id713" draw:id="id713"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81" draw:start-glue-point="11" draw:end-shape="id713" draw:end-glue-point="3" svg:d="m81729 45140h1496v-196h1496">
          <text:p/>
        </draw:connector>
        <draw:custom-shape draw:style-name="gr1" draw:text-style-name="P3" xml:id="id714" draw:id="id714"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81" draw:start-glue-point="12" draw:end-shape="id714" draw:end-glue-point="3" svg:d="m81729 49238h1949v60h1949">
          <text:p/>
        </draw:connector>
        <draw:custom-shape draw:style-name="gr1" draw:text-style-name="P1" xml:id="id715" draw:id="id715"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xml:id="id716" draw:id="id716"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xml:id="id717" draw:id="id717"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81" draw:start-glue-point="4" draw:end-shape="id715" draw:end-glue-point="3" svg:d="m81729 51127h10289v-4231h10289">
          <text:p/>
        </draw:connector>
        <draw:connector draw:style-name="data_20_member_20__28_pointer_29_" draw:layer="layout" svg:x1="81.729cm" svg:y1="48.273cm" svg:x2="85.808cm" svg:y2="48.234cm" draw:start-shape="id681" draw:start-glue-point="25" draw:end-shape="id716" draw:end-glue-point="3" svg:d="m81729 48273h2039v-39h2040">
          <text:p/>
        </draw:connector>
        <draw:connector draw:style-name="data_20_member_20__28_pointer_29_" draw:layer="layout" svg:x1="81.729cm" svg:y1="46.231cm" svg:x2="85.283cm" svg:y2="46.098cm" draw:start-shape="id681" draw:start-glue-point="26" draw:end-shape="id717" draw:end-glue-point="3" svg:d="m81729 46231h1777v-133h1777">
          <text:p/>
        </draw:connector>
        <draw:custom-shape draw:style-name="gr3" xml:id="id718" draw:id="id718"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81" draw:start-glue-point="24" draw:end-shape="id718" draw:end-glue-point="3" svg:d="m81729 50172h2125v153h2125">
          <text:p/>
        </draw:connector>
        <draw:connector draw:style-name="inheritance_20__28_public_29_" draw:layer="layout" svg:x1="40.444cm" svg:y1="24.959cm" svg:x2="39.49cm" svg:y2="23.807cm" draw:start-shape="id688" draw:start-glue-point="4" draw:end-shape="id719" draw:end-glue-point="2" svg:d="m40444 24959v-576h-954v-576">
          <text:p/>
        </draw:connector>
        <draw:custom-shape draw:style-name="class_20__28_external_20_module_29_" xml:id="id720" draw:id="id720"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xml:id="id721" draw:id="id721"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88" draw:start-glue-point="0" draw:end-shape="id720" draw:end-glue-point="2" svg:d="m41324 24959v-1432h1225v-1378">
          <text:p/>
        </draw:connector>
        <draw:connector draw:style-name="inheritance_20__28_public_29_" draw:layer="layout" svg:x1="42.17cm" svg:y1="24.959cm" svg:x2="44.381cm" svg:y2="23.013cm" draw:start-shape="id688" draw:start-glue-point="5" draw:end-shape="id721" draw:end-glue-point="2" svg:d="m42170 24959v-973h2211v-973">
          <text:p/>
        </draw:connector>
        <draw:custom-shape draw:style-name="gr1" draw:text-style-name="P1" xml:id="id722" draw:id="id722"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88" draw:start-glue-point="1" draw:end-shape="id722"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75" draw:start-glue-point="0" draw:end-shape="id665" draw:end-glue-point="2" svg:d="m20807 38111v-9403h-4691v-14990">
          <text:p/>
        </draw:connector>
        <draw:custom-shape draw:style-name="gr1" draw:text-style-name="P1" xml:id="id723" draw:id="id723"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xml:id="id724" draw:id="id724"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723" draw:start-glue-point="4" draw:end-shape="id724" draw:end-glue-point="3" svg:d="m52038 28094h1332v-3541h1332">
          <text:p text:style-name="P2">DrawStrings()</text:p>
        </draw:connector>
        <draw:connector draw:style-name="gr11" draw:text-style-name="P2" draw:layer="layout" svg:x1="43.125cm" svg:y1="28.993cm" svg:x2="49.554cm" svg:y2="28.506cm" draw:start-shape="id688" draw:start-glue-point="12" draw:end-shape="id723" draw:end-glue-point="3" svg:d="m43125 28993h3215v-487h3214">
          <text:p text:style-name="P2">Draw()</text:p>
        </draw:connector>
        <draw:custom-shape draw:style-name="gr1" draw:text-style-name="P1" xml:id="id785" draw:id="id785"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xml:id="id725" draw:id="id725"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87" draw:start-glue-point="4" draw:end-shape="id725"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xml:id="id726" draw:id="id726"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xml:id="id727" draw:id="id727"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xml:id="id728" draw:id="id728"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726" draw:start-glue-point="5" draw:end-shape="id727" draw:end-glue-point="5" svg:d="m112284 49831v-8785h438v-8784">
          <text:p/>
        </draw:connector>
        <draw:connector draw:style-name="inheritance_20__28_public_29_" draw:layer="layout" svg:x1="111.379cm" svg:y1="49.831cm" svg:x2="110.342cm" svg:y2="48.353cm" draw:start-shape="id726" draw:start-glue-point="4" draw:end-shape="id728" draw:end-glue-point="5" svg:d="m111379 49831v-739h-1037v-739">
          <text:p/>
        </draw:connector>
        <draw:custom-shape draw:style-name="class_20__28_external_20_module_29_" xml:id="id729" draw:id="id729"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728" draw:start-glue-point="0" draw:end-shape="id729"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xml:id="id730" draw:id="id730"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730" draw:end-shape="id727" draw:end-glue-point="12" svg:d="m127684 46187v-6962h-9741v-6963">
          <text:p/>
        </draw:connector>
        <draw:custom-shape draw:style-name="gr1" draw:text-style-name="P1" xml:id="id732" draw:id="id732"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731" draw:start-glue-point="0" draw:end-shape="id727" draw:end-glue-point="4" svg:d="m107894 36700v-2219h3904v-2219">
          <text:p/>
        </draw:connector>
        <draw:custom-shape draw:style-name="gr1" draw:text-style-name="P1" xml:id="id696" draw:id="id696"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xml:id="id731" draw:id="id731"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96" draw:start-glue-point="0" draw:end-shape="id731" draw:end-glue-point="5" svg:d="m109640 41174v-1913h-810v-1913">
          <text:p/>
        </draw:connector>
        <draw:connector draw:style-name="inheritance_20__28_public_29_" draw:layer="layout" svg:x1="123.43cm" svg:y1="46.236cm" svg:x2="111.143cm" svg:y2="41.822cm" draw:start-shape="id732" draw:start-glue-point="0" draw:end-shape="id696" draw:end-glue-point="7" svg:d="m123430 46236v-2207h-12287v-2207">
          <text:p/>
        </draw:connector>
        <draw:custom-shape draw:style-name="gr3" xml:id="id733" draw:id="id733"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733" draw:start-glue-point="0" draw:end-shape="id696" draw:end-glue-point="5" svg:d="m106385 49165v-4422h2564v-2921">
          <text:p/>
        </draw:connector>
        <draw:connector draw:style-name="data_20_member_20__28_multiple_20_pointers_29_" draw:layer="layout" svg:x1="107.648cm" svg:y1="49.558cm" svg:x2="110.757cm" svg:y2="50.137cm" draw:start-shape="id733" draw:start-glue-point="1" draw:end-shape="id726" draw:end-glue-point="3" svg:d="m107648 49558h1554v579h1555">
          <text:p/>
        </draw:connector>
        <draw:connector draw:style-name="data_20_member_20__28_multiple_20_pointers_29_" draw:layer="layout" svg:x1="124.584cm" svg:y1="46.56cm" svg:x2="126.764cm" svg:y2="46.537cm" draw:start-shape="id732" draw:start-glue-point="1" draw:end-shape="id730" draw:end-glue-point="3" svg:d="m124584 46560h1090v-23h1090">
          <text:p/>
        </draw:connector>
        <draw:connector draw:style-name="data_20_member_20__28_pointer_29_" draw:layer="layout" svg:x1="81.729cm" svg:y1="51.994cm" svg:x2="105.123cm" svg:y2="49.558cm" draw:start-shape="id681" draw:start-glue-point="28" draw:end-shape="id733" draw:end-glue-point="3" svg:d="m81729 51994h11697v-2436h11697">
          <text:p/>
        </draw:connector>
        <draw:custom-shape draw:style-name="gr3" xml:id="id734" draw:id="id734"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734" draw:start-glue-point="0" draw:end-shape="id728" draw:end-glue-point="4" svg:d="m108658 51439v-1542h649v-1544">
          <text:p/>
        </draw:connector>
        <draw:custom-shape draw:style-name="gr5" xml:id="id735" draw:id="id735"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734" draw:start-glue-point="1" draw:end-shape="id735"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xml:id="id740" draw:id="id740" draw:layer="layout" svg:width="2.54cm" svg:height="0.674cm" svg:x="104.679cm" svg:y="68.227cm">
          <text:p text:style-name="P3">ScAttrArray</text:p>
          <draw:enhanced-geometry svg:viewBox="0 0 21600 21600" draw:type="rectangle" draw:enhanced-path="M 0 0 L 21600 0 21600 21600 0 21600 0 0 Z N"/>
        </draw:custom-shape>
        <draw:custom-shape draw:style-name="gr5" draw:text-style-name="P2" xml:id="id741" draw:id="id741" draw:layer="layout" svg:width="2.074cm" svg:height="0.751cm" svg:x="108.024cm" svg:y="68.28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xml:id="id738" draw:id="id738" draw:layer="layout" svg:width="2.177cm" svg:height="1.867cm" svg:x="111.727cm" svg:y="67.503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xml:id="id737" draw:id="id737" draw:layer="layout" svg:width="1.634cm" svg:height="0.881cm" svg:x="108.047cm" svg:y="66.519cm">
          <draw:glue-point draw:id="4" svg:x="4.997cm" svg:y="-3.617cm"/>
          <text:p text:style-name="P2">CellInfo</text:p>
          <draw:enhanced-geometry svg:viewBox="0 0 21600 21600" draw:type="rectangle" draw:enhanced-path="M 0 0 L 21600 0 21600 21600 0 21600 0 0 Z N"/>
        </draw:custom-shape>
        <draw:custom-shape draw:style-name="gr5" xml:id="id736" draw:id="id736" draw:layer="layout" svg:width="2.099cm" svg:height="0.83cm" svg:x="104.471cm" svg:y="66.648cm">
          <text:p text:style-name="P2">RowInfo</text:p>
          <draw:enhanced-geometry svg:viewBox="0 0 21600 21600" draw:type="rectangle" draw:enhanced-path="M 0 0 L 21600 0 21600 21600 0 21600 0 0 Z N"/>
        </draw:custom-shape>
        <draw:connector draw:style-name="data_20_member_20__28_multiple_29_" draw:layer="layout" svg:x1="106.57cm" svg:y1="67.063cm" svg:x2="108.047cm" svg:y2="66.959cm" draw:start-shape="id736" draw:start-glue-point="1" draw:end-shape="id737" svg:d="m106570 67063h738v-104h739">
          <text:p/>
        </draw:connector>
        <draw:connector draw:style-name="data_20_member_20__28_pointer_29_" draw:layer="layout" svg:x1="109.681cm" svg:y1="66.959cm" svg:x2="111.727cm" svg:y2="67.945cm" draw:start-shape="id737" draw:start-glue-point="1" draw:end-shape="id738" draw:end-glue-point="5" svg:d="m109681 66959h1023v986h1023">
          <text:p/>
        </draw:connector>
        <draw:custom-shape draw:style-name="gr5" xml:id="id739" draw:id="id739" draw:layer="layout" svg:width="2.099cm" svg:height="0.83cm" svg:x="100.818cm" svg:y="66.623cm">
          <text:p text:style-name="P2">ScTableInfo</text:p>
          <draw:enhanced-geometry svg:viewBox="0 0 21600 21600" draw:type="rectangle" draw:enhanced-path="M 0 0 L 21600 0 21600 21600 0 21600 0 0 Z N"/>
        </draw:custom-shape>
        <draw:connector draw:style-name="data_20_member_20__28_multiple_29_" draw:layer="layout" svg:x1="102.917cm" svg:y1="67.038cm" svg:x2="104.471cm" svg:y2="67.063cm" draw:start-shape="id739" draw:start-glue-point="1" draw:end-shape="id736" draw:end-glue-point="3" svg:d="m102917 67038h776v25h778">
          <text:p/>
        </draw:connector>
        <draw:connector draw:style-name="data_20_member_20__28_multiple_20_pointers_29_" draw:layer="layout" svg:x1="107.219cm" svg:y1="68.564cm" svg:x2="108.024cm" svg:y2="68.655cm" draw:start-shape="id740" draw:start-glue-point="1" draw:end-shape="id741" draw:end-glue-point="3" svg:d="m107219 68564h403v91h402">
          <text:p/>
        </draw:connector>
        <draw:connector draw:style-name="data_20_member_20__28_pointer_29_" draw:layer="layout" svg:x1="103.384cm" svg:y1="68.577cm" svg:x2="104.679cm" svg:y2="68.564cm" draw:start-shape="id683" draw:start-glue-point="4" draw:end-shape="id740" draw:end-glue-point="3" svg:d="m103384 68577h648v-13h647">
          <text:p/>
        </draw:connector>
        <draw:connector draw:style-name="data_20_member_20__28_pointer_29_" draw:layer="layout" svg:x1="110.098cm" svg:y1="68.655cm" svg:x2="111.727cm" svg:y2="68.928cm" draw:start-shape="id741" draw:start-glue-point="1" draw:end-shape="id738" draw:end-glue-point="4" svg:d="m110098 68655h814v273h815">
          <text:p/>
        </draw:connector>
        <draw:g>
          <draw:rect draw:style-name="class" draw:text-style-name="P6" xml:id="id708" draw:id="id708" draw:layer="layout" svg:width="3.531cm" svg:height="0.821cm" svg:x="28.829cm" svg:y="25.965cm">
            <text:p text:style-name="P2"><text:span text:style-name="T3">ScViewFunctionSet</text:span></text:p>
          </draw:rect>
          <draw:custom-shape draw:style-name="class_20__28_external_20_module_29_" xml:id="id742" draw:id="id742"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708" draw:start-glue-point="0" draw:end-shape="id742" draw:end-glue-point="2" svg:d="m30594 25965v-251h84v-252">
            <text:p/>
          </draw:connector>
        </draw:g>
        <draw:rect draw:style-name="class" draw:text-style-name="P6" xml:id="id743" draw:id="id743"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743" draw:start-glue-point="0" draw:end-shape="id696" draw:end-glue-point="2" svg:d="m109367 44633v-1405h273v-1406">
          <text:p/>
        </draw:connector>
        <draw:custom-shape draw:style-name="gr3" xml:id="id744" draw:id="id744"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xml:id="id745" draw:id="id745"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xml:id="id746" draw:id="id746"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744" draw:start-glue-point="0" draw:end-shape="id745" draw:end-glue-point="4" svg:d="m146181 28297v-764h1570v-766">
          <text:p/>
        </draw:connector>
        <draw:connector draw:style-name="inheritance_20__28_public_29_" draw:layer="layout" svg:x1="150.381cm" svg:y1="28.273cm" svg:x2="149.019cm" svg:y2="26.767cm" draw:start-shape="id746" draw:start-glue-point="0" draw:end-shape="id745"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4.962cm" svg:y="77.32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xml:id="id662" draw:id="id662" draw:layer="layout" svg:width="4.458cm" svg:height="0.618cm" svg:x="95.536cm" svg:y="75.849cm">
          <text:p text:style-name="P2">ScBitMaskCompressedArray</text:p>
          <draw:enhanced-geometry svg:viewBox="0 0 21600 21600" draw:type="rectangle" draw:enhanced-path="M 0 0 L 21600 0 21600 21600 0 21600 0 0 Z N"/>
        </draw:custom-shape>
        <draw:custom-shape draw:style-name="gr3" xml:id="id747" draw:id="id747" draw:layer="layout" svg:width="4.796cm" svg:height="0.619cm" svg:x="96.027cm" svg:y="74.249cm">
          <text:p text:style-name="P2">ScSummableCompressedArray</text:p>
          <draw:enhanced-geometry svg:viewBox="0 0 21600 21600" draw:type="rectangle" draw:enhanced-path="M 0 0 L 21600 0 21600 21600 0 21600 0 0 Z N"/>
        </draw:custom-shape>
        <draw:connector draw:style-name="gr27" draw:layer="layout" draw:line-skew="-1.544cm" svg:x1="90.853cm" svg:y1="63.265cm" svg:x2="95.536cm" svg:y2="76.158cm" draw:start-shape="id682" draw:start-glue-point="6" draw:end-shape="id662" draw:end-glue-point="3" svg:d="m90853 63265h798v12893h3885">
          <text:p>pRowFlags</text:p>
        </draw:connector>
        <draw:connector draw:style-name="data_20_member_20__28_pointer_29_" draw:layer="layout" svg:x1="90.853cm" svg:y1="62.802cm" svg:x2="96.027cm" svg:y2="74.558cm" draw:start-shape="id682" draw:start-glue-point="5" draw:end-shape="id747" draw:end-glue-point="3" svg:d="m90853 62802h2587v11756h2587">
          <text:p>pRowHeight</text:p>
        </draw:connector>
        <draw:custom-shape draw:style-name="gr3" xml:id="id663" draw:id="id663" draw:layer="layout" svg:width="3.292cm" svg:height="0.615cm" svg:x="95.91cm" svg:y="71.482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98.425cm" svg:y1="74.249cm" svg:x2="98.19cm" svg:y2="72.096cm" draw:start-shape="id747" draw:start-glue-point="0" draw:end-shape="id663" draw:end-glue-point="5" svg:d="m98425 74249v-1077h-235v-1076">
          <text:p/>
        </draw:connector>
        <draw:custom-shape draw:style-name="gr1" draw:text-style-name="P1" xml:id="id748" draw:id="id748" draw:layer="layout" svg:width="3.653cm" svg:height="0.571cm" svg:x="93.531cm" svg:y="42.042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531cm" svg:y2="42.327cm" draw:start-shape="id712" draw:start-glue-point="1" draw:end-shape="id748" draw:end-glue-point="3" svg:d="m91754 42481h888v-154h889">
          <text:p/>
        </draw:connector>
        <draw:custom-shape draw:style-name="gr3" draw:layer="layout" svg:width="2.774cm" svg:height="0.659cm" svg:x="93.707cm" svg:y="37.716cm">
          <text:p text:style-name="P2">ScBulkBroadcast</text:p>
          <draw:enhanced-geometry svg:viewBox="0 0 21600 21600" draw:type="rectangle" draw:enhanced-path="M 0 0 L 21600 0 21600 21600 0 21600 0 0 Z N"/>
        </draw:custom-shape>
        <draw:custom-shape draw:style-name="gr3" draw:layer="layout" svg:width="3.524cm" svg:height="0.66cm" svg:x="94.339cm" svg:y="38.9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133.613cm" svg:y="25.053cm">
          <text:p text:style-name="P2">SvtBroadcaster</text:p>
          <draw:enhanced-geometry svg:viewBox="0 0 21600 21600" draw:type="rectangle" draw:enhanced-path="M 0 0 L 21600 0 21600 21600 0 21600 0 0 Z N"/>
        </draw:custom-shape>
        <draw:custom-shape draw:style-name="gr3" draw:layer="layout" svg:width="2.796cm" svg:height="0.682cm" svg:x="94.132cm" svg:y="40.028cm">
          <text:p text:style-name="P2">ScBroadcastArea</text:p>
          <draw:enhanced-geometry svg:viewBox="0 0 21600 21600" draw:type="rectangle" draw:enhanced-path="M 0 0 L 21600 0 21600 21600 0 21600 0 0 Z N"/>
        </draw:custom-shape>
        <draw:custom-shape draw:style-name="gr3" xml:id="id749" draw:id="id749" draw:layer="layout" svg:width="1.523cm" svg:height="0.683cm" svg:x="135.305cm" svg:y="23.823cm">
          <text:p text:style-name="P2">ScHint</text:p>
          <draw:enhanced-geometry svg:viewBox="0 0 21600 21600" draw:type="rectangle" draw:enhanced-path="M 0 0 L 21600 0 21600 21600 0 21600 0 0 Z N"/>
        </draw:custom-shape>
        <draw:custom-shape draw:style-name="class_20__28_external_20_module_29_" xml:id="id750" draw:id="id750" draw:layer="layout" svg:width="2.569cm" svg:height="0.636cm" svg:x="134.712cm" svg:y="22.705cm">
          <text:p text:style-name="P2">SfxSimpleHint</text:p>
          <draw:enhanced-geometry svg:viewBox="0 0 21600 21600" draw:type="rectangle" draw:enhanced-path="M 0 0 L 21600 0 21600 21600 0 21600 0 0 Z N"/>
        </draw:custom-shape>
        <draw:connector draw:style-name="inheritance_20__28_public_29_" draw:layer="layout" svg:x1="136.066cm" svg:y1="23.823cm" svg:x2="135.996cm" svg:y2="23.341cm" draw:start-shape="id749" draw:start-glue-point="0" draw:end-shape="id750" draw:end-glue-point="2" svg:d="m136066 23823v-241h-70v-241">
          <text:p/>
        </draw:connector>
        <draw:custom-shape draw:style-name="class_20__28_external_20_module_29_" xml:id="id751" draw:id="id751" draw:layer="layout" svg:width="1.726cm" svg:height="0.636cm" svg:x="135.164cm" svg:y="21.665cm">
          <text:p text:style-name="P2">SfxHint</text:p>
          <draw:enhanced-geometry svg:viewBox="0 0 21600 21600" draw:type="rectangle" draw:enhanced-path="M 0 0 L 21600 0 21600 21600 0 21600 0 0 Z N"/>
        </draw:custom-shape>
        <draw:connector draw:style-name="inheritance_20__28_public_29_" draw:layer="layout" svg:x1="135.996cm" svg:y1="22.705cm" svg:x2="136.027cm" svg:y2="22.301cm" draw:start-shape="id750" draw:start-glue-point="0" draw:end-shape="id751" draw:end-glue-point="2" svg:d="m135996 22705v-202h31v-202">
          <text:p/>
        </draw:connector>
        <draw:custom-shape draw:style-name="class_20__28_external_20_module_29_" xml:id="id752" draw:id="id752" draw:layer="layout" svg:width="2.202cm" svg:height="0.523cm" svg:x="109.609cm" svg:y="83.788cm">
          <text:p text:style-name="P2">SvtListener</text:p>
          <draw:enhanced-geometry svg:viewBox="0 0 21600 21600" draw:type="rectangle" draw:enhanced-path="M 0 0 L 21600 0 21600 21600 0 21600 0 0 Z N"/>
        </draw:custom-shape>
        <draw:connector draw:style-name="inheritance_20__28_public_29_" draw:layer="layout" svg:x1="109.468cm" svg:y1="85.252cm" svg:x2="110.71cm" svg:y2="84.311cm" draw:start-shape="id666" draw:start-glue-point="7" draw:end-shape="id752" draw:end-glue-point="2" svg:d="m109468 85252v-471h1242v-470">
          <text:p/>
        </draw:connector>
        <draw:custom-shape draw:style-name="gr3" xml:id="id753" draw:id="id753"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53" draw:start-glue-point="0" draw:end-shape="id731" draw:end-glue-point="8" svg:d="m97925 43706v-3179h10275v-3179">
          <text:p/>
        </draw:connector>
        <draw:custom-shape draw:style-name="gr3" xml:id="id754" draw:id="id754"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54" draw:start-glue-point="0" draw:end-shape="id727" draw:end-glue-point="16" svg:d="m129468 38143v-2941h-4982v-2940">
          <text:p/>
        </draw:connector>
        <draw:connector draw:style-name="data_20_member_20__28_pointer_29_" draw:layer="layout" svg:x1="81.729cm" svg:y1="47.233cm" svg:x2="96.645cm" svg:y2="44.017cm" draw:start-shape="id681" draw:start-glue-point="1" draw:end-shape="id753" draw:end-glue-point="3" svg:d="m81729 47233h7458v-3216h7458">
          <text:p/>
        </draw:connector>
        <draw:custom-shape draw:style-name="gr1" draw:text-style-name="P1" xml:id="id755" draw:id="id755"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55" draw:start-glue-point="0" draw:end-shape="id727" draw:end-glue-point="6" svg:d="m114616 45220v-6479h-924v-6479">
          <text:p/>
        </draw:connector>
        <draw:connector draw:style-name="data_20_member_20__28_multiple_20_pointers_29_" draw:layer="layout" svg:x1="111.129cm" svg:y1="44.976cm" svg:x2="113.359cm" svg:y2="45.57cm" draw:start-shape="id743" draw:start-glue-point="1" draw:end-shape="id755" draw:end-glue-point="3" svg:d="m111129 44976h1115v594h1115">
          <text:p/>
        </draw:connector>
        <draw:custom-shape draw:style-name="gr3" xml:id="id756" draw:id="id756"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xml:id="id757" draw:id="id757"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56" draw:start-glue-point="0" draw:end-shape="id757" draw:end-glue-point="2" svg:d="m91716 15984v-782h49v-781">
          <text:p/>
        </draw:connector>
        <draw:connector draw:style-name="data_20_member_20__28_pointer_29_" draw:text-style-name="P2" draw:layer="layout" svg:x1="88.508cm" svg:y1="19.682cm" svg:x2="90.286cm" svg:y2="16.32cm" draw:start-shape="id711" draw:start-glue-point="4" draw:end-shape="id756" draw:end-glue-point="3" svg:d="m88508 19682h889v-3362h889">
          <text:p text:style-name="P2">GetDocPool()</text:p>
        </draw:connector>
        <draw:connector draw:style-name="gr14" draw:text-style-name="P1" draw:layer="layout" svg:x1="41.544cm" svg:y1="52.78cm" svg:x2="76.183cm" svg:y2="58.927cm" draw:start-shape="id691" draw:start-glue-point="10" draw:end-shape="id681"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xml:id="id758" draw:id="id758" draw:layer="layout" svg:width="4.016cm" svg:height="0.677cm" svg:x="125.511cm" svg:y="92.413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15.508cm" svg:y1="91.087cm" svg:x2="125.511cm" svg:y2="92.751cm" draw:start-shape="id668" draw:start-glue-point="7" draw:end-shape="id758" draw:end-glue-point="3" svg:d="m115508 91087h5002v1664h5001">
          <text:p text:style-name="P2">pConventions</text:p>
        </draw:connector>
        <draw:custom-shape draw:style-name="gr3" xml:id="id759" draw:id="id759" draw:layer="layout" svg:width="4.016cm" svg:height="0.677cm" svg:x="120.325cm" svg:y="94.007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15.508cm" svg:y1="91.414cm" svg:x2="120.325cm" svg:y2="94.345cm" draw:start-shape="id668" draw:start-glue-point="8" draw:end-shape="id759" draw:end-glue-point="3" svg:d="m115508 91414h2409v2931h2408">
          <text:p/>
        </draw:connector>
        <draw:custom-shape draw:style-name="gr5" xml:id="id760" draw:id="id760" draw:layer="layout" svg:width="2.685cm" svg:height="0.653cm" svg:x="124.626cm" svg:y="94.513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25.968cm" svg:y1="94.513cm" svg:x2="126.122cm" svg:y2="93.088cm" draw:start-shape="id760" draw:start-glue-point="0" draw:end-shape="id758" draw:end-glue-point="4" svg:d="m125968 94513v-712h154v-713">
          <text:p/>
        </draw:connector>
        <draw:custom-shape draw:style-name="gr5" xml:id="id761" draw:id="id761" draw:layer="layout" svg:width="3.152cm" svg:height="0.653cm" svg:x="122.712cm" svg:y="96.172cm">
          <text:p text:style-name="P2">ConventionOOO_A1</text:p>
          <draw:enhanced-geometry svg:viewBox="0 0 21600 21600" draw:type="rectangle" draw:enhanced-path="M 0 0 L 21600 0 21600 21600 0 21600 0 0 Z N"/>
        </draw:custom-shape>
        <draw:custom-shape draw:style-name="gr5" xml:id="id762" draw:id="id762" draw:layer="layout" svg:width="2.871cm" svg:height="0.653cm" svg:x="126.496cm" svg:y="96.171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24.288cm" svg:y1="96.172cm" svg:x2="125.351cm" svg:y2="95.164cm" draw:start-shape="id761" draw:start-glue-point="0" draw:end-shape="id760" draw:end-glue-point="4" svg:d="m124288 96172v-504h1063v-504">
          <text:p/>
        </draw:connector>
        <draw:connector draw:style-name="inheritance_20__28_public_29_" draw:layer="layout" svg:x1="127.289cm" svg:y1="96.171cm" svg:x2="126.61cm" svg:y2="95.164cm" draw:start-shape="id762" draw:start-glue-point="5" draw:end-shape="id760" draw:end-glue-point="5" svg:d="m127289 96171v-503h-679v-504">
          <text:p/>
        </draw:connector>
        <draw:custom-shape draw:style-name="gr5" xml:id="id763" draw:id="id763" draw:layer="layout" svg:width="3.97cm" svg:height="0.653cm" svg:x="122.267cm" svg:y="97.645cm">
          <text:p text:style-name="P2">ConventionOOO_A1_ODF</text:p>
          <draw:enhanced-geometry svg:viewBox="0 0 21600 21600" draw:type="rectangle" draw:enhanced-path="M 0 0 L 21600 0 21600 21600 0 21600 0 0 Z N"/>
        </draw:custom-shape>
        <draw:custom-shape draw:style-name="gr5" xml:id="id764" draw:id="id764" draw:layer="layout" svg:width="2.474cm" svg:height="0.653cm" svg:x="128.528cm" svg:y="94.542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xml:id="id765" draw:id="id765" draw:layer="layout" svg:width="3.222cm" svg:height="0.653cm" svg:x="129.975cm" svg:y="96.174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24.252cm" svg:y1="97.645cm" svg:x2="124.288cm" svg:y2="96.825cm" draw:start-shape="id763" draw:start-glue-point="0" draw:end-shape="id761" draw:end-glue-point="2" svg:d="m124252 97645v-411h36v-409">
          <text:p/>
        </draw:connector>
        <draw:connector draw:style-name="inheritance_20__28_public_29_" draw:layer="layout" svg:x1="128.525cm" svg:y1="96.171cm" svg:x2="128.925cm" svg:y2="95.193cm" draw:start-shape="id762" draw:start-glue-point="4" draw:end-shape="id764" draw:end-glue-point="4" svg:d="m128525 96171v-489h400v-489">
          <text:p/>
        </draw:connector>
        <draw:connector draw:style-name="inheritance_20__28_public_29_" draw:layer="layout" svg:x1="130.909cm" svg:y1="96.174cm" svg:x2="130.58cm" svg:y2="95.193cm" draw:start-shape="id765" draw:start-glue-point="4" draw:end-shape="id764" draw:end-glue-point="7" svg:d="m130909 96174v-490h-329v-491">
          <text:p/>
        </draw:connector>
        <draw:connector draw:style-name="inheritance_20__28_public_29_" draw:layer="layout" draw:line-skew="-0.629cm" svg:x1="132.401cm" svg:y1="96.174cm" svg:x2="128.945cm" svg:y2="93.088cm" draw:start-shape="id765" draw:start-glue-point="5" draw:end-shape="id758" draw:end-glue-point="7" svg:d="m132401 96174v-2172h-3456v-914">
          <text:p/>
        </draw:connector>
        <draw:custom-shape draw:style-name="gr1" draw:text-style-name="P1" xml:id="id766" draw:id="id766" draw:layer="layout" svg:width="2.522cm" svg:height="0.77cm" svg:x="114.327cm" svg:y="96.631cm">
          <text:p text:style-name="P3">ScOpCodeList</text:p>
          <draw:enhanced-geometry svg:viewBox="0 0 21600 21600" draw:type="rectangle" draw:enhanced-path="M 0 0 L 21600 0 21600 21600 0 21600 0 0 Z N"/>
        </draw:custom-shape>
        <draw:custom-shape draw:style-name="class_20__28_external_20_module_29_" xml:id="id767" draw:id="id767" draw:layer="layout" svg:width="1.892cm" svg:height="0.77cm" svg:x="115.416cm" svg:y="95.004cm">
          <text:p text:style-name="P2">Resource</text:p>
          <draw:enhanced-geometry svg:viewBox="0 0 21600 21600" draw:type="rectangle" draw:enhanced-path="M 0 0 L 21600 0 21600 21600 0 21600 0 0 Z N"/>
        </draw:custom-shape>
        <draw:connector draw:style-name="inheritance_20__28_public_29_" draw:layer="layout" svg:x1="115.588cm" svg:y1="96.631cm" svg:x2="116.362cm" svg:y2="95.774cm" draw:start-shape="id766" draw:start-glue-point="0" draw:end-shape="id767" draw:end-glue-point="2" svg:d="m115588 96631v-428h774v-429">
          <text:p/>
        </draw:connector>
        <draw:frame draw:style-name="annotation" draw:layer="layout" svg:width="6.713cm" svg:height="2.043cm" svg:x="114.073cm" svg:y="97.743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29.942cm" svg:y="99.18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xml:id="id768" draw:id="id768"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xml:id="id769" draw:id="id769"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68" draw:start-glue-point="4" draw:end-shape="id769" draw:end-glue-point="3" svg:d="m30203 78602h699v-365h700">
          <text:p/>
        </draw:connector>
        <draw:custom-shape draw:style-name="gr1" draw:text-style-name="P1" xml:id="id770" draw:id="id770"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68" draw:start-glue-point="5" draw:end-shape="id770" draw:end-glue-point="4" svg:d="m30203 79328h1077v1139h1077">
          <text:p/>
        </draw:connector>
        <draw:custom-shape draw:style-name="gr1" draw:text-style-name="P1" xml:id="id772" draw:id="id772"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71" draw:start-glue-point="1" draw:end-shape="id772" draw:end-glue-point="3" svg:d="m36994 80065h1114">
          <text:p/>
        </draw:connector>
        <draw:custom-shape draw:style-name="class_20__28_external_20_module_29_" xml:id="id771" draw:id="id771"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70" draw:start-glue-point="1" draw:end-shape="id771" draw:end-glue-point="3" svg:d="m34999 80234h402v-169h401">
          <text:p/>
        </draw:connector>
        <draw:connector draw:style-name="data_20_member_20__28_pointer_29_" draw:layer="layout" svg:x1="34.065cm" svg:y1="78.237cm" svg:x2="32.357cm" svg:y2="80.001cm" draw:start-shape="id769" draw:start-glue-point="1" draw:end-shape="id770" draw:end-glue-point="5" svg:d="m34065 78237h500v934h-2709v830h501">
          <text:p/>
        </draw:connector>
        <draw:custom-shape draw:style-name="class_20__28_external_20_module_29_" xml:id="id773" draw:id="id773" draw:layer="layout" svg:width="1.97cm" svg:height="0.959cm" svg:x="111.83cm" svg:y="65.688cm">
          <text:p text:style-name="P2">SfxSetItem</text:p>
          <draw:enhanced-geometry svg:viewBox="0 0 21600 21600" draw:type="rectangle" draw:enhanced-path="M 0 0 L 21600 0 21600 21600 0 21600 0 0 Z N"/>
        </draw:custom-shape>
        <draw:connector draw:style-name="inheritance_20__28_public_29_" draw:layer="layout" svg:x1="112.815cm" svg:y1="67.503cm" svg:x2="112.815cm" svg:y2="66.647cm" draw:start-shape="id738" draw:start-glue-point="0" draw:end-shape="id773" draw:end-glue-point="2" svg:d="m112815 67503v-856">
          <text:p/>
        </draw:connector>
        <draw:custom-shape draw:style-name="gr1" draw:text-style-name="P1" xml:id="id774" draw:id="id774"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xml:id="id776" draw:id="id776"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xml:id="id775" draw:id="id775"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74" draw:start-glue-point="4" draw:end-shape="id775" draw:end-glue-point="2" svg:d="m77680 89829v-687h-1478v-687">
          <text:p/>
        </draw:connector>
        <draw:connector draw:style-name="inheritance_20__28_public_29_" draw:layer="layout" svg:x1="78.766cm" svg:y1="89.829cm" svg:x2="79.286cm" svg:y2="88.429cm" draw:start-shape="id774" draw:start-glue-point="5" draw:end-shape="id776" draw:end-glue-point="2" svg:d="m78766 89829v-700h520v-700">
          <text:p/>
        </draw:connector>
        <draw:custom-shape draw:style-name="class_20__28_external_20_module_29_" xml:id="id777" draw:id="id777"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75" draw:start-glue-point="0" draw:end-shape="id777" draw:end-glue-point="2" svg:d="m76202 87781v-441h-311v-441">
          <text:p/>
        </draw:connector>
        <draw:g>
          <draw:custom-shape draw:style-name="class_20__28_external_20_module_29_" xml:id="id778" draw:id="id778"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709" draw:start-glue-point="0" draw:end-shape="id778" draw:end-glue-point="2" svg:d="m30802 19334v-271h2v-272">
            <text:p/>
          </draw:connector>
          <draw:rect draw:style-name="class" draw:text-style-name="P6" xml:id="id709" draw:id="id709" draw:layer="layout" svg:width="3.979cm" svg:height="0.722cm" svg:x="28.813cm" svg:y="19.334cm">
            <text:p text:style-name="P2"><text:span text:style-name="T3">ScViewSelectionEngine</text:span></text:p>
          </draw:rect>
        </draw:g>
        <draw:connector draw:style-name="data_20_member_20__28_pointer_29_" draw:layer="layout" draw:line-skew="2.484cm" svg:x1="21.837cm" svg:y1="19.378cm" svg:x2="28.653cm" svg:y2="17.172cm" draw:start-shape="id673" draw:start-glue-point="14" draw:end-shape="id779" draw:end-glue-point="3" svg:d="m21837 19378h5892v-2206h924">
          <text:p/>
        </draw:connector>
        <draw:g>
          <draw:custom-shape draw:style-name="gr3" xml:id="id779" draw:id="id779"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xml:id="id780" draw:id="id780"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xml:id="id782" draw:id="id782"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xml:id="id781" draw:id="id781"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79" draw:start-glue-point="4" draw:end-shape="id780" draw:end-glue-point="2" svg:d="m29432 16825v-1753h-1245v-1753">
            <text:p/>
          </draw:connector>
          <draw:connector draw:style-name="inheritance_20__28_public_29_" draw:layer="layout" svg:x1="31.036cm" svg:y1="16.825cm" svg:x2="32.27cm" svg:y2="15.47cm" draw:start-shape="id779" draw:start-glue-point="5" draw:end-shape="id781" draw:end-glue-point="2" svg:d="m31036 16825v-678h1234v-677">
            <text:p/>
          </draw:connector>
          <draw:connector draw:style-name="inheritance_20__28_public_29_" draw:layer="layout" svg:x1="30.279cm" svg:y1="16.825cm" svg:x2="30.065cm" svg:y2="14.408cm" draw:start-shape="id779" draw:start-glue-point="0" draw:end-shape="id782" draw:end-glue-point="2" svg:d="m30279 16825v-1209h-214v-1208">
            <text:p/>
          </draw:connector>
        </draw:g>
        <draw:custom-shape draw:style-name="gr3" xml:id="id783" draw:id="id783"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xml:id="id688" draw:id="id688"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87" draw:start-glue-point="7" draw:end-shape="id783" draw:end-glue-point="3" svg:d="m29872 43703h1696v363h1695">
          <text:p/>
        </draw:connector>
        <draw:connector draw:style-name="data_20_member_20__28_pointer_29_" draw:text-style-name="P2" draw:layer="layout" svg:x1="35.07cm" svg:y1="38.309cm" svg:x2="41.943cm" svg:y2="38.065cm" draw:start-shape="id669" draw:start-glue-point="6" draw:end-shape="id784"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15.508cm" svg:y1="91.717cm" svg:x2="114.327cm" svg:y2="97.016cm" draw:start-shape="id668" draw:start-glue-point="9" draw:end-shape="id766" draw:end-glue-point="3" svg:d="m115508 91717h502v2610h-2184v2689h501">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715" draw:start-glue-point="0" draw:end-shape="id696" draw:end-glue-point="6" svg:d="m103693 46585v-2381h4489v-2382">
          <text:p/>
        </draw:connector>
        <draw:connector draw:style-name="inheritance_20__28_public_29_" draw:layer="layout" svg:x1="97.346cm" svg:y1="33.842cm" svg:x2="103.161cm" svg:y2="21.469cm" draw:start-shape="id705" draw:start-glue-point="0" draw:end-shape="id785" draw:end-glue-point="4" svg:d="m97346 33842v-6186h5815v-6187">
          <text:p/>
        </draw:connector>
        <draw:custom-shape draw:style-name="gr3" xml:id="id786" draw:id="id786"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xml:id="id787" draw:id="id787"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85" draw:start-glue-point="6" draw:end-shape="id786" draw:end-glue-point="2" svg:d="m106988 20800v-366h-835v-366">
          <text:p/>
        </draw:connector>
        <draw:connector draw:style-name="inheritance_20__28_public_29_" draw:layer="layout" svg:x1="111.809cm" svg:y1="20.8cm" svg:x2="111.153cm" svg:y2="20.015cm" draw:start-shape="id785" draw:start-glue-point="7" draw:end-shape="id787" draw:end-glue-point="2" svg:d="m111809 20800v-392h-656v-393">
          <text:p/>
        </draw:connector>
        <draw:connector draw:style-name="inheritance_20__28_public_29_" draw:layer="layout" svg:x1="115.071cm" svg:y1="23.757cm" svg:x2="110.565cm" svg:y2="21.47cm" draw:start-shape="id788" draw:start-glue-point="0" draw:end-shape="id785" draw:end-glue-point="12" svg:d="m115071 23757v-1144h-4506v-1143">
          <text:p/>
        </draw:connector>
        <draw:custom-shape draw:style-name="gr1" draw:text-style-name="P1" xml:id="id706" draw:id="id706" draw:layer="layout" svg:width="2.963cm" svg:height="0.625cm" svg:x="98.191cm" svg:y="36.473cm">
          <text:p text:style-name="P3">ScNoteEditEngine</text:p>
          <draw:enhanced-geometry svg:viewBox="0 0 21600 21600" draw:type="rectangle" draw:enhanced-path="M 0 0 L 21600 0 21600 21600 0 21600 0 0 Z N"/>
        </draw:custom-shape>
        <draw:connector draw:style-name="inheritance_20__28_public_29_" draw:layer="layout" svg:x1="99.672cm" svg:y1="36.473cm" svg:x2="104.219cm" svg:y2="21.469cm" draw:start-shape="id706" draw:start-glue-point="0" draw:end-shape="id785" draw:end-glue-point="5" svg:d="m99672 36473v-7502h4547v-7502">
          <text:p/>
        </draw:connector>
        <draw:custom-shape draw:style-name="gr1" draw:text-style-name="P1" xml:id="id789" draw:id="id789"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89" draw:start-glue-point="0" draw:end-shape="id785" draw:end-glue-point="9" svg:d="m107107 25786v-3019h-679v-1297">
          <text:p/>
        </draw:connector>
        <draw:custom-shape draw:style-name="gr1" draw:text-style-name="P1" xml:id="id790" draw:id="id790"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90" draw:start-glue-point="0" draw:end-shape="id785" draw:end-glue-point="10" svg:d="m108998 24965v-822h-1481v-2673">
          <text:p/>
        </draw:connector>
        <draw:custom-shape draw:style-name="gr1" draw:text-style-name="P1" xml:id="id791" draw:id="id791"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91" draw:start-glue-point="0" draw:end-shape="id785" draw:end-glue-point="11" svg:d="m110903 25969v-2434h-2266v-2065">
          <text:p/>
        </draw:connector>
        <draw:custom-shape draw:style-name="gr3" xml:id="id792" draw:id="id792"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92" draw:start-glue-point="0" draw:end-shape="id785" draw:end-glue-point="2" svg:d="m113125 24937v-1733h-3633v-1734">
          <text:p/>
        </draw:connector>
        <draw:connector draw:style-name="data_20_member_20__28_pointer_29_" draw:layer="layout" svg:x1="35.07cm" svg:y1="37.615cm" svg:x2="37.189cm" svg:y2="36.989cm" draw:start-shape="id669" draw:start-glue-point="12" draw:end-shape="id664" draw:end-glue-point="3" svg:d="m35070 37615h1060v-626h1059">
          <text:p/>
        </draw:connector>
        <draw:custom-shape draw:style-name="gr1" draw:text-style-name="P1" xml:id="id793" draw:id="id793"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711" draw:start-glue-point="5" draw:end-shape="id793" draw:end-glue-point="3" svg:d="m88508 20158h2557v-2655h2555">
          <text:p text:style-name="P2">GetStylePool()</text:p>
        </draw:connector>
        <draw:custom-shape draw:style-name="class_20__28_external_20_module_29_" xml:id="id794" draw:id="id794"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93" draw:start-glue-point="0" draw:end-shape="id794" draw:end-glue-point="2" svg:d="m95168 17212v-503h-92v-503">
          <text:p/>
        </draw:connector>
        <draw:custom-shape draw:style-name="class_20__28_external_20_module_29_" xml:id="id795" draw:id="id795"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xml:id="id796" draw:id="id796"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711" draw:start-glue-point="6" draw:end-shape="id795" draw:end-glue-point="3" svg:d="m88508 20950h2888v70h2886">
          <text:p text:style-name="P2">GetEditPool()</text:p>
        </draw:connector>
        <draw:connector draw:style-name="data_20_member_20__28_pointer_29_" draw:text-style-name="P2" draw:layer="layout" svg:x1="88.508cm" svg:y1="21.373cm" svg:x2="92.615cm" svg:y2="22.291cm" draw:start-shape="id711" draw:start-glue-point="7" draw:end-shape="id796" draw:end-glue-point="3" svg:d="m88508 21373h2054v918h2053">
          <text:p text:style-name="P2">GetEnginePool()</text:p>
        </draw:connector>
        <draw:custom-shape draw:style-name="class_20__28_external_20_module_29_" xml:id="id797" draw:id="id797"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711" draw:start-glue-point="1" draw:end-shape="id797" draw:end-glue-point="3" svg:d="m88510 20501h3137v-1641h3139">
          <text:p text:style-name="P2">GetFormTable()</text:p>
        </draw:connector>
        <draw:custom-shape draw:style-name="class_20__28_external_20_module_29_" draw:text-style-name="P2" xml:id="id798" draw:id="id798"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76" draw:start-glue-point="4" draw:end-shape="id798" draw:end-glue-point="3" svg:d="m93763 86019h1227v-175h1226">
          <text:p text:style-name="P2">GetData()</text:p>
        </draw:connector>
        <draw:custom-shape draw:style-name="gr1" draw:text-style-name="P1" xml:id="id801" draw:id="id801" draw:layer="layout" svg:width="2.645cm" svg:height="1.015cm" svg:x="90.683cm" svg:y="31.269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xml:id="id799" draw:id="id799" draw:layer="layout" svg:width="3.93cm" svg:height="0.58cm" svg:x="88.788cm" svg:y="26.9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xml:id="id800" draw:id="id800" draw:layer="layout" svg:width="2.621cm" svg:height="0.58cm" svg:x="89.46cm" svg:y="25.844cm">
          <text:p text:style-name="P2">SvxEditSource</text:p>
          <draw:enhanced-geometry svg:viewBox="0 0 21600 21600" draw:type="rectangle" draw:enhanced-path="M 0 0 L 21600 0 21600 21600 0 21600 0 0 Z N"/>
        </draw:custom-shape>
        <draw:connector draw:style-name="inheritance_20__28_public_29_" draw:layer="layout" svg:x1="90.753cm" svg:y1="26.94cm" svg:x2="90.77cm" svg:y2="26.424cm" draw:start-shape="id799" draw:start-glue-point="0" draw:end-shape="id800" draw:end-glue-point="2" svg:d="m90753 26940v-258h17v-258">
          <text:p/>
        </draw:connector>
        <draw:connector draw:style-name="data_20_member_20__28_pointer_29_" draw:layer="layout" draw:line-skew="0cm -0.739cm" svg:x1="92.718cm" svg:y1="27.23cm" svg:x2="90.683cm" svg:y2="31.776cm" draw:start-shape="id799" draw:start-glue-point="1" draw:end-shape="id801" draw:end-glue-point="3" svg:d="m92718 27230h501v1425h-3038v3121h502">
          <text:p/>
        </draw:connector>
        <draw:connector draw:style-name="data_20_member_20__28_pointer_29_" draw:layer="layout" draw:line-skew="0cm 0.451cm" svg:x1="93.326cm" svg:y1="31.534cm" svg:x2="88.788cm" svg:y2="27.23cm" draw:start-shape="id801" draw:start-glue-point="5" draw:end-shape="id799" draw:end-glue-point="3" svg:d="m93326 31534h502v-1689h-5541v-2615h501">
          <text:p/>
        </draw:connector>
        <draw:connector draw:style-name="data_20_member_20__28_pointer_29_" draw:layer="layout" svg:x1="93.326cm" svg:y1="32.008cm" svg:x2="95.84cm" svg:y2="34.181cm" draw:start-shape="id801" draw:start-glue-point="4" draw:end-shape="id705" draw:end-glue-point="4" svg:d="m93326 32008h1258v2173h1256">
          <text:p/>
        </draw:connector>
        <draw:rect draw:style-name="class_20__28_external_20_module_29_" xml:id="id802" draw:id="id802" draw:layer="layout" svg:width="2.09cm" svg:height="0.556cm" svg:x="90.949cm" svg:y="30.211cm">
          <text:p text:style-name="P2"><text:span text:style-name="T3">SfxListener</text:span></text:p>
        </draw:rect>
        <draw:connector draw:style-name="inheritance_20__28_public_29_" draw:layer="layout" svg:x1="92.005cm" svg:y1="31.269cm" svg:x2="91.994cm" svg:y2="30.767cm" draw:start-shape="id801" draw:start-glue-point="0" draw:end-shape="id802" draw:end-glue-point="2" svg:d="m92005 31269v-251h-11v-251">
          <text:p/>
        </draw:connector>
        <draw:custom-shape draw:style-name="gr1" draw:text-style-name="P3" xml:id="id788" draw:id="id788" draw:layer="layout" svg:width="2.799cm" svg:height="0.625cm" svg:x="113.672cm" svg:y="23.757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xml:id="id803" draw:id="id803" draw:layer="layout" svg:width="2.831cm" svg:height="0.635cm" svg:x="110.926cm" svg:y="28.994cm">
          <text:p text:style-name="P3">ScCellTextCursor</text:p>
          <draw:enhanced-geometry svg:viewBox="0 0 21600 21600" draw:type="rectangle" draw:enhanced-path="M 0 0 L 21600 0 21600 21600 0 21600 0 0 Z N"/>
        </draw:custom-shape>
        <draw:custom-shape draw:style-name="class_20__28_external_20_module_29_" xml:id="id804" draw:id="id804" draw:layer="layout" svg:width="3.017cm" svg:height="0.582cm" svg:x="111.163cm" svg:y="27.407cm">
          <text:p text:style-name="P2">SvxUnoTextCursor</text:p>
          <draw:enhanced-geometry svg:viewBox="0 0 21600 21600" draw:type="rectangle" draw:enhanced-path="M 0 0 L 21600 0 21600 21600 0 21600 0 0 Z N"/>
        </draw:custom-shape>
        <draw:connector draw:style-name="inheritance_20__28_public_29_" draw:layer="layout" svg:x1="112.341cm" svg:y1="28.994cm" svg:x2="112.671cm" svg:y2="27.989cm" draw:start-shape="id803" draw:start-glue-point="0" draw:end-shape="id804" draw:end-glue-point="2" svg:d="m112341 28994v-503h330v-502">
          <text:p/>
        </draw:connector>
        <draw:custom-shape draw:style-name="gr1" draw:text-style-name="P1" xml:id="id805" draw:id="id805"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xml:id="id806" draw:id="id806"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1.837cm" svg:y1="20.797cm" svg:x2="34.29cm" svg:y2="20.558cm" draw:start-shape="id673" draw:start-glue-point="5" draw:end-shape="id805" svg:d="m21837 20797h6227v-239h6226">
          <text:p/>
        </draw:connector>
        <draw:connector draw:style-name="data_20_member_20__28_multiple_20_pointers_29_" draw:layer="layout" svg:x1="21.837cm" svg:y1="21.561cm" svg:x2="36.983cm" svg:y2="21.496cm" draw:start-shape="id673" draw:start-glue-point="10" draw:end-shape="id806" draw:end-glue-point="3" svg:d="m21837 21561h7573v-65h7573">
          <text:p/>
        </draw:connector>
        <draw:custom-shape draw:style-name="gr1" draw:text-style-name="P1" xml:id="id807" draw:id="id807"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1.838cm" svg:y1="22.201cm" svg:x2="26.873cm" svg:y2="22.5cm" draw:start-shape="id673" draw:start-glue-point="1" draw:end-shape="id807" draw:end-glue-point="3" svg:d="m21838 22201h2518v299h2517">
          <text:p/>
        </draw:connector>
        <draw:custom-shape draw:style-name="class_20__28_external_20_module_29_" xml:id="id808" draw:id="id808" draw:layer="layout" svg:width="1.789cm" svg:height="0.529cm" svg:x="25.495cm" svg:y="18.52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1.837cm" svg:y1="19.054cm" svg:x2="25.495cm" svg:y2="18.792cm" draw:start-shape="id673" draw:start-glue-point="8" draw:end-shape="id808" draw:end-glue-point="3" svg:d="m21837 19054h1829v-262h1829">
          <text:p text:style-name="P2">GetFrameWin()</text:p>
        </draw:connector>
        <draw:frame draw:style-name="annotation" draw:layer="layout" svg:width="3.915cm" svg:height="0.516cm" svg:x="23.601cm" svg:y="17.912cm">
          <draw:text-box>
            <text:p text:style-name="P2">Topmost window instance</text:p>
          </draw:text-box>
        </draw:frame>
        <draw:custom-shape draw:style-name="class_20__28_external_20_module_29_" xml:id="id809" draw:id="id809"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91" draw:start-glue-point="9" draw:end-shape="id809" draw:end-glue-point="3" svg:d="m41544 52059h2726v-123h2725">
          <text:p text:style-name="P2">GetUndoManager()</text:p>
        </draw:connector>
        <draw:custom-shape draw:style-name="gr1" draw:text-style-name="P1" xml:id="id810" draw:id="id810"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1.837cm" svg:y1="23.749cm" svg:x2="29.723cm" svg:y2="24.051cm" draw:start-shape="id673" draw:start-glue-point="9" draw:end-shape="id810" draw:end-glue-point="3" svg:d="m21837 23749h3944v302h3942">
          <text:p text:style-name="P2">pDrawView</text:p>
        </draw:connector>
        <draw:custom-shape draw:style-name="class_20__28_external_20_module_29_" xml:id="id811" draw:id="id811"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810" draw:start-glue-point="0" draw:end-shape="id811" draw:end-glue-point="2" svg:d="m30882 23799v-535h136v-536">
          <text:p/>
        </draw:connector>
        <draw:rect draw:style-name="class" xml:id="id812" draw:id="id812"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805" draw:start-glue-point="0" draw:end-shape="id812" draw:end-glue-point="4" svg:d="m35222 20294v-776h38v-777">
          <text:p/>
        </draw:connector>
        <draw:connector draw:style-name="inheritance_20__28_public_29_" draw:layer="layout" svg:x1="37.915cm" svg:y1="21.232cm" svg:x2="36.683cm" svg:y2="18.741cm" draw:start-shape="id806" draw:start-glue-point="0" draw:end-shape="id812" draw:end-glue-point="5" svg:d="m37915 21232v-1245h-1232v-1246">
          <text:p/>
        </draw:connector>
        <draw:rect draw:style-name="class_20__28_external_20_module_29_" xml:id="id813" draw:id="id813"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812" draw:start-glue-point="0" draw:end-shape="id813" draw:end-glue-point="2" svg:d="m35971 18171v-344h82v-344">
          <text:p/>
        </draw:connector>
        <draw:custom-shape draw:style-name="class_20__28_external_20_module_29_" xml:id="id814" draw:id="id814"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814" draw:start-glue-point="0" draw:end-shape="id665" draw:end-glue-point="5" svg:d="m7338 18553v-2418h6706v-2419">
          <text:p/>
        </draw:connector>
        <draw:custom-shape draw:style-name="gr1" draw:text-style-name="P1" xml:id="id815" draw:id="id815"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815" draw:start-glue-point="0" draw:end-shape="id814" draw:end-glue-point="2" svg:d="m7229 20959v-859h109v-859">
          <text:p/>
        </draw:connector>
        <draw:custom-shape draw:style-name="gr1" draw:text-style-name="P1" xml:id="id816" draw:id="id816"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815" draw:start-glue-point="1" draw:end-shape="id816" draw:end-glue-point="3" svg:d="m8526 21276h1515v-366h1516">
          <text:p text:style-name="P2">GetPreview()</text:p>
        </draw:connector>
        <draw:custom-shape draw:style-name="class_20__28_external_20_module_29_" xml:id="id818" draw:id="id818"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xml:id="id817" draw:id="id817"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817" draw:end-shape="id818" draw:end-glue-point="2" svg:d="m61387 74831v-1392h1449v-1392">
          <text:p/>
        </draw:connector>
        <draw:custom-shape draw:style-name="gr1" draw:text-style-name="P1" xml:id="id819" draw:id="id819"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xml:id="id820" draw:id="id820" draw:layer="layout" svg:width="2.923cm" svg:height="1.248cm" svg:x="76.099cm" svg:y="75.636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6.099cm" svg:y2="75.926cm" draw:start-shape="id819" draw:start-glue-point="1" draw:end-shape="id820" draw:end-glue-point="4" svg:d="m75032 74617h533v1309h534">
          <text:p/>
        </draw:connector>
        <draw:custom-shape draw:style-name="gr1" draw:text-style-name="P1" xml:id="id822" draw:id="id822"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xml:id="id821" draw:id="id821"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821" draw:start-glue-point="1" draw:end-shape="id822" draw:end-glue-point="5" svg:d="m70380 70908h4132v-832h4132">
          <text:p text:style-name="P2">theOptions</text:p>
        </draw:connector>
        <draw:connector draw:style-name="inheritance_20__28_public_29_" draw:layer="layout" svg:x1="74.089cm" svg:y1="74.287cm" svg:x2="79.81cm" svg:y2="70.264cm" draw:start-shape="id819" draw:start-glue-point="0" draw:end-shape="id822" draw:end-glue-point="2" svg:d="m74089 74287v-2011h5721v-2012">
          <text:p/>
        </draw:connector>
        <draw:custom-shape draw:style-name="gr1" draw:text-style-name="P1" xml:id="id823" draw:id="id823"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xml:id="id824" draw:id="id824"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823" draw:start-glue-point="0" draw:end-shape="id824" draw:end-glue-point="2" svg:d="m66381 78164v-443h-164v-441">
          <text:p/>
        </draw:connector>
        <draw:connector draw:style-name="data_20_member_20__28_pointer_29_" draw:layer="layout" svg:x1="62.443cm" svg:y1="75.837cm" svg:x2="65.498cm" svg:y2="78.482cm" draw:start-shape="id817" draw:start-glue-point="5" draw:end-shape="id823" draw:end-glue-point="3" svg:d="m62443 75837h1528v2645h1527">
          <text:p/>
        </draw:connector>
        <draw:connector draw:style-name="data_20_member_20__28_pointer_29_" draw:layer="layout" svg:x1="62.443cm" svg:y1="75.139cm" svg:x2="73.147cm" svg:y2="74.617cm" draw:start-shape="id817" draw:start-glue-point="4" draw:end-shape="id819" draw:end-glue-point="3" svg:d="m62443 75139h5352v-522h5352">
          <text:p/>
        </draw:connector>
        <draw:custom-shape draw:style-name="gr3" xml:id="id826" draw:id="id826"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xml:id="id825" draw:id="id825"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825" draw:start-glue-point="1" draw:end-shape="id826" draw:end-glue-point="3" svg:d="m72144 69444h994v-492h994">
          <text:p text:style-name="P2">theOptions</text:p>
        </draw:connector>
        <draw:custom-shape draw:style-name="class_20__28_external_20_module_29_" xml:id="id827" draw:id="id827"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821" draw:start-glue-point="0" draw:end-shape="id827" draw:end-glue-point="2" svg:d="m69178 70590v-1538h-1072v-1538">
          <text:p/>
        </draw:connector>
        <draw:connector draw:style-name="inheritance_20__28_public_29_" draw:layer="layout" svg:x1="70.954cm" svg:y1="69.138cm" svg:x2="68.785cm" svg:y2="67.514cm" draw:start-shape="id825" draw:start-glue-point="0" draw:end-shape="id827" draw:end-glue-point="5" svg:d="m70954 69138v-812h-2169v-812">
          <text:p/>
        </draw:connector>
        <draw:custom-shape draw:style-name="gr1" draw:text-style-name="P1" xml:id="id828" draw:id="id828"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828" draw:start-glue-point="0" draw:end-shape="id827" draw:end-glue-point="4" svg:d="m65102 69181v-834h2356v-833">
          <text:p/>
        </draw:connector>
        <draw:custom-shape draw:style-name="gr1" draw:text-style-name="P1" xml:id="id829" draw:id="id829"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828" draw:start-glue-point="1" draw:end-shape="id829" draw:end-glue-point="3" svg:d="m66346 69458h529v2489h530">
          <text:p text:style-name="P2">theOptions</text:p>
        </draw:connector>
        <draw:custom-shape draw:style-name="gr1" draw:text-style-name="P1" xml:id="id830" draw:id="id830"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830" draw:start-glue-point="0" draw:end-shape="id829" draw:end-glue-point="2" svg:d="m68609 73813v-795h39v-793">
          <text:p/>
        </draw:connector>
        <draw:rect draw:style-name="class" draw:text-style-name="P6" xml:id="id834" draw:id="id834" draw:layer="layout" svg:width="3.21cm" svg:height="0.571cm" svg:x="135.348cm" svg:y="86.018cm">
          <text:p text:style-name="P2"><text:span text:style-name="T3">ScEmptyCellToken</text:span></text:p>
        </draw:rect>
        <draw:rect draw:style-name="class" draw:text-style-name="P6" xml:id="id836" draw:id="id836" draw:layer="layout" svg:width="3.21cm" svg:height="0.571cm" svg:x="138.793cm" svg:y="86.066cm">
          <text:p text:style-name="P2"><text:span text:style-name="T3">ScHybridCellToken</text:span></text:p>
        </draw:rect>
        <draw:rect draw:style-name="class" draw:text-style-name="P6" xml:id="id838" draw:id="id838" draw:layer="layout" svg:width="4.018cm" svg:height="0.622cm" svg:x="142.385cm" svg:y="85.757cm">
          <text:p text:style-name="P2"><text:span text:style-name="T3">ScMatrixCellResultToken</text:span></text:p>
        </draw:rect>
        <draw:rect draw:style-name="class" draw:text-style-name="P6" xml:id="id841" draw:id="id841" draw:layer="layout" svg:width="2.592cm" svg:height="0.541cm" svg:x="150.85cm" svg:y="83.64cm">
          <text:p text:style-name="P2"><text:span text:style-name="T3">ScRefListToken</text:span></text:p>
        </draw:rect>
        <draw:rect draw:style-name="class" draw:text-style-name="P6" xml:id="id843" draw:id="id843"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831" draw:start-glue-point="0" draw:end-shape="id832" draw:end-glue-point="14" svg:d="m133353 84237v-2212h4495v-2213">
          <text:p/>
        </draw:connector>
        <draw:connector draw:style-name="inheritance_20__28_public_29_" draw:layer="layout" svg:x1="135.225cm" svg:y1="85.21cm" svg:x2="138.894cm" svg:y2="79.812cm" draw:start-shape="id833" draw:start-glue-point="0" draw:end-shape="id832" draw:end-glue-point="4" svg:d="m135225 85210v-2698h3669v-2700">
          <text:p/>
        </draw:connector>
        <draw:connector draw:style-name="inheritance_20__28_public_29_" draw:layer="layout" svg:x1="136.953cm" svg:y1="86.018cm" svg:x2="139.668cm" svg:y2="79.812cm" draw:start-shape="id834" draw:start-glue-point="0" draw:end-shape="id832" draw:end-glue-point="15" svg:d="m136953 86018v-3102h2715v-3104">
          <text:p/>
        </draw:connector>
        <draw:connector draw:style-name="inheritance_20__28_public_29_" draw:layer="layout" draw:line-skew="0.781cm" svg:x1="138.596cm" svg:y1="85.168cm" svg:x2="140.769cm" svg:y2="79.812cm" draw:start-shape="id835" draw:start-glue-point="0" draw:end-shape="id832" draw:end-glue-point="5" svg:d="m138596 85168v-1896h2173v-3460">
          <text:p/>
        </draw:connector>
        <draw:connector draw:style-name="inheritance_20__28_public_29_" draw:layer="layout" svg:x1="140.398cm" svg:y1="86.066cm" svg:x2="141.482cm" svg:y2="79.812cm" draw:start-shape="id836" draw:start-glue-point="0" draw:end-shape="id832" draw:end-glue-point="18" svg:d="m140398 86066v-3126h1084v-3128">
          <text:p/>
        </draw:connector>
        <draw:connector draw:style-name="inheritance_20__28_public_29_" draw:layer="layout" svg:x1="142.333cm" svg:y1="84.939cm" svg:x2="142.226cm" svg:y2="79.812cm" draw:start-shape="id837" draw:start-glue-point="0" draw:end-shape="id832" draw:end-glue-point="6" svg:d="m142333 84939v-2563h-107v-2564">
          <text:p/>
        </draw:connector>
        <draw:connector draw:style-name="inheritance_20__28_public_29_" draw:layer="layout" svg:x1="144.394cm" svg:y1="85.757cm" svg:x2="142.957cm" svg:y2="79.812cm" draw:start-shape="id838" draw:start-glue-point="0" draw:end-shape="id832" draw:end-glue-point="16" svg:d="m144394 85757v-2972h-1437v-2973">
          <text:p/>
        </draw:connector>
        <draw:connector draw:style-name="inheritance_20__28_public_29_" draw:layer="layout" svg:x1="145.983cm" svg:y1="84.589cm" svg:x2="143.717cm" svg:y2="79.812cm" draw:start-shape="id839" draw:start-glue-point="0" draw:end-shape="id832" draw:end-glue-point="17" svg:d="m145983 84589v-2388h-2266v-2389">
          <text:p/>
        </draw:connector>
        <draw:connector draw:style-name="inheritance_20__28_public_29_" draw:layer="layout" svg:x1="150.54cm" svg:y1="85.691cm" svg:x2="146.506cm" svg:y2="79.812cm" draw:start-shape="id840" draw:start-glue-point="0" draw:end-shape="id832" draw:end-glue-point="8" svg:d="m150540 85691v-2939h-4034v-2940">
          <text:p/>
        </draw:connector>
        <draw:connector draw:style-name="inheritance_20__28_public_29_" draw:layer="layout" svg:x1="152.146cm" svg:y1="83.64cm" svg:x2="147.934cm" svg:y2="79.812cm" draw:start-shape="id841" draw:start-glue-point="0" draw:end-shape="id832" draw:end-glue-point="10" svg:d="m152146 83640v-1913h-4212v-1915">
          <text:p/>
        </draw:connector>
        <draw:connector draw:style-name="inheritance_20__28_public_29_" draw:layer="layout" svg:x1="154.059cm" svg:y1="84.684cm" svg:x2="148.633cm" svg:y2="79.812cm" draw:start-shape="id842" draw:start-glue-point="0" draw:end-shape="id832" draw:end-glue-point="11" svg:d="m154059 84684v-2435h-5426v-2437">
          <text:p/>
        </draw:connector>
        <draw:connector draw:style-name="inheritance_20__28_public_29_" draw:layer="layout" svg:x1="155.961cm" svg:y1="83.663cm" svg:x2="150.621cm" svg:y2="79.812cm" draw:start-shape="id843" draw:start-glue-point="0" draw:end-shape="id832" draw:end-glue-point="13" svg:d="m155961 83663v-1925h-5340v-1926">
          <text:p/>
        </draw:connector>
        <draw:rect draw:style-name="class" draw:text-style-name="P6" xml:id="id844" draw:id="id844"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xml:id="id845" draw:id="id845" draw:layer="layout" svg:width="3.518cm" svg:height="0.571cm" svg:x="142.719cm" svg:y="90.275cm">
          <text:p text:style-name="P2"><text:span text:style-name="T3">ScDoubleRefOpToken</text:span></text:p>
        </draw:rect>
        <draw:rect draw:style-name="class" draw:text-style-name="P6" xml:id="id846" draw:id="id846" draw:layer="layout" svg:width="2.711cm" svg:height="0.571cm" svg:x="144.763cm" svg:y="88.801cm">
          <text:p text:style-name="P2"><text:span text:style-name="T3">ScExternalToken</text:span></text:p>
        </draw:rect>
        <draw:rect draw:style-name="class" draw:text-style-name="P6" xml:id="id847" draw:id="id847" draw:layer="layout" svg:width="2.711cm" svg:height="0.571cm" svg:x="146.523cm" svg:y="89.895cm">
          <text:p text:style-name="P2"><text:span text:style-name="T3">ScIndexToken</text:span></text:p>
        </draw:rect>
        <draw:rect draw:style-name="class" draw:text-style-name="P6" xml:id="id848" draw:id="id848" draw:layer="layout" svg:width="2.545cm" svg:height="0.571cm" svg:x="148.424cm" svg:y="88.705cm">
          <text:p text:style-name="P2"><text:span text:style-name="T3">ScJumpToken</text:span></text:p>
        </draw:rect>
        <draw:rect draw:style-name="class" draw:text-style-name="P6" xml:id="id849" draw:id="id849" draw:layer="layout" svg:width="2.545cm" svg:height="0.571cm" svg:x="150.47cm" svg:y="89.824cm">
          <text:p text:style-name="P2"><text:span text:style-name="T3">ScMissingToken</text:span></text:p>
        </draw:rect>
        <draw:rect draw:style-name="class" draw:text-style-name="P6" xml:id="id850" draw:id="id850" draw:layer="layout" svg:width="3.377cm" svg:height="0.571cm" svg:x="152.943cm" svg:y="89.063cm">
          <text:p text:style-name="P2"><text:span text:style-name="T3">ScSingleRefOpToken</text:span></text:p>
        </draw:rect>
        <draw:rect draw:style-name="class" draw:text-style-name="P6" xml:id="id851" draw:id="id851"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844" draw:start-glue-point="0" draw:end-shape="id840" draw:end-glue-point="4" svg:d="m139306 89159v-1463h9238v-1465">
          <text:p/>
        </draw:connector>
        <draw:connector draw:style-name="inheritance_20__28_public_29_" draw:layer="layout" svg:x1="144.478cm" svg:y1="90.275cm" svg:x2="149.067cm" svg:y2="86.231cm" draw:start-shape="id845" draw:start-glue-point="0" draw:end-shape="id840" draw:end-glue-point="5" svg:d="m144478 90275v-2021h4589v-2023">
          <text:p/>
        </draw:connector>
        <draw:connector draw:style-name="inheritance_20__28_public_29_" draw:layer="layout" svg:x1="146.118cm" svg:y1="88.801cm" svg:x2="149.638cm" svg:y2="86.231cm" draw:start-shape="id846" draw:start-glue-point="0" draw:end-shape="id840" draw:end-glue-point="6" svg:d="m146118 88801v-1284h3520v-1286">
          <text:p/>
        </draw:connector>
        <draw:connector draw:style-name="inheritance_20__28_public_29_" draw:layer="layout" svg:x1="147.878cm" svg:y1="89.895cm" svg:x2="150.137cm" svg:y2="86.231cm" draw:start-shape="id847" draw:start-glue-point="0" draw:end-shape="id840" draw:end-glue-point="7" svg:d="m147878 89895v-1831h2259v-1833">
          <text:p/>
        </draw:connector>
        <draw:connector draw:style-name="inheritance_20__28_public_29_" draw:layer="layout" svg:x1="149.696cm" svg:y1="88.705cm" svg:x2="150.944cm" svg:y2="86.231cm" draw:start-shape="id848" draw:start-glue-point="0" draw:end-shape="id840" draw:end-glue-point="8" svg:d="m149696 88705v-1236h1248v-1238">
          <text:p/>
        </draw:connector>
        <draw:connector draw:style-name="inheritance_20__28_public_29_" draw:layer="layout" svg:x1="151.742cm" svg:y1="89.824cm" svg:x2="151.562cm" svg:y2="86.231cm" draw:start-shape="id849" draw:start-glue-point="0" draw:end-shape="id840" draw:end-glue-point="9" svg:d="m151742 89824v-1796h-180v-1797">
          <text:p/>
        </draw:connector>
        <draw:connector draw:style-name="inheritance_20__28_public_29_" draw:layer="layout" svg:x1="154.631cm" svg:y1="89.063cm" svg:x2="152.133cm" svg:y2="86.231cm" draw:start-shape="id850" draw:start-glue-point="0" draw:end-shape="id840" draw:end-glue-point="10" svg:d="m154631 89063v-1415h-2498v-1417">
          <text:p/>
        </draw:connector>
        <draw:connector draw:style-name="inheritance_20__28_public_29_" draw:layer="layout" svg:x1="156.82cm" svg:y1="89.919cm" svg:x2="152.632cm" svg:y2="86.231cm" draw:start-shape="id851" draw:start-glue-point="0" draw:end-shape="id840" draw:end-glue-point="11" svg:d="m156820 89919v-1843h-4188v-1845">
          <text:p/>
        </draw:connector>
        <draw:custom-shape draw:style-name="gr3" xml:id="id852" draw:id="id852"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52" draw:start-glue-point="0" draw:end-shape="id838" draw:end-glue-point="2" svg:d="m136499 87777v-699h7895v-699">
          <text:p/>
        </draw:connector>
        <draw:rect draw:style-name="class" draw:text-style-name="P6" xml:id="id853" draw:id="id853" draw:layer="layout" svg:width="2.734cm" svg:height="0.571cm" svg:x="136.251cm" svg:y="90.489cm">
          <text:p text:style-name="P2"><text:span text:style-name="T3">ScStringOpToken</text:span></text:p>
        </draw:rect>
        <draw:rect draw:style-name="class" draw:text-style-name="P6" xml:id="id854" draw:id="id854"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53" draw:start-glue-point="0" draw:end-shape="id844" draw:end-glue-point="4" svg:d="m137618 90489v-379h1201v-381">
          <text:p/>
        </draw:connector>
        <draw:connector draw:style-name="inheritance_20__28_public_29_" draw:layer="layout" svg:x1="140.733cm" svg:y1="90.559cm" svg:x2="139.768cm" svg:y2="89.729cm" draw:start-shape="id854" draw:start-glue-point="0" draw:end-shape="id844" draw:end-glue-point="5" svg:d="m140733 90559v-414h-965v-416">
          <text:p/>
        </draw:connector>
        <draw:custom-shape draw:style-name="gr1" draw:text-style-name="P1" xml:id="id855" draw:id="id855" draw:layer="layout" svg:width="2.981cm" svg:height="1.245cm" svg:x="23.965cm" svg:y="9.04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1.837cm" svg:y1="18.484cm" svg:x2="23.965cm" svg:y2="9.972cm" draw:start-shape="id673" draw:start-glue-point="15" draw:end-shape="id855" draw:end-glue-point="5" svg:d="m21837 18484h1064v-8512h1064">
          <text:p/>
        </draw:connector>
        <draw:custom-shape draw:style-name="gr1" draw:text-style-name="P1" xml:id="id856" draw:id="id856" draw:layer="layout" svg:width="2.281cm" svg:height="1.607cm" svg:x="17.353cm" svg:y="9.35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19.632cm" svg:y1="9.742cm" svg:x2="23.965cm" svg:y2="9.352cm" draw:start-shape="id856" draw:start-glue-point="5" draw:end-shape="id855" draw:end-glue-point="4" svg:d="m19632 9742h2167v-390h2166">
          <text:p/>
        </draw:connector>
        <draw:frame draw:style-name="gr28" draw:text-style-name="P2" draw:layer="layout" svg:width="8.008cm" svg:height="1.555cm" svg:x="109.289cm" svg:y="70.043cm">
          <draw:text-box>
            <text:p text:style-name="P2"><text:span text:style-name="T1">ScPatternAttr</text:span> stores all attributes of an individual cell or cell range, such as the cell number format, borders etc.</text:p>
          </draw:text-box>
        </draw:frame>
        <draw:custom-shape draw:style-name="gr3" xml:id="id857" draw:id="id857"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713" draw:start-glue-point="1" draw:end-shape="id857" draw:end-glue-point="3" svg:d="m88842 44944h1356v287h1357">
          <text:p/>
        </draw:connector>
        <draw:custom-shape draw:style-name="gr1" draw:text-style-name="P1" xml:id="id858" draw:id="id858"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57" draw:start-glue-point="1" draw:end-shape="id858"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xml:id="id859" draw:id="id859" draw:layer="layout" svg:width="2.773cm" svg:height="0.648cm" svg:x="96.657cm" svg:y="52.285cm">
          <text:p text:style-name="P3">ScChangeTrack</text:p>
          <draw:enhanced-geometry svg:viewBox="0 0 21600 21600" draw:type="rectangle" draw:enhanced-path="M 0 0 L 21600 0 21600 21600 0 21600 0 0 Z N"/>
        </draw:custom-shape>
        <draw:custom-shape draw:style-name="class_20__28_external_20_module_29_" xml:id="id860" draw:id="id860" draw:layer="layout" svg:width="2.306cm" svg:height="0.648cm" svg:x="97.565cm" svg:y="50.16cm">
          <text:p text:style-name="P2">SfxListener</text:p>
          <draw:enhanced-geometry svg:viewBox="0 0 21600 21600" draw:type="rectangle" draw:enhanced-path="M 0 0 L 21600 0 21600 21600 0 21600 0 0 Z N"/>
        </draw:custom-shape>
        <draw:connector draw:style-name="inheritance_20__28_public_29_" draw:layer="layout" svg:x1="98.043cm" svg:y1="52.285cm" svg:x2="98.718cm" svg:y2="50.808cm" draw:start-shape="id859" draw:end-shape="id860" draw:end-glue-point="2" svg:d="m98043 52285v-738h675v-739">
          <text:p/>
        </draw:connector>
        <draw:connector draw:style-name="data_20_member_20__28_pointer_29_" draw:layer="layout" svg:x1="81.729cm" svg:y1="52.816cm" svg:x2="96.657cm" svg:y2="52.609cm" draw:start-shape="id681" draw:start-glue-point="13" draw:end-shape="id859" draw:end-glue-point="3" svg:d="m81729 52816h7464v-207h7464">
          <text:p/>
        </draw:connector>
        <draw:custom-shape draw:style-name="gr1" draw:text-style-name="P1" xml:id="id861" draw:id="id861" draw:layer="layout" svg:width="4.069cm" svg:height="0.674cm" svg:x="125.146cm" svg:y="63.252cm">
          <text:p text:style-name="P3">ScChangeActionContent</text:p>
          <draw:enhanced-geometry svg:viewBox="0 0 21600 21600" draw:type="rectangle" draw:enhanced-path="M 0 0 L 21600 0 21600 21600 0 21600 0 0 Z N"/>
        </draw:custom-shape>
        <draw:custom-shape draw:style-name="gr1" draw:text-style-name="P1" xml:id="id862" draw:id="id862" draw:layer="layout" svg:width="4.379cm" svg:height="0.674cm" svg:x="129.785cm" svg:y="60.142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xml:id="id863" draw:id="id863" draw:layer="layout" svg:width="3.29cm" svg:height="0.674cm" svg:x="127.893cm" svg:y="64.341cm">
          <text:p text:style-name="P3">ScChangeActionDel</text:p>
          <draw:enhanced-geometry svg:viewBox="0 0 21600 21600" draw:type="rectangle" draw:enhanced-path="M 0 0 L 21600 0 21600 21600 0 21600 0 0 Z N"/>
        </draw:custom-shape>
        <draw:custom-shape draw:style-name="gr1" draw:text-style-name="P1" xml:id="id864" draw:id="id864" draw:layer="layout" svg:width="3.29cm" svg:height="0.674cm" svg:x="130.043cm" svg:y="63.303cm">
          <text:p text:style-name="P3">ScChangeActionIns</text:p>
          <draw:enhanced-geometry svg:viewBox="0 0 21600 21600" draw:type="rectangle" draw:enhanced-path="M 0 0 L 21600 0 21600 21600 0 21600 0 0 Z N"/>
        </draw:custom-shape>
        <draw:custom-shape draw:style-name="gr1" draw:text-style-name="P1" xml:id="id865" draw:id="id865" draw:layer="layout" svg:width="3.707cm" svg:height="0.674cm" svg:x="131.832cm" svg:y="64.418cm">
          <text:p text:style-name="P3">ScChangeActionMove</text:p>
          <draw:enhanced-geometry svg:viewBox="0 0 21600 21600" draw:type="rectangle" draw:enhanced-path="M 0 0 L 21600 0 21600 21600 0 21600 0 0 Z N"/>
        </draw:custom-shape>
        <draw:custom-shape draw:style-name="gr1" draw:text-style-name="P1" xml:id="id866" draw:id="id866" draw:layer="layout" svg:width="3.629cm" svg:height="0.674cm" svg:x="134.034cm" svg:y="63.277cm">
          <text:p text:style-name="P3">ScChangeActionReject</text:p>
          <draw:enhanced-geometry svg:viewBox="0 0 21600 21600" draw:type="rectangle" draw:enhanced-path="M 0 0 L 21600 0 21600 21600 0 21600 0 0 Z N"/>
        </draw:custom-shape>
        <draw:connector draw:style-name="inheritance_20__28_public_29_" draw:layer="layout" svg:x1="127.18cm" svg:y1="63.252cm" svg:x2="130.484cm" svg:y2="60.816cm" draw:start-shape="id861" draw:start-glue-point="0" draw:end-shape="id862" draw:end-glue-point="4" svg:d="m127180 63252v-1218h3304v-1218">
          <text:p/>
        </draw:connector>
        <draw:connector draw:style-name="inheritance_20__28_public_29_" draw:layer="layout" svg:x1="129.538cm" svg:y1="64.341cm" svg:x2="131.314cm" svg:y2="60.816cm" draw:start-shape="id863" draw:start-glue-point="0" draw:end-shape="id862" draw:end-glue-point="5" svg:d="m129538 64341v-1762h1776v-1763">
          <text:p/>
        </draw:connector>
        <draw:connector draw:style-name="inheritance_20__28_public_29_" draw:layer="layout" svg:x1="131.688cm" svg:y1="63.303cm" svg:x2="131.974cm" svg:y2="60.816cm" draw:start-shape="id864" draw:start-glue-point="0" draw:end-shape="id862" draw:end-glue-point="2" svg:d="m131688 63303v-1243h286v-1244">
          <text:p/>
        </draw:connector>
        <draw:connector draw:style-name="inheritance_20__28_public_29_" draw:layer="layout" svg:x1="133.685cm" svg:y1="64.418cm" svg:x2="132.737cm" svg:y2="60.816cm" draw:start-shape="id865" draw:start-glue-point="0" draw:end-shape="id862" draw:end-glue-point="6" svg:d="m133685 64418v-1801h-948v-1801">
          <text:p/>
        </draw:connector>
        <draw:connector draw:style-name="inheritance_20__28_public_29_" draw:layer="layout" svg:x1="135.848cm" svg:y1="63.277cm" svg:x2="133.463cm" svg:y2="60.816cm" draw:start-shape="id866" draw:start-glue-point="0" draw:end-shape="id862" draw:end-glue-point="7" svg:d="m135848 63277v-1230h-2385v-1231">
          <text:p/>
        </draw:connector>
        <draw:custom-shape draw:style-name="gr1" draw:text-style-name="P1" draw:layer="layout" svg:width="3.55cm" svg:height="0.648cm" svg:x="100.752cm" svg:y="51.638cm">
          <text:p text:style-name="P3">ScChangeActionTable</text:p>
          <draw:enhanced-geometry svg:viewBox="0 0 21600 21600" draw:type="rectangle" draw:enhanced-path="M 0 0 L 21600 0 21600 21600 0 21600 0 0 Z N"/>
        </draw:custom-shape>
        <draw:custom-shape draw:style-name="gr1" draw:text-style-name="P1" xml:id="id868" draw:id="id868"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xml:id="id867" draw:id="id867"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xml:id="id869" draw:id="id869"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67" draw:start-glue-point="0" draw:end-shape="id868" draw:end-glue-point="4" svg:d="m50291 65877v-2022h467v-2024">
          <text:p/>
        </draw:connector>
        <draw:connector draw:style-name="inheritance_20__28_public_29_" draw:layer="layout" svg:x1="52.493cm" svg:y1="64.191cm" svg:x2="51.664cm" svg:y2="61.831cm" draw:start-shape="id869" draw:start-glue-point="0" draw:end-shape="id868" draw:end-glue-point="5" svg:d="m52493 64191v-1179h-829v-1181">
          <text:p/>
        </draw:connector>
        <draw:connector draw:style-name="local_20_usage_20__2f__20_return_20_type" draw:layer="layout" svg:x1="47.404cm" svg:y1="64.165cm" svg:x2="49.021cm" svg:y2="66.188cm" draw:start-shape="id701" draw:start-glue-point="5" draw:end-shape="id867" draw:end-glue-point="3" svg:d="m47404 64165h809v2023h808">
          <text:p>HTML2Doc()</text:p>
        </draw:connector>
        <draw:connector draw:style-name="local_20_usage_20__2f__20_return_20_type" draw:layer="layout" svg:x1="47.404cm" svg:y1="62.819cm" svg:x2="51.223cm" svg:y2="64.502cm" draw:start-shape="id701" draw:start-glue-point="4" draw:end-shape="id869" draw:end-glue-point="3" svg:d="m47404 62819h1910v1683h1909">
          <text:p>RTF2Doc()</text:p>
        </draw:connector>
        <draw:custom-shape draw:style-name="gr1" draw:text-style-name="P1" xml:id="id871" draw:id="id871"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xml:id="id870" draw:id="id870"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70" draw:start-glue-point="0" draw:end-shape="id871" draw:end-glue-point="2" svg:d="m58273 65281v-1360h-77v-1361">
          <text:p/>
        </draw:connector>
        <draw:connector draw:style-name="data_20_member_20__28_pointer_29_" draw:layer="layout" svg:x1="52.283cm" svg:y1="61.134cm" svg:x2="57.056cm" svg:y2="61.769cm" draw:start-shape="id868" draw:start-glue-point="6" draw:end-shape="id871" draw:end-glue-point="3" svg:d="m52283 61134h2387v635h2386">
          <text:p>mpParser</text:p>
        </draw:connector>
        <draw:custom-shape draw:style-name="gr1" draw:text-style-name="P1" xml:id="id872" draw:id="id872"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xml:id="id873" draw:id="id873"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72" draw:start-glue-point="0" draw:end-shape="id870" draw:end-glue-point="4" svg:d="m56123 68208v-1139h1556v-1140">
          <text:p/>
        </draw:connector>
        <draw:connector draw:style-name="inheritance_20__28_public_29_" draw:layer="layout" svg:x1="60.71cm" svg:y1="68.183cm" svg:x2="58.843cm" svg:y2="65.929cm" draw:start-shape="id873" draw:start-glue-point="0" draw:end-shape="id870" draw:end-glue-point="5" svg:d="m60710 68183v-1127h-1867v-1127">
          <text:p/>
        </draw:connector>
        <draw:custom-shape draw:style-name="class_20__28_external_20_module_29_" xml:id="id874" draw:id="id874"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71" draw:start-glue-point="4" draw:end-shape="id874" draw:end-glue-point="3" svg:d="m59335 62273h1363v247h1362">
          <text:p>pEdit</text:p>
        </draw:connector>
        <draw:custom-shape draw:style-name="gr1" draw:text-style-name="P1" xml:id="id875" draw:id="id875"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75" draw:start-glue-point="0" draw:end-shape="id727" draw:end-glue-point="15" svg:d="m126073 33917v-828h-685v-827">
          <text:p/>
        </draw:connector>
        <draw:custom-shape draw:style-name="gr1" draw:text-style-name="P1" xml:id="id876" draw:id="id876"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75" draw:start-glue-point="4" draw:end-shape="id876" draw:end-glue-point="3" svg:d="m127254 34168h655v-636h654">
          <text:p/>
        </draw:connector>
        <draw:custom-shape draw:style-name="gr1" draw:text-style-name="P1" xml:id="id877" draw:id="id877"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76" draw:start-glue-point="1" draw:end-shape="id877"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xml:id="id784" draw:id="id784"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xml:id="id878" draw:id="id878"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84" draw:start-glue-point="1" draw:end-shape="id878" draw:end-glue-point="3" svg:d="m44587 38065h1401">
            <text:p/>
          </draw:connector>
          <draw:custom-shape draw:style-name="class_20__28_external_20_module_29_" xml:id="id879" draw:id="id879"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78" draw:start-glue-point="0" draw:end-shape="id879"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87" draw:start-glue-point="5" draw:end-shape="id691" draw:end-glue-point="6" svg:d="m29872 51012h4515v1479h4513">
          <text:p>GetDocShell()</text:p>
        </draw:connector>
        <draw:connector draw:style-name="data_20_member_20__28_pointer_29_" draw:layer="layout" svg:x1="29.872cm" svg:y1="42.188cm" svg:x2="26.034cm" svg:y2="32.59cm" draw:start-shape="id687" draw:start-glue-point="20" draw:end-shape="id670" draw:end-glue-point="3" svg:d="m29872 42188h502v-4966h-4841v-4632h501">
          <text:p/>
        </draw:connector>
        <draw:rect draw:style-name="class" draw:text-style-name="P6" xml:id="id672" draw:id="id672"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81" draw:start-glue-point="21" draw:end-shape="id822"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xml:id="id880" draw:id="id880" draw:layer="layout" svg:width="2.52cm" svg:height="0.622cm" svg:x="78.052cm" svg:y="73.807cm">
          <draw:glue-point draw:id="4" svg:x="-2.371cm" svg:y="5.016cm"/>
          <draw:glue-point draw:id="5" svg:x="2.28cm" svg:y="5.016cm"/>
          <text:p>ConfigItem</text:p>
          <draw:enhanced-geometry svg:viewBox="0 0 21600 21600" draw:type="rectangle" draw:enhanced-path="M 0 0 L 21600 0 21600 21600 0 21600 0 0 Z N"/>
        </draw:custom-shape>
        <draw:connector draw:style-name="inheritance_20__28_public_29_" draw:layer="layout" svg:x1="77.56cm" svg:y1="75.636cm" svg:x2="78.715cm" svg:y2="74.429cm" draw:start-shape="id820" draw:start-glue-point="0" draw:end-shape="id880" draw:end-glue-point="4" svg:d="m77560 75636v-603h1155v-604">
          <text:p/>
        </draw:connector>
        <draw:custom-shape draw:style-name="namespace" draw:layer="layout" svg:width="3.619cm" svg:height="1.296cm" svg:x="77.212cm" svg:y="73.393cm">
          <text:p>utl</text:p>
          <draw:enhanced-geometry svg:viewBox="0 0 21600 21600" draw:type="rectangle" draw:enhanced-path="M 0 0 L 21600 0 21600 21600 0 21600 0 0 Z N"/>
        </draw:custom-shape>
        <draw:custom-shape draw:style-name="gr1" draw:text-style-name="P1" xml:id="id881" draw:id="id881"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88" draw:start-glue-point="8" draw:end-shape="id881"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101.265cm" svg:y="63.894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xml:id="id882" draw:id="id882"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xml:id="id883" draw:id="id883"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82" draw:start-glue-point="0" draw:end-shape="id883" draw:end-glue-point="2" svg:d="m58358 32589v-349h337v-350">
          <text:p/>
        </draw:connector>
        <draw:connector draw:style-name="data_20_member_20__28_pointer_29_" draw:layer="layout" svg:x1="43.125cm" svg:y1="30.16cm" svg:x2="57.036cm" svg:y2="32.887cm" draw:start-shape="id688" draw:start-glue-point="11" draw:end-shape="id882" draw:end-glue-point="3" svg:d="m43125 30160h6956v2727h6955">
          <text:p/>
        </draw:connector>
        <draw:custom-shape draw:style-name="gr1" draw:text-style-name="P1" xml:id="id884" draw:id="id884"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88" draw:start-glue-point="9" draw:end-shape="id884" svg:d="m43125 29587h4913v1440h4914">
          <text:p/>
        </draw:connector>
        <draw:custom-shape draw:style-name="class_20__28_external_20_module_29_" xml:id="id885" draw:id="id885"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84" draw:start-glue-point="0" draw:end-shape="id885"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xml:id="id886" draw:id="id886"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68" draw:start-glue-point="0" draw:end-shape="id886" draw:end-glue-point="2" svg:d="m51222 60900v-687h385v-686">
          <text:p/>
        </draw:connector>
        <draw:custom-shape draw:style-name="gr1" draw:text-style-name="P1" xml:id="id888" draw:id="id888"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xml:id="id889" draw:id="id889"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xml:id="id887" draw:id="id887"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87" draw:start-glue-point="0" draw:end-shape="id888" draw:end-glue-point="5" svg:d="m52217 55846v-725h-2929v-726">
          <text:p/>
        </draw:connector>
        <draw:connector draw:style-name="inheritance_20__28_public_29_" draw:layer="layout" svg:x1="46.424cm" svg:y1="58.153cm" svg:x2="47.734cm" svg:y2="54.395cm" draw:start-shape="id889" draw:start-glue-point="0" draw:end-shape="id888" draw:end-glue-point="4" svg:d="m46424 58153v-1879h1310v-1879">
          <text:p/>
        </draw:connector>
        <draw:connector draw:style-name="data_20_member_20__28_multiple_29_" draw:text-style-name="P1" draw:layer="layout" svg:x1="67.265cm" svg:y1="78.482cm" svg:x2="76.099cm" svg:y2="76.572cm" draw:start-shape="id823" draw:start-glue-point="1" draw:end-shape="id820" draw:end-glue-point="5" svg:d="m67265 78482h4416v-1910h4418">
          <text:p/>
        </draw:connector>
        <draw:custom-shape draw:style-name="gr1" draw:text-style-name="P1" xml:id="id890" draw:id="id890"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90" draw:start-glue-point="0" draw:end-shape="id731" draw:end-glue-point="4" svg:d="m105453 39128v-890h1453v-890">
          <text:p/>
        </draw:connector>
        <draw:custom-shape draw:style-name="gr1" draw:text-style-name="P1" xml:id="id891" draw:id="id891"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91" draw:start-glue-point="0" draw:end-shape="id727" draw:end-glue-point="7" svg:d="m115639 37262v-2500h-1040v-2500">
          <text:p/>
        </draw:connector>
        <draw:connector draw:style-name="data_20_member_20__28_multiple_20_pointers_29_" draw:layer="layout" svg:x1="106.645cm" svg:y1="39.426cm" svg:x2="114.265cm" svg:y2="37.56cm" draw:start-shape="id890" draw:start-glue-point="1" draw:end-shape="id891" draw:end-glue-point="3" svg:d="m106645 39426h3810v-1866h3810">
          <text:p/>
        </draw:connector>
        <draw:custom-shape draw:style-name="gr1" draw:text-style-name="P1" xml:id="id892" draw:id="id892" draw:layer="layout" svg:width="2.491cm" svg:height="0.623cm" svg:x="91.83cm" svg:y="55.767cm">
          <text:p text:style-name="P1">ScDrawLayer</text:p>
          <draw:enhanced-geometry svg:viewBox="0 0 21600 21600" draw:type="rectangle" draw:enhanced-path="M 0 0 L 21600 0 21600 21600 0 21600 0 0 Z N"/>
        </draw:custom-shape>
        <draw:connector draw:style-name="data_20_member_20__28_pointer_29_" draw:layer="layout" svg:x1="81.729cm" svg:y1="55.472cm" svg:x2="91.83cm" svg:y2="56.078cm" draw:start-shape="id681" draw:start-glue-point="23" draw:end-shape="id892" draw:end-glue-point="3" svg:d="m81729 55472h5050v606h5051">
          <text:p>GetDrawLayer()</text:p>
        </draw:connector>
        <draw:custom-shape draw:style-name="class_20__28_external_20_module_29_" xml:id="id893" draw:id="id893"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723" draw:start-glue-point="5" draw:end-shape="id893" draw:end-glue-point="3" svg:d="m52038 28947h2198v-1220h2199">
          <text:p>pDrawView</text:p>
        </draw:connector>
        <draw:custom-shape draw:style-name="class_20__28_external_20_module_29_" xml:id="id894" draw:id="id894" draw:layer="layout" svg:width="2.825cm" svg:height="0.694cm" svg:x="91.762cm" svg:y="54.398cm">
          <text:p>FmFormModel</text:p>
          <draw:enhanced-geometry svg:viewBox="0 0 21600 21600" draw:type="rectangle" draw:enhanced-path="M 0 0 L 21600 0 21600 21600 0 21600 0 0 Z N"/>
        </draw:custom-shape>
        <draw:connector draw:style-name="inheritance_20__28_public_29_" draw:layer="layout" svg:x1="93.075cm" svg:y1="55.767cm" svg:x2="93.174cm" svg:y2="55.092cm" draw:start-shape="id892" draw:start-glue-point="0" draw:end-shape="id894" draw:end-glue-point="2" svg:d="m93075 55767v-338h99v-337">
          <text:p/>
        </draw:connector>
        <draw:custom-shape draw:style-name="class_20__28_external_20_module_29_" xml:id="id896" draw:id="id896"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xml:id="id895" draw:id="id895"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xml:id="id897" draw:id="id897"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95" draw:start-glue-point="4" draw:end-shape="id896" draw:end-glue-point="4" svg:d="m73365 21371v-2019h2801v-2019">
          <text:p/>
        </draw:connector>
        <draw:connector draw:style-name="inheritance_20__28_public_29_" draw:layer="layout" svg:x1="79.756cm" svg:y1="19.247cm" svg:x2="78.16cm" svg:y2="17.333cm" draw:start-shape="id897" draw:start-glue-point="0" draw:end-shape="id896" draw:end-glue-point="5" svg:d="m79756 19247v-957h-1596v-957">
          <text:p/>
        </draw:connector>
        <draw:custom-shape draw:style-name="gr1" draw:text-style-name="P1" xml:id="id901" draw:id="id901"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xml:id="id898" draw:id="id898"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xml:id="id899" draw:id="id899"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xml:id="id900" draw:id="id900"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98" draw:start-glue-point="0" draw:end-shape="id899" draw:end-glue-point="5" svg:d="m64709 13003v-2580h2023v-2579">
          <text:p/>
        </draw:connector>
        <draw:connector draw:style-name="inheritance_20__28_public_29_" draw:layer="layout" svg:x1="69.959cm" svg:y1="12.951cm" svg:x2="67.974cm" svg:y2="7.844cm" draw:start-shape="id900" draw:start-glue-point="0" draw:end-shape="id899" draw:end-glue-point="6" svg:d="m69959 12951v-2553h-1985v-2554">
          <text:p/>
        </draw:connector>
        <draw:connector draw:style-name="inheritance_20__28_public_29_" draw:layer="layout" svg:x1="65.368cm" svg:y1="16.712cm" svg:x2="64.709cm" svg:y2="13.702cm" draw:start-shape="id901" draw:start-glue-point="0" draw:end-shape="id898" draw:end-glue-point="2" svg:d="m65368 16712v-1505h-659v-1505">
          <text:p/>
        </draw:connector>
        <draw:connector draw:style-name="inheritance_20__28_public_29_" draw:layer="layout" svg:x1="72.071cm" svg:y1="21.371cm" svg:x2="70.826cm" svg:y2="13.651cm" draw:start-shape="id895" draw:start-glue-point="5" draw:end-shape="id900" draw:end-glue-point="5" svg:d="m72071 21371v-3860h-1245v-3860">
          <text:p/>
        </draw:connector>
        <draw:custom-shape draw:style-name="gr29" xml:id="id902" draw:id="id902"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902" draw:start-glue-point="0" draw:end-shape="id900" draw:end-glue-point="4" svg:d="m68109 15286v-818h904v-817">
          <text:p/>
        </draw:connector>
        <draw:custom-shape draw:style-name="gr1" draw:text-style-name="P1" xml:id="id903" draw:id="id903"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903" draw:start-glue-point="0" draw:end-shape="id899" draw:end-glue-point="7" svg:d="m73328 14015v-3085h-4176v-3086">
          <text:p/>
        </draw:connector>
        <draw:custom-shape draw:style-name="gr1" draw:text-style-name="P1" xml:id="id904" draw:id="id904"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xml:id="id905" draw:id="id905"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904" draw:start-glue-point="0" draw:end-shape="id899" draw:end-glue-point="8" svg:d="m76960 12926v-3281h-6565v-1801">
          <text:p/>
        </draw:connector>
        <draw:connector draw:style-name="inheritance_20__28_public_29_" draw:layer="layout" draw:line-skew="-1.275cm" svg:x1="83.747cm" svg:y1="12.589cm" svg:x2="71.462cm" svg:y2="7.845cm" draw:start-shape="id905" draw:start-glue-point="0" draw:end-shape="id899" draw:end-glue-point="2" svg:d="m83747 12589v-3647h-12285v-1097">
          <text:p/>
        </draw:connector>
        <draw:custom-shape draw:style-name="gr1" draw:text-style-name="P1" xml:id="id906" draw:id="id906"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906" draw:start-glue-point="0" draw:end-shape="id899" draw:end-glue-point="4" svg:d="m61327 9271v-713h4416v-714">
          <text:p/>
        </draw:connector>
        <draw:custom-shape draw:style-name="gr1" draw:text-style-name="P1" xml:id="id907" draw:id="id907"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907" draw:start-glue-point="8" draw:end-shape="id906" draw:end-glue-point="4" svg:d="m60187 16233v-3131h18v-3131">
          <text:p/>
        </draw:connector>
        <draw:connector draw:style-name="data_20_member_20__28_pointer_29_" draw:layer="layout" svg:x1="67.571cm" svg:y1="20.48cm" svg:x2="71.33cm" svg:y2="21.674cm" draw:start-shape="id901" draw:start-glue-point="4" draw:end-shape="id895" draw:end-glue-point="3" svg:d="m67571 20480h1879v1194h1880">
          <text:p/>
        </draw:connector>
        <draw:connector draw:style-name="data_20_member_20__28_pointer_29_" draw:layer="layout" svg:x1="61.219cm" svg:y1="17.502cm" svg:x2="63.165cm" svg:y2="18.903cm" draw:start-shape="id907" draw:start-glue-point="6" draw:end-shape="id901" draw:end-glue-point="3" svg:d="m61219 17502h973v1401h973">
          <text:p/>
        </draw:connector>
        <draw:custom-shape draw:style-name="gr2" xml:id="id908" draw:id="id908"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907" draw:start-glue-point="7" draw:end-shape="id908" draw:end-glue-point="2" svg:d="m58410 16233v-637h-2688v-636">
          <text:p/>
        </draw:connector>
        <draw:connector draw:style-name="local_20_usage_20__2f__20_return_20_type" draw:layer="layout" svg:x1="43.125cm" svg:y1="25.496cm" svg:x2="57.29cm" svg:y2="17.062cm" draw:start-shape="id688" draw:start-glue-point="14" draw:end-shape="id907" svg:d="m43125 25496h7082v-8434h7083">
          <text:p>CreateAccessible()</text:p>
        </draw:connector>
        <draw:connector draw:style-name="data_20_member_20__28_multiple_20_pointers_29_" draw:layer="layout" svg:x1="79.31cm" svg:y1="13.276cm" svg:x2="81.454cm" svg:y2="12.939cm" draw:start-shape="id904" draw:start-glue-point="1" draw:end-shape="id905" draw:end-glue-point="3" svg:d="m79310 13276h1072v-337h1072">
          <text:p/>
        </draw:connector>
        <draw:custom-shape draw:style-name="gr1" draw:text-style-name="P1" xml:id="id909" draw:id="id909" draw:layer="layout" svg:width="3.996cm" svg:height="0.767cm" svg:x="90.937cm" svg:y="59.135cm">
          <text:p text:style-name="P1">ScExternalRefManager</text:p>
          <draw:enhanced-geometry svg:viewBox="0 0 21600 21600" draw:type="rectangle" draw:enhanced-path="M 0 0 L 21600 0 21600 21600 0 21600 0 0 Z N"/>
        </draw:custom-shape>
        <draw:connector draw:style-name="data_20_member_20__28_pointer_29_" draw:layer="layout" draw:line-skew="1.905cm" svg:x1="81.729cm" svg:y1="56.497cm" svg:x2="90.937cm" svg:y2="59.518cm" draw:start-shape="id681" draw:start-glue-point="6" draw:end-shape="id909" draw:end-glue-point="3" svg:d="m81729 56497h6509v3021h2699">
          <text:p>GetExternalRefManager()</text:p>
        </draw:connector>
        <draw:custom-shape draw:style-name="gr1" draw:text-style-name="P1" xml:id="id910" draw:id="id910" draw:layer="layout" svg:width="3.996cm" svg:height="0.767cm" svg:x="97.312cm" svg:y="60.568cm">
          <text:p text:style-name="P1">ScExternalRefCache</text:p>
          <draw:enhanced-geometry svg:viewBox="0 0 21600 21600" draw:type="rectangle" draw:enhanced-path="M 0 0 L 21600 0 21600 21600 0 21600 0 0 Z N"/>
        </draw:custom-shape>
        <draw:connector draw:style-name="data_20_member" draw:layer="layout" svg:x1="94.933cm" svg:y1="59.518cm" svg:x2="97.312cm" svg:y2="60.951cm" draw:start-shape="id909" draw:start-glue-point="1" draw:end-shape="id910" draw:end-glue-point="3" svg:d="m94933 59518h1190v1433h1189">
          <text:p>maRefCache</text:p>
        </draw:connector>
        <draw:custom-shape draw:style-name="gr5" xml:id="id911" draw:id="id911" draw:layer="layout" svg:width="4.814cm" svg:height="5.265cm" svg:x="104.097cm" svg:y="58.023cm">
          <draw:glue-point draw:id="4" svg:x="5.002cm" svg:y="-3.848cm"/>
          <draw:glue-point draw:id="5" svg:x="5.002cm" svg:y="-1.778cm"/>
          <draw:glue-point draw:id="6" svg:x="5.002cm" svg:y="1.694cm"/>
          <draw:glue-point draw:id="7" svg:x="5.002cm" svg:y="3.76cm"/>
          <draw:glue-point draw:id="8" svg:x="5.002cm" svg:y="-2.857cm"/>
          <draw:glue-point draw:id="9" svg:x="5.002cm" svg:y="2.798cm"/>
          <text:p>ScExternalRefCache::DocItem</text:p>
          <draw:enhanced-geometry svg:viewBox="0 0 21600 21600" draw:type="rectangle" draw:enhanced-path="M 0 0 L 21600 0 21600 21600 0 21600 0 0 Z N"/>
        </draw:custom-shape>
        <draw:connector draw:style-name="data_20_member_20__28_multiple_29_" draw:layer="layout" svg:x1="101.308cm" svg:y1="60.951cm" svg:x2="104.097cm" svg:y2="60.655cm" draw:start-shape="id910" draw:start-glue-point="1" draw:end-shape="id911" draw:end-glue-point="3" svg:d="m101308 60951h1395v-296h1394">
          <text:p>maDocs</text:p>
        </draw:connector>
        <draw:custom-shape draw:style-name="gr3" xml:id="id912" draw:id="id912" draw:layer="layout" svg:width="4.47cm" svg:height="0.938cm" svg:x="113.28cm" svg:y="57.958cm">
          <draw:glue-point draw:id="4" svg:x="5.002cm" svg:y="-3.848cm"/>
          <draw:glue-point draw:id="5" svg:x="5.002cm" svg:y="-1.778cm"/>
          <draw:glue-point draw:id="6" svg:x="5.002cm" svg:y="1.694cm"/>
          <draw:glue-point draw:id="7" svg:x="5.002cm" svg:y="3.76cm"/>
          <text:p>ScExternalRefCache::Table</text:p>
          <draw:enhanced-geometry svg:viewBox="0 0 21600 21600" draw:type="rectangle" draw:enhanced-path="M 0 0 L 21600 0 21600 21600 0 21600 0 0 Z N"/>
        </draw:custom-shape>
        <draw:connector draw:style-name="data_20_member_20__28_multiple_20_pointers_29_" draw:layer="layout" svg:x1="108.911cm" svg:y1="58.63cm" svg:x2="113.28cm" svg:y2="58.427cm" draw:start-shape="id911" draw:start-glue-point="4" draw:end-shape="id912" draw:end-glue-point="3" svg:d="m108911 58630h2185v-203h2184">
          <text:p>maTables</text:p>
        </draw:connector>
        <draw:custom-shape draw:style-name="gr5" xml:id="id913" draw:id="id913" draw:layer="layout" svg:width="5.185cm" svg:height="0.739cm" svg:x="114.098cm" svg:y="59.189cm">
          <draw:glue-point draw:id="4" svg:x="5.002cm" svg:y="-3.848cm"/>
          <draw:glue-point draw:id="5" svg:x="5.002cm" svg:y="-1.778cm"/>
          <draw:glue-point draw:id="6" svg:x="5.002cm" svg:y="1.694cm"/>
          <draw:glue-point draw:id="7" svg:x="5.002cm" svg:y="3.76cm"/>
          <text:p>ScExternalRefCache::TableName</text:p>
          <draw:enhanced-geometry svg:viewBox="0 0 21600 21600" draw:type="rectangle" draw:enhanced-path="M 0 0 L 21600 0 21600 21600 0 21600 0 0 Z N"/>
        </draw:custom-shape>
        <draw:connector draw:style-name="data_20_member_20__28_multiple_29_" draw:layer="layout" svg:x1="108.911cm" svg:y1="59.151cm" svg:x2="114.098cm" svg:y2="59.558cm" draw:start-shape="id911" draw:start-glue-point="8" draw:end-shape="id913" draw:end-glue-point="3" svg:d="m108911 59151h2593v407h2594">
          <text:p>maTableNames</text:p>
        </draw:connector>
        <draw:custom-shape draw:style-name="typedef" xml:id="id914" draw:id="id914" draw:layer="layout" svg:width="6.508cm" svg:height="0.556cm" svg:x="113.33cm" svg:y="60.191cm">
          <text:p>ScExternalRefCache::TableNameIndexMap</text:p>
          <draw:enhanced-geometry svg:viewBox="0 0 21600 21600" draw:type="rectangle" draw:enhanced-path="M 0 0 L 21600 0 21600 21600 0 21600 0 0 Z N"/>
        </draw:custom-shape>
        <draw:connector draw:style-name="data_20_member" draw:layer="layout" svg:x1="108.911cm" svg:y1="59.719cm" svg:x2="113.33cm" svg:y2="60.469cm" draw:start-shape="id911" draw:start-glue-point="5" draw:end-shape="id914" draw:end-glue-point="3" svg:d="m108911 59719h2210v750h2209">
          <text:p/>
        </draw:connector>
        <draw:custom-shape draw:style-name="typedef" xml:id="id915" draw:id="id915" draw:layer="layout" svg:width="6.004cm" svg:height="0.556cm" svg:x="113.094cm" svg:y="61.067cm">
          <text:p>ScExternalRefCache::RangeNameMap</text:p>
          <draw:enhanced-geometry svg:viewBox="0 0 21600 21600" draw:type="rectangle" draw:enhanced-path="M 0 0 L 21600 0 21600 21600 0 21600 0 0 Z N"/>
        </draw:custom-shape>
        <draw:connector draw:style-name="data_20_member" draw:layer="layout" svg:x1="108.911cm" svg:y1="60.655cm" svg:x2="113.094cm" svg:y2="61.345cm" draw:start-shape="id911" draw:start-glue-point="1" draw:end-shape="id915" draw:end-glue-point="3" svg:d="m108911 60655h2092v690h2091">
          <text:p/>
        </draw:connector>
        <draw:custom-shape draw:style-name="typedef" xml:id="id916" draw:id="id916" draw:layer="layout" svg:width="6.004cm" svg:height="0.556cm" svg:x="113.04cm" svg:y="62.098cm">
          <text:p>ScExternalRefCache::RangeArrayMap</text:p>
          <draw:enhanced-geometry svg:viewBox="0 0 21600 21600" draw:type="rectangle" draw:enhanced-path="M 0 0 L 21600 0 21600 21600 0 21600 0 0 Z N"/>
        </draw:custom-shape>
        <draw:connector draw:style-name="data_20_member" draw:layer="layout" svg:x1="108.911cm" svg:y1="61.546cm" svg:x2="113.04cm" svg:y2="62.376cm" draw:start-shape="id911" draw:start-glue-point="6" draw:end-shape="id916" draw:end-glue-point="3" svg:d="m108911 61546h2065v830h2064">
          <text:p/>
        </draw:connector>
        <draw:custom-shape draw:style-name="typedef" xml:id="id917" draw:id="id917" draw:layer="layout" svg:width="5.449cm" svg:height="0.556cm" svg:x="112.035cm" svg:y="62.971cm">
          <text:p>ScExternalRefCache::NamePairMap</text:p>
          <draw:enhanced-geometry svg:viewBox="0 0 21600 21600" draw:type="rectangle" draw:enhanced-path="M 0 0 L 21600 0 21600 21600 0 21600 0 0 Z N"/>
        </draw:custom-shape>
        <draw:connector draw:style-name="data_20_member" draw:layer="layout" svg:x1="108.911cm" svg:y1="62.128cm" svg:x2="112.035cm" svg:y2="63.249cm" draw:start-shape="id911" draw:start-glue-point="9" draw:end-shape="id917" draw:end-glue-point="3" svg:d="m108911 62128h1562v1121h1562">
          <text:p/>
        </draw:connector>
        <draw:custom-shape draw:style-name="gr1" draw:text-style-name="P1" xml:id="id918" draw:id="id918" draw:layer="layout" svg:width="2.977cm" svg:height="0.763cm" svg:x="113.262cm" svg:y="86.396cm">
          <text:p text:style-name="P1">ScFormulaResult</text:p>
          <draw:enhanced-geometry svg:viewBox="0 0 21600 21600" draw:type="rectangle" draw:enhanced-path="M 0 0 L 21600 0 21600 21600 0 21600 0 0 Z N"/>
        </draw:custom-shape>
        <draw:connector draw:style-name="data_20_member" draw:layer="layout" svg:x1="110.185cm" svg:y1="86.994cm" svg:x2="113.262cm" svg:y2="86.777cm" draw:start-shape="id666" draw:start-glue-point="1" draw:end-shape="id918" draw:end-glue-point="3" svg:d="m110185 86994h1538v-217h1539">
          <text:p/>
        </draw:connector>
        <draw:custom-shape draw:style-name="gr1" draw:text-style-name="P1" xml:id="id919" draw:id="id919" draw:layer="layout" svg:width="2.249cm" svg:height="0.688cm" svg:x="126.288cm" svg:y="55.572cm">
          <draw:glue-point draw:id="4" svg:x="-2.174cm" svg:y="-5.014cm"/>
          <draw:glue-point draw:id="5" svg:x="2.298cm" svg:y="-5.014cm"/>
          <text:p text:style-name="P1">ScDdeLink</text:p>
          <draw:enhanced-geometry svg:viewBox="0 0 21600 21600" draw:type="rectangle" draw:enhanced-path="M 0 0 L 21600 0 21600 21600 0 21600 0 0 Z N"/>
        </draw:custom-shape>
        <draw:custom-shape draw:style-name="class_20__28_external_20_module_29_" xml:id="id920" draw:id="id920" draw:layer="layout" svg:width="2.116cm" svg:height="0.662cm" svg:x="123.775cm" svg:y="52.345cm">
          <text:p>SvBaseLink</text:p>
          <draw:enhanced-geometry svg:viewBox="0 0 21600 21600" draw:type="rectangle" draw:enhanced-path="M 0 0 L 21600 0 21600 21600 0 21600 0 0 Z N"/>
        </draw:custom-shape>
        <draw:custom-shape draw:style-name="class_20__28_external_20_module_29_" xml:id="id921" draw:id="id921" draw:layer="layout" svg:width="2.804cm" svg:height="0.662cm" svg:x="128.511cm" svg:y="53.034cm">
          <text:p>SvtBroadcaster</text:p>
          <draw:enhanced-geometry svg:viewBox="0 0 21600 21600" draw:type="rectangle" draw:enhanced-path="M 0 0 L 21600 0 21600 21600 0 21600 0 0 Z N"/>
        </draw:custom-shape>
        <draw:connector draw:style-name="inheritance_20__28_public_29_" draw:layer="layout" svg:x1="126.924cm" svg:y1="55.572cm" svg:x2="124.833cm" svg:y2="53.007cm" draw:start-shape="id919" draw:start-glue-point="4" draw:end-shape="id920" draw:end-glue-point="2" svg:d="m126924 55572v-1282h-2091v-1283">
          <text:p/>
        </draw:connector>
        <draw:connector draw:style-name="inheritance_20__28_public_29_" draw:layer="layout" svg:x1="127.928cm" svg:y1="55.572cm" svg:x2="129.913cm" svg:y2="53.696cm" draw:start-shape="id919" draw:start-glue-point="5" draw:end-shape="id921" draw:end-glue-point="2" svg:d="m127928 55572v-938h1985v-938">
          <text:p/>
        </draw:connector>
        <draw:connector draw:style-name="data_20_member_20__28_multiple_20_pointers_29_" draw:layer="layout" svg:x1="122.396cm" svg:y1="52.615cm" svg:x2="123.775cm" svg:y2="52.676cm" draw:start-shape="id710" draw:start-glue-point="1" draw:end-shape="id920" draw:end-glue-point="3" svg:d="m122396 52615h690v61h689">
          <text:p/>
        </draw:connector>
        <draw:custom-shape draw:style-name="class_20__28_external_20_module_29_" xml:id="id922" draw:id="id922" draw:layer="layout" svg:width="2.884cm" svg:height="0.714cm" svg:x="119.115cm" svg:y="54.24cm">
          <text:p>SvxLinkManager</text:p>
          <draw:enhanced-geometry svg:viewBox="0 0 21600 21600" draw:type="rectangle" draw:enhanced-path="M 0 0 L 21600 0 21600 21600 0 21600 0 0 Z N"/>
        </draw:custom-shape>
        <draw:connector draw:style-name="inheritance_20__28_public_29_" draw:layer="layout" svg:x1="120.557cm" svg:y1="54.24cm" svg:x2="121.009cm" svg:y2="53.055cm" draw:start-shape="id922" draw:start-glue-point="0" draw:end-shape="id710" draw:end-glue-point="2" svg:d="m120557 54240v-592h452v-593">
          <text:p/>
        </draw:connector>
        <draw:custom-shape draw:style-name="gr1" draw:text-style-name="P1" xml:id="id923" draw:id="id923" draw:layer="layout" svg:width="3.387cm" svg:height="0.688cm" svg:x="29.104cm" svg:y="9.102cm">
          <text:p text:style-name="P1">ScPrintRangeData</text:p>
          <draw:enhanced-geometry svg:viewBox="0 0 21600 21600" draw:type="rectangle" draw:enhanced-path="M 0 0 L 21600 0 21600 21600 0 21600 0 0 Z N"/>
        </draw:custom-shape>
        <draw:connector draw:style-name="data_20_member_20__28_multiple_20_pointers_29_" draw:layer="layout" svg:x1="26.946cm" svg:y1="9.662cm" svg:x2="29.104cm" svg:y2="9.446cm" draw:start-shape="id855" draw:start-glue-point="1" draw:end-shape="id923" draw:end-glue-point="3" svg:d="m26946 9662h1078v-216h1080">
          <text:p/>
        </draw:connector>
        <draw:custom-shape draw:style-name="gr1" draw:text-style-name="P1" xml:id="id924" draw:id="id924" draw:layer="layout" svg:width="2.06cm" svg:height="0.636cm" svg:x="79.91cm" svg:y="79.349cm">
          <draw:glue-point draw:id="4" svg:x="-2.412cm" svg:y="-5.015cm"/>
          <draw:glue-point draw:id="5" svg:x="2.281cm" svg:y="-5.015cm"/>
          <text:p text:style-name="P1">ScInputCfg</text:p>
          <draw:enhanced-geometry svg:viewBox="0 0 21600 21600" draw:type="rectangle" draw:enhanced-path="M 0 0 L 21600 0 21600 21600 0 21600 0 0 Z N"/>
        </draw:custom-shape>
        <draw:custom-shape draw:style-name="gr1" draw:text-style-name="P1" xml:id="id925" draw:id="id925" draw:layer="layout" svg:width="2.67cm" svg:height="0.636cm" svg:x="78.205cm" svg:y="77.824cm">
          <text:p text:style-name="P1">ScInputOptions</text:p>
          <draw:enhanced-geometry svg:viewBox="0 0 21600 21600" draw:type="rectangle" draw:enhanced-path="M 0 0 L 21600 0 21600 21600 0 21600 0 0 Z N"/>
        </draw:custom-shape>
        <draw:connector draw:style-name="inheritance_20__28_public_29_" draw:layer="layout" svg:x1="80.444cm" svg:y1="79.349cm" svg:x2="79.54cm" svg:y2="78.46cm" draw:start-shape="id924" draw:start-glue-point="4" draw:end-shape="id925" draw:end-glue-point="2" svg:d="m80444 79349v-444h-904v-445">
          <text:p/>
        </draw:connector>
        <draw:connector draw:style-name="inheritance_20__28_public_29_" draw:layer="layout" svg:x1="81.409cm" svg:y1="79.349cm" svg:x2="79.886cm" svg:y2="74.429cm" draw:start-shape="id924" draw:start-glue-point="5" draw:end-shape="id880" draw:end-glue-point="5" svg:d="m81409 79349v-2460h-1523v-2460">
          <text:p/>
        </draw:connector>
        <draw:custom-shape draw:style-name="gr3" xml:id="id926" draw:id="id926" draw:layer="layout" svg:width="3.201cm" svg:height="0.846cm" svg:x="43.101cm" svg:y="18.256cm">
          <text:p>ScTransferObj</text:p>
          <draw:enhanced-geometry svg:viewBox="0 0 21600 21600" draw:type="rectangle" draw:enhanced-path="M 0 0 L 21600 0 21600 21600 0 21600 0 0 Z N"/>
        </draw:custom-shape>
        <draw:custom-shape draw:style-name="class_20__28_external_20_module_29_" xml:id="id927" draw:id="id927" draw:layer="layout" svg:width="3.413cm" svg:height="0.635cm" svg:x="43.524cm" svg:y="16.086cm">
          <text:p>TransferableHelper</text:p>
          <draw:enhanced-geometry svg:viewBox="0 0 21600 21600" draw:type="rectangle" draw:enhanced-path="M 0 0 L 21600 0 21600 21600 0 21600 0 0 Z N"/>
        </draw:custom-shape>
        <draw:connector draw:style-name="inheritance_20__28_public_29_" draw:layer="layout" svg:x1="44.701cm" svg:y1="18.256cm" svg:x2="45.23cm" svg:y2="16.721cm" draw:start-shape="id926" draw:start-glue-point="0" draw:end-shape="id927" draw:end-glue-point="2" svg:d="m44701 18256v-768h529v-767">
          <text:p/>
        </draw:connector>
        <draw:custom-shape draw:style-name="gr1" draw:text-style-name="P1" xml:id="id928" draw:id="id928" draw:layer="layout" svg:width="2.725cm" svg:height="0.661cm" svg:x="95.965cm" svg:y="56.833cm">
          <text:p text:style-name="P1">ScDrawObjData</text:p>
          <draw:enhanced-geometry svg:viewBox="0 0 21600 21600" draw:type="rectangle" draw:enhanced-path="M 0 0 L 21600 0 21600 21600 0 21600 0 0 Z N"/>
        </draw:custom-shape>
        <draw:custom-shape draw:style-name="class_20__28_external_20_module_29_" xml:id="id929" draw:id="id929" draw:layer="layout" svg:width="2.725cm" svg:height="0.767cm" svg:x="96.574cm" svg:y="54.875cm">
          <text:p>SdrObjUserData</text:p>
          <draw:enhanced-geometry svg:viewBox="0 0 21600 21600" draw:type="rectangle" draw:enhanced-path="M 0 0 L 21600 0 21600 21600 0 21600 0 0 Z N"/>
        </draw:custom-shape>
        <draw:connector draw:style-name="inheritance_20__28_public_29_" draw:layer="layout" svg:x1="97.327cm" svg:y1="56.833cm" svg:x2="97.936cm" svg:y2="55.642cm" draw:start-shape="id928" draw:start-glue-point="0" draw:end-shape="id929" draw:end-glue-point="2" svg:d="m97327 56833v-596h609v-595">
          <text:p/>
        </draw:connector>
        <draw:custom-shape draw:style-name="gr1" draw:text-style-name="P1" xml:id="id930" draw:id="id930" draw:layer="layout" svg:width="2.566cm" svg:height="0.741cm" svg:x="100.516cm" svg:y="56.753cm">
          <text:p text:style-name="P1">ScDrawPage</text:p>
          <draw:enhanced-geometry svg:viewBox="0 0 21600 21600" draw:type="rectangle" draw:enhanced-path="M 0 0 L 21600 0 21600 21600 0 21600 0 0 Z N"/>
        </draw:custom-shape>
        <draw:custom-shape draw:style-name="class_20__28_external_20_module_29_" xml:id="id931" draw:id="id931" draw:layer="layout" svg:width="2.699cm" svg:height="0.741cm" svg:x="100.277cm" svg:y="55.06cm">
          <text:p>FmFormPage</text:p>
          <draw:enhanced-geometry svg:viewBox="0 0 21600 21600" draw:type="rectangle" draw:enhanced-path="M 0 0 L 21600 0 21600 21600 0 21600 0 0 Z N"/>
        </draw:custom-shape>
        <draw:connector draw:style-name="inheritance_20__28_public_29_" draw:layer="layout" svg:x1="101.799cm" svg:y1="56.753cm" svg:x2="101.626cm" svg:y2="55.801cm" draw:start-shape="id930" draw:start-glue-point="0" draw:end-shape="id931" draw:end-glue-point="2" svg:d="m101799 56753v-477h-173v-475">
          <text:p/>
        </draw:connector>
        <draw:custom-shape draw:style-name="gr5" xml:id="id932" draw:id="id932" draw:layer="layout" svg:width="2.328cm" svg:height="0.775cm" svg:x="115.014cm" svg:y="79.659cm">
          <draw:glue-point draw:id="4" svg:x="5.004cm" svg:y="-2.661cm"/>
          <draw:glue-point draw:id="5" svg:x="5.004cm" svg:y="2.913cm"/>
          <text:p>ScNoteData</text:p>
          <draw:enhanced-geometry svg:viewBox="0 0 21600 21600" draw:type="rectangle" draw:enhanced-path="M 0 0 L 21600 0 21600 21600 0 21600 0 0 Z N"/>
        </draw:custom-shape>
        <draw:connector draw:style-name="data_20_member" draw:layer="layout" svg:x1="113.161cm" svg:y1="80.718cm" svg:x2="115.014cm" svg:y2="80.046cm" draw:start-shape="id685" draw:start-glue-point="1" draw:end-shape="id932" draw:end-glue-point="3" svg:d="m113161 80718h927v-672h926">
          <text:p/>
        </draw:connector>
        <draw:custom-shape draw:style-name="class_20__28_external_20_module_29_" xml:id="id933" draw:id="id933" draw:layer="layout" svg:width="2.434cm" svg:height="0.635cm" svg:x="119.112cm" svg:y="80.43cm">
          <text:p>SdrCaptionObj</text:p>
          <draw:enhanced-geometry svg:viewBox="0 0 21600 21600" draw:type="rectangle" draw:enhanced-path="M 0 0 L 21600 0 21600 21600 0 21600 0 0 Z N"/>
        </draw:custom-shape>
        <draw:connector draw:style-name="data_20_member_20__28_pointer_29_" draw:layer="layout" svg:x1="117.342cm" svg:y1="80.271cm" svg:x2="119.112cm" svg:y2="80.747cm" draw:start-shape="id932" draw:start-glue-point="5" draw:end-shape="id933" draw:end-glue-point="3" svg:d="m117342 80271h885v476h885">
          <text:p/>
        </draw:connector>
        <draw:custom-shape draw:style-name="gr5" xml:id="id934" draw:id="id934" draw:layer="layout" svg:width="3.101cm" svg:height="0.588cm" svg:x="118.513cm" svg:y="78.891cm">
          <text:p>ScCaptionInitData</text:p>
          <draw:enhanced-geometry svg:viewBox="0 0 21600 21600" draw:type="rectangle" draw:enhanced-path="M 0 0 L 21600 0 21600 21600 0 21600 0 0 Z N"/>
        </draw:custom-shape>
        <draw:connector draw:style-name="data_20_member_20__28_pointer_29_" draw:layer="layout" svg:x1="117.342cm" svg:y1="79.84cm" svg:x2="118.513cm" svg:y2="79.185cm" draw:start-shape="id932" draw:start-glue-point="4" draw:end-shape="id934" draw:end-glue-point="3" svg:d="m117342 79840h585v-655h586">
          <text:p/>
        </draw:connector>
        <draw:frame draw:style-name="annotation" draw:layer="layout" svg:width="13.044cm" svg:height="3.617cm" svg:x="109.59cm" svg:y="74.639cm">
          <draw:text-box>
            <text:p><text:span text:style-name="T1">ScTable</text:span> keeps track of cells with uninitialized notes i.e. notes whose drawing objects have not yet been created. <text:s/><text:span text:style-name="T1">ScCaptionInitData</text:span> struct holds all necessary data while the note object is uninitialized.</text:p>
            <text:p/>
            <text:p><text:span text:style-name="T1">ScPostIt::CreateCaptionFromInitData()</text:span> method is where the drawing objects representing the notes get created from the initialized data, after which the uninitialized data get destroyed.</text:p>
          </draw:text-box>
        </draw:frame>
      </draw:page>
      <draw:page draw:name="sc (chart2)" draw:style-name="dp1" draw:master-page-name="Default">
        <office:forms form:automatic-focus="false" form:apply-design-mode="false"/>
        <draw:custom-shape draw:style-name="gr1" draw:text-style-name="P1" xml:id="id935" draw:id="id935"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xml:id="id936" draw:id="id936"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935" draw:start-glue-point="4" draw:end-shape="id936" draw:end-glue-point="2" svg:d="m26015 47026v-1012h-151v-1011">
          <text:p/>
        </draw:connector>
        <draw:custom-shape draw:style-name="gr1" draw:text-style-name="P1" xml:id="id937" draw:id="id937"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xml:id="id938" draw:id="id938"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937" draw:start-glue-point="4" draw:end-shape="id938" draw:end-glue-point="2" svg:d="m21693 57794v-1917h-2465v-1917">
          <text:p/>
        </draw:connector>
        <draw:custom-shape draw:style-name="uno_20_service" xml:id="id939" draw:id="id939"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937" draw:start-glue-point="5" draw:end-shape="id939" svg:d="m23375 57794v-1179h714v-1179">
          <text:p/>
        </draw:connector>
        <draw:custom-shape draw:style-name="uno_20_service" xml:id="id940" draw:id="id940"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935" draw:start-glue-point="5" draw:end-shape="id940" draw:end-glue-point="2" svg:d="m27802 47026v-505h1894v-506">
          <text:p/>
        </draw:connector>
        <draw:custom-shape draw:style-name="gr1" draw:text-style-name="P1" xml:id="id941" draw:id="id941"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xml:id="id942" draw:id="id942"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941" draw:start-glue-point="5" draw:end-shape="id942" draw:end-glue-point="2" svg:d="m31704 57328v-907h3007v-908">
          <text:p/>
        </draw:connector>
        <draw:custom-shape draw:style-name="gr1" draw:text-style-name="P1" xml:id="id943" draw:id="id943"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xml:id="id944" draw:id="id944"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943" draw:start-glue-point="5" draw:end-shape="id944" draw:end-glue-point="2" svg:d="m48553 57093v-1336h1025v-1335">
          <text:p/>
        </draw:connector>
        <draw:custom-shape draw:style-name="gr1" draw:text-style-name="P1" xml:id="id945" draw:id="id945"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xml:id="id946" draw:id="id946"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945" draw:start-glue-point="5" draw:end-shape="id946" draw:end-glue-point="2" svg:d="m47737 62705v-816h492v-816">
          <text:p/>
        </draw:connector>
        <draw:custom-shape draw:style-name="gr2" draw:text-style-name="P2" xml:id="id947" draw:id="id947"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943" draw:start-glue-point="4" draw:end-shape="id947" svg:d="m46201 57093v-1963h-3105v-1962">
          <text:p/>
        </draw:connector>
        <draw:custom-shape draw:style-name="gr2" xml:id="id948" draw:id="id948"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941" draw:start-glue-point="1" draw:end-shape="id948" draw:end-glue-point="3" svg:d="m32690 57678h890v-393h890">
          <text:p/>
        </draw:connector>
        <draw:connector draw:style-name="uno_20_implementation" draw:layer="layout" svg:x1="42.038cm" svg:y1="57.285cm" svg:x2="44.769cm" svg:y2="57.776cm" draw:start-shape="id948" draw:start-glue-point="1" draw:end-shape="id943" draw:end-glue-point="3" svg:d="m42038 57285h1366v491h1365">
          <text:p/>
        </draw:connector>
        <draw:custom-shape draw:style-name="gr2" xml:id="id949" draw:id="id949"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xml:id="id950" draw:id="id950"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943" draw:start-glue-point="6" draw:end-shape="id949" draw:end-glue-point="3" svg:d="m49849 57429h1222v-493h1222">
          <text:p text:style-name="P2">m_aData</text:p>
        </draw:connector>
        <draw:connector draw:style-name="data_20_member_20__28_pointer_29_" draw:text-style-name="P2" draw:layer="layout" svg:x1="49.849cm" svg:y1="58.123cm" svg:x2="52.34cm" svg:y2="58.04cm" draw:start-shape="id943" draw:start-glue-point="7" draw:end-shape="id950" draw:end-glue-point="3" svg:d="m49849 58123h1246v-83h1245">
          <text:p text:style-name="P2">m_aLabel</text:p>
        </draw:connector>
        <draw:connector draw:style-name="local_20_usage_20__2f__20_return_20_type" draw:text-style-name="P2" draw:layer="layout" svg:x1="24.336cm" svg:y1="58.101cm" svg:x2="28.828cm" svg:y2="57.678cm" draw:start-shape="id937" draw:start-glue-point="6" draw:end-shape="id941" draw:end-glue-point="3" svg:d="m24336 58101h2246v-423h2246">
          <text:p text:style-name="P2">createDataSource()</text:p>
        </draw:connector>
        <draw:frame draw:style-name="gr30"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xml:id="id951" draw:id="id951"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941" draw:start-glue-point="4" draw:end-shape="id951"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xml:id="id953" draw:id="id953"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 draw:text-style-name="P6" xml:id="id952" draw:id="id952" draw:layer="layout" svg:width="2.87cm" svg:height="0.551cm" svg:x="47.876cm" svg:y="26.943cm">
          <text:p text:style-name="P2"><text:span text:style-name="T3">ScSimpleRefDlg</text:span></text:p>
        </draw:rect>
        <draw:rect draw:style-name="class" draw:text-style-name="P6" xml:id="id954" draw:id="id954"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952" draw:start-glue-point="0" draw:end-shape="id953" draw:end-glue-point="13" svg:d="m49311 26943v-4534h-390v-4535">
          <text:p/>
        </draw:connector>
        <draw:connector draw:style-name="inheritance_20__28_public_29_" draw:layer="layout" svg:x1="47.681cm" svg:y1="22.593cm" svg:x2="48.155cm" svg:y2="17.874cm" draw:start-shape="id954" draw:start-glue-point="0" draw:end-shape="id953" draw:end-glue-point="7" svg:d="m47681 22593v-2359h474v-2360">
          <text:p/>
        </draw:connector>
        <draw:connector draw:style-name="inheritance_20__28_public_29_" draw:layer="layout" svg:x1="53.105cm" svg:y1="17.168cm" svg:x2="53.168cm" svg:y2="16.379cm" draw:start-shape="id953" draw:start-glue-point="0" draw:end-shape="id955" draw:end-glue-point="2" svg:d="m53105 17168v-395h63v-394">
          <text:p/>
        </draw:connector>
        <draw:custom-shape draw:style-name="gr3" xml:id="id956" draw:id="id956"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956" draw:end-shape="id953" draw:end-glue-point="2" svg:d="m55284 33285v-10299h-2179v-5111">
          <text:p/>
        </draw:connector>
        <draw:rect draw:style-name="class" draw:text-style-name="P6" xml:id="id957" draw:id="id957"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957" draw:start-glue-point="0" draw:end-shape="id953"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xml:id="id958" draw:id="id958"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958" draw:end-shape="id953"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xml:id="id959" draw:id="id959"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959" draw:start-glue-point="0" draw:end-shape="id953" draw:end-glue-point="11" svg:d="m45750 18967v-546h1700v-547">
          <text:p/>
        </draw:connector>
        <draw:custom-shape draw:style-name="gr3" xml:id="id960" draw:id="id960" draw:layer="layout" svg:width="2.453cm" svg:height="2.836cm" svg:x="59.998cm" svg:y="19.45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draw:line-skew="1.336cm" svg:x1="61.224cm" svg:y1="19.45cm" svg:x2="56.25cm" svg:y2="9.894cm" draw:start-shape="id960" draw:start-glue-point="0" draw:end-shape="id961" draw:end-glue-point="5" svg:d="m61224 19450v-3442h-4974v-6114">
          <text:p/>
        </draw:connector>
        <draw:custom-shape draw:style-name="gr3" xml:id="id962" draw:id="id962" draw:layer="layout" svg:width="2.255cm" svg:height="0.701cm" svg:x="65.335cm" svg:y="18.363cm">
          <text:p text:style-name="P2">ScFuncPage</text:p>
          <draw:enhanced-geometry svg:viewBox="0 0 21600 21600" draw:type="rectangle" draw:enhanced-path="M 0 0 L 21600 0 21600 21600 0 21600 0 0 Z N"/>
        </draw:custom-shape>
        <draw:custom-shape draw:style-name="class_20__28_external_20_module_29_" xml:id="id963" draw:id="id963" draw:layer="layout" svg:width="1.762cm" svg:height="0.673cm" svg:x="67.92cm" svg:y="16.173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6.462cm" svg:y1="18.363cm" svg:x2="68.413cm" svg:y2="16.844cm" draw:start-shape="id962" draw:start-glue-point="0" draw:end-shape="id963" draw:end-glue-point="4" svg:d="m66462 18363v-759h1951v-760">
          <text:p/>
        </draw:connector>
        <draw:connector draw:style-name="data_20_member_20__28_pointer_29_" draw:layer="layout" svg:x1="62.449cm" svg:y1="20.473cm" svg:x2="65.335cm" svg:y2="18.713cm" draw:start-shape="id960" draw:start-glue-point="6" draw:end-shape="id962" draw:end-glue-point="3" svg:d="m62449 20473h1443v-1760h1443">
          <text:p/>
        </draw:connector>
        <draw:frame draw:style-name="annotation" draw:layer="layout" svg:width="3.447cm" svg:height="0.514cm" svg:x="60.752cm" svg:y="23.294cm">
          <draw:text-box>
            <text:p text:style-name="P2">Function wizard dialog</text:p>
          </draw:text-box>
        </draw:frame>
        <draw:custom-shape draw:style-name="gr1" draw:text-style-name="P1" xml:id="id964" draw:id="id964"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2.449cm" svg:y1="21.949cm" svg:x2="64.33cm" svg:y2="23.185cm" draw:start-shape="id960" draw:start-glue-point="9" draw:end-shape="id964" svg:d="m62449 21949h941v1236h940">
          <text:p/>
        </draw:connector>
        <draw:custom-shape draw:style-name="gr1" draw:text-style-name="P1" xml:id="id965" draw:id="id965"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2.451cm" svg:y1="20.868cm" svg:x2="66.79cm" svg:y2="19.791cm" draw:start-shape="id960" draw:start-glue-point="1" draw:end-shape="id965" draw:end-glue-point="3" svg:d="m62451 20868h2169v-1077h2170">
          <text:p/>
        </draw:connector>
        <draw:connector draw:style-name="inheritance_20__28_public_29_" draw:layer="layout" svg:x1="67.943cm" svg:y1="19.454cm" svg:x2="69.214cm" svg:y2="16.844cm" draw:start-shape="id965" draw:start-glue-point="0" draw:end-shape="id963" draw:end-glue-point="5" svg:d="m67943 19454v-1304h1271v-1306">
          <text:p/>
        </draw:connector>
        <draw:custom-shape draw:style-name="gr1" draw:text-style-name="P1" xml:id="id966" draw:id="id966"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965" draw:start-glue-point="1" draw:end-shape="id966" draw:end-glue-point="3" svg:d="m69097 19791h609v-39h609">
          <text:p/>
        </draw:connector>
        <draw:custom-shape draw:style-name="class_20__28_external_20_module_29_" xml:id="id967" draw:id="id967"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966" draw:start-glue-point="0" draw:end-shape="id967" draw:end-glue-point="2" svg:d="m71637 19428v-441h39v-440">
          <text:p/>
        </draw:connector>
        <draw:custom-shape draw:style-name="gr1" draw:text-style-name="P3" xml:id="id968" draw:id="id968"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2.449cm" svg:y1="21.249cm" svg:x2="67.776cm" svg:y2="20.839cm" draw:start-shape="id960" draw:start-glue-point="7" draw:end-shape="id968" svg:d="m62449 21249h2664v-410h2663">
          <text:p/>
        </draw:connector>
        <draw:custom-shape draw:style-name="gr1" draw:text-style-name="P1" xml:id="id969" draw:id="id969"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2.449cm" svg:y1="21.612cm" svg:x2="67.493cm" svg:y2="22.615cm" draw:start-shape="id960" draw:start-glue-point="8" draw:end-shape="id969" draw:end-glue-point="3" svg:d="m62449 21612h2522v1003h2522">
          <text:p/>
        </draw:connector>
        <draw:custom-shape draw:style-name="gr1" draw:text-style-name="P1" xml:id="id970" draw:id="id970"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xml:id="id971" draw:id="id971"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970" draw:start-glue-point="0" draw:end-shape="id971" draw:end-glue-point="2" svg:d="m71925 21941v-272h12v-272">
          <text:p/>
        </draw:connector>
        <draw:connector draw:style-name="data_20_member_20__28_multiple_29_" draw:layer="layout" svg:x1="69.72cm" svg:y1="22.253cm" svg:x2="71.147cm" svg:y2="22.252cm" draw:start-shape="id969" draw:start-glue-point="4" draw:end-shape="id970" draw:end-glue-point="3" svg:d="m69720 22253h714v-1h713">
          <text:p/>
        </draw:connector>
        <draw:custom-shape draw:style-name="gr1" draw:text-style-name="P1" xml:id="id972" draw:id="id972"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969" draw:start-glue-point="5" draw:end-shape="id972" draw:end-glue-point="3" svg:d="m69720 23003h726v208h726">
          <text:p/>
        </draw:connector>
        <draw:custom-shape draw:style-name="gr3" xml:id="id973" draw:id="id973"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957" draw:start-glue-point="1" draw:end-shape="id973" draw:end-glue-point="4" svg:d="m65423 28151h1371v377h1370">
          <text:p/>
        </draw:connector>
        <draw:custom-shape draw:style-name="gr1" draw:text-style-name="P1" xml:id="id974" draw:id="id974"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974" draw:start-glue-point="0" draw:end-shape="id953"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xml:id="id975" draw:id="id975"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975" draw:start-glue-point="0" draw:end-shape="id953"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958" draw:start-glue-point="1" draw:end-shape="id973" draw:end-glue-point="5" svg:d="m63455 30315h3736v-1075h973">
          <text:p/>
        </draw:connector>
        <draw:custom-shape draw:style-name="gr1" draw:text-style-name="P1" xml:id="id976" draw:id="id976"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76" draw:start-glue-point="0" draw:end-shape="id953" draw:end-glue-point="12" svg:d="m52677 23764v-2945h-460v-2945">
          <text:p/>
        </draw:connector>
        <draw:custom-shape draw:style-name="gr1" draw:text-style-name="P1" xml:id="id977" draw:id="id977"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77" draw:start-glue-point="0" draw:end-shape="id953" draw:end-glue-point="14" svg:d="m51129 19823v-974h-647v-975">
          <text:p/>
        </draw:connector>
        <draw:rect draw:style-name="class_20__28_external_20_module_29_" xml:id="id979" draw:id="id979" draw:layer="layout" svg:width="3.788cm" svg:height="0.639cm" svg:x="87.72cm" svg:y="24.537cm">
          <draw:glue-point draw:id="4" svg:x="3.73cm" svg:y="5.007cm"/>
          <text:p text:style-name="P2"><text:span text:style-name="T3">SfxTabDialog</text:span></text:p>
        </draw:rect>
        <draw:rect draw:style-name="class" draw:text-style-name="P6" xml:id="id978" draw:id="id978"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78" draw:start-glue-point="0" draw:end-shape="id979" draw:end-glue-point="2" svg:d="m89384 27547v-1185h230v-1186">
          <text:p/>
        </draw:connector>
        <draw:custom-shape draw:style-name="gr1" draw:text-style-name="P1" xml:id="id992" draw:id="id992"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xml:id="id980" draw:id="id980"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80" draw:start-glue-point="0" draw:end-shape="id979" draw:end-glue-point="4" svg:d="m91218 29322v-2073h-192v-2074">
          <text:p/>
        </draw:connector>
        <draw:custom-shape draw:style-name="class_20__28_external_20_module_29_" xml:id="id983" draw:id="id983"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xml:id="id984" draw:id="id984"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xml:id="id985" draw:id="id985"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xml:id="id986" draw:id="id986"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xml:id="id987" draw:id="id987"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xml:id="id988" draw:id="id988"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xml:id="id989" draw:id="id989"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xml:id="id981" draw:id="id981"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xml:id="id982" draw:id="id982"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81" draw:start-glue-point="0" draw:end-shape="id982" draw:end-glue-point="2" svg:d="m97012 35623v-674h3991v-674">
          <text:p/>
        </draw:connector>
        <draw:connector draw:style-name="data_20_member_20__28_pointer_29_" draw:layer="layout" draw:line-skew="-1.016cm" svg:x1="92.253cm" svg:y1="29.637cm" svg:x2="95.147cm" svg:y2="27.161cm" draw:start-shape="id980" draw:start-glue-point="4" draw:end-shape="id983" draw:end-glue-point="3" svg:d="m92253 29637h431v-2476h2463">
          <text:p/>
        </draw:connector>
        <draw:connector draw:style-name="data_20_member_20__28_pointer_29_" draw:layer="layout" draw:line-skew="-0.627cm" svg:x1="92.253cm" svg:y1="30.025cm" svg:x2="95.147cm" svg:y2="28.267cm" draw:start-shape="id980" draw:start-glue-point="5" draw:end-shape="id984" draw:end-glue-point="3" svg:d="m92253 30025h820v-1758h2074">
          <text:p/>
        </draw:connector>
        <draw:connector draw:style-name="data_20_member_20__28_pointer_29_" draw:layer="layout" draw:line-skew="-0.29cm" svg:x1="92.253cm" svg:y1="30.388cm" svg:x2="95.147cm" svg:y2="29.373cm" draw:start-shape="id980" draw:start-glue-point="6" draw:end-shape="id985" draw:end-glue-point="3" svg:d="m92253 30388h1157v-1015h1737">
          <text:p/>
        </draw:connector>
        <draw:connector draw:style-name="data_20_member_20__28_pointer_29_" draw:layer="layout" draw:line-skew="0.228cm" svg:x1="92.253cm" svg:y1="30.855cm" svg:x2="95.147cm" svg:y2="30.478cm" draw:start-shape="id980" draw:start-glue-point="11" draw:end-shape="id986" draw:end-glue-point="3" svg:d="m92253 30855h1675v-377h1219">
          <text:p/>
        </draw:connector>
        <draw:connector draw:style-name="data_20_member_20__28_pointer_29_" draw:layer="layout" svg:x1="92.253cm" svg:y1="31.786cm" svg:x2="95.147cm" svg:y2="31.584cm" draw:start-shape="id980" draw:start-glue-point="7" draw:end-shape="id987" draw:end-glue-point="3" svg:d="m92253 31786h1447v-202h1447">
          <text:p/>
        </draw:connector>
        <draw:connector draw:style-name="data_20_member_20__28_pointer_29_" draw:layer="layout" svg:x1="92.253cm" svg:y1="32.175cm" svg:x2="95.147cm" svg:y2="32.69cm" draw:start-shape="id980" draw:start-glue-point="8" draw:end-shape="id988" draw:end-glue-point="3" svg:d="m92253 32175h1447v515h1447">
          <text:p/>
        </draw:connector>
        <draw:connector draw:style-name="data_20_member_20__28_pointer_29_" draw:layer="layout" draw:line-skew="-0.472cm" svg:x1="92.253cm" svg:y1="32.641cm" svg:x2="95.147cm" svg:y2="33.796cm" draw:start-shape="id980" draw:start-glue-point="9" draw:end-shape="id989" draw:end-glue-point="3" svg:d="m92253 32641h975v1155h1919">
          <text:p/>
        </draw:connector>
        <draw:connector draw:style-name="data_20_member_20__28_pointer_29_" draw:layer="layout" svg:x1="92.253cm" svg:y1="33.056cm" svg:x2="95.146cm" svg:y2="35.973cm" draw:start-shape="id980" draw:start-glue-point="10" draw:end-shape="id981"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xml:id="id990" draw:id="id990"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xml:id="id991" draw:id="id991"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90" draw:start-glue-point="0" draw:end-shape="id991" draw:end-glue-point="2" svg:d="m83834 25802v-609h-843v-610">
          <text:p/>
        </draw:connector>
        <draw:connector draw:style-name="local_20_usage_20__2f__20_return_20_type" draw:layer="layout" svg:x1="80.887cm" svg:y1="26.211cm" svg:x2="81.851cm" svg:y2="26.139cm" draw:start-shape="id992" draw:start-glue-point="1" draw:end-shape="id990" draw:end-glue-point="3" svg:d="m80887 26211h482v-72h482">
          <text:p/>
        </draw:connector>
        <draw:connector draw:style-name="data_20_member_20__28_pointer_29_" draw:layer="layout" svg:x1="85.817cm" svg:y1="26.139cm" svg:x2="87.72cm" svg:y2="24.856cm" draw:start-shape="id990" draw:start-glue-point="1" draw:end-shape="id979" draw:end-glue-point="3" svg:d="m85817 26139h952v-1283h951">
          <text:p/>
        </draw:connector>
        <draw:custom-shape draw:style-name="gr1" draw:text-style-name="P1" xml:id="id993" draw:id="id993"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93" draw:start-glue-point="0" draw:end-shape="id992"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xml:id="id995" draw:id="id995" draw:layer="layout" svg:width="2.328cm" svg:height="0.53cm" svg:x="33.331cm" svg:y="21.991cm">
          <draw:glue-point draw:id="4" svg:x="-2.585cm" svg:y="5cm"/>
          <draw:glue-point draw:id="5" svg:x="2.414cm" svg:y="5cm"/>
          <text:p text:style-name="P2"><text:span text:style-name="T3">Window</text:span></text:p>
        </draw:rect>
        <draw:custom-shape draw:style-name="gr3" xml:id="id994" draw:id="id994"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94" draw:start-glue-point="0" draw:end-shape="id995" draw:end-glue-point="5" svg:d="m35930 24080v-780h-874v-779">
          <text:p/>
        </draw:connector>
        <draw:custom-shape draw:style-name="gr1" draw:text-style-name="P1" xml:id="id996" draw:id="id996"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xml:id="id997" draw:id="id997"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96" draw:start-glue-point="0" draw:end-shape="id997"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xml:id="id998" draw:id="id998"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xml:id="id999" draw:id="id999"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98" draw:start-glue-point="0" draw:end-shape="id999" draw:end-glue-point="4" svg:d="m44585 35556v-1206h-699v-1206">
          <text:p/>
        </draw:connector>
        <draw:custom-shape draw:style-name="gr1" draw:text-style-name="P1" xml:id="id1000" draw:id="id1000"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1000" draw:start-glue-point="0" draw:end-shape="id999" draw:end-glue-point="5" svg:d="m46793 34394v-625h-2010v-625">
          <text:p/>
        </draw:connector>
        <draw:custom-shape draw:style-name="gr1" draw:text-style-name="P1" xml:id="id1001" draw:id="id1001"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xml:id="id1002" draw:id="id1002"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xml:id="id1003" draw:id="id1003"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1001" draw:start-glue-point="4" draw:end-shape="id1002" draw:end-glue-point="2" svg:d="m69877 34342v-557h-948v-557">
          <text:p/>
        </draw:connector>
        <draw:connector draw:style-name="inheritance_20__28_public_29_" draw:layer="layout" svg:x1="70.937cm" svg:y1="34.342cm" svg:x2="72.17cm" svg:y2="33.305cm" draw:start-shape="id1001" draw:start-glue-point="5" draw:end-shape="id1003"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xml:id="id1004" draw:id="id1004"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xml:id="id1005" draw:id="id1005"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1004" draw:start-glue-point="4" draw:end-shape="id1005" draw:end-glue-point="2" svg:d="m29962 42327v-1115h2502v-1114">
          <text:p/>
        </draw:connector>
        <draw:custom-shape draw:style-name="gr1" draw:text-style-name="P1" xml:id="id1007" draw:id="id1007"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xml:id="id1006" draw:id="id1006"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1006" draw:start-glue-point="0" draw:end-shape="id1007" draw:end-glue-point="2" svg:d="m34240 43932v-634h234v-635">
          <text:p/>
        </draw:connector>
        <draw:connector draw:style-name="local_20_usage_20__2f__20_return_20_type" draw:layer="layout" svg:x1="30.689cm" svg:y1="42.677cm" svg:x2="32.349cm" svg:y2="42.339cm" draw:start-shape="id1004" draw:start-glue-point="1" draw:end-shape="id1007" draw:end-glue-point="3" svg:d="m30689 42677h830v-338h830">
          <text:p/>
        </draw:connector>
        <draw:custom-shape draw:style-name="gr1" draw:text-style-name="P1" xml:id="id1012" draw:id="id1012"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xml:id="id1008" draw:id="id1008"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xml:id="id1009" draw:id="id1009"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1008" draw:start-glue-point="0" draw:end-shape="id1009" draw:end-glue-point="2" svg:d="m42080 40072v-518h247v-518">
          <text:p/>
        </draw:connector>
        <draw:custom-shape draw:style-name="gr1" draw:text-style-name="P1" xml:id="id1010" draw:id="id1010"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xml:id="id1011" draw:id="id1011"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1010" draw:start-glue-point="0" draw:end-shape="id1008" draw:end-glue-point="2" svg:d="m43597 43053v-1179h-1517v-1180">
          <text:p/>
        </draw:connector>
        <draw:connector draw:style-name="inheritance_20__28_public_29_" draw:layer="layout" svg:x1="45.138cm" svg:y1="41.939cm" svg:x2="42.637cm" svg:y2="40.694cm" draw:start-shape="id1011" draw:start-glue-point="0" draw:end-shape="id1008" draw:end-glue-point="5" svg:d="m45138 41939v-622h-2501v-623">
          <text:p/>
        </draw:connector>
        <draw:connector draw:style-name="inheritance_20__28_public_29_" draw:layer="layout" svg:x1="40.02cm" svg:y1="42.717cm" svg:x2="41.498cm" svg:y2="40.694cm" draw:start-shape="id1012" draw:start-glue-point="0" draw:end-shape="id1008" draw:end-glue-point="4" svg:d="m40020 42717v-1011h1478v-1012">
          <text:p/>
        </draw:connector>
        <draw:custom-shape draw:style-name="gr5" xml:id="id1013" draw:id="id1013"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1012" draw:start-glue-point="6" draw:end-shape="id1011" draw:end-glue-point="3" svg:d="m41340 43054h559v-804h2215">
          <text:p/>
        </draw:connector>
        <draw:connector draw:style-name="data_20_member" draw:layer="layout" svg:x1="41.34cm" svg:y1="43.573cm" svg:x2="42.639cm" svg:y2="43.364cm" draw:start-shape="id1012" draw:start-glue-point="4" draw:end-shape="id1010" draw:end-glue-point="3" svg:d="m41340 43573h650v-209h649">
          <text:p/>
        </draw:connector>
        <draw:connector draw:style-name="data_20_member" draw:layer="layout" svg:x1="41.342cm" svg:y1="43.896cm" svg:x2="43.985cm" svg:y2="44.336cm" draw:start-shape="id1012" draw:start-glue-point="1" draw:end-shape="id1013" draw:end-glue-point="3" svg:d="m41342 43896h1321v440h1322">
          <text:p/>
        </draw:connector>
        <draw:custom-shape draw:style-name="gr5" xml:id="id1014" draw:id="id1014"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1012" draw:start-glue-point="7" draw:end-shape="id1014" draw:end-glue-point="3" svg:d="m41340 44271h1051v1140h1050">
          <text:p/>
        </draw:connector>
        <draw:connector draw:style-name="data_20_member" draw:text-style-name="P1" draw:layer="layout" svg:x1="35.873cm" svg:y1="44.168cm" svg:x2="38.699cm" svg:y2="43.896cm" draw:start-shape="id1006" draw:start-glue-point="4" draw:end-shape="id1012" draw:end-glue-point="3" svg:d="m35873 44168h1413v-272h1413">
          <text:p/>
        </draw:connector>
        <draw:custom-shape draw:style-name="gr1" draw:text-style-name="P1" xml:id="id1015" draw:id="id1015" draw:layer="layout" svg:width="3.029cm" svg:height="0.738cm" svg:x="60.878cm" svg:y="41.036cm">
          <text:p text:style-name="P1">ScCbWarningBox</text:p>
          <draw:enhanced-geometry svg:viewBox="0 0 21600 21600" draw:type="rectangle" draw:enhanced-path="M 0 0 L 21600 0 21600 21600 0 21600 0 0 Z N"/>
        </draw:custom-shape>
        <draw:custom-shape draw:style-name="class_20__28_external_20_module_29_" xml:id="id1016" draw:id="id1016" draw:layer="layout" svg:width="2.519cm" svg:height="0.814cm" svg:x="60.854cm" svg:y="38.924cm">
          <text:p>WarningBox</text:p>
          <draw:enhanced-geometry svg:viewBox="0 0 21600 21600" draw:type="rectangle" draw:enhanced-path="M 0 0 L 21600 0 21600 21600 0 21600 0 0 Z N"/>
        </draw:custom-shape>
        <draw:connector draw:style-name="inheritance_20__28_public_29_" draw:layer="layout" svg:x1="62.392cm" svg:y1="41.036cm" svg:x2="62.113cm" svg:y2="39.738cm" draw:start-shape="id1015" draw:start-glue-point="0" draw:end-shape="id1016" draw:end-glue-point="2" svg:d="m62392 41036v-649h-279v-649">
          <text:p/>
        </draw:connector>
        <draw:custom-shape draw:style-name="gr1" draw:text-style-name="P1" xml:id="id1017" draw:id="id1017" draw:layer="layout" svg:width="3.409cm" svg:height="0.713cm" svg:x="60.88cm" svg:y="43.198cm">
          <text:p text:style-name="P1">ScReplaceWarnBox</text:p>
          <draw:enhanced-geometry svg:viewBox="0 0 21600 21600" draw:type="rectangle" draw:enhanced-path="M 0 0 L 21600 0 21600 21600 0 21600 0 0 Z N"/>
        </draw:custom-shape>
        <draw:connector draw:style-name="inheritance_20__28_public_29_" draw:layer="layout" svg:x1="62.584cm" svg:y1="43.198cm" svg:x2="62.392cm" svg:y2="41.774cm" draw:start-shape="id1017" draw:start-glue-point="0" draw:end-shape="id1015" draw:end-glue-point="2" svg:d="m62584 43198v-712h-192v-712">
          <text:p/>
        </draw:connector>
        <draw:custom-shape draw:style-name="gr3" xml:id="id961" draw:id="id961" draw:layer="layout" svg:width="2.408cm" svg:height="0.741cm" svg:x="54.425cm" svg:y="9.154cm">
          <draw:glue-point draw:id="4" svg:x="-2.799cm" svg:y="5.006cm"/>
          <draw:glue-point draw:id="5" svg:x="2.583cm" svg:y="5.006cm"/>
          <text:p>IAnyRefDialog</text:p>
          <draw:enhanced-geometry svg:viewBox="0 0 21600 21600" draw:type="rectangle" draw:enhanced-path="M 0 0 L 21600 0 21600 21600 0 21600 0 0 Z N"/>
        </draw:custom-shape>
        <draw:custom-shape draw:style-name="gr1" draw:text-style-name="P1" xml:id="id1019" draw:id="id1019" draw:layer="layout" svg:width="2.99cm" svg:height="0.714cm" svg:x="52.122cm" svg:y="12.065cm">
          <text:p text:style-name="P1">ScRefHandler</text:p>
          <draw:enhanced-geometry svg:viewBox="0 0 21600 21600" draw:type="rectangle" draw:enhanced-path="M 0 0 L 21600 0 21600 21600 0 21600 0 0 Z N"/>
        </draw:custom-shape>
        <draw:custom-shape draw:style-name="gr1" draw:text-style-name="P1" xml:id="id1018" draw:id="id1018" draw:layer="layout" svg:width="4.525cm" svg:height="0.9cm" svg:x="62.811cm" svg:y="14.5cm">
          <draw:glue-point draw:id="4" svg:x="-5.002cm" svg:y="-2.644cm"/>
          <draw:glue-point draw:id="5" svg:x="-5.002cm" svg:y="2.355cm"/>
          <text:p text:style-name="P1">ScFormulaReferenceHelper</text:p>
          <draw:enhanced-geometry svg:viewBox="0 0 21600 21600" draw:type="rectangle" draw:enhanced-path="M 0 0 L 21600 0 21600 21600 0 21600 0 0 Z N"/>
        </draw:custom-shape>
        <draw:connector draw:style-name="data_20_member" draw:layer="layout" svg:x1="62.449cm" svg:y1="19.722cm" svg:x2="62.811cm" svg:y2="15.161cm" draw:start-shape="id960" draw:start-glue-point="4" draw:end-shape="id1018" draw:end-glue-point="5" svg:d="m62449 19722h502v-2297h-642v-2264h502">
          <text:p/>
        </draw:connector>
        <draw:connector draw:style-name="data_20_member" draw:layer="layout" svg:x1="55.112cm" svg:y1="12.422cm" svg:x2="62.811cm" svg:y2="14.713cm" draw:start-shape="id1019" draw:start-glue-point="1" draw:end-shape="id1018" draw:end-glue-point="4" svg:d="m55112 12422h3849v2291h3850">
          <text:p/>
        </draw:connector>
        <draw:custom-shape draw:style-name="gr5" xml:id="id955" draw:id="id955" draw:layer="layout" svg:width="2.884cm" svg:height="0.741cm" svg:x="51.726cm" svg:y="15.638cm">
          <text:p>ScRefHdlrImpl</text:p>
          <draw:enhanced-geometry svg:viewBox="0 0 21600 21600" draw:type="rectangle" draw:enhanced-path="M 0 0 L 21600 0 21600 21600 0 21600 0 0 Z N"/>
        </draw:custom-shape>
        <draw:custom-shape draw:style-name="gr1" draw:text-style-name="P1" xml:id="id1020" draw:id="id1020" draw:layer="layout" svg:width="3.202cm" svg:height="0.688cm" svg:x="51.541cm" svg:y="13.972cm">
          <text:p text:style-name="P1">ScRefHdlrImplBase</text:p>
          <draw:enhanced-geometry svg:viewBox="0 0 21600 21600" draw:type="rectangle" draw:enhanced-path="M 0 0 L 21600 0 21600 21600 0 21600 0 0 Z N"/>
        </draw:custom-shape>
        <draw:connector draw:style-name="inheritance_20__28_public_29_" draw:layer="layout" svg:x1="53.168cm" svg:y1="15.638cm" svg:x2="53.142cm" svg:y2="14.66cm" draw:start-shape="id955" draw:start-glue-point="0" draw:end-shape="id1020" draw:end-glue-point="2" svg:d="m53168 15638v-489h-26v-489">
          <text:p/>
        </draw:connector>
        <draw:connector draw:style-name="inheritance_20__28_public_29_" draw:layer="layout" svg:x1="53.142cm" svg:y1="13.972cm" svg:x2="53.617cm" svg:y2="12.779cm" draw:start-shape="id1020" draw:start-glue-point="0" draw:end-shape="id1019" draw:end-glue-point="2" svg:d="m53142 13972v-596h475v-597">
          <text:p/>
        </draw:connector>
        <draw:connector draw:style-name="inheritance_20__28_public_29_" draw:layer="layout" svg:x1="53.617cm" svg:y1="12.065cm" svg:x2="54.956cm" svg:y2="9.894cm" draw:start-shape="id1019" draw:start-glue-point="0" draw:end-shape="id961" draw:end-glue-point="4" svg:d="m53617 12065v-1085h1339v-1086">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1021" draw:start-glue-point="0" draw:end-shape="id1022" draw:end-glue-point="4" svg:d="m63606 49796v-14872h-29943v-14874">
          <text:p/>
        </draw:connector>
        <draw:connector draw:style-name="inheritance_20__28_public_29_" draw:layer="layout" draw:line-skew="-1.109cm" svg:x1="51.142cm" svg:y1="54.264cm" svg:x2="51.603cm" svg:y2="50.194cm" draw:start-shape="id1023" draw:start-glue-point="0" draw:end-shape="id1024" draw:end-glue-point="12" svg:d="m51142 54264v-3144h461v-926">
          <text:p/>
        </draw:connector>
        <draw:connector draw:style-name="inheritance_20__28_public_29_" draw:layer="layout" svg:x1="19.627cm" svg:y1="73.045cm" svg:x2="27.922cm" svg:y2="48.487cm" draw:start-shape="id1025" draw:start-glue-point="0" draw:end-shape="id1026" draw:end-glue-point="2" svg:d="m19627 73045v-12279h8295v-12279">
          <text:p/>
        </draw:connector>
        <draw:connector draw:style-name="inheritance_20__28_public_29_" draw:layer="layout" svg:x1="27.681cm" svg:y1="67.51cm" svg:x2="27.277cm" svg:y2="65.379cm" draw:start-shape="id1027" draw:start-glue-point="0" draw:end-shape="id1028" draw:end-glue-point="7" svg:d="m27681 67510v-1065h-404v-1066">
          <text:p/>
        </draw:connector>
        <draw:connector draw:style-name="inheritance_20__28_public_29_" draw:layer="layout" svg:x1="16.322cm" svg:y1="73.87cm" svg:x2="26.131cm" svg:y2="65.379cm" draw:start-shape="id1029" draw:start-glue-point="0" draw:end-shape="id1028" draw:end-glue-point="6" svg:d="m16322 73870v-4245h9809v-4246">
          <text:p/>
        </draw:connector>
        <draw:connector draw:style-name="inheritance_20__28_public_29_" draw:layer="layout" svg:x1="30.26cm" svg:y1="70.236cm" svg:x2="28.424cm" svg:y2="65.379cm" draw:start-shape="id1030" draw:start-glue-point="0" draw:end-shape="id1028" draw:end-glue-point="8" svg:d="m30260 70236v-2428h-1836v-2429">
          <text:p/>
        </draw:connector>
        <draw:connector draw:style-name="inheritance_20__28_public_29_" draw:layer="layout" svg:x1="31.825cm" svg:y1="69.35cm" svg:x2="29.436cm" svg:y2="65.381cm" draw:start-shape="id1031" draw:start-glue-point="0" draw:end-shape="id1028" draw:end-glue-point="2" svg:d="m31825 69350v-1985h-2389v-1984">
          <text:p/>
        </draw:connector>
        <draw:connector draw:style-name="inheritance_20__28_public_29_" draw:layer="layout" svg:x1="33.281cm" svg:y1="68.476cm" svg:x2="30.561cm" svg:y2="65.379cm" draw:start-shape="id1032" draw:start-glue-point="0" draw:end-shape="id1028" draw:end-glue-point="9" svg:d="m33281 68476v-1548h-2720v-1549">
          <text:p/>
        </draw:connector>
        <draw:connector draw:style-name="inheritance_20__28_public_29_" draw:layer="layout" svg:x1="35.227cm" svg:y1="67.641cm" svg:x2="31.647cm" svg:y2="65.379cm" draw:start-shape="id1033" draw:start-glue-point="0" draw:end-shape="id1028" draw:end-glue-point="10" svg:d="m35227 67641v-1131h-3580v-1131">
          <text:p/>
        </draw:connector>
        <draw:connector draw:style-name="inheritance_20__28_public_29_" draw:layer="layout" svg:x1="35.543cm" svg:y1="66.676cm" svg:x2="32.577cm" svg:y2="65.379cm" draw:start-shape="id1034" draw:start-glue-point="0" draw:end-shape="id1028" draw:end-glue-point="11" svg:d="m35543 66676v-648h-2966v-649">
          <text:p/>
        </draw:connector>
        <draw:connector draw:style-name="inheritance_20__28_public_29_" draw:layer="layout" svg:x1="48.66cm" svg:y1="77.771cm" svg:x2="48.299cm" svg:y2="66.615cm" draw:start-shape="id1035" draw:start-glue-point="5" draw:end-shape="id1036" draw:end-glue-point="12" svg:d="m48660 77771v-5578h-361v-5578">
          <text:p/>
        </draw:connector>
        <draw:connector draw:style-name="inheritance_20__28_public_29_" draw:layer="layout" svg:x1="40.786cm" svg:y1="76.115cm" svg:x2="47.247cm" svg:y2="66.615cm" draw:start-shape="id1037" draw:start-glue-point="4" draw:end-shape="id1036" draw:end-glue-point="5" svg:d="m40786 76115v-4750h6461v-4750">
          <text:p/>
        </draw:connector>
        <draw:connector draw:style-name="data_20_member_20__28_pointer_29_" draw:layer="layout" svg:x1="145.352cm" svg:y1="64.957cm" svg:x2="89.097cm" svg:y2="71.009cm" draw:start-shape="id1038" draw:start-glue-point="1" draw:end-shape="id1039" draw:end-glue-point="16" svg:d="m145352 64957h500v2220h-57255v3832h500">
          <text:p/>
        </draw:connector>
        <draw:connector draw:style-name="inheritance_20__28_public_29_" draw:layer="layout" svg:x1="143.765cm" svg:y1="64.666cm" svg:x2="80.47cm" svg:y2="6.658cm" draw:start-shape="id1038" draw:start-glue-point="0" draw:end-shape="id1040" draw:end-glue-point="5" svg:d="m143765 64666v-29004h-63295v-29004">
          <text:p/>
        </draw:connector>
        <draw:connector draw:style-name="inheritance_20__28_public_29__20_2" draw:layer="layout" svg:x1="96.258cm" svg:y1="76.677cm" svg:x2="101.035cm" svg:y2="73.712cm" draw:start-shape="id1041" draw:start-glue-point="0" draw:end-shape="id1042" draw:end-glue-point="6" svg:d="m96258 76677v-1482h4777v-1483">
          <text:p/>
        </draw:connector>
        <draw:connector draw:style-name="inheritance_20__28_public_29_" draw:layer="layout" svg:x1="106.203cm" svg:y1="77.563cm" svg:x2="104.681cm" svg:y2="61.299cm" draw:start-shape="id1043" draw:start-glue-point="4" draw:end-shape="id1044" draw:end-glue-point="6" svg:d="m106203 77563v-8132h-1522v-8132">
          <text:p/>
        </draw:connector>
        <draw:connector draw:style-name="inheritance_20__28_public_29_" draw:layer="layout" draw:line-skew="3.938cm" svg:x1="50.996cm" svg:y1="31.526cm" svg:x2="52.989cm" svg:y2="19.399cm" draw:start-shape="id1045" draw:start-glue-point="5" draw:end-shape="id1046" draw:end-glue-point="6" svg:d="m50996 31526v-2126h1993v-10001">
          <text:p/>
        </draw:connector>
        <draw:custom-shape draw:style-name="gr16" draw:text-style-name="P6" xml:id="id1047" draw:id="id1047"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9" draw:text-style-name="P7" xml:id="id1046" draw:id="id1046"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9" draw:text-style-name="P7" xml:id="id1048" draw:id="id1048"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draw:glue-point draw:id="26" svg:x="-4.212cm" svg:y="5.01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1046" draw:start-glue-point="0" draw:end-shape="id1047" draw:end-glue-point="4" svg:d="m56884 18751v-3079h16645v-3079">
          <text:p/>
        </draw:connector>
        <draw:connector draw:style-name="inheritance_20__28_public_29_" draw:layer="layout" svg:x1="110.398cm" svg:y1="18.99cm" svg:x2="74.282cm" svg:y2="12.593cm" draw:start-shape="id1048" draw:start-glue-point="0" draw:end-shape="id1047" draw:end-glue-point="5" svg:d="m110398 18990v-3198h-36116v-3199">
          <text:p/>
        </draw:connector>
        <draw:rect draw:style-name="class" draw:text-style-name="P6" xml:id="id1049" draw:id="id1049" draw:layer="layout" svg:width="2.197cm" svg:height="1.145cm" svg:x="72.38cm" svg:y="32.703cm">
          <draw:glue-point draw:id="4" svg:x="-2.378cm" svg:y="-4.995cm"/>
          <draw:glue-point draw:id="5" svg:x="1.94cm" svg:y="-4.995cm"/>
          <draw:glue-point draw:id="6" svg:x="5.006cm" svg:y="-2.227cm"/>
          <text:p text:style-name="P2"><text:span text:style-name="T3">ImportExcel</text:span></text:p>
        </draw:rect>
        <draw:rect draw:style-name="class" draw:text-style-name="P6" xml:id="id1051" draw:id="id1051" draw:layer="layout" svg:width="3.761cm" svg:height="0.56cm" svg:x="76.176cm" svg:y="41.128cm">
          <text:p text:style-name="P2"><text:span text:style-name="T3">XclImpTabViewSettings</text:span></text:p>
        </draw:rect>
        <draw:rect draw:style-name="class" draw:text-style-name="P6" xml:id="id1050" draw:id="id1050" draw:layer="layout" svg:width="1.939cm" svg:height="0.671cm" svg:x="73.788cm" svg:y="30.894cm">
          <draw:glue-point draw:id="4" svg:x="-2.354cm" svg:y="5.004cm"/>
          <draw:glue-point draw:id="5" svg:x="2.044cm" svg:y="5.004cm"/>
          <text:p text:style-name="P2"><text:span text:style-name="T3">ImportTyp</text:span></text:p>
        </draw:rect>
        <draw:connector draw:style-name="inheritance_20__28_public_29_" draw:layer="layout" svg:x1="73.904cm" svg:y1="32.704cm" svg:x2="74.301cm" svg:y2="31.564cm" draw:start-shape="id1049" draw:start-glue-point="5" draw:end-shape="id1050" draw:end-glue-point="4" svg:d="m73904 32704v-570h397v-570">
          <text:p/>
        </draw:connector>
        <draw:connector draw:style-name="inheritance_20__28_public_29_" draw:layer="layout" svg:x1="72.956cm" svg:y1="32.704cm" svg:x2="93.243cm" svg:y2="19.908cm" draw:start-shape="id1049" draw:start-glue-point="4" draw:end-shape="id1048" draw:end-glue-point="26" svg:d="m72956 32704v-6398h20287v-6398">
          <text:p/>
        </draw:connector>
        <draw:connector draw:style-name="inheritance_20__28_public_29_" draw:layer="layout" draw:line-skew="0.506cm" svg:x1="78.056cm" svg:y1="41.128cm" svg:x2="91.907cm" svg:y2="19.908cm" draw:start-shape="id1051" draw:start-glue-point="0" draw:end-shape="id1048" draw:end-glue-point="9" svg:d="m78056 41128v-10104h13851v-11116">
          <text:p/>
        </draw:connector>
        <draw:rect draw:style-name="class" draw:text-style-name="P6" xml:id="id1052" draw:id="id1052" draw:layer="layout" svg:width="2.315cm" svg:height="0.582cm" svg:x="72.54cm" svg:y="35.337cm">
          <draw:glue-point draw:id="4" svg:x="-2.378cm" svg:y="-4.995cm"/>
          <draw:glue-point draw:id="5" svg:x="1.94cm" svg:y="-4.995cm"/>
          <text:p text:style-name="P2"><text:span text:style-name="T3">ImportExcel8</text:span></text:p>
        </draw:rect>
        <draw:connector draw:style-name="inheritance_20__28_public_29_" draw:layer="layout" svg:x1="73.697cm" svg:y1="35.337cm" svg:x2="73.478cm" svg:y2="33.848cm" draw:start-shape="id1052" draw:start-glue-point="0" draw:end-shape="id1049" draw:end-glue-point="2" svg:d="m73697 35337v-744h-219v-745">
          <text:p/>
        </draw:connector>
        <draw:custom-shape draw:style-name="gr5" draw:text-style-name="P6" xml:id="id1054" draw:id="id1054"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xml:id="id1053" draw:id="id1053"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xml:id="id1055" draw:id="id1055"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1053" draw:start-glue-point="0" draw:end-shape="id1054" draw:end-glue-point="5" svg:d="m69164 31367v-13951h487v-13951">
          <text:p/>
        </draw:connector>
        <draw:connector draw:style-name="inheritance_20__28_public_29_" draw:layer="layout" svg:x1="25.279cm" svg:y1="10.674cm" svg:x2="68.232cm" svg:y2="3.465cm" draw:start-shape="id1055" draw:start-glue-point="0" draw:end-shape="id1054" draw:end-glue-point="4" svg:d="m25279 10674v-3604h42953v-3605">
          <text:p/>
        </draw:connector>
        <draw:rect draw:style-name="class" draw:text-style-name="P6" xml:id="id1056" draw:id="id1056"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1051" draw:start-glue-point="3" draw:end-shape="id1056" draw:end-glue-point="1" svg:d="m76176 41408h-3718v-377h-3719">
          <text:p/>
        </draw:connector>
        <draw:rect draw:style-name="class" draw:text-style-name="P6" xml:id="id1057" draw:id="id1057" draw:layer="layout" svg:width="3.761cm" svg:height="0.62cm" svg:x="102.128cm" svg:y="28.554cm">
          <text:p text:style-name="P2"><text:span text:style-name="T3">XclImpDocViewSettings</text:span></text:p>
        </draw:rect>
        <draw:rect draw:style-name="class" draw:text-style-name="P6" xml:id="id1058" draw:id="id1058"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1057" draw:start-glue-point="3" draw:end-shape="id1058" draw:end-glue-point="3" svg:d="m102128 28864h-501v1314h950">
          <text:p/>
        </draw:connector>
        <draw:connector draw:style-name="inheritance_20__28_public_29_" draw:layer="layout" draw:line-skew="-0.489cm" svg:x1="104.008cm" svg:y1="28.554cm" svg:x2="104.423cm" svg:y2="19.908cm" draw:start-shape="id1057" draw:start-glue-point="0" draw:end-shape="id1048" draw:end-glue-point="12" svg:d="m104008 28554v-4812h415v-3834">
          <text:p/>
        </draw:connector>
        <draw:rect draw:style-name="class" draw:text-style-name="P6" xml:id="id1059" draw:id="id1059"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1059" draw:start-glue-point="0" draw:end-shape="id1048" draw:end-glue-point="11" svg:d="m99509 28927v-4509h312v-4510">
          <text:p/>
        </draw:connector>
        <draw:custom-shape draw:style-name="gr16" draw:text-style-name="P6" xml:id="id1060" draw:id="id1060"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1060" draw:start-glue-point="0" draw:end-shape="id1048" draw:end-glue-point="25" svg:d="m113336 29841v-4967h-4587v-4966">
          <text:p/>
        </draw:connector>
        <draw:connector draw:style-name="data_20_member_20__28_pointer_29_" draw:layer="layout" svg:x1="111.903cm" svg:y1="30.173cm" svg:x2="110.422cm" svg:y2="30.155cm" draw:start-shape="id1060" draw:start-glue-point="3" draw:end-shape="id1061" draw:end-glue-point="1" svg:d="m111903 30173h-741v-18h-740">
          <text:p/>
        </draw:connector>
        <draw:connector draw:style-name="inheritance_20__28_public_29_" draw:layer="layout" draw:line-skew="-1.561cm" svg:x1="96.348cm" svg:y1="32.413cm" svg:x2="97.491cm" svg:y2="19.908cm" draw:start-shape="id1062" draw:start-glue-point="0" draw:end-shape="id1048" draw:end-glue-point="10" svg:d="m96348 32413v-7814h1143v-4691">
          <text:p/>
        </draw:connector>
        <draw:custom-shape draw:style-name="gr1" draw:text-style-name="P1" xml:id="id1063" draw:id="id1063"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1063" draw:start-glue-point="4" draw:end-shape="id1048" draw:end-glue-point="17" svg:d="m144698 28473v-4282h-17169v-4283">
          <text:p/>
        </draw:connector>
        <draw:custom-shape draw:style-name="gr1" draw:text-style-name="P1" xml:id="id1064" draw:id="id1064"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1064" draw:start-glue-point="0" draw:end-shape="id1063" draw:end-glue-point="2" svg:d="m144871 31155v-1066h362v-1066">
          <text:p/>
        </draw:connector>
        <draw:custom-shape draw:style-name="gr1" draw:text-style-name="P1" xml:id="id1065" draw:id="id1065"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1063" draw:start-glue-point="5" draw:end-shape="id1065" draw:end-glue-point="2" svg:d="m145717 28473v-3132h762v-3132">
          <text:p/>
        </draw:connector>
        <draw:custom-shape draw:style-name="gr1" draw:text-style-name="P1" xml:id="id1066" draw:id="id1066"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1065" draw:start-glue-point="0" draw:end-shape="id1066"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xml:id="id1067" draw:id="id1067" draw:layer="layout" svg:width="2.073cm" svg:height="0.544cm" svg:x="151.792cm" svg:y="13.229cm">
          <text:p text:style-name="P2">TokenPool</text:p>
        </draw:rect>
        <draw:connector draw:style-name="data_20_member" draw:layer="layout" svg:x1="149.201cm" svg:y1="13.988cm" svg:x2="151.792cm" svg:y2="13.501cm" draw:start-shape="id1066" draw:start-glue-point="6" draw:end-shape="id1067" draw:end-glue-point="3" svg:d="m149201 13988h1296v-487h1295">
          <text:p/>
        </draw:connector>
        <draw:custom-shape draw:style-name="gr1" draw:text-style-name="P1" xml:id="id1068" draw:id="id1068"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1068" draw:start-glue-point="0" draw:end-shape="id1046" draw:end-glue-point="4" svg:d="m46853 26071v-2634h4735v-4038">
          <text:p/>
        </draw:connector>
        <draw:custom-shape draw:style-name="gr1" draw:text-style-name="P1" xml:id="id1022" draw:id="id1022"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xml:id="id1069" draw:id="id1069"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1069" draw:start-glue-point="5" draw:end-shape="id1046" draw:end-glue-point="5" svg:d="m51499 26082v-1363h747v-5320">
          <text:p/>
        </draw:connector>
        <draw:connector draw:style-name="inheritance_20__28_public_29_" draw:layer="layout" svg:x1="50.619cm" svg:y1="26.082cm" svg:x2="46.148cm" svg:y2="20.05cm" draw:start-shape="id1069" draw:start-glue-point="4" draw:end-shape="id1022" draw:end-glue-point="9" svg:d="m50619 26082v-3015h-4471v-3017">
          <text:p/>
        </draw:connector>
        <draw:connector draw:style-name="inheritance_20__28_public_29_" draw:layer="layout" svg:x1="40.225cm" svg:y1="22.066cm" svg:x2="39.318cm" svg:y2="20.05cm" draw:start-shape="id1070" draw:start-glue-point="0" draw:end-shape="id1022" draw:end-glue-point="14" svg:d="m40225 22066v-1008h-907v-1008">
          <text:p/>
        </draw:connector>
        <draw:custom-shape draw:style-name="gr1" draw:text-style-name="P1" xml:id="id1074" draw:id="id1074"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xml:id="id1024" draw:id="id1024"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1024" draw:start-glue-point="0" draw:end-shape="id1022" draw:end-glue-point="6" svg:d="m45862 49520v-10266h-8130v-19204">
          <text:p/>
        </draw:connector>
        <draw:custom-shape draw:style-name="gr1" draw:text-style-name="P1" xml:id="id1036" draw:id="id1036"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1036" draw:start-glue-point="0" draw:end-shape="id1024" draw:end-glue-point="19" svg:d="m52476 65941v-7873h-3979v-7874">
          <text:p/>
        </draw:connector>
        <draw:custom-shape draw:style-name="gr1" draw:text-style-name="P1" xml:id="id1071" draw:id="id1071"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xml:id="id1023" draw:id="id1023"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1071" draw:start-glue-point="0" draw:end-shape="id1024" draw:end-glue-point="13" svg:d="m50282 52140v-973h-209v-973">
          <text:p/>
        </draw:connector>
        <draw:custom-shape draw:style-name="gr1" draw:text-style-name="P1" xml:id="id1072" draw:id="id1072"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1072" draw:end-shape="id1022" draw:end-glue-point="13" svg:d="m46753 32962v-1774h-8212v-11138">
          <text:p/>
        </draw:connector>
        <draw:connector draw:style-name="data_20_member" draw:layer="layout" draw:line-skew="3.095cm" svg:x1="48.736cm" svg:y1="33.35cm" svg:x2="65.714cm" svg:y2="41.031cm" draw:start-shape="id1072" draw:start-glue-point="1" draw:end-shape="id1056" draw:end-glue-point="3" svg:d="m48736 33350h11584v7681h5394">
          <text:p/>
        </draw:connector>
        <draw:custom-shape draw:style-name="gr1" draw:text-style-name="P1" xml:id="id1045" draw:id="id1045"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1045" draw:start-glue-point="4" draw:end-shape="id1022" draw:end-glue-point="10" svg:d="m49319 31526v-1710h-6378v-9766">
          <text:p/>
        </draw:connector>
        <draw:custom-shape draw:style-name="gr1" draw:text-style-name="P1" xml:id="id1101" draw:id="id1101"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xml:id="id1073" draw:id="id1073"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1073" draw:start-glue-point="0" draw:end-shape="id1074" draw:end-glue-point="2" svg:d="m63607 25869v-608h118v-607">
          <text:p/>
        </draw:connector>
        <draw:connector draw:style-name="inheritance_20__28_public_29_" draw:layer="layout" svg:x1="63.253cm" svg:y1="24.074cm" svg:x2="62.242cm" svg:y2="19.399cm" draw:start-shape="id1074" draw:start-glue-point="4" draw:end-shape="id1046" draw:end-glue-point="17" svg:d="m63253 24074v-2337h-1011v-2338">
          <text:p/>
        </draw:connector>
        <draw:connector draw:style-name="inheritance_20__28_public_29_" draw:layer="layout" svg:x1="115.185cm" svg:y1="44.487cm" svg:x2="125.167cm" svg:y2="19.908cm" draw:start-shape="id1075" draw:start-glue-point="6" draw:end-shape="id1048" draw:end-glue-point="16" svg:d="m115185 44487v-12289h9982v-12290">
          <text:p/>
        </draw:connector>
        <draw:custom-shape draw:style-name="gr1" draw:text-style-name="P1" xml:id="id1077" draw:id="id1077"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xml:id="id1078" draw:id="id1078"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1076" draw:start-glue-point="0" draw:end-shape="id1075" draw:end-glue-point="4" svg:d="m80401 62837v-8738h34699v-8738">
          <text:p/>
        </draw:connector>
        <draw:connector draw:style-name="inheritance_20__28_public_29_" draw:layer="layout" draw:line-skew="1.472cm" svg:x1="119.416cm" svg:y1="50.196cm" svg:x2="115.905cm" svg:y2="45.361cm" draw:start-shape="id1077" draw:start-glue-point="0" draw:end-shape="id1075" draw:end-glue-point="2" svg:d="m119416 50196v-945h-3511v-3890">
          <text:p/>
        </draw:connector>
        <draw:connector draw:style-name="inheritance_20__28_public_29_" draw:layer="layout" svg:x1="119.682cm" svg:y1="47.243cm" svg:x2="116.739cm" svg:y2="45.361cm" draw:start-shape="id1078" draw:start-glue-point="0" draw:end-shape="id1075" draw:end-glue-point="5" svg:d="m119682 47243v-941h-2943v-941">
          <text:p/>
        </draw:connector>
        <draw:custom-shape draw:style-name="gr1" draw:text-style-name="P1" xml:id="id1079" draw:id="id1079"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xml:id="id1080" draw:id="id1080"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1079" draw:start-glue-point="0" draw:end-shape="id1077" draw:end-glue-point="4" svg:d="m117802 52868v-939h980v-939">
          <text:p/>
        </draw:connector>
        <draw:connector draw:style-name="inheritance_20__28_public_29_" draw:layer="layout" svg:x1="121.89cm" svg:y1="52.921cm" svg:x2="120.05cm" svg:y2="50.99cm" draw:start-shape="id1080" draw:start-glue-point="0" draw:end-shape="id1077" draw:end-glue-point="5" svg:d="m121890 52921v-965h-1840v-966">
          <text:p/>
        </draw:connector>
        <draw:custom-shape draw:style-name="gr1" draw:text-style-name="P1" xml:id="id1044" draw:id="id1044"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xml:id="id1081" draw:id="id1081"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1039" draw:start-glue-point="4" draw:end-shape="id1044" draw:end-glue-point="4" svg:d="m89773 69107v-3904h12845v-3904">
          <text:p/>
        </draw:connector>
        <draw:connector draw:style-name="inheritance_20__28_public_29_" draw:layer="layout" svg:x1="90.936cm" svg:y1="69.107cm" svg:x2="119.089cm" svg:y2="65.216cm" draw:start-shape="id1039" draw:start-glue-point="5" draw:end-shape="id1081" draw:end-glue-point="4" svg:d="m90936 69107v-1946h28153v-1945">
          <text:p/>
        </draw:connector>
        <draw:connector draw:style-name="inheritance_20__28_public_29_" draw:layer="layout" svg:x1="125.57cm" svg:y1="64.502cm" svg:x2="123.749cm" svg:y2="19.908cm" draw:start-shape="id1081" draw:start-glue-point="0" draw:end-shape="id1048" draw:end-glue-point="15" svg:d="m125570 64502v-22297h-1821v-22297">
          <text:p/>
        </draw:connector>
        <draw:custom-shape draw:style-name="gr1" draw:text-style-name="P1" xml:id="id1085" draw:id="id1085"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xml:id="id1043" draw:id="id1043"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xml:id="id1041" draw:id="id1041"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xml:id="id1087" draw:id="id1087"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82" draw:start-glue-point="4" draw:end-shape="id1044" draw:end-glue-point="5" svg:d="m101544 71399v-4408h2105v-5692">
          <text:p/>
        </draw:connector>
        <draw:connector draw:style-name="inheritance_20__28_public_29_" draw:layer="layout" svg:x1="106.502cm" svg:y1="75.075cm" svg:x2="108.886cm" svg:y2="61.299cm" draw:start-shape="id1083" draw:start-glue-point="4" draw:end-shape="id1044" draw:end-glue-point="9" svg:d="m106502 75075v-6887h2384v-6889">
          <text:p/>
        </draw:connector>
        <draw:connector draw:style-name="inheritance_20__28_public_29_" draw:layer="layout" draw:line-skew="-0.609cm" svg:x1="94.539cm" svg:y1="79.534cm" svg:x2="105.714cm" svg:y2="61.299cm" draw:start-shape="id1084" draw:start-glue-point="4" draw:end-shape="id1044" draw:end-glue-point="7" svg:d="m94539 79534v-9726h11175v-8509">
          <text:p/>
        </draw:connector>
        <draw:connector draw:style-name="inheritance_20__28_public_29_" draw:layer="layout" svg:x1="95.71cm" svg:y1="76.677cm" svg:x2="106.772cm" svg:y2="61.299cm" draw:start-shape="id1041" draw:start-glue-point="4" draw:end-shape="id1044" draw:end-glue-point="8" svg:d="m95710 76677v-7689h11062v-7689">
          <text:p/>
        </draw:connector>
        <draw:connector draw:style-name="inheritance_20__28_public_29_" draw:layer="layout" draw:line-skew="2.117cm" svg:x1="110.808cm" svg:y1="74.141cm" svg:x2="107.908cm" svg:y2="61.301cm" draw:start-shape="id1085" draw:start-glue-point="0" draw:end-shape="id1044" draw:end-glue-point="2" svg:d="m110808 74141v-4304h-2900v-8536">
          <text:p/>
        </draw:connector>
        <draw:connector draw:style-name="inheritance_20__28_public_29_" draw:layer="layout" svg:x1="114.733cm" svg:y1="63.365cm" svg:x2="113.014cm" svg:y2="61.299cm" draw:start-shape="id1086" draw:start-glue-point="0" draw:end-shape="id1044" draw:end-glue-point="13" svg:d="m114733 63365v-1033h-1719v-1033">
          <text:p/>
        </draw:connector>
        <draw:connector draw:style-name="inheritance_20__28_public_29_" draw:layer="layout" draw:line-skew="1.415cm" svg:x1="114.87cm" svg:y1="72.405cm" svg:x2="110.871cm" svg:y2="61.299cm" draw:start-shape="id1087" draw:start-glue-point="0" draw:end-shape="id1044" draw:end-glue-point="11" svg:d="m114870 72405v-4138h-3999v-6968">
          <text:p/>
        </draw:connector>
        <draw:custom-shape draw:style-name="gr1" draw:text-style-name="P1" xml:id="id1088" draw:id="id1088"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88" draw:start-glue-point="0" draw:end-shape="id1081" draw:end-glue-point="8" svg:d="m131835 77408v-6096h-7794v-6096">
          <text:p/>
        </draw:connector>
        <draw:connector draw:style-name="inheritance_20__28_public_29_" draw:layer="layout" svg:x1="102.841cm" svg:y1="71.399cm" svg:x2="120.436cm" svg:y2="65.216cm" draw:start-shape="id1082" draw:start-glue-point="5" draw:end-shape="id1081" draw:end-glue-point="5" svg:d="m102841 71399v-3092h17595v-3091">
          <text:p/>
        </draw:connector>
        <draw:connector draw:style-name="inheritance_20__28_public_29_" draw:layer="layout" svg:x1="96.949cm" svg:y1="73.886cm" svg:x2="122.198cm" svg:y2="65.216cm" draw:start-shape="id1089" draw:start-glue-point="5" draw:end-shape="id1081" draw:end-glue-point="19" svg:d="m96949 73886v-4335h25249v-4335">
          <text:p/>
        </draw:connector>
        <draw:custom-shape draw:style-name="gr1" draw:text-style-name="P1" xml:id="id1090" draw:id="id1090"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90" draw:start-glue-point="5" draw:end-shape="id1081" draw:end-glue-point="7" svg:d="m100184 74385v-4585h22583v-4584">
          <text:p/>
        </draw:connector>
        <draw:custom-shape draw:style-name="gr1" draw:text-style-name="P1" xml:id="id1091" draw:id="id1091"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91" draw:start-glue-point="0" draw:end-shape="id1081" draw:end-glue-point="18" svg:d="m133725 76087v-3201h-10388v-7670">
          <text:p/>
        </draw:connector>
        <draw:custom-shape draw:style-name="gr1" draw:text-style-name="P1" xml:id="id1092" draw:id="id1092"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92" draw:start-glue-point="0" draw:end-shape="id1081" draw:end-glue-point="17" svg:d="m135737 74921v-4853h-10919v-4852">
          <text:p/>
        </draw:connector>
        <draw:custom-shape draw:style-name="gr1" draw:text-style-name="P1" xml:id="id1093" draw:id="id1093"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93" draw:start-glue-point="0" draw:end-shape="id1081" draw:end-glue-point="9" svg:d="m137563 76060v-5422h-11001v-5422">
          <text:p/>
        </draw:connector>
        <draw:custom-shape draw:style-name="gr1" draw:text-style-name="P1" xml:id="id1094" draw:id="id1094"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94" draw:start-glue-point="0" draw:end-shape="id1081" draw:end-glue-point="10" svg:d="m139481 74921v-4853h-11227v-4852">
          <text:p/>
        </draw:connector>
        <draw:custom-shape draw:style-name="gr1" draw:text-style-name="P1" xml:id="id1095" draw:id="id1095"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95" draw:start-glue-point="0" draw:end-shape="id1081" draw:end-glue-point="12" svg:d="m141307 76059v-5422h-11279v-5421">
          <text:p/>
        </draw:connector>
        <draw:custom-shape draw:style-name="gr1" draw:text-style-name="P1" xml:id="id1213" draw:id="id1213"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xml:id="id1215" draw:id="id1215"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xml:id="id1096" draw:id="id1096"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96" draw:start-glue-point="0" draw:end-shape="id1086" draw:end-glue-point="6" svg:d="m112962 77476v-7829h309v-5548">
          <text:p/>
        </draw:connector>
        <draw:custom-shape draw:style-name="gr1" draw:text-style-name="P1" xml:id="id1098" draw:id="id1098"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xml:id="id1097" draw:id="id1097"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xml:id="id1099" draw:id="id1099"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97" draw:start-glue-point="0" draw:end-shape="id1098" draw:end-glue-point="4" svg:d="m99775 14032v-570h1259v-570">
          <text:p/>
        </draw:connector>
        <draw:connector draw:style-name="inheritance_20__28_public_29_" draw:layer="layout" svg:x1="103.85cm" svg:y1="14.007cm" svg:x2="102.434cm" svg:y2="12.892cm" draw:start-shape="id1099" draw:start-glue-point="0" draw:end-shape="id1098"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xml:id="id1100" draw:id="id1100"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100" draw:start-glue-point="0" draw:end-shape="id1048" draw:end-glue-point="4" svg:d="m129639 22483v-1287h-945v-1288">
          <text:p/>
        </draw:connector>
        <draw:custom-shape draw:style-name="gr1" draw:text-style-name="P1" xml:id="id1102" draw:id="id1102"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1074" draw:start-glue-point="5" draw:end-shape="id1101" draw:end-glue-point="4" svg:d="m64165 24074v-1735h346v-1736">
          <text:p/>
        </draw:connector>
        <draw:connector draw:style-name="inheritance_20__28_public_29_" draw:layer="layout" svg:x1="66.445cm" svg:y1="23.225cm" svg:x2="65.424cm" svg:y2="20.603cm" draw:start-shape="id1102" draw:start-glue-point="0" draw:end-shape="id1101" draw:end-glue-point="5" svg:d="m66445 23225v-1311h-1021v-1311">
          <text:p/>
        </draw:connector>
        <draw:custom-shape draw:style-name="gr1" draw:text-style-name="P1" xml:id="id1070" draw:id="id1070" draw:layer="layout" svg:width="2.98cm" svg:height="0.803cm" svg:x="38.735cm" svg:y="22.066cm">
          <text:p text:style-name="P3">XclExpWebQuery</text:p>
          <draw:enhanced-geometry svg:viewBox="0 0 21600 21600" draw:type="rectangle" draw:enhanced-path="M 0 0 L 21600 0 21600 21600 0 21600 0 0 Z N"/>
        </draw:custom-shape>
        <draw:connector draw:style-name="gr14" draw:text-style-name="P1" draw:layer="layout" svg:x1="48.212cm" svg:y1="26.602cm" svg:x2="50.049cm" svg:y2="26.38cm" draw:start-shape="id1068" draw:start-glue-point="4" draw:end-shape="id1069" draw:end-glue-point="3" svg:d="m48212 26602h919v-222h918">
          <text:p/>
        </draw:connector>
        <draw:custom-shape draw:style-name="typedef" xml:id="id1103" draw:id="id1103"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14" draw:text-style-name="P1" draw:layer="layout" svg:x1="48.212cm" svg:y1="27.185cm" svg:x2="50.204cm" svg:y2="27.408cm" draw:start-shape="id1068" draw:start-glue-point="6" draw:end-shape="id1103" draw:end-glue-point="3" svg:d="m48212 27185h997v223h995">
          <text:p/>
        </draw:connector>
        <draw:custom-shape draw:style-name="typedef" xml:id="id1104" draw:id="id1104"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14" draw:text-style-name="P1" draw:layer="layout" svg:x1="48.214cm" svg:y1="27.735cm" svg:x2="49.896cm" svg:y2="28.281cm" draw:start-shape="id1068" draw:start-glue-point="1" draw:end-shape="id1104" draw:end-glue-point="3" svg:d="m48214 27735h840v546h842">
          <text:p/>
        </draw:connector>
        <draw:custom-shape draw:style-name="gr1" draw:text-style-name="P1" xml:id="id1105" draw:id="id1105"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105" draw:start-glue-point="0" draw:end-shape="id1022" draw:end-glue-point="11" svg:d="m31983 38193v-9071h691v-9072">
          <text:p/>
        </draw:connector>
        <draw:custom-shape draw:style-name="gr1" draw:text-style-name="P1" xml:id="id1026" draw:id="id1026"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xml:id="id1106" draw:id="id1106"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1026" draw:start-glue-point="0" draw:end-shape="id1105" draw:end-glue-point="4" svg:d="m27922 47825v-4485h3057v-4485">
          <text:p/>
        </draw:connector>
        <draw:connector draw:style-name="inheritance_20__28_public_29_" draw:layer="layout" svg:x1="34.179cm" svg:y1="40.523cm" svg:x2="32.988cm" svg:y2="38.855cm" draw:start-shape="id1106" draw:start-glue-point="0" draw:end-shape="id1105" draw:end-glue-point="5" svg:d="m34179 40523v-834h-1191v-834">
          <text:p/>
        </draw:connector>
        <draw:custom-shape draw:style-name="gr1" draw:text-style-name="P1" xml:id="id1107" draw:id="id1107"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107" draw:start-glue-point="0" draw:end-shape="id1024" draw:end-glue-point="7" svg:d="m37847 54085v-1264h-2007v-2627">
          <text:p/>
        </draw:connector>
        <draw:custom-shape draw:style-name="gr1" draw:text-style-name="P1" xml:id="id1108" draw:id="id1108"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xml:id="id1110" draw:id="id1110"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xml:id="id1109" draw:id="id1109"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108" draw:start-glue-point="0" draw:end-shape="id1107" draw:end-glue-point="4" svg:d="m35371 55722v-526h1754v-526">
          <text:p/>
        </draw:connector>
        <draw:connector draw:style-name="inheritance_20__28_public_29_" draw:layer="layout" svg:x1="39.434cm" svg:y1="55.709cm" svg:x2="38.604cm" svg:y2="54.67cm" draw:start-shape="id1109" draw:start-glue-point="0" draw:end-shape="id1107" draw:end-glue-point="5" svg:d="m39434 55709v-519h-830v-520">
          <text:p/>
        </draw:connector>
        <draw:connector draw:style-name="inheritance_20__28_public_29_" draw:layer="layout" svg:x1="37.518cm" svg:y1="56.601cm" svg:x2="37.847cm" svg:y2="54.671cm" draw:start-shape="id1110" draw:start-glue-point="0" draw:end-shape="id1107" draw:end-glue-point="2" svg:d="m37518 56601v-965h329v-965">
          <text:p/>
        </draw:connector>
        <draw:connector draw:style-name="data_20_member" draw:layer="layout" svg:x1="62.839cm" svg:y1="19.075cm" svg:x2="23.941cm" svg:y2="15.864cm" draw:start-shape="id1046" draw:start-glue-point="1" draw:end-shape="id1055"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xml:id="id1111" draw:id="id1111"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111" draw:start-glue-point="0" draw:end-shape="id1036" draw:end-glue-point="6" svg:d="m50052 69271v-1328h-846v-1328">
          <text:p/>
        </draw:connector>
        <draw:custom-shape draw:style-name="gr3" xml:id="id1112" draw:id="id1112"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112" draw:start-glue-point="0" draw:end-shape="id1036" draw:end-glue-point="7" svg:d="m51609 70613v-2192h-729v-1806">
          <text:p/>
        </draw:connector>
        <draw:custom-shape draw:style-name="gr3" xml:id="id1113" draw:id="id1113"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113" draw:start-glue-point="0" draw:end-shape="id1036" draw:end-glue-point="2" svg:d="m53645 74878v-6212h-1169v-2051">
          <text:p/>
        </draw:connector>
        <draw:custom-shape draw:style-name="gr3" xml:id="id1114" draw:id="id1114"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114" draw:start-glue-point="0" draw:end-shape="id1113" draw:end-glue-point="2" svg:d="m53712 76705v-597h-67v-595">
          <text:p/>
        </draw:connector>
        <draw:custom-shape draw:style-name="gr3" xml:id="id1117" draw:id="id1117"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xml:id="id1115" draw:id="id1115"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xml:id="id1116" draw:id="id1116"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115" draw:start-glue-point="0" draw:end-shape="id1114" draw:end-glue-point="4" svg:d="m51697 78516v-589h1422v-589">
          <text:p/>
        </draw:connector>
        <draw:connector draw:style-name="inheritance_20__28_public_29_" draw:layer="layout" svg:x1="53.804cm" svg:y1="78.516cm" svg:x2="53.712cm" svg:y2="77.34cm" draw:start-shape="id1116" draw:start-glue-point="0" draw:end-shape="id1114" draw:end-glue-point="2" svg:d="m53804 78516v-589h-92v-587">
          <text:p/>
        </draw:connector>
        <draw:connector draw:style-name="inheritance_20__28_public_29_" draw:layer="layout" svg:x1="56.238cm" svg:y1="78.516cm" svg:x2="54.304cm" svg:y2="77.338cm" draw:start-shape="id1117" draw:start-glue-point="0" draw:end-shape="id1114"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xml:id="id1118" draw:id="id1118" draw:layer="layout" svg:width="2.063cm" svg:height="0.689cm" svg:x="76.907cm" svg:y="11.591cm">
          <text:p text:style-name="P2">SfxMedium</text:p>
          <draw:enhanced-geometry svg:viewBox="0 0 21600 21600" draw:type="rectangle" draw:enhanced-path="M 0 0 L 21600 0 21600 21600 0 21600 0 0 Z N"/>
        </draw:custom-shape>
        <draw:connector draw:style-name="gr31" draw:text-style-name="P3" draw:layer="layout" svg:x1="74.802cm" svg:y1="11.358cm" svg:x2="76.907cm" svg:y2="11.935cm" draw:start-shape="id1047" draw:start-glue-point="6" draw:end-shape="id1118"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xml:id="id1119" draw:id="id1119"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119" draw:start-glue-point="0" draw:end-shape="id1036" draw:end-glue-point="9" svg:d="m59429 70568v-943h-3772v-3010">
          <text:p/>
        </draw:connector>
        <draw:custom-shape draw:style-name="gr1" draw:text-style-name="P1" xml:id="id1120" draw:id="id1120"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120" draw:start-glue-point="0" draw:end-shape="id1036" draw:end-glue-point="8" svg:d="m57144 71552v-1357h-3113v-3580">
          <text:p/>
        </draw:connector>
        <draw:custom-shape draw:style-name="gr1" draw:text-style-name="P1" xml:id="id1121" draw:id="id1121"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121" draw:start-glue-point="0" draw:end-shape="id1120" draw:end-glue-point="5" svg:d="m58818 73718v-745h-723v-746">
          <text:p/>
        </draw:connector>
        <draw:custom-shape draw:style-name="gr1" draw:text-style-name="P1" xml:id="id1122" draw:id="id1122"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122" draw:start-glue-point="0" draw:end-shape="id1120" draw:end-glue-point="4" svg:d="m55499 73769v-771h717v-771">
          <text:p/>
        </draw:connector>
        <draw:custom-shape draw:style-name="gr1" draw:text-style-name="P1" xml:id="id1123" draw:id="id1123"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123" draw:start-glue-point="0" draw:end-shape="id1024" draw:end-glue-point="5" svg:d="m37948 51198v-502h17690v-502">
          <text:p/>
        </draw:connector>
        <draw:custom-shape draw:style-name="gr1" draw:text-style-name="P1" xml:id="id1126" draw:id="id1126"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124" draw:start-glue-point="4" draw:end-shape="id1125" draw:end-glue-point="3" svg:d="m81825 53483h492v-217h491">
          <text:p/>
        </draw:connector>
        <draw:connector draw:style-name="data_20_member_20__28_multiple_20_pointers_29_" draw:layer="layout" svg:x1="81.825cm" svg:y1="54.26cm" svg:x2="83.602cm" svg:y2="54.944cm" draw:start-shape="id1124" draw:start-glue-point="5" draw:end-shape="id1126" draw:end-glue-point="3" svg:d="m81825 54260h889v684h888">
          <text:p/>
        </draw:connector>
        <draw:custom-shape draw:style-name="gr3" xml:id="id1127" draw:id="id1127"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127" draw:start-glue-point="0" draw:end-shape="id1048" draw:end-glue-point="18" svg:d="m116243 23886v-1989h-9v-1989">
          <text:p/>
        </draw:connector>
        <draw:g>
          <draw:custom-shape draw:style-name="gr3" xml:id="id1075" draw:id="id1075"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xml:id="id1128" draw:id="id1128"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1075" draw:start-glue-point="7" draw:end-shape="id1128" draw:end-glue-point="2" svg:d="m116603 44487v-201h12v-201">
            <text:p/>
          </draw:connector>
        </draw:g>
        <draw:custom-shape draw:style-name="gr1" draw:text-style-name="P1" xml:id="id1076" draw:id="id1076"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xml:id="id1129" draw:id="id1129"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1076" draw:start-glue-point="5" draw:end-shape="id1129" draw:end-glue-point="3" svg:d="m81749 65342h1614v2724h1613">
          <text:p>mxChart</text:p>
        </draw:connector>
        <draw:custom-shape draw:style-name="gr5" xml:id="id1130" draw:id="id1130"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1076" draw:start-glue-point="1" draw:end-shape="id1130" draw:end-glue-point="3" svg:d="m81751 64421h537v-255h539">
          <text:p/>
        </draw:connector>
        <draw:custom-shape draw:style-name="gr5" xml:id="id1131" draw:id="id1131"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1076" draw:start-glue-point="4" draw:end-shape="id1131" draw:end-glue-point="3" svg:d="m81749 63571h475v-284h475">
          <text:p/>
        </draw:connector>
        <draw:custom-shape draw:style-name="gr1" draw:text-style-name="P1" xml:id="id1132" draw:id="id1132"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132" draw:start-glue-point="4" draw:end-shape="id1076" draw:end-glue-point="3" svg:d="m77423 57517h815v6904h814">
          <text:p/>
        </draw:connector>
        <draw:connector draw:style-name="data_20_member_20__28_pointer_29_" draw:layer="layout" svg:x1="70.502cm" svg:y1="37.953cm" svg:x2="73.906cm" svg:y2="58.239cm" draw:start-shape="id1053" draw:start-glue-point="13" draw:end-shape="id1132" draw:end-glue-point="3" svg:d="m70502 37953h1702v20286h1702">
          <text:p/>
        </draw:connector>
        <draw:connector draw:style-name="data_20_member_20__28_pointer_29_" draw:layer="layout" svg:x1="70.502cm" svg:y1="37.344cm" svg:x2="78.68cm" svg:y2="53.843cm" draw:start-shape="id1053" draw:start-glue-point="12" draw:end-shape="id1124" draw:end-glue-point="3" svg:d="m70502 37344h4089v16499h4089">
          <text:p/>
        </draw:connector>
        <draw:custom-shape draw:style-name="gr1" draw:text-style-name="P1" xml:id="id1125" draw:id="id1125"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xml:id="id1039" draw:id="id1039"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129" draw:start-glue-point="1" draw:end-shape="id1039" draw:end-glue-point="17" svg:d="m87304 68066h897v7415h896">
          <text:p>mxChartData</text:p>
        </draw:connector>
        <draw:connector draw:style-name="data_20_member_20__28_multiple_20_pointers_29_" draw:layer="layout" draw:line-skew="0.304cm" svg:x1="91.681cm" svg:y1="71.042cm" svg:x2="100.789cm" svg:y2="71.963cm" draw:start-shape="id1039" draw:start-glue-point="7" draw:end-shape="id1082" draw:end-glue-point="3" svg:d="m91681 71042h4858v921h4250">
          <text:p>mxPrimAxesSet<text:line-break/>mxSecnAxesSet</text:p>
        </draw:connector>
        <draw:custom-shape draw:style-name="gr16" draw:text-style-name="P6" xml:id="id1061" draw:id="id1061"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xml:id="id1062" draw:id="id1062"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1039" draw:start-glue-point="12" draw:end-shape="id1133" draw:end-glue-point="3" svg:d="m91681 69540h1052v-1157h1051">
          <text:p/>
        </draw:connector>
        <draw:connector draw:style-name="data_20_member_20__28_multiple_20_pointers_29_" draw:layer="layout" svg:x1="91.681cm" svg:y1="76.534cm" svg:x2="93.841cm" svg:y2="80.562cm" draw:start-shape="id1039" draw:start-glue-point="11" draw:end-shape="id1084" draw:end-glue-point="3" svg:d="m91681 76534h1080v4028h1080">
          <text:p/>
        </draw:connector>
        <draw:connector draw:style-name="data_20_member_20__28_multiple_29_" draw:layer="layout" svg:x1="91.681cm" svg:y1="71.623cm" svg:x2="94.596cm" svg:y2="74.173cm" draw:start-shape="id1039" draw:start-glue-point="14" draw:end-shape="id1089" draw:end-glue-point="3" svg:d="m91681 71623h1457v2550h1458">
          <text:p/>
        </draw:connector>
        <draw:custom-shape draw:style-name="gr1" draw:text-style-name="P1" xml:id="id1086" draw:id="id1086"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89" draw:start-glue-point="4" draw:end-shape="id1086" draw:end-glue-point="7" svg:d="m95461 73886v-4893h18573v-4894">
          <text:p/>
        </draw:connector>
        <draw:custom-shape draw:style-name="gr5" xml:id="id1133" draw:id="id1133"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1039" draw:start-glue-point="15" draw:end-shape="id1090" draw:end-glue-point="3" svg:d="m91681 72649h3283v2037h3282">
          <text:p/>
        </draw:connector>
        <draw:connector draw:style-name="inheritance_20__28_public_29__20_3" draw:layer="layout" svg:x1="98.959cm" svg:y1="74.385cm" svg:x2="114.733cm" svg:y2="64.1cm" draw:start-shape="id1090" draw:start-glue-point="4" draw:end-shape="id1086" draw:end-glue-point="2" svg:d="m98959 74385v-5143h15774v-5142">
          <text:p/>
        </draw:connector>
        <draw:custom-shape draw:style-name="gr5" xml:id="id1134" draw:id="id1134"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1039" draw:start-glue-point="6" draw:end-shape="id1134" draw:end-glue-point="3" svg:d="m91681 70004h1449v257h1448">
          <text:p>maProps</text:p>
        </draw:connector>
        <draw:connector draw:style-name="data_20_member_20__28_multiple_29_" draw:layer="layout" svg:x1="91.681cm" svg:y1="75.498cm" svg:x2="95.108cm" svg:y2="77.002cm" draw:start-shape="id1039" draw:start-glue-point="10" draw:end-shape="id1041" draw:end-glue-point="3" svg:d="m91681 75498h1714v1504h1713">
          <text:p/>
        </draw:connector>
        <draw:custom-shape draw:style-name="gr1" draw:text-style-name="P1" xml:id="id1042" draw:id="id1042"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1041" draw:start-glue-point="5" draw:end-shape="id1081" draw:end-glue-point="6" svg:d="m96744 76677v-5731h24893v-5730">
          <text:p/>
        </draw:connector>
        <draw:custom-shape draw:style-name="gr1" draw:text-style-name="P1" xml:id="id1089" draw:id="id1089"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xml:id="id1084" draw:id="id1084"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83" draw:start-glue-point="0" draw:end-shape="id1042" draw:end-glue-point="9" svg:d="m107101 75075v-681h-3614v-682">
          <text:p/>
        </draw:connector>
        <draw:connector draw:style-name="inheritance_20__28_public_29_" draw:layer="layout" svg:x1="107.633cm" svg:y1="75.075cm" svg:x2="121.059cm" svg:y2="65.216cm" draw:start-shape="id1083" draw:start-glue-point="5" draw:end-shape="id1081" draw:end-glue-point="21" svg:d="m107633 75075v-4929h13426v-4930">
          <text:p/>
        </draw:connector>
        <draw:connector draw:style-name="inheritance_20__28_public_29_" draw:layer="layout" svg:x1="107.394cm" svg:y1="77.563cm" svg:x2="125.57cm" svg:y2="65.216cm" draw:start-shape="id1043" draw:start-glue-point="5" draw:end-shape="id1081" draw:end-glue-point="2" svg:d="m107394 77563v-6174h18176v-6173">
          <text:p/>
        </draw:connector>
        <draw:connector draw:style-name="data_20_member_20__28_pointer_29_" draw:layer="layout" svg:x1="91.681cm" svg:y1="74.397cm" svg:x2="105.511cm" svg:y2="77.986cm" draw:start-shape="id1039" draw:start-glue-point="9" draw:end-shape="id1043" draw:end-glue-point="3" svg:d="m91681 74397h6915v3589h6915">
          <text:p/>
        </draw:connector>
        <draw:custom-shape draw:style-name="gr1" draw:text-style-name="P1" xml:id="id1082" draw:id="id1082"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xml:id="id1040" draw:id="id1040"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xml:id="id1135" draw:id="id1135"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xml:id="id1038" draw:id="id1038"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135" draw:end-shape="id1040" draw:end-glue-point="4" svg:d="m81036 13920v-3631h-1728v-3631">
          <text:p/>
        </draw:connector>
        <draw:connector draw:style-name="data_20_member_20__28_pointer_29_" draw:layer="layout" svg:x1="132.966cm" svg:y1="64.859cm" svg:x2="142.178cm" svg:y2="64.957cm" draw:start-shape="id1081" draw:start-glue-point="1" draw:end-shape="id1038" draw:end-glue-point="3" svg:d="m132966 64859h4606v98h4606">
          <text:p/>
        </draw:connector>
        <draw:custom-shape draw:style-name="gr1" draw:text-style-name="P1" xml:id="id1136" draw:id="id1136"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1040" draw:start-glue-point="1" draw:end-shape="id1136" draw:end-glue-point="3" svg:d="m81213 6367h1070v477h1071">
          <text:p/>
        </draw:connector>
        <draw:custom-shape draw:style-name="gr1" draw:text-style-name="P1" xml:id="id1137" draw:id="id1137"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xml:id="id1138" draw:id="id1138"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137" draw:start-glue-point="4" draw:end-shape="id1138" draw:end-glue-point="2" svg:d="m37263 78352v-393h-765v-393">
          <text:p/>
        </draw:connector>
        <draw:custom-shape draw:style-name="gr3" xml:id="id1139" draw:id="id1139"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139" draw:start-glue-point="0" draw:end-shape="id1036" draw:end-glue-point="13" svg:d="m41458 67975v-680h4045v-680">
          <text:p/>
        </draw:connector>
        <draw:connector draw:style-name="inheritance_20__28_public_29_" draw:layer="layout" svg:x1="38.114cm" svg:y1="78.352cm" svg:x2="41.458cm" svg:y2="68.61cm" draw:start-shape="id1137" draw:start-glue-point="5" draw:end-shape="id1139" draw:end-glue-point="2" svg:d="m38114 78352v-4872h3344v-4870">
          <text:p/>
        </draw:connector>
        <draw:custom-shape draw:style-name="gr1" draw:text-style-name="P1" xml:id="id1037" draw:id="id1037"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xml:id="id1140" draw:id="id1140"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1037" draw:start-glue-point="5" draw:end-shape="id1140" draw:end-glue-point="4" svg:d="m41842 76115v-1315h1010v-1315">
          <text:p/>
        </draw:connector>
        <draw:custom-shape draw:style-name="gr1" draw:text-style-name="P1" xml:id="id1141" draw:id="id1141"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140" draw:start-glue-point="1" draw:end-shape="id1141" draw:end-glue-point="3" svg:d="m45336 73142h446v381h446">
          <text:p/>
        </draw:connector>
        <draw:custom-shape draw:style-name="gr1" draw:text-style-name="P1" xml:id="id1035" draw:id="id1035"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1035" draw:start-glue-point="4" draw:end-shape="id1140" draw:end-glue-point="5" svg:d="m47356 77771v-3283h-3051v-1003">
          <text:p/>
        </draw:connector>
        <draw:connector draw:style-name="data_20_member_20__28_multiple_20_pointers_29_" draw:layer="layout" svg:x1="38.684cm" svg:y1="78.695cm" svg:x2="39.965cm" svg:y2="77.312cm" draw:start-shape="id1137" draw:start-glue-point="1" draw:end-shape="id1037" draw:end-glue-point="7" svg:d="m38684 78695h640v-1383h641">
          <text:p/>
        </draw:connector>
        <draw:custom-shape draw:style-name="gr1" draw:text-style-name="P1" xml:id="id1142" draw:id="id1142"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141" draw:start-glue-point="1" draw:end-shape="id1142" draw:end-glue-point="3" svg:d="m48264 73523h573v251h573">
          <text:p/>
        </draw:connector>
        <draw:custom-shape draw:style-name="class_20__28_external_20_module_29_" xml:id="id1143" draw:id="id1143"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142" draw:start-glue-point="0" draw:end-shape="id1143" draw:end-glue-point="2" svg:d="m50428 73484v-265h38v-264">
          <text:p/>
        </draw:connector>
        <draw:custom-shape draw:style-name="gr1" draw:text-style-name="P1" xml:id="id1028" draw:id="id1028"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1028" draw:start-glue-point="0" draw:end-shape="id1024" draw:end-glue-point="20" svg:d="m29436 64298v-13047h5618v-1057">
          <text:p/>
        </draw:connector>
        <draw:connector draw:style-name="data_20_member_20__28_multiple_20_pointers_29_" draw:layer="layout" svg:x1="33.523cm" svg:y1="65.163cm" svg:x2="39.965cm" svg:y2="76.54cm" draw:start-shape="id1028" draw:start-glue-point="5" draw:end-shape="id1037" draw:end-glue-point="6" svg:d="m33523 65163h3223v11377h3219">
          <text:p/>
        </draw:connector>
        <draw:custom-shape draw:style-name="gr1" draw:text-style-name="P1" xml:id="id1144" draw:id="id1144"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1028" draw:start-glue-point="4" draw:end-shape="id1144" draw:end-glue-point="3" svg:d="m33527 64481h4614v5118h4614">
          <text:p/>
        </draw:connector>
        <draw:connector draw:style-name="inheritance_20__28_public_29_" draw:layer="layout" svg:x1="43.516cm" svg:y1="69.275cm" svg:x2="46.304cm" svg:y2="66.615cm" draw:start-shape="id1144" draw:start-glue-point="0" draw:end-shape="id1036" draw:end-glue-point="4" svg:d="m43516 69275v-1330h2788v-1330">
          <text:p/>
        </draw:connector>
        <draw:custom-shape draw:style-name="gr1" draw:text-style-name="P1" xml:id="id1029" draw:id="id1029"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xml:id="id1030" draw:id="id1030"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xml:id="id1033" draw:id="id1033"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xml:id="id1027" draw:id="id1027"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xml:id="id1031" draw:id="id1031"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xml:id="id1032" draw:id="id1032"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xml:id="id1034" draw:id="id1034"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xml:id="id1025" draw:id="id1025"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1029" draw:start-glue-point="1" draw:end-shape="id1025"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2" draw:text-style-name="P1" draw:layer="layout" svg:x1="130.764cm" svg:y1="19.449cm" svg:x2="67.826cm" svg:y2="34.921cm" draw:start-shape="id1048" draw:start-glue-point="1" draw:end-shape="id1053"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xml:id="id1145" draw:id="id1145"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xml:id="id1146" draw:id="id1146"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145" draw:start-glue-point="0" draw:end-shape="id1066" draw:end-glue-point="2" svg:d="m151272 24486v-4423h-3406v-4424">
          <text:p/>
        </draw:connector>
        <draw:connector draw:style-name="inheritance_20__28_public_29_" draw:layer="layout" svg:x1="154.731cm" svg:y1="22.595cm" svg:x2="148.545cm" svg:y2="15.639cm" draw:start-shape="id1146" draw:start-glue-point="0" draw:end-shape="id1066" draw:end-glue-point="5" svg:d="m154731 22595v-3478h-6186v-3478">
          <text:p/>
        </draw:connector>
        <draw:custom-shape draw:style-name="gr1" draw:text-style-name="P1" xml:id="id1147" draw:id="id1147"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147" draw:start-glue-point="0" draw:end-shape="id1064" draw:end-glue-point="2" svg:d="m144780 33415v-790h91v-789">
          <text:p/>
        </draw:connector>
        <draw:rect draw:style-name="class" xml:id="id1148" draw:id="id1148" draw:layer="layout" svg:width="2.073cm" svg:height="0.544cm" svg:x="151.966cm" svg:y="14.168cm">
          <text:p text:style-name="P2">TokenStack</text:p>
        </draw:rect>
        <draw:connector draw:style-name="data_20_member" draw:layer="layout" svg:x1="149.201cm" svg:y1="14.58cm" svg:x2="151.966cm" svg:y2="14.44cm" draw:start-shape="id1066" draw:start-glue-point="1" draw:end-shape="id1148" draw:end-glue-point="3" svg:d="m149201 14580h1383v-140h1382">
          <text:p/>
        </draw:connector>
        <draw:connector draw:style-name="inheritance_20__28_public_29_" draw:layer="layout" svg:x1="56.786cm" svg:y1="51.52cm" svg:x2="56.594cm" svg:y2="50.194cm" draw:start-shape="id1149" draw:start-glue-point="4" draw:end-shape="id1024" draw:end-glue-point="4" svg:d="m56786 51520v-663h-192v-663">
          <text:p/>
        </draw:connector>
        <draw:connector draw:style-name="inheritance_20__28_public_29_" draw:layer="layout" draw:line-skew="12.135cm" svg:x1="58.429cm" svg:y1="51.52cm" svg:x2="53.731cm" svg:y2="19.399cm" draw:start-shape="id1149" draw:start-glue-point="5" draw:end-shape="id1046" draw:end-glue-point="7" svg:d="m58429 51520v-3926h-4698v-28195">
          <text:p/>
        </draw:connector>
        <draw:custom-shape draw:style-name="gr1" draw:text-style-name="P1" xml:id="id1151" draw:id="id1151"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150" draw:start-glue-point="0" draw:end-shape="id1149" draw:end-glue-point="7" svg:d="m61555 53238v-536h-3085v-537">
          <text:p/>
        </draw:connector>
        <draw:connector draw:style-name="inheritance_20__28_public_29_" draw:layer="layout" svg:x1="61.722cm" svg:y1="56.682cm" svg:x2="56.814cm" svg:y2="52.165cm" draw:start-shape="id1151" draw:start-glue-point="0" draw:end-shape="id1149" draw:end-glue-point="6" svg:d="m61722 56682v-2258h-4908v-2259">
          <text:p/>
        </draw:connector>
        <draw:connector draw:style-name="inheritance_20__28_public_29_" draw:layer="layout" draw:line-skew="4.151cm" svg:x1="56.208cm" svg:y1="45.387cm" svg:x2="41.895cm" svg:y2="20.05cm" draw:start-shape="id1152" draw:start-glue-point="4" draw:end-shape="id1022" draw:end-glue-point="7" svg:d="m56208 45387v-8517h-14313v-16820">
          <text:p/>
        </draw:connector>
        <draw:connector draw:style-name="inheritance_20__28_public_29_" draw:layer="layout" svg:x1="57.709cm" svg:y1="45.387cm" svg:x2="54.502cm" svg:y2="19.399cm" draw:start-shape="id1152" draw:start-glue-point="5" draw:end-shape="id1046" draw:end-glue-point="8" svg:d="m57709 45387v-12994h-3207v-12994">
          <text:p/>
        </draw:connector>
        <draw:connector draw:style-name="data_20_member_20__28_multiple_29_" draw:layer="layout" svg:x1="58.67cm" svg:y1="46.268cm" svg:x2="60.361cm" svg:y2="57.005cm" draw:start-shape="id1152" draw:start-glue-point="7" draw:end-shape="id1151" draw:end-glue-point="3" svg:d="m58670 46268h846v10737h845">
          <text:p/>
        </draw:connector>
        <draw:connector draw:style-name="data_20_member_20__28_multiple_29_" draw:layer="layout" svg:x1="58.67cm" svg:y1="45.622cm" svg:x2="60.742cm" svg:y2="44.648cm" draw:start-shape="id1152" draw:start-glue-point="6" draw:end-shape="id1153" draw:end-glue-point="3" svg:d="m58670 45622h1036v-974h1036">
          <text:p/>
        </draw:connector>
        <draw:connector draw:style-name="inheritance_20__28_public_29_" draw:layer="layout" svg:x1="54.041cm" svg:y1="38.053cm" svg:x2="61.614cm" svg:y2="19.399cm" draw:start-shape="id1154" draw:start-glue-point="0" draw:end-shape="id1046" draw:end-glue-point="16" svg:d="m54041 38053v-9327h7573v-9327">
          <text:p/>
        </draw:connector>
        <draw:connector draw:style-name="inheritance_20__28_public_29_" draw:layer="layout" svg:x1="62.673cm" svg:y1="38.416cm" svg:x2="54.935cm" svg:y2="38.753cm" draw:start-shape="id1155" draw:start-glue-point="0" draw:end-shape="id1154" draw:end-glue-point="5" svg:d="m62673 38416v-500h-4316v1337h-3422v-500">
          <text:p/>
        </draw:connector>
        <draw:connector draw:style-name="inheritance_20__28_public_29_" draw:layer="layout" svg:x1="51.244cm" svg:y1="42.046cm" svg:x2="53.201cm" svg:y2="38.753cm" draw:start-shape="id1156" draw:start-glue-point="0" draw:end-shape="id1154" draw:end-glue-point="4" svg:d="m51244 42046v-1647h1957v-1646">
          <text:p/>
        </draw:connector>
        <draw:connector draw:style-name="data_20_member" draw:layer="layout" svg:x1="53.251cm" svg:y1="42.823cm" svg:x2="55.172cm" svg:y2="45.957cm" draw:start-shape="id1156" draw:start-glue-point="4" draw:end-shape="id1152" draw:end-glue-point="3" svg:d="m53251 42823h961v3134h960">
          <text:p/>
        </draw:connector>
        <draw:connector draw:style-name="data_20_member_20__28_multiple_29_" draw:layer="layout" svg:x1="53.251cm" svg:y1="42.255cm" svg:x2="57.969cm" svg:y2="42.369cm" draw:start-shape="id1156" draw:start-glue-point="5" draw:end-shape="id1157" draw:end-glue-point="3" svg:d="m53251 42255h2360v114h2358">
          <text:p/>
        </draw:connector>
        <draw:custom-shape draw:style-name="gr1" draw:text-style-name="P1" xml:id="id1152" draw:id="id1152"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xml:id="id1153" draw:id="id1153"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xml:id="id1156" draw:id="id1156"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xml:id="id1154" draw:id="id1154"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xml:id="id1155" draw:id="id1155"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xml:id="id1157" draw:id="id1157"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xml:id="id1158" draw:id="id1158"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158" draw:start-glue-point="6" draw:end-shape="id1022" draw:end-glue-point="8" svg:d="m47370 37861v-3472h-3164v-14339">
          <text:p/>
        </draw:connector>
        <draw:connector draw:style-name="data_20_member_20__28_pointer_29_" draw:text-style-name="P2" draw:layer="layout" svg:x1="49.728cm" svg:y1="38.451cm" svg:x2="52.033cm" svg:y2="38.403cm" draw:start-shape="id1158" draw:start-glue-point="1" draw:end-shape="id1154" draw:end-glue-point="3" svg:d="m49728 38451h1152v-48h1153">
          <text:p text:style-name="P2">mxImpl</text:p>
        </draw:connector>
        <draw:custom-shape draw:style-name="gr1" draw:text-style-name="P1" xml:id="id1160" draw:id="id1160"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xml:id="id1159" draw:id="id1159"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159" draw:start-glue-point="1" draw:end-shape="id1160" draw:end-glue-point="3" svg:d="m38154 12990h970v-3135h970">
          <text:p/>
        </draw:connector>
        <draw:custom-shape draw:style-name="gr1" draw:text-style-name="P1" xml:id="id1161" draw:id="id1161"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161" draw:start-glue-point="1" draw:end-shape="id1159" draw:end-glue-point="3" svg:d="m32839 11396h766v1594h765">
          <text:p text:style-name="P2">mxImpl</text:p>
        </draw:connector>
        <draw:connector draw:style-name="data_20_member_20__28_pointer_29_" draw:layer="layout" svg:x1="26.617cm" svg:y1="11.258cm" svg:x2="29.003cm" svg:y2="11.396cm" draw:start-shape="id1055" draw:start-glue-point="6" draw:end-shape="id1161"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xml:id="id1162" draw:id="id1162"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160" draw:start-glue-point="4" draw:end-shape="id1162" draw:end-glue-point="3" svg:d="m43099 9132h1700v142h1698">
          <text:p/>
        </draw:connector>
        <draw:custom-shape draw:style-name="gr1" draw:text-style-name="P1" xml:id="id1164" draw:id="id1164"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xml:id="id1163" draw:id="id1163"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160" draw:start-glue-point="7" draw:end-shape="id1163" draw:end-glue-point="3" svg:d="m43099 10582h1791v-103h1789">
          <text:p/>
        </draw:connector>
        <draw:connector draw:style-name="data_20_member_20__28_multiple_29_" draw:layer="layout" svg:x1="49.269cm" svg:y1="10.479cm" svg:x2="50.979cm" svg:y2="10.453cm" draw:start-shape="id1163" draw:start-glue-point="1" draw:end-shape="id1164" draw:end-glue-point="3" svg:d="m49269 10479h855v-26h855">
          <text:p/>
        </draw:connector>
        <draw:connector draw:style-name="inheritance_20__28_private_29_" draw:layer="layout" svg:x1="36.262cm" svg:y1="12.653cm" svg:x2="41.597cm" svg:y2="10.894cm" draw:start-shape="id1159" draw:start-glue-point="0" draw:end-shape="id1160" draw:end-glue-point="2" svg:d="m36262 12653v-879h5335v-880">
          <text:p/>
        </draw:connector>
        <draw:custom-shape draw:style-name="gr1" draw:text-style-name="P1" xml:id="id1165" draw:id="id1165"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165" draw:start-glue-point="0" draw:end-shape="id1024" draw:end-glue-point="16" svg:d="m42103 52700v-1253h-310v-1253">
          <text:p/>
        </draw:connector>
        <draw:custom-shape draw:style-name="gr1" draw:text-style-name="P3" xml:id="id1166" draw:id="id1166"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xml:id="id1167" draw:id="id1167"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166" draw:start-glue-point="0" draw:end-shape="id1165" draw:end-glue-point="4" svg:d="m41158 57443v-2073h363v-2074">
          <text:p/>
        </draw:connector>
        <draw:connector draw:style-name="inheritance_20__28_public_29_" draw:layer="layout" svg:x1="45.434cm" svg:y1="54.437cm" svg:x2="42.789cm" svg:y2="53.296cm" draw:start-shape="id1167" draw:start-glue-point="0" draw:end-shape="id1165" draw:end-glue-point="5" svg:d="m45434 54437v-570h-2645v-571">
          <text:p/>
        </draw:connector>
        <draw:custom-shape draw:style-name="gr1" draw:text-style-name="P1" xml:id="id1168" draw:id="id1168"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xml:id="id1169" draw:id="id1169"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168" draw:start-glue-point="0" draw:end-shape="id1167" draw:end-glue-point="4" svg:d="m45227 57521v-1244h-517v-1244">
          <text:p/>
        </draw:connector>
        <draw:connector draw:style-name="inheritance_20__28_public_29_" draw:layer="layout" svg:x1="46.835cm" svg:y1="56.563cm" svg:x2="46.211cm" svg:y2="55.033cm" draw:start-shape="id1169" draw:start-glue-point="0" draw:end-shape="id1167" draw:end-glue-point="5" svg:d="m46835 56563v-765h-624v-765">
          <text:p/>
        </draw:connector>
        <draw:custom-shape draw:style-name="gr1" draw:text-style-name="P1" xml:id="id1170" draw:id="id1170"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xml:id="id1171" draw:id="id1171"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xml:id="id1172" draw:id="id1172"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xml:id="id1173" draw:id="id1173"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xml:id="id1174" draw:id="id1174"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170" draw:start-glue-point="0" draw:end-shape="id1166" draw:end-glue-point="4" svg:d="m38216 59544v-752h1776v-753">
          <text:p/>
        </draw:connector>
        <draw:connector draw:style-name="inheritance_20__28_public_29_" draw:layer="layout" svg:x1="39.966cm" svg:y1="60.426cm" svg:x2="40.692cm" svg:y2="58.039cm" draw:start-shape="id1171" draw:start-glue-point="0" draw:end-shape="id1166" draw:end-glue-point="5" svg:d="m39966 60426v-1193h726v-1194">
          <text:p/>
        </draw:connector>
        <draw:connector draw:style-name="inheritance_20__28_public_29_" draw:layer="layout" svg:x1="41.623cm" svg:y1="62.111cm" svg:x2="41.158cm" svg:y2="58.039cm" draw:start-shape="id1172" draw:start-glue-point="0" draw:end-shape="id1166" draw:end-glue-point="2" svg:d="m41623 62111v-2036h-465v-2036">
          <text:p/>
        </draw:connector>
        <draw:connector draw:style-name="inheritance_20__28_public_29_" draw:layer="layout" svg:x1="43.385cm" svg:y1="60.4cm" svg:x2="41.804cm" svg:y2="58.039cm" draw:start-shape="id1173" draw:start-glue-point="0" draw:end-shape="id1166" draw:end-glue-point="6" svg:d="m43385 60400v-1180h-1581v-1181">
          <text:p/>
        </draw:connector>
        <draw:connector draw:style-name="inheritance_20__28_public_29_" draw:layer="layout" svg:x1="45.239cm" svg:y1="59.621cm" svg:x2="42.426cm" svg:y2="58.039cm" draw:start-shape="id1174" draw:start-glue-point="0" draw:end-shape="id1166" draw:end-glue-point="7" svg:d="m45239 59621v-791h-2813v-791">
          <text:p/>
        </draw:connector>
        <draw:custom-shape draw:style-name="gr3" xml:id="id1175" draw:id="id1175"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172" draw:start-glue-point="5" draw:end-shape="id1175" draw:end-glue-point="3" svg:d="m43204 62996h1102v98h1102">
          <text:p/>
        </draw:connector>
        <draw:custom-shape draw:style-name="class_20__28_other_20_page_29_" xml:id="id1176" draw:id="id1176"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172" draw:start-glue-point="4" draw:end-shape="id1176"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onnector draw:style-name="inheritance_20__28_protected_29_" draw:layer="layout" draw:line-skew="0.848cm" svg:x1="35.099cm" svg:y1="25.471cm" svg:x2="55.302cm" svg:y2="19.399cm" draw:start-shape="id1177" draw:start-glue-point="0" draw:end-shape="id1046" draw:end-glue-point="9" svg:d="m35099 25471v-2188h20203v-3884">
          <text:p/>
        </draw:connector>
        <draw:connector draw:style-name="data_20_member_20__28_pointer_29_" draw:layer="layout" svg:x1="26.617cm" svg:y1="12.076cm" svg:x2="33.791cm" svg:y2="25.768cm" draw:start-shape="id1055" draw:start-glue-point="4" draw:end-shape="id1177" draw:end-glue-point="3" svg:d="m26617 12076h3587v13692h3587">
          <text:p/>
        </draw:connector>
        <draw:connector draw:style-name="data_20_member_20__28_pointer_29_" draw:layer="layout" svg:x1="26.617cm" svg:y1="13.366cm" svg:x2="46.463cm" svg:y2="38.451cm" draw:start-shape="id1055" draw:start-glue-point="5" draw:end-shape="id1158"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xml:id="id1178" draw:id="id1178"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151" draw:start-glue-point="1" draw:end-shape="id1178" draw:end-glue-point="3" svg:d="m63083 57005h557v49h558">
          <text:p/>
        </draw:connector>
        <draw:connector draw:style-name="inheritance_20__28_public_29_" draw:layer="layout" svg:x1="65.26cm" svg:y1="56.769cm" svg:x2="53.177cm" svg:y2="50.194cm" draw:start-shape="id1178" draw:start-glue-point="0" draw:end-shape="id1024" draw:end-glue-point="11" svg:d="m65260 56769v-3287h-12083v-3288">
          <text:p/>
        </draw:connector>
        <draw:custom-shape draw:style-name="gr1" draw:text-style-name="P1" xml:id="id1149" draw:id="id1149"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xml:id="id1150" draw:id="id1150"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xml:id="id1179" draw:id="id1179"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179" draw:start-glue-point="0" draw:end-shape="id1024" draw:end-glue-point="6" svg:d="m69461 56770v-3288h-14890v-3288">
          <text:p/>
        </draw:connector>
        <draw:custom-shape draw:style-name="gr1" draw:text-style-name="P1" xml:id="id1180" draw:id="id1180"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xml:id="id1182" draw:id="id1182"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xml:id="id1181" draw:id="id1181"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180" draw:start-glue-point="0" draw:end-shape="id1179" draw:end-glue-point="4" svg:d="m67958 58610v-635h1010v-635">
          <text:p/>
        </draw:connector>
        <draw:connector draw:style-name="inheritance_20__28_public_29_" draw:layer="layout" svg:x1="71.418cm" svg:y1="58.636cm" svg:x2="69.952cm" svg:y2="57.34cm" draw:start-shape="id1181" draw:start-glue-point="0" draw:end-shape="id1179" draw:end-glue-point="5" svg:d="m71418 58636v-648h-1466v-648">
          <text:p/>
        </draw:connector>
        <draw:connector draw:style-name="inheritance_20__28_public_29_" draw:layer="layout" svg:x1="69.682cm" svg:y1="59.596cm" svg:x2="69.461cm" svg:y2="57.34cm" draw:start-shape="id1182" draw:start-glue-point="0" draw:end-shape="id1179" draw:end-glue-point="2" svg:d="m69682 59596v-1128h-221v-1128">
          <text:p/>
        </draw:connector>
        <draw:connector draw:style-name="data_20_member_20__28_multiple_29_" draw:layer="layout" svg:x1="66.323cm" svg:y1="57.054cm" svg:x2="68.399cm" svg:y2="57.055cm" draw:start-shape="id1178" draw:start-glue-point="1" draw:end-shape="id1179"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1021" draw:start-glue-point="4" draw:end-shape="id1046" draw:end-glue-point="10" svg:d="m64500 49796v-17475h-8455v-12922">
          <text:p/>
        </draw:connector>
        <draw:connector draw:style-name="inheritance_20__28_public_29_" draw:layer="layout" svg:x1="68.576cm" svg:y1="51.799cm" svg:x2="55.638cm" svg:y2="50.194cm" draw:start-shape="id1183" draw:start-glue-point="0" draw:end-shape="id1024" draw:end-glue-point="5" svg:d="m68576 51799v-803h-12938v-802">
          <text:p/>
        </draw:connector>
        <draw:custom-shape draw:style-name="gr1" draw:text-style-name="P1" xml:id="id1021" draw:id="id1021"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xml:id="id1183" draw:id="id1183"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3" draw:text-style-name="P1" draw:layer="layout" svg:x1="65.396cm" svg:y1="50.17cm" svg:x2="66.83cm" svg:y2="52.11cm" draw:start-shape="id1021" draw:start-glue-point="1" draw:end-shape="id1183" draw:end-glue-point="3" svg:d="m65396 50170h716v1940h718">
          <text:p/>
        </draw:connector>
        <draw:custom-shape draw:style-name="gr1" draw:text-style-name="P1" xml:id="id1184" draw:id="id1184"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xml:id="id1185" draw:id="id1185"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84" draw:start-glue-point="0" draw:end-shape="id1183" draw:end-glue-point="4" svg:d="m66656 54203v-891h1076v-892">
          <text:p/>
        </draw:connector>
        <draw:connector draw:style-name="inheritance_20__28_public_29_" draw:layer="layout" svg:x1="70.277cm" svg:y1="54.216cm" svg:x2="68.576cm" svg:y2="52.422cm" draw:start-shape="id1185" draw:start-glue-point="0" draw:end-shape="id1183" draw:end-glue-point="2" svg:d="m70277 54216v-898h-1701v-896">
          <text:p/>
        </draw:connector>
        <draw:connector draw:style-name="data_20_member_20__28_pointer_29_" draw:layer="layout" svg:x1="59.651cm" svg:y1="51.843cm" svg:x2="61.817cm" svg:y2="50.17cm" draw:start-shape="id1149" draw:start-glue-point="1" draw:end-shape="id1021" draw:end-glue-point="3" svg:d="m59651 51843h1082v-1673h1084">
          <text:p/>
        </draw:connector>
        <draw:custom-shape draw:style-name="gr1" draw:text-style-name="P3" xml:id="id1186" draw:id="id1186"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1025" draw:start-glue-point="5" draw:end-shape="id1186" draw:end-glue-point="3" svg:d="m20698 75065h629v737h630">
          <text:p/>
        </draw:connector>
        <draw:custom-shape draw:style-name="gr1" draw:text-style-name="P1" xml:id="id1187" draw:id="id1187"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1025" draw:start-glue-point="4" draw:end-shape="id1187" draw:end-glue-point="3" svg:d="m20698 73465h1056v-787h1057">
          <text:p/>
        </draw:connector>
        <draw:custom-shape draw:style-name="gr1" draw:text-style-name="P1" xml:id="id1188" draw:id="id1188"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86" draw:start-glue-point="5" draw:end-shape="id1188" draw:end-glue-point="3" svg:d="m24468 75148h1371v-180h1370">
          <text:p/>
        </draw:connector>
        <draw:custom-shape draw:style-name="gr1" draw:text-style-name="P1" xml:id="id1189" draw:id="id1189"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xml:id="id1190" draw:id="id1190"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88" draw:start-glue-point="4" draw:end-shape="id1189" draw:end-glue-point="3" svg:d="m29562 74426h571v-1115h571">
          <text:p/>
        </draw:connector>
        <draw:connector draw:style-name="data_20_member_20__28_pointer_29_" draw:layer="layout" svg:x1="29.562cm" svg:y1="74.743cm" svg:x2="31.485cm" svg:y2="74.182cm" draw:start-shape="id1188" draw:start-glue-point="5" draw:end-shape="id1190" svg:d="m29562 74743h962v-561h961">
          <text:p/>
        </draw:connector>
        <draw:custom-shape draw:style-name="gr1" draw:text-style-name="P1" xml:id="id1191" draw:id="id1191"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125" draw:start-glue-point="4" draw:end-shape="id1191" draw:end-glue-point="3" svg:d="m85322 52987h878v-53h877">
          <text:p/>
        </draw:connector>
        <draw:custom-shape draw:style-name="gr1" draw:text-style-name="P1" xml:id="id1192" draw:id="id1192"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125" draw:start-glue-point="5" draw:end-shape="id1192" draw:end-glue-point="3" svg:d="m85322 53581h579v442h580">
          <text:p/>
        </draw:connector>
        <draw:custom-shape draw:style-name="gr1" draw:text-style-name="P1" xml:id="id1193" draw:id="id1193"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xml:id="id1124" draw:id="id1124"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92" draw:start-glue-point="1" draw:end-shape="id1193" draw:end-glue-point="3" svg:d="m89566 54023h466v38h467">
          <text:p/>
        </draw:connector>
        <draw:custom-shape draw:style-name="gr5" xml:id="id1195" draw:id="id1195"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xml:id="id1194" draw:id="id1194"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xml:id="id1196" draw:id="id1196"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94" draw:start-glue-point="4" draw:end-shape="id1195" draw:end-glue-point="3" svg:d="m74653 75035h804v-791h1502">
          <text:p text:style-name="P2">pOldData</text:p>
        </draw:connector>
        <draw:connector draw:style-name="data_20_member_20__28_pointer_29_" draw:text-style-name="P2" draw:layer="layout" svg:x1="74.653cm" svg:y1="75.527cm" svg:x2="76.959cm" svg:y2="75.202cm" draw:start-shape="id1194" draw:start-glue-point="5" draw:end-shape="id1196" draw:end-glue-point="3" svg:d="m74653 75527h1153v-325h1153">
          <text:p text:style-name="P2">pNewData</text:p>
        </draw:connector>
        <draw:custom-shape draw:style-name="gr1" draw:text-style-name="P1" xml:id="id1197" draw:id="id1197"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97" draw:start-glue-point="0" draw:end-shape="id1036" draw:end-glue-point="11" svg:d="m70569 70936v-2160h-11948v-2161">
          <text:p/>
        </draw:connector>
        <draw:connector draw:style-name="inheritance_20__28_public_29_" draw:layer="layout" svg:x1="72.787cm" svg:y1="74.671cm" svg:x2="73.814cm" svg:y2="71.506cm" draw:start-shape="id1194" draw:end-shape="id1197" draw:end-glue-point="7" svg:d="m72787 74671v-1583h1027v-1582">
          <text:p/>
        </draw:connector>
        <draw:custom-shape draw:style-name="gr1" draw:text-style-name="P1" xml:id="id1199" draw:id="id1199"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xml:id="id1198" draw:id="id1198"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xml:id="id1200" draw:id="id1200"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98" draw:start-glue-point="0" draw:end-shape="id1197" draw:end-glue-point="4" svg:d="m66519 73281v-888h843v-887">
          <text:p/>
        </draw:connector>
        <draw:connector draw:style-name="inheritance_20__28_public_29_" draw:layer="layout" svg:x1="68.32cm" svg:y1="74.628cm" svg:x2="69.176cm" svg:y2="71.506cm" draw:start-shape="id1199" draw:start-glue-point="0" draw:end-shape="id1197" draw:end-glue-point="5" svg:d="m68320 74628v-1561h856v-1561">
          <text:p/>
        </draw:connector>
        <draw:connector draw:style-name="inheritance_20__28_public_29_" draw:layer="layout" svg:x1="70.524cm" svg:y1="73.411cm" svg:x2="72.233cm" svg:y2="71.506cm" draw:start-shape="id1200" draw:start-glue-point="0" draw:end-shape="id1197" draw:end-glue-point="6" svg:d="m70524 73411v-953h1709v-952">
          <text:p/>
        </draw:connector>
        <draw:custom-shape draw:style-name="gr1" draw:text-style-name="P1" xml:id="id1201" draw:id="id1201"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201" draw:start-glue-point="1" draw:end-shape="id1197" draw:end-glue-point="3" svg:d="m66661 68886h499v1174h-1705v1161h501">
          <text:p/>
        </draw:connector>
        <draw:custom-shape draw:style-name="gr1" draw:text-style-name="P1" xml:id="id1202" draw:id="id1202"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202" draw:start-glue-point="7" draw:end-shape="id1201" draw:end-glue-point="3" svg:d="m60801 64855h948v4031h947">
          <text:p/>
        </draw:connector>
        <draw:connector draw:style-name="data_20_member_20__28_pointer_29_" draw:layer="layout" svg:x1="48.212cm" svg:y1="28.865cm" svg:x2="57.33cm" svg:y2="64.13cm" draw:start-shape="id1068" draw:start-glue-point="7" draw:end-shape="id1202"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xml:id="id1204" draw:id="id1204"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xml:id="id1203" draw:id="id1203" draw:layer="layout" svg:width="2.385cm" svg:height="0.699cm" svg:x="74.334cm" svg:y="18.775cm">
          <text:p>XclImpPCItem</text:p>
          <draw:enhanced-geometry svg:viewBox="0 0 21600 21600" draw:type="rectangle" draw:enhanced-path="M 0 0 L 21600 0 21600 21600 0 21600 0 0 Z N"/>
        </draw:custom-shape>
        <draw:custom-shape draw:style-name="gr3" xml:id="id1205" draw:id="id1205"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203" draw:start-glue-point="0" draw:end-shape="id1204" draw:end-glue-point="4" svg:d="m75526 18775v-740h-1350v-741">
          <text:p/>
        </draw:connector>
        <draw:connector draw:style-name="inheritance_20__28_public_29_" draw:layer="layout" svg:x1="71.69cm" svg:y1="18.827cm" svg:x2="72.96cm" svg:y2="17.294cm" draw:start-shape="id1205" draw:start-glue-point="0" draw:end-shape="id1204" draw:end-glue-point="5" svg:d="m71690 18827v-766h1270v-767">
          <text:p/>
        </draw:connector>
        <draw:custom-shape draw:style-name="gr1" draw:text-style-name="P1" xml:id="id1207" draw:id="id1207"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xml:id="id1206" draw:id="id1206"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xml:id="id1208" draw:id="id1208"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206" draw:start-glue-point="0" draw:end-shape="id1207" draw:end-glue-point="4" svg:d="m95508 40173v-9676h-21383v-9678">
          <text:p/>
        </draw:connector>
        <draw:connector draw:style-name="inheritance_20__28_public_29_" draw:layer="layout" svg:x1="72.364cm" svg:y1="22.014cm" svg:x2="72.857cm" svg:y2="20.819cm" draw:start-shape="id1208" draw:start-glue-point="0" draw:end-shape="id1207" draw:end-glue-point="5" svg:d="m72364 22014v-597h493v-598">
          <text:p/>
        </draw:connector>
        <draw:custom-shape draw:style-name="gr1" draw:text-style-name="P1" xml:id="id1209" draw:id="id1209"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209" draw:start-glue-point="4" draw:end-shape="id1206" draw:end-glue-point="3" svg:d="m91929 42074h1181v-964h1180">
          <text:p>maFields</text:p>
        </draw:connector>
        <draw:custom-shape draw:style-name="gr5" xml:id="id1210" draw:id="id1210"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209" draw:start-glue-point="5" draw:end-shape="id1210" svg:d="m91929 43394h1246v81h1245">
          <text:p>maPCInfo</text:p>
        </draw:connector>
        <draw:custom-shape draw:style-name="gr1" draw:text-style-name="P1" xml:id="id1211" draw:id="id1211"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211" draw:start-glue-point="4" draw:end-shape="id1209" draw:end-glue-point="6" svg:d="m85426 45539h1801v-2299h1801">
          <text:p>mxPCache</text:p>
        </draw:connector>
        <draw:custom-shape draw:style-name="gr1" draw:text-style-name="P1" xml:id="id1212" draw:id="id1212"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212" draw:start-glue-point="5" draw:end-shape="id1211" draw:end-glue-point="3" svg:d="m81071 44785h701v1303h702">
          <text:p/>
        </draw:connector>
        <draw:connector draw:style-name="data_20_member_20__28_multiple_20_pointers_29_" draw:layer="layout" svg:x1="81.071cm" svg:y1="44.148cm" svg:x2="89.028cm" svg:y2="42.101cm" draw:start-shape="id1212" draw:start-glue-point="4" draw:end-shape="id1209"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1053" draw:start-glue-point="11" draw:end-shape="id1212" draw:end-glue-point="3" svg:d="m70502 36789h3199v7669h3198">
          <text:p/>
        </draw:connector>
        <draw:connector draw:style-name="data_20_member" draw:text-style-name="P1" draw:layer="layout" svg:x1="116.497cm" svg:y1="72.737cm" svg:x2="118.22cm" svg:y2="74.217cm" draw:start-shape="id1087" draw:start-glue-point="6" draw:end-shape="id1213" draw:end-glue-point="3" svg:d="m116497 72737h861v1480h862">
          <text:p/>
        </draw:connector>
        <draw:custom-shape draw:style-name="gr5" xml:id="id1214" draw:id="id1214"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213" draw:start-glue-point="6" draw:end-shape="id1214"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82" draw:start-glue-point="7" draw:end-shape="id1087"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83" draw:start-glue-point="6" draw:end-shape="id1215" draw:end-glue-point="3" svg:d="m108356 75914h3325v596h3323">
          <text:p>mxValueRange</text:p>
        </draw:connector>
        <draw:custom-shape draw:style-name="gr1" draw:text-style-name="P1" xml:id="id1083" draw:id="id1083"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82" draw:start-glue-point="6" draw:end-shape="id1083" draw:end-glue-point="3" svg:d="m103673 72267h1086v3362h1086">
          <text:p>mxXAxis</text:p>
          <text:p>mxYAxis</text:p>
          <text:p>mxZAxis</text:p>
        </draw:connector>
        <draw:custom-shape draw:style-name="gr1" draw:text-style-name="P3" xml:id="id1217" draw:id="id1217"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xml:id="id1216" draw:id="id1216"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216" draw:start-glue-point="4" draw:end-shape="id1217" draw:end-glue-point="3" svg:d="m41181 84549h2024v-525h2022">
          <text:p>maType</text:p>
        </draw:connector>
        <draw:custom-shape draw:style-name="gr1" draw:text-style-name="P3" xml:id="id1218" draw:id="id1218"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216" draw:start-glue-point="0" draw:end-shape="id1218" draw:end-glue-point="6" svg:d="m39536 83570v-519h-1255v-520">
          <text:p/>
        </draw:connector>
        <draw:custom-shape draw:style-name="gr1" draw:text-style-name="P1" xml:id="id1219" draw:id="id1219"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86" draw:start-glue-point="4" draw:end-shape="id1219" svg:d="m24468 76512h1788v3770h1787">
          <text:p>mxPrimAxesSet</text:p>
          <text:p>mxSecnAxesSet</text:p>
        </draw:connector>
        <draw:connector draw:style-name="data_20_member_20__28_multiple_29_" draw:layer="layout" svg:x1="31.1cm" svg:y1="80.888cm" svg:x2="37.89cm" svg:y2="84.204cm" draw:start-shape="id1219" draw:start-glue-point="7" draw:end-shape="id1216"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xml:id="id1220" draw:id="id1220"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213" draw:start-glue-point="7" draw:end-shape="id1220" draw:end-glue-point="3" svg:d="m120647 74471h1298v576h1297">
          <text:p>maTypeInfo</text:p>
        </draw:connector>
        <draw:custom-shape draw:style-name="gr5" xml:id="id1222" draw:id="id1222" draw:layer="layout" svg:width="3.344cm" svg:height="0.648cm" svg:x="84.96cm" svg:y="19.593cm">
          <text:p>XclPTCachedName</text:p>
          <draw:enhanced-geometry svg:viewBox="0 0 21600 21600" draw:type="rectangle" draw:enhanced-path="M 0 0 L 21600 0 21600 21600 0 21600 0 0 Z N"/>
        </draw:custom-shape>
        <draw:custom-shape draw:style-name="gr5" xml:id="id1221" draw:id="id1221"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221" draw:start-glue-point="1" draw:end-shape="id1222" draw:end-glue-point="3" svg:d="m81876 20177h1542v-260h1542">
          <text:p>maVisName</text:p>
        </draw:connector>
        <draw:custom-shape draw:style-name="gr5" xml:id="id1223" draw:id="id1223"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xml:id="id1224" draw:id="id1224"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xml:id="id1225" draw:id="id1225"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223" draw:start-glue-point="0" draw:end-shape="id1221" draw:end-glue-point="4" svg:d="m77950 21592v-558h1568v-560">
          <text:p/>
        </draw:connector>
        <draw:connector draw:style-name="inheritance_20__28_public_29_" draw:layer="layout" svg:x1="80.102cm" svg:y1="23.12cm" svg:x2="80.282cm" svg:y2="20.476cm" draw:start-shape="id1224" draw:start-glue-point="0" draw:end-shape="id1221" draw:end-glue-point="2" svg:d="m80102 23120v-1323h180v-1321">
          <text:p/>
        </draw:connector>
        <draw:connector draw:style-name="inheritance_20__28_public_29_" draw:layer="layout" svg:x1="82.485cm" svg:y1="24.441cm" svg:x2="81.123cm" svg:y2="20.474cm" draw:start-shape="id1225" draw:start-glue-point="0" draw:end-shape="id1221"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226" draw:start-glue-point="4" draw:end-shape="id1224" draw:end-glue-point="5" svg:d="m84468 37326h501v-6795h-6600v-6687h501">
          <text:p/>
        </draw:connector>
        <draw:custom-shape draw:style-name="gr1" draw:text-style-name="P1" xml:id="id1227" draw:id="id1227"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draw:line-skew="0.992cm 0.057cm" svg:x1="89.418cm" svg:y1="38.49cm" svg:x2="81.332cm" svg:y2="25.218cm" draw:start-shape="id1227" draw:start-glue-point="4" draw:end-shape="id1225" draw:end-glue-point="5" svg:d="m89418 38490h1493v-6605h-10081v-6667h502">
          <text:p/>
        </draw:connector>
        <draw:custom-shape draw:style-name="gr1" draw:text-style-name="P1" xml:id="id1226" draw:id="id1226"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226" draw:start-glue-point="7" draw:end-shape="id1227" draw:end-glue-point="3" svg:d="m84468 38588h1322v70h1322">
          <text:p>maItems</text:p>
        </draw:connector>
        <draw:connector draw:style-name="data_20_member_20__28_multiple_29_" draw:layer="layout" draw:line-skew="0.333cm -0.005cm" svg:x1="84.468cm" svg:y1="37.7cm" svg:x2="76.434cm" svg:y2="22.393cm" draw:start-shape="id1226" draw:start-glue-point="5" draw:end-shape="id1223" draw:end-glue-point="5" svg:d="m84468 37700h834v-7925h-9369v-7382h501">
          <text:p/>
        </draw:connector>
        <draw:connector draw:style-name="data_20_member_20__28_multiple_20_pointers_29_" draw:layer="layout" svg:x1="85.426cm" svg:y1="45.285cm" svg:x2="82.032cm" svg:y2="37.947cm" draw:start-shape="id1211" draw:start-glue-point="6" draw:end-shape="id1226" draw:end-glue-point="3" svg:d="m85426 45285h500v-3315h-4394v-4023h500">
          <text:p>maFields</text:p>
        </draw:connector>
        <draw:custom-shape draw:style-name="gr5" xml:id="id1228" draw:id="id1228"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226" draw:start-glue-point="6" draw:end-shape="id1228" draw:end-glue-point="3" svg:d="m84468 38214h1581v-1047h621">
          <text:p/>
        </draw:connector>
        <draw:custom-shape draw:style-name="gr5" xml:id="id1229" draw:id="id1229"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206" draw:start-glue-point="4" draw:end-shape="id1229" draw:end-glue-point="3" svg:d="m96726 40489h1413v-276h1413">
          <text:p>maFieldInfo</text:p>
        </draw:connector>
        <draw:custom-shape draw:style-name="gr1" draw:text-style-name="P1" xml:id="id1230" draw:id="id1230"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84" draw:start-glue-point="6" draw:end-shape="id1230" draw:end-glue-point="3" svg:d="m96510 81279h1078v1693h1077">
          <text:p/>
        </draw:connector>
        <draw:custom-shape draw:style-name="gr5" xml:id="id1231" draw:id="id1231"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84" draw:start-glue-point="7" draw:end-shape="id1231" draw:end-glue-point="3" svg:d="m96510 79898h1205v-72h1203">
          <text:p/>
        </draw:connector>
        <draw:custom-shape draw:style-name="gr1" draw:text-style-name="P1" xml:id="id1232" draw:id="id1232"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84" draw:start-glue-point="8" draw:end-shape="id1232" draw:end-glue-point="3" svg:d="m96510 80912h1501v663h1501">
          <text:p/>
        </draw:connector>
        <draw:custom-shape draw:style-name="gr1" draw:text-style-name="P1" xml:id="id1233" draw:id="id1233"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xml:id="id1234" draw:id="id1234"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1053" draw:start-glue-point="10" draw:end-shape="id1233" draw:end-glue-point="3" svg:d="m70502 36154h5022v13432h9507">
          <text:p>GetFormulaCompiler()</text:p>
        </draw:connector>
        <draw:connector draw:style-name="data_20_member_20__28_pointer_29_" draw:layer="layout" svg:x1="88.785cm" svg:y1="49.586cm" svg:x2="90.985cm" svg:y2="49.205cm" draw:start-shape="id1233" draw:start-glue-point="1" draw:end-shape="id1234" draw:end-glue-point="3" svg:d="m88785 49586h1100v-381h1100">
          <text:p>mxImpl</text:p>
        </draw:connector>
        <draw:custom-shape draw:style-name="gr1" draw:text-style-name="P1" xml:id="id1235" draw:id="id1235"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234" draw:start-glue-point="1" draw:end-shape="id1235" draw:end-glue-point="5" svg:d="m94766 49205h1241v389h1242">
          <text:p/>
        </draw:connector>
        <draw:custom-shape draw:style-name="gr1" draw:text-style-name="P1" xml:id="id1238" draw:id="id1238"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xml:id="id1236" draw:id="id1236"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xml:id="id1237" draw:id="id1237"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236" draw:start-glue-point="1" draw:end-shape="id1237" draw:end-glue-point="3" svg:d="m91647 7349h842v-623h843">
          <text:p/>
        </draw:connector>
        <draw:connector draw:style-name="inheritance_20__28_public_29_" draw:layer="layout" svg:x1="91.685cm" svg:y1="9.797cm" svg:x2="91.024cm" svg:y2="7.673cm" draw:start-shape="id1238" draw:start-glue-point="0" draw:end-shape="id1236" draw:end-glue-point="7" svg:d="m91685 9797v-1062h-661v-1062">
          <text:p/>
        </draw:connector>
        <draw:custom-shape draw:style-name="gr1" draw:text-style-name="P1" xml:id="id1239" draw:id="id1239" draw:layer="layout" svg:width="3.069cm" svg:height="1.852cm" svg:x="15.399cm" svg:y="40.403cm">
          <draw:glue-point draw:id="4" svg:x="5.001cm" svg:y="-2.856cm"/>
          <draw:glue-point draw:id="5" svg:x="5.001cm" svg:y="2.57cm"/>
          <text:p text:style-name="P1">XclExpRowBuffer</text:p>
          <draw:enhanced-geometry svg:viewBox="0 0 21600 21600" draw:mirror-horizontal="false" draw:mirror-vertical="false" draw:type="rectangle" draw:enhanced-path="M 0 0 L 21600 0 21600 21600 0 21600 0 0 Z N"/>
        </draw:custom-shape>
        <draw:connector draw:style-name="inheritance_20__28_public_29_" draw:layer="layout" svg:x1="16.933cm" svg:y1="40.403cm" svg:x2="34.553cm" svg:y2="20.05cm" draw:start-shape="id1239" draw:start-glue-point="0" draw:end-shape="id1022" draw:end-glue-point="12" svg:d="m16933 40403v-10176h17620v-10177">
          <text:p/>
        </draw:connector>
        <draw:custom-shape draw:style-name="gr1" draw:text-style-name="P1" xml:id="id1240" draw:id="id1240" draw:layer="layout" svg:width="2.141cm" svg:height="0.741cm" svg:x="23.736cm" svg:y="52.071cm">
          <text:p text:style-name="P1">XclExpRow</text:p>
          <draw:enhanced-geometry svg:viewBox="0 0 21600 21600" draw:type="rectangle" draw:enhanced-path="M 0 0 L 21600 0 21600 21600 0 21600 0 0 Z N"/>
        </draw:custom-shape>
        <draw:connector draw:style-name="data_20_member_20__28_multiple_29_" draw:layer="layout" draw:line-skew="-0.357cm" svg:x1="18.467cm" svg:y1="41.804cm" svg:x2="23.736cm" svg:y2="52.441cm" draw:start-shape="id1239" draw:start-glue-point="5" draw:end-shape="id1240" draw:end-glue-point="3" svg:d="m18467 41804h2277v10637h2992">
          <text:p/>
        </draw:connector>
        <draw:custom-shape draw:style-name="gr1" draw:text-style-name="P1" xml:id="id1241" draw:id="id1241" draw:layer="layout" svg:width="3.968cm" svg:height="0.582cm" svg:x="20.823cm" svg:y="39.688cm">
          <text:p text:style-name="P1">XclExpRowOutlineBuffer</text:p>
          <draw:enhanced-geometry svg:viewBox="0 0 21600 21600" draw:type="rectangle" draw:enhanced-path="M 0 0 L 21600 0 21600 21600 0 21600 0 0 Z N"/>
        </draw:custom-shape>
        <draw:connector draw:style-name="data_20_member" draw:layer="layout" svg:x1="18.467cm" svg:y1="40.801cm" svg:x2="20.823cm" svg:y2="39.979cm" draw:start-shape="id1239" draw:start-glue-point="4" draw:end-shape="id1241" draw:end-glue-point="3" svg:d="m18467 40801h1178v-822h1178">
          <text:p/>
        </draw:connector>
        <draw:custom-shape draw:style-name="gr1" draw:text-style-name="P1" xml:id="id1242" draw:id="id1242" draw:layer="layout" svg:width="3.466cm" svg:height="0.582cm" svg:x="21.272cm" svg:y="40.747cm">
          <text:p text:style-name="P1">XclExpDimensions</text:p>
          <draw:enhanced-geometry svg:viewBox="0 0 21600 21600" draw:type="rectangle" draw:enhanced-path="M 0 0 L 21600 0 21600 21600 0 21600 0 0 Z N"/>
        </draw:custom-shape>
        <draw:connector draw:style-name="data_20_member" draw:layer="layout" svg:x1="18.468cm" svg:y1="41.329cm" svg:x2="21.272cm" svg:y2="41.038cm" draw:start-shape="id1239" draw:start-glue-point="1" draw:end-shape="id1242" draw:end-glue-point="3" svg:d="m18468 41329h1402v-291h1402">
          <text:p/>
        </draw:connector>
        <draw:connector draw:style-name="data_20_member_20__28_multiple_20_pointers_29_" draw:layer="layout" svg:x1="25.877cm" svg:y1="52.441cm" svg:x2="40.717cm" svg:y2="52.998cm" draw:start-shape="id1240" draw:start-glue-point="1" draw:end-shape="id1165" draw:end-glue-point="3" svg:d="m25877 52441h7419v557h7421">
          <text:p/>
        </draw:connector>
        <draw:custom-shape draw:style-name="gr1" draw:text-style-name="P1" xml:id="id1243" draw:id="id1243" draw:layer="layout" svg:width="3.069cm" svg:height="2.672cm" svg:x="8.203cm" svg:y="26.38cm">
          <draw:glue-point draw:id="4" svg:x="5.001cm" svg:y="3.413cm"/>
          <text:p text:style-name="P1">XclExpCellTable</text:p>
          <draw:enhanced-geometry svg:viewBox="0 0 21600 21600" draw:type="rectangle" draw:enhanced-path="M 0 0 L 21600 0 21600 21600 0 21600 0 0 Z N"/>
        </draw:custom-shape>
        <draw:connector draw:style-name="inheritance_20__28_public_29_" draw:layer="layout" draw:line-skew="-1.016cm" svg:x1="9.737cm" svg:y1="26.38cm" svg:x2="35.605cm" svg:y2="20.05cm" draw:start-shape="id1243" draw:start-glue-point="0" draw:end-shape="id1022" draw:end-glue-point="5" svg:d="m9737 26380v-4180h25868v-2150">
          <text:p/>
        </draw:connector>
        <draw:custom-shape draw:style-name="gr1" draw:text-style-name="P1" xml:id="id1177" draw:id="id1177" draw:layer="layout" svg:width="2.616cm" svg:height="0.595cm" svg:x="33.791cm" svg:y="25.471cm">
          <text:p text:style-name="P3">XclExpTabInfo</text:p>
          <draw:enhanced-geometry svg:viewBox="0 0 21600 21600" draw:type="rectangle" draw:enhanced-path="M 0 0 L 21600 0 21600 21600 0 21600 0 0 Z N"/>
        </draw:custom-shape>
        <draw:connector draw:style-name="data_20_member" draw:layer="layout" svg:x1="11.271cm" svg:y1="28.627cm" svg:x2="15.399cm" svg:y2="41.329cm" draw:start-shape="id1243" draw:start-glue-point="4" draw:end-shape="id1239" draw:end-glue-point="3" svg:d="m11271 28627h2064v12702h2064">
          <text:p/>
        </draw:connector>
        <draw:custom-shape draw:style-name="typedef" xml:id="id1244" draw:id="id1244" draw:layer="layout" svg:width="4.075cm" svg:height="0.609cm" svg:x="75.697cm" svg:y="33.417cm">
          <text:p>XclImpOutlineListBuffer</text:p>
          <draw:enhanced-geometry svg:viewBox="0 0 21600 21600" draw:type="rectangle" draw:enhanced-path="M 0 0 L 21600 0 21600 21600 0 21600 0 0 Z N"/>
        </draw:custom-shape>
        <draw:connector draw:style-name="data_20_member_20__28_pointer_29_" draw:layer="layout" svg:x1="74.577cm" svg:y1="33.021cm" svg:x2="75.697cm" svg:y2="33.721cm" draw:start-shape="id1049" draw:start-glue-point="6" draw:end-shape="id1244" draw:end-glue-point="3" svg:d="m74577 33021h560v700h560">
          <text:p/>
        </draw:connector>
        <draw:custom-shape draw:style-name="gr3" xml:id="id1245" draw:id="id1245" draw:layer="layout" svg:width="3.862cm" svg:height="1.773cm" svg:x="80.884cm" svg:y="33.285cm">
          <draw:glue-point draw:id="4" svg:x="5.002cm" svg:y="-3.355cm"/>
          <draw:glue-point draw:id="5" svg:x="5.002cm" svg:y="-1.269cm"/>
          <draw:glue-point draw:id="6" svg:x="5.002cm" svg:y="1.567cm"/>
          <draw:glue-point draw:id="7" svg:x="5.002cm" svg:y="3.66cm"/>
          <text:p>XclImpOutlineDataBuffer</text:p>
          <draw:enhanced-geometry svg:viewBox="0 0 21600 21600" draw:type="rectangle" draw:enhanced-path="M 0 0 L 21600 0 21600 21600 0 21600 0 0 Z N"/>
        </draw:custom-shape>
        <draw:connector draw:style-name="data_20_member_20__28_multiple_20_pointers_29_" draw:layer="layout" svg:x1="79.772cm" svg:y1="33.721cm" svg:x2="80.884cm" svg:y2="34.171cm" draw:start-shape="id1244" draw:start-glue-point="1" draw:end-shape="id1245" draw:end-glue-point="3" svg:d="m79772 33721h556v450h556">
          <text:p/>
        </draw:connector>
        <draw:custom-shape draw:style-name="gr3" xml:id="id1246" draw:id="id1246" draw:layer="layout" svg:width="3.281cm" svg:height="0.661cm" svg:x="89.323cm" svg:y="32.808cm">
          <text:p>XclImpOutlineBuffer</text:p>
          <draw:enhanced-geometry svg:viewBox="0 0 21600 21600" draw:type="rectangle" draw:enhanced-path="M 0 0 L 21600 0 21600 21600 0 21600 0 0 Z N"/>
        </draw:custom-shape>
        <draw:connector draw:style-name="data_20_member_20__28_multiple_20_pointers_29_" draw:layer="layout" svg:x1="84.746cm" svg:y1="33.577cm" svg:x2="89.323cm" svg:y2="33.138cm" draw:start-shape="id1245" draw:start-glue-point="4" draw:end-shape="id1246" draw:end-glue-point="3" svg:d="m84746 33577h2288v-439h2289">
          <text:p>GetColOutline()</text:p>
          <text:p>GetRowOutline()</text:p>
        </draw:connector>
        <draw:custom-shape draw:style-name="gr1" draw:text-style-name="P1" xml:id="id1247" draw:id="id1247" draw:layer="layout" svg:width="3.651cm" svg:height="0.608cm" svg:x="89.191cm" svg:y="33.947cm">
          <text:p text:style-name="P1">XclImpColRowSettings</text:p>
          <draw:enhanced-geometry svg:viewBox="0 0 21600 21600" draw:type="rectangle" draw:enhanced-path="M 0 0 L 21600 0 21600 21600 0 21600 0 0 Z N"/>
        </draw:custom-shape>
        <draw:connector draw:style-name="data_20_member_20__28_pointer_29_" draw:layer="layout" svg:x1="84.746cm" svg:y1="33.947cm" svg:x2="89.191cm" svg:y2="34.251cm" draw:start-shape="id1245" draw:start-glue-point="5" draw:end-shape="id1247" draw:end-glue-point="3" svg:d="m84746 33947h2222v304h2223">
          <text:p>GetColRowBuff()</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xml:id="id1248" draw:id="id1248"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xml:id="id1249" draw:id="id1249"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xml:id="id1251" draw:id="id1251"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xml:id="id1257" draw:id="id1257"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xml:id="id1261" draw:id="id1261"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xml:id="id1294" draw:id="id1294"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xml:id="id1272" draw:id="id1272"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xml:id="id1264" draw:id="id1264"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xml:id="id1313" draw:id="id1313"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xml:id="id1318" draw:id="id1318"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xml:id="id1278" draw:id="id1278"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xml:id="id1291" draw:id="id1291"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xml:id="id1274" draw:id="id1274"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xml:id="id1266" draw:id="id1266"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xml:id="id1270" draw:id="id1270"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xml:id="id1312" draw:id="id1312"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xml:id="id1268" draw:id="id1268"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xml:id="id1280" draw:id="id1280"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xml:id="id1282" draw:id="id1282"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xml:id="id1279" draw:id="id1279"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xml:id="id1284" draw:id="id1284"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xml:id="id1250" draw:id="id1250"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xml:id="id1258" draw:id="id1258"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xml:id="id1259" draw:id="id1259"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xml:id="id1287" draw:id="id1287"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xml:id="id1300" draw:id="id1300"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xml:id="id1252" draw:id="id1252"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xml:id="id1308" draw:id="id1308"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xml:id="id1253" draw:id="id1253"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xml:id="id1256" draw:id="id1256"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xml:id="id1262" draw:id="id1262"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xml:id="id1316" draw:id="id1316"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xml:id="id1317" draw:id="id1317"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xml:id="id1275" draw:id="id1275"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248" draw:start-glue-point="7" draw:end-shape="id1249" draw:end-glue-point="3" svg:d="m17896 18874h1994v-1552h1994">
          <text:p text:style-name="P2">GetSaveData()</text:p>
        </draw:connector>
        <draw:connector draw:style-name="data_20_member_20__28_pointer_29_" draw:layer="layout" svg:x1="17.896cm" svg:y1="22.675cm" svg:x2="22.68cm" svg:y2="23.327cm" draw:start-shape="id1248" draw:start-glue-point="5" draw:end-shape="id1250" draw:end-glue-point="3" svg:d="m17896 22675h2392v652h2392">
          <text:p>pOutput</text:p>
        </draw:connector>
        <draw:connector draw:style-name="data_20_member_20__28_pointer_29_" draw:text-style-name="P2" draw:layer="layout" svg:x1="24.607cm" svg:y1="18.349cm" svg:x2="30.27cm" svg:y2="19.113cm" draw:start-shape="id1249" draw:start-glue-point="4" draw:end-shape="id1251"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251" draw:start-glue-point="4" draw:end-shape="id1252" draw:end-glue-point="3" svg:d="m34421 18768h1160v-422h1160">
          <text:p/>
        </draw:connector>
        <draw:connector draw:style-name="data_20_member_20__28_multiple_29_" draw:layer="layout" svg:x1="34.421cm" svg:y1="19.466cm" svg:x2="36.535cm" svg:y2="20.386cm" draw:start-shape="id1251" draw:start-glue-point="5" draw:end-shape="id1253" draw:end-glue-point="3" svg:d="m34421 19466h1058v920h1056">
          <text:p/>
        </draw:connector>
        <draw:custom-shape draw:style-name="gr5" xml:id="id1254" draw:id="id1254"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248" draw:start-glue-point="1" draw:end-shape="id1254" draw:end-glue-point="3" svg:d="m17896 21273h1841v-438h1840">
          <text:p text:style-name="P2">GetSheetDesc()</text:p>
        </draw:connector>
        <draw:custom-shape draw:style-name="gr5" xml:id="id1255" draw:id="id1255"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248" draw:start-glue-point="8" draw:end-shape="id1255" draw:end-glue-point="3" svg:d="m17896 21967h2398v113h2397">
          <text:p text:style-name="P2">GetImportSourceDesc()</text:p>
        </draw:connector>
        <draw:connector draw:style-name="data_20_member_20__28_pointer_29_" draw:text-style-name="P2" draw:layer="layout" svg:x1="17.896cm" svg:y1="19.808cm" svg:x2="22.854cm" svg:y2="19.732cm" draw:start-shape="id1248" draw:start-glue-point="4" draw:end-shape="id1256"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257" draw:start-glue-point="1" draw:end-shape="id1258" draw:end-glue-point="3" svg:d="m67054 30028h2376v1210h2378">
          <text:p/>
        </draw:connector>
        <draw:connector draw:style-name="data_20_member_20__28_pointer_29_" draw:layer="layout" svg:x1="67.052cm" svg:y1="30.52cm" svg:x2="70.995cm" svg:y2="32.224cm" draw:start-shape="id1257" draw:start-glue-point="4" draw:end-shape="id1259" draw:end-glue-point="3" svg:d="m67052 30520h1972v1704h1971">
          <text:p/>
        </draw:connector>
        <draw:custom-shape draw:style-name="gr1" draw:text-style-name="P1" xml:id="id1260" draw:id="id1260"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257" draw:start-glue-point="5" draw:end-shape="id1260" draw:end-glue-point="3" svg:d="m67052 29506h1740v-473h1738">
          <text:p/>
        </draw:connector>
        <draw:connector draw:style-name="data_20_member_20__28_multiple_20_pointers_29_" draw:layer="layout" svg:x1="73.572cm" svg:y1="29.033cm" svg:x2="74.715cm" svg:y2="29.041cm" draw:start-shape="id1260" draw:start-glue-point="1" draw:end-shape="id1261"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262" draw:start-glue-point="0" draw:end-shape="id1263" draw:end-glue-point="2" svg:d="m25552 36209v-377h-61v-378">
          <text:p/>
        </draw:connector>
        <draw:frame draw:style-name="gr34" xml:id="id1263" draw:id="id1263"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264" draw:start-glue-point="0" draw:end-shape="id1265" svg:d="m23025 54629v-657h1924v-657">
          <text:p/>
        </draw:connector>
        <draw:frame draw:style-name="gr35" xml:id="id1267" draw:id="id1267"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266" draw:start-glue-point="0" draw:end-shape="id1267" draw:end-glue-point="2" svg:d="m38231 60148v-1551h539v-1555">
          <text:p/>
        </draw:connector>
        <draw:frame draw:style-name="gr35" xml:id="id1269" draw:id="id1269"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268" draw:start-glue-point="0" draw:end-shape="id1269" svg:d="m55040 64028v-759h-504v-758">
          <text:p/>
        </draw:connector>
        <draw:frame draw:style-name="gr36" xml:id="id1271" draw:id="id1271"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270" draw:start-glue-point="0" draw:end-shape="id1271" draw:end-glue-point="2" svg:d="m45826 63496v-1352h-79v-1353">
          <text:p/>
        </draw:connector>
        <draw:frame draw:style-name="gr34" xml:id="id1273" draw:id="id1273"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272" draw:start-glue-point="0" draw:end-shape="id1273" draw:end-glue-point="2" svg:d="m31849 57223v-960h981v-960">
          <text:p/>
        </draw:connector>
        <draw:frame draw:style-name="gr37" draw:text-style-name="P2" draw:layer="layout" svg:width="5.662cm" svg:height="1.572cm" svg:x="110.748cm" svg:y="28.536cm">
          <draw:text-box>
            <text:p/>
          </draw:text-box>
        </draw:frame>
        <draw:connector draw:style-name="inheritance_20__28_public_29_" draw:layer="layout" svg:x1="61.258cm" svg:y1="43.816cm" svg:x2="66.407cm" svg:y2="40.016cm" draw:start-shape="id1274" draw:start-glue-point="0" draw:end-shape="id1275" draw:end-glue-point="4" svg:d="m61258 43816v-1899h5149v-1901">
          <text:p/>
        </draw:connector>
        <draw:custom-shape draw:style-name="gr1" draw:text-style-name="P1" xml:id="id1276" draw:id="id1276" draw:layer="layout" svg:width="2.989cm" svg:height="0.688cm" svg:x="67.093cm" svg:y="41.434cm">
          <text:p text:style-name="P3">ScSheetDPData</text:p>
          <draw:enhanced-geometry svg:viewBox="0 0 21600 21600" draw:type="rectangle" draw:enhanced-path="M 0 0 L 21600 0 21600 21600 0 21600 0 0 Z N"/>
        </draw:custom-shape>
        <draw:custom-shape draw:style-name="gr1" draw:text-style-name="P1" xml:id="id1277" draw:id="id1277" draw:layer="layout" svg:width="3.255cm" svg:height="0.688cm" svg:x="69.579cm" svg:y="42.439cm">
          <text:p text:style-name="P3">ScDatabaseDPData</text:p>
          <draw:enhanced-geometry svg:viewBox="0 0 21600 21600" draw:type="rectangle" draw:enhanced-path="M 0 0 L 21600 0 21600 21600 0 21600 0 0 Z N"/>
        </draw:custom-shape>
        <draw:connector draw:style-name="inheritance_20__28_public_29_" draw:layer="layout" svg:x1="68.587cm" svg:y1="41.434cm" svg:x2="67.201cm" svg:y2="40.018cm" draw:start-shape="id1276" draw:start-glue-point="0" draw:end-shape="id1275" draw:end-glue-point="2" svg:d="m68587 41434v-708h-1386v-708">
          <text:p/>
        </draw:connector>
        <draw:connector draw:style-name="inheritance_20__28_public_29_" draw:layer="layout" draw:line-skew="-0.721cm" svg:x1="71.206cm" svg:y1="42.439cm" svg:x2="67.86cm" svg:y2="40.016cm" draw:start-shape="id1277" draw:start-glue-point="0" draw:end-shape="id1275" draw:end-glue-point="5" svg:d="m71206 42439v-1931h-3346v-492">
          <text:p/>
        </draw:connector>
        <draw:connector draw:style-name="data_20_member_20__28_multiple_29_" draw:layer="layout" svg:x1="63.043cm" svg:y1="44.319cm" svg:x2="66.219cm" svg:y2="45.502cm" draw:start-shape="id1274" draw:start-glue-point="4" draw:end-shape="id1278" draw:end-glue-point="3" svg:d="m63043 44319h1588v1183h1588">
          <text:p/>
        </draw:connector>
        <draw:connector draw:style-name="data_20_member_20__28_multiple_20_pointers_29_" draw:layer="layout" svg:x1="63.043cm" svg:y1="45.376cm" svg:x2="64.608cm" svg:y2="47.644cm" draw:start-shape="id1274" draw:start-glue-point="5" draw:end-shape="id1279" draw:end-glue-point="3" svg:d="m63043 45376h782v2268h783">
          <text:p/>
        </draw:connector>
        <draw:frame draw:style-name="gr36" xml:id="id1281" draw:id="id1281"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280" draw:start-glue-point="0" draw:end-shape="id1281" draw:end-glue-point="2" svg:d="m81274 56512v-473h60v-472">
          <text:p/>
        </draw:connector>
        <draw:frame draw:style-name="gr35" xml:id="id1283" draw:id="id1283"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282" draw:start-glue-point="0" draw:end-shape="id1283" draw:end-glue-point="2" svg:d="m74513 56276v-547h57v-546">
          <text:p/>
        </draw:connector>
        <draw:connector draw:style-name="data_20_member_20__28_multiple_20_pointers_29_" draw:layer="layout" svg:x1="25.099cm" svg:y1="23.327cm" svg:x2="26.509cm" svg:y2="24.718cm" draw:start-shape="id1250" draw:start-glue-point="1" draw:end-shape="id1284"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xml:id="id1285" draw:id="id1285"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xml:id="id1286" draw:id="id1286"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285" draw:start-glue-point="0" draw:end-shape="id1286" draw:end-glue-point="2" svg:d="m74630 17991v-1032h-92v-1031">
          <text:p/>
        </draw:connector>
        <draw:connector draw:style-name="data_20_member_20__28_pointer_29_" draw:text-style-name="P2" draw:layer="layout" draw:line-skew="-2.189cm" svg:x1="26.822cm" svg:y1="42.053cm" svg:x2="65.68cm" svg:y2="39.332cm" draw:start-shape="id1262" draw:start-glue-point="5" draw:end-shape="id1275" draw:end-glue-point="3" svg:d="m26822 42053h17240v-2721h21618">
          <text:p text:style-name="P2">pData</text:p>
        </draw:connector>
        <draw:connector draw:style-name="data_20_member_20__28_pointer_29_" draw:text-style-name="P2" draw:layer="layout" svg:x1="17.896cm" svg:y1="23.635cm" svg:x2="24.282cm" svg:y2="40.459cm" draw:start-shape="id1248" draw:start-glue-point="6" draw:end-shape="id1262" draw:end-glue-point="3" svg:d="m17896 23635h3193v16824h3193">
          <text:p text:style-name="P2">GetSource()</text:p>
        </draw:connector>
        <draw:connector draw:style-name="data_20_member_20__28_multiple_20_pointers_29_" draw:layer="layout" svg:x1="24.388cm" svg:y1="54.959cm" svg:x2="30.487cm" svg:y2="57.553cm" draw:start-shape="id1264" draw:start-glue-point="1" draw:end-shape="id1272"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282" draw:start-glue-point="1" draw:end-shape="id1280" draw:end-glue-point="3" svg:d="m75744 56606h2183v236h2183">
          <text:p/>
        </draw:connector>
        <draw:connector draw:style-name="data_20_member_20__28_pointer_29_" draw:text-style-name="P4" draw:layer="layout" draw:line-skew="3.729cm" svg:x1="26.822cm" svg:y1="40.459cm" svg:x2="50.731cm" svg:y2="32.807cm" draw:start-shape="id1262" draw:start-glue-point="1" draw:end-shape="id1287" draw:end-glue-point="3" svg:d="m26822 40459h15684v-7652h8225">
          <text:p text:style-name="P4">pColResRoot<text:line-break/>pRowResRoot</text:p>
        </draw:connector>
        <draw:custom-shape draw:style-name="gr1" draw:text-style-name="P3" xml:id="id1288" draw:id="id1288"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268" draw:start-glue-point="1" draw:end-shape="id1288" draw:end-glue-point="13" svg:d="m56032 64358h3053v-3555h3054">
          <text:p/>
        </draw:connector>
        <draw:frame draw:style-name="gr34" xml:id="id1289" draw:id="id1289"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288" draw:start-glue-point="0" draw:end-shape="id1289" draw:end-glue-point="2" svg:d="m63130 55753v-960h984v-960">
          <text:p/>
        </draw:connector>
        <draw:connector draw:style-name="data_20_member_20__28_pointer_29_" draw:layer="layout" svg:x1="64.12cm" svg:y1="56.361cm" svg:x2="73.283cm" svg:y2="56.606cm" draw:start-shape="id1288" draw:start-glue-point="4" draw:end-shape="id1282" draw:end-glue-point="3" svg:d="m64120 56361h4582v245h4581">
          <text:p>GetMembersObject()</text:p>
        </draw:connector>
        <draw:connector draw:style-name="data_20_member_20__28_pointer_29_" draw:layer="layout" svg:x1="47.228cm" svg:y1="63.827cm" svg:x2="54.049cm" svg:y2="64.358cm" draw:start-shape="id1270" draw:start-glue-point="1" draw:end-shape="id1268" draw:end-glue-point="3" svg:d="m47228 63827h3410v531h3411">
          <text:p>GetLevelsObject()</text:p>
        </draw:connector>
        <draw:connector draw:style-name="data_20_member_20__28_multiple_20_pointers_29_" draw:layer="layout" svg:x1="39.633cm" svg:y1="60.479cm" svg:x2="44.424cm" svg:y2="63.827cm" draw:start-shape="id1266" draw:start-glue-point="1" draw:end-shape="id1270" draw:end-glue-point="3" svg:d="m39633 60479h2396v3348h2395">
          <text:p/>
        </draw:connector>
        <draw:connector draw:style-name="data_20_member_20__28_pointer_29_" draw:layer="layout" svg:x1="33.212cm" svg:y1="57.553cm" svg:x2="36.829cm" svg:y2="60.479cm" draw:start-shape="id1272" draw:start-glue-point="1" draw:end-shape="id1266" draw:end-glue-point="3" svg:d="m33212 57553h1808v2926h1809">
          <text:p>GetHierarchiesObject()</text:p>
        </draw:connector>
        <draw:custom-shape draw:style-name="gr1" draw:text-style-name="P1" xml:id="id1290" draw:id="id1290"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287" draw:start-glue-point="5" draw:end-shape="id1290" draw:end-glue-point="4" svg:d="m54203 33259h1686v968h1685">
          <text:p text:style-name="P2">pChildDimension</text:p>
        </draw:connector>
        <draw:connector draw:style-name="data_20_member_20__28_pointer_29_" draw:layer="layout" svg:x1="59.473cm" svg:y1="44.834cm" svg:x2="65.68cm" svg:y2="39.656cm" draw:start-shape="id1274" draw:start-glue-point="3" draw:end-shape="id1275" draw:end-glue-point="6" svg:d="m59473 44834h-500v-5178h6707">
          <text:p/>
        </draw:connector>
        <draw:custom-shape draw:style-name="gr5" xml:id="id1292" draw:id="id1292" draw:layer="layout" svg:width="2.777cm" svg:height="0.688cm" svg:x="77.149cm" svg:y="44.251cm">
          <text:p>ScDPItemData</text:p>
          <draw:enhanced-geometry svg:viewBox="0 0 21600 21600" draw:type="rectangle" draw:enhanced-path="M 0 0 L 21600 0 21600 21600 0 21600 0 0 Z N"/>
        </draw:custom-shape>
        <draw:custom-shape draw:style-name="gr5" xml:id="id1293" draw:id="id1293" draw:layer="layout" svg:width="2.777cm" svg:height="0.688cm" svg:x="77.149cm" svg:y="45.654cm">
          <text:p>ScDPItemData</text:p>
          <draw:enhanced-geometry svg:viewBox="0 0 21600 21600" draw:type="rectangle" draw:enhanced-path="M 0 0 L 21600 0 21600 21600 0 21600 0 0 Z N"/>
        </draw:custom-shape>
        <draw:connector draw:style-name="gr14" draw:text-style-name="P1" draw:layer="layout" svg:x1="75.679cm" svg:y1="44.935cm" svg:x2="77.149cm" svg:y2="44.595cm" draw:start-shape="id1291" draw:start-glue-point="4" draw:end-shape="id1292" draw:end-glue-point="3" svg:d="m75679 44935h735v-340h735">
          <text:p/>
        </draw:connector>
        <draw:connector draw:style-name="gr38" draw:text-style-name="P1" draw:layer="layout" svg:x1="75.679cm" svg:y1="45.316cm" svg:x2="77.149cm" svg:y2="45.998cm" draw:start-shape="id1291" draw:start-glue-point="5" draw:end-shape="id1293" draw:end-glue-point="3" svg:d="m75679 45316h735v682h735">
          <text:p/>
        </draw:connector>
        <draw:connector draw:style-name="gr38" draw:text-style-name="P1" draw:layer="layout" svg:x1="69.682cm" svg:y1="45.125cm" svg:x2="72.904cm" svg:y2="45.132cm" draw:start-shape="id1278" draw:start-glue-point="4" draw:end-shape="id1291"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9"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278" draw:start-glue-point="5" draw:end-shape="id1294" draw:end-glue-point="3" svg:d="m69682 45811h800v740h799">
          <text:p/>
        </draw:connector>
        <draw:custom-shape draw:style-name="gr1" draw:text-style-name="P1" xml:id="id1295" draw:id="id1295"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279" draw:start-glue-point="1" draw:end-shape="id1295"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40"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xml:id="id1296" draw:id="id1296"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262" draw:start-glue-point="6" draw:end-shape="id1296" draw:end-glue-point="3" svg:d="m26822 39241h11744v-9341h12525">
          <text:p text:style-name="P2">pResData</text:p>
        </draw:connector>
        <draw:custom-shape draw:style-name="gr1" draw:text-style-name="P3" xml:id="id1297" draw:id="id1297"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287" draw:start-glue-point="1" draw:end-shape="id1297" draw:end-glue-point="3" svg:d="m54203 32807h1611v-1266h1611">
          <text:p text:style-name="P2">pDataRoot</text:p>
        </draw:connector>
        <draw:connector draw:style-name="data_20_member_20__28_pointer_29_" draw:layer="layout" svg:x1="60.467cm" svg:y1="31.541cm" svg:x2="63.695cm" svg:y2="30.561cm" draw:start-shape="id1297" draw:start-glue-point="1" draw:end-shape="id1257" draw:end-glue-point="7" svg:d="m60467 31541h1614v-980h1614">
          <text:p/>
        </draw:connector>
        <draw:custom-shape draw:style-name="gr1" draw:text-style-name="P1" xml:id="id1298" draw:id="id1298"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14" draw:text-style-name="P1" draw:layer="layout" svg:x1="60.467cm" svg:y1="31.858cm" svg:x2="62.367cm" svg:y2="32.269cm" draw:start-shape="id1297" draw:start-glue-point="5" draw:end-shape="id1298" draw:end-glue-point="3" svg:d="m60467 31858h950v411h950">
          <text:p/>
        </draw:connector>
        <draw:custom-shape draw:style-name="gr1" draw:text-style-name="P1" xml:id="id1299" draw:id="id1299"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90" draw:start-glue-point="1" draw:end-shape="id1299" draw:end-glue-point="3" svg:d="m61046 33936h1489v964h1489">
          <text:p text:style-name="P2">maMemberArray</text:p>
        </draw:connector>
        <draw:connector draw:style-name="data_20_member_20__28_pointer_29_" draw:layer="layout" svg:x1="54.203cm" svg:y1="32.388cm" svg:x2="53.93cm" svg:y2="30.852cm" draw:start-shape="id1287" draw:start-glue-point="4" draw:end-shape="id1296" draw:end-glue-point="7" svg:d="m54203 32388h500v-1536h-773">
          <text:p/>
        </draw:connector>
        <draw:connector draw:style-name="data_20_member_20__28_pointer_29_" draw:layer="layout" draw:line-skew="0.958cm" svg:x1="57.574cm" svg:y1="33.646cm" svg:x2="53.93cm" svg:y2="30.35cm" draw:start-shape="id1290" draw:start-glue-point="5" draw:end-shape="id1296" draw:end-glue-point="6" svg:d="m57574 33646h-863v-3296h-2781">
          <text:p/>
        </draw:connector>
        <draw:connector draw:style-name="data_20_member_20__28_pointer_29_" draw:layer="layout" svg:x1="60.467cm" svg:y1="31.225cm" svg:x2="53.932cm" svg:y2="29.9cm" draw:start-shape="id1297" draw:start-glue-point="4" draw:end-shape="id1296" draw:end-glue-point="1" svg:d="m60467 31225h500v-1325h-7035">
          <text:p/>
        </draw:connector>
        <draw:connector draw:style-name="data_20_member_20__28_pointer_29_" draw:layer="layout" svg:x1="63.695cm" svg:y1="29.531cm" svg:x2="53.93cm" svg:y2="29.558cm" draw:start-shape="id1257" draw:start-glue-point="6" draw:end-shape="id1296" draw:end-glue-point="5" svg:d="m63695 29531h-4882v27h-4883">
          <text:p/>
        </draw:connector>
        <draw:connector draw:style-name="data_20_member_20__28_pointer_29_" draw:layer="layout" svg:x1="26.822cm" svg:y1="44.209cm" svg:x2="21.663cm" svg:y2="54.959cm" draw:start-shape="id1262" draw:start-glue-point="10" draw:end-shape="id1264"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xml:id="id1321" draw:id="id1321" draw:layer="layout" svg:width="3.317cm" svg:height="1.769cm" svg:x="76.216cm" svg:y="38.897cm">
          <draw:glue-point draw:id="4" svg:x="5.001cm" svg:y="-2.876cm"/>
          <draw:glue-point draw:id="5" svg:x="5.001cm" svg:y="2.659cm"/>
          <draw:glue-point draw:id="6" svg:x="-5.004cm" svg:y="-2.622cm"/>
          <draw:glue-point draw:id="7" svg:x="-5.004cm" svg:y="2.911cm"/>
          <text:p text:style-name="P1">ScDPCacheTable</text:p>
          <draw:enhanced-geometry svg:viewBox="0 0 21600 21600" draw:type="rectangle" draw:enhanced-path="M 0 0 L 21600 0 21600 21600 0 21600 0 0 Z N"/>
        </draw:custom-shape>
        <draw:custom-shape draw:style-name="gr5" xml:id="id1301" draw:id="id1301"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300" draw:start-glue-point="1" draw:end-shape="id1301" draw:end-glue-point="3" svg:d="m30806 13481h1639v-684h1639">
          <text:p>pLayoutInfo</text:p>
        </draw:connector>
        <draw:custom-shape draw:style-name="gr5" xml:id="id1302" draw:id="id1302"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300" draw:start-glue-point="8" draw:end-shape="id1302" draw:end-glue-point="3" svg:d="m30806 13969h1639v-167h1639">
          <text:p>pAutoShowInfo</text:p>
        </draw:connector>
        <draw:custom-shape draw:style-name="gr5" xml:id="id1303" draw:id="id1303"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303" draw:end-glue-point="3" svg:d="m30946 14566h1319v241h1819">
          <text:p>pSortInfo</text:p>
        </draw:connector>
        <draw:custom-shape draw:style-name="gr5" xml:id="id1304" draw:id="id1304"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304" svg:d="m30817 15318h1383v494h1884">
          <text:p>pReferenceValue</text:p>
        </draw:connector>
        <draw:custom-shape draw:style-name="gr5" xml:id="id1305" draw:id="id1305"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xml:id="id1306" draw:id="id1306"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xml:id="id1307" draw:id="id1307"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288" draw:start-glue-point="5" draw:end-shape="id1305" draw:end-glue-point="3" svg:d="m64120 57063h2826v755h2825">
          <text:p/>
        </draw:connector>
        <draw:connector draw:style-name="data_20_member" draw:layer="layout" svg:x1="64.12cm" svg:y1="57.765cm" svg:x2="69.771cm" svg:y2="58.823cm" draw:start-shape="id1288" draw:start-glue-point="6" draw:end-shape="id1306" draw:end-glue-point="3" svg:d="m64120 57765h2826v1058h2825">
          <text:p>GetAutoShow()</text:p>
        </draw:connector>
        <draw:connector draw:style-name="data_20_member" draw:layer="layout" svg:x1="64.12cm" svg:y1="58.469cm" svg:x2="69.771cm" svg:y2="59.828cm" draw:start-shape="id1288" draw:start-glue-point="7" draw:end-shape="id1307" svg:d="m64120 58469h2826v1359h2825">
          <text:p>GetSortInfo()</text:p>
        </draw:connector>
        <draw:connector draw:style-name="data_20_member_20__28_multiple_20_pointers_29_" draw:layer="layout" svg:x1="24.607cm" svg:y1="16.329cm" svg:x2="27.438cm" svg:y2="13.481cm" draw:start-shape="id1249" draw:start-glue-point="5" draw:end-shape="id1300" svg:d="m24607 16329h1416v-2848h1415">
          <text:p>aDimList</text:p>
        </draw:connector>
        <draw:connector draw:style-name="data_20_member_20__28_multiple_20_pointers_29_" draw:layer="layout" svg:x1="30.806cm" svg:y1="11.664cm" svg:x2="34.294cm" svg:y2="10.974cm" draw:start-shape="id1300" draw:start-glue-point="9" draw:end-shape="id1308"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262" draw:start-glue-point="4" draw:end-shape="id1288" draw:end-glue-point="12" svg:d="m26822 43563h17550v13717h17767">
          <text:p>aColLevelList</text:p>
          <text:p>aRowLevelList</text:p>
        </draw:connector>
        <draw:frame draw:style-name="gr35" xml:id="id1265" draw:id="id1265" draw:layer="layout" svg:width="6.307cm" svg:height="0.964cm" svg:x="21.796cm" svg:y="52.351cm">
          <draw:text-box>
            <text:p text:style-name="P2">com.sun.star.container.XNameAccess</text:p>
            <text:p text:style-name="P2">com.sun.star.lang.XServiceInfo</text:p>
          </draw:text-box>
        </draw:frame>
        <draw:custom-shape draw:style-name="gr5" xml:id="id1309" draw:id="id1309"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262" draw:start-glue-point="9" draw:end-shape="id1309" draw:end-glue-point="3" svg:d="m26822 42842h3332v-51h3333">
          <text:p>pColResults</text:p>
          <text:p>pRowResults</text:p>
        </draw:connector>
        <draw:custom-shape draw:style-name="gr1" draw:text-style-name="P1" xml:id="id1310" draw:id="id1310"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252" draw:start-glue-point="4" draw:end-shape="id1310" draw:end-glue-point="3" svg:d="m40990 18092h1626v-480h1626">
          <text:p/>
        </draw:connector>
        <draw:custom-shape draw:style-name="gr5" xml:id="id1311" draw:id="id1311"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252" draw:start-glue-point="5" draw:end-shape="id1311" draw:end-glue-point="4" svg:d="m40990 18687h2559v183h2559">
          <text:p/>
        </draw:connector>
        <draw:connector draw:style-name="data_20_member" draw:layer="layout" draw:line-skew="-0.578cm" svg:x1="41.537cm" svg:y1="19.975cm" svg:x2="46.108cm" svg:y2="19.335cm" draw:start-shape="id1253" draw:start-glue-point="4" draw:end-shape="id1311" draw:end-glue-point="3" svg:d="m41537 19975h1707v-640h2864">
          <text:p>GetInfo()</text:p>
        </draw:connector>
        <draw:connector draw:style-name="data_20_member" draw:layer="layout" draw:line-skew="0.329cm" svg:x1="41.537cm" svg:y1="20.829cm" svg:x2="46.108cm" svg:y2="19.749cm" draw:start-shape="id1253" draw:start-glue-point="5" draw:end-shape="id1311" draw:end-glue-point="5" svg:d="m41537 20829h2614v-1080h1957">
          <text:p>GetDateInfo()</text:p>
        </draw:connector>
        <draw:connector draw:style-name="data_20_member_20__28_multiple_29_" draw:text-style-name="P1" draw:layer="layout" svg:x1="92.904cm" svg:y1="36.348cm" svg:x2="96.316cm" svg:y2="35.449cm" draw:start-shape="id1312" draw:start-glue-point="4" draw:end-shape="id1313"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1" xml:id="id1314" draw:id="id1314"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312" draw:start-glue-point="0" draw:end-shape="id1314" draw:end-glue-point="2" svg:d="m91305 35528v-619h226v-619">
          <text:p/>
        </draw:connector>
        <draw:custom-shape draw:style-name="class_20__28_external_20_module_29_" xml:id="id1315" draw:id="id1315"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313" draw:start-glue-point="0" draw:end-shape="id1315" draw:end-glue-point="2" svg:d="m97916 35157v-809h263v-809">
          <text:p/>
        </draw:connector>
        <draw:connector draw:style-name="local_20_usage_20__2f__20_return_20_type" draw:layer="layout" svg:x1="92.904cm" svg:y1="38.269cm" svg:x2="95.673cm" svg:y2="40.999cm" draw:start-shape="id1312" draw:start-glue-point="6" draw:end-shape="id1316" draw:end-glue-point="3" svg:d="m92904 38269h1385v2730h1384">
          <text:p>NotifyDoubleClick()</text:p>
        </draw:connector>
        <draw:connector draw:style-name="local_20_usage_20__2f__20_return_20_type" draw:layer="layout" svg:x1="98.715cm" svg:y1="40.999cm" svg:x2="102.697cm" svg:y2="40.74cm" draw:start-shape="id1316" draw:start-glue-point="1" draw:end-shape="id1317" draw:end-glue-point="3" svg:d="m98715 40999h1991v-259h1991">
          <text:p/>
        </draw:connector>
        <draw:connector draw:style-name="data_20_member_20__28_multiple_29_" draw:text-style-name="P1" draw:layer="layout" svg:x1="92.904cm" svg:y1="37.897cm" svg:x2="97.929cm" svg:y2="38.46cm" draw:start-shape="id1312" draw:start-glue-point="5" draw:end-shape="id1318" draw:end-glue-point="3" svg:d="m92904 37897h2513v563h2512">
          <text:p/>
        </draw:connector>
        <draw:custom-shape draw:style-name="typedef" xml:id="id1319" draw:id="id1319"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xml:id="id1320" draw:id="id1320"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319" draw:start-glue-point="1" draw:end-shape="id1320" draw:end-glue-point="3" svg:d="m109063 43737h843v350h843">
          <text:p/>
        </draw:connector>
        <draw:connector draw:style-name="data_20_member" draw:text-style-name="P1" draw:layer="layout" svg:x1="106.006cm" svg:y1="41.157cm" svg:x2="106.264cm" svg:y2="43.415cm" draw:start-shape="id1317" draw:start-glue-point="4" draw:end-shape="id1319" draw:end-glue-point="4" svg:d="m106006 41157h502v1103h-746v1155h502">
          <text:p/>
        </draw:connector>
        <draw:connector draw:style-name="data_20_member" draw:text-style-name="P1" draw:layer="layout" draw:line-skew="-2.729cm" svg:x1="98.715cm" svg:y1="41.391cm" svg:x2="106.264cm" svg:y2="44.112cm" draw:start-shape="id1316" draw:start-glue-point="5" draw:end-shape="id1319" draw:end-glue-point="5" svg:d="m98715 41391h1045v2721h6504">
          <text:p/>
        </draw:connector>
        <draw:frame draw:style-name="annotation" draw:layer="layout" svg:width="8.12cm" svg:height="3.268cm" svg:x="97.687cm" svg:y="44.668cm">
          <draw:text-box>
            <text:p><text:span text:style-name="T1">ScDPSubtotalDlg</text:span> represents the first dialog that pops up when double-clicking a field button, where you choose the subtotal function for that field.</text:p>
            <text:p/>
            <text:p><text:span text:style-name="T1">ScDPSubtotalOptDlg</text:span> represents the additional dialog that launches when you click on the Options button in the first dialog, where you specify the sorting, display options, auto-show, and hide items options.</text:p>
          </draw:text-box>
        </draw:frame>
        <draw:custom-shape draw:style-name="gr1" draw:text-style-name="P1" xml:id="id1322" draw:id="id1322" draw:layer="layout" svg:width="3.651cm" svg:height="1.27cm" svg:x="82.761cm" svg:y="38.445cm">
          <draw:glue-point draw:id="4" svg:x="-5.004cm" svg:y="-2.839cm"/>
          <draw:glue-point draw:id="5" svg:x="-5.004cm" svg:y="2.298cm"/>
          <text:p text:style-name="P1">ScDPTableDataCache</text:p>
          <draw:enhanced-geometry svg:viewBox="0 0 21600 21600" draw:type="rectangle" draw:enhanced-path="M 0 0 L 21600 0 21600 21600 0 21600 0 0 Z N"/>
        </draw:custom-shape>
        <draw:connector draw:style-name="data_20_member_20__28_multiple_20_pointers_29_" draw:layer="layout" svg:x1="79.533cm" svg:y1="39.781cm" svg:x2="82.761cm" svg:y2="39.08cm" draw:start-shape="id1321" draw:start-glue-point="1" draw:end-shape="id1322" draw:end-glue-point="3" svg:d="m79533 39781h1613v-701h1615">
          <text:p>mpCache</text:p>
          <text:p>mpNonCache</text:p>
        </draw:connector>
        <draw:connector draw:style-name="data_20_member" draw:layer="layout" svg:x1="72.834cm" svg:y1="42.783cm" svg:x2="76.216cm" svg:y2="40.295cm" draw:start-shape="id1277" draw:start-glue-point="1" draw:end-shape="id1321" draw:end-glue-point="7" svg:d="m72834 42783h1690v-2488h1692">
          <text:p/>
        </draw:connector>
        <draw:connector draw:style-name="data_20_member" draw:layer="layout" svg:x1="70.082cm" svg:y1="41.778cm" svg:x2="76.216cm" svg:y2="39.318cm" draw:start-shape="id1276" draw:start-glue-point="1" draw:end-shape="id1321" draw:end-glue-point="6" svg:d="m70082 41778h3066v-2460h3068">
          <text:p/>
        </draw:connector>
      </draw:page>
      <draw:page draw:name="sc (uno)" draw:style-name="dp1" draw:master-page-name="Default">
        <office:forms form:automatic-focus="false" form:apply-design-mode="false"/>
        <draw:custom-shape draw:style-name="gr3" xml:id="id1323" draw:id="id1323"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xml:id="id1324" draw:id="id1324"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323" draw:start-glue-point="0" draw:end-shape="id1324" draw:end-glue-point="2" svg:d="m74099 21868v-1011h1232v-1010">
          <text:p/>
        </draw:connector>
        <draw:custom-shape draw:style-name="gr3" xml:id="id1325" draw:id="id1325"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xml:id="id1326" draw:id="id1326"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325" draw:start-glue-point="0" draw:end-shape="id1326" draw:end-glue-point="2" svg:d="m64829 23042v-1045h635v-1046">
          <text:p/>
        </draw:connector>
        <draw:custom-shape draw:style-name="gr1" draw:text-style-name="P1" xml:id="id1327" draw:id="id1327"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xml:id="id1328" draw:id="id1328"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xml:id="id1329" draw:id="id1329"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327" draw:start-glue-point="4" draw:end-shape="id1328" draw:end-glue-point="2" svg:d="m82228 56909v-1193h-2904v-1194">
          <text:p/>
        </draw:connector>
        <draw:connector draw:style-name="inheritance_20__28_public_29_" draw:layer="layout" svg:x1="82.876cm" svg:y1="56.909cm" svg:x2="83.758cm" svg:y2="54.704cm" draw:start-shape="id1327" draw:start-glue-point="0" draw:end-shape="id1329" draw:end-glue-point="2" svg:d="m82876 56909v-1102h882v-1103">
          <text:p/>
        </draw:connector>
        <draw:custom-shape draw:style-name="gr2" xml:id="id1330" draw:id="id1330"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327" draw:start-glue-point="5" draw:end-shape="id1330" svg:d="m83609 56909v-1672h5422v-1672">
          <text:p/>
        </draw:connector>
        <draw:custom-shape draw:style-name="class_20__28_external_20_module_29_" xml:id="id1331" draw:id="id1331"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328" draw:start-glue-point="4" draw:end-shape="id1331" draw:end-glue-point="2" svg:d="m78654 53900v-608h-2310v-608">
          <text:p/>
        </draw:connector>
        <draw:custom-shape draw:style-name="gr2" xml:id="id1332" draw:id="id1332"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328" draw:start-glue-point="5" draw:end-shape="id1332" draw:end-glue-point="2" svg:d="m79948 53900v-971h975v-971">
          <text:p/>
        </draw:connector>
        <draw:custom-shape draw:style-name="gr1" draw:text-style-name="P1" xml:id="id1363" draw:id="id1363"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xml:id="id1364" draw:id="id1364"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xml:id="id1365" draw:id="id1365"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xml:id="id1366" draw:id="id1366"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xml:id="id1333" draw:id="id1333"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xml:id="id1334" draw:id="id1334"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333" draw:start-glue-point="0" draw:end-shape="id1334" draw:end-glue-point="2" svg:d="m43855 32196v-415h855v-414">
          <text:p/>
        </draw:connector>
        <draw:custom-shape draw:style-name="gr3" xml:id="id1335" draw:id="id1335"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xml:id="id1336" draw:id="id1336"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335" draw:start-glue-point="0" draw:end-shape="id1336" draw:end-glue-point="2" svg:d="m38309 34322v-687h-104v-687">
          <text:p/>
        </draw:connector>
        <draw:connector draw:style-name="inheritance_20__28_public_29_" draw:layer="layout" svg:x1="57.214cm" svg:y1="33.944cm" svg:x2="56.688cm" svg:y2="30.445cm" draw:start-shape="id1337" draw:start-glue-point="4" draw:end-shape="id1338" draw:end-glue-point="2" svg:d="m57214 33944v-1750h-526v-1749">
          <text:p/>
        </draw:connector>
        <draw:custom-shape draw:style-name="gr1" draw:text-style-name="P1" xml:id="id1340" draw:id="id1340"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xml:id="id1339" draw:id="id1339"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xml:id="id1341" draw:id="id1341"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xml:id="id1342" draw:id="id1342"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339" draw:start-glue-point="0" draw:end-shape="id1340" draw:end-glue-point="2" svg:d="m48527 40112v-900h21v-900">
          <text:p/>
        </draw:connector>
        <draw:connector draw:style-name="inheritance_20__28_public_29_" draw:layer="layout" draw:line-skew="-3.29cm" svg:x1="45.274cm" svg:y1="47.743cm" svg:x2="47.693cm" svg:y2="38.312cm" draw:start-shape="id1341" draw:start-glue-point="0" draw:end-shape="id1340" draw:end-glue-point="4" svg:d="m45274 47743v-8005h2419v-1426">
          <text:p/>
        </draw:connector>
        <draw:connector draw:style-name="inheritance_20__28_public_29_" draw:layer="layout" svg:x1="54.561cm" svg:y1="40.178cm" svg:x2="49.428cm" svg:y2="38.312cm" draw:start-shape="id1342" draw:start-glue-point="0" draw:end-shape="id1340" draw:end-glue-point="5" svg:d="m54561 40178v-933h-5133v-933">
          <text:p/>
        </draw:connector>
        <draw:custom-shape draw:style-name="gr1" draw:text-style-name="P1" xml:id="id1355" draw:id="id1355"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xml:id="id1344" draw:id="id1344"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xml:id="id1343" draw:id="id1343"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xml:id="id1345" draw:id="id1345"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343" draw:start-glue-point="0" draw:end-shape="id1344" draw:end-glue-point="4" svg:d="m63891 28309v-572h1906v-572">
          <text:p/>
        </draw:connector>
        <draw:connector draw:style-name="inheritance_20__28_public_29_" draw:layer="layout" svg:x1="68.389cm" svg:y1="28.284cm" svg:x2="67.091cm" svg:y2="27.165cm" draw:start-shape="id1345" draw:start-glue-point="0" draw:end-shape="id1344" draw:end-glue-point="5" svg:d="m68389 28284v-559h-1298v-560">
          <text:p/>
        </draw:connector>
        <draw:custom-shape draw:style-name="gr1" draw:text-style-name="P1" xml:id="id1347" draw:id="id1347"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xml:id="id1348" draw:id="id1348"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xml:id="id1350" draw:id="id1350"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xml:id="id1349" draw:id="id1349"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346" draw:start-glue-point="0" draw:end-shape="id1343" draw:end-glue-point="2" svg:d="m63528 31727v-1321h363v-1320">
          <text:p/>
        </draw:connector>
        <draw:connector draw:style-name="inheritance_20__28_public_29_" draw:layer="layout" svg:x1="54.592cm" svg:y1="34.442cm" svg:x2="62.272cm" svg:y2="29.084cm" draw:start-shape="id1347" draw:start-glue-point="5" draw:end-shape="id1343" draw:end-glue-point="4" svg:d="m54592 34442v-2678h7680v-2680">
          <text:p/>
        </draw:connector>
        <draw:connector draw:style-name="inheritance_20__28_public_29_" draw:layer="layout" draw:line-skew="-1.049cm" svg:x1="62.153cm" svg:y1="33.464cm" svg:x2="63.205cm" svg:y2="29.084cm" draw:start-shape="id1348" draw:start-glue-point="0" draw:end-shape="id1343" draw:end-glue-point="5" svg:d="m62153 33464v-3238h1052v-1142">
          <text:p/>
        </draw:connector>
        <draw:connector draw:style-name="inheritance_20__28_public_29_" draw:layer="layout" draw:line-skew="-1.569cm" svg:x1="70.178cm" svg:y1="40.413cm" svg:x2="64.706cm" svg:y2="29.084cm" draw:start-shape="id1349" draw:start-glue-point="4" draw:end-shape="id1343" draw:end-glue-point="6" svg:d="m70178 40413v-7233h-5472v-4096">
          <text:p/>
        </draw:connector>
        <draw:connector draw:style-name="inheritance_20__28_public_29_" draw:layer="layout" svg:x1="67.455cm" svg:y1="31.288cm" svg:x2="65.432cm" svg:y2="29.084cm" draw:start-shape="id1350" draw:start-glue-point="0" draw:end-shape="id1343"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xml:id="id1352" draw:id="id1352"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xml:id="id1351" draw:id="id1351"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347" draw:start-glue-point="4" draw:end-shape="id1351" svg:d="m53687 34442v-1163h-2743v-1163">
          <text:p/>
        </draw:connector>
        <draw:custom-shape draw:style-name="gr2" xml:id="id1353" draw:id="id1353"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352" draw:start-glue-point="0" draw:end-shape="id1353" draw:end-glue-point="2" svg:d="m64514 46347v-855h548v-855">
          <text:p/>
        </draw:connector>
        <draw:custom-shape draw:style-name="gr2" xml:id="id1354" draw:id="id1354"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349" draw:start-glue-point="5" draw:end-shape="id1354" draw:end-glue-point="2" svg:d="m71342 40413v-674h3526v-674">
          <text:p/>
        </draw:connector>
        <draw:custom-shape draw:style-name="gr2" xml:id="id1356" draw:id="id1356"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355" draw:start-glue-point="0" draw:end-shape="id1356" draw:end-glue-point="2" svg:d="m60609 40852v-842h-4v-841">
          <text:p/>
        </draw:connector>
        <draw:custom-shape draw:style-name="gr2" draw:text-style-name="P10" xml:id="id1357" draw:id="id1357"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340" draw:start-glue-point="0" draw:end-shape="id1357" draw:end-glue-point="2" svg:d="m48548 37352v-543h162v-543">
          <text:p/>
        </draw:connector>
        <draw:custom-shape draw:style-name="gr1" draw:text-style-name="P1" xml:id="id1359" draw:id="id1359"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xml:id="id1358" draw:id="id1358"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xml:id="id1360" draw:id="id1360"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358" draw:start-glue-point="0" draw:end-shape="id1359" draw:end-glue-point="4" svg:d="m48087 50671v-1207h1889v-1206">
          <text:p/>
        </draw:connector>
        <draw:connector draw:style-name="inheritance_20__28_public_29_" draw:layer="layout" svg:x1="52.828cm" svg:y1="50.648cm" svg:x2="51.838cm" svg:y2="48.258cm" draw:start-shape="id1360" draw:start-glue-point="0" draw:end-shape="id1359" draw:end-glue-point="5" svg:d="m52828 50648v-1195h-990v-1195">
          <text:p/>
        </draw:connector>
        <draw:custom-shape draw:style-name="gr2" xml:id="id1361" draw:id="id1361"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359" draw:start-glue-point="0" draw:end-shape="id1361" draw:end-glue-point="2" svg:d="m50893 47624v-921h1890v-920">
          <text:p/>
        </draw:connector>
        <draw:connector draw:style-name="data_20_member_20__28_pointer_29_" draw:layer="layout" svg:x1="47.374cm" svg:y1="48.087cm" svg:x2="48.793cm" svg:y2="47.941cm" draw:start-shape="id1341" draw:start-glue-point="1" draw:end-shape="id1359" draw:end-glue-point="3" svg:d="m47374 48087h710v-146h709">
          <text:p/>
        </draw:connector>
        <draw:connector draw:style-name="local_20_usage_20__2f__20_return_20_type" draw:layer="layout" svg:x1="58.782cm" svg:y1="41.383cm" svg:x2="56.453cm" svg:y2="40.644cm" draw:start-shape="id1355" draw:start-glue-point="3" draw:end-shape="id1342" draw:end-glue-point="1" svg:d="m58782 41383h-1165v-739h-1164">
          <text:p/>
        </draw:connector>
        <draw:custom-shape draw:style-name="gr1" draw:text-style-name="P1" xml:id="id1337" draw:id="id1337"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xml:id="id1346" draw:id="id1346"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347" draw:start-glue-point="1" draw:end-shape="id1337" draw:end-glue-point="3" svg:d="m55087 34831h758v-583h760">
          <text:p/>
        </draw:connector>
        <draw:custom-shape draw:style-name="class_20__28_external_20_module_29_" xml:id="id1362" draw:id="id1362"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337" draw:start-glue-point="5" draw:end-shape="id1362" draw:end-glue-point="2" svg:d="m58350 33944v-531h534v-530">
          <text:p/>
        </draw:connector>
        <draw:custom-shape draw:style-name="gr41" xml:id="id1338" draw:id="id1338"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363" draw:start-glue-point="4" draw:end-shape="id1364" draw:end-glue-point="2" svg:d="m61681 68830v-915h-2337v-915">
          <text:p/>
        </draw:connector>
        <draw:connector draw:style-name="inheritance_20__28_public_29_" draw:layer="layout" svg:x1="62.212cm" svg:y1="68.83cm" svg:x2="61.39cm" svg:y2="66.032cm" draw:start-shape="id1363" draw:start-glue-point="0" draw:end-shape="id1365" draw:end-glue-point="2" svg:d="m62212 68830v-1399h-822v-1399">
          <text:p/>
        </draw:connector>
        <draw:connector draw:style-name="inheritance_20__28_public_29_" draw:layer="layout" svg:x1="62.744cm" svg:y1="68.83cm" svg:x2="67.974cm" svg:y2="66.992cm" draw:start-shape="id1363" draw:start-glue-point="5" draw:end-shape="id1366" draw:end-glue-point="2" svg:d="m62744 68830v-919h5230v-919">
          <text:p/>
        </draw:connector>
        <draw:custom-shape draw:style-name="gr1" draw:text-style-name="P1" xml:id="id1367" draw:id="id1367"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xml:id="id1368" draw:id="id1368"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367" draw:start-glue-point="5" draw:end-shape="id1368" svg:d="m55542 56321v-895h1089v-894">
          <text:p/>
        </draw:connector>
        <draw:rect draw:style-name="class_20__28_other_20_page_29_" xml:id="id1370" draw:id="id1370"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xml:id="id1369" draw:id="id1369"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369" draw:start-glue-point="1" draw:end-shape="id1370" draw:end-glue-point="6" svg:d="m24677 33885h1781v4537h1780">
          <text:p/>
        </draw:connector>
        <draw:custom-shape draw:style-name="gr2" xml:id="id1371" draw:id="id1371"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369" draw:start-glue-point="0" draw:end-shape="id1371" draw:end-glue-point="2" svg:d="m23341 33479v-1188h70v-1187">
          <text:p/>
        </draw:connector>
        <draw:custom-shape draw:style-name="gr1" draw:text-style-name="P1" xml:id="id1376" draw:id="id1376" draw:layer="layout" svg:width="2.646cm" svg:height="0.714cm" svg:x="94.198cm" svg:y="65.674cm">
          <draw:glue-point draw:id="4" svg:x="2.301cm" svg:y="-5cm"/>
          <draw:glue-point draw:id="5" svg:x="-2.596cm" svg:y="-5.014cm"/>
          <text:p text:style-name="P1">ScStyleObj</text:p>
          <draw:enhanced-geometry svg:viewBox="0 0 21600 21600" draw:type="rectangle" draw:enhanced-path="M 0 0 L 21600 0 21600 21600 0 21600 0 0 Z N"/>
        </draw:custom-shape>
        <draw:custom-shape draw:style-name="gr1" draw:text-style-name="P1" xml:id="id1374" draw:id="id1374" draw:layer="layout" svg:width="3.201cm" svg:height="0.714cm" svg:x="101.344cm" svg:y="63.981cm">
          <draw:glue-point draw:id="4" svg:x="2.352cm" svg:y="-5.014cm"/>
          <draw:glue-point draw:id="5" svg:x="-2.771cm" svg:y="-5.014cm"/>
          <text:p text:style-name="P1">ScStyleFamilyObj</text:p>
          <draw:enhanced-geometry svg:viewBox="0 0 21600 21600" draw:type="rectangle" draw:enhanced-path="M 0 0 L 21600 0 21600 21600 0 21600 0 0 Z N"/>
        </draw:custom-shape>
        <draw:custom-shape draw:style-name="gr1" draw:text-style-name="P1" xml:id="id1372" draw:id="id1372" draw:layer="layout" svg:width="3.201cm" svg:height="0.714cm" svg:x="108.859cm" svg:y="62.658cm">
          <draw:glue-point draw:id="4" svg:x="2.349cm" svg:y="-5.014cm"/>
          <draw:glue-point draw:id="5" svg:x="-2.442cm" svg:y="-5.014cm"/>
          <text:p text:style-name="P1">ScStyleFamiliesObj</text:p>
          <draw:enhanced-geometry svg:viewBox="0 0 21600 21600" draw:type="rectangle" draw:enhanced-path="M 0 0 L 21600 0 21600 21600 0 21600 0 0 Z N"/>
        </draw:custom-shape>
        <draw:custom-shape draw:style-name="gr2" xml:id="id1373" draw:id="id1373" draw:layer="layout" svg:width="5.953cm" svg:height="1.773cm" svg:x="110.973cm" svg:y="58.477cm">
          <text:p>com.sun.star.container.XIndexAccess</text:p>
          <text:p>com.sun.star.container.XNameAccess</text:p>
          <text:p>com.sun.star.lang.XServiceInfo</text:p>
          <text:p>com.sun.star.style.XStyleLoader</text:p>
          <draw:enhanced-geometry svg:viewBox="0 0 21600 21600" draw:type="rectangle" draw:enhanced-path="M 0 0 L 21600 0 21600 21600 0 21600 0 0 Z N"/>
        </draw:custom-shape>
        <draw:connector draw:style-name="inheritance_20__28_public_29_" draw:layer="layout" svg:x1="111.21cm" svg:y1="62.658cm" svg:x2="113.949cm" svg:y2="60.25cm" draw:start-shape="id1372" draw:start-glue-point="4" draw:end-shape="id1373" svg:d="m111210 62658v-1204h2739v-1204">
          <text:p/>
        </draw:connector>
        <draw:custom-shape draw:style-name="gr2" xml:id="id1375" draw:id="id1375" draw:layer="layout" svg:width="6.429cm" svg:height="1.693cm" svg:x="102.587cm" svg:y="59.535cm">
          <text:p>com.sun.star.beans.XPropertySet</text:p>
          <text:p>com.sun.star.container.XIndexAccess</text:p>
          <text:p>com.sun.star.container.XNameContainer</text:p>
          <text:p>com.sun.star.lang.XServiceInfo</text:p>
          <draw:enhanced-geometry svg:viewBox="0 0 21600 21600" draw:type="rectangle" draw:enhanced-path="M 0 0 L 21600 0 21600 21600 0 21600 0 0 Z N"/>
        </draw:custom-shape>
        <draw:connector draw:style-name="inheritance_20__28_public_29_" draw:layer="layout" svg:x1="103.696cm" svg:y1="63.981cm" svg:x2="105.801cm" svg:y2="61.228cm" draw:start-shape="id1374" draw:start-glue-point="4" draw:end-shape="id1375" draw:end-glue-point="2" svg:d="m103696 63981v-1377h2105v-1376">
          <text:p/>
        </draw:connector>
        <draw:custom-shape draw:style-name="gr2" xml:id="id1377" draw:id="id1377" draw:layer="layout" svg:width="6.455cm" svg:height="2.805cm" svg:x="94.094cm" svg:y="59.746cm">
          <text:p>com.sun.star.beans.XMultiPropertySet</text:p>
          <text:p>com.sun.star.beans.XMultiPropertyStates</text:p>
          <text:p>com.sun.star.beans.XPropertySet</text:p>
          <text:p>com.sun.star.beans.XPropertyState</text:p>
          <text:p>com.sun.star.lang.XServiceInfo</text:p>
          <text:p>com.sun.star.lang.XUnoTunnel</text:p>
          <text:p>com.sun.star.style.XStyle</text:p>
          <draw:enhanced-geometry svg:viewBox="0 0 21600 21600" draw:type="rectangle" draw:enhanced-path="M 0 0 L 21600 0 21600 21600 0 21600 0 0 Z N"/>
        </draw:custom-shape>
        <draw:connector draw:style-name="inheritance_20__28_public_29_" draw:layer="layout" svg:x1="96.129cm" svg:y1="65.674cm" svg:x2="97.321cm" svg:y2="62.551cm" draw:start-shape="id1376" draw:start-glue-point="4" draw:end-shape="id1377" draw:end-glue-point="2" svg:d="m96129 65674v-1562h1192v-1561">
          <text:p/>
        </draw:connector>
      </draw:page>
      <draw:page draw:name="sc (xml)" draw:style-name="dp1" draw:master-page-name="Default">
        <office:forms form:automatic-focus="false" form:apply-design-mode="false"/>
        <draw:custom-shape draw:style-name="gr1" draw:text-style-name="P1" xml:id="id1378" draw:id="id1378"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xml:id="id1379" draw:id="id1379"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378" draw:start-glue-point="4" draw:end-shape="id1379" svg:d="m56878 32476v-2640h-256v-2641">
          <text:p/>
        </draw:connector>
        <draw:custom-shape draw:style-name="uno_20_service" xml:id="id1380" draw:id="id1380"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378" draw:start-glue-point="5" draw:end-shape="id1380"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xml:id="id1381" draw:id="id1381"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xml:id="id1411" draw:id="id1411"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378" draw:start-glue-point="6" draw:end-shape="id1381" svg:d="m58665 33437h3117v-755h3117">
          <text:p>GetTables()</text:p>
        </draw:connector>
        <draw:custom-shape draw:style-name="gr1" draw:text-style-name="P1" xml:id="id1382" draw:id="id1382"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xml:id="id1383" draw:id="id1383"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382" draw:start-glue-point="0" draw:end-shape="id1383" draw:end-glue-point="4" svg:d="m50967 70191v-7539h-6v-11852">
          <text:p/>
        </draw:connector>
        <draw:custom-shape draw:style-name="gr1" draw:text-style-name="P1" xml:id="id1384" draw:id="id1384"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xml:id="id1385" draw:id="id1385"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xml:id="id1386" draw:id="id1386"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xml:id="id1387" draw:id="id1387"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xml:id="id1388" draw:id="id1388"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384" draw:start-glue-point="0" draw:end-shape="id1383" draw:end-glue-point="5" svg:d="m53042 71343v-8224h625v-12319">
          <text:p/>
        </draw:connector>
        <draw:connector draw:style-name="inheritance_20__28_public_29_" draw:layer="layout" draw:line-skew="2.395cm" svg:x1="55.466cm" svg:y1="70.335cm" svg:x2="56.543cm" svg:y2="50.8cm" draw:start-shape="id1385" draw:start-glue-point="0" draw:end-shape="id1383" draw:end-glue-point="6" svg:d="m55466 70335v-7372h1077v-12163">
          <text:p/>
        </draw:connector>
        <draw:connector draw:style-name="inheritance_20__28_public_29_" draw:layer="layout" draw:line-skew="1.957cm" svg:x1="58.093cm" svg:y1="71.367cm" svg:x2="59.425cm" svg:y2="50.8cm" draw:start-shape="id1386" draw:start-glue-point="0" draw:end-shape="id1383" draw:end-glue-point="7" svg:d="m58093 71367v-8326h1332v-12241">
          <text:p/>
        </draw:connector>
        <draw:connector draw:style-name="inheritance_20__28_public_29_" draw:layer="layout" draw:line-skew="1.817cm" svg:x1="60.685cm" svg:y1="70.455cm" svg:x2="62.21cm" svg:y2="50.8cm" draw:start-shape="id1387" draw:start-glue-point="0" draw:end-shape="id1383" draw:end-glue-point="8" svg:d="m60685 70455v-8010h1525v-11645">
          <text:p/>
        </draw:connector>
        <draw:connector draw:style-name="inheritance_20__28_public_29_" draw:layer="layout" draw:line-skew="0.984cm" svg:x1="63.205cm" svg:y1="71.343cm" svg:x2="64.643cm" svg:y2="50.8cm" draw:start-shape="id1388" draw:start-glue-point="0" draw:end-shape="id1383" draw:end-glue-point="9" svg:d="m63205 71343v-9287h1438v-11256">
          <text:p/>
        </draw:connector>
        <draw:custom-shape draw:style-name="gr1" draw:text-style-name="P1" xml:id="id1389" draw:id="id1389"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381" draw:start-glue-point="4" draw:end-shape="id1389" draw:end-glue-point="3" svg:d="m67776 32245h1724v-404h1723">
          <text:p/>
        </draw:connector>
        <draw:custom-shape draw:style-name="gr1" draw:text-style-name="P1" xml:id="id1390" draw:id="id1390"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390" draw:start-glue-point="0" draw:end-shape="id1383" draw:end-glue-point="10" svg:d="m65596 70520v-9860h1747v-9860">
          <text:p/>
        </draw:connector>
        <draw:custom-shape draw:style-name="gr1" draw:text-style-name="P1" xml:id="id1391" draw:id="id1391"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391" draw:start-glue-point="0" draw:end-shape="id1383" draw:end-glue-point="11" svg:d="m67877 71322v-10261h2184v-10261">
          <text:p/>
        </draw:connector>
        <draw:custom-shape draw:style-name="gr1" draw:text-style-name="P1" xml:id="id1392" draw:id="id1392"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xml:id="id1393" draw:id="id1393"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392" draw:start-glue-point="0" draw:end-shape="id1393" draw:end-glue-point="2" svg:d="m70044 28873v-959h-39v-958">
          <text:p/>
        </draw:connector>
        <draw:connector draw:style-name="data_20_member_20__28_pointer_29_" draw:layer="layout" svg:x1="57.893cm" svg:y1="26.928cm" svg:x2="68.061cm" svg:y2="26.657cm" draw:start-shape="id1379" draw:start-glue-point="4" draw:end-shape="id1393" draw:end-glue-point="3" svg:d="m57893 26928h5084v-271h5084">
          <text:p>GetAutoStylePool()</text:p>
        </draw:connector>
        <draw:custom-shape draw:style-name="class_20__28_external_20_module_29_" xml:id="id1394" draw:id="id1394"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xml:id="id1398" draw:id="id1398"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xml:id="id1395" draw:id="id1395"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xml:id="id1396" draw:id="id1396"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xml:id="id1397" draw:id="id1397"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378" draw:start-glue-point="11" draw:end-shape="id1394" svg:d="m58665 34275h3234v105h3233">
          <text:p>xCellStylesPropertySetMapper</text:p>
        </draw:connector>
        <draw:connector draw:style-name="data_20_member_20__28_pointer_29_" draw:layer="layout" svg:x1="58.665cm" svg:y1="35.192cm" svg:x2="65.132cm" svg:y2="35.262cm" draw:start-shape="id1378" draw:start-glue-point="10" draw:end-shape="id1395" draw:end-glue-point="3" svg:d="m58665 35192h3234v70h3233">
          <text:p>xColumnStylesPropertySetMapper</text:p>
        </draw:connector>
        <draw:connector draw:style-name="data_20_member_20__28_pointer_29_" draw:layer="layout" svg:x1="58.665cm" svg:y1="36.176cm" svg:x2="65.132cm" svg:y2="36.143cm" draw:start-shape="id1378" draw:start-glue-point="12" draw:end-shape="id1396" draw:end-glue-point="3" svg:d="m58665 36176h3234v-33h3233">
          <text:p>xRowStylesPropertySetMapper</text:p>
        </draw:connector>
        <draw:connector draw:style-name="data_20_member_20__28_pointer_29_" draw:layer="layout" svg:x1="58.665cm" svg:y1="37.193cm" svg:x2="65.132cm" svg:y2="37.025cm" draw:start-shape="id1378" draw:start-glue-point="14" draw:end-shape="id1397" draw:end-glue-point="3" svg:d="m58665 37193h3234v-168h3233">
          <text:p>xTableStylesPropertySetMapper</text:p>
        </draw:connector>
        <draw:connector draw:style-name="data_20_member_20__28_pointer_29_" draw:layer="layout" svg:x1="58.665cm" svg:y1="38.293cm" svg:x2="67.076cm" svg:y2="40.444cm" draw:start-shape="id1378" draw:start-glue-point="1" draw:end-shape="id1398" svg:d="m58665 38293h4205v2151h4206">
          <text:p>xCellStylesExportPropertySetMapper</text:p>
        </draw:connector>
        <draw:custom-shape draw:style-name="class_20__28_external_20_module_29_" xml:id="id1399" draw:id="id1399"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xml:id="id1400" draw:id="id1400"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xml:id="id1401" draw:id="id1401"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378" draw:start-glue-point="9" draw:end-shape="id1399" draw:end-glue-point="3" svg:d="m58665 39235h4205v2038h4206">
          <text:p>xColumnStylesExportPropertySetMapper</text:p>
        </draw:connector>
        <draw:connector draw:style-name="data_20_member_20__28_pointer_29_" draw:layer="layout" svg:x1="58.665cm" svg:y1="40.355cm" svg:x2="67.076cm" svg:y2="42.103cm" draw:start-shape="id1378" draw:start-glue-point="8" draw:end-shape="id1400" draw:end-glue-point="3" svg:d="m58665 40355h4205v1748h4206">
          <text:p>xRowStylesExportPropertySetMapper</text:p>
        </draw:connector>
        <draw:connector draw:style-name="data_20_member_20__28_pointer_29_" draw:layer="layout" svg:x1="58.665cm" svg:y1="41.364cm" svg:x2="67.076cm" svg:y2="42.932cm" draw:start-shape="id1378" draw:start-glue-point="15" draw:end-shape="id1401" draw:end-glue-point="3" svg:d="m58665 41364h4205v1568h4206">
          <text:p>xTableStylesExportPropertySetMapper</text:p>
        </draw:connector>
        <draw:custom-shape draw:style-name="class_20__28_external_20_module_29_" xml:id="id1403" draw:id="id1403"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xml:id="id1402" draw:id="id1402"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402" draw:start-glue-point="0" draw:end-shape="id1403"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xml:id="id1406" draw:id="id1406" draw:layer="layout" svg:width="3.901cm" svg:height="2.019cm" svg:x="23.778cm" svg:y="27.36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xml:id="id1404" draw:id="id1404" draw:layer="layout" svg:width="2.721cm" svg:height="3.914cm" svg:x="15.938cm" svg:y="27.336cm">
          <draw:glue-point draw:id="4" svg:x="4.998cm" svg:y="-3.942cm"/>
          <draw:glue-point draw:id="5" svg:x="5.001cm" svg:y="3.709cm"/>
          <text:p text:style-name="P1">ScXMLImport</text:p>
          <draw:enhanced-geometry svg:viewBox="0 0 21600 21600" draw:type="rectangle" draw:enhanced-path="M 0 0 L 21600 0 21600 21600 0 21600 0 0 Z N"/>
        </draw:custom-shape>
        <draw:custom-shape draw:style-name="class_20__28_external_20_module_29_" xml:id="id1405" draw:id="id1405" draw:layer="layout" svg:width="2.463cm" svg:height="1.037cm" svg:x="17.7cm" svg:y="23.525cm">
          <text:p>SvXMLImport</text:p>
          <draw:enhanced-geometry svg:viewBox="0 0 21600 21600" draw:type="rectangle" draw:enhanced-path="M 0 0 L 21600 0 21600 21600 0 21600 0 0 Z N"/>
        </draw:custom-shape>
        <draw:connector draw:style-name="inheritance_20__28_public_29_" draw:layer="layout" svg:x1="17.298cm" svg:y1="27.336cm" svg:x2="18.931cm" svg:y2="24.562cm" draw:start-shape="id1404" draw:start-glue-point="0" draw:end-shape="id1405" draw:end-glue-point="2" svg:d="m17298 27336v-1387h1633v-1387">
          <text:p/>
        </draw:connector>
        <draw:connector draw:style-name="data_20_member_20__28_pointer_29_" draw:layer="layout" svg:x1="18.657cm" svg:y1="27.751cm" svg:x2="23.778cm" svg:y2="28.377cm" draw:start-shape="id1404" draw:start-glue-point="4" draw:end-shape="id1406" svg:d="m18657 27751h2561v626h2560">
          <text:p>GetStylesImportHelper()</text:p>
        </draw:connector>
        <draw:custom-shape draw:style-name="gr5" xml:id="id1408" draw:id="id1408" draw:layer="layout" svg:width="1.943cm" svg:height="0.622cm" svg:x="34.06cm" svg:y="26.015cm">
          <text:p>ScMyStyle</text:p>
          <draw:enhanced-geometry svg:viewBox="0 0 21600 21600" draw:type="rectangle" draw:enhanced-path="M 0 0 L 21600 0 21600 21600 0 21600 0 0 Z N"/>
        </draw:custom-shape>
        <draw:connector draw:style-name="data_20_member_20__28_multiple_29_" draw:layer="layout" svg:x1="33.022cm" svg:y1="27.07cm" svg:x2="34.06cm" svg:y2="26.326cm" draw:start-shape="id1407" draw:start-glue-point="1" draw:end-shape="id1408" draw:end-glue-point="3" svg:d="m33022 27070h518v-744h520">
          <text:p/>
        </draw:connector>
        <draw:custom-shape draw:style-name="gr1" draw:text-style-name="P1" xml:id="id1409" draw:id="id1409" draw:layer="layout" svg:width="5.184cm" svg:height="0.544cm" svg:x="25.394cm" svg:y="40.866cm">
          <text:p text:style-name="P1">ScXMLCellImportPropertyMapper</text:p>
          <draw:enhanced-geometry svg:viewBox="0 0 21600 21600" draw:type="rectangle" draw:enhanced-path="M 0 0 L 21600 0 21600 21600 0 21600 0 0 Z N"/>
        </draw:custom-shape>
        <draw:custom-shape draw:style-name="class_20__28_external_20_module_29_" xml:id="id1410" draw:id="id1410" draw:layer="layout" svg:width="4.717cm" svg:height="0.57cm" svg:x="25.912cm" svg:y="38.819cm">
          <text:p>SvXMLImportPropertyMapper</text:p>
          <draw:enhanced-geometry svg:viewBox="0 0 21600 21600" draw:type="rectangle" draw:enhanced-path="M 0 0 L 21600 0 21600 21600 0 21600 0 0 Z N"/>
        </draw:custom-shape>
        <draw:connector draw:style-name="inheritance_20__28_public_29_" draw:layer="layout" svg:x1="27.986cm" svg:y1="40.866cm" svg:x2="28.27cm" svg:y2="39.389cm" draw:start-shape="id1409" draw:start-glue-point="0" draw:end-shape="id1410" draw:end-glue-point="2" svg:d="m27986 40866v-738h284v-739">
          <text:p/>
        </draw:connector>
        <draw:custom-shape draw:style-name="gr41" xml:id="id1412" draw:id="id1412"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411" draw:start-glue-point="4" draw:end-shape="id1412" draw:end-glue-point="3" svg:d="m75730 33270h1194v-249h1195">
          <text:p/>
        </draw:connector>
        <draw:custom-shape draw:style-name="gr5" xml:id="id1413" draw:id="id1413"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411" draw:start-glue-point="5" draw:end-shape="id1413" draw:end-glue-point="3" svg:d="m75730 33587h1324v600h1324">
          <text:p/>
        </draw:connector>
        <draw:connector draw:style-name="class" draw:layer="layout" svg:x1="67.776cm" svg:y1="33.045cm" svg:x2="72.106cm" svg:y2="33.81cm" draw:start-shape="id1381" draw:start-glue-point="5" draw:end-shape="id1411"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xml:id="id1414" draw:id="id1414"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414" draw:start-glue-point="0" draw:end-shape="id1383" draw:end-glue-point="14" svg:d="m107371 63346v-10005h816v-2541">
          <text:p/>
        </draw:connector>
        <draw:custom-shape draw:style-name="gr1" draw:text-style-name="P1" xml:id="id1415" draw:id="id1415"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415" draw:start-glue-point="0" draw:end-shape="id1383" draw:end-glue-point="15" svg:d="m100671 61741v-8231h5101v-2710">
          <text:p/>
        </draw:connector>
        <draw:connector draw:style-name="local_20_usage_20__2f__20_return_20_type" draw:layer="layout" svg:x1="103.288cm" svg:y1="62.052cm" svg:x2="104.87cm" svg:y2="63.786cm" draw:start-shape="id1415" draw:start-glue-point="1" draw:end-shape="id1414" draw:end-glue-point="3" svg:d="m103288 62052h791v1734h791">
          <text:p/>
        </draw:connector>
        <draw:custom-shape draw:style-name="gr1" draw:text-style-name="P1" xml:id="id1416" draw:id="id1416"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416" draw:start-glue-point="4" draw:end-shape="id1415" draw:end-glue-point="3" svg:d="m96396 62467h829v-415h829">
          <text:p/>
        </draw:connector>
        <draw:custom-shape draw:style-name="gr1" draw:text-style-name="P1" xml:id="id1417" draw:id="id1417"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417" draw:start-glue-point="5" draw:end-shape="id1416" draw:end-glue-point="3" svg:d="m89294 62816h1231v440h1231">
          <text:p/>
        </draw:connector>
        <draw:custom-shape draw:style-name="gr1" draw:text-style-name="P1" xml:id="id1418" draw:id="id1418"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418" draw:start-glue-point="4" draw:end-shape="id1417" draw:end-glue-point="3" svg:d="m82656 62724h1077v-571h1077">
          <text:p/>
        </draw:connector>
        <draw:custom-shape draw:style-name="gr1" draw:text-style-name="P1" xml:id="id1419" draw:id="id1419"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419" draw:start-glue-point="1" draw:end-shape="id1418" draw:end-glue-point="3" svg:d="m75214 63267h1350v599h1351">
          <text:p/>
        </draw:connector>
        <draw:custom-shape draw:style-name="gr1" draw:text-style-name="P1" xml:id="id1420" draw:id="id1420"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420" draw:start-glue-point="0" draw:end-shape="id1383" draw:end-glue-point="17" svg:d="m48244 56843v-3021h1516v-3022">
          <text:p/>
        </draw:connector>
        <draw:connector draw:style-name="local_20_usage_20__2f__20_return_20_type" draw:layer="layout" svg:x1="49.929cm" svg:y1="64.117cm" svg:x2="70.445cm" svg:y2="63.267cm" draw:start-shape="id1420" draw:start-glue-point="4" draw:end-shape="id1419" draw:end-glue-point="3" svg:d="m49929 64117h10258v-850h10258">
          <text:p/>
        </draw:connector>
        <draw:connector draw:style-name="data_20_member_20__28_pointer_29_" draw:layer="layout" draw:line-skew="0cm 1.029cm" svg:x1="109.872cm" svg:y1="64.033cm" svg:x2="84.81cm" svg:y2="62.813cm" draw:start-shape="id1414" draw:start-glue-point="4" draw:end-shape="id1417"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1" xml:id="id1421" draw:id="id1421"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417" draw:start-glue-point="4" draw:end-shape="id1421" draw:end-glue-point="3" svg:d="m89293 61764h1502v-1179h1501">
          <text:p/>
        </draw:connector>
        <draw:custom-shape draw:style-name="gr41" xml:id="id1422" draw:id="id1422"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414" draw:start-glue-point="5" draw:end-shape="id1422" draw:end-glue-point="3" svg:d="m109872 63548h581v-229h582">
          <text:p/>
        </draw:connector>
        <draw:connector draw:style-name="data_20_member_20__28_pointer_29_" draw:layer="layout" draw:line-skew="0cm -0.407cm" svg:x1="89.293cm" svg:y1="61.246cm" svg:x2="77.915cm" svg:y2="62.672cm" draw:start-shape="id1417" draw:start-glue-point="7" draw:end-shape="id1418" draw:end-glue-point="10" svg:d="m89293 61246h501v-1219h-12380v2645h501">
          <text:p/>
        </draw:connector>
        <draw:custom-shape draw:style-name="gr1" draw:text-style-name="P1" xml:id="id1424" draw:id="id1424" draw:layer="layout" svg:width="4.274cm" svg:height="0.585cm" svg:x="43.822cm" svg:y="36.249cm">
          <text:p text:style-name="P1">XmlScPropHdl_HoriJustify</text:p>
          <draw:enhanced-geometry svg:viewBox="0 0 21600 21600" draw:type="rectangle" draw:enhanced-path="M 0 0 L 21600 0 21600 21600 0 21600 0 0 Z N"/>
        </draw:custom-shape>
        <draw:custom-shape draw:style-name="gr1" draw:text-style-name="P1" xml:id="id1423" draw:id="id1423" draw:layer="layout" svg:width="3.638cm" svg:height="3.536cm" svg:x="38.529cm" svg:y="36.122cm">
          <draw:glue-point draw:id="4" svg:x="5.002cm" svg:y="-3.634cm"/>
          <text:p text:style-name="P1">XMLScPropHdlFactory</text:p>
          <draw:enhanced-geometry svg:viewBox="0 0 21600 21600" draw:type="rectangle" draw:enhanced-path="M 0 0 L 21600 0 21600 21600 0 21600 0 0 Z N"/>
        </draw:custom-shape>
        <draw:connector draw:style-name="local_20_usage_20__2f__20_return_20_type" draw:layer="layout" svg:x1="42.167cm" svg:y1="36.606cm" svg:x2="43.822cm" svg:y2="36.541cm" draw:start-shape="id1423" draw:start-glue-point="4" draw:end-shape="id1424" draw:end-glue-point="3" svg:d="m42167 36606h828v-65h827">
          <text:p/>
        </draw:connector>
        <draw:custom-shape draw:style-name="class_20__28_external_20_module_29_" xml:id="id1425" draw:id="id1425" draw:layer="layout" svg:width="4.473cm" svg:height="0.724cm" svg:x="38.942cm" svg:y="33.153cm">
          <text:p>XMLPropertyHandlerFactory</text:p>
          <draw:enhanced-geometry svg:viewBox="0 0 21600 21600" draw:type="rectangle" draw:enhanced-path="M 0 0 L 21600 0 21600 21600 0 21600 0 0 Z N"/>
        </draw:custom-shape>
        <draw:connector draw:style-name="inheritance_20__28_public_29_" draw:layer="layout" svg:x1="40.348cm" svg:y1="36.122cm" svg:x2="41.178cm" svg:y2="33.877cm" draw:start-shape="id1423" draw:start-glue-point="0" draw:end-shape="id1425" draw:end-glue-point="2" svg:d="m40348 36122v-1122h830v-1123">
          <text:p/>
        </draw:connector>
        <draw:custom-shape draw:style-name="gr1" draw:text-style-name="P1" xml:id="id1426" draw:id="id1426" draw:layer="layout" svg:width="3.129cm" svg:height="3.648cm" svg:x="38.722cm" svg:y="22.886cm">
          <draw:glue-point draw:id="4" svg:x="5.001cm" svg:y="-3.983cm"/>
          <draw:glue-point draw:id="5" svg:x="5.001cm" svg:y="-2.749cm"/>
          <draw:glue-point draw:id="6" svg:x="5.001cm" svg:y="-1.735cm"/>
          <draw:glue-point draw:id="7" svg:x="5.001cm" svg:y="-0.718cm"/>
          <draw:glue-point draw:id="8" svg:x="5.001cm" svg:y="0.803cm"/>
          <draw:glue-point draw:id="9" svg:x="5.001cm" svg:y="1.962cm"/>
          <draw:glue-point draw:id="10" svg:x="5.001cm" svg:y="3.196cm"/>
          <draw:glue-point draw:id="11" svg:x="5.001cm" svg:y="4.213cm"/>
          <text:p text:style-name="P1">ScMyStyleRanges</text:p>
          <draw:enhanced-geometry svg:viewBox="0 0 21600 21600" draw:type="rectangle" draw:enhanced-path="M 0 0 L 21600 0 21600 21600 0 21600 0 0 Z N"/>
        </draw:custom-shape>
        <draw:connector draw:style-name="data_20_member_20__28_pointer_29_" draw:layer="layout" svg:x1="36.003cm" svg:y1="26.326cm" svg:x2="38.722cm" svg:y2="24.71cm" draw:start-shape="id1408" draw:start-glue-point="1" draw:end-shape="id1426" draw:end-glue-point="3" svg:d="m36003 26326h1359v-1616h1360">
          <text:p>xRanges</text:p>
        </draw:connector>
        <draw:custom-shape draw:style-name="typedef" xml:id="id1407" draw:id="id1407" draw:layer="layout" svg:width="2.925cm" svg:height="0.56cm" svg:x="30.097cm" svg:y="26.79cm">
          <text:p>ScMyStylesSet</text:p>
          <draw:enhanced-geometry svg:viewBox="0 0 21600 21600" draw:type="rectangle" draw:enhanced-path="M 0 0 L 21600 0 21600 21600 0 21600 0 0 Z N"/>
        </draw:custom-shape>
        <draw:connector draw:style-name="data_20_member" draw:layer="layout" svg:x1="27.677cm" svg:y1="27.73cm" svg:x2="30.097cm" svg:y2="27.07cm" draw:start-shape="id1406" draw:start-glue-point="4" draw:end-shape="id1407" draw:end-glue-point="3" svg:d="m27677 27730h1210v-660h1210">
          <text:p>aCellStyles</text:p>
        </draw:connector>
        <draw:frame draw:style-name="annotation" draw:layer="layout" svg:width="7.276cm" svg:height="2.491cm" svg:x="24.273cm" svg:y="21.195cm">
          <draw:text-box>
            <text:p>There is one instance of <text:span text:style-name="T1">ScMyStyle</text:span> for each cell style name. <text:s/>Each cell style keeps track of ranges to which that style needs to be applied. <text:s/>Those ranges are further sub-divided by number format types: text, number, time, date-time, percent, logical, and undefined.</text:p>
          </draw:text-box>
        </draw:frame>
        <draw:custom-shape draw:style-name="gr41" xml:id="id1427" draw:id="id1427" draw:layer="layout" svg:width="2.434cm" svg:height="0.74cm" svg:x="45.347cm" svg:y="20.48cm">
          <text:p>ScRangeList</text:p>
          <draw:enhanced-geometry svg:viewBox="0 0 21600 21600" draw:type="rectangle" draw:enhanced-path="M 0 0 L 21600 0 21600 21600 0 21600 0 0 Z N"/>
        </draw:custom-shape>
        <draw:connector draw:style-name="data_20_member_20__28_multiple_20_pointers_29_" draw:text-style-name="P11" draw:layer="layout" draw:line-skew="-1.068cm" svg:x1="41.85cm" svg:y1="23.258cm" svg:x2="45.347cm" svg:y2="20.85cm" draw:start-shape="id1426" draw:start-glue-point="4" draw:end-shape="id1427" draw:end-glue-point="3" svg:d="m41850 23258h681v-2408h2816">
          <text:p text:style-name="P11">pTextList</text:p>
          <text:p text:style-name="P11">pNumberList</text:p>
          <text:p text:style-name="P11">pTimeList</text:p>
          <text:p text:style-name="P11">pDateTimeList</text:p>
          <text:p text:style-name="P11">pPercentList</text:p>
          <text:p text:style-name="P11">pLogicalList</text:p>
          <text:p text:style-name="P11">pUndefinedList</text:p>
        </draw:connector>
        <draw:frame draw:style-name="annotation" draw:layer="layout" svg:width="3.678cm" svg:height="0.9cm" svg:x="29.739cm" svg:y="25.479cm">
          <draw:text-box>
            <text:p>One <text:span text:style-name="T1">ScMyStyle</text:span> for each cell style (by name).</text:p>
          </draw:text-box>
        </draw:frame>
        <draw:frame draw:style-name="gr42" draw:layer="layout" svg:width="5.133cm" svg:height="1.032cm" svg:x="37.439cm" svg:y="27.093cm">
          <draw:text-box>
            <text:p>Each cell style keeps track of applied ranges.</text:p>
          </draw:text-box>
        </draw:frame>
        <draw:custom-shape draw:style-name="gr41" xml:id="id1429" draw:id="id1429" draw:layer="layout" svg:width="3.202cm" svg:height="0.742cm" svg:x="32.833cm" svg:y="31.167cm">
          <text:p>ScCellRangesObj</text:p>
          <draw:enhanced-geometry svg:viewBox="0 0 21600 21600" draw:type="rectangle" draw:enhanced-path="M 0 0 L 21600 0 21600 21600 0 21600 0 0 Z N"/>
        </draw:custom-shape>
        <draw:custom-shape draw:style-name="uno_20_interface" xml:id="id1428" draw:id="id1428" draw:layer="layout" svg:width="7.212cm" svg:height="0.607cm" svg:x="23.142cm" svg:y="31.01cm">
          <text:p>com.sun.star.sheet.XSheetCellRangeContainer</text:p>
          <draw:enhanced-geometry svg:viewBox="0 0 21600 21600" draw:type="rectangle" draw:enhanced-path="M 0 0 L 21600 0 21600 21600 0 21600 0 0 Z N"/>
        </draw:custom-shape>
        <draw:connector draw:style-name="data_20_member_20__28_pointer_29_" draw:layer="layout" svg:x1="18.658cm" svg:y1="30.744cm" svg:x2="23.142cm" svg:y2="31.313cm" draw:start-shape="id1404" draw:start-glue-point="5" draw:end-shape="id1428" draw:end-glue-point="3" svg:d="m18658 30744h2242v569h2242">
          <text:p>xSheetCellRanges</text:p>
        </draw:connector>
        <draw:connector draw:style-name="gr8" draw:text-style-name="P1" draw:layer="layout" svg:x1="30.354cm" svg:y1="31.313cm" svg:x2="32.833cm" svg:y2="31.538cm" draw:start-shape="id1428" draw:start-glue-point="1" draw:end-shape="id1429" draw:end-glue-point="3" svg:d="m30354 31313h1240v225h1239">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xml:id="id1430" draw:id="id1430"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xml:id="id1431" draw:id="id1431"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xml:id="id1433" draw:id="id1433"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xml:id="id1434" draw:id="id1434"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xml:id="id1432" draw:id="id1432"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430" draw:start-glue-point="4" draw:end-shape="id1431" draw:end-glue-point="3" svg:d="m52180 36956h1260v-8764h1260">
          <text:p text:style-name="P2">GetMedium()</text:p>
        </draw:connector>
        <draw:connector draw:style-name="data_20_member_20__28_pointer_29_" draw:layer="layout" svg:x1="52.18cm" svg:y1="37.999cm" svg:x2="55.617cm" svg:y2="34.708cm" draw:start-shape="id1430" draw:start-glue-point="1" draw:end-shape="id1432" draw:end-glue-point="3" svg:d="m52180 37999h1719v-3291h1718">
          <text:p/>
        </draw:connector>
        <draw:connector draw:style-name="inheritance_20__28_public_29_" draw:layer="layout" svg:x1="50.913cm" svg:y1="35.971cm" svg:x2="48.993cm" svg:y2="32.66cm" draw:start-shape="id1430" draw:start-glue-point="0" draw:end-shape="id1433" draw:end-glue-point="8" svg:d="m50913 35971v-1655h-1920v-1656">
          <text:p/>
        </draw:connector>
        <draw:connector draw:style-name="inheritance_20__28_public_29_" draw:layer="layout" svg:x1="47.512cm" svg:y1="31.611cm" svg:x2="49.636cm" svg:y2="27.441cm" draw:start-shape="id1433" draw:start-glue-point="0" draw:end-shape="id1434"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xml:id="id1436" draw:id="id1436"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xml:id="id1435" draw:id="id1435"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435" draw:start-glue-point="1" draw:end-shape="id1436" draw:end-glue-point="3" svg:d="m30119 34338h689v-1110h689">
          <text:p/>
        </draw:connector>
        <draw:custom-shape draw:style-name="gr3" xml:id="id1437" draw:id="id1437"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437" draw:start-glue-point="0" draw:end-shape="id1433" draw:end-glue-point="4" svg:d="m32218 35734v-1537h14200v-1537">
          <text:p/>
        </draw:connector>
        <draw:connector draw:style-name="data_20_member_20__28_pointer_29_" draw:layer="layout" svg:x1="30.119cm" svg:y1="35.152cm" svg:x2="31.284cm" svg:y2="36.045cm" draw:start-shape="id1435" draw:start-glue-point="4" draw:end-shape="id1437" svg:d="m30119 35152h582v893h583">
          <text:p/>
        </draw:connector>
        <draw:custom-shape draw:style-name="class_20__28_external_20_module_29_" xml:id="id1438" draw:id="id1438"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431" draw:start-glue-point="11" draw:end-shape="id1438" draw:end-glue-point="3" svg:d="m57431 30070h1567v-6h1565">
          <text:p text:style-name="P2">GetItemSet()</text:p>
        </draw:connector>
        <draw:custom-shape draw:style-name="gr1" draw:text-style-name="P1" xml:id="id1439" draw:id="id1439"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xml:id="id1440" draw:id="id1440"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439" draw:start-glue-point="4" draw:end-shape="id1440" draw:end-glue-point="3" svg:d="m61631 45196h1090v931h1089">
          <text:p/>
        </draw:connector>
        <draw:custom-shape draw:style-name="class_20__28_external_20_module_29_" xml:id="id1457" draw:id="id1457"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xml:id="id1441" draw:id="id1441"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441" draw:start-glue-point="0" draw:end-shape="id1433" draw:end-glue-point="2" svg:d="m44262 41676v-1392h3250v-7622">
          <text:p/>
        </draw:connector>
        <draw:custom-shape draw:style-name="gr1" draw:text-style-name="P1" xml:id="id1442" draw:id="id1442"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441" draw:start-glue-point="4" draw:end-shape="id1442" draw:end-glue-point="5" svg:d="m43681 41676v-503h-1488v-503">
          <text:p/>
        </draw:connector>
        <draw:custom-shape draw:style-name="gr1" draw:text-style-name="P1" xml:id="id1443" draw:id="id1443"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xml:id="id1444" draw:id="id1444"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443" draw:start-glue-point="0" draw:end-shape="id1442" draw:end-glue-point="4" svg:d="m38415 42709v-1020h2279v-1019">
          <text:p/>
        </draw:connector>
        <draw:connector draw:style-name="inheritance_20__28_public_29_" draw:layer="layout" svg:x1="41.458cm" svg:y1="42.708cm" svg:x2="41.444cm" svg:y2="40.67cm" draw:start-shape="id1444" draw:start-glue-point="0" draw:end-shape="id1442" draw:end-glue-point="2" svg:d="m41458 42708v-1019h-14v-1019">
          <text:p/>
        </draw:connector>
        <draw:custom-shape draw:style-name="gr1" draw:text-style-name="P1" xml:id="id1445" draw:id="id1445"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xml:id="id1448" draw:id="id1448"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xml:id="id1461" draw:id="id1461"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xml:id="id1449" draw:id="id1449"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xml:id="id1446" draw:id="id1446"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445" draw:start-glue-point="4" draw:end-shape="id1446" draw:end-glue-point="2" svg:d="m37886 47506v-737h-859v-737">
          <text:p/>
        </draw:connector>
        <draw:custom-shape draw:style-name="gr2" xml:id="id1447" draw:id="id1447"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445" draw:start-glue-point="5" draw:end-shape="id1447" draw:end-glue-point="2" svg:d="m39181 47506v-782h2752v-782">
          <text:p/>
        </draw:connector>
        <draw:connector draw:style-name="data_20_member_20__28_pointer_29_" draw:layer="layout" svg:x1="40.064cm" svg:y1="47.842cm" svg:x2="41.617cm" svg:y2="47.893cm" draw:start-shape="id1445" draw:start-glue-point="1" draw:end-shape="id1448" draw:end-glue-point="3" svg:d="m40064 47842h776v51h777">
          <text:p/>
        </draw:connector>
        <draw:connector draw:style-name="data_20_member_20__28_pointer_29_" draw:layer="layout" svg:x1="45.955cm" svg:y1="47.893cm" svg:x2="48.424cm" svg:y2="47.138cm" draw:start-shape="id1448" draw:start-glue-point="1" draw:end-shape="id1449" draw:end-glue-point="3" svg:d="m45955 47893h1234v-755h1235">
          <text:p/>
        </draw:connector>
        <draw:custom-shape draw:style-name="gr1" draw:text-style-name="P1" xml:id="id1450" draw:id="id1450"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449" draw:start-glue-point="1" draw:end-shape="id1450" draw:end-glue-point="3" svg:d="m50779 47138h846v324h847">
          <text:p/>
        </draw:connector>
        <draw:custom-shape draw:style-name="gr1" draw:text-style-name="P1" xml:id="id1451" draw:id="id1451"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450" draw:start-glue-point="4" draw:end-shape="id1451" draw:end-glue-point="1" svg:d="m55723 46405h501v-2926h-6242">
          <text:p/>
        </draw:connector>
        <draw:connector draw:style-name="inheritance_20__28_public_29_" draw:layer="layout" svg:x1="48.738cm" svg:y1="43.175cm" svg:x2="48.516cm" svg:y2="32.66cm" draw:start-shape="id1451" draw:start-glue-point="0" draw:end-shape="id1433" draw:end-glue-point="5" svg:d="m48738 43175v-5257h-222v-5258">
          <text:p/>
        </draw:connector>
        <draw:custom-shape draw:style-name="gr1" draw:text-style-name="P1" xml:id="id1452" draw:id="id1452"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452" draw:start-glue-point="0" draw:end-shape="id1451" draw:end-glue-point="2" svg:d="m49945 44869v-543h-1207v-543">
          <text:p/>
        </draw:connector>
        <draw:custom-shape draw:style-name="gr1" draw:text-style-name="P1" xml:id="id1454" draw:id="id1454"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xml:id="id1453" draw:id="id1453"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430" draw:start-glue-point="6" draw:end-shape="id1453" draw:end-glue-point="3" svg:d="m52180 39661h1759v2149h1759">
          <text:p text:style-name="P2">ExecFile_Impl()</text:p>
        </draw:connector>
        <draw:connector draw:style-name="local_20_usage_20__2f__20_return_20_type" draw:text-style-name="P2" draw:layer="layout" svg:x1="58.581cm" svg:y1="41.81cm" svg:x2="61.932cm" svg:y2="42.713cm" draw:start-shape="id1453" draw:start-glue-point="1" draw:end-shape="id1454" draw:end-glue-point="3" svg:d="m58581 41810h1675v903h1676">
          <text:p text:style-name="P2">GUIStoreModel()</text:p>
        </draw:connector>
        <draw:custom-shape draw:style-name="namespace" draw:layer="layout" svg:width="24.105cm" svg:height="23.856cm" svg:x="77.627cm" svg:y="20.241cm">
          <text:p text:style-name="P2">sfx2</text:p>
          <draw:enhanced-geometry svg:viewBox="0 0 21600 21600" draw:type="rectangle" draw:enhanced-path="M 0 0 L 21600 0 21600 21600 0 21600 0 0 Z N"/>
        </draw:custom-shape>
        <draw:custom-shape draw:style-name="gr1" draw:text-style-name="P1" xml:id="id1455" draw:id="id1455" draw:layer="layout" svg:width="3.096cm" svg:height="1.761cm" svg:x="78.308cm" svg:y="39.96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xml:id="id1456" draw:id="id1456" draw:layer="layout" svg:width="3.556cm" svg:height="3.737cm" svg:x="83.17cm" svg:y="39.571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81.404cm" svg:y1="40.84cm" svg:x2="83.17cm" svg:y2="41.439cm" draw:start-shape="id1455" draw:start-glue-point="1" draw:end-shape="id1456" draw:end-glue-point="3" svg:d="m81404 40840h883v599h883">
          <text:p text:style-name="P2">mpImp</text:p>
        </draw:connector>
        <draw:custom-shape draw:style-name="class_20__28_external_20_module_29_" xml:id="id1458" draw:id="id1458"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431" draw:start-glue-point="4" draw:end-shape="id1457" draw:end-glue-point="3" svg:d="m57431 26288h1043v-3693h1041">
          <text:p/>
        </draw:connector>
        <draw:connector draw:style-name="data_20_member_20__28_pointer_29_" draw:layer="layout" svg:x1="57.431cm" svg:y1="26.728cm" svg:x2="59.426cm" svg:y2="23.641cm" draw:start-shape="id1431" draw:start-glue-point="5" draw:end-shape="id1458" draw:end-glue-point="3" svg:d="m57431 26728h998v-3087h997">
          <text:p/>
        </draw:connector>
        <draw:custom-shape draw:style-name="class_20__28_external_20_module_29_" xml:id="id1459" draw:id="id1459"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14" draw:text-style-name="P1" draw:layer="layout" svg:x1="57.431cm" svg:y1="27.247cm" svg:x2="61.096cm" svg:y2="24.594cm" draw:start-shape="id1431" draw:start-glue-point="6" draw:end-shape="id1459" draw:end-glue-point="3" svg:d="m57431 27247h1833v-2653h1832">
          <text:p/>
        </draw:connector>
        <draw:custom-shape draw:style-name="gr3" xml:id="id1460" draw:id="id1460"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431" draw:start-glue-point="1" draw:end-shape="id1460"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xml:id="id1462" draw:id="id1462"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461" draw:start-glue-point="1" draw:end-shape="id1462"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xml:id="id1463" draw:id="id1463"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437" draw:start-glue-point="1" draw:end-shape="id1463" draw:end-glue-point="3" svg:d="m33153 36045h390v125h390">
          <text:p/>
        </draw:connector>
        <draw:custom-shape draw:style-name="gr1" draw:text-style-name="P1" xml:id="id1464" draw:id="id1464"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463" draw:start-glue-point="1" draw:end-shape="id1464" draw:end-glue-point="3" svg:d="m36493 36170h531v1295h531">
          <text:p/>
        </draw:connector>
        <draw:custom-shape draw:style-name="gr1" draw:text-style-name="P1" xml:id="id1465" draw:id="id1465"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464" draw:start-glue-point="4" draw:end-shape="id1465" svg:d="m39499 36209h842v-105h843">
          <text:p/>
        </draw:connector>
        <draw:custom-shape draw:style-name="gr3" xml:id="id1468" draw:id="id1468"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xml:id="id1466" draw:id="id1466"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xml:id="id1467" draw:id="id1467"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466" draw:start-glue-point="0" draw:end-shape="id1467" draw:end-glue-point="2" svg:d="m31310 52743v-699h155v-700">
          <text:p/>
        </draw:connector>
        <draw:connector draw:style-name="data_20_member_20__28_pointer_29_" draw:layer="layout" svg:x1="33.513cm" svg:y1="53.067cm" svg:x2="34.963cm" svg:y2="53.197cm" draw:start-shape="id1466" draw:start-glue-point="1" draw:end-shape="id1468" draw:end-glue-point="3" svg:d="m33513 53067h725v130h725">
          <text:p/>
        </draw:connector>
        <draw:custom-shape draw:style-name="gr1" draw:text-style-name="P1" xml:id="id1469" draw:id="id1469"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469" draw:start-glue-point="1" draw:end-shape="id1466" draw:end-glue-point="3" svg:d="m26565 53663h1271v-596h1271">
          <text:p text:style-name="P2">aEntriesBox</text:p>
        </draw:connector>
        <draw:custom-shape draw:style-name="gr1" draw:text-style-name="P1" xml:id="id1470" draw:id="id1470"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469" draw:start-glue-point="0" draw:end-shape="id1470" draw:end-glue-point="2" svg:d="m24401 53365v-699h-77v-700">
          <text:p/>
        </draw:connector>
        <draw:custom-shape draw:style-name="gr1" draw:text-style-name="P1" xml:id="id1471" draw:id="id1471" draw:layer="layout" svg:width="2.644cm" svg:height="0.57cm" svg:x="69.64cm" svg:y="22.608cm">
          <text:p text:style-name="P3">AboutDialog</text:p>
          <draw:enhanced-geometry svg:viewBox="0 0 21600 21600" draw:type="rectangle" draw:enhanced-path="M 0 0 L 21600 0 21600 21600 0 21600 0 0 Z N"/>
        </draw:custom-shape>
        <draw:custom-shape draw:style-name="class_20__28_external_20_module_29_" xml:id="id1472" draw:id="id1472" draw:layer="layout" svg:width="3.007cm" svg:height="0.648cm" svg:x="69.925cm" svg:y="19.03cm">
          <text:p text:style-name="P2">SfxModalDialog</text:p>
          <draw:enhanced-geometry svg:viewBox="0 0 21600 21600" draw:type="rectangle" draw:enhanced-path="M 0 0 L 21600 0 21600 21600 0 21600 0 0 Z N"/>
        </draw:custom-shape>
        <draw:connector draw:style-name="inheritance_20__28_public_29_" draw:layer="layout" svg:x1="70.962cm" svg:y1="22.608cm" svg:x2="71.428cm" svg:y2="19.678cm" draw:start-shape="id1471" draw:start-glue-point="0" draw:end-shape="id1472" draw:end-glue-point="2" svg:d="m70962 22608v-1465h466v-1465">
          <text:p/>
        </draw:connector>
        <draw:custom-shape draw:style-name="gr2" xml:id="id1473" draw:id="id1473" draw:layer="layout" svg:width="7.08cm" svg:height="1.008cm" svg:x="79.581cm" svg:y="37.328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84.948cm" svg:y1="39.571cm" svg:x2="83.121cm" svg:y2="38.336cm" draw:start-shape="id1456" draw:start-glue-point="0" draw:end-shape="id1473" draw:end-glue-point="2" svg:d="m84948 39571v-618h-1827v-617">
          <text:p/>
        </draw:connector>
        <draw:connector draw:style-name="local_20_usage_20__2f__20_return_20_type" draw:text-style-name="P2" draw:layer="layout" svg:x1="64.631cm" svg:y1="42.713cm" svg:x2="78.308cm" svg:y2="41.342cm" draw:start-shape="id1454" draw:start-glue-point="1" draw:end-shape="id1455" draw:end-glue-point="7" svg:d="m64631 42713h6838v-1371h6839">
          <text:p text:style-name="P2">OutputFileDialog()</text:p>
        </draw:connector>
        <draw:custom-shape draw:style-name="gr2" xml:id="id1474" draw:id="id1474" draw:layer="layout" svg:width="5.392cm" svg:height="0.63cm" svg:x="89.599cm" svg:y="39.756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6.726cm" svg:y1="40.084cm" svg:x2="89.599cm" svg:y2="40.071cm" draw:start-shape="id1456" draw:start-glue-point="4" draw:end-shape="id1474" draw:end-glue-point="3" svg:d="m86726 40084h1437v-13h1436">
          <text:p text:style-name="P2">mxFileDlg</text:p>
        </draw:connector>
        <draw:custom-shape draw:style-name="gr1" draw:text-style-name="P1" xml:id="id1475" draw:id="id1475"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430" draw:start-glue-point="5" draw:end-shape="id1475" svg:d="m52180 39134h2212v-1265h2212">
          <text:p text:style-name="P2">pImp</text:p>
        </draw:connector>
        <draw:custom-shape draw:style-name="gr2" xml:id="id1476" draw:id="id1476"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460" draw:start-glue-point="4" draw:end-shape="id1476" draw:end-glue-point="3" svg:d="m64294 27168h1069v-1120h1067">
          <text:p/>
        </draw:connector>
        <draw:custom-shape draw:style-name="gr1" draw:text-style-name="P1" xml:id="id1477" draw:id="id1477"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xml:id="id1478" draw:id="id1478"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477" draw:start-glue-point="0" draw:end-shape="id1478" draw:end-glue-point="2" svg:d="m39476 57045v-847h111v-848">
          <text:p/>
        </draw:connector>
        <draw:custom-shape draw:style-name="gr1" draw:text-style-name="P1" xml:id="id1480" draw:id="id1480"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xml:id="id1479" draw:id="id1479"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479" draw:start-glue-point="0" draw:end-shape="id1480" draw:end-glue-point="4" svg:d="m27550 60235v-1445h1385v-1445">
          <text:p/>
        </draw:connector>
        <draw:custom-shape draw:style-name="gr1" draw:text-style-name="P1" xml:id="id1481" draw:id="id1481"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481" draw:start-glue-point="4" draw:end-shape="id1479" draw:end-glue-point="3" svg:d="m23051 60112h1421v422h1421">
          <text:p/>
        </draw:connector>
        <draw:custom-shape draw:style-name="gr3" xml:id="id1486" draw:id="id1486"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xml:id="id1487" draw:id="id1487"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xml:id="id1488" draw:id="id1488"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xml:id="id1482" draw:id="id1482"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xml:id="id1483" draw:id="id1483"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482" draw:start-glue-point="0" draw:end-shape="id1483" draw:end-glue-point="2" svg:d="m58408 58472v-959h-65v-959">
          <text:p/>
        </draw:connector>
        <draw:custom-shape draw:style-name="gr1" draw:text-style-name="P1" xml:id="id1489" draw:id="id1489"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xml:id="id1484" draw:id="id1484"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xml:id="id1485" draw:id="id1485"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484" draw:start-glue-point="0" draw:end-shape="id1485" draw:end-glue-point="2" svg:d="m64316 58913v-596h92v-597">
          <text:p/>
        </draw:connector>
        <draw:connector draw:style-name="data_20_member_20__28_pointer_29_" draw:layer="layout" svg:x1="66.221cm" svg:y1="59.276cm" svg:x2="68.334cm" svg:y2="58.542cm" draw:start-shape="id1484" draw:start-glue-point="4" draw:end-shape="id1486" draw:end-glue-point="3" svg:d="m66221 59276h1056v-734h1057">
          <text:p/>
        </draw:connector>
        <draw:connector draw:style-name="data_20_member_20__28_pointer_29_" draw:layer="layout" svg:x1="66.221cm" svg:y1="59.743cm" svg:x2="68.334cm" svg:y2="59.797cm" draw:start-shape="id1484" draw:start-glue-point="5" draw:end-shape="id1487" draw:end-glue-point="3" svg:d="m66221 59743h1057v54h1056">
          <text:p/>
        </draw:connector>
        <draw:connector draw:style-name="data_20_member_20__28_pointer_29_" draw:layer="layout" svg:x1="66.221cm" svg:y1="60.57cm" svg:x2="68.334cm" svg:y2="61.052cm" draw:start-shape="id1484" draw:start-glue-point="6" draw:end-shape="id1488" draw:end-glue-point="3" svg:d="m66221 60570h1056v482h1057">
          <text:p/>
        </draw:connector>
        <draw:connector draw:style-name="data_20_member_20__28_pointer_29_" draw:layer="layout" draw:line-skew="-0.382cm" svg:x1="66.221cm" svg:y1="61.09cm" svg:x2="68.334cm" svg:y2="62.54cm" draw:start-shape="id1484" draw:start-glue-point="7" draw:end-shape="id1489"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xml:id="id1490" draw:id="id1490"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xml:id="id1491" draw:id="id1491"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490" draw:start-glue-point="0" draw:end-shape="id1491" draw:end-glue-point="2" svg:d="m20631 42092v-778h324v-777">
          <text:p/>
        </draw:connector>
        <draw:custom-shape draw:style-name="gr1" draw:text-style-name="P1" xml:id="id1492" draw:id="id1492" draw:layer="layout" svg:width="2.381cm" svg:height="2.619cm" svg:x="68.719cm" svg:y="32.503cm">
          <draw:glue-point draw:id="4" svg:x="5.002cm" svg:y="-2.718cm"/>
          <draw:glue-point draw:id="5" svg:x="5.002cm" svg:y="2.73cm"/>
          <text:p text:style-name="P1">SvBaseLink</text:p>
          <draw:enhanced-geometry svg:viewBox="0 0 21600 21600" draw:type="rectangle" draw:enhanced-path="M 0 0 L 21600 0 21600 21600 0 21600 0 0 Z N"/>
        </draw:custom-shape>
        <draw:custom-shape draw:style-name="gr1" draw:text-style-name="P1" xml:id="id1493" draw:id="id1493" draw:layer="layout" svg:width="4.445cm" svg:height="1.019cm" svg:x="83.321cm" svg:y="24.526cm">
          <draw:glue-point draw:id="4" svg:x="-3.511cm" svg:y="5.015cm"/>
          <draw:glue-point draw:id="5" svg:x="-1.248cm" svg:y="5.015cm"/>
          <draw:glue-point draw:id="6" svg:x="1.428cm" svg:y="5.015cm"/>
          <draw:glue-point draw:id="7" svg:x="3.631cm" svg:y="5.015cm"/>
          <draw:glue-point draw:id="8" svg:x="-5.003cm" svg:y="-2.384cm"/>
          <draw:glue-point draw:id="9" svg:x="-5.003cm" svg:y="2.541cm"/>
          <text:p text:style-name="P1">SvLinkSource</text:p>
          <draw:enhanced-geometry svg:viewBox="0 0 21600 21600" draw:type="rectangle" draw:enhanced-path="M 0 0 L 21600 0 21600 21600 0 21600 0 0 Z N"/>
        </draw:custom-shape>
        <draw:connector draw:style-name="data_20_member_20__28_pointer_29_" draw:layer="layout" svg:x1="71.099cm" svg:y1="33.101cm" svg:x2="83.321cm" svg:y2="25.293cm" draw:start-shape="id1492" draw:start-glue-point="4" draw:end-shape="id1493" draw:end-glue-point="9" svg:d="m71099 33101h6111v-7808h6111">
          <text:p>xObj</text:p>
        </draw:connector>
        <draw:custom-shape draw:style-name="gr5" xml:id="id1494" draw:id="id1494" draw:layer="layout" svg:width="2.54cm" svg:height="0.635cm" svg:x="73.898cm" svg:y="36.139cm">
          <text:p>BaseLink_Impl</text:p>
          <draw:enhanced-geometry svg:viewBox="0 0 21600 21600" draw:mirror-vertical="false" draw:mirror-horizontal="false" draw:type="rectangle" draw:enhanced-path="M 0 0 L 21600 0 21600 21600 0 21600 0 0 Z N"/>
        </draw:custom-shape>
        <draw:connector draw:style-name="data_20_member_20__28_pointer_29_" draw:layer="layout" svg:x1="71.1cm" svg:y1="33.812cm" svg:x2="73.898cm" svg:y2="36.456cm" draw:start-shape="id1492" draw:start-glue-point="1" draw:end-shape="id1494" draw:end-glue-point="3" svg:d="m71100 33812h1399v2644h1399">
          <text:p>pImpl</text:p>
        </draw:connector>
        <draw:custom-shape draw:style-name="gr2" xml:id="id1495" draw:id="id1495" draw:layer="layout" svg:width="4.948cm" svg:height="0.662cm" svg:x="71.525cm" svg:y="38.031cm">
          <text:p>com.sun.star.io.XInputStream</text:p>
          <draw:enhanced-geometry svg:viewBox="0 0 21600 21600" draw:type="rectangle" draw:enhanced-path="M 0 0 L 21600 0 21600 21600 0 21600 0 0 Z N"/>
        </draw:custom-shape>
        <draw:connector draw:style-name="data_20_member_20__28_pointer_29_" draw:layer="layout" svg:x1="76.438cm" svg:y1="36.456cm" svg:x2="78.308cm" svg:y2="40.336cm" draw:start-shape="id1494" draw:start-glue-point="1" draw:end-shape="id1455" draw:end-glue-point="6" svg:d="m76438 36456h935v3880h935">
          <text:p/>
        </draw:connector>
        <draw:connector draw:style-name="data_20_member_20__28_pointer_29_" draw:layer="layout" svg:x1="71.099cm" svg:y1="34.526cm" svg:x2="71.525cm" svg:y2="38.362cm" draw:start-shape="id1492" draw:start-glue-point="5" draw:end-shape="id1495" draw:end-glue-point="3" svg:d="m71099 34526h501v2050h-576v1786h501">
          <text:p>m_xInputStreamToLoadFrom</text:p>
        </draw:connector>
        <draw:custom-shape draw:style-name="gr1" draw:text-style-name="P1" xml:id="id1496" draw:id="id1496" draw:layer="layout" svg:width="2.672cm" svg:height="1.799cm" svg:x="93.345cm" svg:y="34.052cm">
          <draw:glue-point draw:id="4" svg:x="5.003cm" svg:y="-2.351cm"/>
          <draw:glue-point draw:id="5" svg:x="5.003cm" svg:y="2.801cm"/>
          <text:p text:style-name="P1">SvDDEObject</text:p>
          <draw:enhanced-geometry svg:viewBox="0 0 21600 21600" draw:type="rectangle" draw:enhanced-path="M 0 0 L 21600 0 21600 21600 0 21600 0 0 Z N"/>
        </draw:custom-shape>
        <draw:connector draw:style-name="inheritance_20__28_public_29_" draw:layer="layout" svg:x1="94.681cm" svg:y1="34.052cm" svg:x2="83.983cm" svg:y2="25.545cm" draw:start-shape="id1496" draw:start-glue-point="0" draw:end-shape="id1493" draw:end-glue-point="4" svg:d="m94681 34052v-4254h-10698v-4253">
          <text:p/>
        </draw:connector>
        <draw:custom-shape draw:style-name="class_20__28_external_20_module_29_" xml:id="id1497" draw:id="id1497" draw:layer="layout" svg:width="2.646cm" svg:height="0.661cm" svg:x="102.894cm" svg:y="33.841cm">
          <text:p>DdeConnection</text:p>
          <draw:enhanced-geometry svg:viewBox="0 0 21600 21600" draw:type="rectangle" draw:enhanced-path="M 0 0 L 21600 0 21600 21600 0 21600 0 0 Z N"/>
        </draw:custom-shape>
        <draw:connector draw:style-name="data_20_member_20__28_pointer_29_" draw:layer="layout" svg:x1="96.017cm" svg:y1="34.529cm" svg:x2="102.894cm" svg:y2="34.171cm" draw:start-shape="id1496" draw:start-glue-point="4" draw:end-shape="id1497" draw:end-glue-point="3" svg:d="m96017 34529h3439v-358h3438">
          <text:p/>
        </draw:connector>
        <draw:custom-shape draw:style-name="class_20__28_external_20_module_29_" xml:id="id1498" draw:id="id1498" draw:layer="layout" svg:width="1.825cm" svg:height="0.635cm" svg:x="102.894cm" svg:y="34.821cm">
          <text:p>DdeLink</text:p>
          <draw:enhanced-geometry svg:viewBox="0 0 21600 21600" draw:type="rectangle" draw:enhanced-path="M 0 0 L 21600 0 21600 21600 0 21600 0 0 Z N"/>
        </draw:custom-shape>
        <draw:connector draw:style-name="data_20_member_20__28_pointer_29_" draw:layer="layout" svg:x1="96.017cm" svg:y1="34.951cm" svg:x2="102.894cm" svg:y2="35.138cm" draw:start-shape="id1496" draw:start-glue-point="1" draw:end-shape="id1498" draw:end-glue-point="3" svg:d="m96017 34951h3438v187h3439">
          <text:p/>
        </draw:connector>
        <draw:custom-shape draw:style-name="class_20__28_external_20_module_29_" xml:id="id1499" draw:id="id1499" draw:layer="layout" svg:width="2.435cm" svg:height="0.555cm" svg:x="102.894cm" svg:y="35.772cm">
          <text:p>DdeRequest</text:p>
          <draw:enhanced-geometry svg:viewBox="0 0 21600 21600" draw:type="rectangle" draw:enhanced-path="M 0 0 L 21600 0 21600 21600 0 21600 0 0 Z N"/>
        </draw:custom-shape>
        <draw:connector draw:style-name="data_20_member_20__28_pointer_29_" draw:layer="layout" svg:x1="96.017cm" svg:y1="35.454cm" svg:x2="102.894cm" svg:y2="36.049cm" draw:start-shape="id1496" draw:start-glue-point="5" draw:end-shape="id1499" draw:end-glue-point="3" svg:d="m96017 35454h3438v595h3439">
          <text:p/>
        </draw:connector>
        <draw:custom-shape draw:style-name="class_20__28_external_20_module_29_" xml:id="id1500" draw:id="id1500" draw:layer="layout" svg:width="2.698cm" svg:height="0.662cm" svg:x="102.819cm" svg:y="32.57cm">
          <text:p>SvxInternalLink</text:p>
          <draw:enhanced-geometry svg:viewBox="0 0 21600 21600" draw:type="rectangle" draw:enhanced-path="M 0 0 L 21600 0 21600 21600 0 21600 0 0 Z N"/>
        </draw:custom-shape>
        <draw:connector draw:style-name="inheritance_20__28_public_29_" draw:layer="layout" svg:x1="104.168cm" svg:y1="32.57cm" svg:x2="84.989cm" svg:y2="25.545cm" draw:start-shape="id1500" draw:start-glue-point="0" draw:end-shape="id1493" draw:end-glue-point="5" svg:d="m104168 32570v-3513h-19179v-3512">
          <text:p/>
        </draw:connector>
        <draw:custom-shape draw:style-name="class_20__28_external_20_module_29_" xml:id="id1501" draw:id="id1501" draw:layer="layout" svg:width="2.354cm" svg:height="0.581cm" svg:x="104.591cm" svg:y="31.592cm">
          <text:p>SvFileObject</text:p>
          <draw:enhanced-geometry svg:viewBox="0 0 21600 21600" draw:type="rectangle" draw:enhanced-path="M 0 0 L 21600 0 21600 21600 0 21600 0 0 Z N"/>
        </draw:custom-shape>
        <draw:connector draw:style-name="inheritance_20__28_public_29_" draw:layer="layout" svg:x1="105.768cm" svg:y1="31.592cm" svg:x2="86.177cm" svg:y2="25.545cm" draw:start-shape="id1501" draw:start-glue-point="0" draw:end-shape="id1493" draw:end-glue-point="6" svg:d="m105768 31592v-3024h-19591v-3023">
          <text:p/>
        </draw:connector>
        <draw:custom-shape draw:style-name="class_20__28_external_20_module_29_" xml:id="id1502" draw:id="id1502" draw:layer="layout" svg:width="2.699cm" svg:height="0.582cm" svg:x="106.283cm" svg:y="30.4cm">
          <text:p>ScServerObject</text:p>
          <draw:enhanced-geometry svg:viewBox="0 0 21600 21600" draw:type="rectangle" draw:enhanced-path="M 0 0 L 21600 0 21600 21600 0 21600 0 0 Z N"/>
        </draw:custom-shape>
        <draw:connector draw:style-name="inheritance_20__28_public_29_" draw:layer="layout" svg:x1="107.632cm" svg:y1="30.4cm" svg:x2="87.156cm" svg:y2="25.545cm" draw:start-shape="id1502" draw:start-glue-point="0" draw:end-shape="id1493" draw:end-glue-point="7" svg:d="m107632 30400v-2428h-20476v-2427">
          <text:p/>
        </draw:connector>
        <draw:custom-shape draw:style-name="gr3" xml:id="id1504" draw:id="id1504" draw:layer="layout" svg:width="3.254cm" svg:height="0.688cm" svg:x="95.884cm" svg:y="22.834cm">
          <text:p>SvLinkSourceTimer</text:p>
          <draw:enhanced-geometry svg:viewBox="0 0 21600 21600" draw:type="rectangle" draw:enhanced-path="M 0 0 L 21600 0 21600 21600 0 21600 0 0 Z N"/>
        </draw:custom-shape>
        <draw:custom-shape draw:style-name="gr5" xml:id="id1503" draw:id="id1503" draw:layer="layout" svg:width="3.148cm" svg:height="1.349cm" svg:x="90.461cm" svg:y="22.914cm">
          <draw:glue-point draw:id="4" svg:x="5.003cm" svg:y="-2.646cm"/>
          <draw:glue-point draw:id="5" svg:x="5.003cm" svg:y="3.039cm"/>
          <text:p>SvLinkSource_Impl</text:p>
          <draw:enhanced-geometry svg:viewBox="0 0 21600 21600" draw:type="rectangle" draw:enhanced-path="M 0 0 L 21600 0 21600 21600 0 21600 0 0 Z N"/>
        </draw:custom-shape>
        <draw:connector draw:style-name="data_20_member_20__28_pointer_29_" draw:layer="layout" svg:x1="87.766cm" svg:y1="25.035cm" svg:x2="90.461cm" svg:y2="23.588cm" draw:start-shape="id1493" draw:start-glue-point="1" draw:end-shape="id1503" draw:end-glue-point="3" svg:d="m87766 25035h1347v-1447h1348">
          <text:p>pImpl</text:p>
        </draw:connector>
        <draw:connector draw:style-name="data_20_member_20__28_pointer_29_" draw:layer="layout" svg:x1="93.609cm" svg:y1="23.232cm" svg:x2="95.884cm" svg:y2="23.178cm" draw:start-shape="id1503" draw:start-glue-point="4" draw:end-shape="id1504" draw:end-glue-point="3" svg:d="m93609 23232h1138v-54h1137">
          <text:p>pTimer</text:p>
        </draw:connector>
        <draw:custom-shape draw:style-name="gr5" xml:id="id1505" draw:id="id1505" draw:layer="layout" svg:width="4.207cm" svg:height="0.609cm" svg:x="95.541cm" svg:y="24.078cm">
          <text:p>SvLinkSource_Entry_Impl</text:p>
          <draw:enhanced-geometry svg:viewBox="0 0 21600 21600" draw:type="rectangle" draw:enhanced-path="M 0 0 L 21600 0 21600 21600 0 21600 0 0 Z N"/>
        </draw:custom-shape>
        <draw:connector draw:style-name="data_20_member_20__28_multiple_29_" draw:layer="layout" svg:x1="93.609cm" svg:y1="23.997cm" svg:x2="95.541cm" svg:y2="24.382cm" draw:start-shape="id1503" draw:start-glue-point="5" draw:end-shape="id1505" draw:end-glue-point="3" svg:d="m93609 23997h966v385h966">
          <text:p>aArr</text:p>
        </draw:connector>
        <draw:custom-shape draw:style-name="gr1" draw:text-style-name="P1" xml:id="id1506" draw:id="id1506" draw:layer="layout" svg:width="2.726cm" svg:height="0.793cm" svg:x="8.625cm" svg:y="46.621cm">
          <draw:glue-point draw:id="4" svg:x="1.797cm" svg:y="-1.336cm"/>
          <draw:glue-point draw:id="5" svg:x="2.765cm" svg:y="-5.018cm"/>
          <text:p text:style-name="P1">ShutdownIcon</text:p>
          <draw:enhanced-geometry svg:viewBox="0 0 21600 21600" draw:type="rectangle" draw:enhanced-path="M 0 0 L 21600 0 21600 21600 0 21600 0 0 Z N"/>
        </draw:custom-shape>
        <draw:custom-shape draw:style-name="uno_20_service" xml:id="id1507" draw:id="id1507" draw:layer="layout" svg:width="6.324cm" svg:height="1.164cm" svg:x="8.996cm" svg:y="43.974cm">
          <text:p>com.sun.star.office.Quickstart</text:p>
          <text:p>com.sun.star.desktop.QuickstartWrapper</text:p>
          <draw:enhanced-geometry svg:viewBox="0 0 21600 21600" draw:type="rectangle" draw:enhanced-path="M 0 0 L 21600 0 21600 21600 0 21600 0 0 Z N"/>
        </draw:custom-shape>
        <draw:connector draw:style-name="inheritance_20__28_public_29_" draw:layer="layout" svg:x1="10.741cm" svg:y1="46.621cm" svg:x2="12.158cm" svg:y2="45.138cm" draw:start-shape="id1506" draw:start-glue-point="5" draw:end-shape="id1507" draw:end-glue-point="2" svg:d="m10741 46621v-742h1417v-741">
          <text:p/>
        </draw:connector>
        <draw:frame draw:style-name="annotation" draw:layer="layout" svg:width="6.455cm" svg:height="1.316cm" svg:x="9.526cm" svg:y="47.843cm">
          <draw:text-box>
            <text:p><text:span text:style-name="T1">ShutdownIcon</text:span> implements the quickstarter applet.</text:p>
          </draw:text-box>
        </draw:frame>
        <draw:custom-shape draw:style-name="gr1" draw:text-style-name="P1" xml:id="id1508" draw:id="id1508" draw:layer="layout" svg:width="2.407cm" svg:height="1.27cm" svg:x="78.105cm" svg:y="23.151cm">
          <draw:glue-point draw:id="4" svg:x="5.002cm" svg:y="-2.708cm"/>
          <draw:glue-point draw:id="5" svg:x="5.002cm" svg:y="2.921cm"/>
          <text:p text:style-name="P1">LinkManager</text:p>
          <draw:enhanced-geometry svg:viewBox="0 0 21600 21600" draw:type="rectangle" draw:enhanced-path="M 0 0 L 21600 0 21600 21600 0 21600 0 0 Z N"/>
        </draw:custom-shape>
        <draw:connector draw:style-name="data_20_member_20__28_multiple_20_pointers_29_" draw:layer="layout" svg:x1="80.511cm" svg:y1="24.156cm" svg:x2="68.719cm" svg:y2="33.812cm" draw:start-shape="id1508" draw:start-glue-point="5" draw:end-shape="id1492" draw:end-glue-point="3" svg:d="m80511 24156h501v4306h-12795v5350h502">
          <text:p/>
        </draw:connector>
        <draw:connector draw:style-name="data_20_member_20__28_multiple_20_pointers_29_" draw:layer="layout" svg:x1="80.511cm" svg:y1="23.443cm" svg:x2="83.321cm" svg:y2="24.793cm" draw:start-shape="id1508" draw:start-glue-point="4" draw:end-shape="id1493" draw:end-glue-point="8" svg:d="m80511 23443h1405v1350h1405">
          <text:p/>
        </draw:connector>
      </draw:page>
      <draw:page draw:name="sot" draw:style-name="dp1" draw:master-page-name="Default">
        <office:forms form:automatic-focus="false" form:apply-design-mode="false"/>
        <draw:custom-shape draw:style-name="gr1" draw:text-style-name="P1" xml:id="id1509" draw:id="id1509"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xml:id="id1510" draw:id="id1510"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xml:id="id1511" draw:id="id1511"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509" draw:start-glue-point="0" draw:end-shape="id1510" draw:end-glue-point="5" svg:d="m17970 39027v-4128h-30v-4129">
          <text:p/>
        </draw:connector>
        <draw:connector draw:style-name="inheritance_20__28_public_29_" draw:layer="layout" svg:x1="21.639cm" svg:y1="35.64cm" svg:x2="20.513cm" svg:y2="30.77cm" draw:start-shape="id1511" draw:start-glue-point="0" draw:end-shape="id1510" draw:end-glue-point="8" svg:d="m21639 35640v-2435h-1126v-2435">
          <text:p/>
        </draw:connector>
        <draw:custom-shape draw:style-name="class_20__28_external_20_module_29_" xml:id="id1512" draw:id="id1512"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510" draw:start-glue-point="0" draw:end-shape="id1512"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xml:id="id1513" draw:id="id1513"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510" draw:start-glue-point="1" draw:end-shape="id1513" draw:end-glue-point="3" svg:d="m21590 30441h1178v-179h1178">
          <text:p/>
        </draw:connector>
        <draw:custom-shape draw:style-name="gr1" draw:text-style-name="P1" xml:id="id1516" draw:id="id1516"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xml:id="id1517" draw:id="id1517"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xml:id="id1514" draw:id="id1514"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xml:id="id1515" draw:id="id1515"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514" draw:start-glue-point="0" draw:end-shape="id1515" draw:end-glue-point="2" svg:d="m22291 41364v-342h1v-341">
          <text:p/>
        </draw:connector>
        <draw:connector draw:style-name="inheritance_20__28_public_29_" draw:layer="layout" svg:x1="17.887cm" svg:y1="49.826cm" svg:x2="21.785cm" svg:y2="42.023cm" draw:start-shape="id1516" draw:start-glue-point="4" draw:end-shape="id1514" draw:end-glue-point="4" svg:d="m17887 49826v-3901h3898v-3902">
          <text:p/>
        </draw:connector>
        <draw:connector draw:style-name="inheritance_20__28_public_29_" draw:layer="layout" svg:x1="23.945cm" svg:y1="44.032cm" svg:x2="22.797cm" svg:y2="42.023cm" draw:start-shape="id1517" draw:start-glue-point="0" draw:end-shape="id1514" draw:end-glue-point="5" svg:d="m23945 44032v-1004h-1148v-1005">
          <text:p/>
        </draw:connector>
        <draw:custom-shape draw:style-name="gr1" draw:text-style-name="P1" xml:id="id1518" draw:id="id1518"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516" draw:start-glue-point="5" draw:end-shape="id1518" draw:end-glue-point="5" svg:d="m18701 49826v-797h1100v-798">
          <text:p/>
        </draw:connector>
        <draw:connector draw:style-name="data_20_member_20__28_pointer_29_" draw:layer="layout" svg:x1="19.028cm" svg:y1="41.539cm" svg:x2="21.255cm" svg:y2="41.694cm" draw:start-shape="id1509" draw:start-glue-point="7" draw:end-shape="id1514" draw:end-glue-point="3" svg:d="m19028 41539h1114v155h1113">
          <text:p/>
        </draw:connector>
        <draw:custom-shape draw:style-name="gr1" draw:text-style-name="P1" xml:id="id1519" draw:id="id1519"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519" draw:start-glue-point="0" draw:end-shape="id1518" draw:end-glue-point="4" svg:d="m21264 50597v-1182h-76v-1184">
          <text:p/>
        </draw:connector>
        <draw:custom-shape draw:style-name="gr1" draw:text-style-name="P1" xml:id="id1520" draw:id="id1520"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xml:id="id1521" draw:id="id1521"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520" draw:start-glue-point="0" draw:end-shape="id1521" draw:end-glue-point="2" svg:d="m25106 47316v-664h-599v-663">
          <text:p/>
        </draw:connector>
        <draw:custom-shape draw:style-name="class_20__28_external_20_module_29_" xml:id="id1522" draw:id="id1522"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509" draw:start-glue-point="4" draw:end-shape="id1522" draw:end-glue-point="3" svg:d="m19028 39512h1058v-388h1058">
          <text:p/>
        </draw:connector>
        <draw:custom-shape draw:style-name="gr1" draw:text-style-name="P1" xml:id="id1524" draw:id="id1524"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xml:id="id1526" draw:id="id1526"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xml:id="id1525" draw:id="id1525"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xml:id="id1527" draw:id="id1527"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xml:id="id1523" draw:id="id1523"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523" draw:start-glue-point="0" draw:end-shape="id1524" draw:end-glue-point="2" svg:d="m33860 48389v-991h231v-989">
          <text:p/>
        </draw:connector>
        <draw:connector draw:style-name="inheritance_20__28_public_29_" draw:layer="layout" svg:x1="31.733cm" svg:y1="45.792cm" svg:x2="33.6cm" svg:y2="42.349cm" draw:start-shape="id1525" draw:start-glue-point="0" draw:end-shape="id1526" draw:end-glue-point="4" svg:d="m31733 45792v-1721h1867v-1722">
          <text:p/>
        </draw:connector>
        <draw:connector draw:style-name="inheritance_20__28_public_29_" draw:layer="layout" svg:x1="34.091cm" svg:y1="45.792cm" svg:x2="34.12cm" svg:y2="42.351cm" draw:start-shape="id1524" draw:start-glue-point="0" draw:end-shape="id1526" draw:end-glue-point="2" svg:d="m34091 45792v-1721h29v-1720">
          <text:p/>
        </draw:connector>
        <draw:connector draw:style-name="inheritance_20__28_public_29_" draw:layer="layout" svg:x1="36.473cm" svg:y1="45.814cm" svg:x2="34.569cm" svg:y2="42.349cm" draw:start-shape="id1527" draw:start-glue-point="0" draw:end-shape="id1526" draw:end-glue-point="5" svg:d="m36473 45814v-1732h-1904v-1733">
          <text:p/>
        </draw:connector>
        <draw:custom-shape draw:style-name="gr1" draw:text-style-name="P1" xml:id="id1529" draw:id="id1529"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518" draw:start-glue-point="1" draw:end-shape="id1520" draw:end-glue-point="3" svg:d="m21918 47468h1258v769h1258">
          <text:p/>
        </draw:connector>
        <draw:frame draw:style-name="gr43" draw:text-style-name="P2" draw:layer="layout" svg:width="2.884cm" svg:height="0.714cm" svg:x="25.162cm" svg:y="46.224cm">
          <draw:text-box>
            <text:p text:style-name="P2">I/O subsystem</text:p>
          </draw:text-box>
        </draw:frame>
        <draw:custom-shape draw:style-name="gr1" draw:text-style-name="P1" xml:id="id1528" draw:id="id1528"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518" draw:start-glue-point="6" draw:end-shape="id1528" draw:end-glue-point="3" svg:d="m21918 47941h1199v3375h1199">
          <text:p/>
        </draw:connector>
        <draw:connector draw:style-name="data_20_member_20__28_pointer_29_" draw:layer="layout" svg:x1="35.137cm" svg:y1="41.469cm" svg:x2="37.589cm" svg:y2="41.493cm" draw:start-shape="id1526" draw:start-glue-point="1" draw:end-shape="id1529"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xml:id="id1530" draw:id="id1530"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526" draw:start-glue-point="6" draw:end-shape="id1530" draw:end-glue-point="3" svg:d="m35137 42015h1045v677h1045">
          <text:p/>
        </draw:connector>
        <draw:connector draw:style-name="data_20_member_20__28_pointer_29_" draw:layer="layout" svg:x1="25.777cm" svg:y1="48.709cm" svg:x2="32.923cm" svg:y2="48.697cm" draw:start-shape="id1520" draw:start-glue-point="4" draw:end-shape="id1523" draw:end-glue-point="3" svg:d="m25777 48709h3574v-12h3572">
          <text:p/>
        </draw:connector>
        <draw:custom-shape draw:style-name="gr1" draw:text-style-name="P1" xml:id="id1531" draw:id="id1531"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520" draw:start-glue-point="5" draw:end-shape="id1531" draw:end-glue-point="3" svg:d="m25777 47679h686v-147h684">
          <text:p/>
        </draw:connector>
      </draw:page>
      <draw:page draw:name="svl" draw:style-name="dp1" draw:master-page-name="Default">
        <office:forms form:automatic-focus="false" form:apply-design-mode="false"/>
        <draw:custom-shape draw:style-name="gr44" xml:id="id1532" draw:id="id1532" draw:layer="layout" svg:width="3.389cm" svg:height="8.785cm" svg:x="2.777cm" svg:y="44cm">
          <draw:glue-point draw:id="4" svg:x="-5cm" svg:y="-2.713cm"/>
          <draw:glue-point draw:id="5" svg:x="-5cm" svg:y="2.192cm"/>
          <draw:glue-point draw:id="6" svg:x="5.001cm" svg:y="-2.499cm"/>
          <draw:glue-point draw:id="7" svg:x="5.001cm" svg:y="2.975cm"/>
          <draw:glue-point draw:id="8" svg:x="5.001cm" svg:y="-3.888cm"/>
          <draw:glue-point draw:id="9" svg:x="5.001cm" svg:y="-1.184cm"/>
          <draw:glue-point draw:id="10" svg:x="5.001cm" svg:y="1.588cm"/>
          <draw:glue-point draw:id="11" svg:x="5.001cm" svg:y="4.36cm"/>
          <draw:glue-point draw:id="12" svg:x="5.001cm" svg:y="-4.487cm"/>
          <draw:glue-point draw:id="13" svg:x="5.001cm" svg:y="-3.222cm"/>
          <draw:glue-point draw:id="14" svg:x="5.001cm" svg:y="-1.866cm"/>
          <draw:glue-point draw:id="15" svg:x="5.001cm" svg:y="-0.511cm"/>
          <draw:glue-point draw:id="16" svg:x="5.001cm" svg:y="0.843cm"/>
          <draw:glue-point draw:id="17" svg:x="5.001cm" svg:y="2.319cm"/>
          <draw:glue-point draw:id="18" svg:x="5.001cm" svg:y="3.705cm"/>
          <text:p>SvNumberFormatter</text:p>
          <draw:enhanced-geometry svg:viewBox="0 0 21600 21600" draw:type="rectangle" draw:enhanced-path="M 0 0 L 21600 0 21600 21600 0 21600 0 0 Z N"/>
        </draw:custom-shape>
        <draw:custom-shape draw:style-name="class_20__28_external_20_module_29_" xml:id="id1533" draw:id="id1533" draw:layer="layout" svg:width="3.758cm" svg:height="1.31cm" svg:x="16.847cm" svg:y="45.814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45" draw:text-style-name="P1" draw:layer="layout" svg:x1="6.165cm" svg:y1="45.562cm" svg:x2="16.847cm" svg:y2="46.093cm" draw:start-shape="id1532" draw:start-glue-point="13" draw:end-shape="id1533" draw:end-glue-point="5" svg:d="m6165 45562h5341v531h5341">
          <text:p text:style-name="P1">aFTable</text:p>
        </draw:connector>
        <draw:frame draw:style-name="annotation" draw:layer="layout" svg:width="7.223cm" svg:height="1.01cm" svg:x="15.88cm" svg:y="41.073cm">
          <draw:text-box>
            <text:p text:style-name="P2">All builtin number format types are given in enum <text:span text:style-name="T1">NfIndexTableOffset</text:span>.</text:p>
          </draw:text-box>
        </draw:frame>
        <draw:custom-shape draw:style-name="gr3" xml:id="id1534" draw:id="id1534" draw:layer="layout" svg:width="2.934cm" svg:height="1.112cm" svg:x="23.129cm" svg:y="46.064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20.605cm" svg:y1="46.469cm" svg:x2="23.129cm" svg:y2="46.62cm" draw:start-shape="id1533" draw:start-glue-point="1" draw:end-shape="id1534" draw:end-glue-point="3" svg:d="m20605 46469h1262v151h1262">
          <text:p/>
        </draw:connector>
        <draw:custom-shape draw:style-name="gr1" draw:text-style-name="P1" xml:id="id1535" draw:id="id1535" draw:layer="layout" svg:width="3.862cm" svg:height="0.713cm" svg:x="9.924cm" svg:y="42.123cm">
          <text:p text:style-name="P1">ImpSvNumberInputScan</text:p>
          <draw:enhanced-geometry svg:viewBox="0 0 21600 21600" draw:type="rectangle" draw:enhanced-path="M 0 0 L 21600 0 21600 21600 0 21600 0 0 Z N"/>
        </draw:custom-shape>
        <draw:connector draw:style-name="data_20_member_20__28_pointer_29_" draw:layer="layout" svg:x1="6.165cm" svg:y1="44.451cm" svg:x2="9.924cm" svg:y2="42.479cm" draw:start-shape="id1532" draw:start-glue-point="12" draw:end-shape="id1535" draw:end-glue-point="3" svg:d="m6165 44451h1880v-1972h1879">
          <text:p>pStringScanner</text:p>
        </draw:connector>
        <draw:custom-shape draw:style-name="class_20__28_external_20_module_29_" xml:id="id1536" draw:id="id1536" draw:layer="layout" svg:width="1.931cm" svg:height="0.582cm" svg:x="17.993cm" svg:y="44.332cm">
          <text:p text:style-name="P2">Table</text:p>
          <draw:enhanced-geometry svg:viewBox="0 0 21600 21600" draw:type="rectangle" draw:enhanced-path="M 0 0 L 21600 0 21600 21600 0 21600 0 0 Z N"/>
        </draw:custom-shape>
        <draw:connector draw:style-name="inheritance_20__28_private_29_" draw:layer="layout" svg:x1="18.726cm" svg:y1="45.814cm" svg:x2="18.958cm" svg:y2="44.914cm" draw:start-shape="id1533" draw:start-glue-point="0" draw:end-shape="id1536" draw:end-glue-point="2" svg:d="m18726 45814v-450h232v-450">
          <text:p/>
        </draw:connector>
        <draw:custom-shape draw:style-name="gr1" draw:text-style-name="P1" draw:layer="layout" svg:width="3.201cm" svg:height="0.767cm" svg:x="8.492cm" svg:y="54.372cm">
          <text:p text:style-name="P1">NfCurrencyEntry</text:p>
          <draw:enhanced-geometry svg:viewBox="0 0 21600 21600" draw:type="rectangle" draw:enhanced-path="M 0 0 L 21600 0 21600 21600 0 21600 0 0 Z N"/>
        </draw:custom-shape>
        <draw:custom-shape draw:style-name="enum" draw:layer="layout" svg:width="3.308cm" svg:height="0.662cm" svg:x="20.954cm" svg:y="43.259cm">
          <text:p>NfIndexTableOffset</text:p>
          <draw:enhanced-geometry svg:viewBox="0 0 21600 21600" draw:type="rectangle" draw:enhanced-path="M 0 0 L 21600 0 21600 21600 0 21600 0 0 Z N"/>
        </draw:custom-shape>
        <draw:custom-shape draw:style-name="enum" xml:id="id1538" draw:id="id1538" draw:layer="layout" svg:width="2.937cm" svg:height="0.662cm" svg:x="11.059cm" svg:y="46.433cm">
          <text:p>NfEvalDateFormat</text:p>
          <draw:enhanced-geometry svg:viewBox="0 0 21600 21600" draw:type="rectangle" draw:enhanced-path="M 0 0 L 21600 0 21600 21600 0 21600 0 0 Z N"/>
        </draw:custom-shape>
        <draw:custom-shape draw:style-name="gr1" draw:text-style-name="P1" xml:id="id1537" draw:id="id1537" draw:layer="layout" svg:width="5.372cm" svg:height="0.847cm" svg:x="10.714cm" svg:y="47.546cm">
          <text:p text:style-name="P1">SvNumberFormatterRegistry_Impl</text:p>
          <draw:enhanced-geometry svg:viewBox="0 0 21600 21600" draw:type="rectangle" draw:enhanced-path="M 0 0 L 21600 0 21600 21600 0 21600 0 0 Z N"/>
        </draw:custom-shape>
        <draw:connector draw:style-name="data_20_member_20__28_pointer_29_" draw:layer="layout" svg:x1="6.165cm" svg:y1="46.753cm" svg:x2="10.714cm" svg:y2="47.969cm" draw:start-shape="id1532" draw:start-glue-point="14" draw:end-shape="id1537" draw:end-glue-point="3" svg:d="m6165 46753h2275v1216h2274">
          <text:p>pFormatterRegistry</text:p>
        </draw:connector>
        <draw:connector draw:style-name="data_20_member" draw:layer="layout" svg:x1="6.165cm" svg:y1="46.197cm" svg:x2="11.059cm" svg:y2="46.764cm" draw:start-shape="id1532" draw:start-glue-point="6" draw:end-shape="id1538" draw:end-glue-point="3" svg:d="m6165 46197h2447v567h2447">
          <text:p>eEvalDateFormat</text:p>
        </draw:connector>
        <draw:custom-shape draw:style-name="gr1" draw:text-style-name="P1" xml:id="id1539" draw:id="id1539" draw:layer="layout" svg:width="4.26cm" svg:height="0.714cm" svg:x="11.35cm" svg:y="43.471cm">
          <text:p text:style-name="P1">ImpSvNumberformatScan</text:p>
          <draw:enhanced-geometry svg:viewBox="0 0 21600 21600" draw:type="rectangle" draw:enhanced-path="M 0 0 L 21600 0 21600 21600 0 21600 0 0 Z N"/>
        </draw:custom-shape>
        <draw:connector draw:style-name="data_20_member_20__28_pointer_29_" draw:layer="layout" svg:x1="6.165cm" svg:y1="44.977cm" svg:x2="11.35cm" svg:y2="43.828cm" draw:start-shape="id1532" draw:start-glue-point="8" draw:end-shape="id1539" draw:end-glue-point="3" svg:d="m6165 44977h2593v-1149h2592">
          <text:p>pFormatScanner</text:p>
        </draw:connector>
        <draw:frame draw:style-name="annotation" draw:layer="layout" svg:width="13.758cm" svg:height="2.578cm" svg:x="3.493cm" svg:y="37.446cm">
          <draw:text-box>
            <text:p><text:span text:style-name="T1">SvNumberFormatter</text:span> stores and manages all number format types. <text:s/>It populates built-in number formats in its <text:span text:style-name="T1">ImpGenerateFormats()</text:span> call, which gets called during construction. <text:s/>The language type specified at construction time determines what built-in number formats are included.</text:p>
          </draw:text-box>
        </draw:frame>
        <draw:custom-shape draw:style-name="class_20__28_external_20_module_29_" draw:layer="layout" svg:width="4.736cm" svg:height="0.768cm" svg:x="15.452cm" svg:y="52.149cm">
          <text:p>NumberFormatCodeWrapper</text:p>
          <draw:enhanced-geometry svg:viewBox="0 0 21600 21600" draw:type="rectangle" draw:enhanced-path="M 0 0 L 21600 0 21600 21600 0 21600 0 0 Z N"/>
        </draw:custom-shape>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xml:id="id1540" draw:id="id1540"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xml:id="id1541" draw:id="id1541"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540" draw:start-glue-point="0" draw:end-shape="id1541"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xml:id="id1542" draw:id="id1542"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xml:id="id1543" draw:id="id1543"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xml:id="id1544" draw:id="id1544"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542" draw:start-glue-point="4" draw:end-shape="id1543" draw:end-glue-point="4" svg:d="m22832 13945h2542v-1270h2541">
          <text:p/>
        </draw:connector>
        <draw:connector draw:style-name="data_20_member_20__28_pointer_29_" draw:layer="layout" draw:line-skew="0.363cm" svg:x1="27.915cm" svg:y1="12.998cm" svg:x2="22.834cm" svg:y2="14.255cm" draw:start-shape="id1543" draw:start-glue-point="3" draw:end-shape="id1542" draw:end-glue-point="1" svg:d="m27915 12998h-2178v1257h-2903">
          <text:p/>
        </draw:connector>
        <draw:connector draw:style-name="data_20_member_20__28_pointer_29_" draw:layer="layout" svg:x1="27.915cm" svg:y1="13.274cm" svg:x2="25.553cm" svg:y2="15.526cm" draw:start-shape="id1543" draw:start-glue-point="5" draw:end-shape="id1544" draw:end-glue-point="4" svg:d="m27915 13274h-1181v2252h-1181">
          <text:p/>
        </draw:connector>
        <draw:connector draw:style-name="data_20_member_20__28_pointer_29_" draw:layer="layout" draw:line-skew="0.299cm" svg:x1="25.555cm" svg:y1="15.849cm" svg:x2="27.915cm" svg:y2="13.548cm" draw:start-shape="id1544" draw:start-glue-point="1" draw:end-shape="id1543"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xml:id="id1579" draw:id="id1579"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xml:id="id1546" draw:id="id1546"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xml:id="id1545" draw:id="id1545"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xml:id="id1547" draw:id="id1547"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545" draw:start-glue-point="0" draw:end-shape="id1546" draw:end-glue-point="2" svg:d="m30759 24965v-970h2v-970">
          <text:p/>
        </draw:connector>
        <draw:connector draw:style-name="data_20_member_20__28_pointer_29_" draw:text-style-name="P2" draw:layer="layout" svg:x1="31.843cm" svg:y1="22.005cm" svg:x2="35.16cm" svg:y2="19.957cm" draw:start-shape="id1546" draw:start-glue-point="1" draw:end-shape="id1547" draw:end-glue-point="3" svg:d="m31843 22005h1658v-2048h1659">
          <text:p text:style-name="P2">GetPool()</text:p>
        </draw:connector>
        <draw:custom-shape draw:style-name="gr1" draw:text-style-name="P1" xml:id="id1549" draw:id="id1549"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xml:id="id1548" draw:id="id1548"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546" draw:start-glue-point="5" draw:end-shape="id1548" draw:end-glue-point="3" svg:d="m31842 22334h873v361h871">
          <text:p/>
        </draw:connector>
        <draw:connector draw:style-name="typedef" draw:layer="layout" svg:x1="36.022cm" svg:y1="22.695cm" svg:x2="42.138cm" svg:y2="22cm" draw:start-shape="id1548" draw:start-glue-point="1" draw:end-shape="id1549" draw:end-glue-point="3" svg:d="m36022 22695h3058v-695h3058">
          <text:p/>
        </draw:connector>
        <draw:custom-shape draw:style-name="gr46"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xml:id="id1550" draw:id="id1550"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547" draw:start-glue-point="4" draw:end-shape="id1550" draw:end-glue-point="3" svg:d="m37437 19104h1099v-1h1099">
          <text:p/>
        </draw:connector>
        <draw:custom-shape draw:style-name="gr3" xml:id="id1551" draw:id="id1551"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14" draw:text-style-name="P1" draw:layer="layout" svg:x1="27.674cm" svg:y1="20.549cm" svg:x2="29.679cm" svg:y2="22.005cm" draw:start-shape="id1551" draw:start-glue-point="5" draw:end-shape="id1546" draw:end-glue-point="3" svg:d="m27674 20549h1003v1456h1002">
          <text:p/>
        </draw:connector>
        <draw:custom-shape draw:style-name="gr3" xml:id="id1555" draw:id="id1555"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xml:id="id1552" draw:id="id1552"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xml:id="id1553" draw:id="id1553"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552" draw:start-glue-point="0" draw:end-shape="id1553" draw:end-glue-point="2" svg:d="m30674 36286v-493h-25v-493">
          <text:p/>
        </draw:connector>
        <draw:custom-shape draw:style-name="gr5" xml:id="id1554" draw:id="id1554"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553" draw:start-glue-point="1" draw:end-shape="id1554" draw:end-glue-point="3" svg:d="m32373 34963h2228">
          <text:p text:style-name="P2">vector</text:p>
        </draw:connector>
        <draw:connector draw:style-name="data_20_member_20__28_pointer_29_" draw:layer="layout" svg:x1="26.54cm" svg:y1="36.675cm" svg:x2="28.951cm" svg:y2="36.701cm" draw:start-shape="id1555" draw:start-glue-point="4" draw:end-shape="id1552" draw:end-glue-point="3" svg:d="m26540 36675h1205v26h1206">
          <text:p/>
        </draw:connector>
        <draw:custom-shape draw:style-name="gr2" xml:id="id1556" draw:id="id1556"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554" draw:start-glue-point="0" draw:end-shape="id1556" draw:end-glue-point="2" svg:d="m35844 34652v-505h53v-505">
          <text:p/>
        </draw:connector>
        <draw:custom-shape draw:style-name="gr3" xml:id="id1557" draw:id="id1557"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xml:id="id1558" draw:id="id1558"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557" draw:start-glue-point="0" draw:end-shape="id1558" svg:d="m32735 43077v-1568h816v-1569">
          <text:p/>
        </draw:connector>
        <draw:custom-shape draw:style-name="class_20__28_external_20_module_29_" xml:id="id1559" draw:id="id1559"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xml:id="id1560" draw:id="id1560"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559" draw:start-glue-point="0" draw:end-shape="id1560" draw:end-glue-point="2" svg:d="m42029 26167v-688h-53v-688">
          <text:p/>
        </draw:connector>
        <draw:connector draw:style-name="inheritance_20__28_public_29_" draw:layer="layout" svg:x1="41.976cm" svg:y1="24.183cm" svg:x2="42.837cm" svg:y2="22.303cm" draw:start-shape="id1560" draw:start-glue-point="0" draw:end-shape="id1549" draw:end-glue-point="4" svg:d="m41976 24183v-939h861v-941">
          <text:p/>
        </draw:connector>
        <draw:custom-shape draw:style-name="gr1" draw:text-style-name="P1" xml:id="id1561" draw:id="id1561"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561" draw:start-glue-point="0" draw:end-shape="id1549" draw:end-glue-point="5" svg:d="m45970 23971v-834h-1760v-834">
          <text:p/>
        </draw:connector>
        <draw:custom-shape draw:style-name="class_20__28_external_20_module_29_" draw:text-style-name="P2" xml:id="id1562" draw:id="id1562"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562" draw:start-glue-point="0" draw:end-shape="id1549"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xml:id="id1563" draw:id="id1563"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xml:id="id1564" draw:id="id1564"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563" draw:start-glue-point="0" draw:end-shape="id1564" svg:d="m8033 52303v-1218h286v-1218">
          <text:p/>
        </draw:connector>
        <draw:rect draw:style-name="class" xml:id="id1565" draw:id="id1565" draw:layer="layout" svg:width="1.67cm" svg:height="0.723cm" svg:x="5.158cm" svg:y="72.796cm">
          <text:p text:style-name="P2">TabBar</text:p>
        </draw:rect>
        <draw:rect draw:style-name="class_20__28_external_20_module_29_" xml:id="id1566" draw:id="id1566" draw:layer="layout" svg:width="2.268cm" svg:height="0.673cm" svg:x="5.482cm" svg:y="70.578cm">
          <text:p text:style-name="P2">Window</text:p>
        </draw:rect>
        <draw:connector draw:style-name="inheritance_20__28_public_29_" draw:layer="layout" svg:x1="5.993cm" svg:y1="72.796cm" svg:x2="6.616cm" svg:y2="71.251cm" draw:start-shape="id1565" draw:start-glue-point="0" draw:end-shape="id1566"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xml:id="id1567" draw:id="id1567"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7" draw:text-style-name="P2" xml:id="id1568" draw:id="id1568"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8" draw:text-style-name="P2" xml:id="id1569" draw:id="id1569"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567" draw:start-glue-point="0" draw:end-shape="id1568" draw:end-glue-point="4" svg:d="m38086 12879v-1122h1062v-1123">
          <text:p/>
        </draw:connector>
        <draw:connector draw:style-name="inheritance_20__28_public_29_" draw:layer="layout" svg:x1="42.292cm" svg:y1="12.913cm" svg:x2="40.878cm" svg:y2="10.634cm" draw:start-shape="id1569" draw:start-glue-point="0" draw:end-shape="id1568" draw:end-glue-point="5" svg:d="m42292 12913v-1139h-1414v-1140">
          <text:p/>
        </draw:connector>
        <draw:custom-shape draw:style-name="gr49" xml:id="id1570" draw:id="id1570" draw:layer="layout" svg:width="1.826cm" svg:height="0.607cm" svg:x="34.237cm" svg:y="7.712cm">
          <text:p text:style-name="P2">Control</text:p>
          <draw:enhanced-geometry svg:viewBox="0 0 21600 21600" draw:type="rectangle" draw:enhanced-path="M 0 0 L 21600 0 21600 21600 0 21600 0 0 Z N"/>
        </draw:custom-shape>
        <draw:custom-shape draw:style-name="gr50" draw:text-style-name="P2" xml:id="id1571" draw:id="id1571" draw:layer="layout" svg:width="2.222cm" svg:height="0.607cm" svg:x="35.428cm" svg:y="6.52cm">
          <text:p text:style-name="P2">SvListView</text:p>
          <draw:enhanced-geometry svg:viewBox="0 0 21600 21600" draw:type="rectangle" draw:enhanced-path="M 0 0 L 21600 0 21600 21600 0 21600 0 0 Z N"/>
        </draw:custom-shape>
        <draw:custom-shape draw:style-name="gr50" draw:text-style-name="P2" xml:id="id1572" draw:id="id1572"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51" draw:text-style-name="P2" xml:id="id1573" draw:id="id1573"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568" draw:start-glue-point="6" draw:end-shape="id1570" draw:end-glue-point="2" svg:d="m38695 10029v-856h-3545v-854">
          <text:p/>
        </draw:connector>
        <draw:connector draw:style-name="inheritance_20__28_public_29_" draw:layer="layout" svg:x1="39.309cm" svg:y1="10.029cm" svg:x2="36.539cm" svg:y2="7.127cm" draw:start-shape="id1568" draw:start-glue-point="7" draw:end-shape="id1571" draw:end-glue-point="2" svg:d="m39309 10029v-1452h-2770v-1450">
          <text:p/>
        </draw:connector>
        <draw:connector draw:style-name="inheritance_20__28_public_29_" draw:layer="layout" svg:x1="39.978cm" svg:y1="10.029cm" svg:x2="38.047cm" svg:y2="6.123cm" draw:start-shape="id1568" draw:start-glue-point="0" draw:end-shape="id1572" draw:end-glue-point="2" svg:d="m39978 10029v-1954h-1931v-1952">
          <text:p/>
        </draw:connector>
        <draw:connector draw:style-name="inheritance_20__28_public_29_" draw:layer="layout" svg:x1="40.475cm" svg:y1="10.029cm" svg:x2="40.022cm" svg:y2="7.128cm" draw:start-shape="id1568" draw:start-glue-point="8" draw:end-shape="id1573" draw:end-glue-point="2" svg:d="m40475 10029v-1451h-453v-1450">
          <text:p/>
        </draw:connector>
        <draw:custom-shape draw:style-name="gr49" xml:id="id1574" draw:id="id1574"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568" draw:start-glue-point="9" draw:end-shape="id1574"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xml:id="id1576" draw:id="id1576"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xml:id="id1575" draw:id="id1575"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xml:id="id1577" draw:id="id1577"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575" draw:start-glue-point="0" draw:end-shape="id1576" draw:end-glue-point="4" svg:d="m54701 10056v-1166h1646v-1167">
          <text:p/>
        </draw:connector>
        <draw:connector draw:style-name="inheritance_20__28_public_29_" draw:layer="layout" svg:x1="58.769cm" svg:y1="9.979cm" svg:x2="57.356cm" svg:y2="7.723cm" draw:start-shape="id1577" draw:start-glue-point="0" draw:end-shape="id1576" draw:end-glue-point="5" svg:d="m58769 9979v-1128h-1413v-1128">
          <text:p/>
        </draw:connector>
        <draw:custom-shape draw:style-name="class_20__28_external_20_module_29_" xml:id="id1578" draw:id="id1578"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578" draw:start-glue-point="0" draw:end-shape="id1575" draw:end-glue-point="2" svg:d="m53313 12104v-739h1388v-739">
          <text:p/>
        </draw:connector>
        <draw:custom-shape draw:style-name="gr2" xml:id="id1580" draw:id="id1580"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579" draw:start-glue-point="0" draw:end-shape="id1580" draw:end-glue-point="2" svg:d="m5960 19145v-1785h-25v-1784">
          <text:p/>
        </draw:connector>
        <draw:custom-shape draw:style-name="gr1" draw:text-style-name="P1" xml:id="id1581" draw:id="id1581"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xml:id="id1582" draw:id="id1582"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581" draw:start-glue-point="5" draw:end-shape="id1582" draw:end-glue-point="3" svg:d="m19594 67903h4199v924h4199">
          <text:p>mpImpl</text:p>
        </draw:connector>
        <draw:custom-shape draw:style-name="gr2" xml:id="id1583" draw:id="id1583"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xml:id="id1584" draw:id="id1584"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581" draw:start-glue-point="4" draw:end-shape="id1583" draw:end-glue-point="3" svg:d="m19594 66693h2242v-3385h3669">
          <text:p>GetTransferable()</text:p>
        </draw:connector>
        <draw:connector draw:style-name="data_20_member_20__28_pointer_29_" draw:layer="layout" svg:x1="19.594cm" svg:y1="67.008cm" svg:x2="24.884cm" svg:y2="66.028cm" draw:start-shape="id1581" draw:start-glue-point="7" draw:end-shape="id1584" draw:end-glue-point="3" svg:d="m19594 67008h2645v-980h2645">
          <text:p/>
        </draw:connector>
        <draw:custom-shape draw:style-name="gr5" xml:id="id1585" draw:id="id1585"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581" draw:start-glue-point="6" draw:end-shape="id1585" draw:end-glue-point="3" svg:d="m19594 67524h6247v-486h6248">
          <text:p/>
        </draw:connector>
        <draw:custom-shape draw:style-name="gr5" xml:id="id1586" draw:id="id1586"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585" draw:start-glue-point="0" draw:end-shape="id1586" draw:end-glue-point="2" svg:d="m33514 66689v-661h2331v-661">
          <text:p/>
        </draw:connector>
        <draw:custom-shape draw:style-name="gr1" draw:text-style-name="P1" xml:id="id1587" draw:id="id1587"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582" draw:start-glue-point="1" draw:end-shape="id1587" draw:end-glue-point="3" svg:d="m32605 68827h1296v64h1296">
          <text:p/>
        </draw:connector>
        <draw:custom-shape draw:style-name="gr2" xml:id="id1588" draw:id="id1588"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587" draw:start-glue-point="0" draw:end-shape="id1588" draw:end-glue-point="2" svg:d="m37594 68528v-634h2825v-635">
          <text:p/>
        </draw:connector>
        <draw:custom-shape draw:style-name="gr2" xml:id="id1589" draw:id="id1589"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587" draw:start-glue-point="1" draw:end-shape="id1589" draw:end-glue-point="3" svg:d="m39991 68891h947v1h948">
          <text:p/>
        </draw:connector>
        <draw:custom-shape draw:style-name="class_20__28_external_20_module_29_" xml:id="id1590" draw:id="id1590"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xml:id="id1591" draw:id="id1591"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590" draw:start-glue-point="4" draw:end-shape="id1591" draw:end-glue-point="3" svg:d="m61695 18903h828v-777h827">
          <text:p/>
        </draw:connector>
        <draw:custom-shape draw:style-name="class" xml:id="id1592" draw:id="id1592"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590" draw:start-glue-point="1" draw:end-shape="id1592" draw:end-glue-point="3" svg:d="m61695 19207h834v-89h834">
          <text:p/>
        </draw:connector>
        <draw:custom-shape draw:style-name="class" xml:id="id1593" draw:id="id1593"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590" draw:start-glue-point="5" draw:end-shape="id1593" draw:end-glue-point="3" svg:d="m61695 19537h885v522h885">
          <text:p/>
        </draw:connector>
        <draw:custom-shape draw:style-name="gr1" draw:text-style-name="P1" xml:id="id1594" draw:id="id1594"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592" draw:start-glue-point="1" draw:end-shape="id1594" draw:end-glue-point="3" svg:d="m66896 19118h808v-37h808">
          <text:p/>
        </draw:connector>
        <draw:custom-shape draw:style-name="class_20__28_external_20_module_29_" xml:id="id1595" draw:id="id1595"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594" draw:start-glue-point="0" draw:end-shape="id1595"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custom-shape draw:style-name="gr1" draw:text-style-name="P1" xml:id="id1596" draw:id="id1596" draw:layer="layout" svg:width="2.301cm" svg:height="2.011cm" svg:x="52.018cm" svg:y="42.413cm">
          <draw:glue-point draw:id="4" svg:x="5.002cm" svg:y="-3.421cm"/>
          <draw:glue-point draw:id="5" svg:x="5.002cm" svg:y="-1.049cm"/>
          <draw:glue-point draw:id="6" svg:x="5.002cm" svg:y="1.447cm"/>
          <draw:glue-point draw:id="7" svg:x="5.002cm" svg:y="3.555cm"/>
          <text:p text:style-name="P1">DdeService</text:p>
          <draw:enhanced-geometry svg:viewBox="0 0 21600 21600" draw:type="rectangle" draw:enhanced-path="M 0 0 L 21600 0 21600 21600 0 21600 0 0 Z N"/>
        </draw:custom-shape>
        <draw:custom-shape draw:style-name="gr1" draw:text-style-name="P1" xml:id="id1597" draw:id="id1597" draw:layer="layout" svg:width="2.09cm" svg:height="1.508cm" svg:x="57.229cm" svg:y="41.884cm">
          <draw:glue-point draw:id="4" svg:x="-5.004cm" svg:y="-3.226cm"/>
          <draw:glue-point draw:id="5" svg:x="-5.004cm" svg:y="2.781cm"/>
          <text:p text:style-name="P1">DdeTopic</text:p>
          <draw:enhanced-geometry svg:viewBox="0 0 21600 21600" draw:type="rectangle" draw:enhanced-path="M 0 0 L 21600 0 21600 21600 0 21600 0 0 Z N"/>
        </draw:custom-shape>
        <draw:connector draw:style-name="data_20_member_20__28_multiple_20_pointers_29_" draw:layer="layout" svg:x1="54.318cm" svg:y1="42.731cm" svg:x2="57.229cm" svg:y2="42.152cm" draw:start-shape="id1596" draw:start-glue-point="4" draw:end-shape="id1597" draw:end-glue-point="4" svg:d="m54318 42731h1456v-579h1455">
          <text:p/>
        </draw:connector>
        <draw:custom-shape draw:style-name="gr1" draw:text-style-name="P1" xml:id="id1607" draw:id="id1607" draw:layer="layout" svg:width="2.143cm" svg:height="0.715cm" svg:x="53.235cm" svg:y="37.518cm">
          <text:p text:style-name="P1">DdeData</text:p>
          <draw:enhanced-geometry svg:viewBox="0 0 21600 21600" draw:type="rectangle" draw:enhanced-path="M 0 0 L 21600 0 21600 21600 0 21600 0 0 Z N"/>
        </draw:custom-shape>
        <draw:custom-shape draw:style-name="gr1" draw:text-style-name="P1" draw:layer="layout" svg:width="2.858cm" svg:height="0.609cm" svg:x="56.912cm" svg:y="39.714cm">
          <text:p text:style-name="P1">DdeServiceList</text:p>
          <draw:enhanced-geometry svg:viewBox="0 0 21600 21600" draw:type="rectangle" draw:enhanced-path="M 0 0 L 21600 0 21600 21600 0 21600 0 0 Z N"/>
        </draw:custom-shape>
        <draw:custom-shape draw:style-name="gr1" draw:text-style-name="P1" draw:layer="layout" svg:width="2.54cm" svg:height="0.661cm" svg:x="61.014cm" svg:y="39.582cm">
          <text:p text:style-name="P1">DdeTopicList</text:p>
          <draw:enhanced-geometry svg:viewBox="0 0 21600 21600" draw:type="rectangle" draw:enhanced-path="M 0 0 L 21600 0 21600 21600 0 21600 0 0 Z N"/>
        </draw:custom-shape>
        <draw:custom-shape draw:style-name="gr1" draw:text-style-name="P1" xml:id="id1599" draw:id="id1599" draw:layer="layout" svg:width="4.259cm" svg:height="0.609cm" svg:x="66.147cm" svg:y="36.54cm">
          <draw:glue-point draw:id="4" svg:x="-3.582cm" svg:y="5.008cm"/>
          <draw:glue-point draw:id="5" svg:x="2.685cm" svg:y="5.008cm"/>
          <draw:glue-point draw:id="6" svg:x="3.732cm" svg:y="5.008cm"/>
          <draw:glue-point draw:id="7" svg:x="-1.77cm" svg:y="5.008cm"/>
          <draw:glue-point draw:id="8" svg:x="1.46cm" svg:y="5.008cm"/>
          <text:p text:style-name="P1">DdeTransaction</text:p>
          <draw:enhanced-geometry svg:viewBox="0 0 21600 21600" draw:type="rectangle" draw:enhanced-path="M 0 0 L 21600 0 21600 21600 0 21600 0 0 Z N"/>
        </draw:custom-shape>
        <draw:custom-shape draw:style-name="gr1" draw:text-style-name="P1" xml:id="id1598" draw:id="id1598" draw:layer="layout" svg:width="1.852cm" svg:height="0.555cm" svg:x="64.215cm" svg:y="40.165cm">
          <draw:glue-point draw:id="4" svg:x="-2.289cm" svg:y="5.009cm"/>
          <draw:glue-point draw:id="5" svg:x="2.424cm" svg:y="5.009cm"/>
          <text:p text:style-name="P1">DdeLink</text:p>
          <draw:enhanced-geometry svg:viewBox="0 0 21600 21600" draw:type="rectangle" draw:enhanced-path="M 0 0 L 21600 0 21600 21600 0 21600 0 0 Z N"/>
        </draw:custom-shape>
        <draw:connector draw:style-name="inheritance_20__28_public_29_" draw:layer="layout" svg:x1="65.141cm" svg:y1="40.165cm" svg:x2="66.751cm" svg:y2="37.148cm" draw:start-shape="id1598" draw:start-glue-point="0" draw:end-shape="id1599" draw:end-glue-point="4" svg:d="m65141 40165v-1509h1610v-1508">
          <text:p/>
        </draw:connector>
        <draw:custom-shape draw:style-name="gr1" draw:text-style-name="P1" xml:id="id1600" draw:id="id1600" draw:layer="layout" svg:width="2.434cm" svg:height="0.609cm" svg:x="62.68cm" svg:y="42.466cm">
          <text:p text:style-name="P1">DdeWarmLink</text:p>
          <draw:enhanced-geometry svg:viewBox="0 0 21600 21600" draw:type="rectangle" draw:enhanced-path="M 0 0 L 21600 0 21600 21600 0 21600 0 0 Z N"/>
        </draw:custom-shape>
        <draw:custom-shape draw:style-name="gr1" draw:text-style-name="P1" xml:id="id1601" draw:id="id1601" draw:layer="layout" svg:width="2.169cm" svg:height="0.609cm" svg:x="65.776cm" svg:y="42.336cm">
          <text:p text:style-name="P1">DdeHotLink</text:p>
          <draw:enhanced-geometry svg:viewBox="0 0 21600 21600" draw:type="rectangle" draw:enhanced-path="M 0 0 L 21600 0 21600 21600 0 21600 0 0 Z N"/>
        </draw:custom-shape>
        <draw:connector draw:style-name="inheritance_20__28_public_29_" draw:layer="layout" svg:x1="63.897cm" svg:y1="42.466cm" svg:x2="64.718cm" svg:y2="40.719cm" draw:start-shape="id1600" draw:start-glue-point="0" draw:end-shape="id1598" draw:end-glue-point="4" svg:d="m63897 42466v-874h821v-873">
          <text:p/>
        </draw:connector>
        <draw:connector draw:style-name="inheritance_20__28_public_29_" draw:layer="layout" svg:x1="66.86cm" svg:y1="42.336cm" svg:x2="65.589cm" svg:y2="40.719cm" draw:start-shape="id1601" draw:start-glue-point="0" draw:end-shape="id1598" draw:end-glue-point="5" svg:d="m66860 42336v-809h-1271v-808">
          <text:p/>
        </draw:connector>
        <draw:custom-shape draw:style-name="gr1" draw:text-style-name="P1" xml:id="id1602" draw:id="id1602" draw:layer="layout" svg:width="2.303cm" svg:height="0.582cm" svg:x="66.33cm" svg:y="39.291cm">
          <text:p text:style-name="P1">DdeRequest</text:p>
          <draw:enhanced-geometry svg:viewBox="0 0 21600 21600" draw:type="rectangle" draw:enhanced-path="M 0 0 L 21600 0 21600 21600 0 21600 0 0 Z N"/>
        </draw:custom-shape>
        <draw:connector draw:style-name="inheritance_20__28_public_29_" draw:layer="layout" svg:x1="67.481cm" svg:y1="39.291cm" svg:x2="67.523cm" svg:y2="37.148cm" draw:start-shape="id1602" draw:start-glue-point="0" draw:end-shape="id1599" draw:end-glue-point="7" svg:d="m67481 39291v-1071h42v-1072">
          <text:p/>
        </draw:connector>
        <draw:custom-shape draw:style-name="gr1" draw:text-style-name="P1" xml:id="id1603" draw:id="id1603" draw:layer="layout" svg:width="1.905cm" svg:height="0.555cm" svg:x="67.945cm" svg:y="40.191cm">
          <text:p text:style-name="P1">DdePoke</text:p>
          <draw:enhanced-geometry svg:viewBox="0 0 21600 21600" draw:type="rectangle" draw:enhanced-path="M 0 0 L 21600 0 21600 21600 0 21600 0 0 Z N"/>
        </draw:custom-shape>
        <draw:connector draw:style-name="inheritance_20__28_public_29_" draw:layer="layout" svg:x1="68.897cm" svg:y1="40.191cm" svg:x2="68.276cm" svg:y2="37.149cm" draw:start-shape="id1603" draw:start-glue-point="0" draw:end-shape="id1599" draw:end-glue-point="2" svg:d="m68897 40191v-1522h-621v-1520">
          <text:p/>
        </draw:connector>
        <draw:custom-shape draw:style-name="gr1" draw:text-style-name="P1" xml:id="id1604" draw:id="id1604" draw:layer="layout" svg:width="2.566cm" svg:height="0.688cm" svg:x="69.956cm" svg:y="39.185cm">
          <text:p text:style-name="P1">DdeExecute</text:p>
          <draw:enhanced-geometry svg:viewBox="0 0 21600 21600" draw:type="rectangle" draw:enhanced-path="M 0 0 L 21600 0 21600 21600 0 21600 0 0 Z N"/>
        </draw:custom-shape>
        <draw:connector draw:style-name="inheritance_20__28_public_29_" draw:layer="layout" svg:x1="71.239cm" svg:y1="39.185cm" svg:x2="68.897cm" svg:y2="37.148cm" draw:start-shape="id1604" draw:start-glue-point="0" draw:end-shape="id1599" draw:end-glue-point="8" svg:d="m71239 39185v-1018h-2342v-1019">
          <text:p/>
        </draw:connector>
        <draw:custom-shape draw:style-name="gr1" draw:text-style-name="P1" xml:id="id1605" draw:id="id1605" draw:layer="layout" svg:width="2.699cm" svg:height="2.09cm" svg:x="58.79cm" svg:y="36.01cm">
          <draw:glue-point draw:id="4" svg:x="5.001cm" svg:y="-3.354cm"/>
          <draw:glue-point draw:id="5" svg:x="5.001cm" svg:y="-1.454cm"/>
          <draw:glue-point draw:id="6" svg:x="5.001cm" svg:y="1.708cm"/>
          <draw:glue-point draw:id="7" svg:x="5.001cm" svg:y="3.99cm"/>
          <text:p text:style-name="P1">DdeConnection</text:p>
          <draw:enhanced-geometry svg:viewBox="0 0 21600 21600" draw:type="rectangle" draw:enhanced-path="M 0 0 L 21600 0 21600 21600 0 21600 0 0 Z N"/>
        </draw:custom-shape>
        <draw:connector draw:style-name="data_20_member_20__28_multiple_20_pointers_29_" draw:layer="layout" svg:x1="61.488cm" svg:y1="36.355cm" svg:x2="66.147cm" svg:y2="36.844cm" draw:start-shape="id1605" draw:start-glue-point="4" draw:end-shape="id1599" draw:end-glue-point="3" svg:d="m61488 36355h2329v489h2330">
          <text:p/>
        </draw:connector>
        <draw:custom-shape draw:style-name="gr5" xml:id="id1606" draw:id="id1606" draw:layer="layout" svg:width="2.196cm" svg:height="1.191cm" svg:x="46.672cm" svg:y="38.761cm">
          <draw:glue-point draw:id="4" svg:x="5.004cm" svg:y="-2.77cm"/>
          <draw:glue-point draw:id="5" svg:x="5.004cm" svg:y="3.005cm"/>
          <text:p>DdeInstData</text:p>
          <draw:enhanced-geometry svg:viewBox="0 0 21600 21600" draw:type="rectangle" draw:enhanced-path="M 0 0 L 21600 0 21600 21600 0 21600 0 0 Z N"/>
        </draw:custom-shape>
        <draw:connector draw:style-name="data_20_member_20__28_multiple_20_pointers_29_" draw:layer="layout" svg:x1="48.868cm" svg:y1="39.713cm" svg:x2="52.018cm" svg:y2="43.418cm" draw:start-shape="id1606" draw:start-glue-point="5" draw:end-shape="id1596" draw:end-glue-point="3" svg:d="m48868 39713h1575v3705h1575">
          <text:p/>
        </draw:connector>
        <draw:connector draw:style-name="data_20_member_20__28_multiple_20_pointers_29_" draw:layer="layout" svg:x1="48.868cm" svg:y1="39.027cm" svg:x2="53.235cm" svg:y2="37.875cm" draw:start-shape="id1606" draw:start-glue-point="4" draw:end-shape="id1607" draw:end-glue-point="3" svg:d="m48868 39027h2183v-1152h2184">
          <text:p/>
        </draw:connector>
        <draw:custom-shape draw:style-name="gr1" draw:text-style-name="P1" xml:id="id1608" draw:id="id1608" draw:layer="layout" svg:width="1.666cm" svg:height="1.112cm" svg:x="51.859cm" svg:y="46.937cm">
          <draw:glue-point draw:id="4" svg:x="5.006cm" svg:y="-2.616cm"/>
          <draw:glue-point draw:id="5" svg:x="5.006cm" svg:y="2.85cm"/>
          <text:p text:style-name="P1">DdeItem</text:p>
          <draw:enhanced-geometry svg:viewBox="0 0 21600 21600" draw:type="rectangle" draw:enhanced-path="M 0 0 L 21600 0 21600 21600 0 21600 0 0 Z N"/>
        </draw:custom-shape>
        <draw:connector draw:style-name="data_20_member_20__28_pointer_29_" draw:layer="layout" draw:line-skew="1.006cm" svg:x1="53.525cm" svg:y1="47.203cm" svg:x2="57.229cm" svg:y2="43.057cm" draw:start-shape="id1608" draw:start-glue-point="4" draw:end-shape="id1597" draw:end-glue-point="5" svg:d="m53525 47203h2858v-4146h846">
          <text:p/>
        </draw:connector>
      </draw:page>
      <draw:page draw:name="svx" draw:style-name="dp1" draw:master-page-name="Default">
        <office:forms form:automatic-focus="false" form:apply-design-mode="false"/>
        <draw:custom-shape draw:style-name="namespace" draw:layer="layout" svg:width="3.837cm" svg:height="1.72cm" svg:x="24.95cm" svg:y="68.342cm">
          <text:p>sfx2</text:p>
          <draw:enhanced-geometry svg:viewBox="0 0 21600 21600" draw:type="rectangle" draw:enhanced-path="M 0 0 L 21600 0 21600 21600 0 21600 0 0 Z N"/>
        </draw:custom-shap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xml:id="id1609" draw:id="id1609"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xml:id="id1610" draw:id="id1610"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609" draw:start-glue-point="0" draw:end-shape="id1610"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xml:id="id1612" draw:id="id1612"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xml:id="id1611" draw:id="id1611"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611" draw:start-glue-point="0" draw:end-shape="id1612" draw:end-glue-point="2" svg:d="m10346 39906v-772h418v-771">
          <text:p/>
        </draw:connector>
        <draw:custom-shape draw:style-name="gr1" draw:text-style-name="P1" xml:id="id1614" draw:id="id1614"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xml:id="id1613" draw:id="id1613" draw:layer="layout" svg:width="2.592cm" svg:height="0.959cm" svg:x="32.585cm" svg:y="42.591cm">
          <text:p text:style-name="P3">EditEngine</text:p>
          <draw:enhanced-geometry svg:viewBox="0 0 21600 21600" draw:type="rectangle" draw:enhanced-path="M 0 0 L 21600 0 21600 21600 0 21600 0 0 Z N"/>
        </draw:custom-shape>
        <draw:connector draw:style-name="data_20_member_20__28_pointer_29_" draw:layer="layout" svg:x1="35.177cm" svg:y1="43.07cm" svg:x2="38.114cm" svg:y2="39.767cm" draw:start-shape="id1613" draw:start-glue-point="1" draw:end-shape="id1614" draw:end-glue-point="3" svg:d="m35177 43070h1468v-3303h1469">
          <text:p>pImpEditEngine</text:p>
        </draw:connector>
        <draw:frame draw:style-name="gr52" draw:text-style-name="P4" draw:layer="layout" svg:width="10.637cm" svg:height="6.29cm" svg:x="36.867cm" svg:y="29.508cm">
          <draw:text-box>
            <text:p text:style-name="P4"><text:span text:style-name="T2">ImpEditEngine</text:span> has the <text:span text:style-name="T2">Paint</text:span> method that draws string while in cell input mode.</text:p>
            <text:p text:style-name="P4"/>
            <text:p text:style-name="P4"><text:span text:style-name="T1">ImpEditEngine</text:span> organizes text object first by paragraphs. <text:s/>Each paragraph is represented by an instance of <text:span text:style-name="T1">ParaPortion</text:span>. <text:s/>Each paragraph has a list of lines and a list of text portions. <text:s/>Each line is represented by an instance of <text:span text:style-name="T1">EditLine</text:span>, and has the positions of the individual characters on that line, as well as the starting and ending character positions.</text:p>
            <text:p text:style-name="P4"/>
            <text:p text:style-name="P4"><text:span text:style-name="T1">ParaPortion</text:span> also stores a list of text portions, which are independent of lines. <text:s/>A text portion is a segment of text where the script type is uniform.</text:p>
          </draw:text-box>
        </draw:frame>
        <draw:custom-shape draw:style-name="gr3" xml:id="id1615" draw:id="id1615" draw:layer="layout" svg:width="2.41cm" svg:height="0.959cm" svg:x="21.397cm" svg:y="44.26cm">
          <text:p text:style-name="P2">EditView</text:p>
          <draw:enhanced-geometry svg:viewBox="0 0 21600 21600" draw:type="rectangle" draw:enhanced-path="M 0 0 L 21600 0 21600 21600 0 21600 0 0 Z N"/>
        </draw:custom-shape>
        <draw:custom-shape draw:style-name="gr3" xml:id="id1616" draw:id="id1616"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615" draw:start-glue-point="1" draw:end-shape="id1616" draw:end-glue-point="3" svg:d="m23807 44739h1946v-679h1945">
          <text:p/>
        </draw:connector>
        <draw:custom-shape draw:style-name="gr3" xml:id="id1645" draw:id="id1645"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xml:id="id1617" draw:id="id1617"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xml:id="id1618" draw:id="id1618"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617" draw:start-glue-point="0" draw:end-shape="id1618"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xml:id="id1620" draw:id="id1620"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xml:id="id1619" draw:id="id1619"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xml:id="id1621" draw:id="id1621"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619" draw:start-glue-point="0" draw:end-shape="id1620" draw:end-glue-point="4" svg:d="m64413 11306v-544h1892v-543">
          <text:p/>
        </draw:connector>
        <draw:connector draw:style-name="inheritance_20__28_public_29_" draw:layer="layout" svg:x1="68.964cm" svg:y1="11.279cm" svg:x2="67.441cm" svg:y2="10.219cm" draw:start-shape="id1621" draw:start-glue-point="0" draw:end-shape="id1620"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xml:id="id1623" draw:id="id1623"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xml:id="id1622" draw:id="id1622"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622" draw:start-glue-point="1" draw:end-shape="id1623" draw:end-glue-point="3" svg:d="m69143 17083h1145v761h1145">
          <text:p/>
        </draw:connector>
        <draw:custom-shape draw:style-name="class_20__28_external_20_module_29_" xml:id="id1624" draw:id="id1624"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622" draw:start-glue-point="0" draw:end-shape="id1624" svg:d="m67403 16759v-816h-2760v-816">
          <text:p/>
        </draw:connector>
        <draw:custom-shape draw:style-name="gr1" draw:text-style-name="P1" xml:id="id1625" draw:id="id1625"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625" draw:start-glue-point="1" draw:end-shape="id1623" draw:end-glue-point="5" svg:d="m65183 18307h3125v203h3125">
          <text:p/>
        </draw:connector>
        <draw:connector draw:style-name="inheritance_20__28_public_29_" draw:layer="layout" svg:x1="62.987cm" svg:y1="18.007cm" svg:x2="63.576cm" svg:y2="15.127cm" draw:start-shape="id1625" draw:start-glue-point="0" draw:end-shape="id1624"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xml:id="id1626" draw:id="id1626"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xml:id="id1628" draw:id="id1628"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xml:id="id1627" draw:id="id1627"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626" draw:start-glue-point="4" draw:end-shape="id1627" draw:end-glue-point="2" svg:d="m5781 4925v-920h375v-920">
          <text:p/>
        </draw:connector>
        <draw:custom-shape draw:style-name="gr2" xml:id="id1629" draw:id="id1629"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628" draw:start-glue-point="4" draw:end-shape="id1629" svg:d="m15449 5236v-597h802v-596">
          <text:p/>
        </draw:connector>
        <draw:custom-shape draw:style-name="gr3" xml:id="id1630" draw:id="id1630"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xml:id="id1631" draw:id="id1631"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630" draw:start-glue-point="0" draw:end-shape="id1631" draw:end-glue-point="2" svg:d="m51181 6805v-641h271v-642">
          <text:p/>
        </draw:connector>
        <draw:custom-shape draw:style-name="gr1" draw:text-style-name="P1" xml:id="id1632" draw:id="id1632"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xml:id="id1633" draw:id="id1633"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632" draw:start-glue-point="0" draw:end-shape="id1633" draw:end-glue-point="4" svg:d="m32331 14270v-4531h2419v-4532">
          <text:p/>
        </draw:connector>
        <draw:custom-shape draw:style-name="gr1" draw:text-style-name="P1" xml:id="id1634" draw:id="id1634"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xml:id="id1635" draw:id="id1635"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634" draw:start-glue-point="0" draw:end-shape="id1635" draw:end-glue-point="2" svg:d="m46997 6064v-713h27v-712">
          <text:p/>
        </draw:connector>
        <draw:custom-shape draw:style-name="gr1" draw:text-style-name="P1" xml:id="id1636" draw:id="id1636"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xml:id="id1637" draw:id="id1637"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xml:id="id1638" draw:id="id1638"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xml:id="id1640" draw:id="id1640"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636" draw:start-glue-point="1" draw:end-shape="id1637" draw:end-glue-point="3" svg:d="m15985 12947h726v-335h726">
          <text:p/>
        </draw:connector>
        <draw:custom-shape draw:style-name="class_20__28_external_20_module_29_" xml:id="id1639" draw:id="id1639"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638" draw:start-glue-point="0" draw:end-shape="id1639" draw:end-glue-point="4" svg:d="m4678 12724v-1684h-815v-1684">
          <text:p/>
        </draw:connector>
        <draw:connector draw:style-name="inheritance_20__28_public_29_" draw:layer="layout" svg:x1="6.856cm" svg:y1="11.689cm" svg:x2="4.872cm" svg:y2="9.356cm" draw:start-shape="id1640" draw:start-glue-point="0" draw:end-shape="id1639" draw:end-glue-point="5" svg:d="m6856 11689v-1166h-1984v-1167">
          <text:p/>
        </draw:connector>
        <draw:connector draw:style-name="data_20_member_20__28_reference_29_" draw:layer="layout" svg:x1="8.632cm" svg:y1="12.013cm" svg:x2="12.901cm" svg:y2="12.597cm" draw:start-shape="id1640" draw:start-glue-point="1" draw:end-shape="id1636" draw:end-glue-point="4" svg:d="m8632 12013h2134v584h2135">
          <text:p/>
        </draw:connector>
        <draw:connector draw:style-name="data_20_member_20__28_reference_29_" draw:layer="layout" svg:x1="6.454cm" svg:y1="13.048cm" svg:x2="12.901cm" svg:y2="13.295cm" draw:start-shape="id1638" draw:start-glue-point="1" draw:end-shape="id1636" draw:end-glue-point="5" svg:d="m6454 13048h3223v247h3224">
          <text:p/>
        </draw:connector>
        <draw:custom-shape draw:style-name="gr1" draw:text-style-name="P1" xml:id="id1641" draw:id="id1641"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xml:id="id1642" draw:id="id1642"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641" draw:start-glue-point="0" draw:end-shape="id1642" draw:end-glue-point="2" svg:d="m23598 11689v-518h53v-519">
          <text:p/>
        </draw:connector>
        <draw:custom-shape draw:style-name="gr1" draw:text-style-name="P1" xml:id="id1643" draw:id="id1643"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632" draw:start-glue-point="4" draw:end-shape="id1643" draw:end-glue-point="3" svg:d="m34281 14568h879v924h880">
          <text:p/>
        </draw:connector>
        <draw:custom-shape draw:style-name="gr1" draw:text-style-name="P1" xml:id="id1644" draw:id="id1644"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644" draw:start-glue-point="1" draw:end-shape="id1645" draw:end-glue-point="3" svg:d="m48400 43492h985v-74h986">
          <text:p/>
        </draw:connector>
        <draw:custom-shape draw:style-name="gr1" draw:text-style-name="P1" xml:id="id1647" draw:id="id1647"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645" draw:start-glue-point="1" draw:end-shape="id1646" draw:end-glue-point="7" svg:d="m51917 43418h1497v-6292h1496">
          <text:p/>
        </draw:connector>
        <draw:custom-shape draw:style-name="class_20__28_external_20_module_29_" xml:id="id1648" draw:id="id1648"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647" draw:start-glue-point="0" draw:end-shape="id1648" draw:end-glue-point="2" svg:d="m24070 40336v-1037h328v-1036">
          <text:p/>
        </draw:connector>
        <draw:custom-shape draw:style-name="gr1" draw:text-style-name="P1" xml:id="id1649" draw:id="id1649"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xml:id="id1650" draw:id="id1650"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649" draw:start-glue-point="0" draw:end-shape="id1650" draw:end-glue-point="2" svg:d="m7763 66948v-649h169v-647">
          <text:p/>
        </draw:connector>
        <draw:custom-shape draw:style-name="class_20__28_external_20_module_29_" xml:id="id1651" draw:id="id1651"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649" draw:start-glue-point="5" draw:end-shape="id1651" draw:end-glue-point="3" svg:d="m9822 67985h1012v26h1011">
          <text:p/>
        </draw:connector>
        <draw:custom-shape draw:style-name="class_20__28_external_20_module_29_" xml:id="id1652" draw:id="id1652"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651" draw:start-glue-point="0" draw:end-shape="id1652" draw:end-glue-point="2" svg:d="m13581 67596v-298h-51v-298">
          <text:p/>
        </draw:connector>
        <draw:connector draw:style-name="local_20_usage_20__2f__20_return_20_type" draw:layer="layout" svg:x1="9.822cm" svg:y1="67.389cm" svg:x2="11.95cm" svg:y2="66.611cm" draw:start-shape="id1649" draw:start-glue-point="4" draw:end-shape="id1652" draw:end-glue-point="3" svg:d="m9822 67389h1065v-778h1063">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xml:id="id1663" draw:id="id1663"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xml:id="id1664" draw:id="id1664"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xml:id="id1655" draw:id="id1655"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xml:id="id1653" draw:id="id1653"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xml:id="id1654" draw:id="id1654"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653" draw:start-glue-point="0" draw:end-shape="id1654" draw:end-glue-point="2" svg:d="m72764 38285v-768h-2615v-767">
          <text:p/>
        </draw:connector>
        <draw:connector draw:style-name="data_20_member_20__28_multiple_20_pointers_29_" draw:layer="layout" svg:x1="54.584cm" svg:y1="47.507cm" svg:x2="68.455cm" svg:y2="38.988cm" draw:start-shape="id1655" draw:start-glue-point="1" draw:end-shape="id1653" draw:end-glue-point="4" svg:d="m54584 47507h6935v-8519h6936">
          <text:p/>
        </draw:connector>
        <draw:custom-shape draw:style-name="gr1" draw:text-style-name="P1" xml:id="id1656" draw:id="id1656"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656" draw:start-glue-point="1" draw:end-shape="id1655" draw:end-glue-point="3" svg:d="m49450 47389h966v118h967">
          <text:p/>
        </draw:connector>
        <draw:custom-shape draw:style-name="gr1" draw:text-style-name="P3" xml:id="id1657" draw:id="id1657"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656" draw:start-glue-point="0" draw:end-shape="id1657" draw:end-glue-point="2" svg:d="m47889 47085v-411h92v-410">
          <text:p/>
        </draw:connector>
        <draw:custom-shape draw:style-name="class_20__28_external_20_module_29_" xml:id="id1658" draw:id="id1658"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657" draw:start-glue-point="0" draw:end-shape="id1658" draw:end-glue-point="2" svg:d="m47981 45682v-370h-25v-370">
          <text:p/>
        </draw:connector>
        <draw:connector draw:style-name="local_20_usage_20__2f__20_return_20_type" draw:text-style-name="P2" draw:layer="layout" svg:x1="40.781cm" svg:y1="42.623cm" svg:x2="46.328cm" svg:y2="47.389cm" draw:start-shape="id1614" draw:start-glue-point="8" draw:end-shape="id1656" draw:end-glue-point="3" svg:d="m40781 42623h2774v4766h2773">
          <text:p text:style-name="P2">CreateAttribUndo()</text:p>
        </draw:connector>
        <draw:custom-shape draw:style-name="gr1" draw:text-style-name="P1" xml:id="id1659" draw:id="id1659"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614" draw:start-glue-point="7" draw:end-shape="id1659" draw:end-glue-point="3" svg:d="m40781 37358h2605v-556h2605">
          <text:p text:style-name="P2">GetParaPortions()</text:p>
        </draw:connector>
        <draw:custom-shape draw:style-name="gr1" draw:text-style-name="P1" xml:id="id1660" draw:id="id1660"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659" draw:start-glue-point="1" draw:end-shape="id1660" draw:end-glue-point="3" svg:d="m48822 36802h661v-3043h662">
          <text:p/>
        </draw:connector>
        <draw:custom-shape draw:style-name="gr1" draw:text-style-name="P1" xml:id="id1661" draw:id="id1661"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xml:id="id1662" draw:id="id1662"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660" draw:start-glue-point="4" draw:end-shape="id1661" draw:end-glue-point="3" svg:d="m52315 31988h979v-424h979">
          <text:p/>
        </draw:connector>
        <draw:connector draw:style-name="data_20_member" draw:layer="layout" svg:x1="52.315cm" svg:y1="32.544cm" svg:x2="57.607cm" svg:y2="32.583cm" draw:start-shape="id1660" draw:start-glue-point="5" draw:end-shape="id1662" draw:end-glue-point="3" svg:d="m52315 32544h2646v39h2646">
          <text:p/>
        </draw:connector>
        <draw:custom-shape draw:style-name="gr1" draw:text-style-name="P1" xml:id="id1646" draw:id="id1646"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660" draw:start-glue-point="9" draw:end-shape="id1646" draw:end-glue-point="6" svg:d="m52315 35452h1298v1047h1297">
          <text:p text:style-name="P2">GetNode()</text:p>
        </draw:connector>
        <draw:connector draw:style-name="data_20_member_20__28_multiple_20_pointers_29_" draw:layer="layout" svg:x1="52.315cm" svg:y1="33.759cm" svg:x2="61.787cm" svg:y2="34.25cm" draw:start-shape="id1660" draw:start-glue-point="1" draw:end-shape="id1663" draw:end-glue-point="3" svg:d="m52315 33759h4736v491h4736">
          <text:p/>
        </draw:connector>
        <draw:connector draw:style-name="data_20_member_20__28_multiple_20_pointers_29_" draw:layer="layout" svg:x1="52.315cm" svg:y1="34.315cm" svg:x2="57.315cm" svg:y2="34.978cm" draw:start-shape="id1660" draw:start-glue-point="7" draw:end-shape="id1664" draw:end-glue-point="3" svg:d="m52315 34315h2500v663h2500">
          <text:p/>
        </draw:connector>
        <draw:custom-shape draw:style-name="gr1" draw:text-style-name="P1" xml:id="id1665" draw:id="id1665"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662" draw:start-glue-point="1" draw:end-shape="id1665" draw:end-glue-point="3" svg:d="m60094 32583h701v-106h701">
          <text:p/>
        </draw:connector>
        <draw:custom-shape draw:style-name="gr1" draw:text-style-name="P1" xml:id="id1666" draw:id="id1666"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661" draw:start-glue-point="1" draw:end-shape="id1666" draw:end-glue-point="3" svg:d="m56707 31564h820v-265h820">
          <text:p/>
        </draw:connector>
        <draw:custom-shape draw:style-name="gr5" xml:id="id1667" draw:id="id1667"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665" draw:start-glue-point="1" draw:end-shape="id1667" draw:end-glue-point="3" svg:d="m63640 32477h793v-133h793">
          <text:p/>
        </draw:connector>
        <draw:custom-shape draw:style-name="gr1" draw:text-style-name="P1" xml:id="id1668" draw:id="id1668"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646" draw:start-glue-point="4" draw:end-shape="id1668" draw:end-glue-point="3" svg:d="m57450 36592h1123v-331h1123">
          <text:p/>
        </draw:connector>
        <draw:custom-shape draw:style-name="gr1" draw:text-style-name="P1" xml:id="id1669" draw:id="id1669"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646" draw:start-glue-point="5" draw:end-shape="id1669" draw:end-glue-point="3" svg:d="m57450 37119h1640v940h1640">
          <text:p text:style-name="P2">GetCharAttribs()</text:p>
        </draw:connector>
        <draw:connector draw:style-name="data_20_member_20__28_multiple_20_pointers_29_" draw:layer="layout" svg:x1="63.11cm" svg:y1="38.283cm" svg:x2="68.455cm" svg:y2="38.508cm" draw:start-shape="id1669" draw:start-glue-point="4" draw:end-shape="id1653" draw:end-glue-point="5" svg:d="m63110 38283h2673v225h2672">
          <text:p/>
        </draw:connector>
        <draw:custom-shape draw:style-name="gr1" draw:text-style-name="P1" xml:id="id1670" draw:id="id1670"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669" draw:start-glue-point="5" draw:end-shape="id1670" draw:end-glue-point="3" svg:d="m63110 37756h1535v-622h1534">
          <text:p text:style-name="P2">GetDefFont()</text:p>
        </draw:connector>
        <draw:custom-shape draw:style-name="class_20__28_external_20_module_29_" xml:id="id1671" draw:id="id1671"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670" draw:start-glue-point="0" draw:end-shape="id1671" draw:end-glue-point="2" svg:d="m67026 36857v-570h278v-568">
          <text:p/>
        </draw:connector>
        <draw:custom-shape draw:style-name="gr1" draw:text-style-name="P1" xml:id="id1673" draw:id="id1673"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xml:id="id1672" draw:id="id1672"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672" draw:start-glue-point="0" draw:end-shape="id1673" draw:end-glue-point="2" svg:d="m64763 45164v-1085">
          <text:p/>
        </draw:connector>
        <draw:custom-shape draw:style-name="gr1" draw:text-style-name="P1" xml:id="id1674" draw:id="id1674"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674" draw:start-glue-point="0" draw:end-shape="id1653" draw:end-glue-point="6" svg:d="m69149 41514v-1151h14v-1152">
          <text:p/>
        </draw:connector>
        <draw:connector draw:style-name="data_20_member_20__28_pointer_29_" draw:layer="layout" svg:x1="30.108cm" svg:y1="44.06cm" svg:x2="32.585cm" svg:y2="43.07cm" draw:start-shape="id1616" draw:start-glue-point="1" draw:end-shape="id1613" draw:end-glue-point="3" svg:d="m30108 44060h1239v-990h1238">
          <text:p/>
        </draw:connector>
        <draw:connector draw:style-name="inheritance_20__28_public_29_" draw:layer="layout" svg:x1="28.903cm" svg:y1="43.581cm" svg:x2="29.66cm" svg:y2="39.079cm" draw:start-shape="id1616" draw:start-glue-point="0" draw:end-shape="id1675"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xml:id="id1675" draw:id="id1675"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xml:id="id1676" draw:id="id1676"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672" draw:start-glue-point="4" draw:end-shape="id1676" draw:end-glue-point="3" svg:d="m66020 45536h1173v-1126h1174">
          <text:p/>
        </draw:connector>
        <draw:custom-shape draw:style-name="gr1" draw:text-style-name="P1" xml:id="id1677" draw:id="id1677"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672" draw:start-glue-point="5" draw:end-shape="id1677" draw:end-glue-point="3" svg:d="m66020 46407h1042v27h1041">
          <text:p/>
        </draw:connector>
        <draw:custom-shape draw:style-name="gr5" xml:id="id1678" draw:id="id1678"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677" draw:start-glue-point="1" draw:end-shape="id1678" draw:end-glue-point="3" svg:d="m71251 46434h742v-26h742">
          <text:p/>
        </draw:connector>
        <draw:custom-shape draw:style-name="gr1" draw:text-style-name="P1" xml:id="id1679" draw:id="id1679"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676" draw:start-glue-point="4" draw:end-shape="id1679" draw:end-glue-point="3" svg:d="m70614 43710h729v-411h729">
          <text:p/>
        </draw:connector>
        <draw:custom-shape draw:style-name="gr1" draw:text-style-name="P1" xml:id="id1680" draw:id="id1680"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679" draw:start-glue-point="1" draw:end-shape="id1680"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xml:id="id1681" draw:id="id1681"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614" draw:start-glue-point="11" draw:end-shape="id1681" draw:end-glue-point="3" svg:d="m40781 39185h1385v449h1384">
          <text:p text:style-name="P2">GetEditDoc()</text:p>
        </draw:connector>
        <draw:connector draw:style-name="data_20_member_20__28_multiple_20_pointers_29_" draw:layer="layout" svg:x1="45.215cm" svg:y1="39.902cm" svg:x2="54.91cm" svg:y2="36.83cm" draw:start-shape="id1681" draw:start-glue-point="5" draw:end-shape="id1646" draw:end-glue-point="3" svg:d="m45215 39902h4848v-3072h4847">
          <text:p/>
        </draw:connector>
        <draw:custom-shape draw:style-name="class_20__28_external_20_module_29_" xml:id="id1682" draw:id="id1682"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681" draw:start-glue-point="4" draw:end-shape="id1682" draw:end-glue-point="3" svg:d="m45215 39369h1086v-1163h1086">
          <text:p text:style-name="P2">GetDefFont()</text:p>
        </draw:connector>
        <draw:custom-shape draw:style-name="gr1" draw:text-style-name="P1" xml:id="id1683" draw:id="id1683"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xml:id="id1684" draw:id="id1684"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xml:id="id1685" draw:id="id1685"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683" draw:start-glue-point="4" draw:end-shape="id1684" draw:end-glue-point="2" svg:d="m7145 19447v-1152h-1179v-1150">
          <text:p/>
        </draw:connector>
        <draw:connector draw:style-name="inheritance_20__28_public_29_" draw:layer="layout" svg:x1="8.122cm" svg:y1="19.447cm" svg:x2="10.835cm" svg:y2="17.622cm" draw:start-shape="id1683" draw:start-glue-point="5" draw:end-shape="id1685"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xml:id="id1686" draw:id="id1686"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xml:id="id1687" draw:id="id1687"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686" draw:start-glue-point="0" draw:end-shape="id1687"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38.527cm" svg:height="60.763cm" svg:x="119.83cm" svg:y="25.911cm">
          <text:p text:style-name="P2">sdr</text:p>
          <draw:enhanced-geometry svg:viewBox="0 0 21600 21600" draw:type="rectangle" draw:enhanced-path="M 0 0 L 21600 0 21600 21600 0 21600 0 0 Z N"/>
        </draw:custom-shape>
        <draw:custom-shape draw:style-name="namespace" draw:layer="layout" svg:width="23.735cm" svg:height="16.531cm" svg:x="133.482cm" svg:y="50.118cm">
          <text:p text:style-name="P2">overlay</text:p>
          <draw:enhanced-geometry svg:viewBox="0 0 21600 21600" draw:type="rectangle" draw:enhanced-path="M 0 0 L 21600 0 21600 21600 0 21600 0 0 Z N"/>
        </draw:custom-shape>
        <draw:custom-shape draw:style-name="gr1" draw:text-style-name="P1" xml:id="id1689" draw:id="id1689" draw:layer="layout" svg:width="4.551cm" svg:height="1.114cm" svg:x="147.364cm" svg:y="52.503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xml:id="id1688" draw:id="id1688" draw:layer="layout" svg:width="3.413cm" svg:height="0.688cm" svg:x="142.4cm" svg:y="64.414cm">
          <text:p>OverlayObjectCell</text:p>
          <draw:enhanced-geometry svg:viewBox="0 0 21600 21600" draw:type="rectangle" draw:enhanced-path="M 0 0 L 21600 0 21600 21600 0 21600 0 0 Z N"/>
        </draw:custom-shape>
        <draw:connector draw:style-name="inheritance_20__28_public_29_" draw:layer="layout" svg:x1="144.106cm" svg:y1="64.414cm" svg:x2="147.815cm" svg:y2="53.617cm" draw:start-shape="id1688" draw:start-glue-point="0" draw:end-shape="id1689" draw:end-glue-point="4" svg:d="m144106 64414v-5398h3709v-5399">
          <text:p/>
        </draw:connector>
        <draw:custom-shape draw:style-name="namespace" draw:layer="layout" svg:width="21.527cm" svg:height="5.194cm" svg:x="135.949cm" svg:y="41.296cm">
          <text:p text:style-name="P2">animation</text:p>
          <draw:enhanced-geometry svg:viewBox="0 0 21600 21600" draw:type="rectangle" draw:enhanced-path="M 0 0 L 21600 0 21600 21600 0 21600 0 0 Z N"/>
        </draw:custom-shape>
        <draw:custom-shape draw:style-name="gr1" draw:text-style-name="P1" xml:id="id1690" draw:id="id1690" draw:layer="layout" svg:width="1.874cm" svg:height="0.798cm" svg:x="152.291cm" svg:y="43.172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9.639cm" svg:y1="52.503cm" svg:x2="153.74cm" svg:y2="43.97cm" draw:start-shape="id1689" draw:end-shape="id1690" draw:end-glue-point="5" svg:d="m149639 52503v-4266h4101v-4267">
          <text:p/>
        </draw:connector>
        <draw:custom-shape draw:style-name="gr1" draw:text-style-name="P1" xml:id="id1691" draw:id="id1691"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xml:id="id1692" draw:id="id1692"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xml:id="id1693" draw:id="id1693"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691" draw:start-glue-point="0" draw:end-shape="id1692" draw:end-glue-point="2" svg:d="m91840 56041v-490h54v-491">
          <text:p/>
        </draw:connector>
        <draw:connector draw:style-name="inheritance_20__28_public_29_" draw:layer="layout" svg:x1="91.894cm" svg:y1="54.372cm" svg:x2="92.145cm" svg:y2="53.236cm" draw:start-shape="id1692" draw:start-glue-point="0" draw:end-shape="id1693" draw:end-glue-point="2" svg:d="m91894 54372v-568h251v-568">
          <text:p/>
        </draw:connector>
        <draw:custom-shape draw:style-name="gr1" draw:text-style-name="P1" xml:id="id1694" draw:id="id1694"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693" draw:start-glue-point="0" draw:end-shape="id1694" draw:end-glue-point="2" svg:d="m92145 52548v-780h410v-781">
          <text:p/>
        </draw:connector>
        <draw:custom-shape draw:style-name="gr1" draw:text-style-name="P1" xml:id="id1695" draw:id="id1695"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694" draw:start-glue-point="0" draw:end-shape="id1695" draw:end-glue-point="2" svg:d="m92555 50299v-740h767v-741">
          <text:p/>
        </draw:connector>
        <draw:custom-shape draw:style-name="gr1" draw:text-style-name="P1" xml:id="id1696" draw:id="id1696"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695" draw:start-glue-point="0" draw:end-shape="id1696" draw:end-glue-point="2" svg:d="m93322 48130v-597h219v-597">
          <text:p/>
        </draw:connector>
        <draw:custom-shape draw:style-name="gr1" draw:text-style-name="P1" xml:id="id1697" draw:id="id1697"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696" draw:start-glue-point="0" draw:end-shape="id1697" draw:end-glue-point="2" svg:d="m93541 46248v-453h107v-454">
          <text:p/>
        </draw:connector>
        <draw:custom-shape draw:style-name="gr1" draw:text-style-name="P1" xml:id="id1698" draw:id="id1698"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697" draw:start-glue-point="0" draw:end-shape="id1698" draw:end-glue-point="2" svg:d="m93648 44653v-550h1183v-550">
          <text:p/>
        </draw:connector>
        <draw:custom-shape draw:style-name="gr1" draw:text-style-name="P1" xml:id="id1699" draw:id="id1699"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698" draw:start-glue-point="0" draw:end-shape="id1699" draw:end-glue-point="2" svg:d="m94831 42865v-449h1v-450">
          <text:p/>
        </draw:connector>
        <draw:custom-shape draw:style-name="gr1" draw:text-style-name="P1" xml:id="id1700" draw:id="id1700"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699" draw:start-glue-point="4" draw:end-shape="id1700" draw:end-glue-point="2" svg:d="m94250 41278v-675h-782v-675">
          <text:p/>
        </draw:connector>
        <draw:custom-shape draw:style-name="gr1" draw:text-style-name="P1" xml:id="id1701" draw:id="id1701"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699" draw:start-glue-point="5" draw:end-shape="id1701" draw:end-glue-point="2" svg:d="m95518 41278v-701h2382v-702">
          <text:p/>
        </draw:connector>
        <draw:custom-shape draw:style-name="gr1" draw:text-style-name="P1" xml:id="id1702" draw:id="id1702"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700" draw:start-glue-point="0" draw:end-shape="id1702" draw:end-glue-point="2" svg:d="m93468 39240v-503h-766v-503">
          <text:p/>
        </draw:connector>
        <draw:custom-shape draw:style-name="gr1" draw:text-style-name="P1" xml:id="id1703" draw:id="id1703"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xml:id="id1704" draw:id="id1704"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702" draw:start-glue-point="0" draw:end-shape="id1703" draw:end-glue-point="2" svg:d="m92702 37546v-455h-1v-456">
          <text:p/>
        </draw:connector>
        <draw:connector draw:style-name="inheritance_20__28_public_29_" draw:layer="layout" svg:x1="92.701cm" svg:y1="35.947cm" svg:x2="92.463cm" svg:y2="34.927cm" draw:start-shape="id1703" draw:start-glue-point="0" draw:end-shape="id1704" draw:end-glue-point="2" svg:d="m92701 35947v-510h-238v-510">
          <text:p/>
        </draw:connector>
        <draw:custom-shape draw:style-name="class_20__28_external_20_module_29_" xml:id="id1705" draw:id="id1705"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xml:id="id1706" draw:id="id1706"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xml:id="id1707" draw:id="id1707"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704" draw:start-glue-point="4" draw:end-shape="id1705" draw:end-glue-point="2" svg:d="m91858 34239v-625h-2914v-625">
          <text:p/>
        </draw:connector>
        <draw:connector draw:style-name="inheritance_20__28_public_29_" draw:layer="layout" svg:x1="92.463cm" svg:y1="34.239cm" svg:x2="92.49cm" svg:y2="33.042cm" draw:start-shape="id1704" draw:start-glue-point="0" draw:end-shape="id1706" svg:d="m92463 34239v-598h27v-599">
          <text:p/>
        </draw:connector>
        <draw:connector draw:style-name="inheritance_20__28_public_29_" draw:layer="layout" svg:x1="93.113cm" svg:y1="34.239cm" svg:x2="96.326cm" svg:y2="33.042cm" draw:start-shape="id1704" draw:start-glue-point="5" draw:end-shape="id1707" svg:d="m93113 34239v-598h3213v-599">
          <text:p/>
        </draw:connector>
        <draw:custom-shape draw:style-name="gr3" xml:id="id1708" draw:id="id1708" draw:layer="layout" svg:width="3.386cm" svg:height="0.648cm" svg:x="141.247cm" svg:y="50.792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4.633cm" svg:y1="51.116cm" svg:x2="147.364cm" svg:y2="52.815cm" draw:start-shape="id1708" draw:start-glue-point="1" draw:end-shape="id1689" draw:end-glue-point="10" svg:d="m144633 51116h1365v1699h1366">
          <text:p/>
        </draw:connector>
        <draw:custom-shape draw:style-name="gr1" draw:text-style-name="P1" xml:id="id1709" draw:id="id1709" draw:layer="layout" svg:width="3.043cm" svg:height="3.731cm" svg:x="136.817cm" svg:y="54.53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xml:id="id1710" draw:id="id1710" draw:layer="layout" svg:width="2.434cm" svg:height="0.608cm" svg:x="159.141cm" svg:y="55.08cm">
          <text:p text:style-name="P2">OutputDevice</text:p>
          <draw:enhanced-geometry svg:viewBox="0 0 21600 21600" draw:type="rectangle" draw:enhanced-path="M 0 0 L 21600 0 21600 21600 0 21600 0 0 Z N"/>
        </draw:custom-shape>
        <draw:connector draw:style-name="data_20_member_20__28_reference_29_" draw:layer="layout" svg:x1="139.858cm" svg:y1="56.99cm" svg:x2="159.141cm" svg:y2="55.384cm" draw:start-shape="id1709" draw:start-glue-point="6" draw:end-shape="id1710" draw:end-glue-point="3" svg:d="m139858 56990h9642v-1606h9641">
          <text:p/>
        </draw:connector>
        <draw:custom-shape draw:style-name="class_20__28_external_20_module_29_" xml:id="id1711" draw:id="id1711" draw:layer="layout" svg:width="2.011cm" svg:height="0.582cm" svg:x="159.326cm" svg:y="56.429cm">
          <text:p text:style-name="P2">MapMode</text:p>
          <draw:enhanced-geometry svg:viewBox="0 0 21600 21600" draw:type="rectangle" draw:enhanced-path="M 0 0 L 21600 0 21600 21600 0 21600 0 0 Z N"/>
        </draw:custom-shape>
        <draw:connector draw:style-name="data_20_member" draw:layer="layout" draw:line-skew="1.716cm" svg:x1="139.858cm" svg:y1="57.731cm" svg:x2="159.326cm" svg:y2="56.72cm" draw:start-shape="id1709" draw:start-glue-point="7" draw:end-shape="id1711" draw:end-glue-point="3" svg:d="m139858 57731h11450v-1011h8018">
          <text:p/>
        </draw:connector>
        <draw:custom-shape draw:style-name="gr1" draw:text-style-name="P1" xml:id="id1712" draw:id="id1712" draw:layer="layout" svg:width="2.487cm" svg:height="0.635cm" svg:x="136.586cm" svg:y="42.121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8.338cm" svg:y1="54.53cm" svg:x2="137.209cm" svg:y2="42.755cm" draw:start-shape="id1709" draw:start-glue-point="0" draw:end-shape="id1712" draw:end-glue-point="4" svg:d="m138338 54530v-5888h-1129v-5887">
          <text:p/>
        </draw:connector>
        <draw:custom-shape draw:style-name="gr3" xml:id="id1713" draw:id="id1713"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xml:id="id1714" draw:id="id1714"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713" draw:start-glue-point="0" draw:end-shape="id1714" draw:end-glue-point="2" svg:d="m35679 56594v-794h-132v-793">
          <text:p/>
        </draw:connector>
        <draw:custom-shape draw:style-name="class_20__28_external_20_module_29_" xml:id="id1715" draw:id="id1715"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643" draw:start-glue-point="0" draw:end-shape="id1715" draw:end-glue-point="2" svg:d="m37698 15194v-805h-361v-806">
          <text:p/>
        </draw:connector>
        <draw:custom-shape draw:style-name="gr1" draw:text-style-name="P1" xml:id="id1716" draw:id="id1716"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xml:id="id1717" draw:id="id1717"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716" draw:start-glue-point="0" draw:end-shape="id1717" draw:end-glue-point="2" svg:d="m42831 54948v-493h-66v-493">
          <text:p/>
        </draw:connector>
        <draw:custom-shape draw:style-name="class_20__28_external_20_module_29_" xml:id="id1718" draw:id="id1718"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717" draw:start-glue-point="0" draw:end-shape="id1718" draw:end-glue-point="2" svg:d="m42765 53366v-506h336v-506">
          <text:p/>
        </draw:connector>
        <draw:custom-shape draw:style-name="class_20__28_external_20_module_29_" xml:id="id1719" draw:id="id1719"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718" draw:start-glue-point="0" draw:end-shape="id1719" draw:end-glue-point="2" svg:d="m43101 51758v-453h221v-453">
          <text:p/>
        </draw:connector>
        <draw:custom-shape draw:style-name="gr1" draw:text-style-name="P1" xml:id="id1720" draw:id="id1720"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xml:id="id1721" draw:id="id1721"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720" draw:start-glue-point="0" draw:end-shape="id1721" draw:end-glue-point="2" svg:d="m34121 21901v-1076h1555v-1075">
          <text:p/>
        </draw:connector>
        <draw:custom-shape draw:style-name="gr1" draw:text-style-name="P1" xml:id="id1722" draw:id="id1722"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720" draw:start-glue-point="4" draw:end-shape="id1722" draw:end-glue-point="3" svg:d="m35948 22187h1465v-144h1464">
          <text:p>aTreeLB</text:p>
        </draw:connector>
        <draw:custom-shape draw:style-name="class_20__28_external_20_module_29_" xml:id="id1723" draw:id="id1723"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722" draw:start-glue-point="0" draw:end-shape="id1723"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xml:id="id1724" draw:id="id1724"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xml:id="id1725" draw:id="id1725"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724" draw:start-glue-point="0" draw:end-shape="id1725" draw:end-glue-point="2" svg:d="m39499 25581v-635h285v-635">
          <text:p/>
        </draw:connector>
        <draw:custom-shape draw:style-name="class_20__28_external_20_module_29_" xml:id="id1726" draw:id="id1726"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724" draw:start-glue-point="1" draw:end-shape="id1726" draw:end-glue-point="3" svg:d="m41054 25944h998v-129h998">
          <text:p/>
        </draw:connector>
        <draw:custom-shape draw:style-name="gr1" draw:text-style-name="P1" xml:id="id1727" draw:id="id1727"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xml:id="id1728" draw:id="id1728" draw:layer="layout" svg:width="2.099cm" svg:height="0.752cm" svg:x="121.79cm" svg:y="58.00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577cm" svg:x2="121.79cm" svg:y2="58.383cm" draw:start-shape="id1727" draw:start-glue-point="1" draw:end-shape="id1728" draw:end-glue-point="3" svg:d="m99801 59577h10994v-1194h10995">
          <text:p/>
        </draw:connector>
        <draw:custom-shape draw:style-name="gr3" xml:id="id1729" draw:id="id1729" draw:layer="layout" svg:width="2.696cm" svg:height="1.808cm" svg:x="101.273cm" svg:y="52.122cm">
          <draw:glue-point draw:id="4" svg:x="5.003cm" svg:y="-2.511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1.273cm" svg:y2="53.026cm" draw:start-shape="id1727" draw:start-glue-point="4" draw:end-shape="id1729" draw:end-glue-point="3" svg:d="m99801 58434h736v-5408h736">
          <text:p/>
        </draw:connector>
        <draw:frame draw:style-name="annotation" draw:layer="layout" svg:width="11.742cm" svg:height="3.62cm" svg:x="101.686cm" svg:y="54.27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text:span text:style-name="T1">SdrObject</text:span> also has accessers for the HTML name, <text:span text:style-name="T1">GetHTMLName()</text:span> and <text:span text:style-name="T1">SetHTMLName()</text:span>. <text:s/><text:span text:style-name="T1">SdrObjPlusData</text:span> is also where the custom user data for the drawing object is stored, via <text:span text:style-name="T1">SdrObjUserDataList</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xml:id="id1730" draw:id="id1730"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727" draw:start-glue-point="5" draw:end-shape="id1730" draw:end-glue-point="3" svg:d="m99801 60693h501v1185h-10459v-1123h502">
          <text:p>GetObjList()</text:p>
        </draw:connector>
        <draw:connector draw:style-name="gr53" draw:layer="layout" draw:line-skew="1.392cm" svg:x1="92.416cm" svg:y1="61.092cm" svg:x2="97.283cm" svg:y2="60.812cm" draw:start-shape="id1730" draw:start-glue-point="4" draw:end-shape="id1727" draw:end-glue-point="8" svg:d="m92416 61092h3826v-280h1041">
          <text:p>maList</text:p>
        </draw:connector>
        <draw:connector draw:style-name="gr9" draw:layer="layout" draw:line-skew="-1.77cm" svg:x1="92.416cm" svg:y1="60.497cm" svg:x2="97.283cm" svg:y2="60.188cm" draw:start-shape="id1730" draw:start-glue-point="5" draw:end-shape="id1727" draw:end-glue-point="9" svg:d="m92416 60497h664v-309h4203">
          <text:p>GetOwnerObj()</text:p>
        </draw:connector>
        <draw:custom-shape draw:style-name="gr3" xml:id="id1731" draw:id="id1731"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xml:id="id1732" draw:id="id1732"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731" draw:start-glue-point="0" draw:end-shape="id1732" draw:end-glue-point="4" svg:d="m101275 12051v-712h741v-712">
          <text:p/>
        </draw:connector>
        <draw:custom-shape draw:style-name="gr1" draw:text-style-name="P1" xml:id="id1733" draw:id="id1733"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733" draw:start-glue-point="1" draw:end-shape="id1731" draw:end-glue-point="4" svg:d="m95043 11651h2176v776h2177">
          <text:p/>
        </draw:connector>
        <draw:custom-shape draw:style-name="gr1" draw:text-style-name="P1" xml:id="id1734" draw:id="id1734"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734" draw:start-glue-point="1" draw:end-shape="id1731" draw:end-glue-point="6" svg:d="m95095 12843h2151v204h2150">
          <text:p/>
        </draw:connector>
        <draw:custom-shape draw:style-name="gr1" draw:text-style-name="P1" xml:id="id1735" draw:id="id1735"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735" draw:start-glue-point="1" draw:end-shape="id1731" draw:end-glue-point="3" svg:d="m95276 14035h2060v-441h2060">
          <text:p/>
        </draw:connector>
        <draw:custom-shape draw:style-name="gr1" draw:text-style-name="P1" xml:id="id1736" draw:id="id1736"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736" draw:start-glue-point="1" draw:end-shape="id1731" draw:end-glue-point="7" svg:d="m95432 15162h2592v-1060h1372">
          <text:p/>
        </draw:connector>
        <draw:custom-shape draw:style-name="gr1" draw:text-style-name="P1" xml:id="id1737" draw:id="id1737"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737" draw:start-glue-point="1" draw:end-shape="id1731"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xml:id="id1738" draw:id="id1738"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704" draw:start-glue-point="1" draw:end-shape="id1738" draw:end-glue-point="3" svg:d="m93587 34583h2001v394h2001">
          <text:p>GetSdrPageView()</text:p>
        </draw:connector>
        <draw:custom-shape draw:style-name="gr1" draw:text-style-name="P1" xml:id="id1748" draw:id="id1748"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3.653cm" svg:y="26.792cm">
          <text:p>contact</text:p>
          <draw:enhanced-geometry svg:viewBox="0 0 21600 21600" draw:type="rectangle" draw:enhanced-path="M 0 0 L 21600 0 21600 21600 0 21600 0 0 Z N"/>
        </draw:custom-shape>
        <draw:custom-shape draw:style-name="gr1" draw:text-style-name="P1" xml:id="id1740" draw:id="id1740" draw:layer="layout" svg:width="5.036cm" svg:height="0.622cm" svg:x="127.222cm" svg:y="27.752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xml:id="id1739" draw:id="id1739" draw:layer="layout" svg:width="3.471cm" svg:height="0.622cm" svg:x="124.76cm" svg:y="29.359cm">
          <text:p text:style-name="P1">ObjectContactPainter</text:p>
          <draw:enhanced-geometry svg:viewBox="0 0 21600 21600" draw:type="rectangle" draw:enhanced-path="M 0 0 L 21600 0 21600 21600 0 21600 0 0 Z N"/>
        </draw:custom-shape>
        <draw:custom-shape draw:style-name="gr1" draw:text-style-name="P1" xml:id="id1741" draw:id="id1741" draw:layer="layout" svg:width="4.508cm" svg:height="0.622cm" svg:x="127.302cm" svg:y="30.24cm">
          <text:p text:style-name="P1">ObjectContactOfPageView</text:p>
          <draw:enhanced-geometry svg:viewBox="0 0 21600 21600" draw:type="rectangle" draw:enhanced-path="M 0 0 L 21600 0 21600 21600 0 21600 0 0 Z N"/>
        </draw:custom-shape>
        <draw:connector draw:style-name="inheritance_20__28_public_29_" draw:layer="layout" svg:x1="126.495cm" svg:y1="29.359cm" svg:x2="128.528cm" svg:y2="28.374cm" draw:start-shape="id1739" draw:start-glue-point="0" draw:end-shape="id1740" draw:end-glue-point="4" svg:d="m126495 29359v-492h2033v-493">
          <text:p/>
        </draw:connector>
        <draw:connector draw:style-name="inheritance_20__28_public_29_" draw:layer="layout" svg:x1="129.556cm" svg:y1="30.24cm" svg:x2="130.952cm" svg:y2="28.374cm" draw:start-shape="id1741" draw:start-glue-point="0" draw:end-shape="id1740" draw:end-glue-point="5" svg:d="m129556 30240v-933h1396v-933">
          <text:p/>
        </draw:connector>
        <draw:custom-shape draw:style-name="gr1" draw:text-style-name="P1" xml:id="id1744" draw:id="id1744" draw:layer="layout" svg:width="2.228cm" svg:height="5.651cm" svg:x="136.837cm" svg:y="27.673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xml:id="id1742" draw:id="id1742"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742" draw:start-glue-point="0" draw:end-shape="id1730" draw:end-glue-point="2" svg:d="m92264 65370v-1996h-883v-1996">
          <text:p/>
        </draw:connector>
        <draw:custom-shape draw:style-name="gr1" draw:text-style-name="P1" xml:id="id1743" draw:id="id1743" draw:layer="layout" svg:width="3.887cm" svg:height="0.622cm" svg:x="131.818cm" svg:y="31.225cm">
          <text:p text:style-name="P1">ObjectContactOfSdrObj</text:p>
          <draw:enhanced-geometry svg:viewBox="0 0 21600 21600" draw:type="rectangle" draw:enhanced-path="M 0 0 L 21600 0 21600 21600 0 21600 0 0 Z N"/>
        </draw:custom-shape>
        <draw:connector draw:style-name="inheritance_20__28_public_29_" draw:layer="layout" svg:x1="133.761cm" svg:y1="31.225cm" svg:x2="131.609cm" svg:y2="28.374cm" draw:start-shape="id1743" draw:start-glue-point="0" draw:end-shape="id1740" draw:end-glue-point="9" svg:d="m133761 31225v-1425h-2152v-1426">
          <text:p/>
        </draw:connector>
        <draw:custom-shape draw:style-name="gr3" xml:id="id1745" draw:id="id1745" draw:layer="layout" svg:width="1.918cm" svg:height="0.752cm" svg:x="161.652cm" svg:y="27.984cm">
          <text:p>SetOfByte</text:p>
          <draw:enhanced-geometry svg:viewBox="0 0 21600 21600" draw:type="rectangle" draw:enhanced-path="M 0 0 L 21600 0 21600 21600 0 21600 0 0 Z N"/>
        </draw:custom-shape>
        <draw:connector draw:style-name="data_20_member" draw:layer="layout" svg:x1="139.065cm" svg:y1="28.297cm" svg:x2="161.652cm" svg:y2="28.36cm" draw:start-shape="id1744" draw:start-glue-point="4" draw:end-shape="id1745" draw:end-glue-point="3" svg:d="m139065 28297h11294v63h11293">
          <text:p>GetProcessLayers()</text:p>
        </draw:connector>
        <draw:custom-shape draw:style-name="gr3" xml:id="id1746" draw:id="id1746" draw:layer="layout" svg:width="2.851cm" svg:height="0.648cm" svg:x="138.194cm" svg:y="44.156cm">
          <text:p>primitiveAnimator</text:p>
          <draw:enhanced-geometry svg:viewBox="0 0 21600 21600" draw:type="rectangle" draw:enhanced-path="M 0 0 L 21600 0 21600 21600 0 21600 0 0 Z N"/>
        </draw:custom-shape>
        <draw:connector draw:style-name="inheritance_20__28_public_29_" draw:layer="layout" svg:x1="139.619cm" svg:y1="44.156cm" svg:x2="138.374cm" svg:y2="42.755cm" draw:start-shape="id1746" draw:start-glue-point="0" draw:end-shape="id1712" draw:end-glue-point="5" svg:d="m139619 44156v-700h-1245v-701">
          <text:p/>
        </draw:connector>
        <draw:custom-shape draw:style-name="gr1" draw:text-style-name="P1" xml:id="id1747" draw:id="id1747" draw:layer="layout" svg:width="1.944cm" svg:height="0.623cm" svg:x="146.768cm" svg:y="43.6cm">
          <text:p text:style-name="P1">EventList</text:p>
          <draw:enhanced-geometry svg:viewBox="0 0 21600 21600" draw:type="rectangle" draw:enhanced-path="M 0 0 L 21600 0 21600 21600 0 21600 0 0 Z N"/>
        </draw:custom-shape>
        <draw:connector draw:style-name="data_20_member_20__28_pointer_29_" draw:layer="layout" svg:x1="148.712cm" svg:y1="43.911cm" svg:x2="152.291cm" svg:y2="43.736cm" draw:start-shape="id1747" draw:start-glue-point="1" draw:end-shape="id1690" draw:end-glue-point="7" svg:d="m148712 43911h1790v-175h1789">
          <text:p>GetFirst()</text:p>
        </draw:connector>
        <draw:connector draw:style-name="gr9" draw:layer="layout" svg:x1="154.165cm" svg:y1="43.571cm" svg:x2="152.291cm" svg:y2="43.375cm" draw:start-shape="id1690" draw:start-glue-point="1" draw:end-shape="id1690" draw:end-glue-point="6" svg:d="m154165 43571h501v-900h-2876v704h501">
          <text:p>GetNext()</text:p>
        </draw:connector>
        <draw:custom-shape draw:style-name="namespace" draw:layer="layout" svg:width="12.208cm" svg:height="6.755cm" svg:x="120.529cm" svg:y="38.558cm">
          <text:p>contact</text:p>
          <draw:enhanced-geometry svg:viewBox="0 0 21600 21600" draw:type="rectangle" draw:enhanced-path="M 0 0 L 21600 0 21600 21600 0 21600 0 0 Z N"/>
        </draw:custom-shape>
        <draw:custom-shape draw:style-name="gr1" draw:text-style-name="P1" xml:id="id1752" draw:id="id1752" draw:layer="layout" svg:width="3.317cm" svg:height="1.734cm" svg:x="128.175cm" svg:y="41.257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22.714cm" svg:y="39.318cm">
          <text:p text:style-name="P1">ViewContact</text:p>
          <draw:enhanced-geometry svg:viewBox="0 0 21600 21600" draw:type="rectangle" draw:enhanced-path="M 0 0 L 21600 0 21600 21600 0 21600 0 0 Z N"/>
        </draw:custom-shape>
        <draw:connector draw:style-name="data_20_member_20__28_multiple_20_pointers_29_" draw:layer="layout" svg:x1="139.86cm" svg:y1="56.395cm" svg:x2="147.364cm" svg:y2="53.357cm" draw:start-shape="id1709" draw:start-glue-point="1" draw:end-shape="id1689" draw:end-glue-point="11" svg:d="m139860 56395h3751v-3038h3753">
          <text:p>mpOverlayObjectStart</text:p>
          <text:p>mpOverlayObjectEnd</text:p>
        </draw:connector>
        <draw:frame draw:style-name="annotation" draw:layer="layout" svg:width="5.806cm" svg:height="0.85cm" svg:x="143.276cm" svg:y="65.359cm">
          <draw:text-box>
            <text:p><text:span text:style-name="T1">OverlayObjectCell</text:span> is implemented in sc for use in Calc.</text:p>
          </draw:text-box>
        </draw:frame>
        <draw:frame draw:style-name="annotation" draw:layer="layout" svg:width="8.346cm" svg:height="1.888cm" svg:x="133.907cm" svg:y="52.15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xml:id="id1749" draw:id="id1749" draw:layer="layout" svg:width="2.981cm" svg:height="2.093cm" svg:x="111.776cm" svg:y="44.82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11.776cm" svg:y2="45.875cm" draw:start-shape="id1748" draw:start-glue-point="4" draw:end-shape="id1749" draw:end-glue-point="3" svg:d="m106670 38457h2553v7418h2553">
          <text:p>GetPaintWindow()</text:p>
        </draw:connector>
        <draw:connector draw:style-name="gr27" draw:layer="layout" draw:line-skew="-8.254cm" svg:x1="114.756cm" svg:y1="46.607cm" svg:x2="136.817cm" svg:y2="56.395cm" draw:start-shape="id1749" draw:start-glue-point="4" draw:end-shape="id1709" draw:end-glue-point="3" svg:d="m114756 46607h2776v9788h19285">
          <text:p>GetOverlayManager()</text:p>
        </draw:connector>
        <draw:connector draw:style-name="data_20_member_20__28_multiple_20_pointers_29_" draw:layer="layout" svg:x1="100.181cm" svg:y1="34.977cm" svg:x2="103.69cm" svg:y2="37.975cm" draw:start-shape="id1738" draw:start-glue-point="1" draw:end-shape="id1748" draw:end-glue-point="3" svg:d="m100181 34977h1755v2998h1754">
          <text:p>FindPageWindow()</text:p>
        </draw:connector>
        <draw:custom-shape draw:style-name="gr1" draw:text-style-name="P1" xml:id="id1750" draw:id="id1750" draw:layer="layout" svg:width="4.11cm" svg:height="0.759cm" svg:x="136.942cm" svg:y="60.68cm">
          <text:p text:style-name="P1">OverlayManagerBuffered</text:p>
          <draw:enhanced-geometry svg:viewBox="0 0 21600 21600" draw:type="rectangle" draw:enhanced-path="M 0 0 L 21600 0 21600 21600 0 21600 0 0 Z N"/>
        </draw:custom-shape>
        <draw:connector draw:style-name="inheritance_20__28_public_29_" draw:layer="layout" svg:x1="138.997cm" svg:y1="60.68cm" svg:x2="138.338cm" svg:y2="58.261cm" draw:start-shape="id1750" draw:start-glue-point="0" draw:end-shape="id1709" draw:end-glue-point="2" svg:d="m138997 60680v-1210h-659v-1209">
          <text:p/>
        </draw:connector>
        <draw:custom-shape draw:style-name="gr1" draw:text-style-name="P1" xml:id="id1751" draw:id="id1751" draw:layer="layout" svg:width="3.43cm" svg:height="0.576cm" svg:x="147.491cm" svg:y="45.47cm">
          <text:p text:style-name="P1">PrimitiveAnimation</text:p>
          <draw:enhanced-geometry svg:viewBox="0 0 21600 21600" draw:type="rectangle" draw:enhanced-path="M 0 0 L 21600 0 21600 21600 0 21600 0 0 Z N"/>
        </draw:custom-shape>
        <draw:connector draw:style-name="inheritance_20__28_public_29_" draw:layer="layout" svg:x1="149.206cm" svg:y1="45.47cm" svg:x2="152.894cm" svg:y2="43.97cm" draw:start-shape="id1751" draw:start-glue-point="0" draw:end-shape="id1690" draw:end-glue-point="4" svg:d="m149206 45470v-750h3688v-750">
          <text:p/>
        </draw:connector>
        <draw:connector draw:style-name="data_20_member_20__28_pointer_29_" draw:layer="layout" svg:x1="131.491cm" svg:y1="42.567cm" svg:x2="147.491cm" svg:y2="45.758cm" draw:start-shape="id1752" draw:start-glue-point="4" draw:end-shape="id1751" draw:end-glue-point="3" svg:d="m131491 42567h8000v3191h8000">
          <text:p/>
        </draw:connector>
        <draw:custom-shape draw:style-name="gr1" draw:text-style-name="P1" xml:id="id1753" draw:id="id1753" draw:layer="layout" svg:width="3.011cm" svg:height="0.981cm" svg:x="121.155cm" svg:y="40.877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4.166cm" svg:y1="41.367cm" svg:x2="128.175cm" svg:y2="42.124cm" draw:start-shape="id1753" draw:start-glue-point="1" draw:end-shape="id1752" draw:end-glue-point="3" svg:d="m124166 41367h2004v757h2005">
          <text:p/>
        </draw:connector>
        <draw:connector draw:style-name="data_20_member_20__28_pointer_29_" draw:layer="layout" svg:x1="106.67cm" svg:y1="37.438cm" svg:x2="121.155cm" svg:y2="41.367cm" draw:start-shape="id1748" draw:start-glue-point="5" draw:end-shape="id1753" svg:d="m106670 37438h7242v3929h7243">
          <text:p/>
        </draw:connector>
        <draw:custom-shape draw:style-name="gr1" draw:text-style-name="P1" xml:id="id1754" draw:id="id1754" draw:layer="layout" svg:width="4.241cm" svg:height="0.681cm" svg:x="121.337cm" svg:y="43.951cm">
          <text:p text:style-name="P1">ObjectContactOfPageView</text:p>
          <draw:enhanced-geometry svg:viewBox="0 0 21600 21600" draw:type="rectangle" draw:enhanced-path="M 0 0 L 21600 0 21600 21600 0 21600 0 0 Z N"/>
        </draw:custom-shape>
        <draw:connector draw:style-name="inheritance_20__28_public_29_" draw:layer="layout" svg:x1="123.457cm" svg:y1="43.951cm" svg:x2="122.66cm" svg:y2="41.858cm" draw:start-shape="id1754" draw:start-glue-point="0" draw:end-shape="id1753" svg:d="m123457 43951v-1047h-797v-1046">
          <text:p/>
        </draw:connector>
        <draw:custom-shape draw:style-name="gr1" draw:text-style-name="P1" xml:id="id1755" draw:id="id1755" draw:layer="layout" svg:width="5.183cm" svg:height="0.785cm" svg:x="151.592cm" svg:y="58.646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4.183cm" svg:y1="58.646cm" svg:x2="151.438cm" svg:y2="53.617cm" draw:start-shape="id1755" draw:start-glue-point="0" draw:end-shape="id1689" draw:end-glue-point="9" svg:d="m154183 58646v-2515h-2745v-2514">
          <text:p/>
        </draw:connector>
        <draw:custom-shape draw:style-name="gr1" draw:text-style-name="P1" xml:id="id1756" draw:id="id1756" draw:layer="layout" svg:width="4.242cm" svg:height="0.68cm" svg:x="149.837cm" svg:y="61.839cm">
          <text:p text:style-name="P1">OverlayAnimatedBitmapEx</text:p>
          <draw:enhanced-geometry svg:viewBox="0 0 21600 21600" draw:type="rectangle" draw:enhanced-path="M 0 0 L 21600 0 21600 21600 0 21600 0 0 Z N"/>
        </draw:custom-shape>
        <draw:connector draw:style-name="inheritance_20__28_public_29_" draw:layer="layout" svg:x1="151.958cm" svg:y1="61.839cm" svg:x2="152.352cm" svg:y2="59.43cm" draw:start-shape="id1756" draw:start-glue-point="0" draw:end-shape="id1755" draw:end-glue-point="4" svg:d="m151958 61839v-1204h394v-1205">
          <text:p/>
        </draw:connector>
        <draw:custom-shape draw:style-name="gr1" draw:text-style-name="P1" xml:id="id1757" draw:id="id1757"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757" draw:start-glue-point="0" draw:end-shape="id1618" draw:end-glue-point="5" svg:d="m49866 75570v-2710h3294v-2711">
          <text:p/>
        </draw:connector>
        <draw:custom-shape draw:style-name="gr1" draw:text-style-name="P1" xml:id="id1758" draw:id="id1758"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758" draw:start-glue-point="0" draw:end-shape="id1618" draw:end-glue-point="6" svg:d="m52493 74387v-2119h1470v-2119">
          <text:p/>
        </draw:connector>
        <draw:custom-shape draw:style-name="gr1" draw:text-style-name="P1" xml:id="id1760" draw:id="id1760"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xml:id="id1761" draw:id="id1761"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xml:id="id1759" draw:id="id1759"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759" draw:start-glue-point="0" draw:end-shape="id1618" draw:end-glue-point="7" svg:d="m55682 73272v-1561h-993v-1562">
          <text:p/>
        </draw:connector>
        <draw:connector draw:style-name="inheritance_20__28_public_29_" draw:layer="layout" svg:x1="58.213cm" svg:y1="74.439cm" svg:x2="55.57cm" svg:y2="70.149cm" draw:start-shape="id1760" draw:start-glue-point="0" draw:end-shape="id1618" draw:end-glue-point="8" svg:d="m58213 74439v-2145h-2643v-2145">
          <text:p/>
        </draw:connector>
        <draw:connector draw:style-name="inheritance_20__28_public_29_" draw:layer="layout" svg:x1="60.987cm" svg:y1="73.298cm" svg:x2="56.374cm" svg:y2="70.149cm" draw:start-shape="id1761" draw:start-glue-point="0" draw:end-shape="id1618" draw:end-glue-point="9" svg:d="m60987 73298v-1574h-4613v-1575">
          <text:p/>
        </draw:connector>
        <draw:custom-shape draw:style-name="gr1" draw:text-style-name="P1" xml:id="id1763" draw:id="id1763"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xml:id="id1762" draw:id="id1762"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xml:id="id1764" draw:id="id1764"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762" draw:start-glue-point="0" draw:end-shape="id1763" draw:end-glue-point="4" svg:d="m29819 85247v-921h2139v-920">
          <text:p/>
        </draw:connector>
        <draw:connector draw:style-name="inheritance_20__28_public_29_" draw:layer="layout" svg:x1="35.548cm" svg:y1="85.274cm" svg:x2="33.952cm" svg:y2="83.406cm" draw:start-shape="id1764" draw:start-glue-point="0" draw:end-shape="id1763" draw:end-glue-point="5" svg:d="m35548 85274v-934h-1596v-934">
          <text:p/>
        </draw:connector>
        <draw:custom-shape draw:style-name="gr2" xml:id="id1765" draw:id="id1765"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763" draw:start-glue-point="0" draw:end-shape="id1765" draw:end-glue-point="2" svg:d="m32942 82706v-959h4898v-959">
          <text:p/>
        </draw:connector>
        <draw:custom-shape draw:style-name="gr1" draw:text-style-name="P1" xml:id="id1766" draw:id="id1766"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763" draw:start-glue-point="1" draw:end-shape="id1766" draw:end-glue-point="3" svg:d="m35093 83056h1620v-52h1620">
          <text:p>mpImpl</text:p>
        </draw:connector>
        <draw:custom-shape draw:style-name="gr1" draw:text-style-name="P1" xml:id="id1767" draw:id="id1767"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766" draw:start-glue-point="4" draw:end-shape="id1767" draw:end-glue-point="3" svg:d="m43465 82733h2009v-573h2009">
          <text:p>mpTextParagraph</text:p>
          <text:p>mxParagraph</text:p>
        </draw:connector>
        <draw:custom-shape draw:style-name="class_20__28_external_20_module_29_" xml:id="id1768" draw:id="id1768"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767" draw:start-glue-point="4" draw:end-shape="id1768"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xml:id="id1770" draw:id="id1770"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xml:id="id1769" draw:id="id1769"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769" draw:start-glue-point="0" draw:end-shape="id1770" draw:end-glue-point="4" svg:d="m64730 82161v-2034h1518v-2035">
          <text:p/>
        </draw:connector>
        <draw:custom-shape draw:style-name="gr1" draw:text-style-name="P1" xml:id="id1771" draw:id="id1771"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771" draw:start-glue-point="5" draw:end-shape="id1770" draw:end-glue-point="5" svg:d="m71015 81358v-1633h-3808v-1633">
          <text:p/>
        </draw:connector>
        <draw:custom-shape draw:style-name="gr1" draw:text-style-name="P1" xml:id="id1772" draw:id="id1772"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771" draw:start-glue-point="4" draw:end-shape="id1772" draw:end-glue-point="5" svg:d="m68814 81358v-1736h-5548v-1736">
          <text:p/>
        </draw:connector>
        <draw:custom-shape draw:style-name="gr1" draw:text-style-name="P1" xml:id="id1773" draw:id="id1773"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773" draw:start-glue-point="0" draw:end-shape="id1772" draw:end-glue-point="4" svg:d="m57463 81695v-2722h3161v-1086">
          <text:p/>
        </draw:connector>
        <draw:connector draw:style-name="inheritance_20__28_public_29_" draw:layer="layout" svg:x1="59.536cm" svg:y1="82.802cm" svg:x2="62.54cm" svg:y2="82.524cm" draw:start-shape="id1773" draw:start-glue-point="5" draw:end-shape="id1769" draw:end-glue-point="3" svg:d="m59536 82802h1502v-278h1502">
          <text:p/>
        </draw:connector>
        <draw:connector draw:style-name="data_20_member_20__28_pointer_29_" draw:layer="layout" svg:x1="52.071cm" svg:y1="82.16cm" svg:x2="55.39cm" svg:y2="82.032cm" draw:start-shape="id1767" draw:start-glue-point="1" draw:end-shape="id1773" draw:end-glue-point="6" svg:d="m52071 82160h1659v-128h1660">
          <text:p/>
        </draw:connector>
        <draw:connector draw:style-name="data_20_member" draw:layer="layout" svg:x1="43.465cm" svg:y1="83.248cm" svg:x2="55.39cm" svg:y2="82.756cm" draw:start-shape="id1766" draw:start-glue-point="5" draw:end-shape="id1773" draw:end-glue-point="7" svg:d="m43465 83248h5962v-492h5963">
          <text:p>GetEditSource()</text:p>
        </draw:connector>
        <draw:connector draw:style-name="data_20_member_20__28_pointer_29_" draw:layer="layout" svg:x1="59.536cm" svg:y1="82.013cm" svg:x2="60.052cm" svg:y2="77.549cm" draw:start-shape="id1773" draw:start-glue-point="4" draw:end-shape="id1772"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xml:id="id1774" draw:id="id1774" draw:layer="layout" svg:width="4.462cm" svg:height="0.909cm" svg:x="146.489cm" svg:y="60.146cm">
          <text:p text:style-name="P1">OverlayPolyPolygonStriped</text:p>
          <draw:enhanced-geometry svg:viewBox="0 0 21600 21600" draw:type="rectangle" draw:enhanced-path="M 0 0 L 21600 0 21600 21600 0 21600 0 0 Z N"/>
        </draw:custom-shape>
        <draw:connector draw:style-name="inheritance_20__28_public_29_" draw:layer="layout" svg:x1="148.72cm" svg:y1="60.146cm" svg:x2="150.856cm" svg:y2="53.617cm" draw:start-shape="id1774" draw:start-glue-point="0" draw:end-shape="id1689" draw:end-glue-point="8" svg:d="m148720 60146v-3265h2136v-3264">
          <text:p/>
        </draw:connector>
        <draw:custom-shape draw:style-name="gr1" draw:text-style-name="P1" xml:id="id1775" draw:id="id1775"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775" draw:start-glue-point="0" draw:end-shape="id1633" draw:end-glue-point="5" svg:d="m35706 10176v-2485h-334v-2484">
          <text:p/>
        </draw:connector>
        <draw:frame draw:style-name="gr54"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xml:id="id1776" draw:id="id1776"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775" draw:start-glue-point="4" draw:end-shape="id1776" draw:end-glue-point="3" svg:d="m37703 10457h764v151h763">
          <text:p/>
        </draw:connector>
        <draw:custom-shape draw:style-name="class_20__28_external_20_module_29_" xml:id="id1777" draw:id="id1777"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776" draw:start-glue-point="4" draw:end-shape="id1777" draw:end-glue-point="3" svg:d="m42792 10304h852v-777h852">
          <text:p/>
        </draw:connector>
        <draw:custom-shape draw:style-name="class_20__28_external_20_module_29_" xml:id="id1778" draw:id="id1778"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776" draw:start-glue-point="1" draw:end-shape="id1778" draw:end-glue-point="3" svg:d="m42792 10608h852v-88h852">
          <text:p/>
        </draw:connector>
        <draw:custom-shape draw:style-name="class_20__28_external_20_module_29_" xml:id="id1779" draw:id="id1779"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776" draw:start-glue-point="5" draw:end-shape="id1779" draw:end-glue-point="3" svg:d="m42792 10938h852v523h852">
          <text:p/>
        </draw:connector>
        <draw:custom-shape draw:style-name="gr1" draw:text-style-name="P1" xml:id="id1786" draw:id="id1786"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xml:id="id1780" draw:id="id1780"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xml:id="id1781" draw:id="id1781"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xml:id="id1782" draw:id="id1782"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xml:id="id1783" draw:id="id1783"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780" draw:start-glue-point="0" draw:end-shape="id1727" draw:end-glue-point="13" svg:d="m101668 63713v-1258h-2212v-1258">
          <text:p/>
        </draw:connector>
        <draw:connector draw:style-name="inheritance_20__28_public_29_" draw:layer="layout" svg:x1="97.883cm" svg:y1="64.956cm" svg:x2="98.268cm" svg:y2="61.197cm" draw:start-shape="id1781" draw:start-glue-point="0" draw:end-shape="id1727" draw:end-glue-point="11" svg:d="m97883 64956v-1880h385v-1879">
          <text:p/>
        </draw:connector>
        <draw:connector draw:style-name="inheritance_20__28_public_29_" draw:layer="layout" svg:x1="99.179cm" svg:y1="63.343cm" svg:x2="98.927cm" svg:y2="61.197cm" draw:start-shape="id1782" draw:start-glue-point="0" draw:end-shape="id1727" draw:end-glue-point="12" svg:d="m99179 63343v-1073h-252v-1073">
          <text:p/>
        </draw:connector>
        <draw:connector draw:style-name="inheritance_20__28_public_29_" draw:layer="layout" svg:x1="94.286cm" svg:y1="62.919cm" svg:x2="97.712cm" svg:y2="61.197cm" draw:start-shape="id1783" draw:start-glue-point="0" draw:end-shape="id1727" draw:end-glue-point="10" svg:d="m94286 62919v-861h3426v-861">
          <text:p/>
        </draw:connector>
        <draw:custom-shape draw:style-name="gr1" draw:text-style-name="P1" xml:id="id1784" draw:id="id1784"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xml:id="id1785" draw:id="id1785"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784" draw:start-glue-point="0" draw:end-shape="id1780" draw:end-glue-point="5" svg:d="m106746 65884v-729h-4617v-728">
          <text:p/>
        </draw:connector>
        <draw:connector draw:style-name="inheritance_20__28_public_29_" draw:layer="layout" svg:x1="100.026cm" svg:y1="66.201cm" svg:x2="101.178cm" svg:y2="64.427cm" draw:start-shape="id1785" draw:start-glue-point="0" draw:end-shape="id1780" draw:end-glue-point="4" svg:d="m100026 66201v-887h1152v-887">
          <text:p/>
        </draw:connector>
        <draw:custom-shape draw:style-name="gr1" draw:text-style-name="P1" xml:id="id1787" draw:id="id1787"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xml:id="id1788" draw:id="id1788"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xml:id="id1789" draw:id="id1789"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xml:id="id1790" draw:id="id1790"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xml:id="id1791" draw:id="id1791" draw:layer="layout" svg:width="2.274cm" svg:height="0.715cm" svg:x="123.311cm" svg:y="79.667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786" draw:start-glue-point="0" draw:end-shape="id1784" draw:end-glue-point="4" svg:d="m102459 73156v-3320h2820v-3320">
          <text:p/>
        </draw:connector>
        <draw:connector draw:style-name="inheritance_20__28_public_29_" draw:layer="layout" svg:x1="104.311cm" svg:y1="71.413cm" svg:x2="105.835cm" svg:y2="66.516cm" draw:start-shape="id1787" draw:start-glue-point="0" draw:end-shape="id1784" draw:end-glue-point="5" svg:d="m104311 71413v-2449h1524v-2448">
          <text:p/>
        </draw:connector>
        <draw:connector draw:style-name="inheritance_20__28_public_29_" draw:layer="layout" svg:x1="106.654cm" svg:y1="70.276cm" svg:x2="106.417cm" svg:y2="66.516cm" draw:start-shape="id1788" draw:start-glue-point="0" draw:end-shape="id1784" draw:end-glue-point="6" svg:d="m106654 70276v-1880h-237v-1880">
          <text:p/>
        </draw:connector>
        <draw:connector draw:style-name="inheritance_20__28_public_29_" draw:layer="layout" svg:x1="108.769cm" svg:y1="71.387cm" svg:x2="107.209cm" svg:y2="66.516cm" draw:start-shape="id1789" draw:start-glue-point="0" draw:end-shape="id1784" draw:end-glue-point="7" svg:d="m108769 71387v-2436h-1560v-2435">
          <text:p/>
        </draw:connector>
        <draw:connector draw:style-name="inheritance_20__28_public_29_" draw:layer="layout" svg:x1="110.515cm" svg:y1="70.435cm" svg:x2="107.791cm" svg:y2="66.516cm" draw:start-shape="id1790" draw:start-glue-point="0" draw:end-shape="id1784" draw:end-glue-point="8" svg:d="m110515 70435v-1960h-2724v-1959">
          <text:p/>
        </draw:connector>
        <draw:connector draw:style-name="inheritance_20__28_public_29_" draw:layer="layout" svg:x1="124.448cm" svg:y1="79.667cm" svg:x2="108.32cm" svg:y2="66.516cm" draw:start-shape="id1791" draw:start-glue-point="0" draw:end-shape="id1784" draw:end-glue-point="9" svg:d="m124448 79667v-6576h-16128v-6575">
          <text:p/>
        </draw:connector>
        <draw:custom-shape draw:style-name="namespace" draw:layer="layout" svg:width="7.408cm" svg:height="2.223cm" svg:x="122.529cm" svg:y="79.135cm">
          <text:p>table</text:p>
          <draw:enhanced-geometry svg:viewBox="0 0 21600 21600" draw:type="rectangle" draw:enhanced-path="M 0 0 L 21600 0 21600 21600 0 21600 0 0 Z N"/>
        </draw:custom-shape>
        <draw:custom-shape draw:style-name="namespace" draw:layer="layout" svg:width="11.88cm" svg:height="13.388cm" svg:x="120.928cm" svg:y="59.157cm">
          <text:p>properties</text:p>
          <draw:enhanced-geometry svg:viewBox="0 0 21600 21600" draw:type="rectangle" draw:enhanced-path="M 0 0 L 21600 0 21600 21600 0 21600 0 0 Z N"/>
        </draw:custom-shape>
        <draw:custom-shape draw:style-name="gr3" xml:id="id1792" draw:id="id1792" draw:layer="layout" svg:width="2.725cm" svg:height="0.635cm" svg:x="125.505cm" svg:y="59.791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60.127cm" svg:x2="125.505cm" svg:y2="60.108cm" draw:start-shape="id1727" draw:start-glue-point="6" draw:end-shape="id1792" draw:end-glue-point="3" svg:d="m99801 60127h12852v-19h12852">
          <text:p/>
        </draw:connector>
        <draw:custom-shape draw:style-name="gr3" xml:id="id1793" draw:id="id1793" draw:layer="layout" svg:width="2.725cm" svg:height="0.635cm" svg:x="123.628cm" svg:y="61.514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xml:id="id1794" draw:id="id1794" draw:layer="layout" svg:width="2.725cm" svg:height="0.635cm" svg:x="127.861cm" svg:y="61.699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24.99cm" svg:y1="61.514cm" svg:x2="126.273cm" svg:y2="60.425cm" draw:start-shape="id1793" draw:start-glue-point="0" draw:end-shape="id1792" draw:end-glue-point="4" svg:d="m124990 61514v-545h1283v-544">
          <text:p/>
        </draw:connector>
        <draw:connector draw:style-name="inheritance_20__28_public_29_" draw:layer="layout" svg:x1="129.223cm" svg:y1="61.699cm" svg:x2="127.515cm" svg:y2="60.425cm" draw:start-shape="id1794" draw:start-glue-point="0" draw:end-shape="id1792" draw:end-glue-point="5" svg:d="m129223 61699v-637h-1708v-637">
          <text:p/>
        </draw:connector>
        <draw:custom-shape draw:style-name="gr3" xml:id="id1795" draw:id="id1795" draw:layer="layout" svg:width="2.987cm" svg:height="0.635cm" svg:x="122.147cm" svg:y="63.233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xml:id="id1796" draw:id="id1796" draw:layer="layout" svg:width="2.987cm" svg:height="0.635cm" svg:x="125.746cm" svg:y="63.18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23.64cm" svg:y1="63.233cm" svg:x2="124.396cm" svg:y2="62.148cm" draw:start-shape="id1795" draw:start-glue-point="0" draw:end-shape="id1793" draw:end-glue-point="4" svg:d="m123640 63233v-543h756v-542">
          <text:p/>
        </draw:connector>
        <draw:connector draw:style-name="inheritance_20__28_public_29_" draw:layer="layout" svg:x1="127.239cm" svg:y1="63.18cm" svg:x2="125.638cm" svg:y2="62.148cm" draw:start-shape="id1796" draw:start-glue-point="0" draw:end-shape="id1793" draw:end-glue-point="5" svg:d="m127239 63180v-516h-1601v-516">
          <text:p/>
        </draw:connector>
        <draw:custom-shape draw:style-name="gr3" xml:id="id1798" draw:id="id1798" draw:layer="layout" svg:width="2.591cm" svg:height="0.635cm" svg:x="124.741cm" svg:y="64.602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xml:id="id1797" draw:id="id1797" draw:layer="layout" svg:width="4.416cm" svg:height="0.635cm" svg:x="121.41cm" svg:y="65.837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23.618cm" svg:y1="65.837cm" svg:x2="122.988cm" svg:y2="63.867cm" draw:start-shape="id1797" draw:start-glue-point="0" draw:end-shape="id1795" draw:end-glue-point="4" svg:d="m123618 65837v-985h-630v-985">
          <text:p/>
        </draw:connector>
        <draw:connector draw:style-name="inheritance_20__28_public_29_" draw:layer="layout" svg:x1="126.036cm" svg:y1="64.602cm" svg:x2="124.351cm" svg:y2="63.867cm" draw:start-shape="id1798" draw:start-glue-point="0" draw:end-shape="id1795" draw:end-glue-point="5" svg:d="m126036 64602v-368h-1685v-367">
          <text:p/>
        </draw:connector>
        <draw:custom-shape draw:style-name="gr3" xml:id="id1799" draw:id="id1799" draw:layer="layout" svg:width="3.411cm" svg:height="0.635cm" svg:x="121.543cm" svg:y="68.722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23.248cm" svg:y1="68.722cm" svg:x2="121.885cm" svg:y2="66.471cm" draw:start-shape="id1799" draw:start-glue-point="0" draw:end-shape="id1797" draw:end-glue-point="6" svg:d="m123248 68722v-1126h-1363v-1125">
          <text:p/>
        </draw:connector>
        <draw:connector draw:style-name="data_20_member_20__28_pointer_29_" draw:layer="layout" draw:line-skew="4.114cm" svg:x1="103.477cm" svg:y1="73.555cm" svg:x2="121.543cm" svg:y2="69.039cm" draw:start-shape="id1786" draw:start-glue-point="4" draw:end-shape="id1799" draw:end-glue-point="3" svg:d="m103477 73555h13147v-4516h4919">
          <text:p/>
        </draw:connector>
        <draw:custom-shape draw:style-name="gr1" draw:text-style-name="P1" xml:id="id1800" draw:id="id1800" draw:layer="layout" svg:width="3.332cm" svg:height="0.735cm" svg:x="80.11cm" svg:y="77.391cm">
          <draw:glue-point draw:id="4" svg:x="-2.205cm" svg:y="5.006cm"/>
          <draw:glue-point draw:id="5" svg:x="2.647cm" svg:y="5.006cm"/>
          <text:p text:style-name="P1">SvxMSDffManager</text:p>
          <draw:enhanced-geometry svg:viewBox="0 0 21600 21600" draw:type="rectangle" draw:enhanced-path="M 0 0 L 21600 0 21600 21600 0 21600 0 0 Z N"/>
        </draw:custom-shape>
        <draw:custom-shape draw:style-name="gr1" draw:text-style-name="P1" xml:id="id1801" draw:id="id1801" draw:layer="layout" svg:width="2.964cm" svg:height="0.76cm" svg:x="81.114cm" svg:y="75.284cm">
          <text:p text:style-name="P1">DffPropertyReader</text:p>
          <draw:enhanced-geometry svg:viewBox="0 0 21600 21600" draw:type="rectangle" draw:enhanced-path="M 0 0 L 21600 0 21600 21600 0 21600 0 0 Z N"/>
        </draw:custom-shape>
        <draw:connector draw:style-name="inheritance_20__28_public_29_" draw:layer="layout" svg:x1="81.776cm" svg:y1="77.391cm" svg:x2="82.596cm" svg:y2="76.044cm" draw:start-shape="id1800" draw:start-glue-point="0" draw:end-shape="id1801" svg:d="m81776 77391v-674h820v-673">
          <text:p/>
        </draw:connector>
        <draw:custom-shape draw:style-name="gr1" draw:text-style-name="P1" xml:id="id1802" draw:id="id1802" draw:layer="layout" svg:width="2.278cm" svg:height="0.784cm" svg:x="82.119cm" svg:y="73.202cm">
          <text:p text:style-name="P1">DffPropSet</text:p>
          <draw:enhanced-geometry svg:viewBox="0 0 21600 21600" draw:type="rectangle" draw:enhanced-path="M 0 0 L 21600 0 21600 21600 0 21600 0 0 Z N"/>
        </draw:custom-shape>
        <draw:connector draw:style-name="inheritance_20__28_public_29_" draw:layer="layout" svg:x1="82.596cm" svg:y1="75.284cm" svg:x2="83.258cm" svg:y2="73.986cm" draw:start-shape="id1801" draw:start-glue-point="0" draw:end-shape="id1802" draw:end-glue-point="2" svg:d="m82596 75284v-649h662v-649">
          <text:p/>
        </draw:connector>
        <draw:custom-shape draw:style-name="class_20__28_external_20_module_29_" xml:id="id1803" draw:id="id1803" draw:layer="layout" svg:width="1.887cm" svg:height="0.612cm" svg:x="82.608cm" svg:y="71.634cm">
          <text:p>Table</text:p>
          <draw:enhanced-geometry svg:viewBox="0 0 21600 21600" draw:type="rectangle" draw:enhanced-path="M 0 0 L 21600 0 21600 21600 0 21600 0 0 Z N"/>
        </draw:custom-shape>
        <draw:connector draw:style-name="inheritance_20__28_public_29_" draw:layer="layout" svg:x1="83.258cm" svg:y1="73.202cm" svg:x2="83.551cm" svg:y2="72.246cm" draw:start-shape="id1802" draw:start-glue-point="0" draw:end-shape="id1803" draw:end-glue-point="2" svg:d="m83258 73202v-478h293v-478">
          <text:p/>
        </draw:connector>
        <draw:custom-shape draw:style-name="gr1" draw:text-style-name="P1" xml:id="id1804" draw:id="id1804" draw:layer="layout" svg:width="2.915cm" svg:height="0.661cm" svg:x="78.641cm" svg:y="80.037cm">
          <text:p text:style-name="P1">SdrEscherImport</text:p>
          <draw:enhanced-geometry svg:viewBox="0 0 21600 21600" draw:type="rectangle" draw:enhanced-path="M 0 0 L 21600 0 21600 21600 0 21600 0 0 Z N"/>
        </draw:custom-shape>
        <draw:custom-shape draw:style-name="class_20__28_external_20_module_29_" xml:id="id1805" draw:id="id1805" draw:layer="layout" svg:width="4.189cm" svg:height="0.661cm" svg:x="82.535cm" svg:y="80.11cm">
          <text:p>XclImpSimpleDffManager</text:p>
          <draw:enhanced-geometry svg:viewBox="0 0 21600 21600" draw:type="rectangle" draw:enhanced-path="M 0 0 L 21600 0 21600 21600 0 21600 0 0 Z N"/>
        </draw:custom-shape>
        <draw:connector draw:style-name="inheritance_20__28_public_29_" draw:layer="layout" svg:x1="80.098cm" svg:y1="80.037cm" svg:x2="81.042cm" svg:y2="78.125cm" draw:start-shape="id1804" draw:start-glue-point="0" draw:end-shape="id1800" draw:end-glue-point="4" svg:d="m80098 80037v-956h944v-956">
          <text:p/>
        </draw:connector>
        <draw:connector draw:style-name="inheritance_20__28_public_29_" draw:layer="layout" svg:x1="84.629cm" svg:y1="80.11cm" svg:x2="82.657cm" svg:y2="78.125cm" draw:start-shape="id1805" draw:start-glue-point="0" draw:end-shape="id1800" draw:end-glue-point="5" svg:d="m84629 80110v-993h-1972v-992">
          <text:p/>
        </draw:connector>
        <draw:custom-shape draw:style-name="gr5" xml:id="id1806" draw:id="id1806" draw:layer="layout" svg:width="2.327cm" svg:height="0.71cm" svg:x="87.214cm" svg:y="73.545cm">
          <text:p>DffPropFlags</text:p>
          <draw:enhanced-geometry svg:viewBox="0 0 21600 21600" draw:type="rectangle" draw:enhanced-path="M 0 0 L 21600 0 21600 21600 0 21600 0 0 Z N"/>
        </draw:custom-shape>
        <draw:connector draw:style-name="data_20_member_20__28_multiple_20_pointers_29_" draw:layer="layout" svg:x1="84.397cm" svg:y1="73.594cm" svg:x2="87.214cm" svg:y2="73.9cm" draw:start-shape="id1802" draw:start-glue-point="1" draw:end-shape="id1806" draw:end-glue-point="3" svg:d="m84397 73594h1408v306h1409">
          <text:p>mpFlags</text:p>
        </draw:connector>
        <draw:custom-shape draw:style-name="gr1" draw:text-style-name="P1" xml:id="id1807" draw:id="id1807" draw:layer="layout" svg:width="3.043cm" svg:height="0.714cm" svg:x="25.452cm" svg:y="71.306cm">
          <text:p text:style-name="P1">SvxLinkManager</text:p>
          <draw:enhanced-geometry svg:viewBox="0 0 21600 21600" draw:type="rectangle" draw:enhanced-path="M 0 0 L 21600 0 21600 21600 0 21600 0 0 Z N"/>
        </draw:custom-shape>
        <draw:custom-shape draw:style-name="class_20__28_external_20_module_29_" xml:id="id1808" draw:id="id1808" draw:layer="layout" svg:width="2.352cm" svg:height="0.714cm" svg:x="25.852cm" svg:y="68.925cm">
          <text:p>LinkManager</text:p>
          <draw:enhanced-geometry svg:viewBox="0 0 21600 21600" draw:type="rectangle" draw:enhanced-path="M 0 0 L 21600 0 21600 21600 0 21600 0 0 Z N"/>
        </draw:custom-shape>
        <draw:connector draw:style-name="inheritance_20__28_public_29_" draw:layer="layout" svg:x1="26.973cm" svg:y1="71.306cm" svg:x2="27.028cm" svg:y2="69.639cm" draw:start-shape="id1807" draw:start-glue-point="0" draw:end-shape="id1808" draw:end-glue-point="2" svg:d="m26973 71306v-833h55v-834">
          <text:p/>
        </draw:connector>
        <draw:custom-shape draw:style-name="class_20__28_external_20_module_29_" xml:id="id1810" draw:id="id1810" draw:layer="layout" svg:width="2.747cm" svg:height="0.636cm" svg:x="30.537cm" svg:y="65.707cm">
          <draw:glue-point draw:id="4" svg:x="-3.511cm" svg:y="5.015cm"/>
          <draw:glue-point draw:id="5" svg:x="-1.248cm" svg:y="5.015cm"/>
          <draw:glue-point draw:id="6" svg:x="1.428cm" svg:y="5.015cm"/>
          <draw:glue-point draw:id="7" svg:x="3.631cm" svg:y="5.015cm"/>
          <text:p>SvLinkSource</text:p>
          <draw:enhanced-geometry svg:viewBox="0 0 21600 21600" draw:type="rectangle" draw:enhanced-path="M 0 0 L 21600 0 21600 21600 0 21600 0 0 Z N"/>
        </draw:custom-shape>
        <draw:custom-shape draw:style-name="class" xml:id="id1809" draw:id="id1809" draw:layer="layout" svg:width="2.678cm" svg:height="0.607cm" svg:x="30.835cm" svg:y="70.459cm">
          <text:p>SvxInternalLink</text:p>
          <draw:enhanced-geometry svg:viewBox="0 0 21600 21600" draw:type="rectangle" draw:enhanced-path="M 0 0 L 21600 0 21600 21600 0 21600 0 0 Z N"/>
        </draw:custom-shape>
        <draw:connector draw:style-name="inheritance_20__28_public_29_" draw:layer="layout" svg:x1="32.174cm" svg:y1="70.459cm" svg:x2="31.91cm" svg:y2="66.343cm" draw:start-shape="id1809" draw:start-glue-point="0" draw:end-shape="id1810" draw:end-glue-point="2" svg:d="m32174 70459v-2058h-264v-2058">
          <text:p/>
        </draw:connector>
        <draw:frame draw:style-name="annotation" draw:layer="layout" svg:width="8.943cm" svg:height="2.692cm" svg:x="30.163cm" svg:y="72.053cm">
          <draw:text-box>
            <text:p><text:span text:style-name="T1">SvxInternalLink</text:span> represents an internal DDE link. <text:s/>Its Connect() method tries to find an object shell instance for the document located at specified URL. <text:s/>It first tries to see if the document is already loaded, in which case it re-uses that shell instance. <text:s/>If the linked document is not in memory, it loads it from the disk but keeps it hidden.</text:p>
          </draw:text-box>
        </draw:frame>
        <draw:custom-shape draw:style-name="class" xml:id="id1811" draw:id="id1811" draw:layer="layout" svg:width="2.572cm" svg:height="0.607cm" svg:x="82.654cm" svg:y="66.781cm">
          <text:p>FmFormModel</text:p>
          <draw:enhanced-geometry svg:viewBox="0 0 21600 21600" draw:type="rectangle" draw:enhanced-path="M 0 0 L 21600 0 21600 21600 0 21600 0 0 Z N"/>
        </draw:custom-shape>
        <draw:custom-shape draw:style-name="gr1" draw:text-style-name="P1" xml:id="id1812" draw:id="id1812" draw:layer="layout" svg:width="2.064cm" svg:height="1.428cm" svg:x="82.92cm" svg:y="64.082cm">
          <draw:glue-point draw:id="4" svg:x="5.004cm" svg:y="2.969cm"/>
          <text:p text:style-name="P1">SdrModel</text:p>
          <draw:enhanced-geometry svg:viewBox="0 0 21600 21600" draw:type="rectangle" draw:enhanced-path="M 0 0 L 21600 0 21600 21600 0 21600 0 0 Z N"/>
        </draw:custom-shape>
        <draw:connector draw:style-name="inheritance_20__28_public_29_" draw:layer="layout" svg:x1="83.94cm" svg:y1="66.781cm" svg:x2="83.952cm" svg:y2="65.51cm" draw:start-shape="id1811" draw:start-glue-point="0" draw:end-shape="id1812" draw:end-glue-point="2" svg:d="m83940 66781v-636h12v-635">
          <text:p/>
        </draw:connector>
        <draw:frame draw:style-name="annotation" draw:layer="layout" svg:width="8.678cm" svg:height="4.861cm" svg:x="80.223cm" svg:y="58.639cm">
          <draw:text-box>
            <text:p><text:span text:style-name="T1">SdrModel</text:span> implements the guts of the drawing layer used in all applications. <text:s/>In a nutshell, the drawing layer consists of multiple “pages” implemented by <text:span text:style-name="T1">SdrPage</text:span>, and each page object stores the actual drawing objects on those pages. <text:s/>In Calc, for instance, the drawing layer pages are mapped to the sheet instances.</text:p>
            <text:p/>
            <text:p>Each drawing object, implemented by <text:span text:style-name="T1">SdrObject</text:span>, is allowed to have custom object data, which are categorized by the inventor type, identifier, and version. <text:s/>Each custom data associated with a drawing object is a sub-class of <text:span text:style-name="T1">SdrObjUserData</text:span>.</text:p>
          </draw:text-box>
        </draw:frame>
        <draw:connector draw:style-name="data_20_member_20__28_multiple_20_pointers_29_" draw:layer="layout" svg:x1="84.984cm" svg:y1="65.219cm" svg:x2="91.201cm" svg:y2="65.707cm" draw:start-shape="id1812" draw:start-glue-point="4" draw:end-shape="id1742" draw:end-glue-point="3" svg:d="m84984 65219h3109v488h3108">
          <text:p>maPages</text:p>
        </draw:connector>
        <draw:custom-shape draw:style-name="gr1" draw:text-style-name="P1" xml:id="id1813" draw:id="id1813" draw:layer="layout" svg:width="2.725cm" svg:height="0.634cm" svg:x="91.149cm" svg:y="67.099cm">
          <text:p text:style-name="P1">FmFormPage</text:p>
          <draw:enhanced-geometry svg:viewBox="0 0 21600 21600" draw:type="rectangle" draw:enhanced-path="M 0 0 L 21600 0 21600 21600 0 21600 0 0 Z N"/>
        </draw:custom-shape>
        <draw:connector draw:style-name="inheritance_20__28_public_29_" draw:layer="layout" svg:x1="92.511cm" svg:y1="67.099cm" svg:x2="92.264cm" svg:y2="66.044cm" draw:start-shape="id1813" draw:start-glue-point="0" draw:end-shape="id1742" draw:end-glue-point="2" svg:d="m92511 67099v-527h-247v-528">
          <text:p/>
        </draw:connector>
        <draw:custom-shape draw:style-name="gr1" draw:text-style-name="P1" xml:id="id1814" draw:id="id1814" draw:layer="layout" svg:width="3.255cm" svg:height="0.661cm" svg:x="106.203cm" svg:y="51.779cm">
          <text:p text:style-name="P1">SdrObjUserDataList</text:p>
          <draw:enhanced-geometry svg:viewBox="0 0 21600 21600" draw:type="rectangle" draw:enhanced-path="M 0 0 L 21600 0 21600 21600 0 21600 0 0 Z N"/>
        </draw:custom-shape>
        <draw:connector draw:style-name="data_20_member_20__28_pointer_29_" draw:layer="layout" svg:x1="103.969cm" svg:y1="52.573cm" svg:x2="106.203cm" svg:y2="52.109cm" draw:start-shape="id1729" draw:start-glue-point="4" draw:end-shape="id1814" draw:end-glue-point="3" svg:d="m103969 52573h1117v-464h1117">
          <text:p/>
        </draw:connector>
        <draw:custom-shape draw:style-name="gr1" draw:text-style-name="P1" xml:id="id1815" draw:id="id1815" draw:layer="layout" svg:width="2.672cm" svg:height="0.609cm" svg:x="110.702cm" svg:y="52.017cm">
          <text:p text:style-name="P1">SdrObjUserData</text:p>
          <draw:enhanced-geometry svg:viewBox="0 0 21600 21600" draw:type="rectangle" draw:enhanced-path="M 0 0 L 21600 0 21600 21600 0 21600 0 0 Z N"/>
        </draw:custom-shape>
        <draw:connector draw:style-name="data_20_member_20__28_multiple_20_pointers_29_" draw:layer="layout" svg:x1="109.458cm" svg:y1="52.109cm" svg:x2="110.702cm" svg:y2="52.321cm" draw:start-shape="id1814" draw:start-glue-point="1" draw:end-shape="id1815" draw:end-glue-point="3" svg:d="m109458 52109h622v212h622">
          <text:p/>
        </draw:connector>
      </draw:page>
      <draw:page draw:name="sw" draw:style-name="dp1" draw:master-page-name="Default">
        <office:forms form:automatic-focus="false" form:apply-design-mode="false"/>
        <draw:custom-shape draw:style-name="gr3" xml:id="id1816" draw:id="id1816" draw:layer="layout" svg:width="4.381cm" svg:height="1.011cm" svg:x="31.246cm" svg:y="27.783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class_20__28_external_20_module_29_" xml:id="id1817" draw:id="id1817" draw:layer="layout" svg:width="2.204cm" svg:height="1.011cm" svg:x="31.74cm" svg:y="24.933cm">
          <text:p>SvRefBase</text:p>
          <draw:enhanced-geometry svg:viewBox="0 0 21600 21600" draw:type="rectangle" draw:enhanced-path="M 0 0 L 21600 0 21600 21600 0 21600 0 0 Z N"/>
        </draw:custom-shape>
        <draw:custom-shape draw:style-name="gr1" draw:text-style-name="P1" xml:id="id1818" draw:id="id1818" draw:layer="layout" svg:width="2.773cm" svg:height="1.011cm" svg:x="28.37cm" svg:y="30.22cm">
          <text:p text:style-name="P3">SwASCWriter</text:p>
          <draw:enhanced-geometry svg:viewBox="0 0 21600 21600" draw:type="rectangle" draw:enhanced-path="M 0 0 L 21600 0 21600 21600 0 21600 0 0 Z N"/>
        </draw:custom-shape>
        <draw:custom-shape draw:style-name="gr1" draw:text-style-name="P1" xml:id="id1819" draw:id="id1819" draw:layer="layout" svg:width="2.773cm" svg:height="1.011cm" svg:x="31.948cm" svg:y="30.22cm">
          <text:p text:style-name="P3">SwHTMLWriter</text:p>
          <draw:enhanced-geometry svg:viewBox="0 0 21600 21600" draw:type="rectangle" draw:enhanced-path="M 0 0 L 21600 0 21600 21600 0 21600 0 0 Z N"/>
        </draw:custom-shape>
        <draw:custom-shape draw:style-name="gr1" draw:text-style-name="P1" xml:id="id1820" draw:id="id1820" draw:layer="layout" svg:width="2.773cm" svg:height="1.011cm" svg:x="35.472cm" svg:y="30.246cm">
          <text:p text:style-name="P3">SwRTFWriter</text:p>
          <draw:enhanced-geometry svg:viewBox="0 0 21600 21600" draw:type="rectangle" draw:enhanced-path="M 0 0 L 21600 0 21600 21600 0 21600 0 0 Z N"/>
        </draw:custom-shape>
        <draw:custom-shape draw:style-name="gr1" draw:text-style-name="P1" xml:id="id1821" draw:id="id1821" draw:layer="layout" svg:width="2.773cm" svg:height="1.011cm" svg:x="39.075cm" svg:y="30.247cm">
          <text:p text:style-name="P3">SwW4WWriter</text:p>
          <draw:enhanced-geometry svg:viewBox="0 0 21600 21600" draw:type="rectangle" draw:enhanced-path="M 0 0 L 21600 0 21600 21600 0 21600 0 0 Z N"/>
        </draw:custom-shape>
        <draw:connector draw:style-name="inheritance_20__28_public_29_" draw:layer="layout" svg:x1="33.436cm" svg:y1="27.783cm" svg:x2="32.842cm" svg:y2="25.944cm" draw:start-shape="id1816" draw:start-glue-point="0" draw:end-shape="id1817" draw:end-glue-point="2" svg:d="m33436 27783v-920h-594v-919">
          <text:p/>
        </draw:connector>
        <draw:connector draw:style-name="inheritance_20__28_public_29_" draw:layer="layout" svg:x1="29.756cm" svg:y1="30.22cm" svg:x2="31.974cm" svg:y2="28.792cm" draw:start-shape="id1818" draw:start-glue-point="0" draw:end-shape="id1816" draw:end-glue-point="4" svg:d="m29756 30220v-714h2218v-714">
          <text:p/>
        </draw:connector>
        <draw:connector draw:style-name="inheritance_20__28_public_29_" draw:layer="layout" svg:x1="33.334cm" svg:y1="30.22cm" svg:x2="32.829cm" svg:y2="28.792cm" draw:start-shape="id1819" draw:start-glue-point="0" draw:end-shape="id1816" draw:end-glue-point="5" svg:d="m33334 30220v-714h-505v-714">
          <text:p/>
        </draw:connector>
        <draw:connector draw:style-name="inheritance_20__28_public_29_" draw:layer="layout" draw:line-skew="0.047cm" svg:x1="36.858cm" svg:y1="30.246cm" svg:x2="34.071cm" svg:y2="28.792cm" draw:start-shape="id1820" draw:start-glue-point="0" draw:end-shape="id1816" draw:end-glue-point="6" svg:d="m36858 30246v-680h-2787v-774">
          <text:p/>
        </draw:connector>
        <draw:connector draw:style-name="inheritance_20__28_public_29_" draw:layer="layout" draw:line-skew="-0.337cm" svg:x1="40.461cm" svg:y1="30.247cm" svg:x2="34.926cm" svg:y2="28.792cm" draw:start-shape="id1821" draw:start-glue-point="0" draw:end-shape="id1816" draw:end-glue-point="7" svg:d="m40461 30247v-1064h-5535v-391">
          <text:p/>
        </draw:connector>
        <draw:custom-shape draw:style-name="gr3" draw:layer="layout" svg:width="3.007cm" svg:height="0.804cm" svg:x="39.152cm" svg:y="27.238cm">
          <text:p text:style-name="P2">SwIoSystem</text:p>
          <draw:enhanced-geometry svg:viewBox="0 0 21600 21600" draw:type="rectangle" draw:enhanced-path="M 0 0 L 21600 0 21600 21600 0 21600 0 0 Z N"/>
        </draw:custom-shape>
        <draw:custom-shape draw:style-name="gr1" draw:text-style-name="P1" xml:id="id1890" draw:id="id1890" draw:layer="layout" svg:width="2.799cm" svg:height="0.881cm" svg:x="43.845cm" svg:y="26.101cm">
          <text:p text:style-name="P3">SwDocShell</text:p>
          <draw:enhanced-geometry svg:viewBox="0 0 21600 21600" draw:type="rectangle" draw:enhanced-path="M 0 0 L 21600 0 21600 21600 0 21600 0 0 Z N"/>
        </draw:custom-shape>
        <draw:custom-shape draw:style-name="gr1" draw:text-style-name="P3" xml:id="id1823" draw:id="id1823" draw:layer="layout" svg:width="2.106cm" svg:height="0.856cm" svg:x="87.956cm" svg:y="33.638cm">
          <text:p text:style-name="P3">SwTxtAttr</text:p>
          <draw:enhanced-geometry svg:viewBox="0 0 21600 21600" draw:mirror-horizontal="false" draw:mirror-vertical="false" draw:type="rectangle" draw:enhanced-path="M 0 0 L 21600 0 21600 21600 0 21600 0 0 Z N"/>
        </draw:custom-shape>
        <draw:custom-shape draw:style-name="gr1" draw:text-style-name="P3" xml:id="id1822" draw:id="id1822" draw:layer="layout" svg:width="2.269cm" svg:height="0.763cm" svg:x="87.956cm" svg:y="35.675cm">
          <text:p text:style-name="P3">SwTxtAttrEnd</text:p>
          <draw:enhanced-geometry svg:viewBox="0 0 21600 21600" draw:mirror-horizontal="false" draw:mirror-vertical="false" draw:type="rectangle" draw:enhanced-path="M 0 0 L 21600 0 21600 21600 0 21600 0 0 Z N"/>
        </draw:custom-shape>
        <draw:connector draw:style-name="inheritance_20__28_public_29_" draw:layer="layout" svg:x1="89.09cm" svg:y1="35.675cm" svg:x2="89.009cm" svg:y2="34.494cm" draw:start-shape="id1822" draw:start-glue-point="0" draw:end-shape="id1823" draw:end-glue-point="2" svg:d="m89090 35675v-591h-81v-590">
          <text:p/>
        </draw:connector>
        <draw:custom-shape draw:style-name="gr1" draw:text-style-name="P1" xml:id="id1825" draw:id="id1825" draw:layer="layout" svg:width="13.385cm" svg:height="0.722cm" svg:x="72.674cm" svg:y="15.497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draw:glue-point draw:id="13" svg:x="4.466cm" svg:y="5.008cm"/>
          <draw:glue-point draw:id="14" svg:x="3.782cm" svg:y="5.013cm"/>
          <text:p text:style-name="P3">SwClient</text:p>
          <draw:enhanced-geometry svg:viewBox="0 0 21600 21600" draw:type="rectangle" draw:enhanced-path="M 0 0 L 21600 0 21600 21600 0 21600 0 0 Z N"/>
        </draw:custom-shape>
        <draw:custom-shape draw:style-name="gr1" draw:text-style-name="P1" xml:id="id1824" draw:id="id1824" draw:layer="layout" svg:width="2.063cm" svg:height="0.659cm" svg:x="86.064cm" svg:y="38.106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87.51cm" svg:y1="38.106cm" svg:x2="89.09cm" svg:y2="36.438cm" draw:start-shape="id1824" draw:start-glue-point="5" draw:end-shape="id1822" draw:end-glue-point="2" svg:d="m87510 38106v-835h1580v-833">
          <text:p/>
        </draw:connector>
        <draw:connector draw:style-name="inheritance_20__28_public_29_" draw:layer="layout" svg:x1="86.646cm" svg:y1="38.106cm" svg:x2="85.343cm" svg:y2="16.219cm" draw:start-shape="id1824" draw:start-glue-point="4" draw:end-shape="id1825" draw:end-glue-point="13" svg:d="m86646 38106v-10944h-1303v-10943">
          <text:p/>
        </draw:connector>
        <draw:custom-shape draw:style-name="gr1" draw:text-style-name="P1" xml:id="id1826" draw:id="id1826" draw:layer="layout" svg:width="2.569cm" svg:height="0.855cm" svg:x="78.919cm" svg:y="54.994cm">
          <text:p text:style-name="P3">SwRubyPortion</text:p>
          <draw:enhanced-geometry svg:viewBox="0 0 21600 21600" draw:type="rectangle" draw:enhanced-path="M 0 0 L 21600 0 21600 21600 0 21600 0 0 Z N"/>
        </draw:custom-shape>
        <draw:custom-shape draw:style-name="gr1" draw:text-style-name="P1" xml:id="id1827" draw:id="id1827" draw:layer="layout" svg:width="2.569cm" svg:height="0.832cm" svg:x="78.987cm" svg:y="52.749cm">
          <text:p text:style-name="P3">SwMultiPortion</text:p>
          <draw:enhanced-geometry svg:viewBox="0 0 21600 21600" draw:type="rectangle" draw:enhanced-path="M 0 0 L 21600 0 21600 21600 0 21600 0 0 Z N"/>
        </draw:custom-shape>
        <draw:custom-shape draw:style-name="gr1" draw:text-style-name="P1" xml:id="id1828" draw:id="id1828" draw:layer="layout" svg:width="5.172cm" svg:height="0.763cm" svg:x="76.385cm" svg:y="51.082cm">
          <draw:glue-point draw:id="4" svg:x="-3.362cm" svg:y="5.006cm"/>
          <draw:glue-point draw:id="5" svg:x="3.441cm" svg:y="5.006cm"/>
          <text:p text:style-name="P3">SwLinePortion</text:p>
          <draw:enhanced-geometry svg:viewBox="0 0 21600 21600" draw:type="rectangle" draw:enhanced-path="M 0 0 L 21600 0 21600 21600 0 21600 0 0 Z N"/>
        </draw:custom-shape>
        <draw:connector draw:style-name="inheritance_20__28_public_29_" draw:layer="layout" svg:x1="80.203cm" svg:y1="54.994cm" svg:x2="80.271cm" svg:y2="53.581cm" draw:start-shape="id1826" draw:start-glue-point="0" draw:end-shape="id1827" draw:end-glue-point="2" svg:d="m80203 54994v-707h68v-706">
          <text:p/>
        </draw:connector>
        <draw:connector draw:style-name="inheritance_20__28_public_29_" draw:layer="layout" svg:x1="80.271cm" svg:y1="52.749cm" svg:x2="78.971cm" svg:y2="51.845cm" draw:start-shape="id1827" draw:start-glue-point="0" draw:end-shape="id1828" draw:end-glue-point="2" svg:d="m80271 52749v-452h-1300v-452">
          <text:p/>
        </draw:connector>
        <draw:custom-shape draw:style-name="gr1" draw:text-style-name="P1" xml:id="id1829" draw:id="id1829" draw:layer="layout" svg:width="2.198cm" svg:height="0.647cm" svg:x="79.057cm" svg:y="49.485cm">
          <text:p text:style-name="P3">SwPosSize</text:p>
          <draw:enhanced-geometry svg:viewBox="0 0 21600 21600" draw:type="rectangle" draw:enhanced-path="M 0 0 L 21600 0 21600 21600 0 21600 0 0 Z N"/>
        </draw:custom-shape>
        <draw:connector draw:style-name="inheritance_20__28_public_29_" draw:layer="layout" svg:x1="78.971cm" svg:y1="51.082cm" svg:x2="80.156cm" svg:y2="50.132cm" draw:start-shape="id1828" draw:start-glue-point="0" draw:end-shape="id1829" draw:end-glue-point="2" svg:d="m78971 51082v-476h1185v-474">
          <text:p/>
        </draw:connector>
        <draw:custom-shape draw:style-name="gr1" draw:text-style-name="P1" xml:id="id1830" draw:id="id1830" draw:layer="layout" svg:width="2.433cm" svg:height="0.952cm" svg:x="62.783cm" svg:y="25.529cm">
          <text:p text:style-name="P3">SwFmtRuby</text:p>
          <draw:enhanced-geometry svg:viewBox="0 0 21600 21600" draw:type="rectangle" draw:enhanced-path="M 0 0 L 21600 0 21600 21600 0 21600 0 0 Z N"/>
        </draw:custom-shape>
        <draw:custom-shape draw:style-name="class_20__28_external_20_module_29_" xml:id="id1831" draw:id="id1831" draw:layer="layout" svg:width="2.175cm" svg:height="0.665cm" svg:x="62.799cm" svg:y="21.672cm">
          <text:p text:style-name="P2">SfxPoolItem</text:p>
          <draw:enhanced-geometry svg:viewBox="0 0 21600 21600" draw:type="rectangle" draw:enhanced-path="M 0 0 L 21600 0 21600 21600 0 21600 0 0 Z N"/>
        </draw:custom-shape>
        <draw:connector draw:style-name="inheritance_20__28_public_29_" draw:layer="layout" svg:x1="63.999cm" svg:y1="25.529cm" svg:x2="63.886cm" svg:y2="22.337cm" draw:start-shape="id1830" draw:start-glue-point="0" draw:end-shape="id1831" draw:end-glue-point="2" svg:d="m63999 25529v-1596h-113v-1596">
          <text:p/>
        </draw:connector>
        <draw:custom-shape draw:style-name="gr1" draw:text-style-name="P1" xml:id="id1832" draw:id="id1832" draw:layer="layout" svg:width="2.903cm" svg:height="0.959cm" svg:x="56.035cm" svg:y="26.384cm">
          <text:p text:style-name="P3">SwRubyListEntry</text:p>
          <draw:enhanced-geometry svg:viewBox="0 0 21600 21600" draw:type="rectangle" draw:enhanced-path="M 0 0 L 21600 0 21600 21600 0 21600 0 0 Z N"/>
        </draw:custom-shape>
        <draw:connector draw:style-name="data_20_member" draw:layer="layout" svg:x1="58.938cm" svg:y1="26.863cm" svg:x2="62.783cm" svg:y2="26.005cm" draw:start-shape="id1832" draw:start-glue-point="1" draw:end-shape="id1830" svg:d="m58938 26863h1922v-858h1923">
          <text:p/>
        </draw:connector>
        <draw:custom-shape draw:style-name="gr1" draw:text-style-name="P1" xml:id="id1833" draw:id="id1833" draw:layer="layout" svg:width="2.144cm" svg:height="9.297cm" svg:x="50.851cm" svg:y="20.929cm">
          <draw:glue-point draw:id="4" svg:x="-5.004cm" svg:y="3.148cm"/>
          <draw:glue-point draw:id="5" svg:x="5.004cm" svg:y="4.42cm"/>
          <draw:glue-point draw:id="6" svg:x="5.004cm" svg:y="-4.431cm"/>
          <text:p text:style-name="P3">SwDoc</text:p>
          <draw:enhanced-geometry svg:viewBox="0 0 21600 21600" draw:type="rectangle" draw:enhanced-path="M 0 0 L 21600 0 21600 21600 0 21600 0 0 Z N"/>
        </draw:custom-shape>
        <draw:connector draw:style-name="local_20_usage_20__2f__20_return_20_type" draw:layer="layout" svg:x1="52.995cm" svg:y1="25.577cm" svg:x2="56.035cm" svg:y2="26.863cm" draw:start-shape="id1833" draw:start-glue-point="1" draw:end-shape="id1832" svg:d="m52995 25577h1520v1286h1520">
          <text:p/>
        </draw:connector>
        <draw:frame draw:style-name="annotation" draw:layer="layout" svg:width="3.705cm" svg:height="1.137cm" svg:x="62.919cm" svg:y="26.566cm">
          <draw:text-box>
            <text:p text:style-name="P2"><text:span text:style-name="T2">SwFmtRuby</text:span> owns ruby string data.</text:p>
          </draw:text-box>
        </draw:frame>
        <draw:custom-shape draw:style-name="gr3" xml:id="id1834" draw:id="id1834" draw:layer="layout" svg:width="2.099cm" svg:height="0.751cm" svg:x="54.841cm" svg:y="58.431cm">
          <text:p text:style-name="P2">SwEditShell</text:p>
          <draw:enhanced-geometry svg:viewBox="0 0 21600 21600" draw:type="rectangle" draw:enhanced-path="M 0 0 L 21600 0 21600 21600 0 21600 0 0 Z N"/>
        </draw:custom-shape>
        <draw:custom-shape draw:style-name="gr3" xml:id="id1835" draw:id="id1835" draw:layer="layout" svg:width="2.099cm" svg:height="3.131cm" svg:x="54.911cm" svg:y="54.319cm">
          <draw:glue-point draw:id="4" svg:x="-2.539cm" svg:y="-5.006cm"/>
          <draw:glue-point draw:id="5" svg:x="2.525cm" svg:y="-5.006cm"/>
          <draw:glue-point draw:id="6" svg:x="5.002cm" svg:y="-3.982cm"/>
          <draw:glue-point draw:id="7" svg:x="5.002cm" svg:y="-2.631cm"/>
          <draw:glue-point draw:id="8" svg:x="5.002cm" svg:y="-1.111cm"/>
          <draw:glue-point draw:id="9" svg:x="5.002cm" svg:y="1.085cm"/>
          <draw:glue-point draw:id="10" svg:x="5.002cm" svg:y="2.523cm"/>
          <draw:glue-point draw:id="11" svg:x="5.002cm" svg:y="3.874cm"/>
          <text:p text:style-name="P2">SwCrsrShell</text:p>
          <draw:enhanced-geometry svg:viewBox="0 0 21600 21600" draw:type="rectangle" draw:enhanced-path="M 0 0 L 21600 0 21600 21600 0 21600 0 0 Z N"/>
        </draw:custom-shape>
        <draw:connector draw:style-name="inheritance_20__28_public_29_" draw:layer="layout" svg:x1="55.89cm" svg:y1="58.431cm" svg:x2="55.96cm" svg:y2="57.45cm" draw:start-shape="id1834" draw:start-glue-point="0" draw:end-shape="id1835" draw:end-glue-point="2" svg:d="m55890 58431v-491h70v-490">
          <text:p/>
        </draw:connector>
        <draw:custom-shape draw:style-name="gr1" draw:text-style-name="P1" xml:id="id1836" draw:id="id1836" draw:layer="layout" svg:width="2.125cm" svg:height="4.624cm" svg:x="48.996cm" svg:y="44.8cm">
          <draw:glue-point draw:id="4" svg:x="5.002cm" svg:y="-3.422cm"/>
          <draw:glue-point draw:id="5" svg:x="5.002cm" svg:y="3.675cm"/>
          <draw:glue-point draw:id="6" svg:x="5.002cm" svg:y="1.673cm"/>
          <draw:glue-point draw:id="7" svg:x="5.002cm" svg:y="-1.522cm"/>
          <draw:glue-point draw:id="8" svg:x="5.002cm" svg:y="-4.498cm"/>
          <text:p text:style-name="P3">ViewShell</text:p>
          <draw:enhanced-geometry svg:viewBox="0 0 21600 21600" draw:type="rectangle" draw:enhanced-path="M 0 0 L 21600 0 21600 21600 0 21600 0 0 Z N"/>
        </draw:custom-shape>
        <draw:custom-shape draw:style-name="gr1" draw:text-style-name="P1" xml:id="id1837" draw:id="id1837" draw:layer="layout" svg:width="5.737cm" svg:height="0.648cm" svg:x="69.883cm" svg:y="33.766cm">
          <draw:glue-point draw:id="4" svg:x="-2.654cm" svg:y="5.015cm"/>
          <draw:glue-point draw:id="5" svg:x="2.08cm" svg:y="5.015cm"/>
          <draw:glue-point draw:id="6" svg:x="3.665cm" svg:y="5.015cm"/>
          <draw:glue-point draw:id="7" svg:x="0.759cm" svg:y="5.015cm"/>
          <draw:glue-point draw:id="8" svg:x="-1.316cm" svg:y="5.015cm"/>
          <draw:glue-point draw:id="9" svg:x="-3.944cm" svg:y="5.015cm"/>
          <text:p text:style-name="P3">SwModify</text:p>
          <draw:enhanced-geometry svg:viewBox="0 0 21600 21600" draw:type="rectangle" draw:enhanced-path="M 0 0 L 21600 0 21600 21600 0 21600 0 0 Z N"/>
        </draw:custom-shape>
        <draw:connector draw:style-name="inheritance_20__28_public_29_" draw:layer="layout" draw:line-skew="1.707cm" svg:x1="55.428cm" svg:y1="54.319cm" svg:x2="50.058cm" svg:y2="49.424cm" draw:start-shape="id1835" draw:start-glue-point="4" draw:end-shape="id1836" draw:end-glue-point="2" svg:d="m55428 54319v-741h-5370v-4154">
          <text:p/>
        </draw:connector>
        <draw:connector draw:style-name="inheritance_20__28_public_29_" draw:layer="layout" draw:line-skew="6.144cm" svg:x1="56.489cm" svg:y1="54.319cm" svg:x2="70.489cm" svg:y2="34.414cm" draw:start-shape="id1835" draw:start-glue-point="5" draw:end-shape="id1837" draw:end-glue-point="9" svg:d="m56489 54319v-3809h14000v-16096">
          <text:p/>
        </draw:connector>
        <draw:connector draw:style-name="inheritance_20__28_public_29_" draw:layer="layout" svg:x1="72.751cm" svg:y1="33.766cm" svg:x2="73.95cm" svg:y2="16.219cm" draw:start-shape="id1837" draw:start-glue-point="0" draw:end-shape="id1825" draw:end-glue-point="5" svg:d="m72751 33766v-8773h1199v-8774">
          <text:p/>
        </draw:connector>
        <draw:custom-shape draw:style-name="gr1" draw:text-style-name="P1" xml:id="id1838" draw:id="id1838" draw:layer="layout" svg:width="4.407cm" svg:height="0.669cm" svg:x="53.034cm" svg:y="42.995cm">
          <draw:glue-point draw:id="4" svg:x="-2.406cm" svg:y="5.007cm"/>
          <draw:glue-point draw:id="5" svg:x="2.274cm" svg:y="5.007cm"/>
          <text:p text:style-name="P3">Ring</text:p>
          <draw:enhanced-geometry svg:viewBox="0 0 21600 21600" draw:type="rectangle" draw:enhanced-path="M 0 0 L 21600 0 21600 21600 0 21600 0 0 Z N"/>
        </draw:custom-shape>
        <draw:connector draw:style-name="inheritance_20__28_public_29_" draw:layer="layout" svg:x1="50.058cm" svg:y1="44.8cm" svg:x2="54.177cm" svg:y2="43.663cm" draw:start-shape="id1836" draw:start-glue-point="0" draw:end-shape="id1838" draw:end-glue-point="4" svg:d="m50058 44800v-568h4119v-569">
          <text:p/>
        </draw:connector>
        <draw:custom-shape draw:style-name="gr3" xml:id="id1839" draw:id="id1839" draw:layer="layout" svg:width="2.099cm" svg:height="0.751cm" svg:x="54.892cm" svg:y="60.025cm">
          <text:p text:style-name="P2">SwFeShell</text:p>
          <draw:enhanced-geometry svg:viewBox="0 0 21600 21600" draw:type="rectangle" draw:enhanced-path="M 0 0 L 21600 0 21600 21600 0 21600 0 0 Z N"/>
        </draw:custom-shape>
        <draw:connector draw:style-name="inheritance_20__28_public_29_" draw:layer="layout" svg:x1="55.941cm" svg:y1="60.025cm" svg:x2="55.89cm" svg:y2="59.182cm" draw:start-shape="id1839" draw:start-glue-point="0" draw:end-shape="id1834" draw:end-glue-point="2" svg:d="m55941 60025v-422h-51v-421">
          <text:p/>
        </draw:connector>
        <draw:custom-shape draw:style-name="gr3" xml:id="id1840" draw:id="id1840" draw:layer="layout" svg:width="2.099cm" svg:height="0.751cm" svg:x="54.887cm" svg:y="61.707cm">
          <text:p text:style-name="P2">SwWrtShell</text:p>
          <draw:enhanced-geometry svg:viewBox="0 0 21600 21600" draw:type="rectangle" draw:enhanced-path="M 0 0 L 21600 0 21600 21600 0 21600 0 0 Z N"/>
        </draw:custom-shape>
        <draw:connector draw:style-name="inheritance_20__28_public_29_" draw:layer="layout" svg:x1="55.936cm" svg:y1="61.707cm" svg:x2="55.941cm" svg:y2="60.776cm" draw:start-shape="id1840" draw:start-glue-point="0" draw:end-shape="id1839" draw:end-glue-point="2" svg:d="m55936 61707v-466h5v-465">
          <text:p/>
        </draw:connector>
        <draw:custom-shape draw:style-name="gr1" draw:text-style-name="P1" xml:id="id1841" draw:id="id1841" draw:layer="layout" svg:width="2.41cm" svg:height="2.307cm" svg:x="57.937cm" svg:y="63.882cm">
          <draw:glue-point draw:id="4" svg:x="-2.634cm" svg:y="-5.006cm"/>
          <draw:glue-point draw:id="5" svg:x="2.419cm" svg:y="-5.006cm"/>
          <draw:glue-point draw:id="6" svg:x="-5cm" svg:y="-1.742cm"/>
          <draw:glue-point draw:id="7" svg:x="-5cm" svg:y="1.855cm"/>
          <draw:glue-point draw:id="8" svg:x="5.004cm" svg:y="-3.328cm"/>
          <draw:glue-point draw:id="9" svg:x="5.004cm" svg:y="-1.378cm"/>
          <draw:glue-point draw:id="10" svg:x="5.004cm" svg:y="1.491cm"/>
          <draw:glue-point draw:id="11" svg:x="5.004cm" svg:y="3.437cm"/>
          <text:p text:style-name="P3">SwEditWin</text:p>
          <draw:enhanced-geometry svg:viewBox="0 0 21600 21600" draw:type="rectangle" draw:enhanced-path="M 0 0 L 21600 0 21600 21600 0 21600 0 0 Z N"/>
        </draw:custom-shape>
        <draw:custom-shape draw:style-name="class_20__28_external_20_module_29_" xml:id="id1842" draw:id="id1842" draw:layer="layout" svg:width="1.84cm" svg:height="0.622cm" svg:x="57.334cm" svg:y="46.766cm">
          <text:p text:style-name="P2">Window</text:p>
          <draw:enhanced-geometry svg:viewBox="0 0 21600 21600" draw:type="rectangle" draw:enhanced-path="M 0 0 L 21600 0 21600 21600 0 21600 0 0 Z N"/>
        </draw:custom-shape>
        <draw:custom-shape draw:style-name="class_20__28_external_20_module_29_" xml:id="id1843" draw:id="id1843" draw:layer="layout" svg:width="2.903cm" svg:height="0.622cm" svg:x="61.496cm" svg:y="61.241cm">
          <text:p text:style-name="P2">DropTargetHelper</text:p>
          <draw:enhanced-geometry svg:viewBox="0 0 21600 21600" draw:type="rectangle" draw:enhanced-path="M 0 0 L 21600 0 21600 21600 0 21600 0 0 Z N"/>
        </draw:custom-shape>
        <draw:custom-shape draw:style-name="class_20__28_external_20_module_29_" xml:id="id1844" draw:id="id1844" draw:layer="layout" svg:width="2.903cm" svg:height="0.622cm" svg:x="63.72cm" svg:y="62.291cm">
          <text:p text:style-name="P2">DragSourceHelper</text:p>
          <draw:enhanced-geometry svg:viewBox="0 0 21600 21600" draw:type="rectangle" draw:enhanced-path="M 0 0 L 21600 0 21600 21600 0 21600 0 0 Z N"/>
        </draw:custom-shape>
        <draw:connector draw:style-name="inheritance_20__28_public_29_" draw:layer="layout" draw:line-skew="-7.268cm" svg:x1="58.508cm" svg:y1="63.882cm" svg:x2="58.254cm" svg:y2="47.388cm" draw:start-shape="id1841" draw:start-glue-point="4" draw:end-shape="id1842" draw:end-glue-point="2" svg:d="m58508 63882v-15515h-254v-979">
          <text:p/>
        </draw:connector>
        <draw:connector draw:style-name="inheritance_20__28_public_29_" draw:layer="layout" svg:x1="59.142cm" svg:y1="63.882cm" svg:x2="62.947cm" svg:y2="61.863cm" draw:start-shape="id1841" draw:start-glue-point="0" draw:end-shape="id1843" draw:end-glue-point="2" svg:d="m59142 63882v-1010h3805v-1009">
          <text:p/>
        </draw:connector>
        <draw:connector draw:style-name="inheritance_20__28_public_29_" draw:layer="layout" svg:x1="59.724cm" svg:y1="63.882cm" svg:x2="65.171cm" svg:y2="62.913cm" draw:start-shape="id1841" draw:start-glue-point="5" draw:end-shape="id1844" draw:end-glue-point="2" svg:d="m59724 63882v-502h2309v34h3138v-501">
          <text:p/>
        </draw:connector>
        <draw:connector draw:style-name="data_20_member_20__28_pointer_29_" draw:layer="layout" draw:line-skew="0.903cm" svg:x1="52.599cm" svg:y1="70.538cm" svg:x2="57.937cm" svg:y2="65.462cm" draw:start-shape="id1845" draw:start-glue-point="1" draw:end-shape="id1841" draw:end-glue-point="7" svg:d="m52599 70538h3572v-5076h1766">
          <text:p/>
        </draw:connector>
        <draw:custom-shape draw:style-name="gr1" draw:text-style-name="P1" xml:id="id1846" draw:id="id1846" draw:layer="layout" svg:width="2.369cm" svg:height="7.62cm" svg:x="41.831cm" svg:y="60.325cm">
          <draw:glue-point draw:id="4" svg:x="5.005cm" svg:y="4.167cm"/>
          <draw:glue-point draw:id="5" svg:x="5.005cm" svg:y="3.021cm"/>
          <draw:glue-point draw:id="6" svg:x="5.005cm" svg:y="1.875cm"/>
          <draw:glue-point draw:id="7" svg:x="5.005cm" svg:y="0.832cm"/>
          <draw:glue-point draw:id="8" svg:x="5.005cm" svg:y="-0.832cm"/>
          <draw:glue-point draw:id="9" svg:x="5.005cm" svg:y="-1.874cm"/>
          <draw:glue-point draw:id="10" svg:x="5.005cm" svg:y="-3.021cm"/>
          <draw:glue-point draw:id="11" svg:x="5.005cm" svg:y="-4.062cm"/>
          <text:p text:style-name="P3">SwView</text:p>
          <draw:enhanced-geometry svg:viewBox="0 0 21600 21600" draw:type="rectangle" draw:enhanced-path="M 0 0 L 21600 0 21600 21600 0 21600 0 0 Z N"/>
        </draw:custom-shape>
        <draw:connector draw:style-name="data_20_member_20__28_pointer_29_" draw:text-style-name="P2" draw:layer="layout" draw:line-skew="-3.417cm" svg:x1="44.2cm" svg:y1="61.833cm" svg:x2="57.937cm" svg:y2="64.634cm" draw:start-shape="id1846" draw:start-glue-point="10" draw:end-shape="id1841" draw:end-glue-point="6" svg:d="m44200 61833h3451v2801h10286">
          <text:p text:style-name="P2">GetEditWin()</text:p>
        </draw:connector>
        <draw:custom-shape draw:style-name="class_20__28_external_20_module_29_" xml:id="id1847" draw:id="id1847" draw:layer="layout" svg:width="2.281cm" svg:height="0.648cm" svg:x="43.71cm" svg:y="57.26cm">
          <text:p text:style-name="P2">SfxViewShell</text:p>
          <draw:enhanced-geometry svg:viewBox="0 0 21600 21600" draw:type="rectangle" draw:enhanced-path="M 0 0 L 21600 0 21600 21600 0 21600 0 0 Z N"/>
        </draw:custom-shape>
        <draw:connector draw:style-name="inheritance_20__28_public_29_" draw:layer="layout" svg:x1="43.015cm" svg:y1="60.325cm" svg:x2="44.85cm" svg:y2="57.908cm" draw:start-shape="id1846" draw:start-glue-point="0" draw:end-shape="id1847" draw:end-glue-point="2" svg:d="m43015 60325v-1208h1835v-1209">
          <text:p/>
        </draw:connector>
        <draw:custom-shape draw:style-name="gr1" draw:text-style-name="P1" xml:id="id1848" draw:id="id1848" draw:layer="layout" svg:width="2.307cm" svg:height="0.7cm" svg:x="41.808cm" svg:y="69.754cm">
          <text:p text:style-name="P3">SwWebView</text:p>
          <draw:enhanced-geometry svg:viewBox="0 0 21600 21600" draw:type="rectangle" draw:enhanced-path="M 0 0 L 21600 0 21600 21600 0 21600 0 0 Z N"/>
        </draw:custom-shape>
        <draw:connector draw:style-name="inheritance_20__28_public_29_" draw:layer="layout" svg:x1="42.961cm" svg:y1="69.754cm" svg:x2="43.015cm" svg:y2="67.945cm" draw:start-shape="id1848" draw:start-glue-point="0" draw:end-shape="id1846" draw:end-glue-point="2" svg:d="m42961 69754v-904h54v-905">
          <text:p/>
        </draw:connector>
        <draw:custom-shape draw:style-name="class_20__28_external_20_module_29_" xml:id="id1850" draw:id="id1850" draw:layer="layout" svg:width="1.711cm" svg:height="0.699cm" svg:x="36.381cm" svg:y="61.702cm">
          <text:p text:style-name="P2">SfxShell</text:p>
          <draw:enhanced-geometry svg:viewBox="0 0 21600 21600" draw:type="rectangle" draw:enhanced-path="M 0 0 L 21600 0 21600 21600 0 21600 0 0 Z N"/>
        </draw:custom-shape>
        <draw:custom-shape draw:style-name="gr1" draw:text-style-name="P1" xml:id="id1849" draw:id="id1849" draw:layer="layout" svg:width="9.511cm" svg:height="0.7cm" svg:x="28.763cm" svg:y="64.344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33.518cm" svg:y1="64.344cm" svg:x2="37.236cm" svg:y2="62.401cm" draw:start-shape="id1849" draw:start-glue-point="0" draw:end-shape="id1850" draw:end-glue-point="2" svg:d="m33518 64344v-972h3718v-971">
          <text:p/>
        </draw:connector>
        <draw:connector draw:style-name="data_20_member_20__28_reference_29_" draw:text-style-name="P2" draw:layer="layout" svg:x1="38.274cm" svg:y1="64.694cm" svg:x2="41.831cm" svg:y2="64.135cm" draw:start-shape="id1849" draw:start-glue-point="1" draw:end-shape="id1846" draw:end-glue-point="3" svg:d="m38274 64694h1778v-559h1779">
          <text:p text:style-name="P2">GetView()</text:p>
        </draw:connector>
        <draw:custom-shape draw:style-name="gr1" draw:text-style-name="P1" xml:id="id1851" draw:id="id1851" draw:layer="layout" svg:width="2.566cm" svg:height="0.674cm" svg:x="27.804cm" svg:y="69.347cm">
          <text:p text:style-name="P3">SwBezierShell</text:p>
          <draw:enhanced-geometry svg:viewBox="0 0 21600 21600" draw:type="rectangle" draw:enhanced-path="M 0 0 L 21600 0 21600 21600 0 21600 0 0 Z N"/>
        </draw:custom-shape>
        <draw:custom-shape draw:style-name="gr1" draw:text-style-name="P1" xml:id="id1852" draw:id="id1852" draw:layer="layout" svg:width="2.928cm" svg:height="0.674cm" svg:x="29.151cm" svg:y="71.447cm">
          <text:p text:style-name="P3">SwDrawBaseShell</text:p>
          <draw:enhanced-geometry svg:viewBox="0 0 21600 21600" draw:type="rectangle" draw:enhanced-path="M 0 0 L 21600 0 21600 21600 0 21600 0 0 Z N"/>
        </draw:custom-shape>
        <draw:custom-shape draw:style-name="gr1" draw:text-style-name="P1" xml:id="id1853" draw:id="id1853" draw:layer="layout" svg:width="2.462cm" svg:height="0.674cm" svg:x="30.941cm" svg:y="70.306cm">
          <text:p text:style-name="P3">SwFrameShell</text:p>
          <draw:enhanced-geometry svg:viewBox="0 0 21600 21600" draw:type="rectangle" draw:enhanced-path="M 0 0 L 21600 0 21600 21600 0 21600 0 0 Z N"/>
        </draw:custom-shape>
        <draw:custom-shape draw:style-name="gr1" draw:text-style-name="P1" xml:id="id1854" draw:id="id1854" draw:layer="layout" svg:width="2.125cm" svg:height="0.674cm" svg:x="32.702cm" svg:y="71.37cm">
          <text:p text:style-name="P3">SwGrfShell</text:p>
          <draw:enhanced-geometry svg:viewBox="0 0 21600 21600" draw:type="rectangle" draw:enhanced-path="M 0 0 L 21600 0 21600 21600 0 21600 0 0 Z N"/>
        </draw:custom-shape>
        <draw:custom-shape draw:style-name="gr1" draw:text-style-name="P1" xml:id="id1855" draw:id="id1855" draw:layer="layout" svg:width="2.125cm" svg:height="0.674cm" svg:x="34.103cm" svg:y="70.41cm">
          <text:p text:style-name="P3">SwListShell</text:p>
          <draw:enhanced-geometry svg:viewBox="0 0 21600 21600" draw:type="rectangle" draw:enhanced-path="M 0 0 L 21600 0 21600 21600 0 21600 0 0 Z N"/>
        </draw:custom-shape>
        <draw:custom-shape draw:style-name="gr1" draw:text-style-name="P1" xml:id="id1858" draw:id="id1858" draw:layer="layout" svg:width="2.332cm" svg:height="0.674cm" svg:x="37.964cm" svg:y="71.369cm">
          <text:p text:style-name="P3">SwMediaShell</text:p>
          <draw:enhanced-geometry svg:viewBox="0 0 21600 21600" draw:type="rectangle" draw:enhanced-path="M 0 0 L 21600 0 21600 21600 0 21600 0 0 Z N"/>
        </draw:custom-shape>
        <draw:custom-shape draw:style-name="gr1" draw:text-style-name="P1" xml:id="id1856" draw:id="id1856" draw:layer="layout" svg:width="2.332cm" svg:height="0.674cm" svg:x="35.32cm" svg:y="71.344cm">
          <text:p text:style-name="P3">SwTableShell</text:p>
          <draw:enhanced-geometry svg:viewBox="0 0 21600 21600" draw:type="rectangle" draw:enhanced-path="M 0 0 L 21600 0 21600 21600 0 21600 0 0 Z N"/>
        </draw:custom-shape>
        <draw:custom-shape draw:style-name="gr1" draw:text-style-name="P1" xml:id="id1857" draw:id="id1857" draw:layer="layout" svg:width="2.099cm" svg:height="0.674cm" svg:x="36.693cm" svg:y="70.074cm">
          <text:p text:style-name="P3">SwTextShell</text:p>
          <draw:enhanced-geometry svg:viewBox="0 0 21600 21600" draw:type="rectangle" draw:enhanced-path="M 0 0 L 21600 0 21600 21600 0 21600 0 0 Z N"/>
        </draw:custom-shape>
        <draw:connector draw:style-name="inheritance_20__28_public_29_" draw:layer="layout" svg:x1="29.087cm" svg:y1="69.347cm" svg:x2="29.727cm" svg:y2="65.044cm" draw:start-shape="id1851" draw:start-glue-point="0" draw:end-shape="id1849" draw:end-glue-point="4" svg:d="m29087 69347v-2151h640v-2152">
          <text:p/>
        </draw:connector>
        <draw:connector draw:style-name="inheritance_20__28_public_29_" draw:layer="layout" svg:x1="30.615cm" svg:y1="71.447cm" svg:x2="30.613cm" svg:y2="65.044cm" draw:start-shape="id1852" draw:start-glue-point="0" draw:end-shape="id1849" draw:end-glue-point="5" svg:d="m30615 71447v-3201h-2v-3202">
          <text:p/>
        </draw:connector>
        <draw:connector draw:style-name="inheritance_20__28_public_29_" draw:layer="layout" svg:x1="32.172cm" svg:y1="70.306cm" svg:x2="31.614cm" svg:y2="65.044cm" draw:start-shape="id1853" draw:start-glue-point="0" draw:end-shape="id1849" draw:end-glue-point="8" svg:d="m32172 70306v-2631h-558v-2631">
          <text:p/>
        </draw:connector>
        <draw:connector draw:style-name="inheritance_20__28_public_29_" draw:layer="layout" svg:x1="33.764cm" svg:y1="71.37cm" svg:x2="32.577cm" svg:y2="65.044cm" draw:start-shape="id1854" draw:start-glue-point="0" draw:end-shape="id1849" draw:end-glue-point="9" svg:d="m33764 71370v-3163h-1187v-3163">
          <text:p/>
        </draw:connector>
        <draw:connector draw:style-name="inheritance_20__28_public_29_" draw:layer="layout" svg:x1="35.165cm" svg:y1="70.41cm" svg:x2="33.518cm" svg:y2="65.044cm" draw:start-shape="id1855" draw:start-glue-point="0" draw:end-shape="id1849" draw:end-glue-point="2" svg:d="m35165 70410v-2683h-1647v-2683">
          <text:p/>
        </draw:connector>
        <draw:connector draw:style-name="inheritance_20__28_public_29_" draw:layer="layout" draw:line-skew="-0.92cm" svg:x1="36.486cm" svg:y1="71.344cm" svg:x2="35.117cm" svg:y2="65.044cm" draw:start-shape="id1856" draw:start-glue-point="0" draw:end-shape="id1849" draw:end-glue-point="6" svg:d="m36486 71344v-4070h-1369v-2230">
          <text:p/>
        </draw:connector>
        <draw:connector draw:style-name="inheritance_20__28_public_29_" draw:layer="layout" draw:line-skew="-0.648cm" svg:x1="37.742cm" svg:y1="70.074cm" svg:x2="36.117cm" svg:y2="65.044cm" draw:start-shape="id1857" draw:start-glue-point="0" draw:end-shape="id1849" draw:end-glue-point="10" svg:d="m37742 70074v-3163h-1625v-1867">
          <text:p/>
        </draw:connector>
        <draw:connector draw:style-name="inheritance_20__28_public_29_" draw:layer="layout" draw:line-skew="-1.658cm" svg:x1="39.13cm" svg:y1="71.369cm" svg:x2="37.273cm" svg:y2="65.044cm" draw:start-shape="id1858" draw:start-glue-point="0" draw:end-shape="id1849" draw:end-glue-point="7" svg:d="m39130 71369v-4820h-1857v-1505">
          <text:p/>
        </draw:connector>
        <draw:connector draw:style-name="gr24" draw:text-style-name="P2" draw:layer="layout" draw:line-skew="0.542cm" svg:x1="51.12cm" svg:y1="47.885cm" svg:x2="57.334cm" svg:y2="47.077cm" draw:start-shape="id1836" draw:start-glue-point="6" draw:end-shape="id1842" draw:end-glue-point="3" svg:d="m51120 47885h3649v-808h2565">
          <text:p text:style-name="P2">GetWin()</text:p>
        </draw:connector>
        <draw:custom-shape draw:style-name="gr1" draw:text-style-name="P1" xml:id="id1859" draw:id="id1859" draw:layer="layout" svg:width="2.249cm" svg:height="4.418cm" svg:x="54.621cm" svg:y="37.657cm">
          <draw:glue-point draw:id="4" svg:x="5.002cm" svg:y="-3.651cm"/>
          <draw:glue-point draw:id="5" svg:x="5.002cm" svg:y="-1.537cm"/>
          <draw:glue-point draw:id="6" svg:x="5.002cm" svg:y="1.54cm"/>
          <draw:glue-point draw:id="7" svg:x="5.002cm" svg:y="3.462cm"/>
          <draw:glue-point draw:id="8" svg:x="5.002cm" svg:y="-2.498cm"/>
          <draw:glue-point draw:id="9" svg:x="5.002cm" svg:y="2.471cm"/>
          <draw:glue-point draw:id="10" svg:x="5.002cm" svg:y="4.327cm"/>
          <draw:glue-point draw:id="11" svg:x="5.002cm" svg:y="-4.416cm"/>
          <draw:glue-point draw:id="12" svg:x="5.002cm" svg:y="-0.642cm"/>
          <draw:glue-point draw:id="13" svg:x="5.002cm" svg:y="0.674cm"/>
          <text:p text:style-name="P1">SwViewImp</text:p>
          <draw:enhanced-geometry svg:viewBox="0 0 21600 21600" draw:type="rectangle" draw:enhanced-path="M 0 0 L 21600 0 21600 21600 0 21600 0 0 Z N"/>
        </draw:custom-shape>
        <draw:connector draw:style-name="data_20_member_20__28_pointer_29_" draw:layer="layout" svg:x1="51.12cm" svg:y1="45.53cm" svg:x2="54.621cm" svg:y2="39.866cm" draw:start-shape="id1836" draw:start-glue-point="4" draw:end-shape="id1859" draw:end-glue-point="3" svg:d="m51120 45530h1750v-5664h1751">
          <text:p>Imp()</text:p>
        </draw:connector>
        <draw:custom-shape draw:style-name="gr1" draw:text-style-name="P1" xml:id="id1860" draw:id="id1860" draw:layer="layout" svg:width="2.407cm" svg:height="0.609cm" svg:x="59.971cm" svg:y="35.806cm">
          <text:p text:style-name="P1">SwDrawView</text:p>
          <draw:enhanced-geometry svg:viewBox="0 0 21600 21600" draw:type="rectangle" draw:enhanced-path="M 0 0 L 21600 0 21600 21600 0 21600 0 0 Z N"/>
        </draw:custom-shape>
        <draw:connector draw:style-name="data_20_member_20__28_pointer_29_" draw:layer="layout" svg:x1="56.869cm" svg:y1="37.916cm" svg:x2="59.971cm" svg:y2="36.11cm" draw:start-shape="id1859" draw:start-glue-point="11" draw:end-shape="id1860" draw:end-glue-point="3" svg:d="m56869 37916h1551v-1806h1551">
          <text:p/>
        </draw:connector>
        <draw:custom-shape draw:style-name="class_20__28_external_20_module_29_" xml:id="id1861" draw:id="id1861" draw:layer="layout" svg:width="2.328cm" svg:height="0.582cm" svg:x="60.5cm" svg:y="33.901cm">
          <text:p>FmFormView</text:p>
          <draw:enhanced-geometry svg:viewBox="0 0 21600 21600" draw:type="rectangle" draw:enhanced-path="M 0 0 L 21600 0 21600 21600 0 21600 0 0 Z N"/>
        </draw:custom-shape>
        <draw:connector draw:style-name="inheritance_20__28_public_29_" draw:layer="layout" svg:x1="61.174cm" svg:y1="35.806cm" svg:x2="61.664cm" svg:y2="34.483cm" draw:start-shape="id1860" draw:start-glue-point="0" draw:end-shape="id1861" draw:end-glue-point="2" svg:d="m61174 35806v-662h490v-661">
          <text:p/>
        </draw:connector>
        <draw:custom-shape draw:style-name="class_20__28_external_20_module_29_" xml:id="id1862" draw:id="id1862" draw:layer="layout" svg:width="2.513cm" svg:height="0.635cm" svg:x="59.971cm" svg:y="37.023cm">
          <text:p>SdrPageView</text:p>
          <draw:enhanced-geometry svg:viewBox="0 0 21600 21600" draw:type="rectangle" draw:enhanced-path="M 0 0 L 21600 0 21600 21600 0 21600 0 0 Z N"/>
        </draw:custom-shape>
        <draw:connector draw:style-name="data_20_member_20__28_pointer_29_" draw:layer="layout" draw:line-skew="0.714cm" svg:x1="56.869cm" svg:y1="38.253cm" svg:x2="59.971cm" svg:y2="37.34cm" draw:start-shape="id1859" draw:start-glue-point="4" draw:end-shape="id1862" draw:end-glue-point="3" svg:d="m56869 38253h2265v-913h837">
          <text:p/>
        </draw:connector>
        <draw:custom-shape draw:style-name="gr1" draw:text-style-name="P1" xml:id="id1863" draw:id="id1863" draw:layer="layout" svg:width="2.249cm" svg:height="0.556cm" svg:x="63.805cm" svg:y="39.75cm">
          <text:p text:style-name="P1">SwPageFrm</text:p>
          <draw:enhanced-geometry svg:viewBox="0 0 21600 21600" draw:type="rectangle" draw:enhanced-path="M 0 0 L 21600 0 21600 21600 0 21600 0 0 Z N"/>
        </draw:custom-shape>
        <draw:connector draw:style-name="gr9" draw:layer="layout" draw:line-skew="1.76cm" svg:x1="56.869cm" svg:y1="38.763cm" svg:x2="63.805cm" svg:y2="40.028cm" draw:start-shape="id1859" draw:start-glue-point="8" draw:end-shape="id1863" draw:end-glue-point="3" svg:d="m56869 38763h5228v1265h1708">
          <text:p>GetFirstVisPage()</text:p>
        </draw:connector>
        <draw:custom-shape draw:style-name="gr1" draw:text-style-name="P1" xml:id="id1864" draw:id="id1864" draw:layer="layout" svg:width="2.62cm" svg:height="0.582cm" svg:x="63.566cm" svg:y="38.295cm">
          <text:p text:style-name="P1">SwFtnBossFrm</text:p>
          <draw:enhanced-geometry svg:viewBox="0 0 21600 21600" draw:type="rectangle" draw:enhanced-path="M 0 0 L 21600 0 21600 21600 0 21600 0 0 Z N"/>
        </draw:custom-shape>
        <draw:connector draw:style-name="inheritance_20__28_public_29_" draw:layer="layout" svg:x1="64.929cm" svg:y1="39.75cm" svg:x2="64.876cm" svg:y2="38.877cm" draw:start-shape="id1863" draw:start-glue-point="0" draw:end-shape="id1864" draw:end-glue-point="2" svg:d="m64929 39750v-436h-53v-437">
          <text:p/>
        </draw:connector>
        <draw:custom-shape draw:style-name="gr1" draw:text-style-name="P1" xml:id="id1865" draw:id="id1865" draw:layer="layout" svg:width="3.215cm" svg:height="0.662cm" svg:x="66.728cm" svg:y="23.69cm">
          <draw:glue-point draw:id="4" svg:x="-2.693cm" svg:y="5.015cm"/>
          <draw:glue-point draw:id="5" svg:x="2.575cm" svg:y="5.015cm"/>
          <text:p text:style-name="P1">SwLayoutFrm</text:p>
          <draw:enhanced-geometry svg:viewBox="0 0 21600 21600" draw:type="rectangle" draw:enhanced-path="M 0 0 L 21600 0 21600 21600 0 21600 0 0 Z N"/>
        </draw:custom-shape>
        <draw:connector draw:style-name="inheritance_20__28_public_29_" draw:layer="layout" svg:x1="64.876cm" svg:y1="38.295cm" svg:x2="69.162cm" svg:y2="24.352cm" draw:start-shape="id1864" draw:start-glue-point="0" draw:end-shape="id1865" draw:end-glue-point="5" svg:d="m64876 38295v-6971h4286v-6972">
          <text:p/>
        </draw:connector>
        <draw:custom-shape draw:style-name="gr1" draw:text-style-name="P1" xml:id="id1866" draw:id="id1866" draw:layer="layout" svg:width="3.054cm" svg:height="1.482cm" svg:x="69.151cm" svg:y="18.68cm">
          <draw:glue-point draw:id="4" svg:x="-2.739cm" svg:y="5.014cm"/>
          <draw:glue-point draw:id="5" svg:x="2.544cm" svg:y="5.014cm"/>
          <draw:glue-point draw:id="6" svg:x="5.003cm" svg:y="-2.503cm"/>
          <draw:glue-point draw:id="7" svg:x="5.003cm" svg:y="2.496cm"/>
          <draw:glue-point draw:id="8" svg:x="-5.003cm" svg:y="2.854cm"/>
          <draw:glue-point draw:id="9" svg:x="-5.003cm" svg:y="-2.86cm"/>
          <text:p text:style-name="P1">SwFrm</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532cm" svg:x1="68.335cm" svg:y1="23.69cm" svg:x2="69.842cm" svg:y2="20.162cm" draw:start-shape="id1865" draw:start-glue-point="0" draw:end-shape="id1866" draw:end-glue-point="4" svg:d="m68335 23690v-1232h1507v-2296">
          <text:p/>
        </draw:connector>
        <draw:connector draw:style-name="inheritance_20__28_public_29_" draw:layer="layout" svg:x1="70.678cm" svg:y1="18.68cm" svg:x2="73.211cm" svg:y2="16.219cm" draw:start-shape="id1866" draw:start-glue-point="0" draw:end-shape="id1825" draw:end-glue-point="4" svg:d="m70678 18680v-1230h2533v-1231">
          <text:p/>
        </draw:connector>
        <draw:custom-shape draw:style-name="gr1" draw:text-style-name="P1" xml:id="id1867" draw:id="id1867" draw:layer="layout" svg:width="2.355cm" svg:height="3.042cm" svg:x="71.78cm" svg:y="38.63cm">
          <draw:glue-point draw:id="4" svg:x="5.002cm" svg:y="-2.933cm"/>
          <draw:glue-point draw:id="5" svg:x="5.002cm" svg:y="2.588cm"/>
          <draw:glue-point draw:id="6" svg:x="5.002cm" svg:y="1.296cm"/>
          <draw:glue-point draw:id="7" svg:x="5.002cm" svg:y="3.896cm"/>
          <draw:glue-point draw:id="8" svg:x="5.002cm" svg:y="-1.504cm"/>
          <draw:glue-point draw:id="9" svg:x="5.002cm" svg:y="-4.202cm"/>
          <text:p text:style-name="P1">SwPageDesc</text:p>
          <draw:enhanced-geometry svg:viewBox="0 0 21600 21600" draw:type="rectangle" draw:enhanced-path="M 0 0 L 21600 0 21600 21600 0 21600 0 0 Z N"/>
        </draw:custom-shape>
        <draw:connector draw:style-name="data_20_member_20__28_pointer_29_" draw:layer="layout" svg:x1="66.054cm" svg:y1="40.028cm" svg:x2="71.78cm" svg:y2="40.151cm" draw:start-shape="id1863" draw:start-glue-point="1" draw:end-shape="id1867" draw:end-glue-point="3" svg:d="m66054 40028h2862v123h2864">
          <text:p/>
        </draw:connector>
        <draw:connector draw:style-name="inheritance_20__28_public_29_" draw:layer="layout" svg:x1="72.957cm" svg:y1="38.63cm" svg:x2="71.229cm" svg:y2="34.414cm" draw:start-shape="id1867" draw:start-glue-point="0" draw:end-shape="id1837" draw:end-glue-point="4" svg:d="m72957 38630v-2108h-1728v-2108">
          <text:p/>
        </draw:connector>
        <draw:custom-shape draw:style-name="class_20__28_external_20_module_29_" xml:id="id1868" draw:id="id1868" draw:layer="layout" svg:width="2.672cm" svg:height="0.662cm" svg:x="76.492cm" svg:y="43.047cm">
          <text:p>SvxNumberType</text:p>
          <draw:enhanced-geometry svg:viewBox="0 0 21600 21600" draw:type="rectangle" draw:enhanced-path="M 0 0 L 21600 0 21600 21600 0 21600 0 0 Z N"/>
        </draw:custom-shape>
        <draw:connector draw:style-name="data_20_member" draw:layer="layout" svg:x1="74.134cm" svg:y1="41.336cm" svg:x2="76.492cm" svg:y2="43.378cm" draw:start-shape="id1867" draw:start-glue-point="7" draw:end-shape="id1868" draw:end-glue-point="3" svg:d="m74134 41336h1179v2042h1179">
          <text:p/>
        </draw:connector>
        <draw:custom-shape draw:style-name="gr1" draw:text-style-name="P1" xml:id="id1869" draw:id="id1869" draw:layer="layout" svg:width="1.958cm" svg:height="0.635cm" svg:x="76.519cm" svg:y="39.371cm">
          <text:p text:style-name="P1">SwFrmFmt</text:p>
          <draw:enhanced-geometry svg:viewBox="0 0 21600 21600" draw:type="rectangle" draw:enhanced-path="M 0 0 L 21600 0 21600 21600 0 21600 0 0 Z N"/>
        </draw:custom-shape>
        <draw:connector draw:style-name="data_20_member_20__28_multiple_29_" draw:layer="layout" svg:x1="74.134cm" svg:y1="38.873cm" svg:x2="76.519cm" svg:y2="39.688cm" draw:start-shape="id1867" draw:start-glue-point="9" draw:end-shape="id1869" draw:end-glue-point="3" svg:d="m74134 38873h1193v815h1192">
          <text:p>GetMaster()</text:p>
          <text:p>GetLeft()</text:p>
        </draw:connector>
        <draw:custom-shape draw:style-name="gr1" draw:text-style-name="P1" xml:id="id1870" draw:id="id1870" draw:layer="layout" svg:width="1.534cm" svg:height="0.608cm" svg:x="76.411cm" svg:y="37.571cm">
          <text:p text:style-name="P1">SwFmt</text:p>
          <draw:enhanced-geometry svg:viewBox="0 0 21600 21600" draw:type="rectangle" draw:enhanced-path="M 0 0 L 21600 0 21600 21600 0 21600 0 0 Z N"/>
        </draw:custom-shape>
        <draw:connector draw:style-name="inheritance_20__28_public_29_" draw:layer="layout" svg:x1="77.498cm" svg:y1="39.371cm" svg:x2="77.178cm" svg:y2="38.179cm" draw:start-shape="id1869" draw:start-glue-point="0" draw:end-shape="id1870" draw:end-glue-point="2" svg:d="m77498 39371v-596h-320v-596">
          <text:p/>
        </draw:connector>
        <draw:connector draw:style-name="inheritance_20__28_public_29_" draw:layer="layout" svg:x1="77.178cm" svg:y1="37.571cm" svg:x2="74.853cm" svg:y2="34.414cm" draw:start-shape="id1870" draw:start-glue-point="0" draw:end-shape="id1837" draw:end-glue-point="6" svg:d="m77178 37571v-1578h-2325v-1579">
          <text:p/>
        </draw:connector>
        <draw:custom-shape draw:style-name="gr1" draw:text-style-name="P1" xml:id="id1871" draw:id="id1871" draw:layer="layout" svg:width="2.17cm" svg:height="0.661cm" svg:x="79.821cm" svg:y="40.719cm">
          <text:p text:style-name="P1">SwDepend</text:p>
          <draw:enhanced-geometry svg:viewBox="0 0 21600 21600" draw:type="rectangle" draw:enhanced-path="M 0 0 L 21600 0 21600 21600 0 21600 0 0 Z N"/>
        </draw:custom-shape>
        <draw:connector draw:style-name="inheritance_20__28_public_29_" draw:layer="layout" svg:x1="80.906cm" svg:y1="40.719cm" svg:x2="84.428cm" svg:y2="16.219cm" draw:start-shape="id1871" draw:start-glue-point="0" draw:end-shape="id1825" draw:end-glue-point="14" svg:d="m80906 40719v-12250h3522v-12250">
          <text:p/>
        </draw:connector>
        <draw:connector draw:style-name="data_20_member" draw:layer="layout" svg:x1="74.134cm" svg:y1="40.938cm" svg:x2="79.821cm" svg:y2="41.049cm" draw:start-shape="id1867" draw:start-glue-point="5" draw:end-shape="id1871" draw:end-glue-point="3" svg:d="m74134 40938h2844v111h2843">
          <text:p/>
        </draw:connector>
        <draw:custom-shape draw:style-name="gr1" draw:text-style-name="P1" xml:id="id1872" draw:id="id1872" draw:layer="layout" svg:width="2.699cm" svg:height="0.688cm" svg:x="62.721cm" svg:y="42.47cm">
          <text:p text:style-name="P1">SwRegionRects</text:p>
          <draw:enhanced-geometry svg:viewBox="0 0 21600 21600" draw:type="rectangle" draw:enhanced-path="M 0 0 L 21600 0 21600 21600 0 21600 0 0 Z N"/>
        </draw:custom-shape>
        <draw:custom-shape draw:style-name="gr1" draw:text-style-name="P1" xml:id="id1874" draw:id="id1874" draw:layer="layout" svg:width="3.161cm" svg:height="0.608cm" svg:x="64.838cm" svg:y="40.882cm">
          <draw:glue-point draw:id="4" svg:x="-2.28cm" svg:y="5.016cm"/>
          <draw:glue-point draw:id="5" svg:x="2.489cm" svg:y="5.016cm"/>
          <text:p text:style-name="P1">SwRects</text:p>
          <draw:enhanced-geometry svg:viewBox="0 0 21600 21600" draw:type="rectangle" draw:enhanced-path="M 0 0 L 21600 0 21600 21600 0 21600 0 0 Z N"/>
        </draw:custom-shape>
        <draw:custom-shape draw:style-name="gr1" draw:text-style-name="P1" xml:id="id1873" draw:id="id1873" draw:layer="layout" svg:width="1.692cm" svg:height="0.608cm" svg:x="68.384cm" svg:y="42.922cm">
          <text:p text:style-name="P1">SwRect</text:p>
          <draw:enhanced-geometry svg:viewBox="0 0 21600 21600" draw:type="rectangle" draw:enhanced-path="M 0 0 L 21600 0 21600 21600 0 21600 0 0 Z N"/>
        </draw:custom-shape>
        <draw:connector draw:style-name="data_20_member" draw:layer="layout" svg:x1="65.42cm" svg:y1="42.814cm" svg:x2="68.384cm" svg:y2="43.226cm" draw:start-shape="id1872" draw:start-glue-point="1" draw:end-shape="id1873" draw:end-glue-point="3" svg:d="m65420 42814h1482v412h1482">
          <text:p>aOrigin</text:p>
        </draw:connector>
        <draw:connector draw:style-name="inheritance_20__28_public_29_" draw:layer="layout" svg:x1="64.07cm" svg:y1="42.47cm" svg:x2="65.698cm" svg:y2="41.49cm" draw:start-shape="id1872" draw:start-glue-point="0" draw:end-shape="id1874" draw:end-glue-point="4" svg:d="m64070 42470v-490h1628v-490">
          <text:p/>
        </draw:connector>
        <draw:connector draw:style-name="data_20_member_20__28_pointer_29_" draw:layer="layout" draw:line-skew="1.8cm" svg:x1="56.869cm" svg:y1="39.187cm" svg:x2="62.721cm" svg:y2="42.814cm" draw:start-shape="id1859" draw:start-glue-point="5" draw:end-shape="id1872" draw:end-glue-point="3" svg:d="m56869 39187h4726v3627h1126">
          <text:p/>
        </draw:connector>
        <draw:custom-shape draw:style-name="gr1" draw:text-style-name="P1" xml:id="id1875" draw:id="id1875" draw:layer="layout" svg:width="2.54cm" svg:height="0.608cm" svg:x="63.356cm" svg:y="43.662cm">
          <text:p text:style-name="P1">SwScrollAreas</text:p>
          <draw:enhanced-geometry svg:viewBox="0 0 21600 21600" draw:type="rectangle" draw:enhanced-path="M 0 0 L 21600 0 21600 21600 0 21600 0 0 Z N"/>
        </draw:custom-shape>
        <draw:connector draw:style-name="data_20_member_20__28_multiple_20_pointers_29_" draw:layer="layout" draw:line-skew="0.821cm" svg:x1="56.869cm" svg:y1="39.583cm" svg:x2="63.356cm" svg:y2="43.966cm" draw:start-shape="id1859" draw:start-glue-point="12" draw:end-shape="id1875" draw:end-glue-point="3" svg:d="m56869 39583h4065v4383h2422">
          <text:p/>
        </draw:connector>
        <draw:custom-shape draw:style-name="gr1" draw:text-style-name="P1" xml:id="id1876" draw:id="id1876" draw:layer="layout" svg:width="2.62cm" svg:height="0.555cm" svg:x="63.313cm" svg:y="44.609cm">
          <text:p text:style-name="P1">SwLayAction</text:p>
          <draw:enhanced-geometry svg:viewBox="0 0 21600 21600" draw:type="rectangle" draw:enhanced-path="M 0 0 L 21600 0 21600 21600 0 21600 0 0 Z N"/>
        </draw:custom-shape>
        <draw:connector draw:style-name="data_20_member_20__28_pointer_29_" draw:layer="layout" draw:line-skew="0.193cm" svg:x1="56.869cm" svg:y1="40.163cm" svg:x2="63.313cm" svg:y2="44.886cm" draw:start-shape="id1859" draw:start-glue-point="13" draw:end-shape="id1876" draw:end-glue-point="3" svg:d="m56869 40163h3415v4723h3029">
          <text:p/>
        </draw:connector>
        <draw:custom-shape draw:style-name="gr1" draw:text-style-name="P1" xml:id="id1877" draw:id="id1877" draw:layer="layout" svg:width="1.985cm" svg:height="0.556cm" svg:x="62.388cm" svg:y="45.693cm">
          <text:p text:style-name="P1">SwLayIdle</text:p>
          <draw:enhanced-geometry svg:viewBox="0 0 21600 21600" draw:type="rectangle" draw:enhanced-path="M 0 0 L 21600 0 21600 21600 0 21600 0 0 Z N"/>
        </draw:custom-shape>
        <draw:connector draw:style-name="data_20_member_20__28_pointer_29_" draw:layer="layout" svg:x1="56.869cm" svg:y1="40.546cm" svg:x2="62.388cm" svg:y2="45.971cm" draw:start-shape="id1859" draw:start-glue-point="6" draw:end-shape="id1877" draw:end-glue-point="3" svg:d="m56869 40546h2759v5425h2760">
          <text:p/>
        </draw:connector>
        <draw:custom-shape draw:style-name="class_20__28_external_20_module_29_" xml:id="id1878" draw:id="id1878" draw:layer="layout" svg:width="2.46cm" svg:height="0.714cm" svg:x="53.288cm" svg:y="51.488cm">
          <text:p>SfxViewShell</text:p>
          <draw:enhanced-geometry svg:viewBox="0 0 21600 21600" draw:type="rectangle" draw:enhanced-path="M 0 0 L 21600 0 21600 21600 0 21600 0 0 Z N"/>
        </draw:custom-shape>
        <draw:connector draw:style-name="data_20_member_20__28_pointer_29_" draw:layer="layout" svg:x1="51.12cm" svg:y1="48.811cm" svg:x2="53.288cm" svg:y2="51.845cm" draw:start-shape="id1836" draw:start-glue-point="5" draw:end-shape="id1878" draw:end-glue-point="3" svg:d="m51120 48811h1084v3034h1084">
          <text:p>GetSfxViewShell()</text:p>
        </draw:connector>
        <draw:connector draw:style-name="data_20_member_20__28_pointer_29_" draw:layer="layout" svg:x1="44.2cm" svg:y1="61.04cm" svg:x2="54.887cm" svg:y2="62.082cm" draw:start-shape="id1846" draw:start-glue-point="11" draw:end-shape="id1840" draw:end-glue-point="3" svg:d="m44200 61040h5343v1042h5344">
          <text:p>GetWrtShell()</text:p>
        </draw:connector>
        <draw:custom-shape draw:style-name="gr1" draw:text-style-name="P1" xml:id="id1879" draw:id="id1879" draw:layer="layout" svg:width="2.62cm" svg:height="0.846cm" svg:x="50.007cm" svg:y="65.219cm">
          <text:p text:style-name="P1">SwView_Impl</text:p>
          <draw:enhanced-geometry svg:viewBox="0 0 21600 21600" draw:type="rectangle" draw:enhanced-path="M 0 0 L 21600 0 21600 21600 0 21600 0 0 Z N"/>
        </draw:custom-shape>
        <draw:connector draw:style-name="data_20_member_20__28_pointer_29_" draw:layer="layout" draw:line-skew="1.077cm" svg:x1="44.2cm" svg:y1="62.708cm" svg:x2="50.007cm" svg:y2="65.642cm" draw:start-shape="id1846" draw:start-glue-point="9" draw:end-shape="id1879" draw:end-glue-point="3" svg:d="m44200 62708h3980v2934h1827">
          <text:p/>
        </draw:connector>
        <draw:custom-shape draw:style-name="gr1" draw:text-style-name="P1" xml:id="id1880" draw:id="id1880" draw:layer="layout" svg:width="2.46cm" svg:height="0.661cm" svg:x="52.838cm" svg:y="67.232cm">
          <text:p text:style-name="P1">SwScrollbar</text:p>
          <draw:enhanced-geometry svg:viewBox="0 0 21600 21600" draw:type="rectangle" draw:enhanced-path="M 0 0 L 21600 0 21600 21600 0 21600 0 0 Z N"/>
        </draw:custom-shape>
        <draw:connector draw:style-name="data_20_member_20__28_multiple_20_pointers_29_" draw:layer="layout" draw:line-skew="-1.026cm" svg:x1="44.2cm" svg:y1="63.502cm" svg:x2="52.838cm" svg:y2="67.562cm" draw:start-shape="id1846" draw:start-glue-point="8" draw:end-shape="id1880" draw:end-glue-point="3" svg:d="m44200 63502h3293v4060h5345">
          <text:p>pHScrollbar</text:p>
          <text:p>pVScrollbar</text:p>
        </draw:connector>
        <draw:custom-shape draw:style-name="class_20__28_external_20_module_29_" xml:id="id1881" draw:id="id1881" draw:layer="layout" svg:width="1.852cm" svg:height="0.661cm" svg:x="53.287cm" svg:y="65.406cm">
          <text:p>ScrollBar</text:p>
          <draw:enhanced-geometry svg:viewBox="0 0 21600 21600" draw:mirror-vertical="false" draw:mirror-horizontal="false" draw:type="rectangle" draw:enhanced-path="M 0 0 L 21600 0 21600 21600 0 21600 0 0 Z N"/>
        </draw:custom-shape>
        <draw:connector draw:style-name="inheritance_20__28_public_29_" draw:layer="layout" svg:x1="54.068cm" svg:y1="67.232cm" svg:x2="54.213cm" svg:y2="66.067cm" draw:start-shape="id1880" draw:start-glue-point="0" draw:end-shape="id1881" draw:end-glue-point="2" svg:d="m54068 67232v-583h145v-582">
          <text:p/>
        </draw:connector>
        <draw:custom-shape draw:style-name="class_20__28_external_20_module_29_" xml:id="id1882" draw:id="id1882" draw:layer="layout" svg:width="2.09cm" svg:height="0.582cm" svg:x="52.864cm" svg:y="68.236cm">
          <text:p>SvxRuler</text:p>
          <draw:enhanced-geometry svg:viewBox="0 0 21600 21600" draw:type="rectangle" draw:enhanced-path="M 0 0 L 21600 0 21600 21600 0 21600 0 0 Z N"/>
        </draw:custom-shape>
        <draw:connector draw:style-name="data_20_member_20__28_multiple_20_pointers_29_" draw:layer="layout" draw:line-skew="-1.621cm" svg:x1="44.2cm" svg:y1="64.135cm" svg:x2="52.864cm" svg:y2="68.527cm" draw:start-shape="id1846" draw:start-glue-point="1" draw:end-shape="id1882" draw:end-glue-point="3" svg:d="m44200 64135h2711v4392h5953">
          <text:p>pHRuler</text:p>
          <text:p>pVRuler</text:p>
        </draw:connector>
        <draw:custom-shape draw:style-name="gr1" draw:text-style-name="P1" xml:id="id1883" draw:id="id1883" draw:layer="layout" svg:width="2.382cm" svg:height="0.556cm" svg:x="48.366cm" svg:y="69.163cm">
          <text:p text:style-name="P1">SwPostItMgr</text:p>
          <draw:enhanced-geometry svg:viewBox="0 0 21600 21600" draw:type="rectangle" draw:enhanced-path="M 0 0 L 21600 0 21600 21600 0 21600 0 0 Z N"/>
        </draw:custom-shape>
        <draw:connector draw:style-name="data_20_member_20__28_pointer_29_" draw:layer="layout" svg:x1="44.2cm" svg:y1="64.768cm" svg:x2="48.366cm" svg:y2="69.441cm" draw:start-shape="id1846" draw:start-glue-point="7" draw:end-shape="id1883" draw:end-glue-point="3" svg:d="m44200 64768h2083v4673h2083">
          <text:p/>
        </draw:connector>
        <draw:custom-shape draw:style-name="gr1" draw:text-style-name="P1" xml:id="id1845" draw:id="id1845" draw:layer="layout" svg:width="4.154cm" svg:height="0.582cm" svg:x="48.445cm" svg:y="70.247cm">
          <text:p text:style-name="P1">SwDrawBase</text:p>
          <draw:enhanced-geometry svg:viewBox="0 0 21600 21600" draw:type="rectangle" draw:enhanced-path="M 0 0 L 21600 0 21600 21600 0 21600 0 0 Z N"/>
        </draw:custom-shape>
        <draw:connector draw:style-name="data_20_member_20__28_pointer_29_" draw:layer="layout" draw:line-skew="-0.946cm" svg:x1="44.2cm" svg:y1="65.563cm" svg:x2="48.445cm" svg:y2="70.538cm" draw:start-shape="id1846" draw:start-glue-point="6" draw:end-shape="id1845" draw:end-glue-point="3" svg:d="m44200 65563h1176v4975h3069">
          <text:p>pDrawActual</text:p>
        </draw:connector>
        <draw:custom-shape draw:style-name="gr1" draw:text-style-name="P1" xml:id="id1884" draw:id="id1884" draw:layer="layout" svg:width="3.228cm" svg:height="0.635cm" svg:x="65.67cm" svg:y="64.214cm">
          <text:p text:style-name="P1">SwShadowCursor</text:p>
          <draw:enhanced-geometry svg:viewBox="0 0 21600 21600" draw:type="rectangle" draw:enhanced-path="M 0 0 L 21600 0 21600 21600 0 21600 0 0 Z N"/>
        </draw:custom-shape>
        <draw:connector draw:style-name="data_20_member_20__28_pointer_29_" draw:layer="layout" svg:x1="60.347cm" svg:y1="64.268cm" svg:x2="65.67cm" svg:y2="64.531cm" draw:start-shape="id1841" draw:start-glue-point="8" draw:end-shape="id1884" draw:end-glue-point="3" svg:d="m60347 64268h2662v263h2661">
          <text:p/>
        </draw:connector>
        <draw:custom-shape draw:style-name="gr1" draw:text-style-name="P1" xml:id="id1885" draw:id="id1885" draw:layer="layout" svg:width="2.407cm" svg:height="0.635cm" svg:x="59.743cm" svg:y="55.086cm">
          <draw:glue-point draw:id="4" svg:x="-2.467cm" svg:y="-5.023cm"/>
          <draw:glue-point draw:id="5" svg:x="2.147cm" svg:y="-5.023cm"/>
          <text:p text:style-name="P1">SwShellCrsr</text:p>
          <draw:enhanced-geometry svg:viewBox="0 0 21600 21600" draw:type="rectangle" draw:enhanced-path="M 0 0 L 21600 0 21600 21600 0 21600 0 0 Z N"/>
        </draw:custom-shape>
        <draw:connector draw:style-name="data_20_member_20__28_multiple_20_pointers_29_" draw:layer="layout" svg:x1="57.009cm" svg:y1="54.638cm" svg:x2="59.743cm" svg:y2="55.403cm" draw:start-shape="id1835" draw:start-glue-point="6" draw:end-shape="id1885" draw:end-glue-point="3" svg:d="m57009 54638h1367v765h1367">
          <text:p/>
        </draw:connector>
        <draw:custom-shape draw:style-name="gr1" draw:text-style-name="P1" xml:id="id1886" draw:id="id1886" draw:layer="layout" svg:width="2.037cm" svg:height="0.556cm" svg:x="59.294cm" svg:y="53.128cm">
          <text:p text:style-name="P1">SwCursor</text:p>
          <draw:enhanced-geometry svg:viewBox="0 0 21600 21600" draw:type="rectangle" draw:enhanced-path="M 0 0 L 21600 0 21600 21600 0 21600 0 0 Z N"/>
        </draw:custom-shape>
        <draw:custom-shape draw:style-name="gr1" draw:text-style-name="P1" xml:id="id1887" draw:id="id1887" draw:layer="layout" svg:width="2.884cm" svg:height="0.635cm" svg:x="62.098cm" svg:y="53.049cm">
          <text:p text:style-name="P1">SwSelPaintRects</text:p>
          <draw:enhanced-geometry svg:viewBox="0 0 21600 21600" draw:type="rectangle" draw:enhanced-path="M 0 0 L 21600 0 21600 21600 0 21600 0 0 Z N"/>
        </draw:custom-shape>
        <draw:connector draw:style-name="inheritance_20__28_public_29_" draw:layer="layout" svg:x1="60.353cm" svg:y1="55.086cm" svg:x2="60.312cm" svg:y2="53.684cm" draw:start-shape="id1885" draw:start-glue-point="4" draw:end-shape="id1886" draw:end-glue-point="2" svg:d="m60353 55086v-701h-41v-701">
          <text:p/>
        </draw:connector>
        <draw:connector draw:style-name="inheritance_20__28_public_29_" draw:layer="layout" svg:x1="61.462cm" svg:y1="55.086cm" svg:x2="63.54cm" svg:y2="53.684cm" draw:start-shape="id1885" draw:start-glue-point="5" draw:end-shape="id1887" draw:end-glue-point="2" svg:d="m61462 55086v-702h2078v-700">
          <text:p/>
        </draw:connector>
        <draw:custom-shape draw:style-name="gr1" draw:text-style-name="P1" xml:id="id1888" draw:id="id1888" draw:layer="layout" svg:width="1.561cm" svg:height="0.556cm" svg:x="59.399cm" svg:y="50.958cm">
          <text:p text:style-name="P1">SwPaM</text:p>
          <draw:enhanced-geometry svg:viewBox="0 0 21600 21600" draw:type="rectangle" draw:enhanced-path="M 0 0 L 21600 0 21600 21600 0 21600 0 0 Z N"/>
        </draw:custom-shape>
        <draw:connector draw:style-name="inheritance_20__28_public_29_" draw:layer="layout" svg:x1="60.312cm" svg:y1="53.128cm" svg:x2="60.179cm" svg:y2="51.514cm" draw:start-shape="id1886" draw:start-glue-point="0" draw:end-shape="id1888" draw:end-glue-point="2" svg:d="m60312 53128v-807h-133v-807">
          <text:p/>
        </draw:connector>
        <draw:connector draw:style-name="inheritance_20__28_public_29_" draw:layer="layout" draw:line-skew="-0.797cm" svg:x1="60.179cm" svg:y1="50.958cm" svg:x2="56.239cm" svg:y2="43.663cm" draw:start-shape="id1888" draw:start-glue-point="0" draw:end-shape="id1838" draw:end-glue-point="5" svg:d="m60179 50958v-4444h-3940v-2851">
          <text:p/>
        </draw:connector>
        <draw:connector draw:style-name="inheritance_20__28_public_29_" draw:layer="layout" svg:x1="63.54cm" svg:y1="53.049cm" svg:x2="67.204cm" svg:y2="41.49cm" draw:start-shape="id1887" draw:start-glue-point="0" draw:end-shape="id1874" draw:end-glue-point="5" svg:d="m63540 53049v-5780h3664v-5779">
          <text:p/>
        </draw:connector>
        <draw:frame draw:style-name="annotation" draw:layer="layout" svg:width="6.958cm" svg:height="3.062cm" svg:x="41.434cm" svg:y="45.145cm">
          <draw:text-box>
            <text:p>It's unclear what the intent of this <text:span text:style-name="T1">ViewShell</text:span> vs <text:span text:style-name="T1">SwView</text:span> split is. <text:s/>My best guess would be that <text:span text:style-name="T1">ViewShell</text:span> was originally the only view shell in Writer, then later <text:span text:style-name="T1">SwView</text:span> took over as a replacement. <text:s/>But The <text:span text:style-name="T1">ViewShell</text:span> code lingers on as its code has not entirely been replaced.... <text:s/>Or something along that line.</text:p>
          </draw:text-box>
        </draw:frame>
        <draw:frame draw:style-name="annotation" draw:layer="layout" svg:width="5.9cm" svg:height="1.475cm" svg:x="48.658cm" svg:y="57.501cm">
          <draw:text-box>
            <text:p>I fail to see the point of this class inheritance, from <text:span text:style-name="T1">SwCrsrShell</text:span> down to <text:span text:style-name="T1">SwWrtShell</text:span>.</text:p>
          </draw:text-box>
        </draw:frame>
        <draw:custom-shape draw:style-name="gr1" draw:text-style-name="P1" xml:id="id1889" draw:id="id1889" draw:layer="layout" svg:width="2.514cm" svg:height="0.609cm" svg:x="53.128cm" svg:y="45.588cm">
          <text:p text:style-name="P1">SwViewOption</text:p>
          <draw:enhanced-geometry svg:viewBox="0 0 21600 21600" draw:type="rectangle" draw:enhanced-path="M 0 0 L 21600 0 21600 21600 0 21600 0 0 Z N"/>
        </draw:custom-shape>
        <draw:connector draw:style-name="data_20_member_20__28_pointer_29_" draw:layer="layout" svg:x1="51.12cm" svg:y1="46.409cm" svg:x2="53.128cm" svg:y2="45.892cm" draw:start-shape="id1836" draw:start-glue-point="7" draw:end-shape="id1889" draw:end-glue-point="3" svg:d="m51120 46409h1004v-517h1004">
          <text:p>pOpt</text:p>
        </draw:connector>
        <draw:connector draw:style-name="data_20_member_20__28_pointer_29_" draw:layer="layout" svg:x1="46.644cm" svg:y1="26.541cm" svg:x2="50.851cm" svg:y2="25.577cm" draw:start-shape="id1890" draw:start-glue-point="1" draw:end-shape="id1833" draw:end-glue-point="3" svg:d="m46644 26541h2103v-964h2104">
          <text:p>pDoc</text:p>
        </draw:connector>
        <draw:custom-shape draw:style-name="gr1" draw:text-style-name="P1" xml:id="id1891" draw:id="id1891" draw:layer="layout" svg:width="2.569cm" svg:height="0.855cm" svg:x="74.112cm" svg:y="53.421cm">
          <text:p text:style-name="P3">SwTxtPortion</text:p>
          <draw:enhanced-geometry svg:viewBox="0 0 21600 21600" draw:type="rectangle" draw:enhanced-path="M 0 0 L 21600 0 21600 21600 0 21600 0 0 Z N"/>
        </draw:custom-shape>
        <draw:connector draw:style-name="inheritance_20__28_public_29_" draw:layer="layout" svg:x1="75.396cm" svg:y1="53.421cm" svg:x2="77.233cm" svg:y2="51.844cm" draw:start-shape="id1891" draw:start-glue-point="0" draw:end-shape="id1828" draw:end-glue-point="4" svg:d="m75396 53421v-789h1837v-788">
          <text:p/>
        </draw:connector>
        <draw:connector draw:style-name="data_20_member_20__28_pointer_29_" draw:layer="layout" svg:x1="51.12cm" svg:y1="45.033cm" svg:x2="50.851cm" svg:y2="28.503cm" draw:start-shape="id1836" draw:start-glue-point="8" draw:end-shape="id1833" draw:end-glue-point="4" svg:d="m51120 45033h501v-7520h-1271v-9010h501">
          <text:p>GetDoc()</text:p>
        </draw:connector>
        <draw:custom-shape draw:style-name="gr1" draw:text-style-name="P1" xml:id="id1892" draw:id="id1892" draw:layer="layout" svg:width="2.566cm" svg:height="0.609cm" svg:x="56.381cm" svg:y="29.872cm">
          <text:p text:style-name="P1">SwRootFrm</text:p>
          <draw:enhanced-geometry svg:viewBox="0 0 21600 21600" draw:type="rectangle" draw:enhanced-path="M 0 0 L 21600 0 21600 21600 0 21600 0 0 Z N"/>
        </draw:custom-shape>
        <draw:connector draw:style-name="data_20_member_20__28_pointer_29_" draw:layer="layout" svg:x1="52.995cm" svg:y1="29.686cm" svg:x2="56.381cm" svg:y2="30.176cm" draw:start-shape="id1833" draw:start-glue-point="5" draw:end-shape="id1892" draw:end-glue-point="3" svg:d="m52995 29686h1693v490h1693">
          <text:p>GetRootFrm()</text:p>
          <text:p>pLayout</text:p>
        </draw:connector>
        <draw:connector draw:style-name="inheritance_20__28_public_29_" draw:layer="layout" draw:line-skew="1.451cm" svg:x1="57.664cm" svg:y1="29.872cm" svg:x2="67.47cm" svg:y2="24.352cm" draw:start-shape="id1892" draw:start-glue-point="0" draw:end-shape="id1865" draw:end-glue-point="4" svg:d="m57664 29872v-1309h9806v-4211">
          <text:p/>
        </draw:connector>
        <draw:connector draw:style-name="data_20_member_20__28_pointer_29_" draw:layer="layout" svg:x1="69.943cm" svg:y1="24.021cm" svg:x2="69.151cm" svg:y2="19.843cm" draw:start-shape="id1865" draw:start-glue-point="1" draw:end-shape="id1866" draw:end-glue-point="8" svg:d="m69943 24021h500v-2095h-1793v-2083h501">
          <text:p>Lower()</text:p>
        </draw:connector>
        <draw:custom-shape draw:style-name="gr1" draw:text-style-name="P1" xml:id="id1893" draw:id="id1893" draw:layer="layout" svg:width="3.069cm" svg:height="0.715cm" svg:x="74.654cm" svg:y="25.654cm">
          <draw:glue-point draw:id="4" svg:x="2.157cm" svg:y="-5.02cm"/>
          <draw:glue-point draw:id="5" svg:x="-2.495cm" svg:y="-5.02cm"/>
          <draw:glue-point draw:id="6" svg:x="-2.411cm" svg:y="5.006cm"/>
          <draw:glue-point draw:id="7" svg:x="2.417cm" svg:y="5.006cm"/>
          <text:p text:style-name="P1">SwCntntFrm</text:p>
          <draw:enhanced-geometry svg:viewBox="0 0 21600 21600" draw:type="rectangle" draw:enhanced-path="M 0 0 L 21600 0 21600 21600 0 21600 0 0 Z N"/>
        </draw:custom-shape>
        <draw:custom-shape draw:style-name="gr1" draw:text-style-name="P1" xml:id="id1894" draw:id="id1894" draw:layer="layout" svg:width="2.355cm" svg:height="0.688cm" svg:x="75.342cm" svg:y="22.851cm">
          <text:p text:style-name="P1">SwFlowFrm</text:p>
          <draw:enhanced-geometry svg:viewBox="0 0 21600 21600" draw:type="rectangle" draw:enhanced-path="M 0 0 L 21600 0 21600 21600 0 21600 0 0 Z N"/>
        </draw:custom-shape>
        <draw:connector draw:style-name="inheritance_20__28_public_29_" draw:layer="layout" svg:x1="76.849cm" svg:y1="25.654cm" svg:x2="76.519cm" svg:y2="23.539cm" draw:start-shape="id1893" draw:start-glue-point="4" draw:end-shape="id1894" draw:end-glue-point="2" svg:d="m76849 25654v-1058h-330v-1057">
          <text:p/>
        </draw:connector>
        <draw:connector draw:style-name="inheritance_20__28_public_29_" draw:layer="layout" svg:x1="75.423cm" svg:y1="25.654cm" svg:x2="71.454cm" svg:y2="20.162cm" draw:start-shape="id1893" draw:start-glue-point="5" draw:end-shape="id1866" draw:end-glue-point="5" svg:d="m75423 25654v-2746h-3969v-2746">
          <text:p/>
        </draw:connector>
        <draw:custom-shape draw:style-name="gr1" draw:text-style-name="P1" xml:id="id1895" draw:id="id1895" draw:layer="layout" svg:width="2.011cm" svg:height="0.583cm" svg:x="74.839cm" svg:y="28.564cm">
          <text:p text:style-name="P1">SwTxtFrm</text:p>
          <draw:enhanced-geometry svg:viewBox="0 0 21600 21600" draw:type="rectangle" draw:enhanced-path="M 0 0 L 21600 0 21600 21600 0 21600 0 0 Z N"/>
        </draw:custom-shape>
        <draw:connector draw:style-name="inheritance_20__28_public_29_" draw:layer="layout" svg:x1="75.844cm" svg:y1="28.564cm" svg:x2="75.449cm" svg:y2="26.368cm" draw:start-shape="id1895" draw:start-glue-point="0" draw:end-shape="id1893" draw:end-glue-point="6" svg:d="m75844 28564v-1098h-395v-1098">
          <text:p/>
        </draw:connector>
        <draw:custom-shape draw:style-name="gr1" draw:text-style-name="P1" xml:id="id1896" draw:id="id1896" draw:layer="layout" svg:width="2.274cm" svg:height="0.583cm" svg:x="76.561cm" svg:y="27.694cm">
          <text:p text:style-name="P1">SwNoTxtFrm</text:p>
          <draw:enhanced-geometry svg:viewBox="0 0 21600 21600" draw:type="rectangle" draw:enhanced-path="M 0 0 L 21600 0 21600 21600 0 21600 0 0 Z N"/>
        </draw:custom-shape>
        <draw:connector draw:style-name="inheritance_20__28_public_29_" draw:layer="layout" svg:x1="77.698cm" svg:y1="27.694cm" svg:x2="76.929cm" svg:y2="26.368cm" draw:start-shape="id1896" draw:start-glue-point="0" draw:end-shape="id1893" draw:end-glue-point="7" svg:d="m77698 27694v-663h-769v-663">
          <text:p/>
        </draw:connector>
        <draw:connector draw:style-name="gr7" draw:layer="layout" draw:line-skew="0cm 0.828cm" svg:x1="72.205cm" svg:y1="19.79cm" svg:x2="66.728cm" svg:y2="24.021cm" draw:start-shape="id1866" draw:start-glue-point="7" draw:end-shape="id1865" draw:end-glue-point="3" svg:d="m72205 19790h501v2964h-6480v1267h502">
          <text:p>Upper()</text:p>
        </draw:connector>
        <draw:connector draw:style-name="data_20_member_20__28_multiple_20_pointers_29_" draw:layer="layout" draw:line-skew="0cm -1.034cm" svg:x1="72.205cm" svg:y1="19.051cm" svg:x2="69.151cm" svg:y2="18.998cm" draw:start-shape="id1866" draw:start-glue-point="6" draw:end-shape="id1866" draw:end-glue-point="9" svg:d="m72205 19051h501v-1906h-4056v1853h501">
          <text:p>pNext</text:p>
          <text:p>pPrev</text:p>
        </draw:connector>
        <draw:custom-shape draw:style-name="class_20__28_external_20_module_29_" xml:id="id1897" draw:id="id1897" draw:layer="layout" svg:width="2.778cm" svg:height="0.74cm" svg:x="42.651cm" svg:y="21.617cm">
          <text:p>SfxObjectShell</text:p>
          <draw:enhanced-geometry svg:viewBox="0 0 21600 21600" draw:type="rectangle" draw:enhanced-path="M 0 0 L 21600 0 21600 21600 0 21600 0 0 Z N"/>
        </draw:custom-shape>
        <draw:connector draw:style-name="inheritance_20__28_public_29_" draw:layer="layout" svg:x1="45.244cm" svg:y1="26.101cm" svg:x2="44.04cm" svg:y2="22.357cm" draw:start-shape="id1890" draw:start-glue-point="0" draw:end-shape="id1897" draw:end-glue-point="2" svg:d="m45244 26101v-1872h-1204v-1872">
          <text:p/>
        </draw:connector>
        <draw:custom-shape draw:style-name="class_20__28_external_20_module_29_" xml:id="id1898" draw:id="id1898" draw:layer="layout" svg:width="2.963cm" svg:height="0.688cm" svg:x="57.521cm" svg:y="20.98cm">
          <text:p>SvxLinkManager</text:p>
          <draw:enhanced-geometry svg:viewBox="0 0 21600 21600" draw:type="rectangle" draw:enhanced-path="M 0 0 L 21600 0 21600 21600 0 21600 0 0 Z N"/>
        </draw:custom-shape>
        <draw:connector draw:style-name="data_20_member_20__28_pointer_29_" draw:layer="layout" svg:x1="52.995cm" svg:y1="21.458cm" svg:x2="57.521cm" svg:y2="21.324cm" draw:start-shape="id1833" draw:start-glue-point="6" draw:end-shape="id1898" draw:end-glue-point="3" svg:d="m52995 21458h2263v-134h2263">
          <text:p>GetLinkManager()</text:p>
        </draw:connector>
        <draw:custom-shape draw:style-name="gr1" draw:text-style-name="P1" xml:id="id1899" draw:id="id1899" draw:layer="layout" svg:width="1.944cm" svg:height="0.81cm" svg:x="74.758cm" svg:y="17.576cm">
          <text:p text:style-name="P1">SwTable</text:p>
          <draw:enhanced-geometry svg:viewBox="0 0 21600 21600" draw:type="rectangle" draw:enhanced-path="M 0 0 L 21600 0 21600 21600 0 21600 0 0 Z N"/>
        </draw:custom-shape>
        <draw:connector draw:style-name="inheritance_20__28_public_29_" draw:layer="layout" svg:x1="75.73cm" svg:y1="17.576cm" svg:x2="74.718cm" svg:y2="16.219cm" draw:start-shape="id1899" draw:start-glue-point="0" draw:end-shape="id1825" draw:end-glue-point="6" svg:d="m75730 17576v-678h-1012v-679">
          <text:p/>
        </draw:connector>
        <draw:custom-shape draw:style-name="gr1" draw:text-style-name="P1" xml:id="id1900" draw:id="id1900" draw:layer="layout" svg:width="2.456cm" svg:height="0.81cm" svg:x="75.434cm" svg:y="19.575cm">
          <text:p text:style-name="P1">SwDDETable</text:p>
          <draw:enhanced-geometry svg:viewBox="0 0 21600 21600" draw:type="rectangle" draw:enhanced-path="M 0 0 L 21600 0 21600 21600 0 21600 0 0 Z N"/>
        </draw:custom-shape>
        <draw:connector draw:style-name="inheritance_20__28_public_29_" draw:layer="layout" svg:x1="76.662cm" svg:y1="19.575cm" svg:x2="75.73cm" svg:y2="18.386cm" draw:start-shape="id1900" draw:start-glue-point="0" draw:end-shape="id1899" draw:end-glue-point="2" svg:d="m76662 19575v-594h-932v-595">
          <text:p/>
        </draw:connector>
        <draw:custom-shape draw:style-name="gr1" draw:text-style-name="P1" xml:id="id1901" draw:id="id1901" draw:layer="layout" svg:width="2.646cm" svg:height="0.918cm" svg:x="92.199cm" svg:y="21.302cm">
          <text:p text:style-name="P1">SwBaseLink</text:p>
          <draw:enhanced-geometry svg:viewBox="0 0 21600 21600" draw:type="rectangle" draw:enhanced-path="M 0 0 L 21600 0 21600 21600 0 21600 0 0 Z N"/>
        </draw:custom-shape>
        <draw:custom-shape draw:style-name="class_20__28_external_20_module_29_" xml:id="id1902" draw:id="id1902" draw:layer="layout" svg:width="2.592cm" svg:height="0.837cm" svg:x="92.631cm" svg:y="17.576cm">
          <text:p>SvBaseLink</text:p>
          <draw:enhanced-geometry svg:viewBox="0 0 21600 21600" draw:type="rectangle" draw:enhanced-path="M 0 0 L 21600 0 21600 21600 0 21600 0 0 Z N"/>
        </draw:custom-shape>
        <draw:custom-shape draw:style-name="namespace" draw:layer="layout" svg:width="6.399cm" svg:height="2.457cm" svg:x="90.336cm" svg:y="16.712cm">
          <text:p>sfx2</text:p>
          <draw:enhanced-geometry svg:viewBox="0 0 21600 21600" draw:type="rectangle" draw:enhanced-path="M 0 0 L 21600 0 21600 21600 0 21600 0 0 Z N"/>
        </draw:custom-shape>
        <draw:connector draw:style-name="inheritance_20__28_public_29_" draw:layer="layout" svg:x1="93.522cm" svg:y1="21.302cm" svg:x2="93.927cm" svg:y2="18.413cm" draw:start-shape="id1901" draw:start-glue-point="0" draw:end-shape="id1902" draw:end-glue-point="2" svg:d="m93522 21302v-1445h405v-1444">
          <text:p/>
        </draw:connector>
        <draw:custom-shape draw:style-name="gr1" draw:text-style-name="P1" xml:id="id1903" draw:id="id1903" draw:layer="layout" svg:width="3.213cm" svg:height="0.783cm" svg:x="91.686cm" svg:y="24.082cm">
          <text:p text:style-name="P1">SwIntrnlRefLink</text:p>
          <draw:enhanced-geometry svg:viewBox="0 0 21600 21600" draw:type="rectangle" draw:enhanced-path="M 0 0 L 21600 0 21600 21600 0 21600 0 0 Z N"/>
        </draw:custom-shape>
        <draw:connector draw:style-name="inheritance_20__28_public_29_" draw:layer="layout" svg:x1="93.292cm" svg:y1="24.082cm" svg:x2="93.522cm" svg:y2="22.22cm" draw:start-shape="id1903" draw:start-glue-point="0" draw:end-shape="id1901" draw:end-glue-point="2" svg:d="m93292 24082v-931h230v-931">
          <text:p/>
        </draw:connector>
        <draw:frame draw:style-name="annotation" draw:layer="layout" svg:width="3.78cm" svg:height="1.178cm" svg:x="95.574cm" svg:y="21.852cm">
          <draw:text-box>
            <text:p>Handles DDE links.</text:p>
          </draw:text-box>
        </draw:frame>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904" draw:start-glue-point="4" draw:end-shape="id1905" draw:end-glue-point="5" svg:d="m56892 67587v-14125h46987v-14125">
          <text:p/>
        </draw:connector>
        <draw:connector draw:style-name="inheritance_20__28_public_29_" draw:layer="layout" svg:x1="75.429cm" svg:y1="66.242cm" svg:x2="69.176cm" svg:y2="11.292cm" draw:start-shape="id1906" draw:start-glue-point="5" draw:end-shape="id1907" draw:end-glue-point="16" svg:d="m75429 66242v-27475h-6253v-27475">
          <text:p/>
        </draw:connector>
        <draw:custom-shape draw:style-name="gr1" draw:text-style-name="P1" xml:id="id1908" draw:id="id1908"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xml:id="id1909" draw:id="id1909"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908" draw:start-glue-point="4" draw:end-shape="id1909" svg:d="m37219 46690v-1257h-3618v-1257">
          <text:p/>
        </draw:connector>
        <draw:custom-shape draw:style-name="gr1" draw:text-style-name="P1" xml:id="id1910" draw:id="id1910"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908" draw:start-glue-point="5" draw:end-shape="id1910" draw:end-glue-point="2" svg:d="m38519 46690v-726h2897v-726">
          <text:p/>
        </draw:connector>
        <draw:custom-shape draw:style-name="uno_20_service" xml:id="id1911" draw:id="id1911"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908" draw:start-glue-point="0" draw:end-shape="id1911" draw:end-glue-point="2" svg:d="m37851 46690v-2929h2759v-1167">
          <text:p/>
        </draw:connector>
        <draw:custom-shape draw:style-name="gr1" draw:text-style-name="P1" xml:id="id1915" draw:id="id1915"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xml:id="id1916" draw:id="id1916"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xml:id="id1907" draw:id="id1907"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xml:id="id1912" draw:id="id1912"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907" draw:start-glue-point="4" draw:end-shape="id1912" draw:end-glue-point="5" svg:d="m71597 10644v-2082h-449v-2084">
          <text:p/>
        </draw:connector>
        <draw:custom-shape draw:style-name="gr2" xml:id="id1913" draw:id="id1913"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912" draw:start-glue-point="0" draw:end-shape="id1913" draw:end-glue-point="2" svg:d="m71720 5909v-765h-375v-763">
          <text:p/>
        </draw:connector>
        <draw:custom-shape draw:style-name="gr2" xml:id="id1914" draw:id="id1914"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907" draw:start-glue-point="5" draw:end-shape="id1914" draw:end-glue-point="2" svg:d="m85020 10644v-1735h10333v-1735">
          <text:p/>
        </draw:connector>
        <draw:connector draw:style-name="inheritance_20__28_public_29_" draw:layer="layout" svg:x1="82.172cm" svg:y1="29.1cm" svg:x2="82.952cm" svg:y2="26.738cm" draw:start-shape="id1915" draw:start-glue-point="5" draw:end-shape="id1916" draw:end-glue-point="4" svg:d="m82172 29100v-1181h780v-1181">
          <text:p/>
        </draw:connector>
        <draw:custom-shape draw:style-name="gr2" xml:id="id1917" draw:id="id1917"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915" draw:start-glue-point="4" draw:end-shape="id1917" draw:end-glue-point="2" svg:d="m81241 29100v-700h-2035v-699">
          <text:p/>
        </draw:connector>
        <draw:connector draw:style-name="inheritance_20__28_public_29_" draw:layer="layout" svg:x1="84.533cm" svg:y1="26.093cm" svg:x2="85.313cm" svg:y2="11.292cm" draw:start-shape="id1916" draw:start-glue-point="5" draw:end-shape="id1907" draw:end-glue-point="11" svg:d="m84533 26093v-7401h780v-7400">
          <text:p/>
        </draw:connector>
        <draw:custom-shape draw:style-name="gr2" xml:id="id1918" draw:id="id1918"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916" draw:start-glue-point="6" draw:end-shape="id1918" draw:end-glue-point="2" svg:d="m88237 26093v-790h129v-790">
          <text:p/>
        </draw:connector>
        <draw:custom-shape draw:style-name="gr1" draw:text-style-name="P1" xml:id="id1919" draw:id="id1919"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919" draw:start-glue-point="0" draw:end-shape="id1916" draw:end-glue-point="7" svg:d="m83169 32599v-2930h508v-2931">
          <text:p/>
        </draw:connector>
        <draw:custom-shape draw:style-name="gr1" draw:text-style-name="P1" xml:id="id1920" draw:id="id1920"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920" draw:start-glue-point="4" draw:end-shape="id1916" draw:end-glue-point="8" svg:d="m85077 34854v-4057h-778v-4059">
          <text:p/>
        </draw:connector>
        <draw:custom-shape draw:style-name="gr2" xml:id="id1921" draw:id="id1921"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920" draw:start-glue-point="5" draw:end-shape="id1921" draw:end-glue-point="2" svg:d="m86319 34854v-661h1296v-661">
          <text:p/>
        </draw:connector>
        <draw:custom-shape draw:style-name="gr1" draw:text-style-name="P1" xml:id="id1922" draw:id="id1922"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922" draw:start-glue-point="4" draw:end-shape="id1916" draw:end-glue-point="9" svg:d="m87021 31200v-1348h-2151v-3114">
          <text:p/>
        </draw:connector>
        <draw:custom-shape draw:style-name="gr2" xml:id="id1923" draw:id="id1923"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922" draw:start-glue-point="5" draw:end-shape="id1923" draw:end-glue-point="2" svg:d="m88237 31200v-557h1478v-558">
          <text:p/>
        </draw:connector>
        <draw:custom-shape draw:style-name="gr1" draw:text-style-name="P1" xml:id="id1924" draw:id="id1924"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xml:id="id1905" draw:id="id1905"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xml:id="id1925" draw:id="id1925"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924" draw:start-glue-point="5" draw:end-shape="id1905" draw:end-glue-point="2" svg:d="m101897 40349v-506h1061v-506">
          <text:p/>
        </draw:connector>
        <draw:connector draw:style-name="inheritance_20__28_public_29_" draw:layer="layout" svg:x1="100.499cm" svg:y1="40.349cm" svg:x2="95.107cm" svg:y2="36.098cm" draw:start-shape="id1924" draw:start-glue-point="4" draw:end-shape="id1925" draw:end-glue-point="7" svg:d="m100499 40349v-2126h-5392v-2125">
          <text:p/>
        </draw:connector>
        <draw:custom-shape draw:style-name="gr1" draw:text-style-name="P1" xml:id="id1926" draw:id="id1926"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xml:id="id1927" draw:id="id1927"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926" draw:start-glue-point="5" draw:end-shape="id1924" draw:end-glue-point="6" svg:d="m100911 46491v-2761h-360v-2762">
          <text:p/>
        </draw:connector>
        <draw:connector draw:style-name="inheritance_20__28_public_29_" draw:layer="layout" svg:x1="102.157cm" svg:y1="45.246cm" svg:x2="101.974cm" svg:y2="40.968cm" draw:start-shape="id1927" draw:start-glue-point="4" draw:end-shape="id1924" draw:end-glue-point="7" svg:d="m102157 45246v-2138h-183v-2140">
          <text:p/>
        </draw:connector>
        <draw:custom-shape draw:style-name="gr2" xml:id="id1928" draw:id="id1928"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905" draw:start-glue-point="0" draw:end-shape="id1928" draw:end-glue-point="2" svg:d="m102958 38715v-453h1751v-454">
          <text:p/>
        </draw:connector>
        <draw:custom-shape draw:style-name="gr2" xml:id="id1929" draw:id="id1929"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926" draw:start-glue-point="4" draw:end-shape="id1929" draw:end-glue-point="2" svg:d="m100032 46491v-571h-1374v-570">
          <text:p/>
        </draw:connector>
        <draw:custom-shape draw:style-name="gr2" xml:id="id1930" draw:id="id1930"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927" draw:start-glue-point="5" draw:end-shape="id1930" draw:end-glue-point="2" svg:d="m103503 45246v-1152h1219v-1151">
          <text:p/>
        </draw:connector>
        <draw:connector draw:style-name="inheritance_20__28_public_29_" draw:layer="layout" svg:x1="93.812cm" svg:y1="35.502cm" svg:x2="94.923cm" svg:y2="11.292cm" draw:start-shape="id1925" draw:start-glue-point="4" draw:end-shape="id1907" draw:end-glue-point="8" svg:d="m93812 35502v-12105h1111v-12105">
          <text:p/>
        </draw:connector>
        <draw:custom-shape draw:style-name="gr2" xml:id="id1931" draw:id="id1931"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925" draw:start-glue-point="5" draw:end-shape="id1931" draw:end-glue-point="2" svg:d="m95003 35502v-869h2178v-868">
          <text:p/>
        </draw:connector>
        <draw:custom-shape draw:style-name="gr1" draw:text-style-name="P1" xml:id="id1932" draw:id="id1932"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932" draw:start-glue-point="0" draw:end-shape="id1925" draw:end-glue-point="6" svg:d="m93306 39854v-1878h507v-1878">
          <text:p/>
        </draw:connector>
        <draw:custom-shape draw:style-name="gr2" xml:id="id1934" draw:id="id1934"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933" draw:start-glue-point="4" draw:end-shape="id1934" svg:d="m77811 16632v-596h-1302v-596">
          <text:p/>
        </draw:connector>
        <draw:connector draw:style-name="inheritance_20__28_public_29_" draw:layer="layout" svg:x1="79.507cm" svg:y1="16.632cm" svg:x2="80.107cm" svg:y2="11.292cm" draw:start-shape="id1933" draw:start-glue-point="5" draw:end-shape="id1907" draw:end-glue-point="2" svg:d="m79507 16632v-2670h600v-2670">
          <text:p/>
        </draw:connector>
        <draw:custom-shape draw:style-name="gr1" draw:text-style-name="P1" xml:id="id1935" draw:id="id1935"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xml:id="id1936" draw:id="id1936"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935" draw:start-glue-point="5" draw:end-shape="id1936" draw:end-glue-point="2" svg:d="m78623 23500v-428h1633v-429">
          <text:p/>
        </draw:connector>
        <draw:custom-shape draw:style-name="gr1" draw:text-style-name="P3" xml:id="id1937" draw:id="id1937"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937" draw:start-glue-point="4" draw:end-shape="id1938" draw:end-glue-point="2" svg:d="m80724 20493v-646h-1646v-647">
          <text:p/>
        </draw:connector>
        <draw:connector draw:style-name="inheritance_20__28_public_29_" draw:layer="layout" svg:x1="81.915cm" svg:y1="20.493cm" svg:x2="82.231cm" svg:y2="11.292cm" draw:start-shape="id1937" draw:start-glue-point="5" draw:end-shape="id1907" draw:end-glue-point="12" svg:d="m81915 20493v-4600h316v-4601">
          <text:p/>
        </draw:connector>
        <draw:custom-shape draw:style-name="gr1" draw:text-style-name="P1" xml:id="id1939" draw:id="id1939"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939" draw:start-glue-point="4" draw:end-shape="id1907" draw:end-glue-point="7" svg:d="m101541 15778v-2243h-2875v-2243">
          <text:p/>
        </draw:connector>
        <draw:custom-shape draw:style-name="gr2" xml:id="id1940" draw:id="id1940"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939" draw:start-glue-point="5" draw:end-shape="id1940" draw:end-glue-point="2" svg:d="m102745 15778v-973h2766v-972">
          <text:p/>
        </draw:connector>
        <draw:custom-shape draw:style-name="gr1" draw:text-style-name="P1" xml:id="id1941" draw:id="id1941"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xml:id="id1938" draw:id="id1938"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941" draw:start-glue-point="4" draw:end-shape="id1907" draw:end-glue-point="10" svg:d="m87874 21272v-6715h300v-3265">
          <text:p/>
        </draw:connector>
        <draw:custom-shape draw:style-name="gr2" xml:id="id1942" draw:id="id1942"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941" draw:start-glue-point="5" draw:end-shape="id1942" draw:end-glue-point="2" svg:d="m88925 21272v-545h2267v-545">
          <text:p/>
        </draw:connector>
        <draw:custom-shape draw:style-name="gr1" draw:text-style-name="P1" xml:id="id1943" draw:id="id1943"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943" draw:start-glue-point="4" draw:end-shape="id1939" draw:end-glue-point="6" svg:d="m98866 23631v-4665h2676v-2592">
          <text:p/>
        </draw:connector>
        <draw:custom-shape draw:style-name="gr2" xml:id="id1944" draw:id="id1944"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943" draw:start-glue-point="5" draw:end-shape="id1944" draw:end-glue-point="2" svg:d="m100105 23631v-402h1377v-402">
          <text:p/>
        </draw:connector>
        <draw:custom-shape draw:style-name="gr1" draw:text-style-name="P1" xml:id="id1945" draw:id="id1945"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945" draw:start-glue-point="4" draw:end-shape="id1939" draw:end-glue-point="2" svg:d="m104238 18940v-1283h-2043v-1283">
          <text:p/>
        </draw:connector>
        <draw:custom-shape draw:style-name="gr2" xml:id="id1946" draw:id="id1946"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945" draw:start-glue-point="5" draw:end-shape="id1946" draw:end-glue-point="2" svg:d="m105441 18940v-894h1212v-895">
          <text:p/>
        </draw:connector>
        <draw:custom-shape draw:style-name="gr1" draw:text-style-name="P1" xml:id="id1947" draw:id="id1947"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947" draw:start-glue-point="0" draw:end-shape="id1945" draw:end-glue-point="2" svg:d="m109025 21013v-738h-4134v-739">
          <text:p/>
        </draw:connector>
        <draw:custom-shape draw:style-name="gr1" draw:text-style-name="P1" xml:id="id1948" draw:id="id1948"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948" draw:start-glue-point="4" draw:end-shape="id1947" draw:end-glue-point="8" svg:d="m99351 31354v-5858h5716v-3887">
          <text:p/>
        </draw:connector>
        <draw:custom-shape draw:style-name="gr2" xml:id="id1949" draw:id="id1949"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948" draw:start-glue-point="5" draw:end-shape="id1949" draw:end-glue-point="2" svg:d="m101616 31354v-269h214v-269">
          <text:p/>
        </draw:connector>
        <draw:custom-shape draw:style-name="gr1" draw:text-style-name="P1" xml:id="id1950" draw:id="id1950"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xml:id="id1951" draw:id="id1951"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950" draw:start-glue-point="5" draw:end-shape="id1951" draw:end-glue-point="2" svg:d="m103923 29065v-216h240v-217">
          <text:p/>
        </draw:connector>
        <draw:connector draw:style-name="inheritance_20__28_public_29_" draw:layer="layout" draw:line-skew="1.326cm" svg:x1="101.658cm" svg:y1="29.065cm" svg:x2="106.489cm" svg:y2="21.609cm" draw:start-shape="id1950" draw:start-glue-point="4" draw:end-shape="id1947" draw:end-glue-point="6" svg:d="m101658 29065v-2402h4831v-5054">
          <text:p/>
        </draw:connector>
        <draw:custom-shape draw:style-name="gr1" draw:text-style-name="P1" xml:id="id1952" draw:id="id1952"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xml:id="id1953" draw:id="id1953"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952" draw:start-glue-point="5" draw:end-shape="id1953" draw:end-glue-point="2" svg:d="m109960 34328v-216h-49v-217">
          <text:p/>
        </draw:connector>
        <draw:connector draw:style-name="inheritance_20__28_public_29_" draw:layer="layout" draw:line-skew="-1.072cm" svg:x1="107.232cm" svg:y1="34.328cm" svg:x2="107.86cm" svg:y2="21.609cm" draw:start-shape="id1952" draw:start-glue-point="4" draw:end-shape="id1947" draw:end-glue-point="9" svg:d="m107232 34328v-7431h628v-5288">
          <text:p/>
        </draw:connector>
        <draw:custom-shape draw:style-name="gr1" draw:text-style-name="P1" xml:id="id1954" draw:id="id1954"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xml:id="id1955" draw:id="id1955"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954" draw:start-glue-point="5" draw:end-shape="id1955" draw:end-glue-point="2" svg:d="m112006 31787v-268h-24v-268">
          <text:p/>
        </draw:connector>
        <draw:connector draw:style-name="inheritance_20__28_public_29_" draw:layer="layout" draw:line-skew="-0.696cm" svg:x1="109.278cm" svg:y1="31.787cm" svg:x2="109.025cm" svg:y2="21.609cm" draw:start-shape="id1954" draw:start-glue-point="4" draw:end-shape="id1947" draw:end-glue-point="2" svg:d="m109278 31787v-5785h-253v-4393">
          <text:p/>
        </draw:connector>
        <draw:custom-shape draw:style-name="gr1" draw:text-style-name="P1" xml:id="id1956" draw:id="id1956"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xml:id="id1957" draw:id="id1957"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956" draw:start-glue-point="5" draw:end-shape="id1957" draw:end-glue-point="2" svg:d="m113770 28986v-281h114v-281">
          <text:p/>
        </draw:connector>
        <draw:connector draw:style-name="inheritance_20__28_public_29_" draw:layer="layout" draw:line-skew="-0.19cm" svg:x1="111.042cm" svg:y1="28.986cm" svg:x2="110.343cm" svg:y2="21.609cm" draw:start-shape="id1956" draw:start-glue-point="4" draw:end-shape="id1947" draw:end-glue-point="10" svg:d="m111042 28986v-3878h-699v-3499">
          <text:p/>
        </draw:connector>
        <draw:custom-shape draw:style-name="gr1" draw:text-style-name="P1" xml:id="id1958" draw:id="id1958"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xml:id="id1959" draw:id="id1959"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958" draw:start-glue-point="5" draw:end-shape="id1959" draw:end-glue-point="2" svg:d="m116466 26499v-281h23v-281">
          <text:p/>
        </draw:connector>
        <draw:connector draw:style-name="inheritance_20__28_public_29_" draw:layer="layout" svg:x1="113.738cm" svg:y1="26.499cm" svg:x2="112.831cm" svg:y2="21.609cm" draw:start-shape="id1958" draw:start-glue-point="4" draw:end-shape="id1947" draw:end-glue-point="11" svg:d="m113738 26499v-2445h-907v-2445">
          <text:p/>
        </draw:connector>
        <draw:custom-shape draw:style-name="gr1" draw:text-style-name="P1" xml:id="id1960" draw:id="id1960"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960" draw:start-glue-point="0" draw:end-shape="id1907"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xml:id="id1993" draw:id="id1993"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xml:id="id1962" draw:id="id1962"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xml:id="id1961" draw:id="id1961"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961" draw:start-glue-point="0" draw:end-shape="id1962" draw:end-glue-point="2" svg:d="m17705 19149v-5390h376v-5391">
          <text:p/>
        </draw:connector>
        <draw:custom-shape draw:style-name="gr1" draw:text-style-name="P1" xml:id="id1963" draw:id="id1963"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xml:id="id1964" draw:id="id1964"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xml:id="id1965" draw:id="id1965"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963" draw:start-glue-point="0" draw:end-shape="id1961" draw:end-glue-point="9" svg:d="m11628 20886v-570h3979v-571">
          <text:p/>
        </draw:connector>
        <draw:connector draw:style-name="inheritance_20__28_public_29_" draw:layer="layout" svg:x1="17.874cm" svg:y1="24.8cm" svg:x2="17.705cm" svg:y2="19.745cm" draw:start-shape="id1964" draw:start-glue-point="0" draw:end-shape="id1961" draw:end-glue-point="2" svg:d="m17874 24800v-2527h-169v-2528">
          <text:p/>
        </draw:connector>
        <draw:connector draw:style-name="inheritance_20__28_public_29_" draw:layer="layout" svg:x1="21.632cm" svg:y1="23.375cm" svg:x2="18.921cm" svg:y2="19.745cm" draw:start-shape="id1965" draw:start-glue-point="0" draw:end-shape="id1961" draw:end-glue-point="5" svg:d="m21632 23375v-1815h-2711v-1815">
          <text:p/>
        </draw:connector>
        <draw:custom-shape draw:style-name="gr1" draw:text-style-name="P1" xml:id="id1966" draw:id="id1966"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966" draw:start-glue-point="0" draw:end-shape="id1964" draw:end-glue-point="2" svg:d="m17899 26510v-557h-25v-557">
          <text:p/>
        </draw:connector>
        <draw:custom-shape draw:style-name="gr1" draw:text-style-name="P1" xml:id="id2020" draw:id="id2020"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xml:id="id1967" draw:id="id1967"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967" draw:start-glue-point="0" draw:end-shape="id1961" draw:end-glue-point="6" svg:d="m23550 21922v-1089h-4083v-1088">
          <text:p/>
        </draw:connector>
        <draw:custom-shape draw:style-name="gr1" draw:text-style-name="P1" xml:id="id1968" draw:id="id1968"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xml:id="id1969" draw:id="id1969"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xml:id="id1970" draw:id="id1970"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968" draw:start-glue-point="0" draw:end-shape="id1967" draw:end-glue-point="4" svg:d="m24224 26485v-2023h-1153v-2023">
          <text:p/>
        </draw:connector>
        <draw:connector draw:style-name="inheritance_20__28_public_29_" draw:layer="layout" svg:x1="25.637cm" svg:y1="25.059cm" svg:x2="23.55cm" svg:y2="22.441cm" draw:start-shape="id1969" draw:start-glue-point="0" draw:end-shape="id1967" draw:end-glue-point="2" svg:d="m25637 25059v-1310h-2087v-1308">
          <text:p/>
        </draw:connector>
        <draw:connector draw:style-name="inheritance_20__28_public_29_" draw:layer="layout" svg:x1="27.036cm" svg:y1="23.79cm" svg:x2="24.054cm" svg:y2="22.439cm" draw:start-shape="id1970" draw:start-glue-point="0" draw:end-shape="id1967" draw:end-glue-point="5" svg:d="m27036 23790v-675h-2982v-676">
          <text:p/>
        </draw:connector>
        <draw:custom-shape draw:style-name="gr1" draw:text-style-name="P1" xml:id="id1971" draw:id="id1971"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xml:id="id1972" draw:id="id1972"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xml:id="id1973" draw:id="id1973"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xml:id="id1975" draw:id="id1975"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xml:id="id1974" draw:id="id1974"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xml:id="id1977" draw:id="id1977"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xml:id="id1978" draw:id="id1978"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xml:id="id1976" draw:id="id1976"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xml:id="id1979" draw:id="id1979"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5" draw:text-style-name="P2" draw:layer="layout" svg:width="0.052cm" svg:height="1.187cm" svg:x="34.548cm" svg:y="32.138cm">
          <draw:text-box>
            <text:p/>
          </draw:text-box>
        </draw:frame>
        <draw:custom-shape draw:style-name="gr1" draw:text-style-name="P1" xml:id="id1980" draw:id="id1980"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971" draw:start-glue-point="0" draw:end-shape="id1968" draw:end-glue-point="4" svg:d="m19017 31480v-2238h2440v-2240">
          <text:p/>
        </draw:connector>
        <draw:connector draw:style-name="inheritance_20__28_public_29_" draw:layer="layout" svg:x1="20.716cm" svg:y1="32.439cm" svg:x2="21.937cm" svg:y2="27.002cm" draw:start-shape="id1972" draw:start-glue-point="0" draw:end-shape="id1968" draw:end-glue-point="5" svg:d="m20716 32439v-2718h1221v-2719">
          <text:p/>
        </draw:connector>
        <draw:connector draw:style-name="inheritance_20__28_public_29_" draw:layer="layout" svg:x1="22.084cm" svg:y1="31.503cm" svg:x2="22.369cm" svg:y2="27.002cm" draw:start-shape="id1973" draw:start-glue-point="0" draw:end-shape="id1968" draw:end-glue-point="6" svg:d="m22084 31503v-2250h285v-2251">
          <text:p/>
        </draw:connector>
        <draw:connector draw:style-name="inheritance_20__28_public_29_" draw:layer="layout" svg:x1="23.448cm" svg:y1="32.548cm" svg:x2="22.795cm" svg:y2="27.002cm" draw:start-shape="id1974" draw:start-glue-point="0" draw:end-shape="id1968" draw:end-glue-point="7" svg:d="m23448 32548v-2772h-653v-2774">
          <text:p/>
        </draw:connector>
        <draw:connector draw:style-name="inheritance_20__28_public_29_" draw:layer="layout" svg:x1="24.591cm" svg:y1="31.727cm" svg:x2="23.245cm" svg:y2="27.002cm" draw:start-shape="id1975" draw:start-glue-point="0" draw:end-shape="id1968" draw:end-glue-point="8" svg:d="m24591 31727v-2362h-1346v-2363">
          <text:p/>
        </draw:connector>
        <draw:connector draw:style-name="inheritance_20__28_public_29_" draw:layer="layout" svg:x1="26.705cm" svg:y1="31.288cm" svg:x2="23.743cm" svg:y2="27.002cm" draw:start-shape="id1976" draw:start-glue-point="0" draw:end-shape="id1968" draw:end-glue-point="9" svg:d="m26705 31288v-2142h-2962v-2144">
          <text:p/>
        </draw:connector>
        <draw:connector draw:style-name="inheritance_20__28_public_29_" draw:layer="layout" svg:x1="27.814cm" svg:y1="30.437cm" svg:x2="24.224cm" svg:y2="27.004cm" draw:start-shape="id1977" draw:start-glue-point="0" draw:end-shape="id1968" draw:end-glue-point="2" svg:d="m27814 30437v-1717h-3590v-1716">
          <text:p/>
        </draw:connector>
        <draw:connector draw:style-name="inheritance_20__28_public_29_" draw:layer="layout" svg:x1="28.895cm" svg:y1="29.453cm" svg:x2="24.629cm" svg:y2="27.002cm" draw:start-shape="id1978" draw:end-shape="id1968" draw:end-glue-point="10" svg:d="m28895 29453v-1225h-4266v-1226">
          <text:p/>
        </draw:connector>
        <draw:connector draw:style-name="inheritance_20__28_public_29_" draw:layer="layout" svg:x1="29.95cm" svg:y1="31.063cm" svg:x2="25.067cm" svg:y2="27.002cm" draw:start-shape="id1979" draw:start-glue-point="0" draw:end-shape="id1968" draw:end-glue-point="11" svg:d="m29950 31063v-2030h-4883v-2031">
          <text:p/>
        </draw:connector>
        <draw:connector draw:style-name="inheritance_20__28_public_29_" draw:layer="layout" svg:x1="31.177cm" svg:y1="29.42cm" svg:x2="25.523cm" svg:y2="27.002cm" draw:start-shape="id1980" draw:start-glue-point="0" draw:end-shape="id1968" draw:end-glue-point="12" svg:d="m31177 29420v-1208h-5654v-1210">
          <text:p/>
        </draw:connector>
        <draw:custom-shape draw:style-name="gr1" draw:text-style-name="P1" xml:id="id1981" draw:id="id1981"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981" draw:start-glue-point="0" draw:end-shape="id1971" draw:end-glue-point="2" svg:d="m18634 33793v-911h383v-910">
          <text:p/>
        </draw:connector>
        <draw:custom-shape draw:style-name="gr1" draw:text-style-name="P1" xml:id="id1982" draw:id="id1982"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982" draw:start-glue-point="0" draw:end-shape="id1961" draw:end-glue-point="4" svg:d="m13477 22830v-1542h2828v-1543">
          <text:p/>
        </draw:connector>
        <draw:custom-shape draw:style-name="gr1" draw:text-style-name="P1" xml:id="id1985" draw:id="id1985"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xml:id="id1984" draw:id="id1984"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xml:id="id1983" draw:id="id1983"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983" draw:start-glue-point="0" draw:end-shape="id1982" draw:end-glue-point="5" svg:d="m15059 25137v-895h-1064v-894">
          <text:p/>
        </draw:connector>
        <draw:connector draw:style-name="inheritance_20__28_public_29_" draw:layer="layout" svg:x1="12.751cm" svg:y1="25.837cm" svg:x2="13.477cm" svg:y2="23.348cm" draw:start-shape="id1984" draw:start-glue-point="0" draw:end-shape="id1982" draw:end-glue-point="2" svg:d="m12751 25837v-1245h726v-1244">
          <text:p/>
        </draw:connector>
        <draw:connector draw:style-name="inheritance_20__28_public_29_" draw:layer="layout" svg:x1="11.377cm" svg:y1="24.825cm" svg:x2="12.96cm" svg:y2="23.348cm" draw:start-shape="id1985" draw:start-glue-point="0" draw:end-shape="id1982" draw:end-glue-point="4" svg:d="m11377 24825v-739h1583v-738">
          <text:p/>
        </draw:connector>
        <draw:custom-shape draw:style-name="gr1" draw:text-style-name="P1" xml:id="id1986" draw:id="id1986"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xml:id="id1987" draw:id="id1987"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986" draw:start-glue-point="4" draw:end-shape="id1983" draw:end-glue-point="4" svg:d="m10418 31489v-1777h4175v-4032">
          <text:p/>
        </draw:connector>
        <draw:connector draw:style-name="inheritance_20__28_public_29_" draw:layer="layout" draw:line-skew="1.71cm" svg:x1="14.047cm" svg:y1="31.539cm" svg:x2="15.55cm" svg:y2="25.68cm" draw:start-shape="id1987" draw:start-glue-point="4" draw:end-shape="id1983" draw:end-glue-point="5" svg:d="m14047 31539v-1219h1503v-4640">
          <text:p/>
        </draw:connector>
        <draw:custom-shape draw:style-name="gr1" draw:text-style-name="P1" xml:id="id1989" draw:id="id1989"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xml:id="id1988" draw:id="id1988"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xml:id="id1990" draw:id="id1990"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988" draw:start-glue-point="0" draw:end-shape="id1989" draw:end-glue-point="4" svg:d="m8177 27702v-557h740v-557">
          <text:p/>
        </draw:connector>
        <draw:connector draw:style-name="inheritance_20__28_public_29_" draw:layer="layout" svg:x1="11.378cm" svg:y1="27.702cm" svg:x2="10.211cm" svg:y2="26.588cm" draw:start-shape="id1990" draw:start-glue-point="0" draw:end-shape="id1989" draw:end-glue-point="5" svg:d="m11378 27702v-557h-1167v-557">
          <text:p/>
        </draw:connector>
        <draw:connector draw:style-name="inheritance_20__28_public_29_" draw:layer="layout" svg:x1="9.487cm" svg:y1="31.489cm" svg:x2="8.177cm" svg:y2="28.298cm" draw:start-shape="id1986" draw:start-glue-point="5" draw:end-shape="id1988" draw:end-glue-point="2" svg:d="m9487 31489v-1596h-1310v-1595">
          <text:p/>
        </draw:connector>
        <draw:connector draw:style-name="inheritance_20__28_public_29_" draw:layer="layout" draw:line-skew="-0.583cm" svg:x1="12.935cm" svg:y1="31.539cm" svg:x2="11.378cm" svg:y2="28.298cm" draw:start-shape="id1987" draw:start-glue-point="5" draw:end-shape="id1990" draw:end-glue-point="2" svg:d="m12935 31539v-2204h-1557v-1037">
          <text:p/>
        </draw:connector>
        <draw:custom-shape draw:style-name="gr1" draw:text-style-name="P1" xml:id="id1991" draw:id="id1991"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991" draw:start-glue-point="0" draw:end-shape="id1961" draw:end-glue-point="8" svg:d="m16329 22208v-389h548v-2074">
          <text:p/>
        </draw:connector>
        <draw:custom-shape draw:style-name="gr1" draw:text-style-name="P1" xml:id="id1992" draw:id="id1992"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992" draw:start-glue-point="4" draw:end-shape="id1993" draw:end-glue-point="2" svg:d="m10157 11762v-3396h4957v-3395">
          <text:p/>
        </draw:connector>
        <draw:connector draw:style-name="inheritance_20__28_public_29_" draw:layer="layout" svg:x1="10.86cm" svg:y1="11.762cm" svg:x2="17.518cm" svg:y2="8.368cm" draw:start-shape="id1992" draw:start-glue-point="5" draw:end-shape="id1962" draw:end-glue-point="4" svg:d="m10860 11762v-1697h6658v-1697">
          <text:p/>
        </draw:connector>
        <draw:custom-shape draw:style-name="gr1" draw:text-style-name="P1" xml:id="id1994" draw:id="id1994"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994" draw:start-glue-point="0" draw:end-shape="id1961" draw:end-glue-point="7" svg:d="m19322 22492v-467h-1073v-2280">
          <text:p/>
        </draw:connector>
        <draw:custom-shape draw:style-name="gr1" draw:text-style-name="P1" xml:id="id1996" draw:id="id1996"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xml:id="id1995" draw:id="id1995"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xml:id="id1997" draw:id="id1997"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995" draw:start-glue-point="0" draw:end-shape="id1996" draw:end-glue-point="4" svg:d="m42653 25830v-660h740v-661">
          <text:p/>
        </draw:connector>
        <draw:connector draw:style-name="inheritance_20__28_public_29_" draw:layer="layout" svg:x1="45.038cm" svg:y1="25.779cm" svg:x2="44.272cm" svg:y2="24.509cm" draw:start-shape="id1997" draw:start-glue-point="0" draw:end-shape="id1996" draw:end-glue-point="5" svg:d="m45038 25779v-635h-766v-635">
          <text:p/>
        </draw:connector>
        <draw:custom-shape draw:style-name="gr1" draw:text-style-name="P1" xml:id="id1998" draw:id="id1998"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xml:id="id1999" draw:id="id1999"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998" draw:start-glue-point="0" draw:end-shape="id1997" draw:end-glue-point="4" svg:d="m44306 27442v-546h462v-547">
          <text:p/>
        </draw:connector>
        <draw:connector draw:style-name="inheritance_20__28_public_29_" draw:layer="layout" svg:x1="46.022cm" svg:y1="27.464cm" svg:x2="45.314cm" svg:y2="26.349cm" draw:start-shape="id1999" draw:start-glue-point="0" draw:end-shape="id1997"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xml:id="id2002" draw:id="id2002"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xml:id="id2001" draw:id="id2001"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xml:id="id2000" draw:id="id2000"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2000" draw:start-glue-point="0" draw:end-shape="id2001" draw:end-glue-point="2" svg:d="m62861 66834v-1748h215v-1748">
          <text:p/>
        </draw:connector>
        <draw:connector draw:style-name="inheritance_20__28_public_29_" draw:layer="layout" draw:line-skew="-0.401cm" svg:x1="63.076cm" svg:y1="62.69cm" svg:x2="69.785cm" svg:y2="59.897cm" draw:start-shape="id2001" draw:start-glue-point="0" draw:end-shape="id2002" draw:end-glue-point="6" svg:d="m63076 62690v-1396h6709v-1397">
          <text:p/>
        </draw:connector>
        <draw:custom-shape draw:style-name="gr2" xml:id="id2003" draw:id="id2003"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2002" draw:start-glue-point="4" draw:end-shape="id2003" svg:d="m69798 58415v-1374h-1581v-1373">
          <text:p/>
        </draw:connector>
        <draw:custom-shape draw:style-name="gr1" draw:text-style-name="P1" xml:id="id2004" draw:id="id2004"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xml:id="id2005" draw:id="id2005"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2004" draw:start-glue-point="0" draw:end-shape="id2005" draw:end-glue-point="2" svg:d="m73283 54579v-609h1478v-610">
          <text:p/>
        </draw:connector>
        <draw:connector draw:style-name="inheritance_20__28_public_29_" draw:layer="layout" draw:line-skew="-0.687cm" svg:x1="70.392cm" svg:y1="58.415cm" svg:x2="73.283cm" svg:y2="55.123cm" draw:start-shape="id2002" draw:start-glue-point="0" draw:end-shape="id2004" draw:end-glue-point="2" svg:d="m70392 58415v-2333h2891v-959">
          <text:p/>
        </draw:connector>
        <draw:custom-shape draw:style-name="gr5" xml:id="id2006" draw:id="id2006"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2002" draw:start-glue-point="5" draw:end-shape="id2006" draw:end-glue-point="2" svg:d="m70937 58415v-622h1919v-622">
          <text:p/>
        </draw:connector>
        <draw:custom-shape draw:style-name="gr1" draw:text-style-name="P3" xml:id="id2007" draw:id="id2007"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2007" draw:start-glue-point="0" draw:end-shape="id2002" draw:end-glue-point="2" svg:d="m70900 62406v-891h-508v-1618">
          <text:p/>
        </draw:connector>
        <draw:custom-shape draw:style-name="gr1" draw:text-style-name="P1" xml:id="id2008" draw:id="id2008"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2008" draw:start-glue-point="0" draw:end-shape="id2002" draw:end-glue-point="7" svg:d="m73998 62381v-1242h-2945v-1242">
          <text:p/>
        </draw:connector>
        <draw:custom-shape draw:style-name="gr1" draw:text-style-name="P1" xml:id="id2009" draw:id="id2009"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xml:id="id2010" draw:id="id2010"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xml:id="id1906" draw:id="id1906"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xml:id="id2011" draw:id="id2011"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2009" draw:start-glue-point="0" draw:end-shape="id2007" draw:end-glue-point="4" svg:d="m69033 66501v-2733h1103v-714">
          <text:p/>
        </draw:connector>
        <draw:connector draw:style-name="inheritance_20__28_public_29_" draw:layer="layout" svg:x1="70.16cm" svg:y1="65.18cm" svg:x2="70.539cm" svg:y2="63.054cm" draw:start-shape="id2010" draw:start-glue-point="0" draw:end-shape="id2007" draw:end-glue-point="5" svg:d="m70160 65180v-1063h379v-1063">
          <text:p/>
        </draw:connector>
        <draw:connector draw:style-name="inheritance_20__28_public_29_" draw:layer="layout" svg:x1="74.42cm" svg:y1="66.242cm" svg:x2="71.181cm" svg:y2="63.054cm" draw:start-shape="id1906" draw:start-glue-point="4" draw:end-shape="id2007" draw:end-glue-point="6" svg:d="m74420 66242v-1594h-3239v-1594">
          <text:p/>
        </draw:connector>
        <draw:connector draw:style-name="inheritance_20__28_public_29_" draw:layer="layout" svg:x1="77.046cm" svg:y1="64.422cm" svg:x2="71.6cm" svg:y2="63.054cm" draw:start-shape="id2011" draw:start-glue-point="4" draw:end-shape="id2007" draw:end-glue-point="7" svg:d="m77046 64422v-684h-5446v-684">
          <text:p/>
        </draw:connector>
        <draw:custom-shape draw:style-name="gr5" xml:id="id2012" draw:id="id2012" draw:layer="layout" svg:width="1.063cm" svg:height="0.648cm" svg:x="67.776cm" svg:y="68.083cm">
          <text:p text:style-name="P2">HBox</text:p>
          <draw:enhanced-geometry svg:viewBox="0 0 21600 21600" draw:type="rectangle" draw:enhanced-path="M 0 0 L 21600 0 21600 21600 0 21600 0 0 Z N"/>
        </draw:custom-shape>
        <draw:custom-shape draw:style-name="gr5" xml:id="id2013" draw:id="id2013"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2012" draw:start-glue-point="0" draw:end-shape="id2009" draw:end-glue-point="4" svg:d="m68307 68083v-467h500v-467">
          <text:p/>
        </draw:connector>
        <draw:connector draw:style-name="inheritance_20__28_public_29_" draw:layer="layout" svg:x1="69.72cm" svg:y1="68.082cm" svg:x2="69.258cm" svg:y2="67.149cm" draw:start-shape="id2013" draw:start-glue-point="0" draw:end-shape="id2009" draw:end-glue-point="5" svg:d="m69720 68082v-466h-462v-467">
          <text:p/>
        </draw:connector>
        <draw:custom-shape draw:style-name="gr1" draw:text-style-name="P1" xml:id="id2014" draw:id="id2014"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2014" draw:start-glue-point="0" draw:end-shape="id2012" draw:end-glue-point="2" svg:d="m67672 70389v-829h635v-829">
          <text:p/>
        </draw:connector>
        <draw:custom-shape draw:style-name="gr1" draw:text-style-name="P3" xml:id="id1933" draw:id="id1933"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2011" draw:start-glue-point="0" draw:end-shape="id1907" draw:end-glue-point="15" svg:d="m77697 64422v-26565h-6393v-26565">
          <text:p/>
        </draw:connector>
        <draw:custom-shape draw:style-name="gr2" xml:id="id2015" draw:id="id2015"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2011" draw:start-glue-point="5" draw:end-shape="id2015" draw:end-glue-point="2" svg:d="m78262 64422v-702h2774v-701">
          <text:p/>
        </draw:connector>
        <draw:custom-shape draw:style-name="gr1" draw:text-style-name="P1" xml:id="id2016" draw:id="id2016"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993" draw:start-glue-point="1" draw:end-shape="id2016" draw:end-glue-point="3" svg:d="m16332 4659h1037v-248h1036">
          <text:p text:style-name="P2">pImpl</text:p>
        </draw:connector>
        <draw:custom-shape draw:style-name="gr1" draw:text-style-name="P1" xml:id="id2017" draw:id="id2017"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962" draw:start-glue-point="1" draw:end-shape="id2017" draw:end-glue-point="3" svg:d="m19131 8070h1332v-1343h1331">
          <text:p text:style-name="P2">mpImpl</text:p>
        </draw:connector>
        <draw:custom-shape draw:style-name="gr1" draw:text-style-name="P1" xml:id="id2018" draw:id="id2018"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2018" draw:start-glue-point="0" draw:end-shape="id2017" draw:end-glue-point="4" svg:d="m21686 8733v-569h595v-568">
          <text:p/>
        </draw:connector>
        <draw:custom-shape draw:style-name="gr1" draw:text-style-name="P1" xml:id="id2019" draw:id="id2019"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2019" draw:start-glue-point="0" draw:end-shape="id2017" draw:end-glue-point="5" svg:d="m24235 8733v-569h-830v-568">
          <text:p/>
        </draw:connector>
        <draw:custom-shape draw:style-name="gr1" draw:text-style-name="P1" xml:id="id2021" draw:id="id2021"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2020" draw:start-glue-point="1" draw:end-shape="id2021" draw:end-glue-point="3" svg:d="m29658 22126h830v-336h830">
          <text:p text:style-name="P2">pImpl</text:p>
        </draw:connector>
        <draw:connector draw:style-name="local_20_usage_20__2f__20_return_20_type" draw:text-style-name="P2" draw:layer="layout" svg:x1="24.496cm" svg:y1="22.181cm" svg:x2="28.226cm" svg:y2="22.126cm" draw:start-shape="id1967" draw:start-glue-point="1" draw:end-shape="id2020" draw:end-glue-point="3" svg:d="m24496 22181h1865v-55h1865">
          <text:p text:style-name="P2">SetModeImage()</text:p>
        </draw:connector>
        <draw:custom-shape draw:style-name="gr2" xml:id="id2022" draw:id="id2022"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2021" draw:start-glue-point="1" draw:end-shape="id2022" draw:end-glue-point="3" svg:d="m33050 21790h1190v-214h1190">
          <text:p text:style-name="P2">mxGraphic</text:p>
        </draw:connector>
        <draw:custom-shape draw:style-name="gr1" draw:text-style-name="P1" xml:id="id2023" draw:id="id2023"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2023" draw:start-glue-point="4" draw:end-shape="id2019" draw:end-glue-point="6" svg:d="m25330 10513v-605h-555v-606">
          <text:p/>
        </draw:connector>
        <draw:custom-shape draw:style-name="gr2" xml:id="id2024" draw:id="id2024"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2023" draw:start-glue-point="5" draw:end-shape="id2024" draw:end-glue-point="2" svg:d="m26218 10513v-876h2526v-875">
          <text:p/>
        </draw:connector>
        <draw:custom-shape draw:style-name="gr1" draw:text-style-name="P1" xml:id="id2025" draw:id="id2025"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2025" draw:start-glue-point="0" draw:end-shape="id2023" draw:end-glue-point="7" svg:d="m29495 13713v-1312h-3241v-1313">
          <text:p/>
        </draw:connector>
        <draw:custom-shape draw:style-name="gr2" xml:id="id2026" draw:id="id2026"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2025" draw:start-glue-point="1" draw:end-shape="id2026" draw:end-glue-point="3" svg:d="m30921 14001h1645v-119h1646">
          <text:p text:style-name="P2">mxRadioButton</text:p>
        </draw:connector>
        <draw:custom-shape draw:style-name="gr1" draw:text-style-name="P1" xml:id="id2027" draw:id="id2027"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2027" draw:start-glue-point="0" draw:end-shape="id2023" draw:end-glue-point="6" svg:d="m23598 13660v-1286h1725v-1286">
          <text:p/>
        </draw:connector>
        <draw:custom-shape draw:style-name="gr1" draw:text-style-name="P1" xml:id="id2028" draw:id="id2028"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2028" draw:start-glue-point="0" draw:end-shape="id2023" draw:end-glue-point="2" svg:d="m26527 15137v-2024h-718v-2023">
          <text:p/>
        </draw:connector>
        <draw:custom-shape draw:style-name="gr2" xml:id="id2029" draw:id="id2029"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2028" draw:start-glue-point="1" draw:end-shape="id2029" draw:end-glue-point="3" svg:d="m27862 15425h1245v143h1245">
          <text:p text:style-name="P2">mxCheckBox</text:p>
        </draw:connector>
        <draw:custom-shape draw:style-name="gr2" xml:id="id2030" draw:id="id2030"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2023" draw:start-glue-point="1" draw:end-shape="id2030"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xml:id="id2031" draw:id="id2031"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xml:id="id2032" draw:id="id2032"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2031" draw:start-glue-point="1" draw:end-shape="id2032" draw:end-glue-point="3" svg:d="m7439 15227h583v-143h583">
          <text:p/>
        </draw:connector>
        <draw:custom-shape draw:style-name="gr1" draw:text-style-name="P1" xml:id="id2033" draw:id="id2033"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xml:id="id2034" draw:id="id2034"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xml:id="id2035" draw:id="id2035"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2033" draw:start-glue-point="5" draw:end-shape="id2034" draw:end-glue-point="2" svg:d="m26144 48268v-453h2437v-453">
          <text:p/>
        </draw:connector>
        <draw:connector draw:style-name="inheritance_20__28_public_29_" draw:layer="layout" svg:x1="25.006cm" svg:y1="48.268cm" svg:x2="24.408cm" svg:y2="45.599cm" draw:start-shape="id2033" draw:start-glue-point="4" draw:end-shape="id2035" svg:d="m25006 48268v-1335h-598v-1334">
          <text:p/>
        </draw:connector>
        <draw:custom-shape draw:style-name="gr1" draw:text-style-name="P1" xml:id="id2036" draw:id="id2036"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xml:id="id2037" draw:id="id2037"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2036" draw:start-glue-point="0" draw:end-shape="id2037" svg:d="m87719 60748v-558h-764v-558">
          <text:p/>
        </draw:connector>
        <draw:custom-shape draw:style-name="gr1" draw:text-style-name="P1" xml:id="id2038" draw:id="id2038"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2036" draw:start-glue-point="4" draw:end-shape="id2038" draw:end-glue-point="7" svg:d="m88884 61624h1897v-1962h1897">
          <text:p text:style-name="P2">mpTopLevel</text:p>
        </draw:connector>
        <draw:custom-shape draw:style-name="gr2" xml:id="id2039" draw:id="id2039"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2036" draw:start-glue-point="7" draw:end-shape="id2039" draw:end-glue-point="5" svg:d="m88884 61995h4411v-1095h4410">
          <text:p text:style-name="P2">mxContainer</text:p>
        </draw:connector>
        <draw:connector draw:style-name="data_20_member_20__28_pointer_29_" draw:text-style-name="P2" draw:layer="layout" svg:x1="95.009cm" svg:y1="60.211cm" svg:x2="97.705cm" svg:y2="60.462cm" draw:start-shape="id2038" draw:start-glue-point="5" draw:end-shape="id2039"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xml:id="id2040" draw:id="id2040"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2040" draw:start-glue-point="0" draw:end-shape="id2001"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xml:id="id2041" draw:id="id2041"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2038" draw:start-glue-point="4" draw:end-shape="id2041"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xml:id="id2042" draw:id="id2042"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2016" draw:start-glue-point="1" draw:end-shape="id2042" draw:end-glue-point="3" svg:d="m20841 4411h997v-110h997">
          <text:p text:style-name="P2">mxRoot</text:p>
        </draw:connector>
        <draw:rect draw:style-name="uno_20_interface" xml:id="id2043" draw:id="id2043"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2036" draw:end-shape="id2043" draw:end-glue-point="3" svg:d="m88886 62419h3694v-428h3694">
          <text:p text:style-name="P2">mxToolkit</text:p>
        </draw:connector>
        <draw:rect draw:style-name="class" xml:id="id2044" draw:id="id2044"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2036" draw:start-glue-point="9" draw:end-shape="id2044" draw:end-glue-point="5" svg:d="m88884 63754h4085v8332h4084">
          <text:p text:style-name="P2">initialize()</text:p>
        </draw:connector>
        <draw:rect draw:style-name="uno_20_interface" xml:id="id2045" draw:id="id2045" draw:layer="layout" svg:width="4.51cm" svg:height="0.57cm" svg:x="95.96cm" svg:y="67.927cm">
          <text:p text:style-name="P2">com.sun.star.xml.input.XRoot</text:p>
        </draw:rect>
        <draw:connector draw:style-name="inheritance_20__28_public_29_" draw:layer="layout" svg:x1="98.31cm" svg:y1="71.062cm" svg:x2="98.215cm" svg:y2="68.497cm" draw:start-shape="id2044" draw:start-glue-point="0" draw:end-shape="id2045" draw:end-glue-point="2" svg:d="m98310 71062v-1282h-95v-1283">
          <text:p/>
        </draw:connector>
        <draw:custom-shape draw:style-name="gr3" xml:id="id2049" draw:id="id2049"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xml:id="id2048" draw:id="id2048"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xml:id="id2046" draw:id="id2046"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xml:id="id2047" draw:id="id2047" draw:layer="layout" svg:width="5.132cm" svg:height="0.57cm" svg:x="102.328cm" svg:y="66.314cm">
          <text:p text:style-name="P2">com.sun.star.xml.input.XElement</text:p>
        </draw:rect>
        <draw:connector draw:style-name="inheritance_20__28_public_29_" draw:layer="layout" svg:x1="105.799cm" svg:y1="68.053cm" svg:x2="104.894cm" svg:y2="66.884cm" draw:start-shape="id2046" draw:start-glue-point="0" draw:end-shape="id2047" draw:end-glue-point="2" svg:d="m105799 68053v-585h-905v-584">
          <text:p/>
        </draw:connector>
        <draw:connector draw:style-name="inheritance_20__28_public_29_" draw:layer="layout" svg:x1="105.294cm" svg:y1="70.514cm" svg:x2="105.799cm" svg:y2="69.27cm" draw:start-shape="id2048" draw:start-glue-point="0" draw:end-shape="id2046" draw:end-glue-point="2" svg:d="m105294 70514v-622h505v-622">
          <text:p/>
        </draw:connector>
        <draw:connector draw:style-name="inheritance_20__28_public_29_" draw:layer="layout" svg:x1="105.258cm" svg:y1="72.717cm" svg:x2="105.294cm" svg:y2="71.162cm" draw:start-shape="id2049" draw:start-glue-point="0" draw:end-shape="id2048" draw:end-glue-point="2" svg:d="m105258 72717v-777h36v-778">
          <text:p/>
        </draw:connector>
        <draw:connector draw:style-name="local_20_usage_20__2f__20_return_20_type" draw:text-style-name="P2" draw:layer="layout" svg:x1="99.567cm" svg:y1="71.415cm" svg:x2="103.858cm" svg:y2="73.041cm" draw:start-shape="id2044" draw:start-glue-point="6" draw:end-shape="id2049" draw:end-glue-point="3" svg:d="m99567 71415h2146v1626h2145">
          <text:p text:style-name="P2">startRootElement()</text:p>
        </draw:connector>
        <draw:connector draw:style-name="data_20_member_20__28_pointer_29_" draw:text-style-name="P2" draw:layer="layout" svg:x1="106.938cm" svg:y1="68.975cm" svg:x2="97.053cm" svg:y2="71.39cm" draw:start-shape="id2046" draw:start-glue-point="5" draw:end-shape="id2044" draw:end-glue-point="4" svg:d="m106938 68975h501v1191h-10886v1224h500">
          <text:p text:style-name="P2">mpImport</text:p>
        </draw:connector>
        <draw:connector draw:style-name="data_20_member_20__28_pointer_29_" draw:layer="layout" svg:x1="106.577cm" svg:y1="70.838cm" svg:x2="92.678cm" svg:y2="60.258cm" draw:start-shape="id2048" draw:start-glue-point="1" draw:end-shape="id2038" draw:end-glue-point="6" svg:d="m106577 70838h500v-5345h-14900v-5235h501">
          <text:p/>
        </draw:connector>
        <draw:frame draw:style-name="gr56"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2044" draw:start-glue-point="7" draw:end-shape="id2036" draw:end-glue-point="10" svg:d="m99567 72036h501v-4460h-14017v-3903h502">
          <text:p text:style-name="P2">mrRoot</text:p>
        </draw:connector>
        <draw:custom-shape draw:style-name="gr2" xml:id="id2050" draw:id="id2050"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2046" draw:start-glue-point="4" draw:end-shape="id2050" draw:end-glue-point="3" svg:d="m106938 68370h899v-20h897">
          <text:p/>
        </draw:connector>
        <draw:custom-shape draw:style-name="gr1" draw:text-style-name="P1" xml:id="id1904" draw:id="id1904"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904" draw:start-glue-point="7" draw:end-shape="id2001" draw:end-glue-point="4" svg:d="m57585 67587v-2124h4754v-2125">
          <text:p/>
        </draw:connector>
        <draw:custom-shape draw:style-name="gr2" xml:id="id2051" draw:id="id2051"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904" draw:start-glue-point="5" draw:end-shape="id2051" svg:d="m58016 67587v-636h1889v-636">
          <text:p/>
        </draw:connector>
        <draw:connector draw:style-name="inheritance_20__28_public_29_" draw:layer="layout" svg:x1="56.486cm" svg:y1="67.587cm" svg:x2="60.164cm" svg:y2="11.292cm" draw:start-shape="id1904" draw:start-glue-point="6" draw:end-shape="id1907" draw:end-glue-point="19" svg:d="m56486 67587v-28147h3678v-28148">
          <text:p/>
        </draw:connector>
        <draw:custom-shape draw:style-name="class_20__28_external_20_module_29_" xml:id="id2052" draw:id="id2052"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912" draw:start-glue-point="1" draw:end-shape="id2052"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xml:id="id2053" draw:id="id2053"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2053" draw:start-glue-point="0" draw:end-shape="id1912" draw:end-glue-point="4" svg:d="m73672 8527v-1024h-1438v-1025">
          <text:p/>
        </draw:connector>
        <draw:custom-shape draw:style-name="class_20__28_external_20_module_29_" xml:id="id2054" draw:id="id2054"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2053" draw:start-glue-point="1" draw:end-shape="id2054" draw:end-glue-point="3" svg:d="m75318 8812h817v78h818">
          <text:p/>
        </draw:connector>
        <draw:connector draw:style-name="inheritance_20__28_public_29_" draw:layer="layout" svg:x1="78.119cm" svg:y1="8.579cm" svg:x2="78.947cm" svg:y2="6.714cm" draw:start-shape="id2054" draw:start-glue-point="0" draw:end-shape="id2052" draw:end-glue-point="2" svg:d="m78119 8579v-933h828v-932">
          <text:p/>
        </draw:connector>
        <draw:custom-shape draw:style-name="gr1" draw:text-style-name="P1" xml:id="id2055" draw:id="id2055"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xml:id="id2056" draw:id="id2056"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2055" draw:start-glue-point="0" draw:end-shape="id2056"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2036" draw:start-glue-point="6" draw:end-shape="id2057" draw:end-glue-point="4" svg:d="m88884 61165h1758v-7618h1758">
          <text:p text:style-name="P2">mxLayoutUnit</text:p>
        </draw:connector>
        <draw:rect draw:style-name="uno_20_interface" xml:id="id2057" draw:id="id2057" draw:layer="layout" svg:width="4.743cm" svg:height="1.398cm" svg:x="92.399cm" svg:y="52.485cm">
          <draw:glue-point draw:id="4" svg:x="-4.998cm" svg:y="2.603cm"/>
          <draw:glue-point draw:id="5" svg:x="-4.998cm" svg:y="-2.961cm"/>
          <text:p text:style-name="P2">com.sun.star.awt.XLayoutUnit</text:p>
        </draw:rect>
        <draw:custom-shape draw:style-name="gr1" draw:text-style-name="P1" xml:id="id2058" draw:id="id2058"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2058" draw:start-glue-point="0" draw:end-shape="id2057" draw:end-glue-point="2" svg:d="m94770 54843v-960">
          <text:p/>
        </draw:connector>
        <draw:connector draw:style-name="data_20_member_20__28_pointer_29_" draw:text-style-name="P2" draw:layer="layout" svg:x1="71.507cm" svg:y1="59.156cm" svg:x2="92.4cm" svg:y2="52.771cm" draw:start-shape="id2002" draw:start-glue-point="1" draw:end-shape="id2057" draw:end-glue-point="5" svg:d="m71507 59156h10446v-6385h10447">
          <text:p text:style-name="P2">mxLayoutUnit</text:p>
        </draw:connector>
        <draw:connector draw:style-name="data_20_member_20__28_pointer_29_" draw:layer="layout" svg:x1="23.894cm" svg:y1="6.133cm" svg:x2="13.896cm" svg:y2="4.659cm" draw:start-shape="id2017" draw:start-glue-point="6" draw:end-shape="id1993" draw:end-glue-point="3" svg:d="m23894 6133h500v-2286h-10998v812h500">
          <text:p/>
        </draw:connector>
        <draw:connector draw:style-name="data_20_member_20__28_pointer_29_" draw:layer="layout" svg:x1="23.894cm" svg:y1="6.449cm" svg:x2="17.031cm" svg:y2="8.07cm" draw:start-shape="id2017" draw:start-glue-point="7" draw:end-shape="id1962" draw:end-glue-point="3" svg:d="m23894 6449h500v2419h-7863v-798h500">
          <text:p/>
        </draw:connector>
        <draw:custom-shape draw:style-name="gr2" xml:id="id2059" draw:id="id2059"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xml:id="id2060" draw:id="id2060"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2017" draw:start-glue-point="8" draw:end-shape="id2059" draw:end-glue-point="3" svg:d="m23894 6973h1558v-908h1557">
          <text:p/>
        </draw:connector>
        <draw:connector draw:style-name="data_20_member_20__28_pointer_29_" draw:layer="layout" draw:line-skew="0.727cm" svg:x1="23.894cm" svg:y1="7.316cm" svg:x2="27.007cm" svg:y2="6.92cm" draw:start-shape="id2017" draw:start-glue-point="9" draw:end-shape="id2060" draw:end-glue-point="3" svg:d="m23894 7316h2284v-396h829">
          <text:p/>
        </draw:connector>
        <draw:custom-shape draw:style-name="gr3" xml:id="id2061" draw:id="id2061"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2061" draw:start-glue-point="0" draw:end-shape="id1907" draw:end-glue-point="6" svg:d="m59664 53185v-20946h1587v-20947">
          <text:p/>
        </draw:connector>
        <draw:custom-shape draw:style-name="gr1" draw:text-style-name="P1" xml:id="id2062" draw:id="id2062"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xml:id="id2063" draw:id="id2063"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2062" draw:start-glue-point="4" draw:end-shape="id2063" draw:end-glue-point="2" svg:d="m16146 45952v-1282h-25v-1283">
          <text:p/>
        </draw:connector>
        <draw:custom-shape draw:style-name="gr1" draw:text-style-name="P1" xml:id="id2064" draw:id="id2064"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xml:id="id2065" draw:id="id2065"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2064" draw:start-glue-point="0" draw:end-shape="id2065" svg:d="m4717 46549v-1478h1567v-1477">
          <text:p/>
        </draw:connector>
        <draw:custom-shape draw:style-name="gr2" xml:id="id2066" draw:id="id2066"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2064" draw:start-glue-point="1" draw:end-shape="id2066" draw:end-glue-point="3" svg:d="m5858 46873h906v130h908">
          <text:p/>
        </draw:connector>
        <draw:custom-shape draw:style-name="gr2" xml:id="id2067" draw:id="id2067"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2002" draw:start-glue-point="9" draw:end-shape="id2067" draw:end-glue-point="3" svg:d="m71505 59559h1181v338h1181">
          <text:p text:style-name="P2">mxParent</text:p>
        </draw:connector>
        <draw:custom-shape draw:style-name="gr1" draw:text-style-name="P1" xml:id="id2068" draw:id="id2068"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xml:id="id2069" draw:id="id2069"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2068" draw:start-glue-point="0" draw:end-shape="id2069" draw:end-glue-point="2" svg:d="m99721 55879v-830h-129v-829">
          <text:p/>
        </draw:connector>
        <draw:custom-shape draw:style-name="gr2" xml:id="id2070" draw:id="id2070"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2068" draw:start-glue-point="1" draw:end-shape="id2070" draw:end-glue-point="3" svg:d="m100953 56164h946v129h947">
          <text:p text:style-name="P2">mxContainers</text:p>
        </draw:connector>
        <draw:connector draw:style-name="local_20_usage_20__2f__20_return_20_type" draw:layer="layout" svg:x1="95.82cm" svg:y1="55.154cm" svg:x2="98.49cm" svg:y2="56.164cm" draw:start-shape="id2058" draw:start-glue-point="1" draw:end-shape="id2068" svg:d="m95820 55154h1335v1010h1335">
          <text:p/>
        </draw:connector>
        <draw:custom-shape draw:style-name="gr1" draw:text-style-name="P1" xml:id="id2071" draw:id="id2071"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xml:id="id2072" draw:id="id2072"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2071" draw:start-glue-point="0" draw:end-shape="id2072"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xml:id="id2073" draw:id="id2073"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2071" draw:start-glue-point="4" draw:end-shape="id2073" draw:end-glue-point="4" svg:d="m118241 7040h2241v3510h2242">
          <text:p><text:span text:style-name="T10">maAccessibleFactoryAccess</text:span></text:p>
        </draw:connector>
        <draw:custom-shape draw:style-name="gr1" draw:text-style-name="P1" xml:id="id2074" draw:id="id2074"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2" draw:layer="layout" svg:x1="125.757cm" svg:y1="10.893cm" svg:x2="130.033cm" svg:y2="10.605cm" draw:start-shape="id2073" draw:start-glue-point="1" draw:end-shape="id2074" draw:end-glue-point="3" svg:d="m125757 10893h2137v-288h2139">
          <text:p><text:span text:style-name="T10">getFactory()</text:span></text:p>
        </draw:connector>
        <draw:custom-shape draw:style-name="class_20__28_external_20_module_29_" xml:id="id2076" draw:id="id2076"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xml:id="id2075" draw:id="id2075"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2075" draw:start-glue-point="0" draw:end-shape="id2074" draw:end-glue-point="4" svg:d="m128245 12640v-842h2669v-843">
          <text:p/>
        </draw:connector>
        <draw:connector draw:style-name="inheritance_20__28_public_29_" draw:layer="layout" svg:x1="133.622cm" svg:y1="16.553cm" svg:x2="132.364cm" svg:y2="10.955cm" draw:start-shape="id2076" draw:start-glue-point="0" draw:end-shape="id2074"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xml:id="id2078" draw:id="id2078"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xml:id="id2077" draw:id="id2077"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xml:id="id2079" draw:id="id2079"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xml:id="id2080" draw:id="id2080"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xml:id="id2081" draw:id="id2081"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xml:id="id2082" draw:id="id2082"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xml:id="id2083" draw:id="id2083"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xml:id="id2084" draw:id="id2084"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2077" draw:start-glue-point="0" draw:end-shape="id2078" draw:end-glue-point="4" svg:d="m134697 28580v-1619h5600v-1620">
          <text:p/>
        </draw:connector>
        <draw:connector draw:style-name="inheritance_20__28_public_29_" draw:layer="layout" svg:x1="137.239cm" svg:y1="29.902cm" svg:x2="140.945cm" svg:y2="25.341cm" draw:start-shape="id2079" draw:start-glue-point="0" draw:end-shape="id2078" draw:end-glue-point="5" svg:d="m137239 29902v-2280h3706v-2281">
          <text:p/>
        </draw:connector>
        <draw:connector draw:style-name="inheritance_20__28_public_29_" draw:layer="layout" svg:x1="139.519cm" svg:y1="28.632cm" svg:x2="141.541cm" svg:y2="25.341cm" draw:start-shape="id2080" draw:start-glue-point="0" draw:end-shape="id2078" draw:end-glue-point="6" svg:d="m139519 28632v-1645h2022v-1646">
          <text:p/>
        </draw:connector>
        <draw:connector draw:style-name="inheritance_20__28_public_29_" draw:layer="layout" svg:x1="142.565cm" svg:y1="29.85cm" svg:x2="142.137cm" svg:y2="25.341cm" draw:start-shape="id2081" draw:start-glue-point="0" draw:end-shape="id2078" draw:end-glue-point="7" svg:d="m142565 29850v-2254h-428v-2255">
          <text:p/>
        </draw:connector>
        <draw:connector draw:style-name="inheritance_20__28_public_29_" draw:layer="layout" svg:x1="145.105cm" svg:y1="28.684cm" svg:x2="142.512cm" svg:y2="25.341cm" draw:start-shape="id2082" draw:start-glue-point="0" draw:end-shape="id2078" draw:end-glue-point="2" svg:d="m145105 28684v-1671h-2593v-1672">
          <text:p/>
        </draw:connector>
        <draw:connector draw:style-name="inheritance_20__28_public_29_" draw:layer="layout" svg:x1="148.603cm" svg:y1="29.798cm" svg:x2="142.965cm" svg:y2="25.341cm" draw:start-shape="id2083" draw:start-glue-point="0" draw:end-shape="id2078" draw:end-glue-point="8" svg:d="m148603 29798v-2228h-5638v-2229">
          <text:p/>
        </draw:connector>
        <draw:connector draw:style-name="inheritance_20__28_public_29_" draw:layer="layout" svg:x1="151.48cm" svg:y1="28.737cm" svg:x2="143.587cm" svg:y2="25.341cm" draw:start-shape="id2084" draw:start-glue-point="0" draw:end-shape="id2078" draw:end-glue-point="9" svg:d="m151480 28737v-1698h-7893v-1698">
          <text:p/>
        </draw:connector>
        <draw:custom-shape draw:style-name="gr1" draw:text-style-name="P1" xml:id="id2085" draw:id="id2085"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907" draw:start-glue-point="1" draw:end-shape="id2085" draw:end-glue-point="3" svg:d="m101017 10968h2559v-160h2560">
          <text:p>mpImpl</text:p>
        </draw:connector>
        <draw:connector draw:style-name="data_20_member" draw:layer="layout" svg:x1="109.452cm" svg:y1="11.61cm" svg:x2="122.724cm" svg:y2="11.247cm" draw:start-shape="id2085" draw:start-glue-point="4" draw:end-shape="id2073"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xml:id="id2086" draw:id="id2086"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xml:id="id2087" draw:id="id2087"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2086" draw:start-glue-point="1" draw:end-shape="id2087" draw:end-glue-point="3" svg:d="m5927 8691h794v80h794">
          <text:p/>
        </draw:connector>
        <draw:custom-shape draw:style-name="class" xml:id="id2088" draw:id="id2088" draw:layer="layout" svg:width="2.661cm" svg:height="0.607cm" svg:x="4.836cm" svg:y="14.325cm">
          <text:p>ResStringArray</text:p>
          <draw:enhanced-geometry svg:viewBox="0 0 21600 21600" draw:type="rectangle" draw:enhanced-path="M 0 0 L 21600 0 21600 21600 0 21600 0 0 Z N"/>
        </draw:custom-shape>
        <draw:custom-shape draw:style-name="gr5" xml:id="id2089" draw:id="id2089"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2088" draw:start-glue-point="1" draw:end-shape="id2089"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xml:id="id2090" draw:id="id2090"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xml:id="id2091" draw:id="id2091"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2090" draw:start-glue-point="1" draw:end-shape="id2091"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xml:id="id2092" draw:id="id2092"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xml:id="id2093" draw:id="id2093"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2092" draw:end-shape="id2093" draw:end-glue-point="2" svg:d="m17727 14255v-596h1283v-596">
          <text:p/>
        </draw:connector>
        <draw:custom-shape draw:style-name="gr1" draw:text-style-name="P1" xml:id="id2100" draw:id="id2100"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xml:id="id2098" draw:id="id2098"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xml:id="id2094" draw:id="id2094"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xml:id="id2095" draw:id="id2095"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2094" draw:start-glue-point="0" draw:end-shape="id2095"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xml:id="id2096" draw:id="id2096"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xml:id="id2097" draw:id="id2097"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2096" draw:start-glue-point="1" draw:end-shape="id2097" draw:end-glue-point="3" svg:d="m17345 36298h1396v-1h1396">
          <text:p/>
        </draw:connector>
        <draw:custom-shape draw:style-name="gr5" xml:id="id2099" draw:id="id2099"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2098" draw:start-glue-point="4" draw:end-shape="id2099" draw:end-glue-point="3" svg:d="m23664 18403h1140v400h1141">
          <text:p/>
        </draw:connector>
        <draw:connector draw:style-name="data_20_member_20__28_pointer_29_" draw:layer="layout" svg:x1="28.69cm" svg:y1="18.17cm" svg:x2="30.713cm" svg:y2="19.045cm" draw:start-shape="id2099" draw:start-glue-point="4" draw:end-shape="id2100" draw:end-glue-point="3" svg:d="m28690 18170h1012v875h1011">
          <text:p/>
        </draw:connector>
        <draw:custom-shape draw:style-name="gr5" xml:id="id2101" draw:id="id2101"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2100" draw:start-glue-point="6" draw:end-shape="id2101" draw:end-glue-point="3" svg:d="m33562 18047h974v-824h973">
          <text:p/>
        </draw:connector>
        <draw:custom-shape draw:style-name="gr5" xml:id="id2102" draw:id="id2102"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2101" draw:start-glue-point="1" draw:end-shape="id2102" draw:end-glue-point="3" svg:d="m38075 17223h1062v-843h1061">
          <text:p/>
        </draw:connector>
        <draw:connector draw:style-name="data_20_member_20__28_pointer_29_" draw:layer="layout" draw:line-skew="0cm -2.54cm" svg:x1="44.294cm" svg:y1="16.38cm" svg:x2="21.694cm" svg:y2="18.751cm" draw:start-shape="id2102" draw:start-glue-point="1" draw:end-shape="id2098" draw:end-glue-point="3" svg:d="m44294 16380h500v985h-23600v1386h500">
          <text:p/>
        </draw:connector>
        <draw:custom-shape draw:style-name="gr2" xml:id="id2103" draw:id="id2103"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2100" draw:start-glue-point="4" draw:end-shape="id2103" draw:end-glue-point="3" svg:d="m33562 18379h2839v335h2839">
          <text:p>xConfigurationProvider</text:p>
          <text:p>GetConfigurationProvider()</text:p>
        </draw:connector>
        <draw:custom-shape draw:style-name="uno_20_service" xml:id="id2104" draw:id="id2104"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2103" draw:start-glue-point="1" draw:end-shape="id2104" draw:end-glue-point="3" svg:d="m45435 18714h1075v64h1076">
          <text:p/>
        </draw:connector>
        <draw:custom-shape draw:style-name="uno_20_service" xml:id="id2106" draw:id="id2106"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2100" draw:start-glue-point="9" draw:end-shape="id2105" svg:d="m33562 19978h1552v925h1550">
          <text:p>AcquireTree()</text:p>
        </draw:connector>
        <draw:custom-shape draw:style-name="gr2" xml:id="id2105" draw:id="id2105"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2105" draw:start-glue-point="1" draw:end-shape="id2106"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xml:id="id2107" draw:id="id2107"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xml:id="id2108" draw:id="id2108"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2107" draw:start-glue-point="4" draw:end-shape="id2108" draw:end-glue-point="2" svg:d="m123863 43205v-505h2866v-505">
          <text:p/>
        </draw:connector>
        <draw:custom-shape draw:style-name="gr2" xml:id="id2109" draw:id="id2109"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2107" draw:start-glue-point="5" draw:end-shape="id2109" draw:end-glue-point="2" svg:d="m121999 43205v-764h-2826v-764">
          <text:p/>
        </draw:connector>
        <draw:custom-shape draw:style-name="gr1" draw:text-style-name="P1" xml:id="id2110" draw:id="id2110"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2107" draw:start-glue-point="6" draw:end-shape="id2110" draw:end-glue-point="3" svg:d="m124823 44112h1127v364h1128">
          <text:p>m_pImpl</text:p>
        </draw:connector>
        <draw:custom-shape draw:style-name="gr1" draw:text-style-name="P1" xml:id="id2111" draw:id="id2111"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xml:id="id2112" draw:id="id2112"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2111" draw:start-glue-point="0" draw:end-shape="id2112" draw:end-glue-point="4" svg:d="m133959 44269v-1555h1077v-1555">
          <text:p/>
        </draw:connector>
        <draw:custom-shape draw:style-name="gr1" draw:text-style-name="P1" xml:id="id2113" draw:id="id2113"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2113" draw:start-glue-point="0" draw:end-shape="id2112" draw:end-glue-point="5" svg:d="m137807 44243v-1542h-1140v-1542">
          <text:p/>
        </draw:connector>
        <draw:custom-shape draw:style-name="gr1" draw:text-style-name="P1" xml:id="id2114" draw:id="id2114" draw:layer="layout" svg:width="4.048cm" svg:height="0.661cm" svg:x="142.928cm" svg:y="44.212cm">
          <text:p text:style-name="P1">OpenLockedQueryBox</text:p>
          <draw:enhanced-geometry svg:viewBox="0 0 21600 21600" draw:type="rectangle" draw:enhanced-path="M 0 0 L 21600 0 21600 21600 0 21600 0 0 Z N"/>
        </draw:custom-shape>
        <draw:custom-shape draw:style-name="class_20__28_external_20_module_29_" xml:id="id2115" draw:id="id2115" draw:layer="layout" svg:width="1.932cm" svg:height="0.688cm" svg:x="144.675cm" svg:y="41.962cm">
          <text:p>MessBox</text:p>
          <draw:enhanced-geometry svg:viewBox="0 0 21600 21600" draw:type="rectangle" draw:enhanced-path="M 0 0 L 21600 0 21600 21600 0 21600 0 0 Z N"/>
        </draw:custom-shape>
        <draw:connector draw:style-name="inheritance_20__28_public_29_" draw:layer="layout" svg:x1="144.952cm" svg:y1="44.212cm" svg:x2="145.641cm" svg:y2="42.65cm" draw:start-shape="id2114" draw:start-glue-point="0" draw:end-shape="id2115" draw:end-glue-point="2" svg:d="m144952 44212v-781h689v-781">
          <text:p/>
        </draw:connector>
        <draw:frame draw:style-name="annotation" draw:layer="layout" svg:width="8.123cm" svg:height="2.71cm" svg:x="143.061cm" svg:y="45.33cm">
          <draw:text-box>
            <text:p><text:span text:style-name="T1">OpenLockedQueryBox</text:span> implements the “Document in Use” dialog which gets launched when opening a document that's already been opened by someone else.</text:p>
          </draw:text-box>
        </draw:frame>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xml:id="id2116" draw:id="id2116"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xml:id="id2117" draw:id="id2117"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xml:id="id2118" draw:id="id2118" draw:layer="layout" svg:width="3.355cm" svg:height="0.7cm" svg:x="56.085cm" svg:y="1.686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2116" draw:start-glue-point="0" draw:end-shape="id2117" draw:end-glue-point="2" svg:d="m41952 21642v-1303h-220v-3685">
          <text:p/>
        </draw:connector>
        <draw:connector draw:style-name="inheritance_20__28_public_29_" draw:layer="layout" draw:line-skew="-2.614cm" svg:x1="41.732cm" svg:y1="8.981cm" svg:x2="57.008cm" svg:y2="2.386cm" draw:start-shape="id2117" draw:start-glue-point="0" draw:end-shape="id2118" draw:end-glue-point="4" svg:d="m41732 8981v-5912h15276v-683">
          <text:p/>
        </draw:connector>
        <draw:custom-shape draw:style-name="gr1" draw:text-style-name="P3" xml:id="id2119" draw:id="id2119"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2119" draw:start-glue-point="0" draw:end-shape="id2117" draw:end-glue-point="5" svg:d="m46373 20103v-1725h-4032v-1729">
          <text:p/>
        </draw:connector>
        <draw:custom-shape draw:style-name="gr1" draw:text-style-name="P1" xml:id="id2120" draw:id="id2120"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2120" draw:start-glue-point="0" draw:end-shape="id2116" draw:end-glue-point="5" svg:d="m39424 49127v-12746h705v-12749">
          <text:p/>
        </draw:connector>
        <draw:custom-shape draw:style-name="gr1" draw:text-style-name="P1" xml:id="id2121" draw:id="id2121"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2121" draw:start-glue-point="0" draw:end-shape="id2120" draw:end-glue-point="2" svg:d="m42119 53907v-1279h-2695v-2803">
          <text:p/>
        </draw:connector>
        <draw:custom-shape draw:style-name="gr1" draw:text-style-name="P1" xml:id="id2122" draw:id="id2122"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2122" draw:start-glue-point="0" draw:end-shape="id2120" draw:end-glue-point="6" svg:d="m44269 53907v-2041h-3530v-2041">
          <text:p/>
        </draw:connector>
        <draw:custom-shape draw:style-name="gr1" draw:text-style-name="P1" xml:id="id2123" draw:id="id2123"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2123" draw:start-glue-point="0" draw:end-shape="id2122" draw:end-glue-point="2" svg:d="m45682 58884v-2139h-1413v-2140">
          <text:p/>
        </draw:connector>
        <draw:custom-shape draw:style-name="gr1" draw:text-style-name="P1" xml:id="id2124" draw:id="id2124"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xml:id="id2125" draw:id="id2125"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2124" draw:start-glue-point="0" draw:end-shape="id2122" draw:end-glue-point="4" svg:d="m38690 58910v-2152h5023v-2153">
          <text:p/>
        </draw:connector>
        <draw:connector draw:style-name="inheritance_20__28_public_29_" draw:layer="layout" draw:line-skew="-0.865cm" svg:x1="48.002cm" svg:y1="58.884cm" svg:x2="44.774cm" svg:y2="54.605cm" draw:start-shape="id2125" draw:start-glue-point="0" draw:end-shape="id2122" draw:end-glue-point="5" svg:d="m48002 58884v-3004h-3228v-1275">
          <text:p/>
        </draw:connector>
        <draw:custom-shape draw:style-name="gr1" draw:text-style-name="P1" xml:id="id2126" draw:id="id2126"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xml:id="id2127" draw:id="id2127"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2126" draw:start-glue-point="1" draw:end-shape="id2127" draw:end-glue-point="3" svg:d="m96807 14059h542v187h543">
          <text:p/>
        </draw:connector>
        <draw:custom-shape draw:style-name="gr5" xml:id="id2128" draw:id="id2128"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2127" draw:start-glue-point="0" draw:end-shape="id2128" draw:end-glue-point="2" svg:d="m98897 13889v-557h79v-555">
          <text:p/>
        </draw:connector>
        <draw:custom-shape draw:style-name="gr1" draw:text-style-name="P1" xml:id="id2129" draw:id="id2129"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2127" draw:start-glue-point="1" draw:end-shape="id2129" draw:end-glue-point="3" svg:d="m99903 14246h648v131h648">
          <text:p/>
        </draw:connector>
        <draw:custom-shape draw:style-name="gr1" draw:text-style-name="P1" xml:id="id2130" draw:id="id2130"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2130" draw:start-glue-point="0" draw:end-shape="id2116" draw:end-glue-point="11" svg:d="m45996 25054v-710h-1694v-712">
          <text:p/>
        </draw:connector>
        <draw:custom-shape draw:style-name="gr3" draw:text-style-name="P3" xml:id="id2131" draw:id="id2131"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2131" draw:start-glue-point="0" draw:end-shape="id2116" draw:end-glue-point="6" svg:d="m30019 29884v-3125h9385v-3127">
          <text:p/>
        </draw:connector>
        <draw:custom-shape draw:style-name="gr1" draw:text-style-name="P1" xml:id="id2132" draw:id="id2132"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xml:id="id2133" draw:id="id2133"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2132" draw:start-glue-point="0" draw:end-shape="id2133" draw:end-glue-point="2" svg:d="m107445 13990v-513h478v-512">
          <text:p/>
        </draw:connector>
        <draw:custom-shape draw:style-name="gr1" draw:text-style-name="P1" xml:id="id2134" draw:id="id2134"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2134" draw:start-glue-point="0" draw:end-shape="id2116" draw:end-glue-point="10" svg:d="m61482 48207v-3057h-18389v-21518">
          <text:p/>
        </draw:connector>
        <draw:custom-shape draw:style-name="class_20__28_external_20_module_29_" xml:id="id2135" draw:id="id2135"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2135" draw:start-glue-point="0" draw:end-shape="id2134" draw:end-glue-point="4" svg:d="m59369 54399v-2747h896v-2747">
          <text:p/>
        </draw:connector>
        <draw:custom-shape draw:style-name="gr1" draw:text-style-name="P1" xml:id="id2136" draw:id="id2136"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2136" draw:start-glue-point="0" draw:end-shape="id2134" draw:end-glue-point="5" svg:d="m60925 52923v-1192h14v-2826">
          <text:p/>
        </draw:connector>
        <draw:connector draw:style-name="inheritance_20__28_public_29_" draw:layer="layout" svg:x1="62.312cm" svg:y1="54.271cm" svg:x2="61.482cm" svg:y2="48.905cm" draw:start-shape="id2137" draw:start-glue-point="0" draw:end-shape="id2134" draw:end-glue-point="2" svg:d="m62312 54271v-2683h-830v-2683">
          <text:p/>
        </draw:connector>
        <draw:connector draw:style-name="inheritance_20__28_public_29_" draw:layer="layout" svg:x1="63.749cm" svg:y1="53.31cm" svg:x2="62.052cm" svg:y2="48.905cm" draw:start-shape="id2138" draw:start-glue-point="0" draw:end-shape="id2134" draw:end-glue-point="6" svg:d="m63749 53310v-2203h-1697v-2202">
          <text:p/>
        </draw:connector>
        <draw:connector draw:style-name="inheritance_20__28_public_29_" draw:layer="layout" svg:x1="70.916cm" svg:y1="51.705cm" svg:x2="62.622cm" svg:y2="48.905cm" draw:start-shape="id2139" draw:start-glue-point="0" draw:end-shape="id2134" draw:end-glue-point="7" svg:d="m70916 51705v-1400h-8294v-1400">
          <text:p/>
        </draw:connector>
        <draw:custom-shape draw:style-name="class_20__28_external_20_module_29_" xml:id="id2137" draw:id="id2137"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xml:id="id2138" draw:id="id2138"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xml:id="id2139" draw:id="id2139"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xml:id="id2140" draw:id="id2140"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2140" draw:start-glue-point="0" draw:end-shape="id2139" draw:end-glue-point="5" svg:d="m70177 58623v-2474h-2318v-2474">
          <text:p/>
        </draw:connector>
        <draw:custom-shape draw:style-name="gr1" draw:text-style-name="P1" xml:id="id2141" draw:id="id2141"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2141" draw:start-glue-point="0" draw:end-shape="id2139" draw:end-glue-point="4" svg:d="m66873 58649v-2487h260v-2487">
          <text:p/>
        </draw:connector>
        <draw:custom-shape draw:style-name="gr1" draw:text-style-name="P1" xml:id="id2142" draw:id="id2142"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2142" draw:end-shape="id2116" draw:end-glue-point="8" svg:d="m44908 41936v-8421h-3582v-9883">
          <text:p/>
        </draw:connector>
        <draw:connector draw:style-name="data_20_member" draw:layer="layout" draw:line-skew="-2.864cm" svg:x1="46.373cm" svg:y1="42.543cm" svg:x2="65.759cm" svg:y2="58.935cm" draw:start-shape="id2142" draw:start-glue-point="1" draw:end-shape="id2141" draw:end-glue-point="3" svg:d="m46373 42543h6828v16392h12558">
          <text:p/>
        </draw:connector>
        <draw:custom-shape draw:style-name="gr1" draw:text-style-name="P1" xml:id="id2143" draw:id="id2143"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762cm" svg:y2="2.386cm" draw:start-shape="id2143" draw:start-glue-point="0" draw:end-shape="id2118" draw:end-glue-point="2" svg:d="m55401 30714v-14164h2361v-14164">
          <text:p/>
        </draw:connector>
        <draw:custom-shape draw:style-name="gr1" draw:text-style-name="P1" xml:id="id2144" draw:id="id2144"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xml:id="id2145" draw:id="id2145"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2144" draw:start-glue-point="0" draw:end-shape="id2143" draw:end-glue-point="5" svg:d="m56268 38979v-2746h-336v-2747">
          <text:p/>
        </draw:connector>
        <draw:connector draw:style-name="inheritance_20__28_public_29_" draw:layer="layout" svg:x1="53.628cm" svg:y1="36.126cm" svg:x2="54.905cm" svg:y2="33.486cm" draw:start-shape="id2145" draw:start-glue-point="0" draw:end-shape="id2143" draw:end-glue-point="4" svg:d="m53628 36126v-1320h1277v-1320">
          <text:p/>
        </draw:connector>
        <draw:custom-shape draw:style-name="gr1" draw:text-style-name="P1" xml:id="id2146" draw:id="id2146"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2139" draw:start-glue-point="6" draw:end-shape="id2146" draw:end-glue-point="3" svg:d="m75269 51965h675v-143h674">
          <text:p/>
        </draw:connector>
        <draw:custom-shape draw:style-name="gr1" draw:text-style-name="P1" xml:id="id2147" draw:id="id2147"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2147" draw:start-glue-point="0" draw:end-shape="id2120"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xml:id="id2148" draw:id="id2148"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xml:id="id2149" draw:id="id2149"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xml:id="id2150" draw:id="id2150"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xml:id="id2151" draw:id="id2151"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xml:id="id2152" draw:id="id2152"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xml:id="id2153" draw:id="id2153"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xml:id="id2154" draw:id="id2154"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2148" draw:start-glue-point="0" draw:end-shape="id2124" draw:end-glue-point="4" svg:d="m32569 63007v-1774h1023v-1775">
          <text:p/>
        </draw:connector>
        <draw:connector draw:style-name="inheritance_20__28_public_29_" draw:layer="layout" draw:line-skew="0.959cm" svg:x1="34.95cm" svg:y1="63.006cm" svg:x2="34.343cm" svg:y2="59.458cm" draw:start-shape="id2149" draw:start-glue-point="0" draw:end-shape="id2124" draw:end-glue-point="5" svg:d="m34950 63006v-815h-607v-2733">
          <text:p/>
        </draw:connector>
        <draw:connector draw:style-name="inheritance_20__28_public_29_" draw:layer="layout" draw:line-skew="0.7cm" svg:x1="37.543cm" svg:y1="63.032cm" svg:x2="35.198cm" svg:y2="59.458cm" draw:start-shape="id2150" draw:start-glue-point="0" draw:end-shape="id2124" draw:end-glue-point="6" svg:d="m37543 63032v-1087h-2345v-2487">
          <text:p/>
        </draw:connector>
        <draw:connector draw:style-name="inheritance_20__28_public_29_" draw:layer="layout" svg:x1="40.289cm" svg:y1="63.136cm" svg:x2="36.133cm" svg:y2="59.458cm" draw:start-shape="id2151" draw:start-glue-point="0" draw:end-shape="id2124" draw:end-glue-point="7" svg:d="m40289 63136v-1839h-4156v-1839">
          <text:p/>
        </draw:connector>
        <draw:connector draw:style-name="inheritance_20__28_public_29_" draw:layer="layout" svg:x1="43.011cm" svg:y1="62.799cm" svg:x2="37.065cm" svg:y2="59.458cm" draw:start-shape="id2152" draw:start-glue-point="0" draw:end-shape="id2124" draw:end-glue-point="8" svg:d="m43011 62799v-1670h-5946v-1671">
          <text:p/>
        </draw:connector>
        <draw:connector draw:style-name="inheritance_20__28_public_29_" draw:layer="layout" draw:line-skew="-0.415cm" svg:x1="45.395cm" svg:y1="62.825cm" svg:x2="37.79cm" svg:y2="59.458cm" draw:start-shape="id2153" draw:start-glue-point="0" draw:end-shape="id2124" draw:end-glue-point="9" svg:d="m45395 62825v-2098h-7605v-1269">
          <text:p/>
        </draw:connector>
        <draw:connector draw:style-name="inheritance_20__28_public_29_" draw:layer="layout" draw:line-skew="-0.998cm" svg:x1="47.871cm" svg:y1="62.851cm" svg:x2="38.69cm" svg:y2="59.458cm" draw:start-shape="id2154" draw:start-glue-point="0" draw:end-shape="id2124" draw:end-glue-point="2" svg:d="m47871 62851v-2694h-9181v-699">
          <text:p/>
        </draw:connector>
        <draw:custom-shape draw:style-name="gr1" draw:text-style-name="P1" xml:id="id2155" draw:id="id2155"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2155" draw:start-glue-point="0" draw:end-shape="id2130"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xml:id="id2160" draw:id="id2160"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xml:id="id2156" draw:id="id2156"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xml:id="id2157" draw:id="id2157"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2156" draw:start-glue-point="0" draw:end-shape="id2157"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xml:id="id2158" draw:id="id2158"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2158" draw:end-shape="id2157" draw:end-glue-point="6" svg:d="m75252 28122v-1627h-1679v-1628">
          <text:p/>
        </draw:connector>
        <draw:custom-shape draw:style-name="gr1" draw:text-style-name="P1" xml:id="id2159" draw:id="id2159"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2159" draw:start-glue-point="1" draw:end-shape="id2160" draw:end-glue-point="3" svg:d="m83598 23493h789v27h790">
          <text:p/>
        </draw:connector>
        <draw:custom-shape draw:style-name="gr3" xml:id="id2161" draw:id="id2161"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2157" draw:start-glue-point="0" draw:end-shape="id2161" draw:end-glue-point="2" svg:d="m72866 24151v-897h590v-896">
          <text:p/>
        </draw:connector>
        <draw:custom-shape draw:style-name="gr1" draw:text-style-name="P1" xml:id="id2162" draw:id="id2162"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xml:id="id2163" draw:id="id2163"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xml:id="id2164" draw:id="id2164"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xml:id="id2165" draw:id="id2165"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2162" draw:start-glue-point="0" draw:end-shape="id2157" draw:end-glue-point="4" svg:d="m67115 26978v-1056h3784v-1055">
          <text:p/>
        </draw:connector>
        <draw:connector draw:style-name="inheritance_20__28_public_29_" draw:layer="layout" draw:line-skew="0.737cm" svg:x1="71.686cm" svg:y1="28.132cm" svg:x2="72.32cm" svg:y2="24.867cm" draw:start-shape="id2163" draw:start-glue-point="0" draw:end-shape="id2157" draw:end-glue-point="5" svg:d="m71686 28132v-896h634v-2369">
          <text:p/>
        </draw:connector>
        <draw:connector draw:style-name="inheritance_20__28_public_29_" draw:layer="layout" svg:x1="73.452cm" svg:y1="29.311cm" svg:x2="72.866cm" svg:y2="24.867cm" draw:start-shape="id2164" draw:start-glue-point="0" draw:end-shape="id2157" draw:end-glue-point="2" svg:d="m73452 29311v-2222h-586v-2222">
          <text:p/>
        </draw:connector>
        <draw:connector draw:style-name="inheritance_20__28_public_29_" draw:layer="layout" svg:x1="68.928cm" svg:y1="28.156cm" svg:x2="71.653cm" svg:y2="24.867cm" draw:start-shape="id2165" draw:start-glue-point="0" draw:end-shape="id2157" draw:end-glue-point="8" svg:d="m68928 28156v-1645h2725v-1644">
          <text:p/>
        </draw:connector>
        <draw:custom-shape draw:style-name="gr1" draw:text-style-name="P1" xml:id="id2167" draw:id="id2167"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xml:id="id2166" draw:id="id2166"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xml:id="id2168" draw:id="id2168"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2166" draw:start-glue-point="0" draw:end-shape="id2167" draw:end-glue-point="4" svg:d="m92163 30051v-720h991v-720">
          <text:p/>
        </draw:connector>
        <draw:connector draw:style-name="inheritance_20__28_public_29_" draw:layer="layout" svg:x1="95.462cm" svg:y1="30.028cm" svg:x2="94.283cm" svg:y2="28.611cm" draw:start-shape="id2168" draw:start-glue-point="0" draw:end-shape="id2167" draw:end-glue-point="5" svg:d="m95462 30028v-708h-1179v-709">
          <text:p/>
        </draw:connector>
        <draw:custom-shape draw:style-name="gr1" draw:text-style-name="P1" xml:id="id2169" draw:id="id2169"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2169" draw:start-glue-point="0" draw:end-shape="id2168" draw:end-glue-point="2" svg:d="m95473 31559v-460h-11v-458">
          <text:p/>
        </draw:connector>
        <draw:custom-shape draw:style-name="gr1" draw:text-style-name="P1" xml:id="id2170" draw:id="id2170" draw:layer="layout" svg:width="2.255cm" svg:height="4.51cm" svg:x="57.262cm" svg:y="22.865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7.262cm" svg:y2="25.12cm" draw:start-shape="id2116" draw:start-glue-point="1" draw:end-shape="id2170" draw:end-glue-point="3" svg:d="m45153 22638h5975v2482h6134">
          <text:p text:style-name="P2">mpWindowImpl</text:p>
        </draw:connector>
        <draw:connector draw:style-name="data_20_member_20__28_pointer_29_" draw:text-style-name="P2" draw:layer="layout" svg:x1="59.515cm" svg:y1="27.009cm" svg:x2="70.463cm" svg:y2="24.509cm" draw:start-shape="id2170" draw:start-glue-point="12" draw:end-shape="id2157" draw:end-glue-point="3" svg:d="m59515 27009h5474v-2500h5474">
          <text:p text:style-name="P2">mpFrame</text:p>
        </draw:connector>
        <draw:custom-shape draw:style-name="gr1" draw:text-style-name="P1" xml:id="id2171" draw:id="id2171"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xml:id="id2172" draw:id="id2172"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2171" draw:start-glue-point="1" draw:end-shape="id2172" draw:end-glue-point="3" svg:d="m73528 12049h1024v-789h1024">
          <text:p/>
        </draw:connector>
        <draw:custom-shape draw:style-name="gr1" draw:text-style-name="P1" xml:id="id2173" draw:id="id2173"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523cm" svg:y2="2.386cm" draw:start-shape="id2173" draw:start-glue-point="0" draw:end-shape="id2118" draw:end-glue-point="5" svg:d="m81900 9913v-3763h-23377v-3764">
          <text:p/>
        </draw:connector>
        <draw:connector draw:style-name="data_20_member" draw:layer="layout" svg:x1="78.79cm" svg:y1="11.26cm" svg:x2="80.915cm" svg:y2="10.211cm" draw:start-shape="id2172" draw:start-glue-point="1" draw:end-shape="id2173" draw:end-glue-point="3" svg:d="m78790 11260h1063v-1049h1062">
          <text:p/>
        </draw:connector>
        <draw:custom-shape draw:style-name="gr1" draw:text-style-name="P1" xml:id="id2174" draw:id="id2174"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2174" draw:start-glue-point="4" draw:end-shape="id2171" draw:end-glue-point="3" svg:d="m68228 12134h1173v-85h1173">
          <text:p/>
        </draw:connector>
        <draw:custom-shape draw:style-name="gr1" draw:text-style-name="P1" xml:id="id2175" draw:id="id2175"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2175" draw:start-glue-point="1" draw:end-shape="id2174" draw:end-glue-point="3" svg:d="m60968 15321h1971v-1527h1971">
          <text:p/>
        </draw:connector>
        <draw:connector draw:style-name="data_20_member" draw:layer="layout" svg:x1="42.937cm" svg:y1="14.144cm" svg:x2="58.868cm" svg:y2="15.321cm" draw:start-shape="id2117" draw:start-glue-point="8" draw:end-shape="id2175" draw:end-glue-point="3" svg:d="m42937 14144h7966v1177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xml:id="id2189" draw:id="id2189"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xml:id="id2188" draw:id="id2188"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xml:id="id2177" draw:id="id2177"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xml:id="id2176" draw:id="id2176"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xml:id="id2178" draw:id="id2178"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xml:id="id2180" draw:id="id2180"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xml:id="id2181" draw:id="id2181"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xml:id="id2179" draw:id="id2179"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2176" draw:start-glue-point="0" draw:end-shape="id2177" draw:end-glue-point="4" svg:d="m103389 30757v-777h1763v-777">
          <text:p/>
        </draw:connector>
        <draw:connector draw:style-name="inheritance_20__28_public_29_" draw:layer="layout" draw:line-skew="1.114cm" svg:x1="104.477cm" svg:y1="32.389cm" svg:x2="105.826cm" svg:y2="29.203cm" draw:start-shape="id2178" draw:start-glue-point="0" draw:end-shape="id2177" draw:end-glue-point="5" svg:d="m104477 32389v-479h1349v-2707">
          <text:p/>
        </draw:connector>
        <draw:connector draw:style-name="inheritance_20__28_public_29_" draw:layer="layout" svg:x1="110.878cm" svg:y1="30.862cm" svg:x2="108.053cm" svg:y2="29.203cm" draw:start-shape="id2179" draw:start-glue-point="0" draw:end-shape="id2177" draw:end-glue-point="7" svg:d="m110878 30862v-829h-2825v-830">
          <text:p/>
        </draw:connector>
        <draw:connector draw:style-name="inheritance_20__28_public_29_" draw:layer="layout" svg:x1="108.728cm" svg:y1="32.208cm" svg:x2="107.327cm" svg:y2="29.203cm" draw:start-shape="id2180" draw:start-glue-point="0" draw:end-shape="id2177" draw:end-glue-point="6" svg:d="m108728 32208v-1502h-1401v-1503">
          <text:p/>
        </draw:connector>
        <draw:connector draw:style-name="inheritance_20__28_public_29_" draw:layer="layout" svg:x1="106.68cm" svg:y1="33.374cm" svg:x2="106.601cm" svg:y2="29.203cm" draw:start-shape="id2181" draw:start-glue-point="0" draw:end-shape="id2177" draw:end-glue-point="2" svg:d="m106680 33374v-2085h-79v-2086">
          <text:p/>
        </draw:connector>
        <draw:custom-shape draw:style-name="gr1" draw:text-style-name="P1" xml:id="id2183" draw:id="id2183"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xml:id="id2182" draw:id="id2182"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xml:id="id2184" draw:id="id2184"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xml:id="id2185" draw:id="id2185"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xml:id="id2186" draw:id="id2186"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xml:id="id2187" draw:id="id2187"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2182" draw:start-glue-point="0" draw:end-shape="id2183" draw:end-glue-point="4" svg:d="m17702 9271v-2202h1374v-2202">
          <text:p/>
        </draw:connector>
        <draw:connector draw:style-name="inheritance_20__28_public_29_" draw:layer="layout" svg:x1="20.435cm" svg:y1="10.88cm" svg:x2="19.724cm" svg:y2="4.867cm" draw:start-shape="id2184" draw:start-glue-point="0" draw:end-shape="id2183" draw:end-glue-point="5" svg:d="m20435 10880v-3006h-711v-3007">
          <text:p/>
        </draw:connector>
        <draw:connector draw:style-name="inheritance_20__28_public_29_" draw:layer="layout" svg:x1="22.366cm" svg:y1="9.765cm" svg:x2="20.396cm" svg:y2="4.867cm" draw:start-shape="id2185" draw:start-glue-point="0" draw:end-shape="id2183" draw:end-glue-point="2" svg:d="m22366 9765v-2449h-1970v-2449">
          <text:p/>
        </draw:connector>
        <draw:connector draw:style-name="inheritance_20__28_public_29_" draw:layer="layout" svg:x1="24.232cm" svg:y1="8.624cm" svg:x2="21.121cm" svg:y2="4.867cm" draw:start-shape="id2186" draw:start-glue-point="0" draw:end-shape="id2183" draw:end-glue-point="6" svg:d="m24232 8624v-1878h-3111v-1879">
          <text:p/>
        </draw:connector>
        <draw:connector draw:style-name="inheritance_20__28_public_29_" draw:layer="layout" svg:x1="29.145cm" svg:y1="7.537cm" svg:x2="21.795cm" svg:y2="4.867cm" draw:start-shape="id2187" draw:start-glue-point="0" draw:end-shape="id2183" draw:end-glue-point="7" svg:d="m29145 7537v-1335h-7350v-1335">
          <text:p/>
        </draw:connector>
        <draw:connector draw:style-name="inheritance_20__28_public_29_" draw:layer="layout" svg:x1="13.464cm" svg:y1="6.422cm" svg:x2="14.72cm" svg:y2="4.971cm" draw:start-shape="id2188" draw:start-glue-point="0" draw:end-shape="id2189" draw:end-glue-point="2" svg:d="m13464 6422v-725h1256v-726">
          <text:p/>
        </draw:connector>
        <draw:connector draw:style-name="data_20_member_20__28_pointer_29_" draw:text-style-name="P2" draw:layer="layout" svg:x1="15.654cm" svg:y1="4.608cm" svg:x2="18.427cm" svg:y2="4.53cm" draw:start-shape="id2189" draw:start-glue-point="1" draw:end-shape="id2183" draw:end-glue-point="3" svg:d="m15654 4608h1386v-78h1387">
          <text:p text:style-name="P2">m_pInstance</text:p>
        </draw:connector>
        <draw:custom-shape draw:style-name="gr5" xml:id="id2190" draw:id="id2190"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2190" draw:start-glue-point="4" draw:end-shape="id2189" draw:end-glue-point="3" svg:d="m5143 4542h4322v66h4322">
          <text:p/>
        </draw:connector>
        <draw:custom-shape draw:style-name="gr5" xml:id="id2191" draw:id="id2191"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xml:id="id2192" draw:id="id2192"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xml:id="id2193" draw:id="id2193"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xml:id="id2194" draw:id="id2194"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xml:id="id2195" draw:id="id2195"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xml:id="id2196" draw:id="id2196"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2190" draw:start-glue-point="5" draw:end-shape="id2191" draw:end-glue-point="3" svg:d="m5143 5035h1976v297h985">
          <text:p/>
        </draw:connector>
        <draw:connector draw:style-name="data_20_member" draw:layer="layout" draw:line-skew="0.624cm" svg:x1="5.143cm" svg:y1="5.605cm" svg:x2="8.105cm" svg:y2="6.395cm" draw:start-shape="id2190" draw:start-glue-point="6" draw:end-shape="id2192" draw:end-glue-point="3" svg:d="m5143 5605h2106v790h856">
          <text:p/>
        </draw:connector>
        <draw:connector draw:style-name="data_20_member" draw:layer="layout" draw:line-skew="0.352cm" svg:x1="5.143cm" svg:y1="6.149cm" svg:x2="8.13cm" svg:y2="7.483cm" draw:start-shape="id2190" draw:start-glue-point="7" draw:end-shape="id2193" draw:end-glue-point="3" svg:d="m5143 6149h1846v1334h1141">
          <text:p/>
        </draw:connector>
        <draw:connector draw:style-name="data_20_member" draw:layer="layout" svg:x1="5.143cm" svg:y1="6.642cm" svg:x2="8.182cm" svg:y2="8.467cm" draw:start-shape="id2190" draw:start-glue-point="8" draw:end-shape="id2194" draw:end-glue-point="3" svg:d="m5143 6642h1520v1825h1519">
          <text:p/>
        </draw:connector>
        <draw:connector draw:style-name="data_20_member" draw:layer="layout" draw:line-skew="-0.438cm" svg:x1="5.143cm" svg:y1="7.212cm" svg:x2="8.208cm" svg:y2="9.505cm" draw:start-shape="id2190" draw:start-glue-point="9" draw:end-shape="id2195" draw:end-glue-point="3" svg:d="m5143 7212h1095v2293h1970">
          <text:p/>
        </draw:connector>
        <draw:connector draw:style-name="data_20_member" draw:layer="layout" draw:line-skew="-0.814cm" svg:x1="5.145cm" svg:y1="7.71cm" svg:x2="8.182cm" svg:y2="10.49cm" draw:start-shape="id2190" draw:start-glue-point="1" draw:end-shape="id2196"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xml:id="id2198" draw:id="id2198"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xml:id="id2197" draw:id="id2197"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xml:id="id2199" draw:id="id2199"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197" draw:start-glue-point="0" draw:end-shape="id2198" draw:end-glue-point="4" svg:d="m85367 30120v-1607h973v-1607">
          <text:p/>
        </draw:connector>
        <draw:connector draw:style-name="inheritance_20__28_public_29_" draw:layer="layout" svg:x1="88.088cm" svg:y1="28.15cm" svg:x2="87.167cm" svg:y2="26.906cm" draw:start-shape="id2199" draw:start-glue-point="0" draw:end-shape="id2198" draw:end-glue-point="5" svg:d="m88088 28150v-622h-921v-622">
          <text:p/>
        </draw:connector>
        <draw:connector draw:style-name="data_20_member_20__28_pointer_29_" draw:text-style-name="P2" draw:layer="layout" svg:x1="86.261cm" svg:y1="30.483cm" svg:x2="90.867cm" svg:y2="30.357cm" draw:start-shape="id2197" draw:start-glue-point="1" draw:end-shape="id2166" draw:end-glue-point="3" svg:d="m86261 30483h2303v-126h2303">
          <text:p text:style-name="P2">m_pGtkSalDisplay</text:p>
        </draw:connector>
        <draw:custom-shape draw:style-name="gr1" draw:text-style-name="P3" xml:id="id2201" draw:id="id2201"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xml:id="id2200" draw:id="id2200"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200" draw:start-glue-point="0" draw:end-shape="id2187" draw:end-glue-point="4" svg:d="m27370 9460v-624h1193v-625">
          <text:p/>
        </draw:connector>
        <draw:connector draw:style-name="inheritance_20__28_public_29_" draw:layer="layout" svg:x1="30.558cm" svg:y1="9.486cm" svg:x2="29.779cm" svg:y2="8.211cm" draw:start-shape="id2201" draw:start-glue-point="0" draw:end-shape="id2187" draw:end-glue-point="5" svg:d="m30558 9486v-637h-779v-638">
          <text:p/>
        </draw:connector>
        <draw:custom-shape draw:style-name="gr1" draw:text-style-name="P1" xml:id="id2202" draw:id="id2202"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2117" draw:start-glue-point="7" draw:end-shape="id2202" draw:end-glue-point="3" svg:d="m42937 15623h2653v2142h2653">
          <text:p/>
        </draw:connector>
        <draw:rect draw:style-name="class" xml:id="id2203" draw:id="id2203" draw:layer="layout" svg:width="2.667cm" svg:height="0.698cm" svg:x="4.424cm" svg:y="18.517cm">
          <text:p text:style-name="P2">StyleSettings</text:p>
        </draw:rect>
        <draw:rect draw:style-name="class" xml:id="id2204" draw:id="id2204" draw:layer="layout" svg:width="2.243cm" svg:height="0.673cm" svg:x="8.96cm" svg:y="18.616cm">
          <text:p text:style-name="P2">ImplStyleData</text:p>
        </draw:rect>
        <draw:connector draw:style-name="data_20_member_20__28_pointer_29_" draw:layer="layout" svg:x1="7.091cm" svg:y1="18.866cm" svg:x2="8.96cm" svg:y2="18.952cm" draw:start-shape="id2203" draw:start-glue-point="1" draw:end-shape="id2204" svg:d="m7091 18866h935v86h934">
          <text:p/>
        </draw:connector>
        <draw:rect draw:style-name="class" xml:id="id2205" draw:id="id2205" draw:layer="layout" svg:width="2.018cm" svg:height="0.573cm" svg:x="33.212cm" svg:y="53.654cm">
          <text:p text:style-name="P2">ScrollBar</text:p>
        </draw:rect>
        <draw:connector draw:style-name="inheritance_20__28_public_29_" draw:layer="layout" svg:x1="34.221cm" svg:y1="53.654cm" svg:x2="36.618cm" svg:y2="49.825cm" draw:start-shape="id2205" draw:start-glue-point="0" draw:end-shape="id2120" draw:end-glue-point="4" svg:d="m34221 53654v-1914h2397v-1915">
          <text:p/>
        </draw:connector>
        <draw:rect draw:style-name="class" xml:id="id2206" draw:id="id2206" draw:layer="layout" svg:width="2.877cm" svg:height="0.622cm" svg:x="36cm" svg:y="53.704cm">
          <text:p text:style-name="P2">ImplScrollBarData</text:p>
        </draw:rect>
        <draw:connector draw:style-name="data_20_member_20__28_pointer_29_" draw:layer="layout" svg:x1="35.23cm" svg:y1="53.94cm" svg:x2="36cm" svg:y2="54.015cm" draw:start-shape="id2205" draw:start-glue-point="1" draw:end-shape="id2206" draw:end-glue-point="3" svg:d="m35230 53940h385v75h385">
          <text:p/>
        </draw:connector>
        <draw:custom-shape draw:style-name="gr3" xml:id="id2208" draw:id="id2208"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xml:id="id2207" draw:id="id2207"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207" draw:start-glue-point="0" draw:end-shape="id2208" draw:end-glue-point="2" svg:d="m12687 14047v-700h-493v-700">
          <text:p/>
        </draw:connector>
        <draw:connector draw:style-name="data_20_member_20__28_pointer_29_" draw:layer="layout" draw:line-skew="-2.3cm" svg:x1="5.143cm" svg:y1="8.221cm" svg:x2="10.756cm" svg:y2="12.297cm" draw:start-shape="id2190" draw:start-glue-point="10" draw:end-shape="id2208"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xml:id="id2209" draw:id="id2209"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59.515cm" svg:y1="23.384cm" svg:x2="64.563cm" svg:y2="22.471cm" draw:start-shape="id2170" draw:start-glue-point="5" draw:end-shape="id2209" draw:end-glue-point="3" svg:d="m59515 23384h2524v-913h2524">
          <text:p text:style-name="P2">mpVCLXWindow</text:p>
        </draw:connector>
        <draw:custom-shape draw:style-name="gr2" xml:id="id2210" draw:id="id2210"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59.515cm" svg:y1="23.89cm" svg:x2="64.302cm" svg:y2="23.623cm" draw:start-shape="id2170" draw:start-glue-point="4" draw:end-shape="id2210" draw:end-glue-point="3" svg:d="m59515 23890h2394v-267h2393">
          <text:p text:style-name="P2">mxWindowPeer</text:p>
        </draw:connector>
        <draw:custom-shape draw:style-name="gr1" draw:text-style-name="P1" xml:id="id2212" draw:id="id2212"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xml:id="id2211" draw:id="id2211"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211" draw:start-glue-point="1" draw:end-shape="id2212" draw:end-glue-point="4" svg:d="m15161 26307h1024v47h1025">
          <text:p/>
        </draw:connector>
        <draw:custom-shape draw:style-name="gr1" draw:text-style-name="P1" xml:id="id2213" draw:id="id2213"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213" draw:start-glue-point="1" draw:end-shape="id2212"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xml:id="id2214" draw:id="id2214"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214" draw:start-glue-point="1" draw:end-shape="id2212" draw:end-glue-point="5" svg:d="m15421 33773h894v-6579h895">
          <text:p/>
        </draw:connector>
        <draw:custom-shape draw:style-name="gr1" draw:text-style-name="P1" xml:id="id2216" draw:id="id2216"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xml:id="id2215" draw:id="id2215"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215" draw:start-glue-point="0" draw:end-shape="id2216" draw:end-glue-point="4" svg:d="m9693 33461v-881h882v-881">
          <text:p/>
        </draw:connector>
        <draw:connector draw:style-name="inheritance_20__28_public_29_" draw:layer="layout" svg:x1="13.943cm" svg:y1="33.436cm" svg:x2="12.258cm" svg:y2="31.699cm" draw:start-shape="id2214" draw:start-glue-point="0" draw:end-shape="id2216" draw:end-glue-point="5" svg:d="m13943 33436v-868h-1685v-869">
          <text:p/>
        </draw:connector>
        <draw:custom-shape draw:style-name="gr1" draw:text-style-name="P1" xml:id="id2217" draw:id="id2217"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217" draw:start-glue-point="0" draw:end-shape="id2155" draw:end-glue-point="2" svg:d="m48000 31699v-1620h-570v-1620">
          <text:p/>
        </draw:connector>
        <draw:connector draw:style-name="data_20_member_20__28_pointer_29_" draw:layer="layout" svg:x1="49.788cm" svg:y1="33.098cm" svg:x2="52.54cm" svg:y2="36.416cm" draw:start-shape="id2217" draw:start-glue-point="7" draw:end-shape="id2145" draw:end-glue-point="4" svg:d="m49788 33098h1376v3318h1376">
          <text:p>pActivePopup</text:p>
        </draw:connector>
        <draw:connector draw:style-name="data_20_member_20__28_pointer_29_" draw:layer="layout" svg:x1="49.788cm" svg:y1="31.934cm" svg:x2="54.196cm" svg:y2="32.1cm" draw:start-shape="id2217" draw:start-glue-point="4" draw:end-shape="id2143" draw:end-glue-point="3" svg:d="m49788 31934h2204v166h2204">
          <text:p>pMenu</text:p>
        </draw:connector>
        <draw:custom-shape draw:style-name="gr1" draw:text-style-name="P1" xml:id="id2218" draw:id="id2218"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2143" draw:start-glue-point="6" draw:end-shape="id2218" draw:end-glue-point="3" svg:d="m56606 31138h1684v-1540h1684">
          <text:p>pItemList</text:p>
        </draw:connector>
        <draw:custom-shape draw:style-name="gr5" xml:id="id2219" draw:id="id2219"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2143" draw:start-glue-point="7" draw:end-shape="id2219" draw:end-glue-point="3" svg:d="m56606 31677h1840v-342h1840">
          <text:p>pLogo</text:p>
        </draw:connector>
        <draw:custom-shape draw:style-name="gr5" xml:id="id2220" draw:id="id2220"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218" draw:start-glue-point="1" draw:end-shape="id2220"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2142" draw:start-glue-point="4" draw:end-shape="id2145" draw:end-glue-point="5" svg:d="m46371 42248h3085v-5212h3084">
          <text:p>pActivePopup</text:p>
        </draw:connector>
        <draw:connector draw:style-name="gr7" draw:layer="layout" svg:x1="54.717cm" svg:y1="36.75cm" svg:x2="46.212cm" svg:y2="32.515cm" draw:start-shape="id2145" draw:start-glue-point="1" draw:end-shape="id2217"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221" draw:start-glue-point="0" draw:end-shape="id2131" svg:d="m27280 33773v-1289h2739v-1290">
          <text:p/>
        </draw:connector>
        <draw:g>
          <draw:custom-shape draw:style-name="class_20__28_external_20_module_29_" xml:id="id2221" draw:id="id2221"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xml:id="id2222" draw:id="id2222"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2131" draw:start-glue-point="4" draw:end-shape="id2222"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xml:id="id2224" draw:id="id2224"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xml:id="id2223" draw:id="id2223"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223" draw:start-glue-point="0" draw:end-shape="id2224" draw:end-glue-point="2" svg:d="m25425 42092v-1128h-38v-1127">
          <text:p/>
        </draw:connector>
        <draw:custom-shape draw:style-name="gr2" xml:id="id2225" draw:id="id2225"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2143" draw:start-glue-point="8" draw:end-shape="id2225" draw:end-glue-point="3" svg:d="m56606 32523h1931v963h1931">
          <text:p>GetAccessible()</text:p>
          <text:p>mxAccessible</text:p>
        </draw:connector>
        <draw:custom-shape draw:style-name="class_20__28_external_20_module_29_" xml:id="id2226" draw:id="id2226"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xml:id="id2227" draw:id="id2227"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226" draw:start-glue-point="0" draw:end-shape="id2225" draw:end-glue-point="4" svg:d="m60998 35327v-752h1052v-753">
          <text:p/>
        </draw:connector>
        <draw:connector draw:style-name="inheritance_20__28_public_29_" draw:layer="layout" svg:x1="65.937cm" svg:y1="35.432cm" svg:x2="65.002cm" svg:y2="33.822cm" draw:start-shape="id2227" draw:start-glue-point="0" draw:end-shape="id2225"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xml:id="id2228" draw:id="id2228"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xml:id="id2229" draw:id="id2229"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228" draw:start-glue-point="1" draw:end-shape="id2229" draw:end-glue-point="3" svg:d="m16537 59872h1995v-117h1996">
          <text:p>mpFirstEntry</text:p>
        </draw:connector>
        <draw:custom-shape draw:style-name="gr1" draw:text-style-name="P1" xml:id="id2230" draw:id="id2230"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xml:id="id2231" draw:id="id2231"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230" draw:start-glue-point="4" draw:end-shape="id2231" draw:end-glue-point="3" svg:d="m17911 62931h1075v-661h1075">
          <text:p/>
        </draw:connector>
        <draw:custom-shape draw:style-name="gr1" draw:text-style-name="P1" xml:id="id2232" draw:id="id2232"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230" draw:start-glue-point="1" draw:end-shape="id2232" draw:end-glue-point="3" svg:d="m17911 63241h2137v194h2138">
          <text:p/>
        </draw:connector>
        <draw:custom-shape draw:style-name="gr1" draw:text-style-name="P1" xml:id="id2233" draw:id="id2233"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230" draw:start-glue-point="5" draw:end-shape="id2233" draw:end-glue-point="3" svg:d="m17911 63577h1165v1285h6714">
          <text:p/>
        </draw:connector>
        <draw:custom-shape draw:style-name="gr1" draw:text-style-name="P1" xml:id="id2234" draw:id="id2234"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232" draw:start-glue-point="0" draw:end-shape="id2234" draw:end-glue-point="5" svg:d="m24518 63137v-907h2076v-907">
          <text:p/>
        </draw:connector>
        <draw:connector draw:style-name="inheritance_20__28_public_29_" draw:layer="layout" svg:x1="28.498cm" svg:y1="64.538cm" svg:x2="28.224cm" svg:y2="61.323cm" draw:start-shape="id2233" draw:start-glue-point="0" draw:end-shape="id2234" draw:end-glue-point="6" svg:d="m28498 64538v-1607h-274v-1608">
          <text:p/>
        </draw:connector>
        <draw:custom-shape draw:style-name="gr1" draw:text-style-name="P1" xml:id="id2235" draw:id="id2235"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235" draw:start-glue-point="0" draw:end-shape="id2233" draw:end-glue-point="2" svg:d="m29158 66766v-790h-660v-790">
          <text:p/>
        </draw:connector>
        <draw:custom-shape draw:style-name="gr1" draw:text-style-name="P1" xml:id="id2236" draw:id="id2236"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236" draw:start-glue-point="0" draw:end-shape="id2232" draw:end-glue-point="2" svg:d="m22677 65573v-920h1841v-920">
          <text:p/>
        </draw:connector>
        <draw:custom-shape draw:style-name="gr1" draw:text-style-name="P1" xml:id="id2237" draw:id="id2237"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xml:id="id2238" draw:id="id2238"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xml:id="id2239" draw:id="id2239"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xml:id="id2240" draw:id="id2240"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237" draw:start-glue-point="0" draw:end-shape="id2238" draw:end-glue-point="4" svg:d="m12505 72027v-764h4084v-764">
          <text:p/>
        </draw:connector>
        <draw:connector draw:style-name="inheritance_20__28_public_29_" draw:layer="layout" svg:x1="16.965cm" svg:y1="72.158cm" svg:x2="17.392cm" svg:y2="70.499cm" draw:start-shape="id2239" draw:start-glue-point="0" draw:end-shape="id2238" draw:end-glue-point="2" svg:d="m16965 72158v-829h427v-830">
          <text:p/>
        </draw:connector>
        <draw:connector draw:style-name="inheritance_20__28_public_29_" draw:layer="layout" svg:x1="21.319cm" svg:y1="72.184cm" svg:x2="18.247cm" svg:y2="70.499cm" draw:start-shape="id2240" draw:start-glue-point="0" draw:end-shape="id2238"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xml:id="id2241" draw:id="id2241"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xml:id="id2242" draw:id="id2242"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xml:id="id2243" draw:id="id2243"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241" draw:start-glue-point="0" draw:end-shape="id2242" draw:end-glue-point="4" svg:d="m105047 18531v-842h778v-842">
          <text:p/>
        </draw:connector>
        <draw:connector draw:style-name="inheritance_20__28_public_29_" draw:layer="layout" svg:x1="108.378cm" svg:y1="18.558cm" svg:x2="107.378cm" svg:y2="16.847cm" draw:start-shape="id2243" draw:start-glue-point="0" draw:end-shape="id2242" draw:end-glue-point="5" svg:d="m108378 18558v-855h-1000v-856">
          <text:p/>
        </draw:connector>
        <draw:custom-shape draw:style-name="gr1" draw:text-style-name="P1" xml:id="id2244" draw:id="id2244"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244" draw:start-glue-point="0" draw:end-shape="id2130" draw:end-glue-point="4" svg:d="m43517 27759v-1004h1491v-1003">
          <text:p/>
        </draw:connector>
        <draw:custom-shape draw:style-name="gr1" draw:text-style-name="P1" xml:id="id2246" draw:id="id2246" draw:layer="layout" svg:width="3.915cm" svg:height="0.741cm" svg:x="97.155cm" svg:y="40.878cm">
          <draw:glue-point draw:id="4" svg:x="-3.445cm" svg:y="5.006cm"/>
          <draw:glue-point draw:id="5" svg:x="-1.486cm" svg:y="5.006cm"/>
          <draw:glue-point draw:id="6" svg:x="1.621cm" svg:y="5.006cm"/>
          <draw:glue-point draw:id="7" svg:x="3.312cm" svg:y="5.006cm"/>
          <text:p text:style-name="P1">SalLayout</text:p>
          <draw:enhanced-geometry svg:viewBox="0 0 21600 21600" draw:type="rectangle" draw:enhanced-path="M 0 0 L 21600 0 21600 21600 0 21600 0 0 Z N"/>
        </draw:custom-shape>
        <draw:custom-shape draw:style-name="gr1" draw:text-style-name="P1" xml:id="id2245" draw:id="id2245" draw:layer="layout" svg:width="2.354cm" svg:height="0.556cm" svg:x="93.001cm" svg:y="45.111cm">
          <text:p text:style-name="P1">ATSLayout</text:p>
          <draw:enhanced-geometry svg:viewBox="0 0 21600 21600" draw:type="rectangle" draw:enhanced-path="M 0 0 L 21600 0 21600 21600 0 21600 0 0 Z N"/>
        </draw:custom-shape>
        <draw:custom-shape draw:style-name="gr1" draw:text-style-name="P1" xml:id="id2247" draw:id="id2247" draw:layer="layout" svg:width="3.016cm" svg:height="0.556cm" svg:x="94.88cm" svg:y="46.541cm">
          <draw:glue-point draw:id="4" svg:x="2.808cm" svg:y="5.017cm"/>
          <text:p text:style-name="P1">GenericSalLayout</text:p>
          <draw:enhanced-geometry svg:viewBox="0 0 21600 21600" draw:type="rectangle" draw:enhanced-path="M 0 0 L 21600 0 21600 21600 0 21600 0 0 Z N"/>
        </draw:custom-shape>
        <draw:custom-shape draw:style-name="gr1" draw:text-style-name="P1" xml:id="id2248" draw:id="id2248" draw:layer="layout" svg:width="2.354cm" svg:height="0.556cm" svg:x="96.838cm" svg:y="45.324cm">
          <text:p text:style-name="P1">MultiSalLayout</text:p>
          <draw:enhanced-geometry svg:viewBox="0 0 21600 21600" draw:type="rectangle" draw:enhanced-path="M 0 0 L 21600 0 21600 21600 0 21600 0 0 Z N"/>
        </draw:custom-shape>
        <draw:custom-shape draw:style-name="gr1" draw:text-style-name="P1" xml:id="id2249" draw:id="id2249" draw:layer="layout" svg:width="2.354cm" svg:height="0.556cm" svg:x="99.087cm" svg:y="46.806cm">
          <text:p text:style-name="P1">Os2Layout</text:p>
          <draw:enhanced-geometry svg:viewBox="0 0 21600 21600" draw:type="rectangle" draw:enhanced-path="M 0 0 L 21600 0 21600 21600 0 21600 0 0 Z N"/>
        </draw:custom-shape>
        <draw:custom-shape draw:style-name="gr1" draw:text-style-name="P1" xml:id="id2250" draw:id="id2250" draw:layer="layout" svg:width="2.354cm" svg:height="0.556cm" svg:x="101.812cm" svg:y="45.721cm">
          <text:p text:style-name="P1">WinLayout</text:p>
          <draw:enhanced-geometry svg:viewBox="0 0 21600 21600" draw:type="rectangle" draw:enhanced-path="M 0 0 L 21600 0 21600 21600 0 21600 0 0 Z N"/>
        </draw:custom-shape>
        <draw:connector draw:style-name="inheritance_20__28_public_29_" draw:layer="layout" svg:x1="94.178cm" svg:y1="45.111cm" svg:x2="97.764cm" svg:y2="41.618cm" draw:start-shape="id2245" draw:start-glue-point="0" draw:end-shape="id2246" draw:end-glue-point="4" svg:d="m94178 45111v-1746h3586v-1747">
          <text:p/>
        </draw:connector>
        <draw:connector draw:style-name="inheritance_20__28_public_29_" draw:layer="layout" svg:x1="96.388cm" svg:y1="46.541cm" svg:x2="98.531cm" svg:y2="41.618cm" draw:start-shape="id2247" draw:start-glue-point="0" draw:end-shape="id2246" draw:end-glue-point="5" svg:d="m96388 46541v-2461h2143v-2462">
          <text:p/>
        </draw:connector>
        <draw:connector draw:style-name="inheritance_20__28_public_29_" draw:layer="layout" svg:x1="98.015cm" svg:y1="45.324cm" svg:x2="99.112cm" svg:y2="41.619cm" draw:start-shape="id2248" draw:start-glue-point="0" draw:end-shape="id2246" draw:end-glue-point="2" svg:d="m98015 45324v-1853h1097v-1852">
          <text:p/>
        </draw:connector>
        <draw:connector draw:style-name="inheritance_20__28_public_29_" draw:layer="layout" svg:x1="100.264cm" svg:y1="46.806cm" svg:x2="99.746cm" svg:y2="41.618cm" draw:start-shape="id2249" draw:start-glue-point="0" draw:end-shape="id2246" draw:end-glue-point="6" svg:d="m100264 46806v-2594h-518v-2594">
          <text:p/>
        </draw:connector>
        <draw:connector draw:style-name="inheritance_20__28_public_29_" draw:layer="layout" svg:x1="102.989cm" svg:y1="45.721cm" svg:x2="100.408cm" svg:y2="41.618cm" draw:start-shape="id2250" draw:start-glue-point="0" draw:end-shape="id2246" draw:end-glue-point="7" svg:d="m102989 45721v-2051h-2581v-2052">
          <text:p/>
        </draw:connector>
        <draw:custom-shape draw:style-name="gr1" draw:text-style-name="P1" xml:id="id2251" draw:id="id2251" draw:layer="layout" svg:width="2.804cm" svg:height="0.556cm" svg:x="94.007cm" svg:y="48.79cm">
          <text:p text:style-name="P1">X11FontLayout</text:p>
          <draw:enhanced-geometry svg:viewBox="0 0 21600 21600" draw:type="rectangle" draw:enhanced-path="M 0 0 L 21600 0 21600 21600 0 21600 0 0 Z N"/>
        </draw:custom-shape>
        <draw:connector draw:style-name="inheritance_20__28_public_29_" draw:layer="layout" svg:x1="95.409cm" svg:y1="48.79cm" svg:x2="96.388cm" svg:y2="47.097cm" draw:start-shape="id2251" draw:start-glue-point="0" draw:end-shape="id2247" draw:end-glue-point="2" svg:d="m95409 48790v-846h979v-847">
          <text:p/>
        </draw:connector>
        <draw:custom-shape draw:style-name="gr1" draw:text-style-name="P1" xml:id="id2253" draw:id="id2253" draw:layer="layout" svg:width="5.662cm" svg:height="0.662cm" svg:x="109.061cm" svg:y="39.846cm">
          <draw:glue-point draw:id="4" svg:x="-3.666cm" svg:y="5.005cm"/>
          <draw:glue-point draw:id="5" svg:x="-2.272cm" svg:y="5.005cm"/>
          <draw:glue-point draw:id="6" svg:x="-0.879cm" svg:y="5.005cm"/>
          <draw:glue-point draw:id="7" svg:x="1.12cm" svg:y="5.005cm"/>
          <draw:glue-point draw:id="8" svg:x="2.574cm" svg:y="5.005cm"/>
          <draw:glue-point draw:id="9" svg:x="3.909cm" svg:y="5.005cm"/>
          <text:p text:style-name="P1">SalGraphics</text:p>
          <draw:enhanced-geometry svg:viewBox="0 0 21600 21600" draw:type="rectangle" draw:enhanced-path="M 0 0 L 21600 0 21600 21600 0 21600 0 0 Z N"/>
        </draw:custom-shape>
        <draw:custom-shape draw:style-name="gr1" draw:text-style-name="P1" xml:id="id2252" draw:id="id2252" draw:layer="layout" svg:width="3.228cm" svg:height="0.767cm" svg:x="105.94cm" svg:y="42.758cm">
          <text:p text:style-name="P1">X11SalGraphics</text:p>
          <draw:enhanced-geometry svg:viewBox="0 0 21600 21600" draw:type="rectangle" draw:enhanced-path="M 0 0 L 21600 0 21600 21600 0 21600 0 0 Z N"/>
        </draw:custom-shape>
        <draw:custom-shape draw:style-name="gr1" draw:text-style-name="P1" xml:id="id2254" draw:id="id2254" draw:layer="layout" svg:width="3.228cm" svg:height="0.767cm" svg:x="107.977cm" svg:y="43.764cm">
          <text:p text:style-name="P1">WinSalGraphics</text:p>
          <draw:enhanced-geometry svg:viewBox="0 0 21600 21600" draw:type="rectangle" draw:enhanced-path="M 0 0 L 21600 0 21600 21600 0 21600 0 0 Z N"/>
        </draw:custom-shape>
        <draw:custom-shape draw:style-name="gr1" draw:text-style-name="P1" xml:id="id2255" draw:id="id2255" draw:layer="layout" svg:width="3.228cm" svg:height="0.767cm" svg:x="110.041cm" svg:y="42.574cm">
          <text:p text:style-name="P1">SvpSalGraphics</text:p>
          <draw:enhanced-geometry svg:viewBox="0 0 21600 21600" draw:type="rectangle" draw:enhanced-path="M 0 0 L 21600 0 21600 21600 0 21600 0 0 Z N"/>
        </draw:custom-shape>
        <draw:custom-shape draw:style-name="gr1" draw:text-style-name="P1" xml:id="id2256" draw:id="id2256" draw:layer="layout" svg:width="3.228cm" svg:height="0.767cm" svg:x="112.078cm" svg:y="43.738cm">
          <text:p text:style-name="P1">PspSalGraphics</text:p>
          <draw:enhanced-geometry svg:viewBox="0 0 21600 21600" draw:type="rectangle" draw:enhanced-path="M 0 0 L 21600 0 21600 21600 0 21600 0 0 Z N"/>
        </draw:custom-shape>
        <draw:custom-shape draw:style-name="gr1" draw:text-style-name="P1" xml:id="id2257" draw:id="id2257" draw:layer="layout" svg:width="3.228cm" svg:height="0.767cm" svg:x="113.931cm" svg:y="42.599cm">
          <text:p text:style-name="P1">Os2SalGraphics</text:p>
          <draw:enhanced-geometry svg:viewBox="0 0 21600 21600" draw:type="rectangle" draw:enhanced-path="M 0 0 L 21600 0 21600 21600 0 21600 0 0 Z N"/>
        </draw:custom-shape>
        <draw:custom-shape draw:style-name="gr1" draw:text-style-name="P1" xml:id="id2258" draw:id="id2258" draw:layer="layout" svg:width="3.228cm" svg:height="0.767cm" svg:x="116.312cm" svg:y="43.605cm">
          <text:p text:style-name="P1">AquaSalGraphics</text:p>
          <draw:enhanced-geometry svg:viewBox="0 0 21600 21600" draw:type="rectangle" draw:enhanced-path="M 0 0 L 21600 0 21600 21600 0 21600 0 0 Z N"/>
        </draw:custom-shape>
        <draw:connector draw:style-name="inheritance_20__28_public_29_" draw:layer="layout" svg:x1="107.554cm" svg:y1="42.758cm" svg:x2="109.817cm" svg:y2="40.508cm" draw:start-shape="id2252" draw:start-glue-point="0" draw:end-shape="id2253" draw:end-glue-point="4" svg:d="m107554 42758v-1125h2263v-1125">
          <text:p/>
        </draw:connector>
        <draw:connector draw:style-name="inheritance_20__28_public_29_" draw:layer="layout" svg:x1="109.591cm" svg:y1="43.764cm" svg:x2="110.606cm" svg:y2="40.508cm" draw:start-shape="id2254" draw:start-glue-point="0" draw:end-shape="id2253" draw:end-glue-point="5" svg:d="m109591 43764v-1628h1015v-1628">
          <text:p/>
        </draw:connector>
        <draw:connector draw:style-name="inheritance_20__28_public_29_" draw:layer="layout" svg:x1="111.655cm" svg:y1="42.574cm" svg:x2="111.395cm" svg:y2="40.508cm" draw:start-shape="id2255" draw:start-glue-point="0" draw:end-shape="id2253" draw:end-glue-point="6" svg:d="m111655 42574v-1033h-260v-1033">
          <text:p/>
        </draw:connector>
        <draw:connector draw:style-name="inheritance_20__28_public_29_" draw:layer="layout" svg:x1="113.692cm" svg:y1="43.738cm" svg:x2="112.526cm" svg:y2="40.508cm" draw:start-shape="id2256" draw:start-glue-point="0" draw:end-shape="id2253" draw:end-glue-point="7" svg:d="m113692 43738v-1615h-1166v-1615">
          <text:p/>
        </draw:connector>
        <draw:connector draw:style-name="inheritance_20__28_public_29_" draw:layer="layout" svg:x1="115.545cm" svg:y1="42.599cm" svg:x2="113.349cm" svg:y2="40.508cm" draw:start-shape="id2257" draw:start-glue-point="0" draw:end-shape="id2253" draw:end-glue-point="8" svg:d="m115545 42599v-1046h-2196v-1045">
          <text:p/>
        </draw:connector>
        <draw:connector draw:style-name="inheritance_20__28_public_29_" draw:layer="layout" svg:x1="117.926cm" svg:y1="43.605cm" svg:x2="114.105cm" svg:y2="40.508cm" draw:start-shape="id2258" draw:start-glue-point="0" draw:end-shape="id2253" draw:end-glue-point="9" svg:d="m117926 43605v-1549h-3821v-1548">
          <text:p/>
        </draw:connector>
        <draw:custom-shape draw:style-name="gr3" xml:id="id2259" draw:id="id2259" draw:layer="layout" svg:width="3.122cm" svg:height="0.555cm" svg:x="96.044cm" svg:y="49.768cm">
          <text:p>ServerFontLayout</text:p>
          <draw:enhanced-geometry svg:viewBox="0 0 21600 21600" draw:type="rectangle" draw:enhanced-path="M 0 0 L 21600 0 21600 21600 0 21600 0 0 Z N"/>
        </draw:custom-shape>
        <draw:connector draw:style-name="inheritance_20__28_public_29_" draw:layer="layout" svg:x1="97.605cm" svg:y1="49.768cm" svg:x2="97.234cm" svg:y2="47.097cm" draw:start-shape="id2259" draw:start-glue-point="0" draw:end-shape="id2247" draw:end-glue-point="4" svg:d="m97605 49768v-1336h-371v-1335">
          <text:p/>
        </draw:connector>
        <draw:custom-shape draw:style-name="gr3" draw:layer="layout" svg:width="2.884cm" svg:height="0.662cm" svg:x="103.77cm" svg:y="50.059cm">
          <text:p>ImplLayoutArgs</text:p>
          <draw:enhanced-geometry svg:viewBox="0 0 21600 21600" draw:type="rectangle" draw:enhanced-path="M 0 0 L 21600 0 21600 21600 0 21600 0 0 Z N"/>
        </draw:custom-shape>
        <draw:custom-shape draw:style-name="gr5" xml:id="id2260" draw:id="id2260" draw:layer="layout" svg:width="2.528cm" svg:height="0.59cm" svg:x="62.105cm" svg:y="24.357cm">
          <text:p>ImplFrameData</text:p>
          <draw:enhanced-geometry svg:viewBox="0 0 21600 21600" draw:type="rectangle" draw:enhanced-path="M 0 0 L 21600 0 21600 21600 0 21600 0 0 Z N"/>
        </draw:custom-shape>
        <draw:connector draw:style-name="data_20_member_20__28_pointer_29_" draw:layer="layout" svg:x1="59.515cm" svg:y1="24.304cm" svg:x2="62.105cm" svg:y2="24.652cm" draw:start-shape="id2170" draw:start-glue-point="6" draw:end-shape="id2260" draw:end-glue-point="3" svg:d="m59515 24304h1296v348h1294">
          <text:p>mpFrameData</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261" draw:start-glue-point="0" draw:end-shape="id2262"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xml:id="id2263" draw:id="id2263"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263" draw:start-glue-point="0" draw:end-shape="id2264" draw:end-glue-point="5" svg:d="m18434 20398v-1789h267v-2800">
          <text:p/>
        </draw:connector>
        <draw:custom-shape draw:style-name="gr1" draw:text-style-name="P1" xml:id="id2265" draw:id="id2265"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xml:id="id2266" draw:id="id2266"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265" draw:start-glue-point="0" draw:end-shape="id2266" draw:end-glue-point="2" svg:d="m61626 61432v-629h-51v-627">
          <text:p/>
        </draw:connector>
        <draw:custom-shape draw:style-name="gr3" draw:layer="layout" svg:width="3.663cm" svg:height="0.598cm" svg:x="65.775cm" svg:y="66.45cm">
          <text:p text:style-name="P2">SvXMLElementExport</text:p>
          <draw:enhanced-geometry svg:viewBox="0 0 21600 21600" draw:type="rectangle" draw:enhanced-path="M 0 0 L 21600 0 21600 21600 0 21600 0 0 Z N"/>
        </draw:custom-shape>
        <draw:custom-shape draw:style-name="gr1" draw:text-style-name="P1" xml:id="id2267" draw:id="id2267" draw:layer="layout" svg:width="3.09cm" svg:height="3.179cm" svg:x="74.394cm" svg:y="54.7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xml:id="id2268" draw:id="id2268" draw:layer="layout" svg:width="5.365cm" svg:height="2.514cm" svg:x="71.271cm" svg:y="49.48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5.317cm" svg:y1="54.7cm" svg:x2="73.953cm" svg:y2="51.994cm" draw:start-shape="id2267" draw:start-glue-point="4" draw:end-shape="id2268" draw:end-glue-point="2" svg:d="m75317 54700v-1353h-1364v-1353">
          <text:p/>
        </draw:connector>
        <draw:custom-shape draw:style-name="gr1" draw:text-style-name="P1" xml:id="id2262" draw:id="id2262"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xml:id="id2270" draw:id="id2270"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xml:id="id2269" draw:id="id2269"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269" draw:start-glue-point="1" draw:end-shape="id2270" draw:end-glue-point="3" svg:d="m88545 50118h1619v791h1619">
          <text:p text:style-name="P2">pImpl</text:p>
        </draw:connector>
        <draw:connector draw:style-name="inheritance_20__28_public_29_" draw:layer="layout" svg:x1="86.653cm" svg:y1="49.833cm" svg:x2="93.521cm" svg:y2="32.494cm" draw:start-shape="id2269" draw:start-glue-point="0" draw:end-shape="id2262" draw:end-glue-point="7" svg:d="m86653 49833v-8669h6868v-8670">
          <text:p/>
        </draw:connector>
        <draw:connector draw:style-name="data_20_member_20__28_pointer_29_" draw:layer="layout" svg:x1="77.484cm" svg:y1="55.081cm" svg:x2="84.761cm" svg:y2="50.118cm" draw:start-shape="id2267" draw:start-glue-point="6" draw:end-shape="id2269" draw:end-glue-point="3" svg:d="m77484 55081h3639v-4963h3638">
          <text:p>GetAutoStylePool()</text:p>
        </draw:connector>
        <draw:custom-shape draw:style-name="gr1" draw:text-style-name="P1" xml:id="id2271" draw:id="id2271"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270" draw:start-glue-point="4" draw:end-shape="id2271" draw:end-glue-point="3" svg:d="m96293 49082h389v375h390">
          <text:p/>
        </draw:connector>
        <draw:custom-shape draw:style-name="gr1" draw:text-style-name="P1" xml:id="id2272" draw:id="id2272"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271" draw:start-glue-point="1" draw:end-shape="id2272" draw:end-glue-point="3" svg:d="m101271 49457h1153v1905h1154">
          <text:p>pCache</text:p>
        </draw:connector>
        <draw:custom-shape draw:style-name="gr1" draw:text-style-name="P1" xml:id="id2273" draw:id="id2273"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xml:id="id2274" draw:id="id2274"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273" draw:start-glue-point="1" draw:end-shape="id2274" draw:end-glue-point="3" svg:d="m108812 52554h1011v-453h1011">
          <text:p/>
        </draw:connector>
        <draw:connector draw:style-name="data_20_member_20__28_multiple_29_" draw:layer="layout" svg:x1="101.269cm" svg:y1="49.678cm" svg:x2="103.032cm" svg:y2="52.554cm" draw:start-shape="id2271" draw:start-glue-point="6" draw:end-shape="id2273" draw:end-glue-point="3" svg:d="m101269 49678h882v2876h881">
          <text:p/>
        </draw:connector>
        <draw:custom-shape draw:style-name="gr5" xml:id="id2275" draw:id="id2275"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xml:id="id2276" draw:id="id2276"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275" draw:start-glue-point="1" draw:end-shape="id2276" draw:end-glue-point="3" svg:d="m102515 55315h454v220h454">
          <text:p/>
        </draw:connector>
        <draw:custom-shape draw:style-name="gr1" draw:text-style-name="P1" xml:id="id2277" draw:id="id2277"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276" draw:start-glue-point="1" draw:end-shape="id2277" draw:end-glue-point="3" svg:d="m109617 55535h2255v129h2255">
          <text:p>GetProperties()</text:p>
        </draw:connector>
        <draw:connector draw:style-name="local_20_usage_20__2f__20_return_20_type" draw:layer="layout" svg:x1="96.293cm" svg:y1="52.657cm" svg:x2="97.28cm" svg:y2="55.315cm" draw:start-shape="id2270" draw:start-glue-point="7" draw:end-shape="id2275" draw:end-glue-point="3" svg:d="m96293 52657h501v1596h-16v1062h502">
          <text:p>exportXML()</text:p>
        </draw:connector>
        <draw:custom-shape draw:style-name="gr1" draw:text-style-name="P1" xml:id="id2261" draw:id="id2261"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77.484cm" svg:y1="55.522cm" svg:x2="84.917cm" svg:y2="57.129cm" draw:start-shape="id2267" draw:start-glue-point="7" draw:end-shape="id2261" draw:end-glue-point="3" svg:d="m77484 55522h3717v1607h3716">
          <text:p>GetPageExport()</text:p>
        </draw:connector>
        <draw:custom-shape draw:style-name="gr5" xml:id="id2278" draw:id="id2278"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261" draw:start-glue-point="4" draw:end-shape="id2278" draw:end-glue-point="3" svg:d="m87845 57556h2204v700h2203">
          <text:p/>
        </draw:connector>
        <draw:custom-shape draw:style-name="gr2" xml:id="id2279" draw:id="id2279"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261" draw:start-glue-point="5" draw:end-shape="id2279" draw:end-glue-point="3" svg:d="m87845 56728h1529v-235h1529">
          <text:p>xPageStyles</text:p>
        </draw:connector>
        <draw:custom-shape draw:style-name="gr1" draw:text-style-name="P1" xml:id="id2280" draw:id="id2280" draw:layer="layout" svg:width="12.053cm" svg:height="1.192cm" svg:x="117.072cm" svg:y="45.71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3.098cm" svg:y1="45.711cm" svg:x2="98.524cm" svg:y2="32.494cm" draw:start-shape="id2280" draw:start-glue-point="0" draw:end-shape="id2262" draw:end-glue-point="5" svg:d="m123098 45711v-6608h-24574v-6609">
          <text:p/>
        </draw:connector>
        <draw:connector draw:style-name="data_20_member_20__28_pointer_29_" draw:layer="layout" svg:x1="101.269cm" svg:y1="48.971cm" svg:x2="117.072cm" svg:y2="45.971cm" draw:start-shape="id2271" draw:start-glue-point="4" draw:end-shape="id2280" draw:end-glue-point="12" svg:d="m101269 48971h7902v-3000h7901">
          <text:p/>
        </draw:connector>
        <draw:custom-shape draw:style-name="gr1" draw:text-style-name="P1" xml:id="id2281" draw:id="id2281"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281" draw:start-glue-point="0" draw:end-shape="id2262" draw:end-glue-point="9" svg:d="m81612 40165v-3836h-835v-3835">
          <text:p/>
        </draw:connector>
        <draw:custom-shape draw:style-name="gr5" xml:id="id2282" draw:id="id2282" draw:layer="layout" svg:width="5.547cm" svg:height="0.655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93cm" draw:start-shape="id2281" draw:start-glue-point="4" draw:end-shape="id2282" draw:end-glue-point="3" svg:d="m83569 40426h984v1467h985">
          <text:p>aMapEntries</text:p>
        </draw:connector>
        <draw:custom-shape draw:style-name="gr5" draw:layer="layout" svg:width="3.759cm" svg:height="0.674cm" svg:x="85.883cm" svg:y="38.957cm">
          <text:p>XMLPropertyMapEntry</text:p>
          <draw:enhanced-geometry svg:viewBox="0 0 21600 21600" draw:type="rectangle" draw:enhanced-path="M 0 0 L 21600 0 21600 21600 0 21600 0 0 Z N"/>
        </draw:custom-shape>
        <draw:custom-shape draw:style-name="gr1" draw:text-style-name="P1" xml:id="id2283" draw:id="id2283"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77.484cm" svg:y1="57.541cm" svg:x2="83.673cm" svg:y2="62.26cm" draw:start-shape="id2267" draw:start-glue-point="11" draw:end-shape="id2283" draw:end-glue-point="3" svg:d="m77484 57541h3095v4719h3094">
          <text:p>mpNumExport</text:p>
        </draw:connector>
        <draw:custom-shape draw:style-name="gr1" draw:text-style-name="P1" xml:id="id2284" draw:id="id2284"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283" draw:start-glue-point="4" draw:end-shape="id2284" draw:end-glue-point="3" svg:d="m87327 61341h1453v386h1452">
          <text:p>pUsedList</text:p>
        </draw:connector>
        <draw:frame draw:style-name="annotation" draw:layer="layout" svg:width="6.35cm" svg:height="1.135cm" svg:x="67.581cm" svg:y="54.726cm">
          <draw:text-box>
            <text:p><text:span text:style-name="T1">SvXMLExport</text:span> must be inherited by each application's own XML exporter filter.</text:p>
          </draw:text-box>
        </draw:frame>
        <draw:custom-shape draw:style-name="gr1" draw:text-style-name="P1" xml:id="id2285" draw:id="id2285" draw:layer="layout" svg:width="4.976cm" svg:height="0.57cm" svg:x="88.17cm" svg:y="72.668cm">
          <text:p text:style-name="P1">XMLChartExportPropertyMapper</text:p>
          <draw:enhanced-geometry svg:viewBox="0 0 21600 21600" draw:type="rectangle" draw:enhanced-path="M 0 0 L 21600 0 21600 21600 0 21600 0 0 Z N"/>
        </draw:custom-shape>
        <draw:connector draw:style-name="inheritance_20__28_public_29_" draw:layer="layout" draw:line-skew="10.66cm" svg:x1="90.658cm" svg:y1="72.668cm" svg:x2="118.195cm" svg:y2="46.903cm" draw:start-shape="id2285" draw:start-glue-point="0" draw:end-shape="id2280" draw:end-glue-point="4" svg:d="m90658 72668v-2222h27537v-2354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xml:id="id2286" draw:id="id2286"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xml:id="id2287" draw:id="id2287"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286" draw:start-glue-point="5" draw:end-shape="id2287" draw:end-glue-point="2" svg:d="m16597 27161v-1256h-831v-1257">
          <text:p/>
        </draw:connector>
        <draw:custom-shape draw:style-name="gr57" xml:id="id2264" draw:id="id2264"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287" draw:start-glue-point="0" draw:end-shape="id2264" draw:end-glue-point="8" svg:d="m15766 23844v-4017h891v-4017">
          <text:p/>
        </draw:connector>
        <draw:custom-shape draw:style-name="gr3" xml:id="id2288" draw:id="id2288"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xml:id="id2289" draw:id="id2289"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288" draw:start-glue-point="0" draw:end-shape="id2289" draw:end-glue-point="2" svg:d="m17288 34825v-967h1745v-967">
          <text:p/>
        </draw:connector>
        <draw:custom-shape draw:style-name="gr1" draw:text-style-name="P1" xml:id="id2290" draw:id="id2290"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289" draw:start-glue-point="0" draw:end-shape="id2290" draw:end-glue-point="2" svg:d="m19033 32243v-829h725v-830">
          <text:p/>
        </draw:connector>
        <draw:connector draw:style-name="inheritance_20__28_public_29_" draw:layer="layout" svg:x1="18.879cm" svg:y1="29.884cm" svg:x2="17.529cm" svg:y2="27.965cm" draw:start-shape="id2290" draw:start-glue-point="5" draw:end-shape="id2286" draw:end-glue-point="2" svg:d="m18879 29884v-959h-1350v-960">
          <text:p/>
        </draw:connector>
        <draw:custom-shape draw:style-name="gr1" draw:text-style-name="P1" xml:id="id2291" draw:id="id2291"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xml:id="id2292" draw:id="id2292"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291" draw:start-glue-point="1" draw:end-shape="id2292" draw:end-glue-point="3" svg:d="m98758 62869h1788v1530h1789">
          <text:p/>
        </draw:connector>
        <draw:custom-shape draw:style-name="gr1" draw:text-style-name="P1" xml:id="id2293" draw:id="id2293"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293" draw:start-glue-point="0" draw:end-shape="id2292" draw:end-glue-point="4" svg:d="m102761 66343v-804h170v-805">
          <text:p/>
        </draw:connector>
        <draw:custom-shape draw:style-name="gr1" draw:text-style-name="P1" xml:id="id2294" draw:id="id2294"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294" draw:start-glue-point="0" draw:end-shape="id2292" draw:end-glue-point="5" svg:d="m104965 67302v-1283h-1282v-1285">
          <text:p/>
        </draw:connector>
        <draw:connector draw:style-name="data_20_member_20__28_pointer_29_" draw:layer="layout" draw:line-skew="2.618cm" svg:x1="98.758cm" svg:y1="62.195cm" svg:x2="117.072cm" svg:y2="46.643cm" draw:start-shape="id2291" draw:start-glue-point="4" draw:end-shape="id2280" draw:end-glue-point="13" svg:d="m98758 62195h11775v-15552h6539">
          <text:p/>
        </draw:connector>
        <draw:custom-shape draw:style-name="gr1" draw:text-style-name="P1" xml:id="id2295" draw:id="id2295" draw:layer="layout" svg:width="4.976cm" svg:height="0.57cm" svg:x="118.44cm" svg:y="51.64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xml:id="id2296" draw:id="id2296" draw:layer="layout" svg:width="6.116cm" svg:height="0.57cm" svg:x="121.291cm" svg:y="50.713cm">
          <text:p text:style-name="P1">XMLPageMasterExportPropertyMapper</text:p>
          <draw:enhanced-geometry svg:viewBox="0 0 21600 21600" draw:type="rectangle" draw:enhanced-path="M 0 0 L 21600 0 21600 21600 0 21600 0 0 Z N"/>
        </draw:custom-shape>
        <draw:custom-shape draw:style-name="gr1" draw:text-style-name="P1" xml:id="id2297" draw:id="id2297" draw:layer="layout" svg:width="5.106cm" svg:height="0.57cm" svg:x="125.049cm" svg:y="51.568cm">
          <text:p text:style-name="P1">XMLShapeExportPropertyMapper</text:p>
          <draw:enhanced-geometry svg:viewBox="0 0 21600 21600" draw:type="rectangle" draw:enhanced-path="M 0 0 L 21600 0 21600 21600 0 21600 0 0 Z N"/>
        </draw:custom-shape>
        <draw:connector draw:style-name="inheritance_20__28_public_29_" draw:layer="layout" svg:x1="120.928cm" svg:y1="51.646cm" svg:x2="119.578cm" svg:y2="46.903cm" draw:start-shape="id2295" draw:start-glue-point="0" draw:end-shape="id2280" draw:end-glue-point="5" svg:d="m120928 51646v-2371h-1350v-2372">
          <text:p/>
        </draw:connector>
        <draw:connector draw:style-name="inheritance_20__28_public_29_" draw:layer="layout" svg:x1="124.349cm" svg:y1="50.713cm" svg:x2="121.025cm" svg:y2="46.903cm" draw:start-shape="id2296" draw:start-glue-point="0" draw:end-shape="id2280" draw:end-glue-point="6" svg:d="m124349 50713v-1905h-3324v-1905">
          <text:p/>
        </draw:connector>
        <draw:connector draw:style-name="inheritance_20__28_public_29_" draw:layer="layout" draw:line-skew="-0.883cm" svg:x1="127.602cm" svg:y1="51.568cm" svg:x2="122.213cm" svg:y2="46.903cm" draw:start-shape="id2297" draw:start-glue-point="0" draw:end-shape="id2280" draw:end-glue-point="7" svg:d="m127602 51568v-3215h-5389v-1450">
          <text:p/>
        </draw:connector>
        <draw:custom-shape draw:style-name="gr1" draw:text-style-name="P1" xml:id="id2298" draw:id="id2298" draw:layer="layout" svg:width="5.313cm" svg:height="0.57cm" svg:x="127.925cm" svg:y="50.765cm">
          <text:p text:style-name="P1">XMLTextExportPropertySetMapper</text:p>
          <draw:enhanced-geometry svg:viewBox="0 0 21600 21600" draw:type="rectangle" draw:enhanced-path="M 0 0 L 21600 0 21600 21600 0 21600 0 0 Z N"/>
        </draw:custom-shape>
        <draw:connector draw:style-name="inheritance_20__28_public_29_" draw:layer="layout" draw:line-skew="-1.01cm" svg:x1="130.581cm" svg:y1="50.765cm" svg:x2="123.098cm" svg:y2="46.903cm" draw:start-shape="id2298" draw:start-glue-point="0" draw:end-shape="id2280" draw:end-glue-point="2" svg:d="m130581 50765v-2941h-7483v-921">
          <text:p/>
        </draw:connector>
        <draw:custom-shape draw:style-name="gr1" draw:text-style-name="P1" xml:id="id2299" draw:id="id2299" draw:layer="layout" svg:width="3.499cm" svg:height="3.968cm" svg:x="78.895cm" svg:y="65.008cm">
          <draw:glue-point draw:id="4" svg:x="5.001cm" svg:y="-3.167cm"/>
          <draw:glue-point draw:id="5" svg:x="5.001cm" svg:y="3.669cm"/>
          <text:p text:style-name="P1">SchXMLExportHelper</text:p>
          <draw:enhanced-geometry svg:viewBox="0 0 21600 21600" draw:type="rectangle" draw:enhanced-path="M 0 0 L 21600 0 21600 21600 0 21600 0 0 Z N"/>
        </draw:custom-shape>
        <draw:connector draw:style-name="inheritance_20__28_public_29_" draw:layer="layout" svg:x1="80.644cm" svg:y1="65.008cm" svg:x2="95.84cm" svg:y2="32.494cm" draw:start-shape="id2299" draw:start-glue-point="0" draw:end-shape="id2262" draw:end-glue-point="6" svg:d="m80644 65008v-16257h15196v-16257">
          <text:p/>
        </draw:connector>
        <draw:frame draw:style-name="annotation" draw:layer="layout" svg:width="5.334cm" svg:height="2.25cm" svg:x="78.425cm" svg:y="70.176cm">
          <draw:text-box>
            <text:p><text:span text:style-name="T1">SchXMLExportHelper</text:span> handles export of &lt;chart:chart&gt; elements.</text:p>
          </draw:text-box>
        </draw:frame>
        <draw:custom-shape draw:style-name="gr1" draw:text-style-name="P1" xml:id="id2300" draw:id="id2300"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300" draw:start-glue-point="0" draw:end-shape="id2264" draw:end-glue-point="10" svg:d="m31822 18584v-1387h-3459v-1387">
          <text:p/>
        </draw:connector>
        <draw:custom-shape draw:style-name="gr1" draw:text-style-name="P1" xml:id="id2301" draw:id="id2301"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301" draw:start-glue-point="0" draw:end-shape="id2264" draw:end-glue-point="4" svg:d="m25953 18688v-1439h1355v-1440">
          <text:p/>
        </draw:connector>
        <draw:connector draw:style-name="local_20_usage_20__2f__20_return_20_type" draw:layer="layout" svg:x1="27.741cm" svg:y1="18.985cm" svg:x2="29.814cm" svg:y2="18.908cm" draw:start-shape="id2301" draw:start-glue-point="4" draw:end-shape="id2300" draw:end-glue-point="3" svg:d="m27741 18985h1036v-77h1037">
          <text:p/>
        </draw:connector>
        <draw:custom-shape draw:style-name="gr1" draw:text-style-name="P1" xml:id="id2302" draw:id="id2302"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302" draw:start-glue-point="0" draw:end-shape="id2281" draw:end-glue-point="5" svg:d="m78786 43691v-1258h1285v-1259">
          <text:p/>
        </draw:connector>
        <draw:custom-shape draw:style-name="gr1" draw:text-style-name="P1" xml:id="id2303" draw:id="id2303"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xml:id="id2304" draw:id="id2304"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303" draw:start-glue-point="0" draw:end-shape="id2304" draw:end-glue-point="11" svg:d="m70701 45012v-3991h-47v-3992">
          <text:p/>
        </draw:connector>
        <draw:connector draw:style-name="inheritance_20__28_public_29_" draw:layer="layout" draw:line-skew="-1.412cm" svg:x1="68.005cm" svg:y1="36.131cm" svg:x2="78.621cm" svg:y2="32.494cm" draw:start-shape="id2304" draw:start-glue-point="0" draw:end-shape="id2262" draw:end-glue-point="4" svg:d="m68005 36131v-1818h10616v-1819">
          <text:p/>
        </draw:connector>
        <draw:connector draw:style-name="data_20_member_20__28_pointer_29_" draw:layer="layout" svg:x1="71.259cm" svg:y1="36.58cm" svg:x2="79.655cm" svg:y2="40.67cm" draw:start-shape="id2304" draw:start-glue-point="1" draw:end-shape="id2281" draw:end-glue-point="3" svg:d="m71259 36580h4198v4090h4198">
          <text:p>getPropertySetMapper()</text:p>
        </draw:connector>
        <draw:custom-shape draw:style-name="gr1" draw:text-style-name="P1" xml:id="id2305" draw:id="id2305"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305" draw:start-glue-point="4" draw:end-shape="id2303" draw:end-glue-point="3" svg:d="m57885 39855h5145v5507h5144">
          <text:p>mxChartImpPropMapper</text:p>
        </draw:connector>
        <draw:connector draw:style-name="data_20_member_20__28_pointer_29_" draw:layer="layout" svg:x1="57.885cm" svg:y1="40.589cm" svg:x2="60.987cm" svg:y2="47.172cm" draw:start-shape="id2305" draw:start-glue-point="5" draw:end-shape="id2306" draw:end-glue-point="3" svg:d="m57885 40589h1551v6583h1551">
          <text:p>mxPageImpPropMapper</text:p>
        </draw:connector>
        <draw:custom-shape draw:style-name="gr1" draw:text-style-name="P1" xml:id="id2306" draw:id="id2306"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306" draw:start-glue-point="0" draw:end-shape="id2304" draw:end-glue-point="4" svg:d="m63669 46809v-4890h1689v-4890">
          <text:p/>
        </draw:connector>
        <draw:custom-shape draw:style-name="gr1" draw:text-style-name="P1" xml:id="id2307" draw:id="id2307" draw:layer="layout" svg:width="2.766cm" svg:height="2.428cm" svg:x="72.898cm" svg:y="64.43cm">
          <draw:glue-point draw:id="4" svg:x="5.003cm" svg:y="-3.134cm"/>
          <text:p text:style-name="P1">SchXMLExport</text:p>
          <draw:enhanced-geometry svg:viewBox="0 0 21600 21600" draw:type="rectangle" draw:enhanced-path="M 0 0 L 21600 0 21600 21600 0 21600 0 0 Z N"/>
        </draw:custom-shape>
        <draw:connector draw:style-name="inheritance_20__28_public_29_" draw:layer="layout" svg:x1="74.281cm" svg:y1="64.43cm" svg:x2="75.939cm" svg:y2="57.879cm" draw:start-shape="id2307" draw:start-glue-point="0" draw:end-shape="id2267" draw:end-glue-point="2" svg:d="m74281 64430v-3276h1658v-3275">
          <text:p/>
        </draw:connector>
        <draw:connector draw:style-name="data_20_member" draw:layer="layout" svg:x1="75.664cm" svg:y1="64.884cm" svg:x2="78.895cm" svg:y2="66.992cm" draw:start-shape="id2307" draw:start-glue-point="4" draw:end-shape="id2299" draw:end-glue-point="3" svg:d="m75664 64884h1615v2108h1616">
          <text:p>maExportHelper</text:p>
        </draw:connector>
        <draw:custom-shape draw:style-name="gr5" xml:id="id2308" draw:id="id2308" draw:layer="layout" svg:width="3.019cm" svg:height="0.621cm" svg:x="97.902cm" svg:y="51.561cm">
          <text:p>XMLPropertyState</text:p>
          <draw:enhanced-geometry svg:viewBox="0 0 21600 21600" draw:type="rectangle" draw:enhanced-path="M 0 0 L 21600 0 21600 21600 0 21600 0 0 Z N"/>
        </draw:custom-shape>
        <draw:connector draw:style-name="data_20_member_20__28_multiple_29_" draw:text-style-name="P1" draw:layer="layout" svg:x1="96.293cm" svg:y1="51.698cm" svg:x2="97.902cm" svg:y2="51.871cm" draw:start-shape="id2270" draw:start-glue-point="6" draw:end-shape="id2308" draw:end-glue-point="3" svg:d="m96293 51698h804v173h805">
          <text:p/>
        </draw:connector>
        <draw:connector draw:style-name="data_20_member_20__28_pointer_29_" draw:layer="layout" svg:x1="82.393cm" svg:y1="68.447cm" svg:x2="88.17cm" svg:y2="72.953cm" draw:start-shape="id2299" draw:start-glue-point="5" draw:end-shape="id2285" draw:end-glue-point="3" svg:d="m82393 68447h2889v4506h2888">
          <text:p/>
        </draw:connector>
        <draw:frame draw:style-name="annotation" draw:layer="layout" svg:width="11.874cm" svg:height="3.148cm" svg:x="131.478cm" svg:y="43.789cm">
          <draw:text-box>
            <text:p><text:span text:style-name="T1">SvXMLExportPropertyMapper</text:span> takes care of mapping UNO's properties into ODF's automatic styles during export. <text:s/>Each UNO object is expected to implement the <text:span text:style-name="T1">XPropertySet</text:span> interface, and you need to define a set of mapping rules and pass it to the instance of this class or a child class of this.</text:p>
            <text:p/>
            <text:p>The mapping rules are given by an instance of <text:span text:style-name="T1">XMLPropertySetMapper</text:span> which is also sub-classed for each document type.</text:p>
          </draw:text-box>
        </draw:frame>
        <draw:frame draw:style-name="gr58" draw:layer="layout" svg:width="8.777cm" svg:height="4.484cm" svg:x="81.873cm" svg:y="33.104cm">
          <draw:text-box>
            <text:p><text:span text:style-name="T1">XMLPropertyMapEntry</text:span> is used to define mapping rules between UNO's properties and ODF's style properties. <text:s/>But <text:span text:style-name="T1">XMLPropertySetMapper</text:span> itself stores the mapping rules in the <text:span text:style-name="T1">XMLPropertySetMapperEntry_Impl</text:span> structures which are created from the <text:span text:style-name="T1">XMLPropertyMapEntry</text:span> instances. <text:s/>These mapper classes are used both for import and export.</text:p>
          </draw:text-box>
        </draw:frame>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xml:id="id2309" draw:id="id2309"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xml:id="id2310" draw:id="id2310"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309" draw:start-glue-point="5" draw:end-shape="id2310" draw:end-glue-point="2" svg:d="m27238 8025v-1521h4199v-1519">
          <text:p/>
        </draw:connector>
        <draw:custom-shape draw:style-name="gr1" draw:text-style-name="P1" xml:id="id2311" draw:id="id2311"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xml:id="id2312" draw:id="id2312"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311" draw:start-glue-point="0" draw:end-shape="id2312" draw:end-glue-point="2" svg:d="m28734 16598v-661h1035v-661">
          <text:p/>
        </draw:connector>
        <draw:custom-shape draw:style-name="uno_20_service" xml:id="id2313" draw:id="id2313"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309" draw:start-glue-point="4" draw:end-shape="id2313" svg:d="m25695 8025v-1994h-2779v-1993">
          <text:p/>
        </draw:connector>
        <draw:custom-shape draw:style-name="gr5" xml:id="id2314" draw:id="id2314"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309" draw:start-glue-point="6" draw:end-shape="id2314" svg:d="m28209 8430h1596v-344h1596">
          <text:p text:style-name="P2">m_elements</text:p>
        </draw:connector>
        <draw:custom-shape draw:style-name="gr2" xml:id="id2315" draw:id="id2315"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314" draw:start-glue-point="1" draw:end-shape="id2315"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xml:id="id2316" draw:id="id2316"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309" draw:start-glue-point="7" draw:end-shape="id2316"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Linux LibreOffice_project/330m19$Build-7</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11-02-22T17:25:39</dc:date>
    <meta:editing-cycles>1515</meta:editing-cycles>
    <meta:editing-duration>P47DT15H2M19S</meta:editing-duration>
    <dc:creator>Kohei Yoshida</dc:creator>
    <meta:document-statistic meta:object-count="5023"/>
    <meta:user-defined meta:name="Info 1"/>
    <meta:user-defined meta:name="Info 2"/>
    <meta:user-defined meta:name="Info 3"/>
    <meta:user-defined meta:name="Info 4"/>
  </office:meta>
</office:document-meta>
</file>